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ubA1.pub_a.a_pub.network" table:style-name="ta1">
        <table:shapes>
          <draw:frame draw:z-index="0" draw:style-name="gr1" draw:text-style-name="P1" svg:width="997.23pt" svg:height="577.5pt" svg:x="309.54pt" svg:y="3pt">
            <draw:object draw:notify-on-update-of-ranges="'pubA1.pub_a.a_pub.network'.D2:'pubA1.pub_a.a_pub.network'.D1002 'pubA1.pub_a.a_pub.network'.E2:'pubA1.pub_a.a_pub.network'.E1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648199.50053" calcext:value-type="float">
            <text:p>1455648199.50053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648199.55029" calcext:value-type="float">
            <text:p>1455648199.55029</text:p>
          </table:table-cell>
          <table:table-cell office:value-type="float" office:value="392" calcext:value-type="float">
            <text:p>392</text:p>
          </table:table-cell>
          <table:table-cell table:formula="of:=[.B3]-[.B$2]" office:value-type="float" office:value="0.0497565269470215" calcext:value-type="float">
            <text:p>0.0497565269</text:p>
          </table:table-cell>
          <table:table-cell table:formula="of:=[.C2]/([.D3]-[.D2])" office:value-type="float" office:value="7878.36338371012" calcext:value-type="float">
            <text:p>7878.3633837101</text:p>
          </table:table-cell>
          <table:table-cell table:formula="of:=[.D3]-[.D2]" office:value-type="float" office:value="0.0497565269470215" calcext:value-type="float">
            <text:p>0.0497565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648199.59968" calcext:value-type="float">
            <text:p>1455648199.59968</text:p>
          </table:table-cell>
          <table:table-cell office:value-type="float" office:value="392" calcext:value-type="float">
            <text:p>392</text:p>
          </table:table-cell>
          <table:table-cell table:formula="of:=[.B4]-[.B$2]" office:value-type="float" office:value="0.099149227142334" calcext:value-type="float">
            <text:p>0.0991492271</text:p>
          </table:table-cell>
          <table:table-cell table:formula="of:=[.C3]/([.D4]-[.D3])" office:value-type="float" office:value="7936.39542786531" calcext:value-type="float">
            <text:p>7936.3954278653</text:p>
          </table:table-cell>
          <table:table-cell table:formula="of:=[.D4]-[.D3]" office:value-type="float" office:value="0.0493927001953125" calcext:value-type="float">
            <text:p>0.0493927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648199.65035" calcext:value-type="float">
            <text:p>1455648199.65035</text:p>
          </table:table-cell>
          <table:table-cell office:value-type="float" office:value="392" calcext:value-type="float">
            <text:p>392</text:p>
          </table:table-cell>
          <table:table-cell table:formula="of:=[.B5]-[.B$2]" office:value-type="float" office:value="0.149817943572998" calcext:value-type="float">
            <text:p>0.1498179436</text:p>
          </table:table-cell>
          <table:table-cell table:formula="of:=[.C4]/([.D5]-[.D4])" office:value-type="float" office:value="7736.52911725955" calcext:value-type="float">
            <text:p>7736.5291172596</text:p>
          </table:table-cell>
          <table:table-cell table:formula="of:=[.D5]-[.D4]" office:value-type="float" office:value="0.0506687164306641" calcext:value-type="float">
            <text:p>0.0506687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648199.69981" calcext:value-type="float">
            <text:p>1455648199.69981</text:p>
          </table:table-cell>
          <table:table-cell office:value-type="float" office:value="400" calcext:value-type="float">
            <text:p>400</text:p>
          </table:table-cell>
          <table:table-cell table:formula="of:=[.B6]-[.B$2]" office:value-type="float" office:value="0.199279308319092" calcext:value-type="float">
            <text:p>0.1992793083</text:p>
          </table:table-cell>
          <table:table-cell table:formula="of:=[.C5]/([.D6]-[.D5])" office:value-type="float" office:value="7925.37775721117" calcext:value-type="float">
            <text:p>7925.3777572112</text:p>
          </table:table-cell>
          <table:table-cell table:formula="of:=[.D6]-[.D5]" office:value-type="float" office:value="0.0494613647460938" calcext:value-type="float">
            <text:p>0.0494613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648199.75043" calcext:value-type="float">
            <text:p>1455648199.75043</text:p>
          </table:table-cell>
          <table:table-cell office:value-type="float" office:value="400" calcext:value-type="float">
            <text:p>400</text:p>
          </table:table-cell>
          <table:table-cell table:formula="of:=[.B7]-[.B$2]" office:value-type="float" office:value="0.249894380569458" calcext:value-type="float">
            <text:p>0.2498943806</text:p>
          </table:table-cell>
          <table:table-cell table:formula="of:=[.C6]/([.D7]-[.D6])" office:value-type="float" office:value="7902.78433312137" calcext:value-type="float">
            <text:p>7902.7843331214</text:p>
          </table:table-cell>
          <table:table-cell table:formula="of:=[.D7]-[.D6]" office:value-type="float" office:value="0.0506150722503662" calcext:value-type="float">
            <text:p>0.0506150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648199.79977" calcext:value-type="float">
            <text:p>1455648199.79977</text:p>
          </table:table-cell>
          <table:table-cell office:value-type="float" office:value="400" calcext:value-type="float">
            <text:p>400</text:p>
          </table:table-cell>
          <table:table-cell table:formula="of:=[.B8]-[.B$2]" office:value-type="float" office:value="0.299230575561523" calcext:value-type="float">
            <text:p>0.2992305756</text:p>
          </table:table-cell>
          <table:table-cell table:formula="of:=[.C7]/([.D8]-[.D7])" office:value-type="float" office:value="8107.6378116377" calcext:value-type="float">
            <text:p>8107.6378116377</text:p>
          </table:table-cell>
          <table:table-cell table:formula="of:=[.D8]-[.D7]" office:value-type="float" office:value="0.0493361949920654" calcext:value-type="float">
            <text:p>0.049336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648199.85004" calcext:value-type="float">
            <text:p>1455648199.85004</text:p>
          </table:table-cell>
          <table:table-cell office:value-type="float" office:value="408" calcext:value-type="float">
            <text:p>408</text:p>
          </table:table-cell>
          <table:table-cell table:formula="of:=[.B9]-[.B$2]" office:value-type="float" office:value="0.349506378173828" calcext:value-type="float">
            <text:p>0.3495063782</text:p>
          </table:table-cell>
          <table:table-cell table:formula="of:=[.C8]/([.D9]-[.D8])" office:value-type="float" office:value="7956.11366136803" calcext:value-type="float">
            <text:p>7956.113661368</text:p>
          </table:table-cell>
          <table:table-cell table:formula="of:=[.D9]-[.D8]" office:value-type="float" office:value="0.0502758026123047" calcext:value-type="float">
            <text:p>0.0502758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648199.89948" calcext:value-type="float">
            <text:p>1455648199.89948</text:p>
          </table:table-cell>
          <table:table-cell office:value-type="float" office:value="408" calcext:value-type="float">
            <text:p>408</text:p>
          </table:table-cell>
          <table:table-cell table:formula="of:=[.B10]-[.B$2]" office:value-type="float" office:value="0.398950338363647" calcext:value-type="float">
            <text:p>0.3989503384</text:p>
          </table:table-cell>
          <table:table-cell table:formula="of:=[.C9]/([.D10]-[.D9])" office:value-type="float" office:value="8251.76621034511" calcext:value-type="float">
            <text:p>8251.7662103451</text:p>
          </table:table-cell>
          <table:table-cell table:formula="of:=[.D10]-[.D9]" office:value-type="float" office:value="0.0494439601898193" calcext:value-type="float">
            <text:p>0.0494439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648199.94979" calcext:value-type="float">
            <text:p>1455648199.94979</text:p>
          </table:table-cell>
          <table:table-cell office:value-type="float" office:value="408" calcext:value-type="float">
            <text:p>408</text:p>
          </table:table-cell>
          <table:table-cell table:formula="of:=[.B11]-[.B$2]" office:value-type="float" office:value="0.449252128601074" calcext:value-type="float">
            <text:p>0.4492521286</text:p>
          </table:table-cell>
          <table:table-cell table:formula="of:=[.C10]/([.D11]-[.D10])" office:value-type="float" office:value="8111.04332617629" calcext:value-type="float">
            <text:p>8111.0433261763</text:p>
          </table:table-cell>
          <table:table-cell table:formula="of:=[.D11]-[.D10]" office:value-type="float" office:value="0.0503017902374268" calcext:value-type="float">
            <text:p>0.0503017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648200.00022" calcext:value-type="float">
            <text:p>1455648200.00022</text:p>
          </table:table-cell>
          <table:table-cell office:value-type="float" office:value="416" calcext:value-type="float">
            <text:p>416</text:p>
          </table:table-cell>
          <table:table-cell table:formula="of:=[.B12]-[.B$2]" office:value-type="float" office:value="0.49968695640564" calcext:value-type="float">
            <text:p>0.4996869564</text:p>
          </table:table-cell>
          <table:table-cell table:formula="of:=[.C11]/([.D12]-[.D11])" office:value-type="float" office:value="8089.64792307801" calcext:value-type="float">
            <text:p>8089.647923078</text:p>
          </table:table-cell>
          <table:table-cell table:formula="of:=[.D12]-[.D11]" office:value-type="float" office:value="0.0504348278045654" calcext:value-type="float">
            <text:p>0.0504348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648200.04945" calcext:value-type="float">
            <text:p>1455648200.04945</text:p>
          </table:table-cell>
          <table:table-cell office:value-type="float" office:value="416" calcext:value-type="float">
            <text:p>416</text:p>
          </table:table-cell>
          <table:table-cell table:formula="of:=[.B13]-[.B$2]" office:value-type="float" office:value="0.548913955688477" calcext:value-type="float">
            <text:p>0.5489139557</text:p>
          </table:table-cell>
          <table:table-cell table:formula="of:=[.C12]/([.D13]-[.D12])" office:value-type="float" office:value="8450.64712577431" calcext:value-type="float">
            <text:p>8450.6471257743</text:p>
          </table:table-cell>
          <table:table-cell table:formula="of:=[.D13]-[.D12]" office:value-type="float" office:value="0.0492269992828369" calcext:value-type="float">
            <text:p>0.04922699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648200.09982" calcext:value-type="float">
            <text:p>1455648200.09982</text:p>
          </table:table-cell>
          <table:table-cell office:value-type="float" office:value="424" calcext:value-type="float">
            <text:p>424</text:p>
          </table:table-cell>
          <table:table-cell table:formula="of:=[.B14]-[.B$2]" office:value-type="float" office:value="0.59928035736084" calcext:value-type="float">
            <text:p>0.5992803574</text:p>
          </table:table-cell>
          <table:table-cell table:formula="of:=[.C13]/([.D14]-[.D13])" office:value-type="float" office:value="8259.47429610134" calcext:value-type="float">
            <text:p>8259.4742961013</text:p>
          </table:table-cell>
          <table:table-cell table:formula="of:=[.D14]-[.D13]" office:value-type="float" office:value="0.0503664016723633" calcext:value-type="float">
            <text:p>0.0503664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648200.15005" calcext:value-type="float">
            <text:p>1455648200.15005</text:p>
          </table:table-cell>
          <table:table-cell office:value-type="float" office:value="424" calcext:value-type="float">
            <text:p>424</text:p>
          </table:table-cell>
          <table:table-cell table:formula="of:=[.B15]-[.B$2]" office:value-type="float" office:value="0.649515390396118" calcext:value-type="float">
            <text:p>0.6495153904</text:p>
          </table:table-cell>
          <table:table-cell table:formula="of:=[.C14]/([.D15]-[.D14])" office:value-type="float" office:value="8440.3248964172" calcext:value-type="float">
            <text:p>8440.3248964172</text:p>
          </table:table-cell>
          <table:table-cell table:formula="of:=[.D15]-[.D14]" office:value-type="float" office:value="0.0502350330352783" calcext:value-type="float">
            <text:p>0.050235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648200.19932" calcext:value-type="float">
            <text:p>1455648200.19932</text:p>
          </table:table-cell>
          <table:table-cell office:value-type="float" office:value="432" calcext:value-type="float">
            <text:p>432</text:p>
          </table:table-cell>
          <table:table-cell table:formula="of:=[.B16]-[.B$2]" office:value-type="float" office:value="0.698782682418823" calcext:value-type="float">
            <text:p>0.6987826824</text:p>
          </table:table-cell>
          <table:table-cell table:formula="of:=[.C15]/([.D16]-[.D15])" office:value-type="float" office:value="8606.11538796566" calcext:value-type="float">
            <text:p>8606.1153879657</text:p>
          </table:table-cell>
          <table:table-cell table:formula="of:=[.D16]-[.D15]" office:value-type="float" office:value="0.0492672920227051" calcext:value-type="float">
            <text:p>0.049267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648200.24965" calcext:value-type="float">
            <text:p>1455648200.24965</text:p>
          </table:table-cell>
          <table:table-cell office:value-type="float" office:value="432" calcext:value-type="float">
            <text:p>432</text:p>
          </table:table-cell>
          <table:table-cell table:formula="of:=[.B17]-[.B$2]" office:value-type="float" office:value="0.749114513397217" calcext:value-type="float">
            <text:p>0.7491145134</text:p>
          </table:table-cell>
          <table:table-cell table:formula="of:=[.C16]/([.D17]-[.D16])" office:value-type="float" office:value="8583.03764441729" calcext:value-type="float">
            <text:p>8583.0376444173</text:p>
          </table:table-cell>
          <table:table-cell table:formula="of:=[.D17]-[.D16]" office:value-type="float" office:value="0.0503318309783936" calcext:value-type="float">
            <text:p>0.0503318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648200.29987" calcext:value-type="float">
            <text:p>1455648200.29987</text:p>
          </table:table-cell>
          <table:table-cell office:value-type="float" office:value="432" calcext:value-type="float">
            <text:p>432</text:p>
          </table:table-cell>
          <table:table-cell table:formula="of:=[.B18]-[.B$2]" office:value-type="float" office:value="0.799337387084961" calcext:value-type="float">
            <text:p>0.7993373871</text:p>
          </table:table-cell>
          <table:table-cell table:formula="of:=[.C17]/([.D18]-[.D17])" office:value-type="float" office:value="8601.65833372894" calcext:value-type="float">
            <text:p>8601.6583337289</text:p>
          </table:table-cell>
          <table:table-cell table:formula="of:=[.D18]-[.D17]" office:value-type="float" office:value="0.0502228736877441" calcext:value-type="float">
            <text:p>0.05022287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648200.34944" calcext:value-type="float">
            <text:p>1455648200.34944</text:p>
          </table:table-cell>
          <table:table-cell office:value-type="float" office:value="440" calcext:value-type="float">
            <text:p>440</text:p>
          </table:table-cell>
          <table:table-cell table:formula="of:=[.B19]-[.B$2]" office:value-type="float" office:value="0.84890079498291" calcext:value-type="float">
            <text:p>0.848900795</text:p>
          </table:table-cell>
          <table:table-cell table:formula="of:=[.C18]/([.D19]-[.D18])" office:value-type="float" office:value="8716.10767543438" calcext:value-type="float">
            <text:p>8716.1076754344</text:p>
          </table:table-cell>
          <table:table-cell table:formula="of:=[.D19]-[.D18]" office:value-type="float" office:value="0.0495634078979492" calcext:value-type="float">
            <text:p>0.04956340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648200.39973" calcext:value-type="float">
            <text:p>1455648200.39973</text:p>
          </table:table-cell>
          <table:table-cell office:value-type="float" office:value="440" calcext:value-type="float">
            <text:p>440</text:p>
          </table:table-cell>
          <table:table-cell table:formula="of:=[.B20]-[.B$2]" office:value-type="float" office:value="0.899195671081543" calcext:value-type="float">
            <text:p>0.8991956711</text:p>
          </table:table-cell>
          <table:table-cell table:formula="of:=[.C19]/([.D20]-[.D19])" office:value-type="float" office:value="8748.40608290038" calcext:value-type="float">
            <text:p>8748.4060829004</text:p>
          </table:table-cell>
          <table:table-cell table:formula="of:=[.D20]-[.D19]" office:value-type="float" office:value="0.0502948760986328" calcext:value-type="float">
            <text:p>0.05029487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648200.45016" calcext:value-type="float">
            <text:p>1455648200.45016</text:p>
          </table:table-cell>
          <table:table-cell office:value-type="float" office:value="448" calcext:value-type="float">
            <text:p>448</text:p>
          </table:table-cell>
          <table:table-cell table:formula="of:=[.B21]-[.B$2]" office:value-type="float" office:value="0.949623107910156" calcext:value-type="float">
            <text:p>0.9496231079</text:p>
          </table:table-cell>
          <table:table-cell table:formula="of:=[.C20]/([.D21]-[.D20])" office:value-type="float" office:value="8725.40877886416" calcext:value-type="float">
            <text:p>8725.4087788642</text:p>
          </table:table-cell>
          <table:table-cell table:formula="of:=[.D21]-[.D20]" office:value-type="float" office:value="0.0504274368286133" calcext:value-type="float">
            <text:p>0.0504274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648200.49931" calcext:value-type="float">
            <text:p>1455648200.49931</text:p>
          </table:table-cell>
          <table:table-cell office:value-type="float" office:value="448" calcext:value-type="float">
            <text:p>448</text:p>
          </table:table-cell>
          <table:table-cell table:formula="of:=[.B22]-[.B$2]" office:value-type="float" office:value="0.998775005340576" calcext:value-type="float">
            <text:p>0.9987750053</text:p>
          </table:table-cell>
          <table:table-cell table:formula="of:=[.C21]/([.D22]-[.D21])" office:value-type="float" office:value="9114.60235353467" calcext:value-type="float">
            <text:p>9114.6023535347</text:p>
          </table:table-cell>
          <table:table-cell table:formula="of:=[.D22]-[.D21]" office:value-type="float" office:value="0.0491518974304199" calcext:value-type="float">
            <text:p>0.04915189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648200.54975" calcext:value-type="float">
            <text:p>1455648200.54975</text:p>
          </table:table-cell>
          <table:table-cell office:value-type="float" office:value="456" calcext:value-type="float">
            <text:p>456</text:p>
          </table:table-cell>
          <table:table-cell table:formula="of:=[.B23]-[.B$2]" office:value-type="float" office:value="1.04921507835388" calcext:value-type="float">
            <text:p>1.0492150784</text:p>
          </table:table-cell>
          <table:table-cell table:formula="of:=[.C22]/([.D23]-[.D22])" office:value-type="float" office:value="8881.82695298283" calcext:value-type="float">
            <text:p>8881.8269529828</text:p>
          </table:table-cell>
          <table:table-cell table:formula="of:=[.D23]-[.D22]" office:value-type="float" office:value="0.0504400730133057" calcext:value-type="float">
            <text:p>0.0504400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648200.60008" calcext:value-type="float">
            <text:p>1455648200.60008</text:p>
          </table:table-cell>
          <table:table-cell office:value-type="float" office:value="456" calcext:value-type="float">
            <text:p>456</text:p>
          </table:table-cell>
          <table:table-cell table:formula="of:=[.B24]-[.B$2]" office:value-type="float" office:value="1.09954929351807" calcext:value-type="float">
            <text:p>1.0995492935</text:p>
          </table:table-cell>
          <table:table-cell table:formula="of:=[.C23]/([.D24]-[.D23])" office:value-type="float" office:value="9059.44392919566" calcext:value-type="float">
            <text:p>9059.4439291957</text:p>
          </table:table-cell>
          <table:table-cell table:formula="of:=[.D24]-[.D23]" office:value-type="float" office:value="0.0503342151641846" calcext:value-type="float">
            <text:p>0.0503342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648200.64943" calcext:value-type="float">
            <text:p>1455648200.64943</text:p>
          </table:table-cell>
          <table:table-cell office:value-type="float" office:value="464" calcext:value-type="float">
            <text:p>464</text:p>
          </table:table-cell>
          <table:table-cell table:formula="of:=[.B25]-[.B$2]" office:value-type="float" office:value="1.14889979362488" calcext:value-type="float">
            <text:p>1.1488997936</text:p>
          </table:table-cell>
          <table:table-cell table:formula="of:=[.C24]/([.D25]-[.D24])" office:value-type="float" office:value="9240.02794324391" calcext:value-type="float">
            <text:p>9240.0279432439</text:p>
          </table:table-cell>
          <table:table-cell table:formula="of:=[.D25]-[.D24]" office:value-type="float" office:value="0.0493505001068115" calcext:value-type="float">
            <text:p>0.049350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648200.69971" calcext:value-type="float">
            <text:p>1455648200.69971</text:p>
          </table:table-cell>
          <table:table-cell office:value-type="float" office:value="464" calcext:value-type="float">
            <text:p>464</text:p>
          </table:table-cell>
          <table:table-cell table:formula="of:=[.B26]-[.B$2]" office:value-type="float" office:value="1.19917178153992" calcext:value-type="float">
            <text:p>1.1991717815</text:p>
          </table:table-cell>
          <table:table-cell table:formula="of:=[.C25]/([.D26]-[.D25])" office:value-type="float" office:value="9229.79216147513" calcext:value-type="float">
            <text:p>9229.7921614751</text:p>
          </table:table-cell>
          <table:table-cell table:formula="of:=[.D26]-[.D25]" office:value-type="float" office:value="0.0502719879150391" calcext:value-type="float">
            <text:p>0.05027198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648200.74986" calcext:value-type="float">
            <text:p>1455648200.74986</text:p>
          </table:table-cell>
          <table:table-cell office:value-type="float" office:value="472" calcext:value-type="float">
            <text:p>472</text:p>
          </table:table-cell>
          <table:table-cell table:formula="of:=[.B27]-[.B$2]" office:value-type="float" office:value="1.24932050704956" calcext:value-type="float">
            <text:p>1.249320507</text:p>
          </table:table-cell>
          <table:table-cell table:formula="of:=[.C26]/([.D27]-[.D26])" office:value-type="float" office:value="9252.47840866411" calcext:value-type="float">
            <text:p>9252.4784086641</text:p>
          </table:table-cell>
          <table:table-cell table:formula="of:=[.D27]-[.D26]" office:value-type="float" office:value="0.0501487255096436" calcext:value-type="float">
            <text:p>0.0501487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648200.79933" calcext:value-type="float">
            <text:p>1455648200.79933</text:p>
          </table:table-cell>
          <table:table-cell office:value-type="float" office:value="472" calcext:value-type="float">
            <text:p>472</text:p>
          </table:table-cell>
          <table:table-cell table:formula="of:=[.B28]-[.B$2]" office:value-type="float" office:value="1.29879212379456" calcext:value-type="float">
            <text:p>1.2987921238</text:p>
          </table:table-cell>
          <table:table-cell table:formula="of:=[.C27]/([.D28]-[.D27])" office:value-type="float" office:value="9540.82423529752" calcext:value-type="float">
            <text:p>9540.8242352975</text:p>
          </table:table-cell>
          <table:table-cell table:formula="of:=[.D28]-[.D27]" office:value-type="float" office:value="0.0494716167449951" calcext:value-type="float">
            <text:p>0.04947161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648200.84962" calcext:value-type="float">
            <text:p>1455648200.84962</text:p>
          </table:table-cell>
          <table:table-cell office:value-type="float" office:value="480" calcext:value-type="float">
            <text:p>480</text:p>
          </table:table-cell>
          <table:table-cell table:formula="of:=[.B29]-[.B$2]" office:value-type="float" office:value="1.34909009933472" calcext:value-type="float">
            <text:p>1.3490900993</text:p>
          </table:table-cell>
          <table:table-cell table:formula="of:=[.C28]/([.D29]-[.D28])" office:value-type="float" office:value="9384.07550067547" calcext:value-type="float">
            <text:p>9384.0755006755</text:p>
          </table:table-cell>
          <table:table-cell table:formula="of:=[.D29]-[.D28]" office:value-type="float" office:value="0.0502979755401611" calcext:value-type="float">
            <text:p>0.05029797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648200.9001" calcext:value-type="float">
            <text:p>1455648200.9001</text:p>
          </table:table-cell>
          <table:table-cell office:value-type="float" office:value="480" calcext:value-type="float">
            <text:p>480</text:p>
          </table:table-cell>
          <table:table-cell table:formula="of:=[.B30]-[.B$2]" office:value-type="float" office:value="1.39956450462341" calcext:value-type="float">
            <text:p>1.3995645046</text:p>
          </table:table-cell>
          <table:table-cell table:formula="of:=[.C29]/([.D30]-[.D29])" office:value-type="float" office:value="9509.77029356888" calcext:value-type="float">
            <text:p>9509.7702935689</text:p>
          </table:table-cell>
          <table:table-cell table:formula="of:=[.D30]-[.D29]" office:value-type="float" office:value="0.0504744052886963" calcext:value-type="float">
            <text:p>0.0504744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648200.94952" calcext:value-type="float">
            <text:p>1455648200.94952</text:p>
          </table:table-cell>
          <table:table-cell office:value-type="float" office:value="488" calcext:value-type="float">
            <text:p>488</text:p>
          </table:table-cell>
          <table:table-cell table:formula="of:=[.B31]-[.B$2]" office:value-type="float" office:value="1.44898843765259" calcext:value-type="float">
            <text:p>1.4489884377</text:p>
          </table:table-cell>
          <table:table-cell table:formula="of:=[.C30]/([.D31]-[.D30])" office:value-type="float" office:value="9711.89402746757" calcext:value-type="float">
            <text:p>9711.8940274676</text:p>
          </table:table-cell>
          <table:table-cell table:formula="of:=[.D31]-[.D30]" office:value-type="float" office:value="0.0494239330291748" calcext:value-type="float">
            <text:p>0.0494239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648201.00091" calcext:value-type="float">
            <text:p>1455648201.00091</text:p>
          </table:table-cell>
          <table:table-cell office:value-type="float" office:value="496" calcext:value-type="float">
            <text:p>496</text:p>
          </table:table-cell>
          <table:table-cell table:formula="of:=[.B32]-[.B$2]" office:value-type="float" office:value="1.50037050247192" calcext:value-type="float">
            <text:p>1.5003705025</text:p>
          </table:table-cell>
          <table:table-cell table:formula="of:=[.C31]/([.D32]-[.D31])" office:value-type="float" office:value="9497.47741193066" calcext:value-type="float">
            <text:p>9497.4774119307</text:p>
          </table:table-cell>
          <table:table-cell table:formula="of:=[.D32]-[.D31]" office:value-type="float" office:value="0.0513820648193359" calcext:value-type="float">
            <text:p>0.05138206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648201.0494" calcext:value-type="float">
            <text:p>1455648201.0494</text:p>
          </table:table-cell>
          <table:table-cell office:value-type="float" office:value="496" calcext:value-type="float">
            <text:p>496</text:p>
          </table:table-cell>
          <table:table-cell table:formula="of:=[.B33]-[.B$2]" office:value-type="float" office:value="1.54886913299561" calcext:value-type="float">
            <text:p>1.548869133</text:p>
          </table:table-cell>
          <table:table-cell table:formula="of:=[.C32]/([.D33]-[.D32])" office:value-type="float" office:value="10227.0929022997" calcext:value-type="float">
            <text:p>10227.0929022997</text:p>
          </table:table-cell>
          <table:table-cell table:formula="of:=[.D33]-[.D32]" office:value-type="float" office:value="0.0484986305236816" calcext:value-type="float">
            <text:p>0.04849863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648201.09988" calcext:value-type="float">
            <text:p>1455648201.09988</text:p>
          </table:table-cell>
          <table:table-cell office:value-type="float" office:value="504" calcext:value-type="float">
            <text:p>504</text:p>
          </table:table-cell>
          <table:table-cell table:formula="of:=[.B34]-[.B$2]" office:value-type="float" office:value="1.59934401512146" calcext:value-type="float">
            <text:p>1.5993440151</text:p>
          </table:table-cell>
          <table:table-cell table:formula="of:=[.C33]/([.D34]-[.D33])" office:value-type="float" office:value="9826.66980307689" calcext:value-type="float">
            <text:p>9826.6698030769</text:p>
          </table:table-cell>
          <table:table-cell table:formula="of:=[.D34]-[.D33]" office:value-type="float" office:value="0.0504748821258545" calcext:value-type="float">
            <text:p>0.05047488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648201.1497" calcext:value-type="float">
            <text:p>1455648201.1497</text:p>
          </table:table-cell>
          <table:table-cell office:value-type="float" office:value="504" calcext:value-type="float">
            <text:p>504</text:p>
          </table:table-cell>
          <table:table-cell table:formula="of:=[.B35]-[.B$2]" office:value-type="float" office:value="1.64916634559631" calcext:value-type="float">
            <text:p>1.6491663456</text:p>
          </table:table-cell>
          <table:table-cell table:formula="of:=[.C34]/([.D35]-[.D34])" office:value-type="float" office:value="10115.9459061109" calcext:value-type="float">
            <text:p>10115.9459061109</text:p>
          </table:table-cell>
          <table:table-cell table:formula="of:=[.D35]-[.D34]" office:value-type="float" office:value="0.0498223304748535" calcext:value-type="float">
            <text:p>0.04982233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648201.20033" calcext:value-type="float">
            <text:p>1455648201.20033</text:p>
          </table:table-cell>
          <table:table-cell office:value-type="float" office:value="512" calcext:value-type="float">
            <text:p>512</text:p>
          </table:table-cell>
          <table:table-cell table:formula="of:=[.B36]-[.B$2]" office:value-type="float" office:value="1.6997926235199" calcext:value-type="float">
            <text:p>1.6997926235</text:p>
          </table:table-cell>
          <table:table-cell table:formula="of:=[.C35]/([.D36]-[.D35])" office:value-type="float" office:value="9955.30425445743" calcext:value-type="float">
            <text:p>9955.3042544574</text:p>
          </table:table-cell>
          <table:table-cell table:formula="of:=[.D36]-[.D35]" office:value-type="float" office:value="0.050626277923584" calcext:value-type="float">
            <text:p>0.05062627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648201.25007" calcext:value-type="float">
            <text:p>1455648201.25007</text:p>
          </table:table-cell>
          <table:table-cell office:value-type="float" office:value="512" calcext:value-type="float">
            <text:p>512</text:p>
          </table:table-cell>
          <table:table-cell table:formula="of:=[.B37]-[.B$2]" office:value-type="float" office:value="1.74953842163086" calcext:value-type="float">
            <text:p>1.7495384216</text:p>
          </table:table-cell>
          <table:table-cell table:formula="of:=[.C36]/([.D37]-[.D36])" office:value-type="float" office:value="10292.3265771703" calcext:value-type="float">
            <text:p>10292.3265771703</text:p>
          </table:table-cell>
          <table:table-cell table:formula="of:=[.D37]-[.D36]" office:value-type="float" office:value="0.0497457981109619" calcext:value-type="float">
            <text:p>0.04974579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648201.2996" calcext:value-type="float">
            <text:p>1455648201.2996</text:p>
          </table:table-cell>
          <table:table-cell office:value-type="float" office:value="520" calcext:value-type="float">
            <text:p>520</text:p>
          </table:table-cell>
          <table:table-cell table:formula="of:=[.B38]-[.B$2]" office:value-type="float" office:value="1.79906392097473" calcext:value-type="float">
            <text:p>1.799063921</text:p>
          </table:table-cell>
          <table:table-cell table:formula="of:=[.C37]/([.D38]-[.D37])" office:value-type="float" office:value="10338.1087880611" calcext:value-type="float">
            <text:p>10338.1087880611</text:p>
          </table:table-cell>
          <table:table-cell table:formula="of:=[.D38]-[.D37]" office:value-type="float" office:value="0.0495254993438721" calcext:value-type="float">
            <text:p>0.049525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648201.35031" calcext:value-type="float">
            <text:p>1455648201.35031</text:p>
          </table:table-cell>
          <table:table-cell office:value-type="float" office:value="520" calcext:value-type="float">
            <text:p>520</text:p>
          </table:table-cell>
          <table:table-cell table:formula="of:=[.B39]-[.B$2]" office:value-type="float" office:value="1.84977793693542" calcext:value-type="float">
            <text:p>1.8497779369</text:p>
          </table:table-cell>
          <table:table-cell table:formula="of:=[.C38]/([.D39]-[.D38])" office:value-type="float" office:value="10253.5756664003" calcext:value-type="float">
            <text:p>10253.5756664003</text:p>
          </table:table-cell>
          <table:table-cell table:formula="of:=[.D39]-[.D38]" office:value-type="float" office:value="0.0507140159606934" calcext:value-type="float">
            <text:p>0.0507140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648201.39983" calcext:value-type="float">
            <text:p>1455648201.39983</text:p>
          </table:table-cell>
          <table:table-cell office:value-type="float" office:value="528" calcext:value-type="float">
            <text:p>528</text:p>
          </table:table-cell>
          <table:table-cell table:formula="of:=[.B40]-[.B$2]" office:value-type="float" office:value="1.89929533004761" calcext:value-type="float">
            <text:p>1.89929533</text:p>
          </table:table-cell>
          <table:table-cell table:formula="of:=[.C39]/([.D40]-[.D39])" office:value-type="float" office:value="10501.360578937" calcext:value-type="float">
            <text:p>10501.360578937</text:p>
          </table:table-cell>
          <table:table-cell table:formula="of:=[.D40]-[.D39]" office:value-type="float" office:value="0.0495173931121826" calcext:value-type="float">
            <text:p>0.04951739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648201.44947" calcext:value-type="float">
            <text:p>1455648201.44947</text:p>
          </table:table-cell>
          <table:table-cell office:value-type="float" office:value="528" calcext:value-type="float">
            <text:p>528</text:p>
          </table:table-cell>
          <table:table-cell table:formula="of:=[.B41]-[.B$2]" office:value-type="float" office:value="1.94893765449524" calcext:value-type="float">
            <text:p>1.9489376545</text:p>
          </table:table-cell>
          <table:table-cell table:formula="of:=[.C40]/([.D41]-[.D40])" office:value-type="float" office:value="10636.0853540811" calcext:value-type="float">
            <text:p>10636.0853540811</text:p>
          </table:table-cell>
          <table:table-cell table:formula="of:=[.D41]-[.D40]" office:value-type="float" office:value="0.0496423244476318" calcext:value-type="float">
            <text:p>0.0496423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648201.5" calcext:value-type="float">
            <text:p>1455648201.5</text:p>
          </table:table-cell>
          <table:table-cell office:value-type="float" office:value="536" calcext:value-type="float">
            <text:p>536</text:p>
          </table:table-cell>
          <table:table-cell table:formula="of:=[.B42]-[.B$2]" office:value-type="float" office:value="1.99946188926697" calcext:value-type="float">
            <text:p>1.9994618893</text:p>
          </table:table-cell>
          <table:table-cell table:formula="of:=[.C41]/([.D42]-[.D41])" office:value-type="float" office:value="10450.4304198873" calcext:value-type="float">
            <text:p>10450.4304198873</text:p>
          </table:table-cell>
          <table:table-cell table:formula="of:=[.D42]-[.D41]" office:value-type="float" office:value="0.0505242347717285" calcext:value-type="float">
            <text:p>0.05052423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648201.54963" calcext:value-type="float">
            <text:p>1455648201.54963</text:p>
          </table:table-cell>
          <table:table-cell office:value-type="float" office:value="536" calcext:value-type="float">
            <text:p>536</text:p>
          </table:table-cell>
          <table:table-cell table:formula="of:=[.B43]-[.B$2]" office:value-type="float" office:value="2.04909610748291" calcext:value-type="float">
            <text:p>2.0490961075</text:p>
          </table:table-cell>
          <table:table-cell table:formula="of:=[.C42]/([.D43]-[.D42])" office:value-type="float" office:value="10799.0015611415" calcext:value-type="float">
            <text:p>10799.0015611415</text:p>
          </table:table-cell>
          <table:table-cell table:formula="of:=[.D43]-[.D42]" office:value-type="float" office:value="0.0496342182159424" calcext:value-type="float">
            <text:p>0.0496342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648201.60019" calcext:value-type="float">
            <text:p>1455648201.60019</text:p>
          </table:table-cell>
          <table:table-cell office:value-type="float" office:value="544" calcext:value-type="float">
            <text:p>544</text:p>
          </table:table-cell>
          <table:table-cell table:formula="of:=[.B44]-[.B$2]" office:value-type="float" office:value="2.09965538978577" calcext:value-type="float">
            <text:p>2.0996553898</text:p>
          </table:table-cell>
          <table:table-cell table:formula="of:=[.C43]/([.D44]-[.D43])" office:value-type="float" office:value="10601.4163094581" calcext:value-type="float">
            <text:p>10601.4163094581</text:p>
          </table:table-cell>
          <table:table-cell table:formula="of:=[.D44]-[.D43]" office:value-type="float" office:value="0.0505592823028564" calcext:value-type="float">
            <text:p>0.05055928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648201.64961" calcext:value-type="float">
            <text:p>1455648201.64961</text:p>
          </table:table-cell>
          <table:table-cell office:value-type="float" office:value="544" calcext:value-type="float">
            <text:p>544</text:p>
          </table:table-cell>
          <table:table-cell table:formula="of:=[.B45]-[.B$2]" office:value-type="float" office:value="2.1490752696991" calcext:value-type="float">
            <text:p>2.1490752697</text:p>
          </table:table-cell>
          <table:table-cell table:formula="of:=[.C44]/([.D45]-[.D44])" office:value-type="float" office:value="11007.7159425324" calcext:value-type="float">
            <text:p>11007.7159425324</text:p>
          </table:table-cell>
          <table:table-cell table:formula="of:=[.D45]-[.D44]" office:value-type="float" office:value="0.0494198799133301" calcext:value-type="float">
            <text:p>0.04941987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648201.70028" calcext:value-type="float">
            <text:p>1455648201.70028</text:p>
          </table:table-cell>
          <table:table-cell office:value-type="float" office:value="552" calcext:value-type="float">
            <text:p>552</text:p>
          </table:table-cell>
          <table:table-cell table:formula="of:=[.B46]-[.B$2]" office:value-type="float" office:value="2.19974946975708" calcext:value-type="float">
            <text:p>2.1997494698</text:p>
          </table:table-cell>
          <table:table-cell table:formula="of:=[.C45]/([.D46]-[.D45])" office:value-type="float" office:value="10735.2459314115" calcext:value-type="float">
            <text:p>10735.2459314115</text:p>
          </table:table-cell>
          <table:table-cell table:formula="of:=[.D46]-[.D45]" office:value-type="float" office:value="0.0506742000579834" calcext:value-type="float">
            <text:p>0.0506742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648201.74978" calcext:value-type="float">
            <text:p>1455648201.74978</text:p>
          </table:table-cell>
          <table:table-cell office:value-type="float" office:value="552" calcext:value-type="float">
            <text:p>552</text:p>
          </table:table-cell>
          <table:table-cell table:formula="of:=[.B47]-[.B$2]" office:value-type="float" office:value="2.24924564361572" calcext:value-type="float">
            <text:p>2.2492456436</text:p>
          </table:table-cell>
          <table:table-cell table:formula="of:=[.C46]/([.D47]-[.D46])" office:value-type="float" office:value="11152.3771832641" calcext:value-type="float">
            <text:p>11152.3771832641</text:p>
          </table:table-cell>
          <table:table-cell table:formula="of:=[.D47]-[.D46]" office:value-type="float" office:value="0.0494961738586426" calcext:value-type="float">
            <text:p>0.04949617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648201.80027" calcext:value-type="float">
            <text:p>1455648201.80027</text:p>
          </table:table-cell>
          <table:table-cell office:value-type="float" office:value="552" calcext:value-type="float">
            <text:p>552</text:p>
          </table:table-cell>
          <table:table-cell table:formula="of:=[.B48]-[.B$2]" office:value-type="float" office:value="2.29973530769348" calcext:value-type="float">
            <text:p>2.2997353077</text:p>
          </table:table-cell>
          <table:table-cell table:formula="of:=[.C47]/([.D48]-[.D47])" office:value-type="float" office:value="10932.9307311268" calcext:value-type="float">
            <text:p>10932.9307311268</text:p>
          </table:table-cell>
          <table:table-cell table:formula="of:=[.D48]-[.D47]" office:value-type="float" office:value="0.0504896640777588" calcext:value-type="float">
            <text:p>0.05048966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648201.84971" calcext:value-type="float">
            <text:p>1455648201.84971</text:p>
          </table:table-cell>
          <table:table-cell office:value-type="float" office:value="560" calcext:value-type="float">
            <text:p>560</text:p>
          </table:table-cell>
          <table:table-cell table:formula="of:=[.B49]-[.B$2]" office:value-type="float" office:value="2.34918022155762" calcext:value-type="float">
            <text:p>2.3491802216</text:p>
          </table:table-cell>
          <table:table-cell table:formula="of:=[.C48]/([.D49]-[.D48])" office:value-type="float" office:value="11163.9389547079" calcext:value-type="float">
            <text:p>11163.9389547079</text:p>
          </table:table-cell>
          <table:table-cell table:formula="of:=[.D49]-[.D48]" office:value-type="float" office:value="0.0494449138641357" calcext:value-type="float">
            <text:p>0.0494449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648201.90026" calcext:value-type="float">
            <text:p>1455648201.90026</text:p>
          </table:table-cell>
          <table:table-cell office:value-type="float" office:value="560" calcext:value-type="float">
            <text:p>560</text:p>
          </table:table-cell>
          <table:table-cell table:formula="of:=[.B50]-[.B$2]" office:value-type="float" office:value="2.39972496032715" calcext:value-type="float">
            <text:p>2.3997249603</text:p>
          </table:table-cell>
          <table:table-cell table:formula="of:=[.C49]/([.D50]-[.D49])" office:value-type="float" office:value="11079.2935849057" calcext:value-type="float">
            <text:p>11079.2935849057</text:p>
          </table:table-cell>
          <table:table-cell table:formula="of:=[.D50]-[.D49]" office:value-type="float" office:value="0.0505447387695313" calcext:value-type="float">
            <text:p>0.0505447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648201.94974" calcext:value-type="float">
            <text:p>1455648201.94974</text:p>
          </table:table-cell>
          <table:table-cell office:value-type="float" office:value="568" calcext:value-type="float">
            <text:p>568</text:p>
          </table:table-cell>
          <table:table-cell table:formula="of:=[.B51]-[.B$2]" office:value-type="float" office:value="2.44920063018799" calcext:value-type="float">
            <text:p>2.4492006302</text:p>
          </table:table-cell>
          <table:table-cell table:formula="of:=[.C50]/([.D51]-[.D50])" office:value-type="float" office:value="11318.69465487" calcext:value-type="float">
            <text:p>11318.69465487</text:p>
          </table:table-cell>
          <table:table-cell table:formula="of:=[.D51]-[.D50]" office:value-type="float" office:value="0.0494756698608398" calcext:value-type="float">
            <text:p>0.0494756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648202.00031" calcext:value-type="float">
            <text:p>1455648202.00031</text:p>
          </table:table-cell>
          <table:table-cell office:value-type="float" office:value="568" calcext:value-type="float">
            <text:p>568</text:p>
          </table:table-cell>
          <table:table-cell table:formula="of:=[.B52]-[.B$2]" office:value-type="float" office:value="2.49977803230286" calcext:value-type="float">
            <text:p>2.4997780323</text:p>
          </table:table-cell>
          <table:table-cell table:formula="of:=[.C51]/([.D52]-[.D51])" office:value-type="float" office:value="11230.3118833584" calcext:value-type="float">
            <text:p>11230.3118833584</text:p>
          </table:table-cell>
          <table:table-cell table:formula="of:=[.D52]-[.D51]" office:value-type="float" office:value="0.0505774021148682" calcext:value-type="float">
            <text:p>0.05057740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648202.04981" calcext:value-type="float">
            <text:p>1455648202.04981</text:p>
          </table:table-cell>
          <table:table-cell office:value-type="float" office:value="576" calcext:value-type="float">
            <text:p>576</text:p>
          </table:table-cell>
          <table:table-cell table:formula="of:=[.B53]-[.B$2]" office:value-type="float" office:value="2.54927635192871" calcext:value-type="float">
            <text:p>2.5492763519</text:p>
          </table:table-cell>
          <table:table-cell table:formula="of:=[.C52]/([.D53]-[.D52])" office:value-type="float" office:value="11475.1370206781" calcext:value-type="float">
            <text:p>11475.1370206781</text:p>
          </table:table-cell>
          <table:table-cell table:formula="of:=[.D53]-[.D52]" office:value-type="float" office:value="0.0494983196258545" calcext:value-type="float">
            <text:p>0.0494983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648202.09931" calcext:value-type="float">
            <text:p>1455648202.09931</text:p>
          </table:table-cell>
          <table:table-cell office:value-type="float" office:value="576" calcext:value-type="float">
            <text:p>576</text:p>
          </table:table-cell>
          <table:table-cell table:formula="of:=[.B54]-[.B$2]" office:value-type="float" office:value="2.59877562522888" calcext:value-type="float">
            <text:p>2.5987756252</text:p>
          </table:table-cell>
          <table:table-cell table:formula="of:=[.C53]/([.D54]-[.D53])" office:value-type="float" office:value="11636.5344700527" calcext:value-type="float">
            <text:p>11636.5344700527</text:p>
          </table:table-cell>
          <table:table-cell table:formula="of:=[.D54]-[.D53]" office:value-type="float" office:value="0.0494992733001709" calcext:value-type="float">
            <text:p>0.04949927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648202.14993" calcext:value-type="float">
            <text:p>1455648202.14993</text:p>
          </table:table-cell>
          <table:table-cell office:value-type="float" office:value="576" calcext:value-type="float">
            <text:p>576</text:p>
          </table:table-cell>
          <table:table-cell table:formula="of:=[.B55]-[.B$2]" office:value-type="float" office:value="2.64939045906067" calcext:value-type="float">
            <text:p>2.6493904591</text:p>
          </table:table-cell>
          <table:table-cell table:formula="of:=[.C54]/([.D55]-[.D54])" office:value-type="float" office:value="11380.0630446456" calcext:value-type="float">
            <text:p>11380.0630446456</text:p>
          </table:table-cell>
          <table:table-cell table:formula="of:=[.D55]-[.D54]" office:value-type="float" office:value="0.0506148338317871" calcext:value-type="float">
            <text:p>0.05061483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648202.19928" calcext:value-type="float">
            <text:p>1455648202.19928</text:p>
          </table:table-cell>
          <table:table-cell office:value-type="float" office:value="584" calcext:value-type="float">
            <text:p>584</text:p>
          </table:table-cell>
          <table:table-cell table:formula="of:=[.B56]-[.B$2]" office:value-type="float" office:value="2.69874429702759" calcext:value-type="float">
            <text:p>2.698744297</text:p>
          </table:table-cell>
          <table:table-cell table:formula="of:=[.C55]/([.D56]-[.D55])" office:value-type="float" office:value="11670.8248786261" calcext:value-type="float">
            <text:p>11670.8248786261</text:p>
          </table:table-cell>
          <table:table-cell table:formula="of:=[.D56]-[.D55]" office:value-type="float" office:value="0.0493538379669189" calcext:value-type="float">
            <text:p>0.0493538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648202.24986" calcext:value-type="float">
            <text:p>1455648202.24986</text:p>
          </table:table-cell>
          <table:table-cell office:value-type="float" office:value="584" calcext:value-type="float">
            <text:p>584</text:p>
          </table:table-cell>
          <table:table-cell table:formula="of:=[.B57]-[.B$2]" office:value-type="float" office:value="2.74932885169983" calcext:value-type="float">
            <text:p>2.7493288517</text:p>
          </table:table-cell>
          <table:table-cell table:formula="of:=[.C56]/([.D57]-[.D56])" office:value-type="float" office:value="11545.0260219544" calcext:value-type="float">
            <text:p>11545.0260219544</text:p>
          </table:table-cell>
          <table:table-cell table:formula="of:=[.D57]-[.D56]" office:value-type="float" office:value="0.0505845546722412" calcext:value-type="float">
            <text:p>0.05058455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648202.30025" calcext:value-type="float">
            <text:p>1455648202.30025</text:p>
          </table:table-cell>
          <table:table-cell office:value-type="float" office:value="584" calcext:value-type="float">
            <text:p>584</text:p>
          </table:table-cell>
          <table:table-cell table:formula="of:=[.B58]-[.B$2]" office:value-type="float" office:value="2.79971122741699" calcext:value-type="float">
            <text:p>2.7997112274</text:p>
          </table:table-cell>
          <table:table-cell table:formula="of:=[.C57]/([.D58]-[.D57])" office:value-type="float" office:value="11591.3549467866" calcext:value-type="float">
            <text:p>11591.3549467866</text:p>
          </table:table-cell>
          <table:table-cell table:formula="of:=[.D58]-[.D57]" office:value-type="float" office:value="0.0503823757171631" calcext:value-type="float">
            <text:p>0.05038237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648202.34984" calcext:value-type="float">
            <text:p>1455648202.34984</text:p>
          </table:table-cell>
          <table:table-cell office:value-type="float" office:value="592" calcext:value-type="float">
            <text:p>592</text:p>
          </table:table-cell>
          <table:table-cell table:formula="of:=[.B59]-[.B$2]" office:value-type="float" office:value="2.84930276870728" calcext:value-type="float">
            <text:p>2.8493027687</text:p>
          </table:table-cell>
          <table:table-cell table:formula="of:=[.C58]/([.D59]-[.D58])" office:value-type="float" office:value="11776.201844213" calcext:value-type="float">
            <text:p>11776.201844213</text:p>
          </table:table-cell>
          <table:table-cell table:formula="of:=[.D59]-[.D58]" office:value-type="float" office:value="0.0495915412902832" calcext:value-type="float">
            <text:p>0.04959154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648202.40021" calcext:value-type="float">
            <text:p>1455648202.40021</text:p>
          </table:table-cell>
          <table:table-cell office:value-type="float" office:value="592" calcext:value-type="float">
            <text:p>592</text:p>
          </table:table-cell>
          <table:table-cell table:formula="of:=[.B60]-[.B$2]" office:value-type="float" office:value="2.89967608451843" calcext:value-type="float">
            <text:p>2.8996760845</text:p>
          </table:table-cell>
          <table:table-cell table:formula="of:=[.C59]/([.D60]-[.D59])" office:value-type="float" office:value="11752.2539556325" calcext:value-type="float">
            <text:p>11752.2539556325</text:p>
          </table:table-cell>
          <table:table-cell table:formula="of:=[.D60]-[.D59]" office:value-type="float" office:value="0.0503733158111572" calcext:value-type="float">
            <text:p>0.0503733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648202.4498" calcext:value-type="float">
            <text:p>1455648202.4498</text:p>
          </table:table-cell>
          <table:table-cell office:value-type="float" office:value="592" calcext:value-type="float">
            <text:p>592</text:p>
          </table:table-cell>
          <table:table-cell table:formula="of:=[.B61]-[.B$2]" office:value-type="float" office:value="2.94926834106445" calcext:value-type="float">
            <text:p>2.9492683411</text:p>
          </table:table-cell>
          <table:table-cell table:formula="of:=[.C60]/([.D61]-[.D60])" office:value-type="float" office:value="11937.3475060696" calcext:value-type="float">
            <text:p>11937.3475060696</text:p>
          </table:table-cell>
          <table:table-cell table:formula="of:=[.D61]-[.D60]" office:value-type="float" office:value="0.0495922565460205" calcext:value-type="float">
            <text:p>0.04959225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648202.5003" calcext:value-type="float">
            <text:p>1455648202.5003</text:p>
          </table:table-cell>
          <table:table-cell office:value-type="float" office:value="592" calcext:value-type="float">
            <text:p>592</text:p>
          </table:table-cell>
          <table:table-cell table:formula="of:=[.B62]-[.B$2]" office:value-type="float" office:value="2.99976372718811" calcext:value-type="float">
            <text:p>2.9997637272</text:p>
          </table:table-cell>
          <table:table-cell table:formula="of:=[.C61]/([.D62]-[.D61])" office:value-type="float" office:value="11723.843413144" calcext:value-type="float">
            <text:p>11723.843413144</text:p>
          </table:table-cell>
          <table:table-cell table:formula="of:=[.D62]-[.D61]" office:value-type="float" office:value="0.0504953861236572" calcext:value-type="float">
            <text:p>0.05049538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648202.54963" calcext:value-type="float">
            <text:p>1455648202.54963</text:p>
          </table:table-cell>
          <table:table-cell office:value-type="float" office:value="600" calcext:value-type="float">
            <text:p>600</text:p>
          </table:table-cell>
          <table:table-cell table:formula="of:=[.B63]-[.B$2]" office:value-type="float" office:value="3.04910016059875" calcext:value-type="float">
            <text:p>3.0491001606</text:p>
          </table:table-cell>
          <table:table-cell table:formula="of:=[.C62]/([.D63]-[.D62])" office:value-type="float" office:value="11999.245974523" calcext:value-type="float">
            <text:p>11999.245974523</text:p>
          </table:table-cell>
          <table:table-cell table:formula="of:=[.D63]-[.D62]" office:value-type="float" office:value="0.0493364334106445" calcext:value-type="float">
            <text:p>0.04933643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648202.60025" calcext:value-type="float">
            <text:p>1455648202.60025</text:p>
          </table:table-cell>
          <table:table-cell office:value-type="float" office:value="600" calcext:value-type="float">
            <text:p>600</text:p>
          </table:table-cell>
          <table:table-cell table:formula="of:=[.B64]-[.B$2]" office:value-type="float" office:value="3.09971928596497" calcext:value-type="float">
            <text:p>3.099719286</text:p>
          </table:table-cell>
          <table:table-cell table:formula="of:=[.C63]/([.D64]-[.D63])" office:value-type="float" office:value="11853.2273258224" calcext:value-type="float">
            <text:p>11853.2273258224</text:p>
          </table:table-cell>
          <table:table-cell table:formula="of:=[.D64]-[.D63]" office:value-type="float" office:value="0.0506191253662109" calcext:value-type="float">
            <text:p>0.0506191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648202.64966" calcext:value-type="float">
            <text:p>1455648202.64966</text:p>
          </table:table-cell>
          <table:table-cell office:value-type="float" office:value="600" calcext:value-type="float">
            <text:p>600</text:p>
          </table:table-cell>
          <table:table-cell table:formula="of:=[.B65]-[.B$2]" office:value-type="float" office:value="3.14912056922913" calcext:value-type="float">
            <text:p>3.1491205692</text:p>
          </table:table-cell>
          <table:table-cell table:formula="of:=[.C64]/([.D65]-[.D64])" office:value-type="float" office:value="12145.43348584" calcext:value-type="float">
            <text:p>12145.43348584</text:p>
          </table:table-cell>
          <table:table-cell table:formula="of:=[.D65]-[.D64]" office:value-type="float" office:value="0.0494012832641602" calcext:value-type="float">
            <text:p>0.0494012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648202.70021" calcext:value-type="float">
            <text:p>1455648202.70021</text:p>
          </table:table-cell>
          <table:table-cell office:value-type="float" office:value="600" calcext:value-type="float">
            <text:p>600</text:p>
          </table:table-cell>
          <table:table-cell table:formula="of:=[.B66]-[.B$2]" office:value-type="float" office:value="3.19967293739319" calcext:value-type="float">
            <text:p>3.1996729374</text:p>
          </table:table-cell>
          <table:table-cell table:formula="of:=[.C65]/([.D66]-[.D65])" office:value-type="float" office:value="11868.8801690311" calcext:value-type="float">
            <text:p>11868.8801690311</text:p>
          </table:table-cell>
          <table:table-cell table:formula="of:=[.D66]-[.D65]" office:value-type="float" office:value="0.0505523681640625" calcext:value-type="float">
            <text:p>0.05055236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648202.74987" calcext:value-type="float">
            <text:p>1455648202.74987</text:p>
          </table:table-cell>
          <table:table-cell office:value-type="float" office:value="608" calcext:value-type="float">
            <text:p>608</text:p>
          </table:table-cell>
          <table:table-cell table:formula="of:=[.B67]-[.B$2]" office:value-type="float" office:value="3.24934029579163" calcext:value-type="float">
            <text:p>3.2493402958</text:p>
          </table:table-cell>
          <table:table-cell table:formula="of:=[.C66]/([.D67]-[.D66])" office:value-type="float" office:value="12080.3686635945" calcext:value-type="float">
            <text:p>12080.3686635945</text:p>
          </table:table-cell>
          <table:table-cell table:formula="of:=[.D67]-[.D66]" office:value-type="float" office:value="0.0496673583984375" calcext:value-type="float">
            <text:p>0.04966735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648202.80041" calcext:value-type="float">
            <text:p>1455648202.80041</text:p>
          </table:table-cell>
          <table:table-cell office:value-type="float" office:value="608" calcext:value-type="float">
            <text:p>608</text:p>
          </table:table-cell>
          <table:table-cell table:formula="of:=[.B68]-[.B$2]" office:value-type="float" office:value="3.2998731136322" calcext:value-type="float">
            <text:p>3.2998731136</text:p>
          </table:table-cell>
          <table:table-cell table:formula="of:=[.C67]/([.D68]-[.D67])" office:value-type="float" office:value="12031.7850058976" calcext:value-type="float">
            <text:p>12031.7850058976</text:p>
          </table:table-cell>
          <table:table-cell table:formula="of:=[.D68]-[.D67]" office:value-type="float" office:value="0.0505328178405762" calcext:value-type="float">
            <text:p>0.05053281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648202.84985" calcext:value-type="float">
            <text:p>1455648202.84985</text:p>
          </table:table-cell>
          <table:table-cell office:value-type="float" office:value="608" calcext:value-type="float">
            <text:p>608</text:p>
          </table:table-cell>
          <table:table-cell table:formula="of:=[.B69]-[.B$2]" office:value-type="float" office:value="3.34931755065918" calcext:value-type="float">
            <text:p>3.3493175507</text:p>
          </table:table-cell>
          <table:table-cell table:formula="of:=[.C68]/([.D69]-[.D68])" office:value-type="float" office:value="12296.6310581768" calcext:value-type="float">
            <text:p>12296.6310581768</text:p>
          </table:table-cell>
          <table:table-cell table:formula="of:=[.D69]-[.D68]" office:value-type="float" office:value="0.0494444370269775" calcext:value-type="float">
            <text:p>0.0494444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648202.90034" calcext:value-type="float">
            <text:p>1455648202.90034</text:p>
          </table:table-cell>
          <table:table-cell office:value-type="float" office:value="608" calcext:value-type="float">
            <text:p>608</text:p>
          </table:table-cell>
          <table:table-cell table:formula="of:=[.B70]-[.B$2]" office:value-type="float" office:value="3.39980173110962" calcext:value-type="float">
            <text:p>3.3998017311</text:p>
          </table:table-cell>
          <table:table-cell table:formula="of:=[.C69]/([.D70]-[.D69])" office:value-type="float" office:value="12043.3766493818" calcext:value-type="float">
            <text:p>12043.3766493818</text:p>
          </table:table-cell>
          <table:table-cell table:formula="of:=[.D70]-[.D69]" office:value-type="float" office:value="0.0504841804504395" calcext:value-type="float">
            <text:p>0.05048418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648202.9498" calcext:value-type="float">
            <text:p>1455648202.9498</text:p>
          </table:table-cell>
          <table:table-cell office:value-type="float" office:value="608" calcext:value-type="float">
            <text:p>608</text:p>
          </table:table-cell>
          <table:table-cell table:formula="of:=[.B71]-[.B$2]" office:value-type="float" office:value="3.44926285743713" calcext:value-type="float">
            <text:p>3.4492628574</text:p>
          </table:table-cell>
          <table:table-cell table:formula="of:=[.C70]/([.D71]-[.D70])" office:value-type="float" office:value="12292.4818972789" calcext:value-type="float">
            <text:p>12292.4818972789</text:p>
          </table:table-cell>
          <table:table-cell table:formula="of:=[.D71]-[.D70]" office:value-type="float" office:value="0.0494611263275147" calcext:value-type="float">
            <text:p>0.04946112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648203.00023" calcext:value-type="float">
            <text:p>1455648203.00023</text:p>
          </table:table-cell>
          <table:table-cell office:value-type="float" office:value="608" calcext:value-type="float">
            <text:p>608</text:p>
          </table:table-cell>
          <table:table-cell table:formula="of:=[.B72]-[.B$2]" office:value-type="float" office:value="3.49969387054443" calcext:value-type="float">
            <text:p>3.4996938705</text:p>
          </table:table-cell>
          <table:table-cell table:formula="of:=[.C71]/([.D72]-[.D71])" office:value-type="float" office:value="12056.0734860984" calcext:value-type="float">
            <text:p>12056.0734860984</text:p>
          </table:table-cell>
          <table:table-cell table:formula="of:=[.D72]-[.D71]" office:value-type="float" office:value="0.0504310131072998" calcext:value-type="float">
            <text:p>0.05043101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648203.04985" calcext:value-type="float">
            <text:p>1455648203.04985</text:p>
          </table:table-cell>
          <table:table-cell office:value-type="float" office:value="608" calcext:value-type="float">
            <text:p>608</text:p>
          </table:table-cell>
          <table:table-cell table:formula="of:=[.B73]-[.B$2]" office:value-type="float" office:value="3.54931235313416" calcext:value-type="float">
            <text:p>3.5493123531</text:p>
          </table:table-cell>
          <table:table-cell table:formula="of:=[.C72]/([.D73]-[.D72])" office:value-type="float" office:value="12253.4984599861" calcext:value-type="float">
            <text:p>12253.4984599861</text:p>
          </table:table-cell>
          <table:table-cell table:formula="of:=[.D73]-[.D72]" office:value-type="float" office:value="0.0496184825897217" calcext:value-type="float">
            <text:p>0.04961848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648203.09944" calcext:value-type="float">
            <text:p>1455648203.09944</text:p>
          </table:table-cell>
          <table:table-cell office:value-type="float" office:value="608" calcext:value-type="float">
            <text:p>608</text:p>
          </table:table-cell>
          <table:table-cell table:formula="of:=[.B74]-[.B$2]" office:value-type="float" office:value="3.59890460968018" calcext:value-type="float">
            <text:p>3.5989046097</text:p>
          </table:table-cell>
          <table:table-cell table:formula="of:=[.C73]/([.D74]-[.D73])" office:value-type="float" office:value="12259.9785197471" calcext:value-type="float">
            <text:p>12259.9785197471</text:p>
          </table:table-cell>
          <table:table-cell table:formula="of:=[.D74]-[.D73]" office:value-type="float" office:value="0.0495922565460205" calcext:value-type="float">
            <text:p>0.04959225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648203.15" calcext:value-type="float">
            <text:p>1455648203.15</text:p>
          </table:table-cell>
          <table:table-cell office:value-type="float" office:value="608" calcext:value-type="float">
            <text:p>608</text:p>
          </table:table-cell>
          <table:table-cell table:formula="of:=[.B75]-[.B$2]" office:value-type="float" office:value="3.64946603775024" calcext:value-type="float">
            <text:p>3.6494660378</text:p>
          </table:table-cell>
          <table:table-cell table:formula="of:=[.C74]/([.D75]-[.D74])" office:value-type="float" office:value="12024.976809544" calcext:value-type="float">
            <text:p>12024.976809544</text:p>
          </table:table-cell>
          <table:table-cell table:formula="of:=[.D75]-[.D74]" office:value-type="float" office:value="0.0505614280700684" calcext:value-type="float">
            <text:p>0.05056142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648203.19927" calcext:value-type="float">
            <text:p>1455648203.19927</text:p>
          </table:table-cell>
          <table:table-cell office:value-type="float" office:value="608" calcext:value-type="float">
            <text:p>608</text:p>
          </table:table-cell>
          <table:table-cell table:formula="of:=[.B76]-[.B$2]" office:value-type="float" office:value="3.69873189926147" calcext:value-type="float">
            <text:p>3.6987318993</text:p>
          </table:table-cell>
          <table:table-cell table:formula="of:=[.C75]/([.D76]-[.D75])" office:value-type="float" office:value="12341.2030430322" calcext:value-type="float">
            <text:p>12341.2030430322</text:p>
          </table:table-cell>
          <table:table-cell table:formula="of:=[.D76]-[.D75]" office:value-type="float" office:value="0.0492658615112305" calcext:value-type="float">
            <text:p>0.04926586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648203.24975" calcext:value-type="float">
            <text:p>1455648203.24975</text:p>
          </table:table-cell>
          <table:table-cell office:value-type="float" office:value="608" calcext:value-type="float">
            <text:p>608</text:p>
          </table:table-cell>
          <table:table-cell table:formula="of:=[.B77]-[.B$2]" office:value-type="float" office:value="3.74921607971191" calcext:value-type="float">
            <text:p>3.7492160797</text:p>
          </table:table-cell>
          <table:table-cell table:formula="of:=[.C76]/([.D77]-[.D76])" office:value-type="float" office:value="12043.3766493818" calcext:value-type="float">
            <text:p>12043.3766493818</text:p>
          </table:table-cell>
          <table:table-cell table:formula="of:=[.D77]-[.D76]" office:value-type="float" office:value="0.0504841804504395" calcext:value-type="float">
            <text:p>0.05048418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648203.30013" calcext:value-type="float">
            <text:p>1455648203.30013</text:p>
          </table:table-cell>
          <table:table-cell office:value-type="float" office:value="608" calcext:value-type="float">
            <text:p>608</text:p>
          </table:table-cell>
          <table:table-cell table:formula="of:=[.B78]-[.B$2]" office:value-type="float" office:value="3.7995970249176" calcext:value-type="float">
            <text:p>3.7995970249</text:p>
          </table:table-cell>
          <table:table-cell table:formula="of:=[.C77]/([.D78]-[.D77])" office:value-type="float" office:value="12068.0546487911" calcext:value-type="float">
            <text:p>12068.0546487911</text:p>
          </table:table-cell>
          <table:table-cell table:formula="of:=[.D78]-[.D77]" office:value-type="float" office:value="0.0503809452056885" calcext:value-type="float">
            <text:p>0.05038094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648203.34967" calcext:value-type="float">
            <text:p>1455648203.34967</text:p>
          </table:table-cell>
          <table:table-cell office:value-type="float" office:value="608" calcext:value-type="float">
            <text:p>608</text:p>
          </table:table-cell>
          <table:table-cell table:formula="of:=[.B79]-[.B$2]" office:value-type="float" office:value="3.84913229942322" calcext:value-type="float">
            <text:p>3.8491322994</text:p>
          </table:table-cell>
          <table:table-cell table:formula="of:=[.C78]/([.D79]-[.D78])" office:value-type="float" office:value="12274.0815725383" calcext:value-type="float">
            <text:p>12274.0815725383</text:p>
          </table:table-cell>
          <table:table-cell table:formula="of:=[.D79]-[.D78]" office:value-type="float" office:value="0.0495352745056152" calcext:value-type="float">
            <text:p>0.04953527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648203.40008" calcext:value-type="float">
            <text:p>1455648203.40008</text:p>
          </table:table-cell>
          <table:table-cell office:value-type="float" office:value="608" calcext:value-type="float">
            <text:p>608</text:p>
          </table:table-cell>
          <table:table-cell table:formula="of:=[.B80]-[.B$2]" office:value-type="float" office:value="3.89954543113708" calcext:value-type="float">
            <text:p>3.8995454311</text:p>
          </table:table-cell>
          <table:table-cell table:formula="of:=[.C79]/([.D80]-[.D79])" office:value-type="float" office:value="12060.3497408346" calcext:value-type="float">
            <text:p>12060.3497408346</text:p>
          </table:table-cell>
          <table:table-cell table:formula="of:=[.D80]-[.D79]" office:value-type="float" office:value="0.0504131317138672" calcext:value-type="float">
            <text:p>0.05041313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648203.44945" calcext:value-type="float">
            <text:p>1455648203.44945</text:p>
          </table:table-cell>
          <table:table-cell office:value-type="float" office:value="608" calcext:value-type="float">
            <text:p>608</text:p>
          </table:table-cell>
          <table:table-cell table:formula="of:=[.B81]-[.B$2]" office:value-type="float" office:value="3.94891834259033" calcext:value-type="float">
            <text:p>3.9489183426</text:p>
          </table:table-cell>
          <table:table-cell table:formula="of:=[.C80]/([.D81]-[.D80])" office:value-type="float" office:value="12314.4449477268" calcext:value-type="float">
            <text:p>12314.4449477268</text:p>
          </table:table-cell>
          <table:table-cell table:formula="of:=[.D81]-[.D80]" office:value-type="float" office:value="0.0493729114532471" calcext:value-type="float">
            <text:p>0.0493729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648203.4999" calcext:value-type="float">
            <text:p>1455648203.4999</text:p>
          </table:table-cell>
          <table:table-cell office:value-type="float" office:value="608" calcext:value-type="float">
            <text:p>608</text:p>
          </table:table-cell>
          <table:table-cell table:formula="of:=[.B82]-[.B$2]" office:value-type="float" office:value="3.99936652183533" calcext:value-type="float">
            <text:p>3.9993665218</text:p>
          </table:table-cell>
          <table:table-cell table:formula="of:=[.C81]/([.D82]-[.D81])" office:value-type="float" office:value="12051.9711335334" calcext:value-type="float">
            <text:p>12051.9711335334</text:p>
          </table:table-cell>
          <table:table-cell table:formula="of:=[.D82]-[.D81]" office:value-type="float" office:value="0.0504481792449951" calcext:value-type="float">
            <text:p>0.05044817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648203.54926" calcext:value-type="float">
            <text:p>1455648203.54926</text:p>
          </table:table-cell>
          <table:table-cell office:value-type="float" office:value="608" calcext:value-type="float">
            <text:p>608</text:p>
          </table:table-cell>
          <table:table-cell table:formula="of:=[.B83]-[.B$2]" office:value-type="float" office:value="4.04872345924377" calcext:value-type="float">
            <text:p>4.0487234592</text:p>
          </table:table-cell>
          <table:table-cell table:formula="of:=[.C82]/([.D83]-[.D82])" office:value-type="float" office:value="12318.4304360007" calcext:value-type="float">
            <text:p>12318.4304360007</text:p>
          </table:table-cell>
          <table:table-cell table:formula="of:=[.D83]-[.D82]" office:value-type="float" office:value="0.0493569374084473" calcext:value-type="float">
            <text:p>0.04935693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648203.59974" calcext:value-type="float">
            <text:p>1455648203.59974</text:p>
          </table:table-cell>
          <table:table-cell office:value-type="float" office:value="608" calcext:value-type="float">
            <text:p>608</text:p>
          </table:table-cell>
          <table:table-cell table:formula="of:=[.B84]-[.B$2]" office:value-type="float" office:value="4.09920620918274" calcext:value-type="float">
            <text:p>4.0992062092</text:p>
          </table:table-cell>
          <table:table-cell table:formula="of:=[.C83]/([.D84]-[.D83])" office:value-type="float" office:value="12043.7179182016" calcext:value-type="float">
            <text:p>12043.7179182016</text:p>
          </table:table-cell>
          <table:table-cell table:formula="of:=[.D84]-[.D83]" office:value-type="float" office:value="0.0504827499389648" calcext:value-type="float">
            <text:p>0.05048274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648203.65009" calcext:value-type="float">
            <text:p>1455648203.65009</text:p>
          </table:table-cell>
          <table:table-cell office:value-type="float" office:value="608" calcext:value-type="float">
            <text:p>608</text:p>
          </table:table-cell>
          <table:table-cell table:formula="of:=[.B85]-[.B$2]" office:value-type="float" office:value="4.14955377578735" calcext:value-type="float">
            <text:p>4.1495537758</text:p>
          </table:table-cell>
          <table:table-cell table:formula="of:=[.C84]/([.D85]-[.D84])" office:value-type="float" office:value="12076.055329043" calcext:value-type="float">
            <text:p>12076.055329043</text:p>
          </table:table-cell>
          <table:table-cell table:formula="of:=[.D85]-[.D84]" office:value-type="float" office:value="0.0503475666046143" calcext:value-type="float">
            <text:p>0.05034756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648203.6997" calcext:value-type="float">
            <text:p>1455648203.6997</text:p>
          </table:table-cell>
          <table:table-cell office:value-type="float" office:value="608" calcext:value-type="float">
            <text:p>608</text:p>
          </table:table-cell>
          <table:table-cell table:formula="of:=[.B86]-[.B$2]" office:value-type="float" office:value="4.19916725158691" calcext:value-type="float">
            <text:p>4.1991672516</text:p>
          </table:table-cell>
          <table:table-cell table:formula="of:=[.C85]/([.D86]-[.D85])" office:value-type="float" office:value="12254.7350332061" calcext:value-type="float">
            <text:p>12254.7350332061</text:p>
          </table:table-cell>
          <table:table-cell table:formula="of:=[.D86]-[.D85]" office:value-type="float" office:value="0.0496134757995606" calcext:value-type="float">
            <text:p>0.04961347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648203.75003" calcext:value-type="float">
            <text:p>1455648203.75003</text:p>
          </table:table-cell>
          <table:table-cell office:value-type="float" office:value="608" calcext:value-type="float">
            <text:p>608</text:p>
          </table:table-cell>
          <table:table-cell table:formula="of:=[.B87]-[.B$2]" office:value-type="float" office:value="4.24949479103088" calcext:value-type="float">
            <text:p>4.249494791</text:p>
          </table:table-cell>
          <table:table-cell table:formula="of:=[.C86]/([.D87]-[.D86])" office:value-type="float" office:value="12080.8608312134" calcext:value-type="float">
            <text:p>12080.8608312134</text:p>
          </table:table-cell>
          <table:table-cell table:formula="of:=[.D87]-[.D86]" office:value-type="float" office:value="0.0503275394439697" calcext:value-type="float">
            <text:p>0.05032753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648203.79943" calcext:value-type="float">
            <text:p>1455648203.79943</text:p>
          </table:table-cell>
          <table:table-cell office:value-type="float" office:value="600" calcext:value-type="float">
            <text:p>600</text:p>
          </table:table-cell>
          <table:table-cell table:formula="of:=[.B88]-[.B$2]" office:value-type="float" office:value="4.29889798164368" calcext:value-type="float">
            <text:p>4.2988979816</text:p>
          </table:table-cell>
          <table:table-cell table:formula="of:=[.C87]/([.D88]-[.D87])" office:value-type="float" office:value="12306.8974383723" calcext:value-type="float">
            <text:p>12306.8974383723</text:p>
          </table:table-cell>
          <table:table-cell table:formula="of:=[.D88]-[.D87]" office:value-type="float" office:value="0.049403190612793" calcext:value-type="float">
            <text:p>0.04940319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648203.84996" calcext:value-type="float">
            <text:p>1455648203.84996</text:p>
          </table:table-cell>
          <table:table-cell office:value-type="float" office:value="600" calcext:value-type="float">
            <text:p>600</text:p>
          </table:table-cell>
          <table:table-cell table:formula="of:=[.B89]-[.B$2]" office:value-type="float" office:value="4.34942579269409" calcext:value-type="float">
            <text:p>4.3494257927</text:p>
          </table:table-cell>
          <table:table-cell table:formula="of:=[.C88]/([.D89]-[.D88])" office:value-type="float" office:value="11874.6485851394" calcext:value-type="float">
            <text:p>11874.6485851394</text:p>
          </table:table-cell>
          <table:table-cell table:formula="of:=[.D89]-[.D88]" office:value-type="float" office:value="0.050527811050415" calcext:value-type="float">
            <text:p>0.05052781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648203.89918" calcext:value-type="float">
            <text:p>1455648203.89918</text:p>
          </table:table-cell>
          <table:table-cell office:value-type="float" office:value="600" calcext:value-type="float">
            <text:p>600</text:p>
          </table:table-cell>
          <table:table-cell table:formula="of:=[.B90]-[.B$2]" office:value-type="float" office:value="4.39864897727966" calcext:value-type="float">
            <text:p>4.3986489773</text:p>
          </table:table-cell>
          <table:table-cell table:formula="of:=[.C89]/([.D90]-[.D89])" office:value-type="float" office:value="12189.3779334196" calcext:value-type="float">
            <text:p>12189.3779334196</text:p>
          </table:table-cell>
          <table:table-cell table:formula="of:=[.D90]-[.D89]" office:value-type="float" office:value="0.0492231845855713" calcext:value-type="float">
            <text:p>0.04922318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648203.94984" calcext:value-type="float">
            <text:p>1455648203.94984</text:p>
          </table:table-cell>
          <table:table-cell office:value-type="float" office:value="600" calcext:value-type="float">
            <text:p>600</text:p>
          </table:table-cell>
          <table:table-cell table:formula="of:=[.B91]-[.B$2]" office:value-type="float" office:value="4.44930934906006" calcext:value-type="float">
            <text:p>4.4493093491</text:p>
          </table:table-cell>
          <table:table-cell table:formula="of:=[.C90]/([.D91]-[.D90])" office:value-type="float" office:value="11843.5767230628" calcext:value-type="float">
            <text:p>11843.5767230628</text:p>
          </table:table-cell>
          <table:table-cell table:formula="of:=[.D91]-[.D90]" office:value-type="float" office:value="0.0506603717803955" calcext:value-type="float">
            <text:p>0.05066037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648204.00027" calcext:value-type="float">
            <text:p>1455648204.00027</text:p>
          </table:table-cell>
          <table:table-cell office:value-type="float" office:value="592" calcext:value-type="float">
            <text:p>592</text:p>
          </table:table-cell>
          <table:table-cell table:formula="of:=[.B92]-[.B$2]" office:value-type="float" office:value="4.49974012374878" calcext:value-type="float">
            <text:p>4.4997401237</text:p>
          </table:table-cell>
          <table:table-cell table:formula="of:=[.C91]/([.D92]-[.D91])" office:value-type="float" office:value="11897.4971870538" calcext:value-type="float">
            <text:p>11897.4971870538</text:p>
          </table:table-cell>
          <table:table-cell table:formula="of:=[.D92]-[.D91]" office:value-type="float" office:value="0.0504307746887207" calcext:value-type="float">
            <text:p>0.05043077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648204.04987" calcext:value-type="float">
            <text:p>1455648204.04987</text:p>
          </table:table-cell>
          <table:table-cell office:value-type="float" office:value="592" calcext:value-type="float">
            <text:p>592</text:p>
          </table:table-cell>
          <table:table-cell table:formula="of:=[.B93]-[.B$2]" office:value-type="float" office:value="4.54933190345764" calcext:value-type="float">
            <text:p>4.5493319035</text:p>
          </table:table-cell>
          <table:table-cell table:formula="of:=[.C92]/([.D93]-[.D92])" office:value-type="float" office:value="11937.4622866016" calcext:value-type="float">
            <text:p>11937.4622866016</text:p>
          </table:table-cell>
          <table:table-cell table:formula="of:=[.D93]-[.D92]" office:value-type="float" office:value="0.0495917797088623" calcext:value-type="float">
            <text:p>0.04959177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648204.09947" calcext:value-type="float">
            <text:p>1455648204.09947</text:p>
          </table:table-cell>
          <table:table-cell office:value-type="float" office:value="592" calcext:value-type="float">
            <text:p>592</text:p>
          </table:table-cell>
          <table:table-cell table:formula="of:=[.B94]-[.B$2]" office:value-type="float" office:value="4.59893131256104" calcext:value-type="float">
            <text:p>4.5989313126</text:p>
          </table:table-cell>
          <table:table-cell table:formula="of:=[.C93]/([.D94]-[.D93])" office:value-type="float" office:value="11935.6260629221" calcext:value-type="float">
            <text:p>11935.6260629221</text:p>
          </table:table-cell>
          <table:table-cell table:formula="of:=[.D94]-[.D93]" office:value-type="float" office:value="0.0495994091033936" calcext:value-type="float">
            <text:p>0.04959940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648204.1501" calcext:value-type="float">
            <text:p>1455648204.1501</text:p>
          </table:table-cell>
          <table:table-cell office:value-type="float" office:value="592" calcext:value-type="float">
            <text:p>592</text:p>
          </table:table-cell>
          <table:table-cell table:formula="of:=[.B95]-[.B$2]" office:value-type="float" office:value="4.64956283569336" calcext:value-type="float">
            <text:p>4.6495628357</text:p>
          </table:table-cell>
          <table:table-cell table:formula="of:=[.C94]/([.D95]-[.D94])" office:value-type="float" office:value="11692.3205816428" calcext:value-type="float">
            <text:p>11692.3205816428</text:p>
          </table:table-cell>
          <table:table-cell table:formula="of:=[.D95]-[.D94]" office:value-type="float" office:value="0.0506315231323242" calcext:value-type="float">
            <text:p>0.05063152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648204.19952" calcext:value-type="float">
            <text:p>1455648204.19952</text:p>
          </table:table-cell>
          <table:table-cell office:value-type="float" office:value="584" calcext:value-type="float">
            <text:p>584</text:p>
          </table:table-cell>
          <table:table-cell table:formula="of:=[.B96]-[.B$2]" office:value-type="float" office:value="4.69898700714111" calcext:value-type="float">
            <text:p>4.6989870071</text:p>
          </table:table-cell>
          <table:table-cell table:formula="of:=[.C95]/([.D96]-[.D95])" office:value-type="float" office:value="11977.9448528702" calcext:value-type="float">
            <text:p>11977.9448528702</text:p>
          </table:table-cell>
          <table:table-cell table:formula="of:=[.D96]-[.D95]" office:value-type="float" office:value="0.0494241714477539" calcext:value-type="float">
            <text:p>0.0494241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648204.24997" calcext:value-type="float">
            <text:p>1455648204.24997</text:p>
          </table:table-cell>
          <table:table-cell office:value-type="float" office:value="584" calcext:value-type="float">
            <text:p>584</text:p>
          </table:table-cell>
          <table:table-cell table:formula="of:=[.B97]-[.B$2]" office:value-type="float" office:value="4.74943590164185" calcext:value-type="float">
            <text:p>4.7494359016</text:p>
          </table:table-cell>
          <table:table-cell table:formula="of:=[.C96]/([.D97]-[.D96])" office:value-type="float" office:value="11576.0713050218" calcext:value-type="float">
            <text:p>11576.0713050218</text:p>
          </table:table-cell>
          <table:table-cell table:formula="of:=[.D97]-[.D96]" office:value-type="float" office:value="0.0504488945007324" calcext:value-type="float">
            <text:p>0.05044889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648204.29943" calcext:value-type="float">
            <text:p>1455648204.29943</text:p>
          </table:table-cell>
          <table:table-cell office:value-type="float" office:value="584" calcext:value-type="float">
            <text:p>584</text:p>
          </table:table-cell>
          <table:table-cell table:formula="of:=[.B98]-[.B$2]" office:value-type="float" office:value="4.79889917373657" calcext:value-type="float">
            <text:p>4.7988991737</text:p>
          </table:table-cell>
          <table:table-cell table:formula="of:=[.C97]/([.D98]-[.D97])" office:value-type="float" office:value="11806.740138048" calcext:value-type="float">
            <text:p>11806.740138048</text:p>
          </table:table-cell>
          <table:table-cell table:formula="of:=[.D98]-[.D97]" office:value-type="float" office:value="0.0494632720947266" calcext:value-type="float">
            <text:p>0.04946327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648204.34984" calcext:value-type="float">
            <text:p>1455648204.34984</text:p>
          </table:table-cell>
          <table:table-cell office:value-type="float" office:value="576" calcext:value-type="float">
            <text:p>576</text:p>
          </table:table-cell>
          <table:table-cell table:formula="of:=[.B99]-[.B$2]" office:value-type="float" office:value="4.84930992126465" calcext:value-type="float">
            <text:p>4.8493099213</text:p>
          </table:table-cell>
          <table:table-cell table:formula="of:=[.C98]/([.D99]-[.D98])" office:value-type="float" office:value="11584.8311845553" calcext:value-type="float">
            <text:p>11584.8311845553</text:p>
          </table:table-cell>
          <table:table-cell table:formula="of:=[.D99]-[.D98]" office:value-type="float" office:value="0.0504107475280762" calcext:value-type="float">
            <text:p>0.05041074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648204.39929" calcext:value-type="float">
            <text:p>1455648204.39929</text:p>
          </table:table-cell>
          <table:table-cell office:value-type="float" office:value="576" calcext:value-type="float">
            <text:p>576</text:p>
          </table:table-cell>
          <table:table-cell table:formula="of:=[.B100]-[.B$2]" office:value-type="float" office:value="4.89875912666321" calcext:value-type="float">
            <text:p>4.8987591267</text:p>
          </table:table-cell>
          <table:table-cell table:formula="of:=[.C99]/([.D100]-[.D99])" office:value-type="float" office:value="11648.3165979605" calcext:value-type="float">
            <text:p>11648.3165979605</text:p>
          </table:table-cell>
          <table:table-cell table:formula="of:=[.D100]-[.D99]" office:value-type="float" office:value="0.0494492053985596" calcext:value-type="float">
            <text:p>0.04944920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648204.44976" calcext:value-type="float">
            <text:p>1455648204.44976</text:p>
          </table:table-cell>
          <table:table-cell office:value-type="float" office:value="576" calcext:value-type="float">
            <text:p>576</text:p>
          </table:table-cell>
          <table:table-cell table:formula="of:=[.B101]-[.B$2]" office:value-type="float" office:value="4.94922924041748" calcext:value-type="float">
            <text:p>4.9492292404</text:p>
          </table:table-cell>
          <table:table-cell table:formula="of:=[.C100]/([.D101]-[.D100])" office:value-type="float" office:value="11412.6947049181" calcext:value-type="float">
            <text:p>11412.6947049181</text:p>
          </table:table-cell>
          <table:table-cell table:formula="of:=[.D101]-[.D100]" office:value-type="float" office:value="0.0504701137542725" calcext:value-type="float">
            <text:p>0.0504701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648204.50037" calcext:value-type="float">
            <text:p>1455648204.50037</text:p>
          </table:table-cell>
          <table:table-cell office:value-type="float" office:value="568" calcext:value-type="float">
            <text:p>568</text:p>
          </table:table-cell>
          <table:table-cell table:formula="of:=[.B102]-[.B$2]" office:value-type="float" office:value="4.999840259552" calcext:value-type="float">
            <text:p>4.9998402596</text:p>
          </table:table-cell>
          <table:table-cell table:formula="of:=[.C101]/([.D102]-[.D101])" office:value-type="float" office:value="11380.9207925456" calcext:value-type="float">
            <text:p>11380.9207925456</text:p>
          </table:table-cell>
          <table:table-cell table:formula="of:=[.D102]-[.D101]" office:value-type="float" office:value="0.0506110191345215" calcext:value-type="float">
            <text:p>0.05061101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648204.54976" calcext:value-type="float">
            <text:p>1455648204.54976</text:p>
          </table:table-cell>
          <table:table-cell office:value-type="float" office:value="568" calcext:value-type="float">
            <text:p>568</text:p>
          </table:table-cell>
          <table:table-cell table:formula="of:=[.B103]-[.B$2]" office:value-type="float" office:value="5.04922795295715" calcext:value-type="float">
            <text:p>5.049227953</text:p>
          </table:table-cell>
          <table:table-cell table:formula="of:=[.C102]/([.D103]-[.D102])" office:value-type="float" office:value="11500.8408135286" calcext:value-type="float">
            <text:p>11500.8408135286</text:p>
          </table:table-cell>
          <table:table-cell table:formula="of:=[.D103]-[.D102]" office:value-type="float" office:value="0.0493876934051514" calcext:value-type="float">
            <text:p>0.04938769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648204.60051" calcext:value-type="float">
            <text:p>1455648204.60051</text:p>
          </table:table-cell>
          <table:table-cell office:value-type="float" office:value="560" calcext:value-type="float">
            <text:p>560</text:p>
          </table:table-cell>
          <table:table-cell table:formula="of:=[.B104]-[.B$2]" office:value-type="float" office:value="5.09997797012329" calcext:value-type="float">
            <text:p>5.0999779701</text:p>
          </table:table-cell>
          <table:table-cell table:formula="of:=[.C103]/([.D104]-[.D103])" office:value-type="float" office:value="11192.1144408793" calcext:value-type="float">
            <text:p>11192.1144408793</text:p>
          </table:table-cell>
          <table:table-cell table:formula="of:=[.D104]-[.D103]" office:value-type="float" office:value="0.0507500171661377" calcext:value-type="float">
            <text:p>0.05075001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648204.64999" calcext:value-type="float">
            <text:p>1455648204.64999</text:p>
          </table:table-cell>
          <table:table-cell office:value-type="float" office:value="560" calcext:value-type="float">
            <text:p>560</text:p>
          </table:table-cell>
          <table:table-cell table:formula="of:=[.B105]-[.B$2]" office:value-type="float" office:value="5.14945411682129" calcext:value-type="float">
            <text:p>5.1494541168</text:p>
          </table:table-cell>
          <table:table-cell table:formula="of:=[.C104]/([.D105]-[.D104])" office:value-type="float" office:value="11318.5855684808" calcext:value-type="float">
            <text:p>11318.5855684808</text:p>
          </table:table-cell>
          <table:table-cell table:formula="of:=[.D105]-[.D104]" office:value-type="float" office:value="0.0494761466979981" calcext:value-type="float">
            <text:p>0.04947614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648204.69964" calcext:value-type="float">
            <text:p>1455648204.69964</text:p>
          </table:table-cell>
          <table:table-cell office:value-type="float" office:value="552" calcext:value-type="float">
            <text:p>552</text:p>
          </table:table-cell>
          <table:table-cell table:formula="of:=[.B106]-[.B$2]" office:value-type="float" office:value="5.19910073280335" calcext:value-type="float">
            <text:p>5.1991007328</text:p>
          </table:table-cell>
          <table:table-cell table:formula="of:=[.C105]/([.D106]-[.D105])" office:value-type="float" office:value="11279.721465858" calcext:value-type="float">
            <text:p>11279.721465858</text:p>
          </table:table-cell>
          <table:table-cell table:formula="of:=[.D106]-[.D105]" office:value-type="float" office:value="0.0496466159820557" calcext:value-type="float">
            <text:p>0.0496466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648204.75002" calcext:value-type="float">
            <text:p>1455648204.75002</text:p>
          </table:table-cell>
          <table:table-cell office:value-type="float" office:value="552" calcext:value-type="float">
            <text:p>552</text:p>
          </table:table-cell>
          <table:table-cell table:formula="of:=[.B107]-[.B$2]" office:value-type="float" office:value="5.24948620796204" calcext:value-type="float">
            <text:p>5.249486208</text:p>
          </table:table-cell>
          <table:table-cell table:formula="of:=[.C106]/([.D107]-[.D106])" office:value-type="float" office:value="10955.5382431435" calcext:value-type="float">
            <text:p>10955.5382431435</text:p>
          </table:table-cell>
          <table:table-cell table:formula="of:=[.D107]-[.D106]" office:value-type="float" office:value="0.0503854751586914" calcext:value-type="float">
            <text:p>0.05038547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648204.79943" calcext:value-type="float">
            <text:p>1455648204.79943</text:p>
          </table:table-cell>
          <table:table-cell office:value-type="float" office:value="552" calcext:value-type="float">
            <text:p>552</text:p>
          </table:table-cell>
          <table:table-cell table:formula="of:=[.B108]-[.B$2]" office:value-type="float" office:value="5.29889416694641" calcext:value-type="float">
            <text:p>5.2988941669</text:p>
          </table:table-cell>
          <table:table-cell table:formula="of:=[.C107]/([.D108]-[.D107])" office:value-type="float" office:value="11172.2890673255" calcext:value-type="float">
            <text:p>11172.2890673255</text:p>
          </table:table-cell>
          <table:table-cell table:formula="of:=[.D108]-[.D107]" office:value-type="float" office:value="0.049407958984375" calcext:value-type="float">
            <text:p>0.0494079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648204.85005" calcext:value-type="float">
            <text:p>1455648204.85005</text:p>
          </table:table-cell>
          <table:table-cell office:value-type="float" office:value="544" calcext:value-type="float">
            <text:p>544</text:p>
          </table:table-cell>
          <table:table-cell table:formula="of:=[.B109]-[.B$2]" office:value-type="float" office:value="5.34951972961426" calcext:value-type="float">
            <text:p>5.3495197296</text:p>
          </table:table-cell>
          <table:table-cell table:formula="of:=[.C108]/([.D109]-[.D108])" office:value-type="float" office:value="10903.5825166361" calcext:value-type="float">
            <text:p>10903.5825166361</text:p>
          </table:table-cell>
          <table:table-cell table:formula="of:=[.D109]-[.D108]" office:value-type="float" office:value="0.0506255626678467" calcext:value-type="float">
            <text:p>0.05062556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648204.89926" calcext:value-type="float">
            <text:p>1455648204.89926</text:p>
          </table:table-cell>
          <table:table-cell office:value-type="float" office:value="544" calcext:value-type="float">
            <text:p>544</text:p>
          </table:table-cell>
          <table:table-cell table:formula="of:=[.B110]-[.B$2]" office:value-type="float" office:value="5.39872241020203" calcext:value-type="float">
            <text:p>5.3987224102</text:p>
          </table:table-cell>
          <table:table-cell table:formula="of:=[.C109]/([.D110]-[.D109])" office:value-type="float" office:value="11056.3081828358" calcext:value-type="float">
            <text:p>11056.3081828358</text:p>
          </table:table-cell>
          <table:table-cell table:formula="of:=[.D110]-[.D109]" office:value-type="float" office:value="0.0492026805877686" calcext:value-type="float">
            <text:p>0.04920268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648204.9499" calcext:value-type="float">
            <text:p>1455648204.9499</text:p>
          </table:table-cell>
          <table:table-cell office:value-type="float" office:value="536" calcext:value-type="float">
            <text:p>536</text:p>
          </table:table-cell>
          <table:table-cell table:formula="of:=[.B111]-[.B$2]" office:value-type="float" office:value="5.44936227798462" calcext:value-type="float">
            <text:p>5.449362278</text:p>
          </table:table-cell>
          <table:table-cell table:formula="of:=[.C110]/([.D111]-[.D110])" office:value-type="float" office:value="10742.5240985127" calcext:value-type="float">
            <text:p>10742.5240985127</text:p>
          </table:table-cell>
          <table:table-cell table:formula="of:=[.D111]-[.D110]" office:value-type="float" office:value="0.0506398677825928" calcext:value-type="float">
            <text:p>0.05063986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648205.00033" calcext:value-type="float">
            <text:p>1455648205.00033</text:p>
          </table:table-cell>
          <table:table-cell office:value-type="float" office:value="536" calcext:value-type="float">
            <text:p>536</text:p>
          </table:table-cell>
          <table:table-cell table:formula="of:=[.B112]-[.B$2]" office:value-type="float" office:value="5.49979400634766" calcext:value-type="float">
            <text:p>5.4997940063</text:p>
          </table:table-cell>
          <table:table-cell table:formula="of:=[.C111]/([.D112]-[.D111])" office:value-type="float" office:value="10628.2298346303" calcext:value-type="float">
            <text:p>10628.2298346303</text:p>
          </table:table-cell>
          <table:table-cell table:formula="of:=[.D112]-[.D111]" office:value-type="float" office:value="0.0504317283630371" calcext:value-type="float">
            <text:p>0.05043172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648205.04997" calcext:value-type="float">
            <text:p>1455648205.04997</text:p>
          </table:table-cell>
          <table:table-cell office:value-type="float" office:value="528" calcext:value-type="float">
            <text:p>528</text:p>
          </table:table-cell>
          <table:table-cell table:formula="of:=[.B113]-[.B$2]" office:value-type="float" office:value="5.54943346977234" calcext:value-type="float">
            <text:p>5.5494334698</text:p>
          </table:table-cell>
          <table:table-cell table:formula="of:=[.C112]/([.D113]-[.D112])" office:value-type="float" office:value="10797.8604727117" calcext:value-type="float">
            <text:p>10797.8604727117</text:p>
          </table:table-cell>
          <table:table-cell table:formula="of:=[.D113]-[.D112]" office:value-type="float" office:value="0.0496394634246826" calcext:value-type="float">
            <text:p>0.04963946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648205.09953" calcext:value-type="float">
            <text:p>1455648205.09953</text:p>
          </table:table-cell>
          <table:table-cell office:value-type="float" office:value="528" calcext:value-type="float">
            <text:p>528</text:p>
          </table:table-cell>
          <table:table-cell table:formula="of:=[.B114]-[.B$2]" office:value-type="float" office:value="5.59899568557739" calcext:value-type="float">
            <text:p>5.5989956856</text:p>
          </table:table-cell>
          <table:table-cell table:formula="of:=[.C113]/([.D114]-[.D113])" office:value-type="float" office:value="10653.2767234786" calcext:value-type="float">
            <text:p>10653.2767234786</text:p>
          </table:table-cell>
          <table:table-cell table:formula="of:=[.D114]-[.D113]" office:value-type="float" office:value="0.0495622158050537" calcext:value-type="float">
            <text:p>0.04956221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648205.15005" calcext:value-type="float">
            <text:p>1455648205.15005</text:p>
          </table:table-cell>
          <table:table-cell office:value-type="float" office:value="520" calcext:value-type="float">
            <text:p>520</text:p>
          </table:table-cell>
          <table:table-cell table:formula="of:=[.B115]-[.B$2]" office:value-type="float" office:value="5.64951348304749" calcext:value-type="float">
            <text:p>5.649513483</text:p>
          </table:table-cell>
          <table:table-cell table:formula="of:=[.C114]/([.D115]-[.D114])" office:value-type="float" office:value="10451.7620807317" calcext:value-type="float">
            <text:p>10451.7620807317</text:p>
          </table:table-cell>
          <table:table-cell table:formula="of:=[.D115]-[.D114]" office:value-type="float" office:value="0.0505177974700928" calcext:value-type="float">
            <text:p>0.05051779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648205.19948" calcext:value-type="float">
            <text:p>1455648205.19948</text:p>
          </table:table-cell>
          <table:table-cell office:value-type="float" office:value="520" calcext:value-type="float">
            <text:p>520</text:p>
          </table:table-cell>
          <table:table-cell table:formula="of:=[.B116]-[.B$2]" office:value-type="float" office:value="5.69894742965698" calcext:value-type="float">
            <text:p>5.6989474297</text:p>
          </table:table-cell>
          <table:table-cell table:formula="of:=[.C115]/([.D116]-[.D115])" office:value-type="float" office:value="10519.0873006304" calcext:value-type="float">
            <text:p>10519.0873006304</text:p>
          </table:table-cell>
          <table:table-cell table:formula="of:=[.D116]-[.D115]" office:value-type="float" office:value="0.0494339466094971" calcext:value-type="float">
            <text:p>0.04943394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648205.24979" calcext:value-type="float">
            <text:p>1455648205.24979</text:p>
          </table:table-cell>
          <table:table-cell office:value-type="float" office:value="512" calcext:value-type="float">
            <text:p>512</text:p>
          </table:table-cell>
          <table:table-cell table:formula="of:=[.B117]-[.B$2]" office:value-type="float" office:value="5.74925684928894" calcext:value-type="float">
            <text:p>5.7492568493</text:p>
          </table:table-cell>
          <table:table-cell table:formula="of:=[.C116]/([.D117]-[.D116])" office:value-type="float" office:value="10336.0365475113" calcext:value-type="float">
            <text:p>10336.0365475113</text:p>
          </table:table-cell>
          <table:table-cell table:formula="of:=[.D117]-[.D116]" office:value-type="float" office:value="0.050309419631958" calcext:value-type="float">
            <text:p>0.05030941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648205.29927" calcext:value-type="float">
            <text:p>1455648205.29927</text:p>
          </table:table-cell>
          <table:table-cell office:value-type="float" office:value="512" calcext:value-type="float">
            <text:p>512</text:p>
          </table:table-cell>
          <table:table-cell table:formula="of:=[.B118]-[.B$2]" office:value-type="float" office:value="5.7987380027771" calcext:value-type="float">
            <text:p>5.7987380028</text:p>
          </table:table-cell>
          <table:table-cell table:formula="of:=[.C117]/([.D118]-[.D117])" office:value-type="float" office:value="10347.373977903" calcext:value-type="float">
            <text:p>10347.373977903</text:p>
          </table:table-cell>
          <table:table-cell table:formula="of:=[.D118]-[.D117]" office:value-type="float" office:value="0.0494811534881592" calcext:value-type="float">
            <text:p>0.04948115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648205.34957" calcext:value-type="float">
            <text:p>1455648205.34957</text:p>
          </table:table-cell>
          <table:table-cell office:value-type="float" office:value="504" calcext:value-type="float">
            <text:p>504</text:p>
          </table:table-cell>
          <table:table-cell table:formula="of:=[.B119]-[.B$2]" office:value-type="float" office:value="5.84903717041016" calcext:value-type="float">
            <text:p>5.8490371704</text:p>
          </table:table-cell>
          <table:table-cell table:formula="of:=[.C118]/([.D119]-[.D118])" office:value-type="float" office:value="10179.0948855287" calcext:value-type="float">
            <text:p>10179.0948855287</text:p>
          </table:table-cell>
          <table:table-cell table:formula="of:=[.D119]-[.D118]" office:value-type="float" office:value="0.0502991676330566" calcext:value-type="float">
            <text:p>0.05029916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648205.40005" calcext:value-type="float">
            <text:p>1455648205.40005</text:p>
          </table:table-cell>
          <table:table-cell office:value-type="float" office:value="504" calcext:value-type="float">
            <text:p>504</text:p>
          </table:table-cell>
          <table:table-cell table:formula="of:=[.B120]-[.B$2]" office:value-type="float" office:value="5.8995156288147" calcext:value-type="float">
            <text:p>5.8995156288</text:p>
          </table:table-cell>
          <table:table-cell table:formula="of:=[.C119]/([.D120]-[.D119])" office:value-type="float" office:value="9984.45705217219" calcext:value-type="float">
            <text:p>9984.4570521722</text:p>
          </table:table-cell>
          <table:table-cell table:formula="of:=[.D120]-[.D119]" office:value-type="float" office:value="0.050478458404541" calcext:value-type="float">
            <text:p>0.05047845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648205.44957" calcext:value-type="float">
            <text:p>1455648205.44957</text:p>
          </table:table-cell>
          <table:table-cell office:value-type="float" office:value="496" calcext:value-type="float">
            <text:p>496</text:p>
          </table:table-cell>
          <table:table-cell table:formula="of:=[.B121]-[.B$2]" office:value-type="float" office:value="5.94903302192688" calcext:value-type="float">
            <text:p>5.9490330219</text:p>
          </table:table-cell>
          <table:table-cell table:formula="of:=[.C120]/([.D121]-[.D120])" office:value-type="float" office:value="10178.2417918928" calcext:value-type="float">
            <text:p>10178.2417918928</text:p>
          </table:table-cell>
          <table:table-cell table:formula="of:=[.D121]-[.D120]" office:value-type="float" office:value="0.0495173931121826" calcext:value-type="float">
            <text:p>0.04951739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648205.50013" calcext:value-type="float">
            <text:p>1455648205.50013</text:p>
          </table:table-cell>
          <table:table-cell office:value-type="float" office:value="488" calcext:value-type="float">
            <text:p>488</text:p>
          </table:table-cell>
          <table:table-cell table:formula="of:=[.B122]-[.B$2]" office:value-type="float" office:value="5.99959993362427" calcext:value-type="float">
            <text:p>5.9995999336</text:p>
          </table:table-cell>
          <table:table-cell table:formula="of:=[.C121]/([.D122]-[.D121])" office:value-type="float" office:value="9808.78569306861" calcext:value-type="float">
            <text:p>9808.7856930686</text:p>
          </table:table-cell>
          <table:table-cell table:formula="of:=[.D122]-[.D121]" office:value-type="float" office:value="0.0505669116973877" calcext:value-type="float">
            <text:p>0.05056691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648205.54955" calcext:value-type="float">
            <text:p>1455648205.54955</text:p>
          </table:table-cell>
          <table:table-cell office:value-type="float" office:value="488" calcext:value-type="float">
            <text:p>488</text:p>
          </table:table-cell>
          <table:table-cell table:formula="of:=[.B123]-[.B$2]" office:value-type="float" office:value="6.04901719093323" calcext:value-type="float">
            <text:p>6.0490171909</text:p>
          </table:table-cell>
          <table:table-cell table:formula="of:=[.C122]/([.D123]-[.D122])" office:value-type="float" office:value="9875.09276261513" calcext:value-type="float">
            <text:p>9875.0927626151</text:p>
          </table:table-cell>
          <table:table-cell table:formula="of:=[.D123]-[.D122]" office:value-type="float" office:value="0.04941725730896" calcext:value-type="float">
            <text:p>0.04941725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648205.60015" calcext:value-type="float">
            <text:p>1455648205.60015</text:p>
          </table:table-cell>
          <table:table-cell office:value-type="float" office:value="480" calcext:value-type="float">
            <text:p>480</text:p>
          </table:table-cell>
          <table:table-cell table:formula="of:=[.B124]-[.B$2]" office:value-type="float" office:value="6.09961557388306" calcext:value-type="float">
            <text:p>6.0996155739</text:p>
          </table:table-cell>
          <table:table-cell table:formula="of:=[.C123]/([.D124]-[.D123])" office:value-type="float" office:value="9644.57699140064" calcext:value-type="float">
            <text:p>9644.5769914006</text:p>
          </table:table-cell>
          <table:table-cell table:formula="of:=[.D124]-[.D123]" office:value-type="float" office:value="0.0505983829498291" calcext:value-type="float">
            <text:p>0.05059838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648205.64952" calcext:value-type="float">
            <text:p>1455648205.64952</text:p>
          </table:table-cell>
          <table:table-cell office:value-type="float" office:value="480" calcext:value-type="float">
            <text:p>480</text:p>
          </table:table-cell>
          <table:table-cell table:formula="of:=[.B125]-[.B$2]" office:value-type="float" office:value="6.14899015426636" calcext:value-type="float">
            <text:p>6.1489901543</text:p>
          </table:table-cell>
          <table:table-cell table:formula="of:=[.C124]/([.D125]-[.D124])" office:value-type="float" office:value="9721.60160701524" calcext:value-type="float">
            <text:p>9721.6016070152</text:p>
          </table:table-cell>
          <table:table-cell table:formula="of:=[.D125]-[.D124]" office:value-type="float" office:value="0.0493745803833008" calcext:value-type="float">
            <text:p>0.04937458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648205.69993" calcext:value-type="float">
            <text:p>1455648205.69993</text:p>
          </table:table-cell>
          <table:table-cell office:value-type="float" office:value="472" calcext:value-type="float">
            <text:p>472</text:p>
          </table:table-cell>
          <table:table-cell table:formula="of:=[.B126]-[.B$2]" office:value-type="float" office:value="6.19939231872559" calcext:value-type="float">
            <text:p>6.1993923187</text:p>
          </table:table-cell>
          <table:table-cell table:formula="of:=[.C125]/([.D126]-[.D125])" office:value-type="float" office:value="9523.4005354727" calcext:value-type="float">
            <text:p>9523.4005354727</text:p>
          </table:table-cell>
          <table:table-cell table:formula="of:=[.D126]-[.D125]" office:value-type="float" office:value="0.0504021644592285" calcext:value-type="float">
            <text:p>0.05040216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648205.74953" calcext:value-type="float">
            <text:p>1455648205.74953</text:p>
          </table:table-cell>
          <table:table-cell office:value-type="float" office:value="472" calcext:value-type="float">
            <text:p>472</text:p>
          </table:table-cell>
          <table:table-cell table:formula="of:=[.B127]-[.B$2]" office:value-type="float" office:value="6.24899864196777" calcext:value-type="float">
            <text:p>6.248998642</text:p>
          </table:table-cell>
          <table:table-cell table:formula="of:=[.C126]/([.D127]-[.D126])" office:value-type="float" office:value="9514.9160258382" calcext:value-type="float">
            <text:p>9514.9160258382</text:p>
          </table:table-cell>
          <table:table-cell table:formula="of:=[.D127]-[.D126]" office:value-type="float" office:value="0.0496063232421875" calcext:value-type="float">
            <text:p>0.04960632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648205.79987" calcext:value-type="float">
            <text:p>1455648205.79987</text:p>
          </table:table-cell>
          <table:table-cell office:value-type="float" office:value="464" calcext:value-type="float">
            <text:p>464</text:p>
          </table:table-cell>
          <table:table-cell table:formula="of:=[.B128]-[.B$2]" office:value-type="float" office:value="6.29933977127075" calcext:value-type="float">
            <text:p>6.2993397713</text:p>
          </table:table-cell>
          <table:table-cell table:formula="of:=[.C127]/([.D128]-[.D127])" office:value-type="float" office:value="9376.03122010363" calcext:value-type="float">
            <text:p>9376.0312201036</text:p>
          </table:table-cell>
          <table:table-cell table:formula="of:=[.D128]-[.D127]" office:value-type="float" office:value="0.0503411293029785" calcext:value-type="float">
            <text:p>0.05034112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648205.84946" calcext:value-type="float">
            <text:p>1455648205.84946</text:p>
          </table:table-cell>
          <table:table-cell office:value-type="float" office:value="464" calcext:value-type="float">
            <text:p>464</text:p>
          </table:table-cell>
          <table:table-cell table:formula="of:=[.B129]-[.B$2]" office:value-type="float" office:value="6.34892272949219" calcext:value-type="float">
            <text:p>6.3489227295</text:p>
          </table:table-cell>
          <table:table-cell table:formula="of:=[.C128]/([.D129]-[.D128])" office:value-type="float" office:value="9358.05398959445" calcext:value-type="float">
            <text:p>9358.0539895945</text:p>
          </table:table-cell>
          <table:table-cell table:formula="of:=[.D129]-[.D128]" office:value-type="float" office:value="0.0495829582214356" calcext:value-type="float">
            <text:p>0.04958295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648205.89982" calcext:value-type="float">
            <text:p>1455648205.89982</text:p>
          </table:table-cell>
          <table:table-cell office:value-type="float" office:value="456" calcext:value-type="float">
            <text:p>456</text:p>
          </table:table-cell>
          <table:table-cell table:formula="of:=[.B130]-[.B$2]" office:value-type="float" office:value="6.39929032325745" calcext:value-type="float">
            <text:p>6.3992903233</text:p>
          </table:table-cell>
          <table:table-cell table:formula="of:=[.C129]/([.D130]-[.D129])" office:value-type="float" office:value="9212.27252114723" calcext:value-type="float">
            <text:p>9212.2725211472</text:p>
          </table:table-cell>
          <table:table-cell table:formula="of:=[.D130]-[.D129]" office:value-type="float" office:value="0.0503675937652588" calcext:value-type="float">
            <text:p>0.05036759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648205.94992" calcext:value-type="float">
            <text:p>1455648205.94992</text:p>
          </table:table-cell>
          <table:table-cell office:value-type="float" office:value="456" calcext:value-type="float">
            <text:p>456</text:p>
          </table:table-cell>
          <table:table-cell table:formula="of:=[.B131]-[.B$2]" office:value-type="float" office:value="6.44938969612122" calcext:value-type="float">
            <text:p>6.4493896961</text:p>
          </table:table-cell>
          <table:table-cell table:formula="of:=[.C130]/([.D131]-[.D130])" office:value-type="float" office:value="9101.9103420707" calcext:value-type="float">
            <text:p>9101.9103420707</text:p>
          </table:table-cell>
          <table:table-cell table:formula="of:=[.D131]-[.D130]" office:value-type="float" office:value="0.0500993728637695" calcext:value-type="float">
            <text:p>0.05009937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648205.99932" calcext:value-type="float">
            <text:p>1455648205.99932</text:p>
          </table:table-cell>
          <table:table-cell office:value-type="float" office:value="448" calcext:value-type="float">
            <text:p>448</text:p>
          </table:table-cell>
          <table:table-cell table:formula="of:=[.B132]-[.B$2]" office:value-type="float" office:value="6.49879026412964" calcext:value-type="float">
            <text:p>6.4987902641</text:p>
          </table:table-cell>
          <table:table-cell table:formula="of:=[.C131]/([.D132]-[.D131])" office:value-type="float" office:value="9230.66309525533" calcext:value-type="float">
            <text:p>9230.6630952553</text:p>
          </table:table-cell>
          <table:table-cell table:formula="of:=[.D132]-[.D131]" office:value-type="float" office:value="0.0494005680084229" calcext:value-type="float">
            <text:p>0.0494005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648206.04996" calcext:value-type="float">
            <text:p>1455648206.04996</text:p>
          </table:table-cell>
          <table:table-cell office:value-type="float" office:value="448" calcext:value-type="float">
            <text:p>448</text:p>
          </table:table-cell>
          <table:table-cell table:formula="of:=[.B133]-[.B$2]" office:value-type="float" office:value="6.54942274093628" calcext:value-type="float">
            <text:p>6.5494227409</text:p>
          </table:table-cell>
          <table:table-cell table:formula="of:=[.C132]/([.D133]-[.D132])" office:value-type="float" office:value="8848.07594364499" calcext:value-type="float">
            <text:p>8848.075943645</text:p>
          </table:table-cell>
          <table:table-cell table:formula="of:=[.D133]-[.D132]" office:value-type="float" office:value="0.0506324768066406" calcext:value-type="float">
            <text:p>0.05063247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648206.09967" calcext:value-type="float">
            <text:p>1455648206.09967</text:p>
          </table:table-cell>
          <table:table-cell office:value-type="float" office:value="440" calcext:value-type="float">
            <text:p>440</text:p>
          </table:table-cell>
          <table:table-cell table:formula="of:=[.B134]-[.B$2]" office:value-type="float" office:value="6.59914016723633" calcext:value-type="float">
            <text:p>6.5991401672</text:p>
          </table:table-cell>
          <table:table-cell table:formula="of:=[.C133]/([.D134]-[.D133])" office:value-type="float" office:value="9010.92500839208" calcext:value-type="float">
            <text:p>9010.9250083921</text:p>
          </table:table-cell>
          <table:table-cell table:formula="of:=[.D134]-[.D133]" office:value-type="float" office:value="0.0497174263000488" calcext:value-type="float">
            <text:p>0.049717426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648206.15006" calcext:value-type="float">
            <text:p>1455648206.15006</text:p>
          </table:table-cell>
          <table:table-cell office:value-type="float" office:value="440" calcext:value-type="float">
            <text:p>440</text:p>
          </table:table-cell>
          <table:table-cell table:formula="of:=[.B135]-[.B$2]" office:value-type="float" office:value="6.64952921867371" calcext:value-type="float">
            <text:p>6.6495292187</text:p>
          </table:table-cell>
          <table:table-cell table:formula="of:=[.C134]/([.D135]-[.D134])" office:value-type="float" office:value="8732.05562416311" calcext:value-type="float">
            <text:p>8732.0556241631</text:p>
          </table:table-cell>
          <table:table-cell table:formula="of:=[.D135]-[.D134]" office:value-type="float" office:value="0.0503890514373779" calcext:value-type="float">
            <text:p>0.05038905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648206.19962" calcext:value-type="float">
            <text:p>1455648206.19962</text:p>
          </table:table-cell>
          <table:table-cell office:value-type="float" office:value="432" calcext:value-type="float">
            <text:p>432</text:p>
          </table:table-cell>
          <table:table-cell table:formula="of:=[.B136]-[.B$2]" office:value-type="float" office:value="6.69908308982849" calcext:value-type="float">
            <text:p>6.6990830898</text:p>
          </table:table-cell>
          <table:table-cell table:formula="of:=[.C135]/([.D136]-[.D135])" office:value-type="float" office:value="8879.22557302592" calcext:value-type="float">
            <text:p>8879.2255730259</text:p>
          </table:table-cell>
          <table:table-cell table:formula="of:=[.D136]-[.D135]" office:value-type="float" office:value="0.0495538711547852" calcext:value-type="float">
            <text:p>0.04955387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648206.24993" calcext:value-type="float">
            <text:p>1455648206.24993</text:p>
          </table:table-cell>
          <table:table-cell office:value-type="float" office:value="432" calcext:value-type="float">
            <text:p>432</text:p>
          </table:table-cell>
          <table:table-cell table:formula="of:=[.B137]-[.B$2]" office:value-type="float" office:value="6.74939942359924" calcext:value-type="float">
            <text:p>6.7493994236</text:p>
          </table:table-cell>
          <table:table-cell table:formula="of:=[.C136]/([.D137]-[.D136])" office:value-type="float" office:value="8585.68118194483" calcext:value-type="float">
            <text:p>8585.6811819448</text:p>
          </table:table-cell>
          <table:table-cell table:formula="of:=[.D137]-[.D136]" office:value-type="float" office:value="0.050316333770752" calcext:value-type="float">
            <text:p>0.05031633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648206.29957" calcext:value-type="float">
            <text:p>1455648206.29957</text:p>
          </table:table-cell>
          <table:table-cell office:value-type="float" office:value="432" calcext:value-type="float">
            <text:p>432</text:p>
          </table:table-cell>
          <table:table-cell table:formula="of:=[.B138]-[.B$2]" office:value-type="float" office:value="6.79903483390808" calcext:value-type="float">
            <text:p>6.7990348339</text:p>
          </table:table-cell>
          <table:table-cell table:formula="of:=[.C137]/([.D138]-[.D137])" office:value-type="float" office:value="8703.46386404465" calcext:value-type="float">
            <text:p>8703.4638640447</text:p>
          </table:table-cell>
          <table:table-cell table:formula="of:=[.D138]-[.D137]" office:value-type="float" office:value="0.0496354103088379" calcext:value-type="float">
            <text:p>0.04963541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648206.35009" calcext:value-type="float">
            <text:p>1455648206.35009</text:p>
          </table:table-cell>
          <table:table-cell office:value-type="float" office:value="424" calcext:value-type="float">
            <text:p>424</text:p>
          </table:table-cell>
          <table:table-cell table:formula="of:=[.B139]-[.B$2]" office:value-type="float" office:value="6.84955620765686" calcext:value-type="float">
            <text:p>6.8495562077</text:p>
          </table:table-cell>
          <table:table-cell table:formula="of:=[.C138]/([.D139]-[.D138])" office:value-type="float" office:value="8550.83636775491" calcext:value-type="float">
            <text:p>8550.8363677549</text:p>
          </table:table-cell>
          <table:table-cell table:formula="of:=[.D139]-[.D138]" office:value-type="float" office:value="0.0505213737487793" calcext:value-type="float">
            <text:p>0.05052137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648206.39944" calcext:value-type="float">
            <text:p>1455648206.39944</text:p>
          </table:table-cell>
          <table:table-cell office:value-type="float" office:value="424" calcext:value-type="float">
            <text:p>424</text:p>
          </table:table-cell>
          <table:table-cell table:formula="of:=[.B140]-[.B$2]" office:value-type="float" office:value="6.89890551567078" calcext:value-type="float">
            <text:p>6.8989055157</text:p>
          </table:table-cell>
          <table:table-cell table:formula="of:=[.C139]/([.D140]-[.D139])" office:value-type="float" office:value="8591.81247040863" calcext:value-type="float">
            <text:p>8591.8124704086</text:p>
          </table:table-cell>
          <table:table-cell table:formula="of:=[.D140]-[.D139]" office:value-type="float" office:value="0.049349308013916" calcext:value-type="float">
            <text:p>0.0493493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648206.44992" calcext:value-type="float">
            <text:p>1455648206.44992</text:p>
          </table:table-cell>
          <table:table-cell office:value-type="float" office:value="416" calcext:value-type="float">
            <text:p>416</text:p>
          </table:table-cell>
          <table:table-cell table:formula="of:=[.B141]-[.B$2]" office:value-type="float" office:value="6.94938516616821" calcext:value-type="float">
            <text:p>6.9493851662</text:p>
          </table:table-cell>
          <table:table-cell table:formula="of:=[.C140]/([.D141]-[.D140])" office:value-type="float" office:value="8399.4242397049" calcext:value-type="float">
            <text:p>8399.4242397049</text:p>
          </table:table-cell>
          <table:table-cell table:formula="of:=[.D141]-[.D140]" office:value-type="float" office:value="0.0504796504974365" calcext:value-type="float">
            <text:p>0.05047965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648206.50044" calcext:value-type="float">
            <text:p>1455648206.50044</text:p>
          </table:table-cell>
          <table:table-cell office:value-type="float" office:value="416" calcext:value-type="float">
            <text:p>416</text:p>
          </table:table-cell>
          <table:table-cell table:formula="of:=[.B142]-[.B$2]" office:value-type="float" office:value="6.9999041557312" calcext:value-type="float">
            <text:p>6.9999041557</text:p>
          </table:table-cell>
          <table:table-cell table:formula="of:=[.C141]/([.D142]-[.D141])" office:value-type="float" office:value="8234.52732524116" calcext:value-type="float">
            <text:p>8234.5273252412</text:p>
          </table:table-cell>
          <table:table-cell table:formula="of:=[.D142]-[.D141]" office:value-type="float" office:value="0.0505189895629883" calcext:value-type="float">
            <text:p>0.05051898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648206.54982" calcext:value-type="float">
            <text:p>1455648206.54982</text:p>
          </table:table-cell>
          <table:table-cell office:value-type="float" office:value="408" calcext:value-type="float">
            <text:p>408</text:p>
          </table:table-cell>
          <table:table-cell table:formula="of:=[.B143]-[.B$2]" office:value-type="float" office:value="7.04928827285767" calcext:value-type="float">
            <text:p>7.0492882729</text:p>
          </table:table-cell>
          <table:table-cell table:formula="of:=[.C142]/([.D143]-[.D142])" office:value-type="float" office:value="8423.76100264566" calcext:value-type="float">
            <text:p>8423.7610026457</text:p>
          </table:table-cell>
          <table:table-cell table:formula="of:=[.D143]-[.D142]" office:value-type="float" office:value="0.0493841171264648" calcext:value-type="float">
            <text:p>0.04938411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648206.59996" calcext:value-type="float">
            <text:p>1455648206.59996</text:p>
          </table:table-cell>
          <table:table-cell office:value-type="float" office:value="408" calcext:value-type="float">
            <text:p>408</text:p>
          </table:table-cell>
          <table:table-cell table:formula="of:=[.B144]-[.B$2]" office:value-type="float" office:value="7.09942865371704" calcext:value-type="float">
            <text:p>7.0994286537</text:p>
          </table:table-cell>
          <table:table-cell table:formula="of:=[.C143]/([.D144]-[.D143])" office:value-type="float" office:value="8137.15398660986" calcext:value-type="float">
            <text:p>8137.1539866099</text:p>
          </table:table-cell>
          <table:table-cell table:formula="of:=[.D144]-[.D143]" office:value-type="float" office:value="0.050140380859375" calcext:value-type="float">
            <text:p>0.050140380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648206.64942" calcext:value-type="float">
            <text:p>1455648206.64942</text:p>
          </table:table-cell>
          <table:table-cell office:value-type="float" office:value="408" calcext:value-type="float">
            <text:p>408</text:p>
          </table:table-cell>
          <table:table-cell table:formula="of:=[.B145]-[.B$2]" office:value-type="float" office:value="7.14888739585876" calcext:value-type="float">
            <text:p>7.1488873959</text:p>
          </table:table-cell>
          <table:table-cell table:formula="of:=[.C144]/([.D145]-[.D144])" office:value-type="float" office:value="8249.29996866639" calcext:value-type="float">
            <text:p>8249.2999686664</text:p>
          </table:table-cell>
          <table:table-cell table:formula="of:=[.D145]-[.D144]" office:value-type="float" office:value="0.0494587421417236" calcext:value-type="float">
            <text:p>0.04945874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648206.69995" calcext:value-type="float">
            <text:p>1455648206.69995</text:p>
          </table:table-cell>
          <table:table-cell office:value-type="float" office:value="400" calcext:value-type="float">
            <text:p>400</text:p>
          </table:table-cell>
          <table:table-cell table:formula="of:=[.B146]-[.B$2]" office:value-type="float" office:value="7.19941854476929" calcext:value-type="float">
            <text:p>7.1994185448</text:p>
          </table:table-cell>
          <table:table-cell table:formula="of:=[.C145]/([.D146]-[.D145])" office:value-type="float" office:value="8074.2276555489" calcext:value-type="float">
            <text:p>8074.2276555489</text:p>
          </table:table-cell>
          <table:table-cell table:formula="of:=[.D146]-[.D145]" office:value-type="float" office:value="0.0505311489105225" calcext:value-type="float">
            <text:p>0.05053114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648206.74963" calcext:value-type="float">
            <text:p>1455648206.74963</text:p>
          </table:table-cell>
          <table:table-cell office:value-type="float" office:value="400" calcext:value-type="float">
            <text:p>400</text:p>
          </table:table-cell>
          <table:table-cell table:formula="of:=[.B147]-[.B$2]" office:value-type="float" office:value="7.24909949302673" calcext:value-type="float">
            <text:p>7.249099493</text:p>
          </table:table-cell>
          <table:table-cell table:formula="of:=[.C146]/([.D147]-[.D146])" office:value-type="float" office:value="8051.37611156702" calcext:value-type="float">
            <text:p>8051.376111567</text:p>
          </table:table-cell>
          <table:table-cell table:formula="of:=[.D147]-[.D146]" office:value-type="float" office:value="0.0496809482574463" calcext:value-type="float">
            <text:p>0.04968094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648206.79999" calcext:value-type="float">
            <text:p>1455648206.79999</text:p>
          </table:table-cell>
          <table:table-cell office:value-type="float" office:value="400" calcext:value-type="float">
            <text:p>400</text:p>
          </table:table-cell>
          <table:table-cell table:formula="of:=[.B148]-[.B$2]" office:value-type="float" office:value="7.29945063591003" calcext:value-type="float">
            <text:p>7.2994506359</text:p>
          </table:table-cell>
          <table:table-cell table:formula="of:=[.C147]/([.D148]-[.D147])" office:value-type="float" office:value="7944.20895126617" calcext:value-type="float">
            <text:p>7944.2089512662</text:p>
          </table:table-cell>
          <table:table-cell table:formula="of:=[.D148]-[.D147]" office:value-type="float" office:value="0.0503511428833008" calcext:value-type="float">
            <text:p>0.05035114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648206.8494" calcext:value-type="float">
            <text:p>1455648206.8494</text:p>
          </table:table-cell>
          <table:table-cell office:value-type="float" office:value="392" calcext:value-type="float">
            <text:p>392</text:p>
          </table:table-cell>
          <table:table-cell table:formula="of:=[.B149]-[.B$2]" office:value-type="float" office:value="7.34886693954468" calcext:value-type="float">
            <text:p>7.3488669395</text:p>
          </table:table-cell>
          <table:table-cell table:formula="of:=[.C148]/([.D149]-[.D148])" office:value-type="float" office:value="8094.49454085793" calcext:value-type="float">
            <text:p>8094.4945408579</text:p>
          </table:table-cell>
          <table:table-cell table:formula="of:=[.D149]-[.D148]" office:value-type="float" office:value="0.0494163036346436" calcext:value-type="float">
            <text:p>0.04941630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648206.89977" calcext:value-type="float">
            <text:p>1455648206.89977</text:p>
          </table:table-cell>
          <table:table-cell office:value-type="float" office:value="392" calcext:value-type="float">
            <text:p>392</text:p>
          </table:table-cell>
          <table:table-cell table:formula="of:=[.B150]-[.B$2]" office:value-type="float" office:value="7.39923691749573" calcext:value-type="float">
            <text:p>7.3992369175</text:p>
          </table:table-cell>
          <table:table-cell table:formula="of:=[.C149]/([.D150]-[.D149])" office:value-type="float" office:value="7782.41357145224" calcext:value-type="float">
            <text:p>7782.4135714522</text:p>
          </table:table-cell>
          <table:table-cell table:formula="of:=[.D150]-[.D149]" office:value-type="float" office:value="0.0503699779510498" calcext:value-type="float">
            <text:p>0.0503699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648206.95026" calcext:value-type="float">
            <text:p>1455648206.95026</text:p>
          </table:table-cell>
          <table:table-cell office:value-type="float" office:value="392" calcext:value-type="float">
            <text:p>392</text:p>
          </table:table-cell>
          <table:table-cell table:formula="of:=[.B151]-[.B$2]" office:value-type="float" office:value="7.44972538948059" calcext:value-type="float">
            <text:p>7.4497253895</text:p>
          </table:table-cell>
          <table:table-cell table:formula="of:=[.C150]/([.D151]-[.D150])" office:value-type="float" office:value="7764.14861827317" calcext:value-type="float">
            <text:p>7764.1486182732</text:p>
          </table:table-cell>
          <table:table-cell table:formula="of:=[.D151]-[.D150]" office:value-type="float" office:value="0.0504884719848633" calcext:value-type="float">
            <text:p>0.0504884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648206.99968" calcext:value-type="float">
            <text:p>1455648206.99968</text:p>
          </table:table-cell>
          <table:table-cell office:value-type="float" office:value="392" calcext:value-type="float">
            <text:p>392</text:p>
          </table:table-cell>
          <table:table-cell table:formula="of:=[.B152]-[.B$2]" office:value-type="float" office:value="7.49914884567261" calcext:value-type="float">
            <text:p>7.4991488457</text:p>
          </table:table-cell>
          <table:table-cell table:formula="of:=[.C151]/([.D152]-[.D151])" office:value-type="float" office:value="7931.45664433156" calcext:value-type="float">
            <text:p>7931.4566443316</text:p>
          </table:table-cell>
          <table:table-cell table:formula="of:=[.D152]-[.D151]" office:value-type="float" office:value="0.0494234561920166" calcext:value-type="float">
            <text:p>0.04942345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648207.05022" calcext:value-type="float">
            <text:p>1455648207.05022</text:p>
          </table:table-cell>
          <table:table-cell office:value-type="float" office:value="384" calcext:value-type="float">
            <text:p>384</text:p>
          </table:table-cell>
          <table:table-cell table:formula="of:=[.B153]-[.B$2]" office:value-type="float" office:value="7.54968643188477" calcext:value-type="float">
            <text:p>7.5496864319</text:p>
          </table:table-cell>
          <table:table-cell table:formula="of:=[.C152]/([.D153]-[.D152])" office:value-type="float" office:value="7756.60314195405" calcext:value-type="float">
            <text:p>7756.6031419541</text:p>
          </table:table-cell>
          <table:table-cell table:formula="of:=[.D153]-[.D152]" office:value-type="float" office:value="0.0505375862121582" calcext:value-type="float">
            <text:p>0.05053758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648207.09997" calcext:value-type="float">
            <text:p>1455648207.09997</text:p>
          </table:table-cell>
          <table:table-cell office:value-type="float" office:value="384" calcext:value-type="float">
            <text:p>384</text:p>
          </table:table-cell>
          <table:table-cell table:formula="of:=[.B154]-[.B$2]" office:value-type="float" office:value="7.59943342208862" calcext:value-type="float">
            <text:p>7.5994334221</text:p>
          </table:table-cell>
          <table:table-cell table:formula="of:=[.C153]/([.D154]-[.D153])" office:value-type="float" office:value="7719.05995571616" calcext:value-type="float">
            <text:p>7719.0599557162</text:p>
          </table:table-cell>
          <table:table-cell table:formula="of:=[.D154]-[.D153]" office:value-type="float" office:value="0.0497469902038574" calcext:value-type="float">
            <text:p>0.04974699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648207.14919" calcext:value-type="float">
            <text:p>1455648207.14919</text:p>
          </table:table-cell>
          <table:table-cell office:value-type="float" office:value="384" calcext:value-type="float">
            <text:p>384</text:p>
          </table:table-cell>
          <table:table-cell table:formula="of:=[.B155]-[.B$2]" office:value-type="float" office:value="7.64865374565125" calcext:value-type="float">
            <text:p>7.6486537457</text:p>
          </table:table-cell>
          <table:table-cell table:formula="of:=[.C154]/([.D155]-[.D154])" office:value-type="float" office:value="7801.65533677251" calcext:value-type="float">
            <text:p>7801.6553367725</text:p>
          </table:table-cell>
          <table:table-cell table:formula="of:=[.D155]-[.D154]" office:value-type="float" office:value="0.0492203235626221" calcext:value-type="float">
            <text:p>0.04922032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648207.1999" calcext:value-type="float">
            <text:p>1455648207.1999</text:p>
          </table:table-cell>
          <table:table-cell office:value-type="float" office:value="384" calcext:value-type="float">
            <text:p>384</text:p>
          </table:table-cell>
          <table:table-cell table:formula="of:=[.B156]-[.B$2]" office:value-type="float" office:value="7.69936776161194" calcext:value-type="float">
            <text:p>7.6993677616</text:p>
          </table:table-cell>
          <table:table-cell table:formula="of:=[.C155]/([.D156]-[.D155])" office:value-type="float" office:value="7571.87126134173" calcext:value-type="float">
            <text:p>7571.8712613417</text:p>
          </table:table-cell>
          <table:table-cell table:formula="of:=[.D156]-[.D155]" office:value-type="float" office:value="0.0507140159606934" calcext:value-type="float">
            <text:p>0.0507140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648207.24919" calcext:value-type="float">
            <text:p>1455648207.24919</text:p>
          </table:table-cell>
          <table:table-cell office:value-type="float" office:value="376" calcext:value-type="float">
            <text:p>376</text:p>
          </table:table-cell>
          <table:table-cell table:formula="of:=[.B157]-[.B$2]" office:value-type="float" office:value="7.74865913391113" calcext:value-type="float">
            <text:p>7.7486591339</text:p>
          </table:table-cell>
          <table:table-cell table:formula="of:=[.C156]/([.D157]-[.D156])" office:value-type="float" office:value="7790.41000662658" calcext:value-type="float">
            <text:p>7790.4100066266</text:p>
          </table:table-cell>
          <table:table-cell table:formula="of:=[.D157]-[.D156]" office:value-type="float" office:value="0.0492913722991943" calcext:value-type="float">
            <text:p>0.04929137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648207.29973" calcext:value-type="float">
            <text:p>1455648207.29973</text:p>
          </table:table-cell>
          <table:table-cell office:value-type="float" office:value="376" calcext:value-type="float">
            <text:p>376</text:p>
          </table:table-cell>
          <table:table-cell table:formula="of:=[.B158]-[.B$2]" office:value-type="float" office:value="7.7991943359375" calcext:value-type="float">
            <text:p>7.7991943359</text:p>
          </table:table-cell>
          <table:table-cell table:formula="of:=[.C157]/([.D158]-[.D157])" office:value-type="float" office:value="7440.35810530289" calcext:value-type="float">
            <text:p>7440.3581053029</text:p>
          </table:table-cell>
          <table:table-cell table:formula="of:=[.D158]-[.D157]" office:value-type="float" office:value="0.0505352020263672" calcext:value-type="float">
            <text:p>0.0505352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648207.35022" calcext:value-type="float">
            <text:p>1455648207.35022</text:p>
          </table:table-cell>
          <table:table-cell office:value-type="float" office:value="376" calcext:value-type="float">
            <text:p>376</text:p>
          </table:table-cell>
          <table:table-cell table:formula="of:=[.B159]-[.B$2]" office:value-type="float" office:value="7.84968566894531" calcext:value-type="float">
            <text:p>7.8496856689</text:p>
          </table:table-cell>
          <table:table-cell table:formula="of:=[.C158]/([.D159]-[.D158])" office:value-type="float" office:value="7446.82260501662" calcext:value-type="float">
            <text:p>7446.8226050166</text:p>
          </table:table-cell>
          <table:table-cell table:formula="of:=[.D159]-[.D158]" office:value-type="float" office:value="0.0504913330078125" calcext:value-type="float">
            <text:p>0.0504913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648207.39969" calcext:value-type="float">
            <text:p>1455648207.39969</text:p>
          </table:table-cell>
          <table:table-cell office:value-type="float" office:value="376" calcext:value-type="float">
            <text:p>376</text:p>
          </table:table-cell>
          <table:table-cell table:formula="of:=[.B160]-[.B$2]" office:value-type="float" office:value="7.89915466308594" calcext:value-type="float">
            <text:p>7.8991546631</text:p>
          </table:table-cell>
          <table:table-cell table:formula="of:=[.C159]/([.D160]-[.D159])" office:value-type="float" office:value="7600.72054287477" calcext:value-type="float">
            <text:p>7600.7205428748</text:p>
          </table:table-cell>
          <table:table-cell table:formula="of:=[.D160]-[.D159]" office:value-type="float" office:value="0.049468994140625" calcext:value-type="float">
            <text:p>0.04946899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648207.45011" calcext:value-type="float">
            <text:p>1455648207.45011</text:p>
          </table:table-cell>
          <table:table-cell office:value-type="float" office:value="376" calcext:value-type="float">
            <text:p>376</text:p>
          </table:table-cell>
          <table:table-cell table:formula="of:=[.B161]-[.B$2]" office:value-type="float" office:value="7.94957184791565" calcext:value-type="float">
            <text:p>7.9495718479</text:p>
          </table:table-cell>
          <table:table-cell table:formula="of:=[.C160]/([.D161]-[.D160])" office:value-type="float" office:value="7457.77459153997" calcext:value-type="float">
            <text:p>7457.77459154</text:p>
          </table:table-cell>
          <table:table-cell table:formula="of:=[.D161]-[.D160]" office:value-type="float" office:value="0.0504171848297119" calcext:value-type="float">
            <text:p>0.05041718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648207.49956" calcext:value-type="float">
            <text:p>1455648207.49956</text:p>
          </table:table-cell>
          <table:table-cell office:value-type="float" office:value="376" calcext:value-type="float">
            <text:p>376</text:p>
          </table:table-cell>
          <table:table-cell table:formula="of:=[.B162]-[.B$2]" office:value-type="float" office:value="7.99902272224426" calcext:value-type="float">
            <text:p>7.9990227222</text:p>
          </table:table-cell>
          <table:table-cell table:formula="of:=[.C161]/([.D162]-[.D161])" office:value-type="float" office:value="7603.50560237595" calcext:value-type="float">
            <text:p>7603.505602376</text:p>
          </table:table-cell>
          <table:table-cell table:formula="of:=[.D162]-[.D161]" office:value-type="float" office:value="0.0494508743286133" calcext:value-type="float">
            <text:p>0.04945087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648207.55014" calcext:value-type="float">
            <text:p>1455648207.55014</text:p>
          </table:table-cell>
          <table:table-cell office:value-type="float" office:value="376" calcext:value-type="float">
            <text:p>376</text:p>
          </table:table-cell>
          <table:table-cell table:formula="of:=[.B163]-[.B$2]" office:value-type="float" office:value="8.04960703849793" calcext:value-type="float">
            <text:p>8.0496070385</text:p>
          </table:table-cell>
          <table:table-cell table:formula="of:=[.C162]/([.D163]-[.D162])" office:value-type="float" office:value="7433.13397999679" calcext:value-type="float">
            <text:p>7433.1339799968</text:p>
          </table:table-cell>
          <table:table-cell table:formula="of:=[.D163]-[.D162]" office:value-type="float" office:value="0.0505843162536621" calcext:value-type="float">
            <text:p>0.05058431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648207.5995" calcext:value-type="float">
            <text:p>1455648207.5995</text:p>
          </table:table-cell>
          <table:table-cell office:value-type="float" office:value="376" calcext:value-type="float">
            <text:p>376</text:p>
          </table:table-cell>
          <table:table-cell table:formula="of:=[.B164]-[.B$2]" office:value-type="float" office:value="8.09896349906921" calcext:value-type="float">
            <text:p>8.0989634991</text:p>
          </table:table-cell>
          <table:table-cell table:formula="of:=[.C163]/([.D164]-[.D163])" office:value-type="float" office:value="7618.0503149515" calcext:value-type="float">
            <text:p>7618.0503149515</text:p>
          </table:table-cell>
          <table:table-cell table:formula="of:=[.D164]-[.D163]" office:value-type="float" office:value="0.0493564605712891" calcext:value-type="float">
            <text:p>0.04935646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648207.65007" calcext:value-type="float">
            <text:p>1455648207.65007</text:p>
          </table:table-cell>
          <table:table-cell office:value-type="float" office:value="376" calcext:value-type="float">
            <text:p>376</text:p>
          </table:table-cell>
          <table:table-cell table:formula="of:=[.B165]-[.B$2]" office:value-type="float" office:value="8.14953804016113" calcext:value-type="float">
            <text:p>8.1495380402</text:p>
          </table:table-cell>
          <table:table-cell table:formula="of:=[.C164]/([.D165]-[.D164])" office:value-type="float" office:value="7434.57067295227" calcext:value-type="float">
            <text:p>7434.5706729523</text:p>
          </table:table-cell>
          <table:table-cell table:formula="of:=[.D165]-[.D164]" office:value-type="float" office:value="0.0505745410919189" calcext:value-type="float">
            <text:p>0.05057454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648207.69924" calcext:value-type="float">
            <text:p>1455648207.69924</text:p>
          </table:table-cell>
          <table:table-cell office:value-type="float" office:value="376" calcext:value-type="float">
            <text:p>376</text:p>
          </table:table-cell>
          <table:table-cell table:formula="of:=[.B166]-[.B$2]" office:value-type="float" office:value="8.19871020317078" calcext:value-type="float">
            <text:p>8.1987102032</text:p>
          </table:table-cell>
          <table:table-cell table:formula="of:=[.C165]/([.D166]-[.D165])" office:value-type="float" office:value="7646.60281318639" calcext:value-type="float">
            <text:p>7646.6028131864</text:p>
          </table:table-cell>
          <table:table-cell table:formula="of:=[.D166]-[.D165]" office:value-type="float" office:value="0.0491721630096436" calcext:value-type="float">
            <text:p>0.0491721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648207.74974" calcext:value-type="float">
            <text:p>1455648207.74974</text:p>
          </table:table-cell>
          <table:table-cell office:value-type="float" office:value="376" calcext:value-type="float">
            <text:p>376</text:p>
          </table:table-cell>
          <table:table-cell table:formula="of:=[.B167]-[.B$2]" office:value-type="float" office:value="8.24920773506165" calcext:value-type="float">
            <text:p>8.2492077351</text:p>
          </table:table-cell>
          <table:table-cell table:formula="of:=[.C166]/([.D167]-[.D166])" office:value-type="float" office:value="7445.90846167647" calcext:value-type="float">
            <text:p>7445.9084616765</text:p>
          </table:table-cell>
          <table:table-cell table:formula="of:=[.D167]-[.D166]" office:value-type="float" office:value="0.0504975318908691" calcext:value-type="float">
            <text:p>0.05049753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648207.80014" calcext:value-type="float">
            <text:p>1455648207.80014</text:p>
          </table:table-cell>
          <table:table-cell office:value-type="float" office:value="376" calcext:value-type="float">
            <text:p>376</text:p>
          </table:table-cell>
          <table:table-cell table:formula="of:=[.B168]-[.B$2]" office:value-type="float" office:value="8.29960656166077" calcext:value-type="float">
            <text:p>8.2996065617</text:p>
          </table:table-cell>
          <table:table-cell table:formula="of:=[.C167]/([.D168]-[.D167])" office:value-type="float" office:value="7460.49115370787" calcext:value-type="float">
            <text:p>7460.4911537079</text:p>
          </table:table-cell>
          <table:table-cell table:formula="of:=[.D168]-[.D167]" office:value-type="float" office:value="0.0503988265991211" calcext:value-type="float">
            <text:p>0.05039882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648207.84963" calcext:value-type="float">
            <text:p>1455648207.84963</text:p>
          </table:table-cell>
          <table:table-cell office:value-type="float" office:value="376" calcext:value-type="float">
            <text:p>376</text:p>
          </table:table-cell>
          <table:table-cell table:formula="of:=[.B169]-[.B$2]" office:value-type="float" office:value="8.3490948677063" calcext:value-type="float">
            <text:p>8.3490948677</text:p>
          </table:table-cell>
          <table:table-cell table:formula="of:=[.C168]/([.D169]-[.D168])" office:value-type="float" office:value="7597.75450091295" calcext:value-type="float">
            <text:p>7597.754500913</text:p>
          </table:table-cell>
          <table:table-cell table:formula="of:=[.D169]-[.D168]" office:value-type="float" office:value="0.0494883060455322" calcext:value-type="float">
            <text:p>0.0494883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648207.9001" calcext:value-type="float">
            <text:p>1455648207.9001</text:p>
          </table:table-cell>
          <table:table-cell office:value-type="float" office:value="376" calcext:value-type="float">
            <text:p>376</text:p>
          </table:table-cell>
          <table:table-cell table:formula="of:=[.B170]-[.B$2]" office:value-type="float" office:value="8.39956212043762" calcext:value-type="float">
            <text:p>8.3995621204</text:p>
          </table:table-cell>
          <table:table-cell table:formula="of:=[.C169]/([.D170]-[.D169])" office:value-type="float" office:value="7450.3758308728" calcext:value-type="float">
            <text:p>7450.3758308728</text:p>
          </table:table-cell>
          <table:table-cell table:formula="of:=[.D170]-[.D169]" office:value-type="float" office:value="0.0504672527313232" calcext:value-type="float">
            <text:p>0.05046725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648207.94949" calcext:value-type="float">
            <text:p>1455648207.94949</text:p>
          </table:table-cell>
          <table:table-cell office:value-type="float" office:value="376" calcext:value-type="float">
            <text:p>376</text:p>
          </table:table-cell>
          <table:table-cell table:formula="of:=[.B171]-[.B$2]" office:value-type="float" office:value="8.44895625114441" calcext:value-type="float">
            <text:p>8.4489562511</text:p>
          </table:table-cell>
          <table:table-cell table:formula="of:=[.C170]/([.D171]-[.D170])" office:value-type="float" office:value="7612.24045488333" calcext:value-type="float">
            <text:p>7612.2404548833</text:p>
          </table:table-cell>
          <table:table-cell table:formula="of:=[.D171]-[.D170]" office:value-type="float" office:value="0.0493941307067871" calcext:value-type="float">
            <text:p>0.04939413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648208.00004" calcext:value-type="float">
            <text:p>1455648208.00004</text:p>
          </table:table-cell>
          <table:table-cell office:value-type="float" office:value="376" calcext:value-type="float">
            <text:p>376</text:p>
          </table:table-cell>
          <table:table-cell table:formula="of:=[.B172]-[.B$2]" office:value-type="float" office:value="8.49951004981995" calcext:value-type="float">
            <text:p>8.4995100498</text:p>
          </table:table-cell>
          <table:table-cell table:formula="of:=[.C171]/([.D172]-[.D171])" office:value-type="float" office:value="7437.62110565087" calcext:value-type="float">
            <text:p>7437.6211056509</text:p>
          </table:table-cell>
          <table:table-cell table:formula="of:=[.D172]-[.D171]" office:value-type="float" office:value="0.0505537986755371" calcext:value-type="float">
            <text:p>0.05055379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648208.04943" calcext:value-type="float">
            <text:p>1455648208.04943</text:p>
          </table:table-cell>
          <table:table-cell office:value-type="float" office:value="376" calcext:value-type="float">
            <text:p>376</text:p>
          </table:table-cell>
          <table:table-cell table:formula="of:=[.B173]-[.B$2]" office:value-type="float" office:value="8.54889631271362" calcext:value-type="float">
            <text:p>8.5488963127</text:p>
          </table:table-cell>
          <table:table-cell table:formula="of:=[.C172]/([.D173]-[.D172])" office:value-type="float" office:value="7613.45317440777" calcext:value-type="float">
            <text:p>7613.4531744078</text:p>
          </table:table-cell>
          <table:table-cell table:formula="of:=[.D173]-[.D172]" office:value-type="float" office:value="0.0493862628936768" calcext:value-type="float">
            <text:p>0.04938626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648208.09994" calcext:value-type="float">
            <text:p>1455648208.09994</text:p>
          </table:table-cell>
          <table:table-cell office:value-type="float" office:value="376" calcext:value-type="float">
            <text:p>376</text:p>
          </table:table-cell>
          <table:table-cell table:formula="of:=[.B174]-[.B$2]" office:value-type="float" office:value="8.59940886497498" calcext:value-type="float">
            <text:p>8.599408865</text:p>
          </table:table-cell>
          <table:table-cell table:formula="of:=[.C173]/([.D174]-[.D173])" office:value-type="float" office:value="7443.69435253581" calcext:value-type="float">
            <text:p>7443.6943525358</text:p>
          </table:table-cell>
          <table:table-cell table:formula="of:=[.D174]-[.D173]" office:value-type="float" office:value="0.0505125522613525" calcext:value-type="float">
            <text:p>0.05051255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648208.14919" calcext:value-type="float">
            <text:p>1455648208.14919</text:p>
          </table:table-cell>
          <table:table-cell office:value-type="float" office:value="376" calcext:value-type="float">
            <text:p>376</text:p>
          </table:table-cell>
          <table:table-cell table:formula="of:=[.B175]-[.B$2]" office:value-type="float" office:value="8.64865612983704" calcext:value-type="float">
            <text:p>8.6486561298</text:p>
          </table:table-cell>
          <table:table-cell table:formula="of:=[.C174]/([.D175]-[.D174])" office:value-type="float" office:value="7634.94177906448" calcext:value-type="float">
            <text:p>7634.9417790645</text:p>
          </table:table-cell>
          <table:table-cell table:formula="of:=[.D175]-[.D174]" office:value-type="float" office:value="0.0492472648620606" calcext:value-type="float">
            <text:p>0.04924726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648208.19972" calcext:value-type="float">
            <text:p>1455648208.19972</text:p>
          </table:table-cell>
          <table:table-cell office:value-type="float" office:value="376" calcext:value-type="float">
            <text:p>376</text:p>
          </table:table-cell>
          <table:table-cell table:formula="of:=[.B176]-[.B$2]" office:value-type="float" office:value="8.69918560981751" calcext:value-type="float">
            <text:p>8.6991856098</text:p>
          </table:table-cell>
          <table:table-cell table:formula="of:=[.C175]/([.D176]-[.D175])" office:value-type="float" office:value="7441.2006643515" calcext:value-type="float">
            <text:p>7441.2006643515</text:p>
          </table:table-cell>
          <table:table-cell table:formula="of:=[.D176]-[.D175]" office:value-type="float" office:value="0.0505294799804688" calcext:value-type="float">
            <text:p>0.050529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648208.25005" calcext:value-type="float">
            <text:p>1455648208.25005</text:p>
          </table:table-cell>
          <table:table-cell office:value-type="float" office:value="376" calcext:value-type="float">
            <text:p>376</text:p>
          </table:table-cell>
          <table:table-cell table:formula="of:=[.B177]-[.B$2]" office:value-type="float" office:value="8.74951839447022" calcext:value-type="float">
            <text:p>8.7495183945</text:p>
          </table:table-cell>
          <table:table-cell table:formula="of:=[.C176]/([.D177]-[.D176])" office:value-type="float" office:value="7470.28010856848" calcext:value-type="float">
            <text:p>7470.2801085685</text:p>
          </table:table-cell>
          <table:table-cell table:formula="of:=[.D177]-[.D176]" office:value-type="float" office:value="0.05033278465271" calcext:value-type="float">
            <text:p>0.05033278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648208.29958" calcext:value-type="float">
            <text:p>1455648208.29958</text:p>
          </table:table-cell>
          <table:table-cell office:value-type="float" office:value="384" calcext:value-type="float">
            <text:p>384</text:p>
          </table:table-cell>
          <table:table-cell table:formula="of:=[.B178]-[.B$2]" office:value-type="float" office:value="8.79904341697693" calcext:value-type="float">
            <text:p>8.799043417</text:p>
          </table:table-cell>
          <table:table-cell table:formula="of:=[.C177]/([.D178]-[.D177])" office:value-type="float" office:value="7592.12173904671" calcext:value-type="float">
            <text:p>7592.1217390467</text:p>
          </table:table-cell>
          <table:table-cell table:formula="of:=[.D178]-[.D177]" office:value-type="float" office:value="0.0495250225067139" calcext:value-type="float">
            <text:p>0.04952502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648208.35009" calcext:value-type="float">
            <text:p>1455648208.35009</text:p>
          </table:table-cell>
          <table:table-cell office:value-type="float" office:value="384" calcext:value-type="float">
            <text:p>384</text:p>
          </table:table-cell>
          <table:table-cell table:formula="of:=[.B179]-[.B$2]" office:value-type="float" office:value="8.84955191612244" calcext:value-type="float">
            <text:p>8.8495519161</text:p>
          </table:table-cell>
          <table:table-cell table:formula="of:=[.C178]/([.D179]-[.D178])" office:value-type="float" office:value="7602.68086552623" calcext:value-type="float">
            <text:p>7602.6808655262</text:p>
          </table:table-cell>
          <table:table-cell table:formula="of:=[.D179]-[.D178]" office:value-type="float" office:value="0.0505084991455078" calcext:value-type="float">
            <text:p>0.05050849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648208.39939" calcext:value-type="float">
            <text:p>1455648208.39939</text:p>
          </table:table-cell>
          <table:table-cell office:value-type="float" office:value="384" calcext:value-type="float">
            <text:p>384</text:p>
          </table:table-cell>
          <table:table-cell table:formula="of:=[.B180]-[.B$2]" office:value-type="float" office:value="8.89885067939758" calcext:value-type="float">
            <text:p>8.8988506794</text:p>
          </table:table-cell>
          <table:table-cell table:formula="of:=[.C179]/([.D180]-[.D179])" office:value-type="float" office:value="7789.24205170863" calcext:value-type="float">
            <text:p>7789.2420517086</text:p>
          </table:table-cell>
          <table:table-cell table:formula="of:=[.D180]-[.D179]" office:value-type="float" office:value="0.0492987632751465" calcext:value-type="float">
            <text:p>0.04929876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648208.45004" calcext:value-type="float">
            <text:p>1455648208.45004</text:p>
          </table:table-cell>
          <table:table-cell office:value-type="float" office:value="384" calcext:value-type="float">
            <text:p>384</text:p>
          </table:table-cell>
          <table:table-cell table:formula="of:=[.B181]-[.B$2]" office:value-type="float" office:value="8.94950699806213" calcext:value-type="float">
            <text:p>8.9495069981</text:p>
          </table:table-cell>
          <table:table-cell table:formula="of:=[.C180]/([.D181]-[.D180])" office:value-type="float" office:value="7580.49558521754" calcext:value-type="float">
            <text:p>7580.4955852175</text:p>
          </table:table-cell>
          <table:table-cell table:formula="of:=[.D181]-[.D180]" office:value-type="float" office:value="0.0506563186645508" calcext:value-type="float">
            <text:p>0.05065631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648208.49951" calcext:value-type="float">
            <text:p>1455648208.49951</text:p>
          </table:table-cell>
          <table:table-cell office:value-type="float" office:value="392" calcext:value-type="float">
            <text:p>392</text:p>
          </table:table-cell>
          <table:table-cell table:formula="of:=[.B182]-[.B$2]" office:value-type="float" office:value="8.99897527694702" calcext:value-type="float">
            <text:p>8.9989752769</text:p>
          </table:table-cell>
          <table:table-cell table:formula="of:=[.C181]/([.D182]-[.D181])" office:value-type="float" office:value="7762.55023736656" calcext:value-type="float">
            <text:p>7762.5502373666</text:p>
          </table:table-cell>
          <table:table-cell table:formula="of:=[.D182]-[.D181]" office:value-type="float" office:value="0.0494682788848877" calcext:value-type="float">
            <text:p>0.0494682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648208.55008" calcext:value-type="float">
            <text:p>1455648208.55008</text:p>
          </table:table-cell>
          <table:table-cell office:value-type="float" office:value="392" calcext:value-type="float">
            <text:p>392</text:p>
          </table:table-cell>
          <table:table-cell table:formula="of:=[.B183]-[.B$2]" office:value-type="float" office:value="9.04954123497009" calcext:value-type="float">
            <text:p>9.049541235</text:p>
          </table:table-cell>
          <table:table-cell table:formula="of:=[.C182]/([.D183]-[.D182])" office:value-type="float" office:value="7752.25102669163" calcext:value-type="float">
            <text:p>7752.2510266916</text:p>
          </table:table-cell>
          <table:table-cell table:formula="of:=[.D183]-[.D182]" office:value-type="float" office:value="0.0505659580230713" calcext:value-type="float">
            <text:p>0.05056595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648208.59951" calcext:value-type="float">
            <text:p>1455648208.59951</text:p>
          </table:table-cell>
          <table:table-cell office:value-type="float" office:value="392" calcext:value-type="float">
            <text:p>392</text:p>
          </table:table-cell>
          <table:table-cell table:formula="of:=[.B184]-[.B$2]" office:value-type="float" office:value="9.09897637367249" calcext:value-type="float">
            <text:p>9.0989763737</text:p>
          </table:table-cell>
          <table:table-cell table:formula="of:=[.C183]/([.D184]-[.D183])" office:value-type="float" office:value="7929.58228275443" calcext:value-type="float">
            <text:p>7929.5822827544</text:p>
          </table:table-cell>
          <table:table-cell table:formula="of:=[.D184]-[.D183]" office:value-type="float" office:value="0.0494351387023926" calcext:value-type="float">
            <text:p>0.04943513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648208.65004" calcext:value-type="float">
            <text:p>1455648208.65004</text:p>
          </table:table-cell>
          <table:table-cell office:value-type="float" office:value="392" calcext:value-type="float">
            <text:p>392</text:p>
          </table:table-cell>
          <table:table-cell table:formula="of:=[.B185]-[.B$2]" office:value-type="float" office:value="9.14950799942017" calcext:value-type="float">
            <text:p>9.1495079994</text:p>
          </table:table-cell>
          <table:table-cell table:formula="of:=[.C184]/([.D185]-[.D184])" office:value-type="float" office:value="7757.518073085" calcext:value-type="float">
            <text:p>7757.518073085</text:p>
          </table:table-cell>
          <table:table-cell table:formula="of:=[.D185]-[.D184]" office:value-type="float" office:value="0.0505316257476807" calcext:value-type="float">
            <text:p>0.05053162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648208.69944" calcext:value-type="float">
            <text:p>1455648208.69944</text:p>
          </table:table-cell>
          <table:table-cell office:value-type="float" office:value="400" calcext:value-type="float">
            <text:p>400</text:p>
          </table:table-cell>
          <table:table-cell table:formula="of:=[.B186]-[.B$2]" office:value-type="float" office:value="9.19890880584717" calcext:value-type="float">
            <text:p>9.1989088058</text:p>
          </table:table-cell>
          <table:table-cell table:formula="of:=[.C185]/([.D186]-[.D185])" office:value-type="float" office:value="7935.09313616664" calcext:value-type="float">
            <text:p>7935.0931361666</text:p>
          </table:table-cell>
          <table:table-cell table:formula="of:=[.D186]-[.D185]" office:value-type="float" office:value="0.049400806427002" calcext:value-type="float">
            <text:p>0.04940080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648208.74985" calcext:value-type="float">
            <text:p>1455648208.74985</text:p>
          </table:table-cell>
          <table:table-cell office:value-type="float" office:value="400" calcext:value-type="float">
            <text:p>400</text:p>
          </table:table-cell>
          <table:table-cell table:formula="of:=[.B187]-[.B$2]" office:value-type="float" office:value="9.24931597709656" calcext:value-type="float">
            <text:p>9.2493159771</text:p>
          </table:table-cell>
          <table:table-cell table:formula="of:=[.C186]/([.D187]-[.D186])" office:value-type="float" office:value="7935.37883768559" calcext:value-type="float">
            <text:p>7935.3788376856</text:p>
          </table:table-cell>
          <table:table-cell table:formula="of:=[.D187]-[.D186]" office:value-type="float" office:value="0.0504071712493897" calcext:value-type="float">
            <text:p>0.05040717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648208.80028" calcext:value-type="float">
            <text:p>1455648208.80028</text:p>
          </table:table-cell>
          <table:table-cell office:value-type="float" office:value="400" calcext:value-type="float">
            <text:p>400</text:p>
          </table:table-cell>
          <table:table-cell table:formula="of:=[.B188]-[.B$2]" office:value-type="float" office:value="9.29974675178528" calcext:value-type="float">
            <text:p>9.2997467518</text:p>
          </table:table-cell>
          <table:table-cell table:formula="of:=[.C187]/([.D188]-[.D187])" office:value-type="float" office:value="7931.66479136922" calcext:value-type="float">
            <text:p>7931.6647913692</text:p>
          </table:table-cell>
          <table:table-cell table:formula="of:=[.D188]-[.D187]" office:value-type="float" office:value="0.0504307746887207" calcext:value-type="float">
            <text:p>0.05043077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648208.84961" calcext:value-type="float">
            <text:p>1455648208.84961</text:p>
          </table:table-cell>
          <table:table-cell office:value-type="float" office:value="408" calcext:value-type="float">
            <text:p>408</text:p>
          </table:table-cell>
          <table:table-cell table:formula="of:=[.B189]-[.B$2]" office:value-type="float" office:value="9.34907078742981" calcext:value-type="float">
            <text:p>9.3490707874</text:p>
          </table:table-cell>
          <table:table-cell table:formula="of:=[.C188]/([.D189]-[.D188])" office:value-type="float" office:value="8109.63650425367" calcext:value-type="float">
            <text:p>8109.6365042537</text:p>
          </table:table-cell>
          <table:table-cell table:formula="of:=[.D189]-[.D188]" office:value-type="float" office:value="0.0493240356445313" calcext:value-type="float">
            <text:p>0.04932403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648208.90021" calcext:value-type="float">
            <text:p>1455648208.90021</text:p>
          </table:table-cell>
          <table:table-cell office:value-type="float" office:value="408" calcext:value-type="float">
            <text:p>408</text:p>
          </table:table-cell>
          <table:table-cell table:formula="of:=[.B190]-[.B$2]" office:value-type="float" office:value="9.3996729850769" calcext:value-type="float">
            <text:p>9.3996729851</text:p>
          </table:table-cell>
          <table:table-cell table:formula="of:=[.C189]/([.D190]-[.D189])" office:value-type="float" office:value="8062.8909211698" calcext:value-type="float">
            <text:p>8062.8909211698</text:p>
          </table:table-cell>
          <table:table-cell table:formula="of:=[.D190]-[.D189]" office:value-type="float" office:value="0.0506021976470947" calcext:value-type="float">
            <text:p>0.05060219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648208.94961" calcext:value-type="float">
            <text:p>1455648208.94961</text:p>
          </table:table-cell>
          <table:table-cell office:value-type="float" office:value="408" calcext:value-type="float">
            <text:p>408</text:p>
          </table:table-cell>
          <table:table-cell table:formula="of:=[.B191]-[.B$2]" office:value-type="float" office:value="9.44907331466675" calcext:value-type="float">
            <text:p>9.4490733147</text:p>
          </table:table-cell>
          <table:table-cell table:formula="of:=[.C190]/([.D191]-[.D190])" office:value-type="float" office:value="8259.05420849421" calcext:value-type="float">
            <text:p>8259.0542084942</text:p>
          </table:table-cell>
          <table:table-cell table:formula="of:=[.D191]-[.D190]" office:value-type="float" office:value="0.0494003295898438" calcext:value-type="float">
            <text:p>0.04940032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648209.00005" calcext:value-type="float">
            <text:p>1455648209.00005</text:p>
          </table:table-cell>
          <table:table-cell office:value-type="float" office:value="416" calcext:value-type="float">
            <text:p>416</text:p>
          </table:table-cell>
          <table:table-cell table:formula="of:=[.B192]-[.B$2]" office:value-type="float" office:value="9.49951481819153" calcext:value-type="float">
            <text:p>9.4995148182</text:p>
          </table:table-cell>
          <table:table-cell table:formula="of:=[.C191]/([.D192]-[.D191])" office:value-type="float" office:value="8088.57729229984" calcext:value-type="float">
            <text:p>8088.5772922998</text:p>
          </table:table-cell>
          <table:table-cell table:formula="of:=[.D192]-[.D191]" office:value-type="float" office:value="0.0504415035247803" calcext:value-type="float">
            <text:p>0.05044150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648209.04948" calcext:value-type="float">
            <text:p>1455648209.04948</text:p>
          </table:table-cell>
          <table:table-cell office:value-type="float" office:value="416" calcext:value-type="float">
            <text:p>416</text:p>
          </table:table-cell>
          <table:table-cell table:formula="of:=[.B193]-[.B$2]" office:value-type="float" office:value="9.54894375801086" calcext:value-type="float">
            <text:p>9.548943758</text:p>
          </table:table-cell>
          <table:table-cell table:formula="of:=[.C192]/([.D193]-[.D192])" office:value-type="float" office:value="8416.12224580359" calcext:value-type="float">
            <text:p>8416.1222458036</text:p>
          </table:table-cell>
          <table:table-cell table:formula="of:=[.D193]-[.D192]" office:value-type="float" office:value="0.0494289398193359" calcext:value-type="float">
            <text:p>0.04942893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648209.1" calcext:value-type="float">
            <text:p>1455648209.1</text:p>
          </table:table-cell>
          <table:table-cell office:value-type="float" office:value="424" calcext:value-type="float">
            <text:p>424</text:p>
          </table:table-cell>
          <table:table-cell table:formula="of:=[.B194]-[.B$2]" office:value-type="float" office:value="9.59946608543396" calcext:value-type="float">
            <text:p>9.5994660854</text:p>
          </table:table-cell>
          <table:table-cell table:formula="of:=[.C193]/([.D194]-[.D193])" office:value-type="float" office:value="8233.98329447963" calcext:value-type="float">
            <text:p>8233.9832944796</text:p>
          </table:table-cell>
          <table:table-cell table:formula="of:=[.D194]-[.D193]" office:value-type="float" office:value="0.0505223274230957" calcext:value-type="float">
            <text:p>0.05052232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648209.14922" calcext:value-type="float">
            <text:p>1455648209.14922</text:p>
          </table:table-cell>
          <table:table-cell office:value-type="float" office:value="424" calcext:value-type="float">
            <text:p>424</text:p>
          </table:table-cell>
          <table:table-cell table:formula="of:=[.B195]-[.B$2]" office:value-type="float" office:value="9.64869022369385" calcext:value-type="float">
            <text:p>9.6486902237</text:p>
          </table:table-cell>
          <table:table-cell table:formula="of:=[.C194]/([.D195]-[.D194])" office:value-type="float" office:value="8613.66018763834" calcext:value-type="float">
            <text:p>8613.6601876384</text:p>
          </table:table-cell>
          <table:table-cell table:formula="of:=[.D195]-[.D194]" office:value-type="float" office:value="0.0492241382598877" calcext:value-type="float">
            <text:p>0.04922413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648209.19979" calcext:value-type="float">
            <text:p>1455648209.19979</text:p>
          </table:table-cell>
          <table:table-cell office:value-type="float" office:value="432" calcext:value-type="float">
            <text:p>432</text:p>
          </table:table-cell>
          <table:table-cell table:formula="of:=[.B196]-[.B$2]" office:value-type="float" office:value="9.69925999641418" calcext:value-type="float">
            <text:p>9.6992599964</text:p>
          </table:table-cell>
          <table:table-cell table:formula="of:=[.C195]/([.D196]-[.D195])" office:value-type="float" office:value="8384.45532165673" calcext:value-type="float">
            <text:p>8384.4553216567</text:p>
          </table:table-cell>
          <table:table-cell table:formula="of:=[.D196]-[.D195]" office:value-type="float" office:value="0.0505697727203369" calcext:value-type="float">
            <text:p>0.05056977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648209.25024" calcext:value-type="float">
            <text:p>1455648209.25024</text:p>
          </table:table-cell>
          <table:table-cell office:value-type="float" office:value="432" calcext:value-type="float">
            <text:p>432</text:p>
          </table:table-cell>
          <table:table-cell table:formula="of:=[.B197]-[.B$2]" office:value-type="float" office:value="9.74970245361328" calcext:value-type="float">
            <text:p>9.7497024536</text:p>
          </table:table-cell>
          <table:table-cell table:formula="of:=[.C196]/([.D197]-[.D196])" office:value-type="float" office:value="8564.21403689541" calcext:value-type="float">
            <text:p>8564.2140368954</text:p>
          </table:table-cell>
          <table:table-cell table:formula="of:=[.D197]-[.D196]" office:value-type="float" office:value="0.0504424571990967" calcext:value-type="float">
            <text:p>0.05044245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648209.29959" calcext:value-type="float">
            <text:p>1455648209.29959</text:p>
          </table:table-cell>
          <table:table-cell office:value-type="float" office:value="432" calcext:value-type="float">
            <text:p>432</text:p>
          </table:table-cell>
          <table:table-cell table:formula="of:=[.B198]-[.B$2]" office:value-type="float" office:value="9.79905247688293" calcext:value-type="float">
            <text:p>9.7990524769</text:p>
          </table:table-cell>
          <table:table-cell table:formula="of:=[.C197]/([.D198]-[.D197])" office:value-type="float" office:value="8753.79526448265" calcext:value-type="float">
            <text:p>8753.7952644827</text:p>
          </table:table-cell>
          <table:table-cell table:formula="of:=[.D198]-[.D197]" office:value-type="float" office:value="0.0493500232696533" calcext:value-type="float">
            <text:p>0.04935002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648209.34921" calcext:value-type="float">
            <text:p>1455648209.34921</text:p>
          </table:table-cell>
          <table:table-cell office:value-type="float" office:value="440" calcext:value-type="float">
            <text:p>440</text:p>
          </table:table-cell>
          <table:table-cell table:formula="of:=[.B199]-[.B$2]" office:value-type="float" office:value="9.8486762046814" calcext:value-type="float">
            <text:p>9.8486762047</text:p>
          </table:table-cell>
          <table:table-cell table:formula="of:=[.C198]/([.D199]-[.D198])" office:value-type="float" office:value="8705.51284970957" calcext:value-type="float">
            <text:p>8705.5128497096</text:p>
          </table:table-cell>
          <table:table-cell table:formula="of:=[.D199]-[.D198]" office:value-type="float" office:value="0.0496237277984619" calcext:value-type="float">
            <text:p>0.04962372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648209.39954" calcext:value-type="float">
            <text:p>1455648209.39954</text:p>
          </table:table-cell>
          <table:table-cell office:value-type="float" office:value="440" calcext:value-type="float">
            <text:p>440</text:p>
          </table:table-cell>
          <table:table-cell table:formula="of:=[.B200]-[.B$2]" office:value-type="float" office:value="9.89900469779968" calcext:value-type="float">
            <text:p>9.8990046978</text:p>
          </table:table-cell>
          <table:table-cell table:formula="of:=[.C199]/([.D200]-[.D199])" office:value-type="float" office:value="8742.56256720971" calcext:value-type="float">
            <text:p>8742.5625672097</text:p>
          </table:table-cell>
          <table:table-cell table:formula="of:=[.D200]-[.D199]" office:value-type="float" office:value="0.0503284931182861" calcext:value-type="float">
            <text:p>0.05032849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648209.45002" calcext:value-type="float">
            <text:p>1455648209.45002</text:p>
          </table:table-cell>
          <table:table-cell office:value-type="float" office:value="448" calcext:value-type="float">
            <text:p>448</text:p>
          </table:table-cell>
          <table:table-cell table:formula="of:=[.B201]-[.B$2]" office:value-type="float" office:value="9.94948244094849" calcext:value-type="float">
            <text:p>9.9494824409</text:p>
          </table:table-cell>
          <table:table-cell table:formula="of:=[.C200]/([.D201]-[.D200])" office:value-type="float" office:value="8716.7130016673" calcext:value-type="float">
            <text:p>8716.7130016673</text:p>
          </table:table-cell>
          <table:table-cell table:formula="of:=[.D201]-[.D200]" office:value-type="float" office:value="0.0504777431488037" calcext:value-type="float">
            <text:p>0.05047774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648209.49946" calcext:value-type="float">
            <text:p>1455648209.49946</text:p>
          </table:table-cell>
          <table:table-cell office:value-type="float" office:value="448" calcext:value-type="float">
            <text:p>448</text:p>
          </table:table-cell>
          <table:table-cell table:formula="of:=[.B202]-[.B$2]" office:value-type="float" office:value="9.99892282485962" calcext:value-type="float">
            <text:p>9.9989228249</text:p>
          </table:table-cell>
          <table:table-cell table:formula="of:=[.C201]/([.D202]-[.D201])" office:value-type="float" office:value="9061.4183094788" calcext:value-type="float">
            <text:p>9061.4183094788</text:p>
          </table:table-cell>
          <table:table-cell table:formula="of:=[.D202]-[.D201]" office:value-type="float" office:value="0.0494403839111328" calcext:value-type="float">
            <text:p>0.0494403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648209.55002" calcext:value-type="float">
            <text:p>1455648209.55002</text:p>
          </table:table-cell>
          <table:table-cell office:value-type="float" office:value="456" calcext:value-type="float">
            <text:p>456</text:p>
          </table:table-cell>
          <table:table-cell table:formula="of:=[.B203]-[.B$2]" office:value-type="float" office:value="10.0494861602783" calcext:value-type="float">
            <text:p>10.0494861603</text:p>
          </table:table-cell>
          <table:table-cell table:formula="of:=[.C202]/([.D203]-[.D202])" office:value-type="float" office:value="8860.17499221984" calcext:value-type="float">
            <text:p>8860.1749922199</text:p>
          </table:table-cell>
          <table:table-cell table:formula="of:=[.D203]-[.D202]" office:value-type="float" office:value="0.0505633354187012" calcext:value-type="float">
            <text:p>0.050563335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648209.59945" calcext:value-type="float">
            <text:p>1455648209.59945</text:p>
          </table:table-cell>
          <table:table-cell office:value-type="float" office:value="456" calcext:value-type="float">
            <text:p>456</text:p>
          </table:table-cell>
          <table:table-cell table:formula="of:=[.B204]-[.B$2]" office:value-type="float" office:value="10.0989139080048" calcext:value-type="float">
            <text:p>10.098913908</text:p>
          </table:table-cell>
          <table:table-cell table:formula="of:=[.C203]/([.D204]-[.D203])" office:value-type="float" office:value="9225.58726575501" calcext:value-type="float">
            <text:p>9225.587265755</text:p>
          </table:table-cell>
          <table:table-cell table:formula="of:=[.D204]-[.D203]" office:value-type="float" office:value="0.0494277477264404" calcext:value-type="float">
            <text:p>0.049427747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648209.64993" calcext:value-type="float">
            <text:p>1455648209.64993</text:p>
          </table:table-cell>
          <table:table-cell office:value-type="float" office:value="464" calcext:value-type="float">
            <text:p>464</text:p>
          </table:table-cell>
          <table:table-cell table:formula="of:=[.B205]-[.B$2]" office:value-type="float" office:value="10.1493940353394" calcext:value-type="float">
            <text:p>10.1493940353</text:p>
          </table:table-cell>
          <table:table-cell table:formula="of:=[.C204]/([.D205]-[.D204])" office:value-type="float" office:value="9033.25772095462" calcext:value-type="float">
            <text:p>9033.2577209546</text:p>
          </table:table-cell>
          <table:table-cell table:formula="of:=[.D205]-[.D204]" office:value-type="float" office:value="0.0504801273345947" calcext:value-type="float">
            <text:p>0.05048012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648209.69922" calcext:value-type="float">
            <text:p>1455648209.69922</text:p>
          </table:table-cell>
          <table:table-cell office:value-type="float" office:value="464" calcext:value-type="float">
            <text:p>464</text:p>
          </table:table-cell>
          <table:table-cell table:formula="of:=[.B206]-[.B$2]" office:value-type="float" office:value="10.1986877918243" calcext:value-type="float">
            <text:p>10.1986877918</text:p>
          </table:table-cell>
          <table:table-cell table:formula="of:=[.C205]/([.D206]-[.D205])" office:value-type="float" office:value="9412.95679385547" calcext:value-type="float">
            <text:p>9412.9567938555</text:p>
          </table:table-cell>
          <table:table-cell table:formula="of:=[.D206]-[.D205]" office:value-type="float" office:value="0.0492937564849854" calcext:value-type="float">
            <text:p>0.04929375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648209.74959" calcext:value-type="float">
            <text:p>1455648209.74959</text:p>
          </table:table-cell>
          <table:table-cell office:value-type="float" office:value="472" calcext:value-type="float">
            <text:p>472</text:p>
          </table:table-cell>
          <table:table-cell table:formula="of:=[.B207]-[.B$2]" office:value-type="float" office:value="10.249059677124" calcext:value-type="float">
            <text:p>10.2490596771</text:p>
          </table:table-cell>
          <table:table-cell table:formula="of:=[.C206]/([.D207]-[.D206])" office:value-type="float" office:value="9211.48766299846" calcext:value-type="float">
            <text:p>9211.4876629985</text:p>
          </table:table-cell>
          <table:table-cell table:formula="of:=[.D207]-[.D206]" office:value-type="float" office:value="0.0503718852996826" calcext:value-type="float">
            <text:p>0.05037188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648209.80031" calcext:value-type="float">
            <text:p>1455648209.80031</text:p>
          </table:table-cell>
          <table:table-cell office:value-type="float" office:value="472" calcext:value-type="float">
            <text:p>472</text:p>
          </table:table-cell>
          <table:table-cell table:formula="of:=[.B208]-[.B$2]" office:value-type="float" office:value="10.2997753620148" calcext:value-type="float">
            <text:p>10.299775362</text:p>
          </table:table-cell>
          <table:table-cell table:formula="of:=[.C207]/([.D208]-[.D207])" office:value-type="float" office:value="9306.78548494008" calcext:value-type="float">
            <text:p>9306.7854849401</text:p>
          </table:table-cell>
          <table:table-cell table:formula="of:=[.D208]-[.D207]" office:value-type="float" office:value="0.0507156848907471" calcext:value-type="float">
            <text:p>0.05071568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648209.8498" calcext:value-type="float">
            <text:p>1455648209.8498</text:p>
          </table:table-cell>
          <table:table-cell office:value-type="float" office:value="480" calcext:value-type="float">
            <text:p>480</text:p>
          </table:table-cell>
          <table:table-cell table:formula="of:=[.B209]-[.B$2]" office:value-type="float" office:value="10.3492686748505" calcext:value-type="float">
            <text:p>10.3492686749</text:p>
          </table:table-cell>
          <table:table-cell table:formula="of:=[.C208]/([.D209]-[.D208])" office:value-type="float" office:value="9536.64188063009" calcext:value-type="float">
            <text:p>9536.6418806301</text:p>
          </table:table-cell>
          <table:table-cell table:formula="of:=[.D209]-[.D208]" office:value-type="float" office:value="0.0494933128356934" calcext:value-type="float">
            <text:p>0.04949331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648209.89929" calcext:value-type="float">
            <text:p>1455648209.89929</text:p>
          </table:table-cell>
          <table:table-cell office:value-type="float" office:value="480" calcext:value-type="float">
            <text:p>480</text:p>
          </table:table-cell>
          <table:table-cell table:formula="of:=[.B210]-[.B$2]" office:value-type="float" office:value="10.3987586498261" calcext:value-type="float">
            <text:p>10.3987586498</text:p>
          </table:table-cell>
          <table:table-cell table:formula="of:=[.C209]/([.D210]-[.D209])" office:value-type="float" office:value="9698.93398080703" calcext:value-type="float">
            <text:p>9698.933980807</text:p>
          </table:table-cell>
          <table:table-cell table:formula="of:=[.D210]-[.D209]" office:value-type="float" office:value="0.0494899749755859" calcext:value-type="float">
            <text:p>0.04948997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648209.94978" calcext:value-type="float">
            <text:p>1455648209.94978</text:p>
          </table:table-cell>
          <table:table-cell office:value-type="float" office:value="488" calcext:value-type="float">
            <text:p>488</text:p>
          </table:table-cell>
          <table:table-cell table:formula="of:=[.B211]-[.B$2]" office:value-type="float" office:value="10.4492428302765" calcext:value-type="float">
            <text:p>10.4492428303</text:p>
          </table:table-cell>
          <table:table-cell table:formula="of:=[.C210]/([.D211]-[.D210])" office:value-type="float" office:value="9507.92893372248" calcext:value-type="float">
            <text:p>9507.9289337225</text:p>
          </table:table-cell>
          <table:table-cell table:formula="of:=[.D211]-[.D210]" office:value-type="float" office:value="0.0504841804504395" calcext:value-type="float">
            <text:p>0.05048418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648210.00029" calcext:value-type="float">
            <text:p>1455648210.00029</text:p>
          </table:table-cell>
          <table:table-cell office:value-type="float" office:value="496" calcext:value-type="float">
            <text:p>496</text:p>
          </table:table-cell>
          <table:table-cell table:formula="of:=[.B212]-[.B$2]" office:value-type="float" office:value="10.4997575283051" calcext:value-type="float">
            <text:p>10.4997575283</text:p>
          </table:table-cell>
          <table:table-cell table:formula="of:=[.C211]/([.D212]-[.D211])" office:value-type="float" office:value="9660.55463152628" calcext:value-type="float">
            <text:p>9660.5546315263</text:p>
          </table:table-cell>
          <table:table-cell table:formula="of:=[.D212]-[.D211]" office:value-type="float" office:value="0.0505146980285645" calcext:value-type="float">
            <text:p>0.05051469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648210.04974" calcext:value-type="float">
            <text:p>1455648210.04974</text:p>
          </table:table-cell>
          <table:table-cell office:value-type="float" office:value="496" calcext:value-type="float">
            <text:p>496</text:p>
          </table:table-cell>
          <table:table-cell table:formula="of:=[.B213]-[.B$2]" office:value-type="float" office:value="10.5492024421692" calcext:value-type="float">
            <text:p>10.5492024422</text:p>
          </table:table-cell>
          <table:table-cell table:formula="of:=[.C212]/([.D213]-[.D212])" office:value-type="float" office:value="10031.3654375636" calcext:value-type="float">
            <text:p>10031.3654375636</text:p>
          </table:table-cell>
          <table:table-cell table:formula="of:=[.D213]-[.D212]" office:value-type="float" office:value="0.0494449138641357" calcext:value-type="float">
            <text:p>0.049444913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648210.09949" calcext:value-type="float">
            <text:p>1455648210.09949</text:p>
          </table:table-cell>
          <table:table-cell office:value-type="float" office:value="504" calcext:value-type="float">
            <text:p>504</text:p>
          </table:table-cell>
          <table:table-cell table:formula="of:=[.B214]-[.B$2]" office:value-type="float" office:value="10.5989601612091" calcext:value-type="float">
            <text:p>10.5989601612</text:p>
          </table:table-cell>
          <table:table-cell table:formula="of:=[.C213]/([.D214]-[.D213])" office:value-type="float" office:value="9968.30259847915" calcext:value-type="float">
            <text:p>9968.3025984792</text:p>
          </table:table-cell>
          <table:table-cell table:formula="of:=[.D214]-[.D213]" office:value-type="float" office:value="0.049757719039917" calcext:value-type="float">
            <text:p>0.0497577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648210.14993" calcext:value-type="float">
            <text:p>1455648210.14993</text:p>
          </table:table-cell>
          <table:table-cell office:value-type="float" office:value="504" calcext:value-type="float">
            <text:p>504</text:p>
          </table:table-cell>
          <table:table-cell table:formula="of:=[.B215]-[.B$2]" office:value-type="float" office:value="10.6493971347809" calcext:value-type="float">
            <text:p>10.6493971348</text:p>
          </table:table-cell>
          <table:table-cell table:formula="of:=[.C214]/([.D215]-[.D214])" office:value-type="float" office:value="9992.66935163651" calcext:value-type="float">
            <text:p>9992.6693516365</text:p>
          </table:table-cell>
          <table:table-cell table:formula="of:=[.D215]-[.D214]" office:value-type="float" office:value="0.0504369735717773" calcext:value-type="float">
            <text:p>0.05043697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648210.19918" calcext:value-type="float">
            <text:p>1455648210.19918</text:p>
          </table:table-cell>
          <table:table-cell office:value-type="float" office:value="512" calcext:value-type="float">
            <text:p>512</text:p>
          </table:table-cell>
          <table:table-cell table:formula="of:=[.B216]-[.B$2]" office:value-type="float" office:value="10.6986427307129" calcext:value-type="float">
            <text:p>10.6986427307</text:p>
          </table:table-cell>
          <table:table-cell table:formula="of:=[.C215]/([.D216]-[.D215])" office:value-type="float" office:value="10234.4177273409" calcext:value-type="float">
            <text:p>10234.4177273409</text:p>
          </table:table-cell>
          <table:table-cell table:formula="of:=[.D216]-[.D215]" office:value-type="float" office:value="0.0492455959320068" calcext:value-type="float">
            <text:p>0.04924559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648210.24971" calcext:value-type="float">
            <text:p>1455648210.24971</text:p>
          </table:table-cell>
          <table:table-cell office:value-type="float" office:value="512" calcext:value-type="float">
            <text:p>512</text:p>
          </table:table-cell>
          <table:table-cell table:formula="of:=[.B217]-[.B$2]" office:value-type="float" office:value="10.7491788864136" calcext:value-type="float">
            <text:p>10.7491788864</text:p>
          </table:table-cell>
          <table:table-cell table:formula="of:=[.C216]/([.D217]-[.D216])" office:value-type="float" office:value="10131.3602687249" calcext:value-type="float">
            <text:p>10131.3602687249</text:p>
          </table:table-cell>
          <table:table-cell table:formula="of:=[.D217]-[.D216]" office:value-type="float" office:value="0.0505361557006836" calcext:value-type="float">
            <text:p>0.050536155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648210.30007" calcext:value-type="float">
            <text:p>1455648210.30007</text:p>
          </table:table-cell>
          <table:table-cell office:value-type="float" office:value="520" calcext:value-type="float">
            <text:p>520</text:p>
          </table:table-cell>
          <table:table-cell table:formula="of:=[.B218]-[.B$2]" office:value-type="float" office:value="10.7995316982269" calcext:value-type="float">
            <text:p>10.7995316982</text:p>
          </table:table-cell>
          <table:table-cell table:formula="of:=[.C217]/([.D218]-[.D217])" office:value-type="float" office:value="10168.2504225952" calcext:value-type="float">
            <text:p>10168.2504225952</text:p>
          </table:table-cell>
          <table:table-cell table:formula="of:=[.D218]-[.D217]" office:value-type="float" office:value="0.0503528118133545" calcext:value-type="float">
            <text:p>0.05035281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648210.34955" calcext:value-type="float">
            <text:p>1455648210.34955</text:p>
          </table:table-cell>
          <table:table-cell office:value-type="float" office:value="520" calcext:value-type="float">
            <text:p>520</text:p>
          </table:table-cell>
          <table:table-cell table:formula="of:=[.B219]-[.B$2]" office:value-type="float" office:value="10.8490116596222" calcext:value-type="float">
            <text:p>10.8490116596</text:p>
          </table:table-cell>
          <table:table-cell table:formula="of:=[.C218]/([.D219]-[.D218])" office:value-type="float" office:value="10509.3048849827" calcext:value-type="float">
            <text:p>10509.3048849827</text:p>
          </table:table-cell>
          <table:table-cell table:formula="of:=[.D219]-[.D218]" office:value-type="float" office:value="0.0494799613952637" calcext:value-type="float">
            <text:p>0.049479961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648210.39988" calcext:value-type="float">
            <text:p>1455648210.39988</text:p>
          </table:table-cell>
          <table:table-cell office:value-type="float" office:value="528" calcext:value-type="float">
            <text:p>528</text:p>
          </table:table-cell>
          <table:table-cell table:formula="of:=[.B220]-[.B$2]" office:value-type="float" office:value="10.8993473052979" calcext:value-type="float">
            <text:p>10.8993473053</text:p>
          </table:table-cell>
          <table:table-cell table:formula="of:=[.C219]/([.D220]-[.D219])" office:value-type="float" office:value="10330.6512317464" calcext:value-type="float">
            <text:p>10330.6512317464</text:p>
          </table:table-cell>
          <table:table-cell table:formula="of:=[.D220]-[.D219]" office:value-type="float" office:value="0.0503356456756592" calcext:value-type="float">
            <text:p>0.050335645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648210.45038" calcext:value-type="float">
            <text:p>1455648210.45038</text:p>
          </table:table-cell>
          <table:table-cell office:value-type="float" office:value="528" calcext:value-type="float">
            <text:p>528</text:p>
          </table:table-cell>
          <table:table-cell table:formula="of:=[.B221]-[.B$2]" office:value-type="float" office:value="10.9498450756073" calcext:value-type="float">
            <text:p>10.9498450756</text:p>
          </table:table-cell>
          <table:table-cell table:formula="of:=[.C220]/([.D221]-[.D220])" office:value-type="float" office:value="10455.9071967819" calcext:value-type="float">
            <text:p>10455.9071967819</text:p>
          </table:table-cell>
          <table:table-cell table:formula="of:=[.D221]-[.D220]" office:value-type="float" office:value="0.0504977703094482" calcext:value-type="float">
            <text:p>0.05049777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648210.49975" calcext:value-type="float">
            <text:p>1455648210.49975</text:p>
          </table:table-cell>
          <table:table-cell office:value-type="float" office:value="536" calcext:value-type="float">
            <text:p>536</text:p>
          </table:table-cell>
          <table:table-cell table:formula="of:=[.B222]-[.B$2]" office:value-type="float" office:value="10.9992144107819" calcext:value-type="float">
            <text:p>10.9992144108</text:p>
          </table:table-cell>
          <table:table-cell table:formula="of:=[.C221]/([.D222]-[.D221])" office:value-type="float" office:value="10694.8979185783" calcext:value-type="float">
            <text:p>10694.8979185783</text:p>
          </table:table-cell>
          <table:table-cell table:formula="of:=[.D222]-[.D221]" office:value-type="float" office:value="0.0493693351745606" calcext:value-type="float">
            <text:p>0.04936933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648210.55035" calcext:value-type="float">
            <text:p>1455648210.55035</text:p>
          </table:table-cell>
          <table:table-cell office:value-type="float" office:value="536" calcext:value-type="float">
            <text:p>536</text:p>
          </table:table-cell>
          <table:table-cell table:formula="of:=[.B223]-[.B$2]" office:value-type="float" office:value="11.0498111248016" calcext:value-type="float">
            <text:p>11.0498111248</text:p>
          </table:table-cell>
          <table:table-cell table:formula="of:=[.C222]/([.D223]-[.D222])" office:value-type="float" office:value="10593.5733255426" calcext:value-type="float">
            <text:p>10593.5733255426</text:p>
          </table:table-cell>
          <table:table-cell table:formula="of:=[.D223]-[.D222]" office:value-type="float" office:value="0.0505967140197754" calcext:value-type="float">
            <text:p>0.0505967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648210.59984" calcext:value-type="float">
            <text:p>1455648210.59984</text:p>
          </table:table-cell>
          <table:table-cell office:value-type="float" office:value="544" calcext:value-type="float">
            <text:p>544</text:p>
          </table:table-cell>
          <table:table-cell table:formula="of:=[.B224]-[.B$2]" office:value-type="float" office:value="11.0993101596832" calcext:value-type="float">
            <text:p>11.0993101597</text:p>
          </table:table-cell>
          <table:table-cell table:formula="of:=[.C223]/([.D224]-[.D223])" office:value-type="float" office:value="10828.4939551283" calcext:value-type="float">
            <text:p>10828.4939551283</text:p>
          </table:table-cell>
          <table:table-cell table:formula="of:=[.D224]-[.D223]" office:value-type="float" office:value="0.0494990348815918" calcext:value-type="float">
            <text:p>0.04949903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648210.65016" calcext:value-type="float">
            <text:p>1455648210.65016</text:p>
          </table:table-cell>
          <table:table-cell office:value-type="float" office:value="544" calcext:value-type="float">
            <text:p>544</text:p>
          </table:table-cell>
          <table:table-cell table:formula="of:=[.B225]-[.B$2]" office:value-type="float" office:value="11.1496262550354" calcext:value-type="float">
            <text:p>11.149626255</text:p>
          </table:table-cell>
          <table:table-cell table:formula="of:=[.C224]/([.D225]-[.D224])" office:value-type="float" office:value="10811.6497552608" calcext:value-type="float">
            <text:p>10811.6497552608</text:p>
          </table:table-cell>
          <table:table-cell table:formula="of:=[.D225]-[.D224]" office:value-type="float" office:value="0.0503160953521729" calcext:value-type="float">
            <text:p>0.05031609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648210.69973" calcext:value-type="float">
            <text:p>1455648210.69973</text:p>
          </table:table-cell>
          <table:table-cell office:value-type="float" office:value="552" calcext:value-type="float">
            <text:p>552</text:p>
          </table:table-cell>
          <table:table-cell table:formula="of:=[.B226]-[.B$2]" office:value-type="float" office:value="11.1991994380951" calcext:value-type="float">
            <text:p>11.1991994381</text:p>
          </table:table-cell>
          <table:table-cell table:formula="of:=[.C225]/([.D226]-[.D225])" office:value-type="float" office:value="10973.6750078153" calcext:value-type="float">
            <text:p>10973.6750078153</text:p>
          </table:table-cell>
          <table:table-cell table:formula="of:=[.D226]-[.D225]" office:value-type="float" office:value="0.0495731830596924" calcext:value-type="float">
            <text:p>0.04957318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648210.7501" calcext:value-type="float">
            <text:p>1455648210.7501</text:p>
          </table:table-cell>
          <table:table-cell office:value-type="float" office:value="552" calcext:value-type="float">
            <text:p>552</text:p>
          </table:table-cell>
          <table:table-cell table:formula="of:=[.B227]-[.B$2]" office:value-type="float" office:value="11.2495667934418" calcext:value-type="float">
            <text:p>11.2495667934</text:p>
          </table:table-cell>
          <table:table-cell table:formula="of:=[.C226]/([.D227]-[.D226])" office:value-type="float" office:value="10959.4795319423" calcext:value-type="float">
            <text:p>10959.4795319423</text:p>
          </table:table-cell>
          <table:table-cell table:formula="of:=[.D227]-[.D226]" office:value-type="float" office:value="0.0503673553466797" calcext:value-type="float">
            <text:p>0.05036735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648210.79963" calcext:value-type="float">
            <text:p>1455648210.79963</text:p>
          </table:table-cell>
          <table:table-cell office:value-type="float" office:value="552" calcext:value-type="float">
            <text:p>552</text:p>
          </table:table-cell>
          <table:table-cell table:formula="of:=[.B228]-[.B$2]" office:value-type="float" office:value="11.2990913391113" calcext:value-type="float">
            <text:p>11.2990913391</text:p>
          </table:table-cell>
          <table:table-cell table:formula="of:=[.C227]/([.D228]-[.D227])" office:value-type="float" office:value="11145.9881668199" calcext:value-type="float">
            <text:p>11145.9881668199</text:p>
          </table:table-cell>
          <table:table-cell table:formula="of:=[.D228]-[.D227]" office:value-type="float" office:value="0.0495245456695557" calcext:value-type="float">
            <text:p>0.04952454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648210.85011" calcext:value-type="float">
            <text:p>1455648210.85011</text:p>
          </table:table-cell>
          <table:table-cell office:value-type="float" office:value="560" calcext:value-type="float">
            <text:p>560</text:p>
          </table:table-cell>
          <table:table-cell table:formula="of:=[.B229]-[.B$2]" office:value-type="float" office:value="11.349579334259" calcext:value-type="float">
            <text:p>11.3495793343</text:p>
          </table:table-cell>
          <table:table-cell table:formula="of:=[.C228]/([.D229]-[.D228])" office:value-type="float" office:value="10933.2921298439" calcext:value-type="float">
            <text:p>10933.2921298439</text:p>
          </table:table-cell>
          <table:table-cell table:formula="of:=[.D229]-[.D228]" office:value-type="float" office:value="0.0504879951477051" calcext:value-type="float">
            <text:p>0.05048799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648210.89954" calcext:value-type="float">
            <text:p>1455648210.89954</text:p>
          </table:table-cell>
          <table:table-cell office:value-type="float" office:value="560" calcext:value-type="float">
            <text:p>560</text:p>
          </table:table-cell>
          <table:table-cell table:formula="of:=[.B230]-[.B$2]" office:value-type="float" office:value="11.3990054130554" calcext:value-type="float">
            <text:p>11.3990054131</text:p>
          </table:table-cell>
          <table:table-cell table:formula="of:=[.C229]/([.D230]-[.D229])" office:value-type="float" office:value="11330.0511316495" calcext:value-type="float">
            <text:p>11330.0511316495</text:p>
          </table:table-cell>
          <table:table-cell table:formula="of:=[.D230]-[.D229]" office:value-type="float" office:value="0.0494260787963867" calcext:value-type="float">
            <text:p>0.04942607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648210.94997" calcext:value-type="float">
            <text:p>1455648210.94997</text:p>
          </table:table-cell>
          <table:table-cell office:value-type="float" office:value="568" calcext:value-type="float">
            <text:p>568</text:p>
          </table:table-cell>
          <table:table-cell table:formula="of:=[.B231]-[.B$2]" office:value-type="float" office:value="11.4494338035583" calcext:value-type="float">
            <text:p>11.4494338036</text:p>
          </table:table-cell>
          <table:table-cell table:formula="of:=[.C230]/([.D231]-[.D230])" office:value-type="float" office:value="11104.8557055864" calcext:value-type="float">
            <text:p>11104.8557055864</text:p>
          </table:table-cell>
          <table:table-cell table:formula="of:=[.D231]-[.D230]" office:value-type="float" office:value="0.0504283905029297" calcext:value-type="float">
            <text:p>0.05042839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648210.99962" calcext:value-type="float">
            <text:p>1455648210.99962</text:p>
          </table:table-cell>
          <table:table-cell office:value-type="float" office:value="568" calcext:value-type="float">
            <text:p>568</text:p>
          </table:table-cell>
          <table:table-cell table:formula="of:=[.B232]-[.B$2]" office:value-type="float" office:value="11.4990875720978" calcext:value-type="float">
            <text:p>11.4990875721</text:p>
          </table:table-cell>
          <table:table-cell table:formula="of:=[.C231]/([.D232]-[.D231])" office:value-type="float" office:value="11439.2123036737" calcext:value-type="float">
            <text:p>11439.2123036737</text:p>
          </table:table-cell>
          <table:table-cell table:formula="of:=[.D232]-[.D231]" office:value-type="float" office:value="0.0496537685394287" calcext:value-type="float">
            <text:p>0.04965376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648211.05022" calcext:value-type="float">
            <text:p>1455648211.05022</text:p>
          </table:table-cell>
          <table:table-cell office:value-type="float" office:value="576" calcext:value-type="float">
            <text:p>576</text:p>
          </table:table-cell>
          <table:table-cell table:formula="of:=[.B233]-[.B$2]" office:value-type="float" office:value="11.5496878623962" calcext:value-type="float">
            <text:p>11.5496878624</text:p>
          </table:table-cell>
          <table:table-cell table:formula="of:=[.C232]/([.D233]-[.D232])" office:value-type="float" office:value="11225.2320421424" calcext:value-type="float">
            <text:p>11225.2320421424</text:p>
          </table:table-cell>
          <table:table-cell table:formula="of:=[.D233]-[.D232]" office:value-type="float" office:value="0.0506002902984619" calcext:value-type="float">
            <text:p>0.05060029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648211.09981" calcext:value-type="float">
            <text:p>1455648211.09981</text:p>
          </table:table-cell>
          <table:table-cell office:value-type="float" office:value="576" calcext:value-type="float">
            <text:p>576</text:p>
          </table:table-cell>
          <table:table-cell table:formula="of:=[.B234]-[.B$2]" office:value-type="float" office:value="11.5992789268494" calcext:value-type="float">
            <text:p>11.5992789268</text:p>
          </table:table-cell>
          <table:table-cell table:formula="of:=[.C233]/([.D234]-[.D233])" office:value-type="float" office:value="11614.9956923077" calcext:value-type="float">
            <text:p>11614.9956923077</text:p>
          </table:table-cell>
          <table:table-cell table:formula="of:=[.D234]-[.D233]" office:value-type="float" office:value="0.049591064453125" calcext:value-type="float">
            <text:p>0.049591064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648211.14923" calcext:value-type="float">
            <text:p>1455648211.14923</text:p>
          </table:table-cell>
          <table:table-cell office:value-type="float" office:value="576" calcext:value-type="float">
            <text:p>576</text:p>
          </table:table-cell>
          <table:table-cell table:formula="of:=[.B235]-[.B$2]" office:value-type="float" office:value="11.6486971378326" calcext:value-type="float">
            <text:p>11.6486971378</text:p>
          </table:table-cell>
          <table:table-cell table:formula="of:=[.C234]/([.D235]-[.D234])" office:value-type="float" office:value="11655.6222602822" calcext:value-type="float">
            <text:p>11655.6222602822</text:p>
          </table:table-cell>
          <table:table-cell table:formula="of:=[.D235]-[.D234]" office:value-type="float" office:value="0.0494182109832764" calcext:value-type="float">
            <text:p>0.0494182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648211.19973" calcext:value-type="float">
            <text:p>1455648211.19973</text:p>
          </table:table-cell>
          <table:table-cell office:value-type="float" office:value="584" calcext:value-type="float">
            <text:p>584</text:p>
          </table:table-cell>
          <table:table-cell table:formula="of:=[.B236]-[.B$2]" office:value-type="float" office:value="11.6991910934448" calcext:value-type="float">
            <text:p>11.6991910934</text:p>
          </table:table-cell>
          <table:table-cell table:formula="of:=[.C235]/([.D236]-[.D235])" office:value-type="float" office:value="11407.3059441798" calcext:value-type="float">
            <text:p>11407.3059441798</text:p>
          </table:table-cell>
          <table:table-cell table:formula="of:=[.D236]-[.D235]" office:value-type="float" office:value="0.0504939556121826" calcext:value-type="float">
            <text:p>0.05049395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648211.25027" calcext:value-type="float">
            <text:p>1455648211.25027</text:p>
          </table:table-cell>
          <table:table-cell office:value-type="float" office:value="584" calcext:value-type="float">
            <text:p>584</text:p>
          </table:table-cell>
          <table:table-cell table:formula="of:=[.B237]-[.B$2]" office:value-type="float" office:value="11.7497317790985" calcext:value-type="float">
            <text:p>11.7497317791</text:p>
          </table:table-cell>
          <table:table-cell table:formula="of:=[.C236]/([.D237]-[.D236])" office:value-type="float" office:value="11555.0470367907" calcext:value-type="float">
            <text:p>11555.0470367907</text:p>
          </table:table-cell>
          <table:table-cell table:formula="of:=[.D237]-[.D236]" office:value-type="float" office:value="0.0505406856536865" calcext:value-type="float">
            <text:p>0.05054068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648211.29957" calcext:value-type="float">
            <text:p>1455648211.29957</text:p>
          </table:table-cell>
          <table:table-cell office:value-type="float" office:value="584" calcext:value-type="float">
            <text:p>584</text:p>
          </table:table-cell>
          <table:table-cell table:formula="of:=[.B238]-[.B$2]" office:value-type="float" office:value="11.7990393638611" calcext:value-type="float">
            <text:p>11.7990393639</text:p>
          </table:table-cell>
          <table:table-cell table:formula="of:=[.C237]/([.D238]-[.D237])" office:value-type="float" office:value="11844.0195927683" calcext:value-type="float">
            <text:p>11844.0195927683</text:p>
          </table:table-cell>
          <table:table-cell table:formula="of:=[.D238]-[.D237]" office:value-type="float" office:value="0.0493075847625732" calcext:value-type="float">
            <text:p>0.04930758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648211.3502" calcext:value-type="float">
            <text:p>1455648211.3502</text:p>
          </table:table-cell>
          <table:table-cell office:value-type="float" office:value="592" calcext:value-type="float">
            <text:p>592</text:p>
          </table:table-cell>
          <table:table-cell table:formula="of:=[.B239]-[.B$2]" office:value-type="float" office:value="11.8496611118317" calcext:value-type="float">
            <text:p>11.8496611118</text:p>
          </table:table-cell>
          <table:table-cell table:formula="of:=[.C238]/([.D239]-[.D238])" office:value-type="float" office:value="11536.5435492151" calcext:value-type="float">
            <text:p>11536.5435492151</text:p>
          </table:table-cell>
          <table:table-cell table:formula="of:=[.D239]-[.D238]" office:value-type="float" office:value="0.0506217479705811" calcext:value-type="float">
            <text:p>0.0506217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648211.39954" calcext:value-type="float">
            <text:p>1455648211.39954</text:p>
          </table:table-cell>
          <table:table-cell office:value-type="float" office:value="592" calcext:value-type="float">
            <text:p>592</text:p>
          </table:table-cell>
          <table:table-cell table:formula="of:=[.B240]-[.B$2]" office:value-type="float" office:value="11.8990068435669" calcext:value-type="float">
            <text:p>11.8990068436</text:p>
          </table:table-cell>
          <table:table-cell table:formula="of:=[.C239]/([.D240]-[.D239])" office:value-type="float" office:value="11996.9849302559" calcext:value-type="float">
            <text:p>11996.9849302559</text:p>
          </table:table-cell>
          <table:table-cell table:formula="of:=[.D240]-[.D239]" office:value-type="float" office:value="0.0493457317352295" calcext:value-type="float">
            <text:p>0.04934573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648211.4501" calcext:value-type="float">
            <text:p>1455648211.4501</text:p>
          </table:table-cell>
          <table:table-cell office:value-type="float" office:value="592" calcext:value-type="float">
            <text:p>592</text:p>
          </table:table-cell>
          <table:table-cell table:formula="of:=[.B241]-[.B$2]" office:value-type="float" office:value="11.9495615959167" calcext:value-type="float">
            <text:p>11.9495615959</text:p>
          </table:table-cell>
          <table:table-cell table:formula="of:=[.C240]/([.D241]-[.D240])" office:value-type="float" office:value="11710.0761547241" calcext:value-type="float">
            <text:p>11710.0761547241</text:p>
          </table:table-cell>
          <table:table-cell table:formula="of:=[.D241]-[.D240]" office:value-type="float" office:value="0.0505547523498535" calcext:value-type="float">
            <text:p>0.05055475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648211.49961" calcext:value-type="float">
            <text:p>1455648211.49961</text:p>
          </table:table-cell>
          <table:table-cell office:value-type="float" office:value="592" calcext:value-type="float">
            <text:p>592</text:p>
          </table:table-cell>
          <table:table-cell table:formula="of:=[.B242]-[.B$2]" office:value-type="float" office:value="11.9990706443787" calcext:value-type="float">
            <text:p>11.9990706444</text:p>
          </table:table-cell>
          <table:table-cell table:formula="of:=[.C241]/([.D242]-[.D241])" office:value-type="float" office:value="11957.4101783719" calcext:value-type="float">
            <text:p>11957.4101783719</text:p>
          </table:table-cell>
          <table:table-cell table:formula="of:=[.D242]-[.D241]" office:value-type="float" office:value="0.0495090484619141" calcext:value-type="float">
            <text:p>0.04950904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648211.54997" calcext:value-type="float">
            <text:p>1455648211.54997</text:p>
          </table:table-cell>
          <table:table-cell office:value-type="float" office:value="600" calcext:value-type="float">
            <text:p>600</text:p>
          </table:table-cell>
          <table:table-cell table:formula="of:=[.B243]-[.B$2]" office:value-type="float" office:value="12.0494391918182" calcext:value-type="float">
            <text:p>12.0494391918</text:p>
          </table:table-cell>
          <table:table-cell table:formula="of:=[.C242]/([.D243]-[.D242])" office:value-type="float" office:value="11753.3665371271" calcext:value-type="float">
            <text:p>11753.3665371271</text:p>
          </table:table-cell>
          <table:table-cell table:formula="of:=[.D243]-[.D242]" office:value-type="float" office:value="0.0503685474395752" calcext:value-type="float">
            <text:p>0.05036854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648211.59949" calcext:value-type="float">
            <text:p>1455648211.59949</text:p>
          </table:table-cell>
          <table:table-cell office:value-type="float" office:value="600" calcext:value-type="float">
            <text:p>600</text:p>
          </table:table-cell>
          <table:table-cell table:formula="of:=[.B244]-[.B$2]" office:value-type="float" office:value="12.0989584922791" calcext:value-type="float">
            <text:p>12.0989584923</text:p>
          </table:table-cell>
          <table:table-cell table:formula="of:=[.C243]/([.D244]-[.D243])" office:value-type="float" office:value="12116.4878020597" calcext:value-type="float">
            <text:p>12116.4878020597</text:p>
          </table:table-cell>
          <table:table-cell table:formula="of:=[.D244]-[.D243]" office:value-type="float" office:value="0.0495193004608154" calcext:value-type="float">
            <text:p>0.0495193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648211.64986" calcext:value-type="float">
            <text:p>1455648211.64986</text:p>
          </table:table-cell>
          <table:table-cell office:value-type="float" office:value="600" calcext:value-type="float">
            <text:p>600</text:p>
          </table:table-cell>
          <table:table-cell table:formula="of:=[.B245]-[.B$2]" office:value-type="float" office:value="12.1493299007416" calcext:value-type="float">
            <text:p>12.1493299007</text:p>
          </table:table-cell>
          <table:table-cell table:formula="of:=[.C244]/([.D245]-[.D244])" office:value-type="float" office:value="11911.5192192093" calcext:value-type="float">
            <text:p>11911.5192192093</text:p>
          </table:table-cell>
          <table:table-cell table:formula="of:=[.D245]-[.D244]" office:value-type="float" office:value="0.0503714084625244" calcext:value-type="float">
            <text:p>0.05037140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648211.69926" calcext:value-type="float">
            <text:p>1455648211.69926</text:p>
          </table:table-cell>
          <table:table-cell office:value-type="float" office:value="600" calcext:value-type="float">
            <text:p>600</text:p>
          </table:table-cell>
          <table:table-cell table:formula="of:=[.B246]-[.B$2]" office:value-type="float" office:value="12.1987216472626" calcext:value-type="float">
            <text:p>12.1987216473</text:p>
          </table:table-cell>
          <table:table-cell table:formula="of:=[.C245]/([.D246]-[.D245])" office:value-type="float" office:value="12147.7785715665" calcext:value-type="float">
            <text:p>12147.7785715665</text:p>
          </table:table-cell>
          <table:table-cell table:formula="of:=[.D246]-[.D245]" office:value-type="float" office:value="0.0493917465209961" calcext:value-type="float">
            <text:p>0.04939174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648211.74962" calcext:value-type="float">
            <text:p>1455648211.74962</text:p>
          </table:table-cell>
          <table:table-cell office:value-type="float" office:value="608" calcext:value-type="float">
            <text:p>608</text:p>
          </table:table-cell>
          <table:table-cell table:formula="of:=[.B247]-[.B$2]" office:value-type="float" office:value="12.249085187912" calcext:value-type="float">
            <text:p>12.2490851879</text:p>
          </table:table-cell>
          <table:table-cell table:formula="of:=[.C246]/([.D247]-[.D246])" office:value-type="float" office:value="11913.3800416588" calcext:value-type="float">
            <text:p>11913.3800416588</text:p>
          </table:table-cell>
          <table:table-cell table:formula="of:=[.D247]-[.D246]" office:value-type="float" office:value="0.0503635406494141" calcext:value-type="float">
            <text:p>0.05036354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648211.80021" calcext:value-type="float">
            <text:p>1455648211.80021</text:p>
          </table:table-cell>
          <table:table-cell office:value-type="float" office:value="608" calcext:value-type="float">
            <text:p>608</text:p>
          </table:table-cell>
          <table:table-cell table:formula="of:=[.B248]-[.B$2]" office:value-type="float" office:value="12.2996747493744" calcext:value-type="float">
            <text:p>12.2996747494</text:p>
          </table:table-cell>
          <table:table-cell table:formula="of:=[.C247]/([.D248]-[.D247])" office:value-type="float" office:value="12018.2895922484" calcext:value-type="float">
            <text:p>12018.2895922484</text:p>
          </table:table-cell>
          <table:table-cell table:formula="of:=[.D248]-[.D247]" office:value-type="float" office:value="0.0505895614624023" calcext:value-type="float">
            <text:p>0.05058956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648211.84962" calcext:value-type="float">
            <text:p>1455648211.84962</text:p>
          </table:table-cell>
          <table:table-cell office:value-type="float" office:value="608" calcext:value-type="float">
            <text:p>608</text:p>
          </table:table-cell>
          <table:table-cell table:formula="of:=[.B249]-[.B$2]" office:value-type="float" office:value="12.3490874767303" calcext:value-type="float">
            <text:p>12.3490874767</text:p>
          </table:table-cell>
          <table:table-cell table:formula="of:=[.C248]/([.D249]-[.D248])" office:value-type="float" office:value="12304.5221855519" calcext:value-type="float">
            <text:p>12304.5221855519</text:p>
          </table:table-cell>
          <table:table-cell table:formula="of:=[.D249]-[.D248]" office:value-type="float" office:value="0.049412727355957" calcext:value-type="float">
            <text:p>0.04941272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648211.90011" calcext:value-type="float">
            <text:p>1455648211.90011</text:p>
          </table:table-cell>
          <table:table-cell office:value-type="float" office:value="608" calcext:value-type="float">
            <text:p>608</text:p>
          </table:table-cell>
          <table:table-cell table:formula="of:=[.B250]-[.B$2]" office:value-type="float" office:value="12.3995771408081" calcext:value-type="float">
            <text:p>12.3995771408</text:p>
          </table:table-cell>
          <table:table-cell table:formula="of:=[.C249]/([.D250]-[.D249])" office:value-type="float" office:value="12042.0686313861" calcext:value-type="float">
            <text:p>12042.0686313861</text:p>
          </table:table-cell>
          <table:table-cell table:formula="of:=[.D250]-[.D249]" office:value-type="float" office:value="0.0504896640777588" calcext:value-type="float">
            <text:p>0.05048966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648211.9496" calcext:value-type="float">
            <text:p>1455648211.9496</text:p>
          </table:table-cell>
          <table:table-cell office:value-type="float" office:value="608" calcext:value-type="float">
            <text:p>608</text:p>
          </table:table-cell>
          <table:table-cell table:formula="of:=[.B251]-[.B$2]" office:value-type="float" office:value="12.4490609169006" calcext:value-type="float">
            <text:p>12.4490609169</text:p>
          </table:table-cell>
          <table:table-cell table:formula="of:=[.C250]/([.D251]-[.D250])" office:value-type="float" office:value="12286.8553697904" calcext:value-type="float">
            <text:p>12286.8553697904</text:p>
          </table:table-cell>
          <table:table-cell table:formula="of:=[.D251]-[.D250]" office:value-type="float" office:value="0.0494837760925293" calcext:value-type="float">
            <text:p>0.04948377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648211.99989" calcext:value-type="float">
            <text:p>1455648211.99989</text:p>
          </table:table-cell>
          <table:table-cell office:value-type="float" office:value="608" calcext:value-type="float">
            <text:p>608</text:p>
          </table:table-cell>
          <table:table-cell table:formula="of:=[.B252]-[.B$2]" office:value-type="float" office:value="12.4993522167206" calcext:value-type="float">
            <text:p>12.4993522167</text:p>
          </table:table-cell>
          <table:table-cell table:formula="of:=[.C251]/([.D252]-[.D251])" office:value-type="float" office:value="12089.5662306755" calcext:value-type="float">
            <text:p>12089.5662306755</text:p>
          </table:table-cell>
          <table:table-cell table:formula="of:=[.D252]-[.D251]" office:value-type="float" office:value="0.0502912998199463" calcext:value-type="float">
            <text:p>0.05029129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648212.0496" calcext:value-type="float">
            <text:p>1455648212.0496</text:p>
          </table:table-cell>
          <table:table-cell office:value-type="float" office:value="608" calcext:value-type="float">
            <text:p>608</text:p>
          </table:table-cell>
          <table:table-cell table:formula="of:=[.B253]-[.B$2]" office:value-type="float" office:value="12.5490620136261" calcext:value-type="float">
            <text:p>12.5490620136</text:p>
          </table:table-cell>
          <table:table-cell table:formula="of:=[.C252]/([.D253]-[.D252])" office:value-type="float" office:value="12230.9894195628" calcext:value-type="float">
            <text:p>12230.9894195628</text:p>
          </table:table-cell>
          <table:table-cell table:formula="of:=[.D253]-[.D252]" office:value-type="float" office:value="0.0497097969055176" calcext:value-type="float">
            <text:p>0.04970979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648212.0992" calcext:value-type="float">
            <text:p>1455648212.0992</text:p>
          </table:table-cell>
          <table:table-cell office:value-type="float" office:value="608" calcext:value-type="float">
            <text:p>608</text:p>
          </table:table-cell>
          <table:table-cell table:formula="of:=[.B254]-[.B$2]" office:value-type="float" office:value="12.5986621379852" calcext:value-type="float">
            <text:p>12.598662138</text:p>
          </table:table-cell>
          <table:table-cell table:formula="of:=[.C253]/([.D254]-[.D253])" office:value-type="float" office:value="12258.0337822898" calcext:value-type="float">
            <text:p>12258.0337822898</text:p>
          </table:table-cell>
          <table:table-cell table:formula="of:=[.D254]-[.D253]" office:value-type="float" office:value="0.0496001243591309" calcext:value-type="float">
            <text:p>0.04960012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648212.14971" calcext:value-type="float">
            <text:p>1455648212.14971</text:p>
          </table:table-cell>
          <table:table-cell office:value-type="float" office:value="608" calcext:value-type="float">
            <text:p>608</text:p>
          </table:table-cell>
          <table:table-cell table:formula="of:=[.B255]-[.B$2]" office:value-type="float" office:value="12.6491763591766" calcext:value-type="float">
            <text:p>12.6491763592</text:p>
          </table:table-cell>
          <table:table-cell table:formula="of:=[.C254]/([.D255]-[.D254])" office:value-type="float" office:value="12036.2144691134" calcext:value-type="float">
            <text:p>12036.2144691134</text:p>
          </table:table-cell>
          <table:table-cell table:formula="of:=[.D255]-[.D254]" office:value-type="float" office:value="0.0505142211914063" calcext:value-type="float">
            <text:p>0.05051422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648212.20005" calcext:value-type="float">
            <text:p>1455648212.20005</text:p>
          </table:table-cell>
          <table:table-cell office:value-type="float" office:value="608" calcext:value-type="float">
            <text:p>608</text:p>
          </table:table-cell>
          <table:table-cell table:formula="of:=[.B256]-[.B$2]" office:value-type="float" office:value="12.6995162963867" calcext:value-type="float">
            <text:p>12.6995162964</text:p>
          </table:table-cell>
          <table:table-cell table:formula="of:=[.C255]/([.D256]-[.D255])" office:value-type="float" office:value="12077.885545678" calcext:value-type="float">
            <text:p>12077.885545678</text:p>
          </table:table-cell>
          <table:table-cell table:formula="of:=[.D256]-[.D255]" office:value-type="float" office:value="0.050339937210083" calcext:value-type="float">
            <text:p>0.05033993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648212.24974" calcext:value-type="float">
            <text:p>1455648212.24974</text:p>
          </table:table-cell>
          <table:table-cell office:value-type="float" office:value="608" calcext:value-type="float">
            <text:p>608</text:p>
          </table:table-cell>
          <table:table-cell table:formula="of:=[.B257]-[.B$2]" office:value-type="float" office:value="12.7492010593414" calcext:value-type="float">
            <text:p>12.7492010593</text:p>
          </table:table-cell>
          <table:table-cell table:formula="of:=[.C256]/([.D257]-[.D256])" office:value-type="float" office:value="12237.1520732462" calcext:value-type="float">
            <text:p>12237.1520732462</text:p>
          </table:table-cell>
          <table:table-cell table:formula="of:=[.D257]-[.D256]" office:value-type="float" office:value="0.0496847629547119" calcext:value-type="float">
            <text:p>0.0496847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648212.30016" calcext:value-type="float">
            <text:p>1455648212.30016</text:p>
          </table:table-cell>
          <table:table-cell office:value-type="float" office:value="608" calcext:value-type="float">
            <text:p>608</text:p>
          </table:table-cell>
          <table:table-cell table:formula="of:=[.B258]-[.B$2]" office:value-type="float" office:value="12.7996225357056" calcext:value-type="float">
            <text:p>12.7996225357</text:p>
          </table:table-cell>
          <table:table-cell table:formula="of:=[.C257]/([.D258]-[.D257])" office:value-type="float" office:value="12058.353777845" calcext:value-type="float">
            <text:p>12058.353777845</text:p>
          </table:table-cell>
          <table:table-cell table:formula="of:=[.D258]-[.D257]" office:value-type="float" office:value="0.0504214763641357" calcext:value-type="float">
            <text:p>0.05042147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648212.34961" calcext:value-type="float">
            <text:p>1455648212.34961</text:p>
          </table:table-cell>
          <table:table-cell office:value-type="float" office:value="608" calcext:value-type="float">
            <text:p>608</text:p>
          </table:table-cell>
          <table:table-cell table:formula="of:=[.B259]-[.B$2]" office:value-type="float" office:value="12.849072933197" calcext:value-type="float">
            <text:p>12.8490729332</text:p>
          </table:table-cell>
          <table:table-cell table:formula="of:=[.C258]/([.D259]-[.D258])" office:value-type="float" office:value="12295.148893496" calcext:value-type="float">
            <text:p>12295.148893496</text:p>
          </table:table-cell>
          <table:table-cell table:formula="of:=[.D259]-[.D258]" office:value-type="float" office:value="0.0494503974914551" calcext:value-type="float">
            <text:p>0.04945039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648212.40001" calcext:value-type="float">
            <text:p>1455648212.40001</text:p>
          </table:table-cell>
          <table:table-cell office:value-type="float" office:value="608" calcext:value-type="float">
            <text:p>608</text:p>
          </table:table-cell>
          <table:table-cell table:formula="of:=[.B260]-[.B$2]" office:value-type="float" office:value="12.8994760513306" calcext:value-type="float">
            <text:p>12.8994760513</text:p>
          </table:table-cell>
          <table:table-cell table:formula="of:=[.C259]/([.D260]-[.D259])" office:value-type="float" office:value="12062.7457688051" calcext:value-type="float">
            <text:p>12062.7457688051</text:p>
          </table:table-cell>
          <table:table-cell table:formula="of:=[.D260]-[.D259]" office:value-type="float" office:value="0.0504031181335449" calcext:value-type="float">
            <text:p>0.050403118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648212.44926" calcext:value-type="float">
            <text:p>1455648212.44926</text:p>
          </table:table-cell>
          <table:table-cell office:value-type="float" office:value="608" calcext:value-type="float">
            <text:p>608</text:p>
          </table:table-cell>
          <table:table-cell table:formula="of:=[.B261]-[.B$2]" office:value-type="float" office:value="12.9487204551697" calcext:value-type="float">
            <text:p>12.9487204552</text:p>
          </table:table-cell>
          <table:table-cell table:formula="of:=[.C260]/([.D261]-[.D260])" office:value-type="float" office:value="12346.5805776921" calcext:value-type="float">
            <text:p>12346.5805776921</text:p>
          </table:table-cell>
          <table:table-cell table:formula="of:=[.D261]-[.D260]" office:value-type="float" office:value="0.0492444038391113" calcext:value-type="float">
            <text:p>0.04924440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648212.49986" calcext:value-type="float">
            <text:p>1455648212.49986</text:p>
          </table:table-cell>
          <table:table-cell office:value-type="float" office:value="608" calcext:value-type="float">
            <text:p>608</text:p>
          </table:table-cell>
          <table:table-cell table:formula="of:=[.B262]-[.B$2]" office:value-type="float" office:value="12.9993214607239" calcext:value-type="float">
            <text:p>12.9993214607</text:p>
          </table:table-cell>
          <table:table-cell table:formula="of:=[.C261]/([.D262]-[.D261])" office:value-type="float" office:value="12015.5714958819" calcext:value-type="float">
            <text:p>12015.5714958819</text:p>
          </table:table-cell>
          <table:table-cell table:formula="of:=[.D262]-[.D261]" office:value-type="float" office:value="0.0506010055541992" calcext:value-type="float">
            <text:p>0.050601005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648212.54927" calcext:value-type="float">
            <text:p>1455648212.54927</text:p>
          </table:table-cell>
          <table:table-cell office:value-type="float" office:value="608" calcext:value-type="float">
            <text:p>608</text:p>
          </table:table-cell>
          <table:table-cell table:formula="of:=[.B263]-[.B$2]" office:value-type="float" office:value="13.0487375259399" calcext:value-type="float">
            <text:p>13.0487375259</text:p>
          </table:table-cell>
          <table:table-cell table:formula="of:=[.C262]/([.D263]-[.D262])" office:value-type="float" office:value="12303.6910636573" calcext:value-type="float">
            <text:p>12303.6910636573</text:p>
          </table:table-cell>
          <table:table-cell table:formula="of:=[.D263]-[.D262]" office:value-type="float" office:value="0.0494160652160645" calcext:value-type="float">
            <text:p>0.04941606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648212.59982" calcext:value-type="float">
            <text:p>1455648212.59982</text:p>
          </table:table-cell>
          <table:table-cell office:value-type="float" office:value="608" calcext:value-type="float">
            <text:p>608</text:p>
          </table:table-cell>
          <table:table-cell table:formula="of:=[.B264]-[.B$2]" office:value-type="float" office:value="13.0992889404297" calcext:value-type="float">
            <text:p>13.0992889404</text:p>
          </table:table-cell>
          <table:table-cell table:formula="of:=[.C263]/([.D264]-[.D263])" office:value-type="float" office:value="12027.3588016677" calcext:value-type="float">
            <text:p>12027.3588016677</text:p>
          </table:table-cell>
          <table:table-cell table:formula="of:=[.D264]-[.D263]" office:value-type="float" office:value="0.0505514144897461" calcext:value-type="float">
            <text:p>0.05055141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648212.65016" calcext:value-type="float">
            <text:p>1455648212.65016</text:p>
          </table:table-cell>
          <table:table-cell office:value-type="float" office:value="608" calcext:value-type="float">
            <text:p>608</text:p>
          </table:table-cell>
          <table:table-cell table:formula="of:=[.B265]-[.B$2]" office:value-type="float" office:value="13.149621963501" calcext:value-type="float">
            <text:p>13.1496219635</text:p>
          </table:table-cell>
          <table:table-cell table:formula="of:=[.C264]/([.D265]-[.D264])" office:value-type="float" office:value="12079.5446587593" calcext:value-type="float">
            <text:p>12079.5446587593</text:p>
          </table:table-cell>
          <table:table-cell table:formula="of:=[.D265]-[.D264]" office:value-type="float" office:value="0.0503330230712891" calcext:value-type="float">
            <text:p>0.05033302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648212.69979" calcext:value-type="float">
            <text:p>1455648212.69979</text:p>
          </table:table-cell>
          <table:table-cell office:value-type="float" office:value="608" calcext:value-type="float">
            <text:p>608</text:p>
          </table:table-cell>
          <table:table-cell table:formula="of:=[.B266]-[.B$2]" office:value-type="float" office:value="13.1992511749268" calcext:value-type="float">
            <text:p>13.1992511749</text:p>
          </table:table-cell>
          <table:table-cell table:formula="of:=[.C265]/([.D266]-[.D265])" office:value-type="float" office:value="12250.8495003843" calcext:value-type="float">
            <text:p>12250.8495003843</text:p>
          </table:table-cell>
          <table:table-cell table:formula="of:=[.D266]-[.D265]" office:value-type="float" office:value="0.0496292114257813" calcext:value-type="float">
            <text:p>0.04962921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648212.75021" calcext:value-type="float">
            <text:p>1455648212.75021</text:p>
          </table:table-cell>
          <table:table-cell office:value-type="float" office:value="608" calcext:value-type="float">
            <text:p>608</text:p>
          </table:table-cell>
          <table:table-cell table:formula="of:=[.B267]-[.B$2]" office:value-type="float" office:value="13.2496709823608" calcext:value-type="float">
            <text:p>13.2496709824</text:p>
          </table:table-cell>
          <table:table-cell table:formula="of:=[.C266]/([.D267]-[.D266])" office:value-type="float" office:value="12058.7529175888" calcext:value-type="float">
            <text:p>12058.7529175888</text:p>
          </table:table-cell>
          <table:table-cell table:formula="of:=[.D267]-[.D266]" office:value-type="float" office:value="0.050419807434082" calcext:value-type="float">
            <text:p>0.05041980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648212.79967" calcext:value-type="float">
            <text:p>1455648212.79967</text:p>
          </table:table-cell>
          <table:table-cell office:value-type="float" office:value="600" calcext:value-type="float">
            <text:p>600</text:p>
          </table:table-cell>
          <table:table-cell table:formula="of:=[.B268]-[.B$2]" office:value-type="float" office:value="13.2991325855255" calcext:value-type="float">
            <text:p>13.2991325855</text:p>
          </table:table-cell>
          <table:table-cell table:formula="of:=[.C267]/([.D268]-[.D267])" office:value-type="float" office:value="12292.3633909678" calcext:value-type="float">
            <text:p>12292.3633909678</text:p>
          </table:table-cell>
          <table:table-cell table:formula="of:=[.D268]-[.D267]" office:value-type="float" office:value="0.0494616031646729" calcext:value-type="float">
            <text:p>0.04946160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648212.85018" calcext:value-type="float">
            <text:p>1455648212.85018</text:p>
          </table:table-cell>
          <table:table-cell office:value-type="float" office:value="600" calcext:value-type="float">
            <text:p>600</text:p>
          </table:table-cell>
          <table:table-cell table:formula="of:=[.B269]-[.B$2]" office:value-type="float" office:value="13.3496496677399" calcext:value-type="float">
            <text:p>13.3496496677</text:p>
          </table:table-cell>
          <table:table-cell table:formula="of:=[.C268]/([.D269]-[.D268])" office:value-type="float" office:value="11877.1705272696" calcext:value-type="float">
            <text:p>11877.1705272696</text:p>
          </table:table-cell>
          <table:table-cell table:formula="of:=[.D269]-[.D268]" office:value-type="float" office:value="0.0505170822143555" calcext:value-type="float">
            <text:p>0.05051708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648212.89951" calcext:value-type="float">
            <text:p>1455648212.89951</text:p>
          </table:table-cell>
          <table:table-cell office:value-type="float" office:value="600" calcext:value-type="float">
            <text:p>600</text:p>
          </table:table-cell>
          <table:table-cell table:formula="of:=[.B270]-[.B$2]" office:value-type="float" office:value="13.3989746570587" calcext:value-type="float">
            <text:p>13.3989746571</text:p>
          </table:table-cell>
          <table:table-cell table:formula="of:=[.C269]/([.D270]-[.D269])" office:value-type="float" office:value="12164.2195626535" calcext:value-type="float">
            <text:p>12164.2195626535</text:p>
          </table:table-cell>
          <table:table-cell table:formula="of:=[.D270]-[.D269]" office:value-type="float" office:value="0.0493249893188477" calcext:value-type="float">
            <text:p>0.04932498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648212.94945" calcext:value-type="float">
            <text:p>1455648212.94945</text:p>
          </table:table-cell>
          <table:table-cell office:value-type="float" office:value="600" calcext:value-type="float">
            <text:p>600</text:p>
          </table:table-cell>
          <table:table-cell table:formula="of:=[.B271]-[.B$2]" office:value-type="float" office:value="13.4489183425903" calcext:value-type="float">
            <text:p>13.4489183426</text:p>
          </table:table-cell>
          <table:table-cell table:formula="of:=[.C270]/([.D271]-[.D270])" office:value-type="float" office:value="12013.5307119091" calcext:value-type="float">
            <text:p>12013.5307119091</text:p>
          </table:table-cell>
          <table:table-cell table:formula="of:=[.D271]-[.D270]" office:value-type="float" office:value="0.0499436855316162" calcext:value-type="float">
            <text:p>0.04994368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648212.99975" calcext:value-type="float">
            <text:p>1455648212.99975</text:p>
          </table:table-cell>
          <table:table-cell office:value-type="float" office:value="592" calcext:value-type="float">
            <text:p>592</text:p>
          </table:table-cell>
          <table:table-cell table:formula="of:=[.B272]-[.B$2]" office:value-type="float" office:value="13.4992120265961" calcext:value-type="float">
            <text:p>13.4992120266</text:p>
          </table:table-cell>
          <table:table-cell table:formula="of:=[.C271]/([.D272]-[.D271])" office:value-type="float" office:value="11929.9274225279" calcext:value-type="float">
            <text:p>11929.9274225279</text:p>
          </table:table-cell>
          <table:table-cell table:formula="of:=[.D272]-[.D271]" office:value-type="float" office:value="0.0502936840057373" calcext:value-type="float">
            <text:p>0.0502936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648213.04936" calcext:value-type="float">
            <text:p>1455648213.04936</text:p>
          </table:table-cell>
          <table:table-cell office:value-type="float" office:value="592" calcext:value-type="float">
            <text:p>592</text:p>
          </table:table-cell>
          <table:table-cell table:formula="of:=[.B273]-[.B$2]" office:value-type="float" office:value="13.5488286018372" calcext:value-type="float">
            <text:p>13.5488286018</text:p>
          </table:table-cell>
          <table:table-cell table:formula="of:=[.C272]/([.D273]-[.D272])" office:value-type="float" office:value="11931.4966243327" calcext:value-type="float">
            <text:p>11931.4966243327</text:p>
          </table:table-cell>
          <table:table-cell table:formula="of:=[.D273]-[.D272]" office:value-type="float" office:value="0.0496165752410889" calcext:value-type="float">
            <text:p>0.04961657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648213.10009" calcext:value-type="float">
            <text:p>1455648213.10009</text:p>
          </table:table-cell>
          <table:table-cell office:value-type="float" office:value="592" calcext:value-type="float">
            <text:p>592</text:p>
          </table:table-cell>
          <table:table-cell table:formula="of:=[.B274]-[.B$2]" office:value-type="float" office:value="13.5995576381683" calcext:value-type="float">
            <text:p>13.5995576382</text:p>
          </table:table-cell>
          <table:table-cell table:formula="of:=[.C273]/([.D274]-[.D273])" office:value-type="float" office:value="11669.8451777246" calcext:value-type="float">
            <text:p>11669.8451777246</text:p>
          </table:table-cell>
          <table:table-cell table:formula="of:=[.D274]-[.D273]" office:value-type="float" office:value="0.0507290363311768" calcext:value-type="float">
            <text:p>0.05072903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648213.14964" calcext:value-type="float">
            <text:p>1455648213.14964</text:p>
          </table:table-cell>
          <table:table-cell office:value-type="float" office:value="592" calcext:value-type="float">
            <text:p>592</text:p>
          </table:table-cell>
          <table:table-cell table:formula="of:=[.B275]-[.B$2]" office:value-type="float" office:value="13.6491093635559" calcext:value-type="float">
            <text:p>13.6491093636</text:p>
          </table:table-cell>
          <table:table-cell table:formula="of:=[.C274]/([.D275]-[.D274])" office:value-type="float" office:value="11947.1117376765" calcext:value-type="float">
            <text:p>11947.1117376765</text:p>
          </table:table-cell>
          <table:table-cell table:formula="of:=[.D275]-[.D274]" office:value-type="float" office:value="0.0495517253875732" calcext:value-type="float">
            <text:p>0.04955172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648213.20004" calcext:value-type="float">
            <text:p>1455648213.20004</text:p>
          </table:table-cell>
          <table:table-cell office:value-type="float" office:value="584" calcext:value-type="float">
            <text:p>584</text:p>
          </table:table-cell>
          <table:table-cell table:formula="of:=[.B276]-[.B$2]" office:value-type="float" office:value="13.6995017528534" calcext:value-type="float">
            <text:p>13.6995017529</text:p>
          </table:table-cell>
          <table:table-cell table:formula="of:=[.C275]/([.D276]-[.D275])" office:value-type="float" office:value="11747.8057352113" calcext:value-type="float">
            <text:p>11747.8057352113</text:p>
          </table:table-cell>
          <table:table-cell table:formula="of:=[.D276]-[.D275]" office:value-type="float" office:value="0.0503923892974854" calcext:value-type="float">
            <text:p>0.05039238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648213.24952" calcext:value-type="float">
            <text:p>1455648213.24952</text:p>
          </table:table-cell>
          <table:table-cell office:value-type="float" office:value="584" calcext:value-type="float">
            <text:p>584</text:p>
          </table:table-cell>
          <table:table-cell table:formula="of:=[.B277]-[.B$2]" office:value-type="float" office:value="13.7489895820618" calcext:value-type="float">
            <text:p>13.7489895821</text:p>
          </table:table-cell>
          <table:table-cell table:formula="of:=[.C276]/([.D277]-[.D276])" office:value-type="float" office:value="11800.8813347016" calcext:value-type="float">
            <text:p>11800.8813347016</text:p>
          </table:table-cell>
          <table:table-cell table:formula="of:=[.D277]-[.D276]" office:value-type="float" office:value="0.049487829208374" calcext:value-type="float">
            <text:p>0.04948782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648213.2999" calcext:value-type="float">
            <text:p>1455648213.2999</text:p>
          </table:table-cell>
          <table:table-cell office:value-type="float" office:value="584" calcext:value-type="float">
            <text:p>584</text:p>
          </table:table-cell>
          <table:table-cell table:formula="of:=[.B278]-[.B$2]" office:value-type="float" office:value="13.7993679046631" calcext:value-type="float">
            <text:p>13.7993679047</text:p>
          </table:table-cell>
          <table:table-cell table:formula="of:=[.C277]/([.D278]-[.D277])" office:value-type="float" office:value="11592.2875126596" calcext:value-type="float">
            <text:p>11592.2875126596</text:p>
          </table:table-cell>
          <table:table-cell table:formula="of:=[.D278]-[.D277]" office:value-type="float" office:value="0.0503783226013184" calcext:value-type="float">
            <text:p>0.05037832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648213.35027" calcext:value-type="float">
            <text:p>1455648213.35027</text:p>
          </table:table-cell>
          <table:table-cell office:value-type="float" office:value="576" calcext:value-type="float">
            <text:p>576</text:p>
          </table:table-cell>
          <table:table-cell table:formula="of:=[.B279]-[.B$2]" office:value-type="float" office:value="13.8497402667999" calcext:value-type="float">
            <text:p>13.8497402668</text:p>
          </table:table-cell>
          <table:table-cell table:formula="of:=[.C278]/([.D279]-[.D278])" office:value-type="float" office:value="11593.6592056873" calcext:value-type="float">
            <text:p>11593.6592056873</text:p>
          </table:table-cell>
          <table:table-cell table:formula="of:=[.D279]-[.D278]" office:value-type="float" office:value="0.0503723621368408" calcext:value-type="float">
            <text:p>0.05037236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648213.39991" calcext:value-type="float">
            <text:p>1455648213.39991</text:p>
          </table:table-cell>
          <table:table-cell office:value-type="float" office:value="576" calcext:value-type="float">
            <text:p>576</text:p>
          </table:table-cell>
          <table:table-cell table:formula="of:=[.B280]-[.B$2]" office:value-type="float" office:value="13.8993742465973" calcext:value-type="float">
            <text:p>13.8993742466</text:p>
          </table:table-cell>
          <table:table-cell table:formula="of:=[.C279]/([.D280]-[.D279])" office:value-type="float" office:value="11604.9529445672" calcext:value-type="float">
            <text:p>11604.9529445672</text:p>
          </table:table-cell>
          <table:table-cell table:formula="of:=[.D280]-[.D279]" office:value-type="float" office:value="0.0496339797973633" calcext:value-type="float">
            <text:p>0.049633979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648213.44921" calcext:value-type="float">
            <text:p>1455648213.44921</text:p>
          </table:table-cell>
          <table:table-cell office:value-type="float" office:value="576" calcext:value-type="float">
            <text:p>576</text:p>
          </table:table-cell>
          <table:table-cell table:formula="of:=[.B281]-[.B$2]" office:value-type="float" office:value="13.9486773014069" calcext:value-type="float">
            <text:p>13.9486773014</text:p>
          </table:table-cell>
          <table:table-cell table:formula="of:=[.C280]/([.D281]-[.D280])" office:value-type="float" office:value="11682.8460675461" calcext:value-type="float">
            <text:p>11682.8460675461</text:p>
          </table:table-cell>
          <table:table-cell table:formula="of:=[.D281]-[.D280]" office:value-type="float" office:value="0.0493030548095703" calcext:value-type="float">
            <text:p>0.04930305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648213.49972" calcext:value-type="float">
            <text:p>1455648213.49972</text:p>
          </table:table-cell>
          <table:table-cell office:value-type="float" office:value="568" calcext:value-type="float">
            <text:p>568</text:p>
          </table:table-cell>
          <table:table-cell table:formula="of:=[.B282]-[.B$2]" office:value-type="float" office:value="13.9991817474365" calcext:value-type="float">
            <text:p>13.9991817474</text:p>
          </table:table-cell>
          <table:table-cell table:formula="of:=[.C281]/([.D282]-[.D281])" office:value-type="float" office:value="11404.9365012675" calcext:value-type="float">
            <text:p>11404.9365012675</text:p>
          </table:table-cell>
          <table:table-cell table:formula="of:=[.D282]-[.D281]" office:value-type="float" office:value="0.0505044460296631" calcext:value-type="float">
            <text:p>0.0505044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648213.55015" calcext:value-type="float">
            <text:p>1455648213.55015</text:p>
          </table:table-cell>
          <table:table-cell office:value-type="float" office:value="568" calcext:value-type="float">
            <text:p>568</text:p>
          </table:table-cell>
          <table:table-cell table:formula="of:=[.B283]-[.B$2]" office:value-type="float" office:value="14.0496175289154" calcext:value-type="float">
            <text:p>14.0496175289</text:p>
          </table:table-cell>
          <table:table-cell table:formula="of:=[.C282]/([.D283]-[.D282])" office:value-type="float" office:value="11261.8459225784" calcext:value-type="float">
            <text:p>11261.8459225784</text:p>
          </table:table-cell>
          <table:table-cell table:formula="of:=[.D283]-[.D282]" office:value-type="float" office:value="0.0504357814788818" calcext:value-type="float">
            <text:p>0.05043578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648213.59973" calcext:value-type="float">
            <text:p>1455648213.59973</text:p>
          </table:table-cell>
          <table:table-cell office:value-type="float" office:value="560" calcext:value-type="float">
            <text:p>560</text:p>
          </table:table-cell>
          <table:table-cell table:formula="of:=[.B284]-[.B$2]" office:value-type="float" office:value="14.0991947650909" calcext:value-type="float">
            <text:p>14.0991947651</text:p>
          </table:table-cell>
          <table:table-cell table:formula="of:=[.C283]/([.D284]-[.D283])" office:value-type="float" office:value="11456.8710121091" calcext:value-type="float">
            <text:p>11456.8710121091</text:p>
          </table:table-cell>
          <table:table-cell table:formula="of:=[.D284]-[.D283]" office:value-type="float" office:value="0.0495772361755371" calcext:value-type="float">
            <text:p>0.04957723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648213.65012" calcext:value-type="float">
            <text:p>1455648213.65012</text:p>
          </table:table-cell>
          <table:table-cell office:value-type="float" office:value="560" calcext:value-type="float">
            <text:p>560</text:p>
          </table:table-cell>
          <table:table-cell table:formula="of:=[.B285]-[.B$2]" office:value-type="float" office:value="14.1495883464813" calcext:value-type="float">
            <text:p>14.1495883465</text:p>
          </table:table-cell>
          <table:table-cell table:formula="of:=[.C284]/([.D285]-[.D284])" office:value-type="float" office:value="11112.5263287378" calcext:value-type="float">
            <text:p>11112.5263287378</text:p>
          </table:table-cell>
          <table:table-cell table:formula="of:=[.D285]-[.D284]" office:value-type="float" office:value="0.0503935813903809" calcext:value-type="float">
            <text:p>0.05039358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648213.69963" calcext:value-type="float">
            <text:p>1455648213.69963</text:p>
          </table:table-cell>
          <table:table-cell office:value-type="float" office:value="552" calcext:value-type="float">
            <text:p>552</text:p>
          </table:table-cell>
          <table:table-cell table:formula="of:=[.B286]-[.B$2]" office:value-type="float" office:value="14.1990942955017" calcext:value-type="float">
            <text:p>14.1990942955</text:p>
          </table:table-cell>
          <table:table-cell table:formula="of:=[.C285]/([.D286]-[.D285])" office:value-type="float" office:value="11311.7718391663" calcext:value-type="float">
            <text:p>11311.7718391663</text:p>
          </table:table-cell>
          <table:table-cell table:formula="of:=[.D286]-[.D285]" office:value-type="float" office:value="0.0495059490203857" calcext:value-type="float">
            <text:p>0.0495059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648213.74996" calcext:value-type="float">
            <text:p>1455648213.74996</text:p>
          </table:table-cell>
          <table:table-cell office:value-type="float" office:value="552" calcext:value-type="float">
            <text:p>552</text:p>
          </table:table-cell>
          <table:table-cell table:formula="of:=[.B287]-[.B$2]" office:value-type="float" office:value="14.2494223117828" calcext:value-type="float">
            <text:p>14.2494223118</text:p>
          </table:table-cell>
          <table:table-cell table:formula="of:=[.C286]/([.D287]-[.D286])" office:value-type="float" office:value="10968.0460464918" calcext:value-type="float">
            <text:p>10968.0460464918</text:p>
          </table:table-cell>
          <table:table-cell table:formula="of:=[.D287]-[.D286]" office:value-type="float" office:value="0.0503280162811279" calcext:value-type="float">
            <text:p>0.05032801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648213.79929" calcext:value-type="float">
            <text:p>1455648213.79929</text:p>
          </table:table-cell>
          <table:table-cell office:value-type="float" office:value="552" calcext:value-type="float">
            <text:p>552</text:p>
          </table:table-cell>
          <table:table-cell table:formula="of:=[.B288]-[.B$2]" office:value-type="float" office:value="14.2987549304962" calcext:value-type="float">
            <text:p>14.2987549305</text:p>
          </table:table-cell>
          <table:table-cell table:formula="of:=[.C287]/([.D288]-[.D287])" office:value-type="float" office:value="11189.3512729803" calcext:value-type="float">
            <text:p>11189.3512729803</text:p>
          </table:table-cell>
          <table:table-cell table:formula="of:=[.D288]-[.D287]" office:value-type="float" office:value="0.0493326187133789" calcext:value-type="float">
            <text:p>0.04933261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648213.84983" calcext:value-type="float">
            <text:p>1455648213.84983</text:p>
          </table:table-cell>
          <table:table-cell office:value-type="float" office:value="544" calcext:value-type="float">
            <text:p>544</text:p>
          </table:table-cell>
          <table:table-cell table:formula="of:=[.B289]-[.B$2]" office:value-type="float" office:value="14.3492984771729" calcext:value-type="float">
            <text:p>14.3492984772</text:p>
          </table:table-cell>
          <table:table-cell table:formula="of:=[.C288]/([.D289]-[.D288])" office:value-type="float" office:value="10921.2755395174" calcext:value-type="float">
            <text:p>10921.2755395174</text:p>
          </table:table-cell>
          <table:table-cell table:formula="of:=[.D289]-[.D288]" office:value-type="float" office:value="0.0505435466766357" calcext:value-type="float">
            <text:p>0.05054354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648213.90014" calcext:value-type="float">
            <text:p>1455648213.90014</text:p>
          </table:table-cell>
          <table:table-cell office:value-type="float" office:value="544" calcext:value-type="float">
            <text:p>544</text:p>
          </table:table-cell>
          <table:table-cell table:formula="of:=[.B290]-[.B$2]" office:value-type="float" office:value="14.3996028900146" calcext:value-type="float">
            <text:p>14.39960289</text:p>
          </table:table-cell>
          <table:table-cell table:formula="of:=[.C289]/([.D290]-[.D289])" office:value-type="float" office:value="10814.1606127247" calcext:value-type="float">
            <text:p>10814.1606127247</text:p>
          </table:table-cell>
          <table:table-cell table:formula="of:=[.D290]-[.D289]" office:value-type="float" office:value="0.0503044128417969" calcext:value-type="float">
            <text:p>0.05030441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648213.94974" calcext:value-type="float">
            <text:p>1455648213.94974</text:p>
          </table:table-cell>
          <table:table-cell office:value-type="float" office:value="536" calcext:value-type="float">
            <text:p>536</text:p>
          </table:table-cell>
          <table:table-cell table:formula="of:=[.B291]-[.B$2]" office:value-type="float" office:value="14.4492011070251" calcext:value-type="float">
            <text:p>14.449201107</text:p>
          </table:table-cell>
          <table:table-cell table:formula="of:=[.C290]/([.D291]-[.D290])" office:value-type="float" office:value="10968.1362111234" calcext:value-type="float">
            <text:p>10968.1362111234</text:p>
          </table:table-cell>
          <table:table-cell table:formula="of:=[.D291]-[.D290]" office:value-type="float" office:value="0.0495982170104981" calcext:value-type="float">
            <text:p>0.0495982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648214.00022" calcext:value-type="float">
            <text:p>1455648214.00022</text:p>
          </table:table-cell>
          <table:table-cell office:value-type="float" office:value="536" calcext:value-type="float">
            <text:p>536</text:p>
          </table:table-cell>
          <table:table-cell table:formula="of:=[.B292]-[.B$2]" office:value-type="float" office:value="14.4996852874756" calcext:value-type="float">
            <text:p>14.4996852875</text:p>
          </table:table-cell>
          <table:table-cell table:formula="of:=[.C291]/([.D292]-[.D291])" office:value-type="float" office:value="10617.1873093234" calcext:value-type="float">
            <text:p>10617.1873093234</text:p>
          </table:table-cell>
          <table:table-cell table:formula="of:=[.D292]-[.D291]" office:value-type="float" office:value="0.0504841804504395" calcext:value-type="float">
            <text:p>0.05048418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648214.04983" calcext:value-type="float">
            <text:p>1455648214.04983</text:p>
          </table:table-cell>
          <table:table-cell office:value-type="float" office:value="528" calcext:value-type="float">
            <text:p>528</text:p>
          </table:table-cell>
          <table:table-cell table:formula="of:=[.B293]-[.B$2]" office:value-type="float" office:value="14.5492925643921" calcext:value-type="float">
            <text:p>14.5492925644</text:p>
          </table:table-cell>
          <table:table-cell table:formula="of:=[.C292]/([.D293]-[.D292])" office:value-type="float" office:value="10804.8664090586" calcext:value-type="float">
            <text:p>10804.8664090586</text:p>
          </table:table-cell>
          <table:table-cell table:formula="of:=[.D293]-[.D292]" office:value-type="float" office:value="0.0496072769165039" calcext:value-type="float">
            <text:p>0.04960727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648214.09931" calcext:value-type="float">
            <text:p>1455648214.09931</text:p>
          </table:table-cell>
          <table:table-cell office:value-type="float" office:value="528" calcext:value-type="float">
            <text:p>528</text:p>
          </table:table-cell>
          <table:table-cell table:formula="of:=[.B294]-[.B$2]" office:value-type="float" office:value="14.5987765789032" calcext:value-type="float">
            <text:p>14.5987765789</text:p>
          </table:table-cell>
          <table:table-cell table:formula="of:=[.C293]/([.D294]-[.D293])" office:value-type="float" office:value="10670.1124639245" calcext:value-type="float">
            <text:p>10670.1124639245</text:p>
          </table:table-cell>
          <table:table-cell table:formula="of:=[.D294]-[.D293]" office:value-type="float" office:value="0.0494840145111084" calcext:value-type="float">
            <text:p>0.049484014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648214.1498" calcext:value-type="float">
            <text:p>1455648214.1498</text:p>
          </table:table-cell>
          <table:table-cell office:value-type="float" office:value="520" calcext:value-type="float">
            <text:p>520</text:p>
          </table:table-cell>
          <table:table-cell table:formula="of:=[.B295]-[.B$2]" office:value-type="float" office:value="14.6492652893066" calcext:value-type="float">
            <text:p>14.6492652893</text:p>
          </table:table-cell>
          <table:table-cell table:formula="of:=[.C294]/([.D295]-[.D294])" office:value-type="float" office:value="10457.7834486341" calcext:value-type="float">
            <text:p>10457.7834486341</text:p>
          </table:table-cell>
          <table:table-cell table:formula="of:=[.D295]-[.D294]" office:value-type="float" office:value="0.0504887104034424" calcext:value-type="float">
            <text:p>0.05048871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648214.2002" calcext:value-type="float">
            <text:p>1455648214.2002</text:p>
          </table:table-cell>
          <table:table-cell office:value-type="float" office:value="520" calcext:value-type="float">
            <text:p>520</text:p>
          </table:table-cell>
          <table:table-cell table:formula="of:=[.B296]-[.B$2]" office:value-type="float" office:value="14.6996645927429" calcext:value-type="float">
            <text:p>14.6996645927</text:p>
          </table:table-cell>
          <table:table-cell table:formula="of:=[.C295]/([.D296]-[.D295])" office:value-type="float" office:value="10317.6029140451" calcext:value-type="float">
            <text:p>10317.6029140451</text:p>
          </table:table-cell>
          <table:table-cell table:formula="of:=[.D296]-[.D295]" office:value-type="float" office:value="0.0503993034362793" calcext:value-type="float">
            <text:p>0.05039930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648214.2496" calcext:value-type="float">
            <text:p>1455648214.2496</text:p>
          </table:table-cell>
          <table:table-cell office:value-type="float" office:value="512" calcext:value-type="float">
            <text:p>512</text:p>
          </table:table-cell>
          <table:table-cell table:formula="of:=[.B297]-[.B$2]" office:value-type="float" office:value="14.7490622997284" calcext:value-type="float">
            <text:p>14.7490622997</text:p>
          </table:table-cell>
          <table:table-cell table:formula="of:=[.C296]/([.D297]-[.D296])" office:value-type="float" office:value="10526.8044152923" calcext:value-type="float">
            <text:p>10526.8044152923</text:p>
          </table:table-cell>
          <table:table-cell table:formula="of:=[.D297]-[.D296]" office:value-type="float" office:value="0.0493977069854736" calcext:value-type="float">
            <text:p>0.0493977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648214.30014" calcext:value-type="float">
            <text:p>1455648214.30014</text:p>
          </table:table-cell>
          <table:table-cell office:value-type="float" office:value="512" calcext:value-type="float">
            <text:p>512</text:p>
          </table:table-cell>
          <table:table-cell table:formula="of:=[.B298]-[.B$2]" office:value-type="float" office:value="14.7996053695679" calcext:value-type="float">
            <text:p>14.7996053696</text:p>
          </table:table-cell>
          <table:table-cell table:formula="of:=[.C297]/([.D298]-[.D297])" office:value-type="float" office:value="10129.9743293411" calcext:value-type="float">
            <text:p>10129.9743293411</text:p>
          </table:table-cell>
          <table:table-cell table:formula="of:=[.D298]-[.D297]" office:value-type="float" office:value="0.0505430698394775" calcext:value-type="float">
            <text:p>0.05054306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648214.34948" calcext:value-type="float">
            <text:p>1455648214.34948</text:p>
          </table:table-cell>
          <table:table-cell office:value-type="float" office:value="504" calcext:value-type="float">
            <text:p>504</text:p>
          </table:table-cell>
          <table:table-cell table:formula="of:=[.B299]-[.B$2]" office:value-type="float" office:value="14.8489420413971" calcext:value-type="float">
            <text:p>14.8489420414</text:p>
          </table:table-cell>
          <table:table-cell table:formula="of:=[.C298]/([.D299]-[.D298])" office:value-type="float" office:value="10377.6760980607" calcext:value-type="float">
            <text:p>10377.6760980607</text:p>
          </table:table-cell>
          <table:table-cell table:formula="of:=[.D299]-[.D298]" office:value-type="float" office:value="0.0493366718292236" calcext:value-type="float">
            <text:p>0.04933667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648214.40009" calcext:value-type="float">
            <text:p>1455648214.40009</text:p>
          </table:table-cell>
          <table:table-cell office:value-type="float" office:value="504" calcext:value-type="float">
            <text:p>504</text:p>
          </table:table-cell>
          <table:table-cell table:formula="of:=[.B300]-[.B$2]" office:value-type="float" office:value="14.8995521068573" calcext:value-type="float">
            <text:p>14.8995521069</text:p>
          </table:table-cell>
          <table:table-cell table:formula="of:=[.C299]/([.D300]-[.D299])" office:value-type="float" office:value="9958.49334350886" calcext:value-type="float">
            <text:p>9958.4933435089</text:p>
          </table:table-cell>
          <table:table-cell table:formula="of:=[.D300]-[.D299]" office:value-type="float" office:value="0.0506100654602051" calcext:value-type="float">
            <text:p>0.05061006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648214.44947" calcext:value-type="float">
            <text:p>1455648214.44947</text:p>
          </table:table-cell>
          <table:table-cell office:value-type="float" office:value="496" calcext:value-type="float">
            <text:p>496</text:p>
          </table:table-cell>
          <table:table-cell table:formula="of:=[.B301]-[.B$2]" office:value-type="float" office:value="14.9489388465881" calcext:value-type="float">
            <text:p>14.9489388466</text:p>
          </table:table-cell>
          <table:table-cell table:formula="of:=[.C300]/([.D301]-[.D300])" office:value-type="float" office:value="10205.16848747" calcext:value-type="float">
            <text:p>10205.16848747</text:p>
          </table:table-cell>
          <table:table-cell table:formula="of:=[.D301]-[.D300]" office:value-type="float" office:value="0.049386739730835" calcext:value-type="float">
            <text:p>0.04938673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648214.49996" calcext:value-type="float">
            <text:p>1455648214.49996</text:p>
          </table:table-cell>
          <table:table-cell office:value-type="float" office:value="496" calcext:value-type="float">
            <text:p>496</text:p>
          </table:table-cell>
          <table:table-cell table:formula="of:=[.B302]-[.B$2]" office:value-type="float" office:value="14.9994261264801" calcext:value-type="float">
            <text:p>14.9994261265</text:p>
          </table:table-cell>
          <table:table-cell table:formula="of:=[.C301]/([.D302]-[.D301])" office:value-type="float" office:value="9824.25674469562" calcext:value-type="float">
            <text:p>9824.2567446956</text:p>
          </table:table-cell>
          <table:table-cell table:formula="of:=[.D302]-[.D301]" office:value-type="float" office:value="0.0504872798919678" calcext:value-type="float">
            <text:p>0.0504872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648214.54946" calcext:value-type="float">
            <text:p>1455648214.54946</text:p>
          </table:table-cell>
          <table:table-cell office:value-type="float" office:value="488" calcext:value-type="float">
            <text:p>488</text:p>
          </table:table-cell>
          <table:table-cell table:formula="of:=[.B303]-[.B$2]" office:value-type="float" office:value="15.0489280223846" calcext:value-type="float">
            <text:p>15.0489280224</text:p>
          </table:table-cell>
          <table:table-cell table:formula="of:=[.C302]/([.D303]-[.D302])" office:value-type="float" office:value="10019.8182501228" calcext:value-type="float">
            <text:p>10019.8182501228</text:p>
          </table:table-cell>
          <table:table-cell table:formula="of:=[.D303]-[.D302]" office:value-type="float" office:value="0.049501895904541" calcext:value-type="float">
            <text:p>0.049501895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648214.59999" calcext:value-type="float">
            <text:p>1455648214.59999</text:p>
          </table:table-cell>
          <table:table-cell office:value-type="float" office:value="480" calcext:value-type="float">
            <text:p>480</text:p>
          </table:table-cell>
          <table:table-cell table:formula="of:=[.B304]-[.B$2]" office:value-type="float" office:value="15.0994510650635" calcext:value-type="float">
            <text:p>15.0994510651</text:p>
          </table:table-cell>
          <table:table-cell table:formula="of:=[.C303]/([.D304]-[.D303])" office:value-type="float" office:value="9658.95904374047" calcext:value-type="float">
            <text:p>9658.9590437405</text:p>
          </table:table-cell>
          <table:table-cell table:formula="of:=[.D304]-[.D303]" office:value-type="float" office:value="0.050523042678833" calcext:value-type="float">
            <text:p>0.050523042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648214.64925" calcext:value-type="float">
            <text:p>1455648214.64925</text:p>
          </table:table-cell>
          <table:table-cell office:value-type="float" office:value="480" calcext:value-type="float">
            <text:p>480</text:p>
          </table:table-cell>
          <table:table-cell table:formula="of:=[.B305]-[.B$2]" office:value-type="float" office:value="15.1487181186676" calcext:value-type="float">
            <text:p>15.1487181187</text:p>
          </table:table-cell>
          <table:table-cell table:formula="of:=[.C304]/([.D305]-[.D304])" office:value-type="float" office:value="9742.81928562096" calcext:value-type="float">
            <text:p>9742.819285621</text:p>
          </table:table-cell>
          <table:table-cell table:formula="of:=[.D305]-[.D304]" office:value-type="float" office:value="0.049267053604126" calcext:value-type="float">
            <text:p>0.04926705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648214.69974" calcext:value-type="float">
            <text:p>1455648214.69974</text:p>
          </table:table-cell>
          <table:table-cell office:value-type="float" office:value="472" calcext:value-type="float">
            <text:p>472</text:p>
          </table:table-cell>
          <table:table-cell table:formula="of:=[.B306]-[.B$2]" office:value-type="float" office:value="15.1992030143738" calcext:value-type="float">
            <text:p>15.1992030144</text:p>
          </table:table-cell>
          <table:table-cell table:formula="of:=[.C305]/([.D306]-[.D305])" office:value-type="float" office:value="9507.79422807192" calcext:value-type="float">
            <text:p>9507.7942280719</text:p>
          </table:table-cell>
          <table:table-cell table:formula="of:=[.D306]-[.D305]" office:value-type="float" office:value="0.0504848957061768" calcext:value-type="float">
            <text:p>0.05048489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648214.75028" calcext:value-type="float">
            <text:p>1455648214.75028</text:p>
          </table:table-cell>
          <table:table-cell office:value-type="float" office:value="472" calcext:value-type="float">
            <text:p>472</text:p>
          </table:table-cell>
          <table:table-cell table:formula="of:=[.B307]-[.B$2]" office:value-type="float" office:value="15.2497441768646" calcext:value-type="float">
            <text:p>15.2497441769</text:p>
          </table:table-cell>
          <table:table-cell table:formula="of:=[.C306]/([.D307]-[.D306])" office:value-type="float" office:value="9338.92250866807" calcext:value-type="float">
            <text:p>9338.9225086681</text:p>
          </table:table-cell>
          <table:table-cell table:formula="of:=[.D307]-[.D306]" office:value-type="float" office:value="0.0505411624908447" calcext:value-type="float">
            <text:p>0.0505411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648214.79962" calcext:value-type="float">
            <text:p>1455648214.79962</text:p>
          </table:table-cell>
          <table:table-cell office:value-type="float" office:value="464" calcext:value-type="float">
            <text:p>464</text:p>
          </table:table-cell>
          <table:table-cell table:formula="of:=[.B308]-[.B$2]" office:value-type="float" office:value="15.2990808486938" calcext:value-type="float">
            <text:p>15.2990808487</text:p>
          </table:table-cell>
          <table:table-cell table:formula="of:=[.C307]/([.D308]-[.D307])" office:value-type="float" office:value="9566.92015289973" calcext:value-type="float">
            <text:p>9566.9201528997</text:p>
          </table:table-cell>
          <table:table-cell table:formula="of:=[.D308]-[.D307]" office:value-type="float" office:value="0.0493366718292236" calcext:value-type="float">
            <text:p>0.04933667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648214.85027" calcext:value-type="float">
            <text:p>1455648214.85027</text:p>
          </table:table-cell>
          <table:table-cell office:value-type="float" office:value="464" calcext:value-type="float">
            <text:p>464</text:p>
          </table:table-cell>
          <table:table-cell table:formula="of:=[.B309]-[.B$2]" office:value-type="float" office:value="15.3497304916382" calcext:value-type="float">
            <text:p>15.3497304916</text:p>
          </table:table-cell>
          <table:table-cell table:formula="of:=[.C308]/([.D309]-[.D308])" office:value-type="float" office:value="9160.97277348899" calcext:value-type="float">
            <text:p>9160.972773489</text:p>
          </table:table-cell>
          <table:table-cell table:formula="of:=[.D309]-[.D308]" office:value-type="float" office:value="0.0506496429443359" calcext:value-type="float">
            <text:p>0.05064964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648214.89961" calcext:value-type="float">
            <text:p>1455648214.89961</text:p>
          </table:table-cell>
          <table:table-cell office:value-type="float" office:value="456" calcext:value-type="float">
            <text:p>456</text:p>
          </table:table-cell>
          <table:table-cell table:formula="of:=[.B310]-[.B$2]" office:value-type="float" office:value="15.3990755081177" calcext:value-type="float">
            <text:p>15.3990755081</text:p>
          </table:table-cell>
          <table:table-cell table:formula="of:=[.C309]/([.D310]-[.D309])" office:value-type="float" office:value="9403.17853967763" calcext:value-type="float">
            <text:p>9403.1785396776</text:p>
          </table:table-cell>
          <table:table-cell table:formula="of:=[.D310]-[.D309]" office:value-type="float" office:value="0.0493450164794922" calcext:value-type="float">
            <text:p>0.04934501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648214.95011" calcext:value-type="float">
            <text:p>1455648214.95011</text:p>
          </table:table-cell>
          <table:table-cell office:value-type="float" office:value="456" calcext:value-type="float">
            <text:p>456</text:p>
          </table:table-cell>
          <table:table-cell table:formula="of:=[.B311]-[.B$2]" office:value-type="float" office:value="15.449579000473" calcext:value-type="float">
            <text:p>15.4495790005</text:p>
          </table:table-cell>
          <table:table-cell table:formula="of:=[.C310]/([.D311]-[.D310])" office:value-type="float" office:value="9029.07855939045" calcext:value-type="float">
            <text:p>9029.0785593905</text:p>
          </table:table-cell>
          <table:table-cell table:formula="of:=[.D311]-[.D310]" office:value-type="float" office:value="0.0505034923553467" calcext:value-type="float">
            <text:p>0.05050349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648214.99964" calcext:value-type="float">
            <text:p>1455648214.99964</text:p>
          </table:table-cell>
          <table:table-cell office:value-type="float" office:value="448" calcext:value-type="float">
            <text:p>448</text:p>
          </table:table-cell>
          <table:table-cell table:formula="of:=[.B312]-[.B$2]" office:value-type="float" office:value="15.4991028308868" calcext:value-type="float">
            <text:p>15.4991028309</text:p>
          </table:table-cell>
          <table:table-cell table:formula="of:=[.C311]/([.D312]-[.D311])" office:value-type="float" office:value="9207.68842372832" calcext:value-type="float">
            <text:p>9207.6884237283</text:p>
          </table:table-cell>
          <table:table-cell table:formula="of:=[.D312]-[.D311]" office:value-type="float" office:value="0.0495238304138184" calcext:value-type="float">
            <text:p>0.04952383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648215.05039" calcext:value-type="float">
            <text:p>1455648215.05039</text:p>
          </table:table-cell>
          <table:table-cell office:value-type="float" office:value="448" calcext:value-type="float">
            <text:p>448</text:p>
          </table:table-cell>
          <table:table-cell table:formula="of:=[.B313]-[.B$2]" office:value-type="float" office:value="15.5498564243317" calcext:value-type="float">
            <text:p>15.5498564243</text:p>
          </table:table-cell>
          <table:table-cell table:formula="of:=[.C312]/([.D313]-[.D312])" office:value-type="float" office:value="8826.96119806836" calcext:value-type="float">
            <text:p>8826.9611980684</text:p>
          </table:table-cell>
          <table:table-cell table:formula="of:=[.D313]-[.D312]" office:value-type="float" office:value="0.0507535934448242" calcext:value-type="float">
            <text:p>0.05075359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648215.10002" calcext:value-type="float">
            <text:p>1455648215.10002</text:p>
          </table:table-cell>
          <table:table-cell office:value-type="float" office:value="440" calcext:value-type="float">
            <text:p>440</text:p>
          </table:table-cell>
          <table:table-cell table:formula="of:=[.B314]-[.B$2]" office:value-type="float" office:value="15.5994818210602" calcext:value-type="float">
            <text:p>15.5994818211</text:p>
          </table:table-cell>
          <table:table-cell table:formula="of:=[.C313]/([.D314]-[.D313])" office:value-type="float" office:value="9027.63563686678" calcext:value-type="float">
            <text:p>9027.6356368668</text:p>
          </table:table-cell>
          <table:table-cell table:formula="of:=[.D314]-[.D313]" office:value-type="float" office:value="0.0496253967285156" calcext:value-type="float">
            <text:p>0.04962539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648215.14928" calcext:value-type="float">
            <text:p>1455648215.14928</text:p>
          </table:table-cell>
          <table:table-cell office:value-type="float" office:value="440" calcext:value-type="float">
            <text:p>440</text:p>
          </table:table-cell>
          <table:table-cell table:formula="of:=[.B315]-[.B$2]" office:value-type="float" office:value="15.6487493515015" calcext:value-type="float">
            <text:p>15.6487493515</text:p>
          </table:table-cell>
          <table:table-cell table:formula="of:=[.C314]/([.D315]-[.D314])" office:value-type="float" office:value="8930.83124035172" calcext:value-type="float">
            <text:p>8930.8312403517</text:p>
          </table:table-cell>
          <table:table-cell table:formula="of:=[.D315]-[.D314]" office:value-type="float" office:value="0.0492675304412842" calcext:value-type="float">
            <text:p>0.04926753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648215.19994" calcext:value-type="float">
            <text:p>1455648215.19994</text:p>
          </table:table-cell>
          <table:table-cell office:value-type="float" office:value="432" calcext:value-type="float">
            <text:p>432</text:p>
          </table:table-cell>
          <table:table-cell table:formula="of:=[.B316]-[.B$2]" office:value-type="float" office:value="15.6994044780731" calcext:value-type="float">
            <text:p>15.6994044781</text:p>
          </table:table-cell>
          <table:table-cell table:formula="of:=[.C315]/([.D316]-[.D315])" office:value-type="float" office:value="8686.18893642658" calcext:value-type="float">
            <text:p>8686.1889364266</text:p>
          </table:table-cell>
          <table:table-cell table:formula="of:=[.D316]-[.D315]" office:value-type="float" office:value="0.0506551265716553" calcext:value-type="float">
            <text:p>0.05065512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648215.24922" calcext:value-type="float">
            <text:p>1455648215.24922</text:p>
          </table:table-cell>
          <table:table-cell office:value-type="float" office:value="432" calcext:value-type="float">
            <text:p>432</text:p>
          </table:table-cell>
          <table:table-cell table:formula="of:=[.B317]-[.B$2]" office:value-type="float" office:value="15.7486822605133" calcext:value-type="float">
            <text:p>15.7486822605</text:p>
          </table:table-cell>
          <table:table-cell table:formula="of:=[.C316]/([.D317]-[.D316])" office:value-type="float" office:value="8766.62825735657" calcext:value-type="float">
            <text:p>8766.6282573566</text:p>
          </table:table-cell>
          <table:table-cell table:formula="of:=[.D317]-[.D316]" office:value-type="float" office:value="0.0492777824401856" calcext:value-type="float">
            <text:p>0.04927778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648215.29983" calcext:value-type="float">
            <text:p>1455648215.29983</text:p>
          </table:table-cell>
          <table:table-cell office:value-type="float" office:value="432" calcext:value-type="float">
            <text:p>432</text:p>
          </table:table-cell>
          <table:table-cell table:formula="of:=[.B318]-[.B$2]" office:value-type="float" office:value="15.7992970943451" calcext:value-type="float">
            <text:p>15.7992970943</text:p>
          </table:table-cell>
          <table:table-cell table:formula="of:=[.C317]/([.D318]-[.D317])" office:value-type="float" office:value="8535.04728348422" calcext:value-type="float">
            <text:p>8535.0472834842</text:p>
          </table:table-cell>
          <table:table-cell table:formula="of:=[.D318]-[.D317]" office:value-type="float" office:value="0.0506148338317871" calcext:value-type="float">
            <text:p>0.05061483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648215.35023" calcext:value-type="float">
            <text:p>1455648215.35023</text:p>
          </table:table-cell>
          <table:table-cell office:value-type="float" office:value="424" calcext:value-type="float">
            <text:p>424</text:p>
          </table:table-cell>
          <table:table-cell table:formula="of:=[.B319]-[.B$2]" office:value-type="float" office:value="15.8496923446655" calcext:value-type="float">
            <text:p>15.8496923447</text:p>
          </table:table-cell>
          <table:table-cell table:formula="of:=[.C318]/([.D319]-[.D318])" office:value-type="float" office:value="8572.23641619317" calcext:value-type="float">
            <text:p>8572.2364161932</text:p>
          </table:table-cell>
          <table:table-cell table:formula="of:=[.D319]-[.D318]" office:value-type="float" office:value="0.0503952503204346" calcext:value-type="float">
            <text:p>0.050395250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648215.3997" calcext:value-type="float">
            <text:p>1455648215.3997</text:p>
          </table:table-cell>
          <table:table-cell office:value-type="float" office:value="424" calcext:value-type="float">
            <text:p>424</text:p>
          </table:table-cell>
          <table:table-cell table:formula="of:=[.B320]-[.B$2]" office:value-type="float" office:value="15.8991639614105" calcext:value-type="float">
            <text:p>15.8991639614</text:p>
          </table:table-cell>
          <table:table-cell table:formula="of:=[.C319]/([.D320]-[.D319])" office:value-type="float" office:value="8570.57092323337" calcext:value-type="float">
            <text:p>8570.5709232334</text:p>
          </table:table-cell>
          <table:table-cell table:formula="of:=[.D320]-[.D319]" office:value-type="float" office:value="0.0494716167449951" calcext:value-type="float">
            <text:p>0.049471616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648215.45007" calcext:value-type="float">
            <text:p>1455648215.45007</text:p>
          </table:table-cell>
          <table:table-cell office:value-type="float" office:value="416" calcext:value-type="float">
            <text:p>416</text:p>
          </table:table-cell>
          <table:table-cell table:formula="of:=[.B321]-[.B$2]" office:value-type="float" office:value="15.9495375156403" calcext:value-type="float">
            <text:p>15.9495375156</text:p>
          </table:table-cell>
          <table:table-cell table:formula="of:=[.C320]/([.D321]-[.D320])" office:value-type="float" office:value="8417.11502162986" calcext:value-type="float">
            <text:p>8417.1150216299</text:p>
          </table:table-cell>
          <table:table-cell table:formula="of:=[.D321]-[.D320]" office:value-type="float" office:value="0.0503735542297363" calcext:value-type="float">
            <text:p>0.050373554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648215.49962" calcext:value-type="float">
            <text:p>1455648215.49962</text:p>
          </table:table-cell>
          <table:table-cell office:value-type="float" office:value="416" calcext:value-type="float">
            <text:p>416</text:p>
          </table:table-cell>
          <table:table-cell table:formula="of:=[.B322]-[.B$2]" office:value-type="float" office:value="15.9990890026093" calcext:value-type="float">
            <text:p>15.9990890026</text:p>
          </table:table-cell>
          <table:table-cell table:formula="of:=[.C321]/([.D322]-[.D321])" office:value-type="float" office:value="8395.30810165805" calcext:value-type="float">
            <text:p>8395.3081016581</text:p>
          </table:table-cell>
          <table:table-cell table:formula="of:=[.D322]-[.D321]" office:value-type="float" office:value="0.0495514869689941" calcext:value-type="float">
            <text:p>0.0495514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648215.55003" calcext:value-type="float">
            <text:p>1455648215.55003</text:p>
          </table:table-cell>
          <table:table-cell office:value-type="float" office:value="408" calcext:value-type="float">
            <text:p>408</text:p>
          </table:table-cell>
          <table:table-cell table:formula="of:=[.B323]-[.B$2]" office:value-type="float" office:value="16.0494933128357" calcext:value-type="float">
            <text:p>16.0494933128</text:p>
          </table:table-cell>
          <table:table-cell table:formula="of:=[.C322]/([.D323]-[.D322])" office:value-type="float" office:value="8253.26243194536" calcext:value-type="float">
            <text:p>8253.2624319454</text:p>
          </table:table-cell>
          <table:table-cell table:formula="of:=[.D323]-[.D322]" office:value-type="float" office:value="0.0504043102264404" calcext:value-type="float">
            <text:p>0.0504043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648215.59929" calcext:value-type="float">
            <text:p>1455648215.59929</text:p>
          </table:table-cell>
          <table:table-cell office:value-type="float" office:value="408" calcext:value-type="float">
            <text:p>408</text:p>
          </table:table-cell>
          <table:table-cell table:formula="of:=[.B324]-[.B$2]" office:value-type="float" office:value="16.0987582206726" calcext:value-type="float">
            <text:p>16.0987582207</text:p>
          </table:table-cell>
          <table:table-cell table:formula="of:=[.C323]/([.D324]-[.D323])" office:value-type="float" office:value="8281.75709473847" calcext:value-type="float">
            <text:p>8281.7570947385</text:p>
          </table:table-cell>
          <table:table-cell table:formula="of:=[.D324]-[.D323]" office:value-type="float" office:value="0.0492649078369141" calcext:value-type="float">
            <text:p>0.04926490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648215.64978" calcext:value-type="float">
            <text:p>1455648215.64978</text:p>
          </table:table-cell>
          <table:table-cell office:value-type="float" office:value="408" calcext:value-type="float">
            <text:p>408</text:p>
          </table:table-cell>
          <table:table-cell table:formula="of:=[.B325]-[.B$2]" office:value-type="float" office:value="16.1492502689362" calcext:value-type="float">
            <text:p>16.1492502689</text:p>
          </table:table-cell>
          <table:table-cell table:formula="of:=[.C324]/([.D325]-[.D324])" office:value-type="float" office:value="8080.48027424815" calcext:value-type="float">
            <text:p>8080.4802742482</text:p>
          </table:table-cell>
          <table:table-cell table:formula="of:=[.D325]-[.D324]" office:value-type="float" office:value="0.0504920482635498" calcext:value-type="float">
            <text:p>0.05049204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648215.70013" calcext:value-type="float">
            <text:p>1455648215.70013</text:p>
          </table:table-cell>
          <table:table-cell office:value-type="float" office:value="400" calcext:value-type="float">
            <text:p>400</text:p>
          </table:table-cell>
          <table:table-cell table:formula="of:=[.B326]-[.B$2]" office:value-type="float" office:value="16.1995983123779" calcext:value-type="float">
            <text:p>16.1995983124</text:p>
          </table:table-cell>
          <table:table-cell table:formula="of:=[.C325]/([.D326]-[.D325])" office:value-type="float" office:value="8103.59195927548" calcext:value-type="float">
            <text:p>8103.5919592755</text:p>
          </table:table-cell>
          <table:table-cell table:formula="of:=[.D326]-[.D325]" office:value-type="float" office:value="0.0503480434417725" calcext:value-type="float">
            <text:p>0.050348043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648215.74973" calcext:value-type="float">
            <text:p>1455648215.74973</text:p>
          </table:table-cell>
          <table:table-cell office:value-type="float" office:value="400" calcext:value-type="float">
            <text:p>400</text:p>
          </table:table-cell>
          <table:table-cell table:formula="of:=[.B327]-[.B$2]" office:value-type="float" office:value="16.2491936683655" calcext:value-type="float">
            <text:p>16.2491936684</text:p>
          </table:table-cell>
          <table:table-cell table:formula="of:=[.C326]/([.D327]-[.D326])" office:value-type="float" office:value="8065.27127460124" calcext:value-type="float">
            <text:p>8065.2712746012</text:p>
          </table:table-cell>
          <table:table-cell table:formula="of:=[.D327]-[.D326]" office:value-type="float" office:value="0.0495953559875488" calcext:value-type="float">
            <text:p>0.04959535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648215.80009" calcext:value-type="float">
            <text:p>1455648215.80009</text:p>
          </table:table-cell>
          <table:table-cell office:value-type="float" office:value="400" calcext:value-type="float">
            <text:p>400</text:p>
          </table:table-cell>
          <table:table-cell table:formula="of:=[.B328]-[.B$2]" office:value-type="float" office:value="16.2995591163635" calcext:value-type="float">
            <text:p>16.2995591164</text:p>
          </table:table-cell>
          <table:table-cell table:formula="of:=[.C327]/([.D328]-[.D327])" office:value-type="float" office:value="7941.95258653336" calcext:value-type="float">
            <text:p>7941.9525865334</text:p>
          </table:table-cell>
          <table:table-cell table:formula="of:=[.D328]-[.D327]" office:value-type="float" office:value="0.0503654479980469" calcext:value-type="float">
            <text:p>0.0503654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648215.84958" calcext:value-type="float">
            <text:p>1455648215.84958</text:p>
          </table:table-cell>
          <table:table-cell office:value-type="float" office:value="392" calcext:value-type="float">
            <text:p>392</text:p>
          </table:table-cell>
          <table:table-cell table:formula="of:=[.B329]-[.B$2]" office:value-type="float" office:value="16.3490433692932" calcext:value-type="float">
            <text:p>16.3490433693</text:p>
          </table:table-cell>
          <table:table-cell table:formula="of:=[.C328]/([.D329]-[.D328])" office:value-type="float" office:value="8083.37958680234" calcext:value-type="float">
            <text:p>8083.3795868024</text:p>
          </table:table-cell>
          <table:table-cell table:formula="of:=[.D329]-[.D328]" office:value-type="float" office:value="0.0494842529296875" calcext:value-type="float">
            <text:p>0.04948425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648215.89998" calcext:value-type="float">
            <text:p>1455648215.89998</text:p>
          </table:table-cell>
          <table:table-cell office:value-type="float" office:value="392" calcext:value-type="float">
            <text:p>392</text:p>
          </table:table-cell>
          <table:table-cell table:formula="of:=[.B330]-[.B$2]" office:value-type="float" office:value="16.3994410037994" calcext:value-type="float">
            <text:p>16.3994410038</text:p>
          </table:table-cell>
          <table:table-cell table:formula="of:=[.C329]/([.D330]-[.D329])" office:value-type="float" office:value="7778.14284024732" calcext:value-type="float">
            <text:p>7778.1428402473</text:p>
          </table:table-cell>
          <table:table-cell table:formula="of:=[.D330]-[.D329]" office:value-type="float" office:value="0.0503976345062256" calcext:value-type="float">
            <text:p>0.05039763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648215.94936" calcext:value-type="float">
            <text:p>1455648215.94936</text:p>
          </table:table-cell>
          <table:table-cell office:value-type="float" office:value="392" calcext:value-type="float">
            <text:p>392</text:p>
          </table:table-cell>
          <table:table-cell table:formula="of:=[.B331]-[.B$2]" office:value-type="float" office:value="16.4488270282745" calcext:value-type="float">
            <text:p>16.4488270283</text:p>
          </table:table-cell>
          <table:table-cell table:formula="of:=[.C330]/([.D331]-[.D330])" office:value-type="float" office:value="7937.4682243893" calcext:value-type="float">
            <text:p>7937.4682243893</text:p>
          </table:table-cell>
          <table:table-cell table:formula="of:=[.D331]-[.D330]" office:value-type="float" office:value="0.0493860244750977" calcext:value-type="float">
            <text:p>0.04938602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648215.99976" calcext:value-type="float">
            <text:p>1455648215.99976</text:p>
          </table:table-cell>
          <table:table-cell office:value-type="float" office:value="392" calcext:value-type="float">
            <text:p>392</text:p>
          </table:table-cell>
          <table:table-cell table:formula="of:=[.B332]-[.B$2]" office:value-type="float" office:value="16.4992263317108" calcext:value-type="float">
            <text:p>16.4992263317</text:p>
          </table:table-cell>
          <table:table-cell table:formula="of:=[.C331]/([.D332]-[.D331])" office:value-type="float" office:value="7777.88527366479" calcext:value-type="float">
            <text:p>7777.8852736648</text:p>
          </table:table-cell>
          <table:table-cell table:formula="of:=[.D332]-[.D331]" office:value-type="float" office:value="0.0503993034362793" calcext:value-type="float">
            <text:p>0.0503993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648216.05029" calcext:value-type="float">
            <text:p>1455648216.05029</text:p>
          </table:table-cell>
          <table:table-cell office:value-type="float" office:value="384" calcext:value-type="float">
            <text:p>384</text:p>
          </table:table-cell>
          <table:table-cell table:formula="of:=[.B333]-[.B$2]" office:value-type="float" office:value="16.5497581958771" calcext:value-type="float">
            <text:p>16.5497581959</text:p>
          </table:table-cell>
          <table:table-cell table:formula="of:=[.C332]/([.D333]-[.D332])" office:value-type="float" office:value="7757.48147169562" calcext:value-type="float">
            <text:p>7757.4814716956</text:p>
          </table:table-cell>
          <table:table-cell table:formula="of:=[.D333]-[.D332]" office:value-type="float" office:value="0.0505318641662598" calcext:value-type="float">
            <text:p>0.05053186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648216.10006" calcext:value-type="float">
            <text:p>1455648216.10006</text:p>
          </table:table-cell>
          <table:table-cell office:value-type="float" office:value="384" calcext:value-type="float">
            <text:p>384</text:p>
          </table:table-cell>
          <table:table-cell table:formula="of:=[.B334]-[.B$2]" office:value-type="float" office:value="16.5995223522186" calcext:value-type="float">
            <text:p>16.5995223522</text:p>
          </table:table-cell>
          <table:table-cell table:formula="of:=[.C333]/([.D334]-[.D333])" office:value-type="float" office:value="7716.39726723072" calcext:value-type="float">
            <text:p>7716.3972672307</text:p>
          </table:table-cell>
          <table:table-cell table:formula="of:=[.D334]-[.D333]" office:value-type="float" office:value="0.0497641563415527" calcext:value-type="float">
            <text:p>0.049764156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648216.14938" calcext:value-type="float">
            <text:p>1455648216.14938</text:p>
          </table:table-cell>
          <table:table-cell office:value-type="float" office:value="384" calcext:value-type="float">
            <text:p>384</text:p>
          </table:table-cell>
          <table:table-cell table:formula="of:=[.B335]-[.B$2]" office:value-type="float" office:value="16.6488466262817" calcext:value-type="float">
            <text:p>16.6488466263</text:p>
          </table:table-cell>
          <table:table-cell table:formula="of:=[.C334]/([.D335]-[.D334])" office:value-type="float" office:value="7785.21341254151" calcext:value-type="float">
            <text:p>7785.2134125415</text:p>
          </table:table-cell>
          <table:table-cell table:formula="of:=[.D335]-[.D334]" office:value-type="float" office:value="0.0493242740631104" calcext:value-type="float">
            <text:p>0.04932427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648216.2001" calcext:value-type="float">
            <text:p>1455648216.2001</text:p>
          </table:table-cell>
          <table:table-cell office:value-type="float" office:value="384" calcext:value-type="float">
            <text:p>384</text:p>
          </table:table-cell>
          <table:table-cell table:formula="of:=[.B336]-[.B$2]" office:value-type="float" office:value="16.6995642185211" calcext:value-type="float">
            <text:p>16.6995642185</text:p>
          </table:table-cell>
          <table:table-cell table:formula="of:=[.C335]/([.D336]-[.D335])" office:value-type="float" office:value="7571.33734163827" calcext:value-type="float">
            <text:p>7571.3373416383</text:p>
          </table:table-cell>
          <table:table-cell table:formula="of:=[.D336]-[.D335]" office:value-type="float" office:value="0.0507175922393799" calcext:value-type="float">
            <text:p>0.05071759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648216.24961" calcext:value-type="float">
            <text:p>1455648216.24961</text:p>
          </table:table-cell>
          <table:table-cell office:value-type="float" office:value="376" calcext:value-type="float">
            <text:p>376</text:p>
          </table:table-cell>
          <table:table-cell table:formula="of:=[.B337]-[.B$2]" office:value-type="float" office:value="16.7490754127502" calcext:value-type="float">
            <text:p>16.7490754128</text:p>
          </table:table-cell>
          <table:table-cell table:formula="of:=[.C336]/([.D337]-[.D336])" office:value-type="float" office:value="7755.8218091638" calcext:value-type="float">
            <text:p>7755.8218091638</text:p>
          </table:table-cell>
          <table:table-cell table:formula="of:=[.D337]-[.D336]" office:value-type="float" office:value="0.049511194229126" calcext:value-type="float">
            <text:p>0.049511194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648216.30015" calcext:value-type="float">
            <text:p>1455648216.30015</text:p>
          </table:table-cell>
          <table:table-cell office:value-type="float" office:value="376" calcext:value-type="float">
            <text:p>376</text:p>
          </table:table-cell>
          <table:table-cell table:formula="of:=[.B338]-[.B$2]" office:value-type="float" office:value="16.7996120452881" calcext:value-type="float">
            <text:p>16.7996120453</text:p>
          </table:table-cell>
          <table:table-cell table:formula="of:=[.C337]/([.D338]-[.D337])" office:value-type="float" office:value="7440.14749535303" calcext:value-type="float">
            <text:p>7440.147495353</text:p>
          </table:table-cell>
          <table:table-cell table:formula="of:=[.D338]-[.D337]" office:value-type="float" office:value="0.0505366325378418" calcext:value-type="float">
            <text:p>0.05053663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648216.34951" calcext:value-type="float">
            <text:p>1455648216.34951</text:p>
          </table:table-cell>
          <table:table-cell office:value-type="float" office:value="376" calcext:value-type="float">
            <text:p>376</text:p>
          </table:table-cell>
          <table:table-cell table:formula="of:=[.B339]-[.B$2]" office:value-type="float" office:value="16.8489706516266" calcext:value-type="float">
            <text:p>16.8489706516</text:p>
          </table:table-cell>
          <table:table-cell table:formula="of:=[.C338]/([.D339]-[.D338])" office:value-type="float" office:value="7617.71913537013" calcext:value-type="float">
            <text:p>7617.7191353701</text:p>
          </table:table-cell>
          <table:table-cell table:formula="of:=[.D339]-[.D338]" office:value-type="float" office:value="0.049358606338501" calcext:value-type="float">
            <text:p>0.049358606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648216.39999" calcext:value-type="float">
            <text:p>1455648216.39999</text:p>
          </table:table-cell>
          <table:table-cell office:value-type="float" office:value="376" calcext:value-type="float">
            <text:p>376</text:p>
          </table:table-cell>
          <table:table-cell table:formula="of:=[.B340]-[.B$2]" office:value-type="float" office:value="16.8994510173798" calcext:value-type="float">
            <text:p>16.8994510174</text:p>
          </table:table-cell>
          <table:table-cell table:formula="of:=[.C339]/([.D340]-[.D339])" office:value-type="float" office:value="7448.44048552402" calcext:value-type="float">
            <text:p>7448.440485524</text:p>
          </table:table-cell>
          <table:table-cell table:formula="of:=[.D340]-[.D339]" office:value-type="float" office:value="0.0504803657531738" calcext:value-type="float">
            <text:p>0.05048036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648216.44946" calcext:value-type="float">
            <text:p>1455648216.44946</text:p>
          </table:table-cell>
          <table:table-cell office:value-type="float" office:value="376" calcext:value-type="float">
            <text:p>376</text:p>
          </table:table-cell>
          <table:table-cell table:formula="of:=[.B341]-[.B$2]" office:value-type="float" office:value="16.9489231109619" calcext:value-type="float">
            <text:p>16.948923111</text:p>
          </table:table-cell>
          <table:table-cell table:formula="of:=[.C340]/([.D341]-[.D340])" office:value-type="float" office:value="7600.24435544889" calcext:value-type="float">
            <text:p>7600.2443554489</text:p>
          </table:table-cell>
          <table:table-cell table:formula="of:=[.D341]-[.D340]" office:value-type="float" office:value="0.0494720935821533" calcext:value-type="float">
            <text:p>0.04947209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648216.49983" calcext:value-type="float">
            <text:p>1455648216.49983</text:p>
          </table:table-cell>
          <table:table-cell office:value-type="float" office:value="376" calcext:value-type="float">
            <text:p>376</text:p>
          </table:table-cell>
          <table:table-cell table:formula="of:=[.B342]-[.B$2]" office:value-type="float" office:value="16.9992988109589" calcext:value-type="float">
            <text:p>16.999298811</text:p>
          </table:table-cell>
          <table:table-cell table:formula="of:=[.C341]/([.D342]-[.D341])" office:value-type="float" office:value="7463.91613462003" calcext:value-type="float">
            <text:p>7463.91613462</text:p>
          </table:table-cell>
          <table:table-cell table:formula="of:=[.D342]-[.D341]" office:value-type="float" office:value="0.0503756999969482" calcext:value-type="float">
            <text:p>0.05037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648216.54952" calcext:value-type="float">
            <text:p>1455648216.54952</text:p>
          </table:table-cell>
          <table:table-cell office:value-type="float" office:value="376" calcext:value-type="float">
            <text:p>376</text:p>
          </table:table-cell>
          <table:table-cell table:formula="of:=[.B343]-[.B$2]" office:value-type="float" office:value="17.0489847660065" calcext:value-type="float">
            <text:p>17.048984766</text:p>
          </table:table-cell>
          <table:table-cell table:formula="of:=[.C342]/([.D343]-[.D342])" office:value-type="float" office:value="7567.53089760938" calcext:value-type="float">
            <text:p>7567.5308976094</text:p>
          </table:table-cell>
          <table:table-cell table:formula="of:=[.D343]-[.D342]" office:value-type="float" office:value="0.0496859550476074" calcext:value-type="float">
            <text:p>0.0496859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648216.60004" calcext:value-type="float">
            <text:p>1455648216.60004</text:p>
          </table:table-cell>
          <table:table-cell office:value-type="float" office:value="376" calcext:value-type="float">
            <text:p>376</text:p>
          </table:table-cell>
          <table:table-cell table:formula="of:=[.B344]-[.B$2]" office:value-type="float" office:value="17.0995073318481" calcext:value-type="float">
            <text:p>17.0995073318</text:p>
          </table:table-cell>
          <table:table-cell table:formula="of:=[.C343]/([.D344]-[.D343])" office:value-type="float" office:value="7442.21901116999" calcext:value-type="float">
            <text:p>7442.21901117</text:p>
          </table:table-cell>
          <table:table-cell table:formula="of:=[.D344]-[.D343]" office:value-type="float" office:value="0.0505225658416748" calcext:value-type="float">
            <text:p>0.050522565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648216.64957" calcext:value-type="float">
            <text:p>1455648216.64957</text:p>
          </table:table-cell>
          <table:table-cell office:value-type="float" office:value="376" calcext:value-type="float">
            <text:p>376</text:p>
          </table:table-cell>
          <table:table-cell table:formula="of:=[.B345]-[.B$2]" office:value-type="float" office:value="17.1490306854248" calcext:value-type="float">
            <text:p>17.1490306854</text:p>
          </table:table-cell>
          <table:table-cell table:formula="of:=[.C344]/([.D345]-[.D344])" office:value-type="float" office:value="7592.37759248204" calcext:value-type="float">
            <text:p>7592.3775924821</text:p>
          </table:table-cell>
          <table:table-cell table:formula="of:=[.D345]-[.D344]" office:value-type="float" office:value="0.0495233535766602" calcext:value-type="float">
            <text:p>0.049523353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648216.69996" calcext:value-type="float">
            <text:p>1455648216.69996</text:p>
          </table:table-cell>
          <table:table-cell office:value-type="float" office:value="376" calcext:value-type="float">
            <text:p>376</text:p>
          </table:table-cell>
          <table:table-cell table:formula="of:=[.B346]-[.B$2]" office:value-type="float" office:value="17.1994206905365" calcext:value-type="float">
            <text:p>17.1994206905</text:p>
          </table:table-cell>
          <table:table-cell table:formula="of:=[.C345]/([.D346]-[.D345])" office:value-type="float" office:value="7461.79721884448" calcext:value-type="float">
            <text:p>7461.7972188445</text:p>
          </table:table-cell>
          <table:table-cell table:formula="of:=[.D346]-[.D345]" office:value-type="float" office:value="0.0503900051116943" calcext:value-type="float">
            <text:p>0.05039000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648216.74947" calcext:value-type="float">
            <text:p>1455648216.74947</text:p>
          </table:table-cell>
          <table:table-cell office:value-type="float" office:value="376" calcext:value-type="float">
            <text:p>376</text:p>
          </table:table-cell>
          <table:table-cell table:formula="of:=[.B347]-[.B$2]" office:value-type="float" office:value="17.2489335536957" calcext:value-type="float">
            <text:p>17.2489335537</text:p>
          </table:table-cell>
          <table:table-cell table:formula="of:=[.C346]/([.D347]-[.D346])" office:value-type="float" office:value="7593.98620902192" calcext:value-type="float">
            <text:p>7593.9862090219</text:p>
          </table:table-cell>
          <table:table-cell table:formula="of:=[.D347]-[.D346]" office:value-type="float" office:value="0.0495128631591797" calcext:value-type="float">
            <text:p>0.04951286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648216.79987" calcext:value-type="float">
            <text:p>1455648216.79987</text:p>
          </table:table-cell>
          <table:table-cell office:value-type="float" office:value="376" calcext:value-type="float">
            <text:p>376</text:p>
          </table:table-cell>
          <table:table-cell table:formula="of:=[.B348]-[.B$2]" office:value-type="float" office:value="17.2993323802948" calcext:value-type="float">
            <text:p>17.2993323803</text:p>
          </table:table-cell>
          <table:table-cell table:formula="of:=[.C347]/([.D348]-[.D347])" office:value-type="float" office:value="7460.49115370787" calcext:value-type="float">
            <text:p>7460.4911537079</text:p>
          </table:table-cell>
          <table:table-cell table:formula="of:=[.D348]-[.D347]" office:value-type="float" office:value="0.0503988265991211" calcext:value-type="float">
            <text:p>0.05039882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648216.85035" calcext:value-type="float">
            <text:p>1455648216.85035</text:p>
          </table:table-cell>
          <table:table-cell office:value-type="float" office:value="376" calcext:value-type="float">
            <text:p>376</text:p>
          </table:table-cell>
          <table:table-cell table:formula="of:=[.B349]-[.B$2]" office:value-type="float" office:value="17.3498177528381" calcext:value-type="float">
            <text:p>17.3498177528</text:p>
          </table:table-cell>
          <table:table-cell table:formula="of:=[.C348]/([.D349]-[.D348])" office:value-type="float" office:value="7447.70180069988" calcext:value-type="float">
            <text:p>7447.7018006999</text:p>
          </table:table-cell>
          <table:table-cell table:formula="of:=[.D349]-[.D348]" office:value-type="float" office:value="0.050485372543335" calcext:value-type="float">
            <text:p>0.05048537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648216.89985" calcext:value-type="float">
            <text:p>1455648216.89985</text:p>
          </table:table-cell>
          <table:table-cell office:value-type="float" office:value="376" calcext:value-type="float">
            <text:p>376</text:p>
          </table:table-cell>
          <table:table-cell table:formula="of:=[.B350]-[.B$2]" office:value-type="float" office:value="17.3993134498596" calcext:value-type="float">
            <text:p>17.3993134499</text:p>
          </table:table-cell>
          <table:table-cell table:formula="of:=[.C349]/([.D350]-[.D349])" office:value-type="float" office:value="7596.61996146436" calcext:value-type="float">
            <text:p>7596.6199614644</text:p>
          </table:table-cell>
          <table:table-cell table:formula="of:=[.D350]-[.D349]" office:value-type="float" office:value="0.0494956970214844" calcext:value-type="float">
            <text:p>0.0494956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648216.95021" calcext:value-type="float">
            <text:p>1455648216.95021</text:p>
          </table:table-cell>
          <table:table-cell office:value-type="float" office:value="376" calcext:value-type="float">
            <text:p>376</text:p>
          </table:table-cell>
          <table:table-cell table:formula="of:=[.B351]-[.B$2]" office:value-type="float" office:value="17.4496726989746" calcext:value-type="float">
            <text:p>17.449672699</text:p>
          </table:table-cell>
          <table:table-cell table:formula="of:=[.C350]/([.D351]-[.D350])" office:value-type="float" office:value="7466.35437596463" calcext:value-type="float">
            <text:p>7466.3543759646</text:p>
          </table:table-cell>
          <table:table-cell table:formula="of:=[.D351]-[.D350]" office:value-type="float" office:value="0.0503592491149902" calcext:value-type="float">
            <text:p>0.05035924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648216.99982" calcext:value-type="float">
            <text:p>1455648216.99982</text:p>
          </table:table-cell>
          <table:table-cell office:value-type="float" office:value="376" calcext:value-type="float">
            <text:p>376</text:p>
          </table:table-cell>
          <table:table-cell table:formula="of:=[.B352]-[.B$2]" office:value-type="float" office:value="17.4992883205414" calcext:value-type="float">
            <text:p>17.4992883205</text:p>
          </table:table-cell>
          <table:table-cell table:formula="of:=[.C351]/([.D352]-[.D351])" office:value-type="float" office:value="7578.25838166677" calcext:value-type="float">
            <text:p>7578.2583816668</text:p>
          </table:table-cell>
          <table:table-cell table:formula="of:=[.D352]-[.D351]" office:value-type="float" office:value="0.0496156215667725" calcext:value-type="float">
            <text:p>0.04961562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648217.05021" calcext:value-type="float">
            <text:p>1455648217.05021</text:p>
          </table:table-cell>
          <table:table-cell office:value-type="float" office:value="376" calcext:value-type="float">
            <text:p>376</text:p>
          </table:table-cell>
          <table:table-cell table:formula="of:=[.B353]-[.B$2]" office:value-type="float" office:value="17.5496773719788" calcext:value-type="float">
            <text:p>17.549677372</text:p>
          </table:table-cell>
          <table:table-cell table:formula="of:=[.C352]/([.D353]-[.D352])" office:value-type="float" office:value="7461.93844246665" calcext:value-type="float">
            <text:p>7461.9384424667</text:p>
          </table:table-cell>
          <table:table-cell table:formula="of:=[.D353]-[.D352]" office:value-type="float" office:value="0.0503890514373779" calcext:value-type="float">
            <text:p>0.05038905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648217.09968" calcext:value-type="float">
            <text:p>1455648217.09968</text:p>
          </table:table-cell>
          <table:table-cell office:value-type="float" office:value="376" calcext:value-type="float">
            <text:p>376</text:p>
          </table:table-cell>
          <table:table-cell table:formula="of:=[.B354]-[.B$2]" office:value-type="float" office:value="17.5991468429565" calcext:value-type="float">
            <text:p>17.599146843</text:p>
          </table:table-cell>
          <table:table-cell table:formula="of:=[.C353]/([.D354]-[.D353])" office:value-type="float" office:value="7600.64727938696" calcext:value-type="float">
            <text:p>7600.647279387</text:p>
          </table:table-cell>
          <table:table-cell table:formula="of:=[.D354]-[.D353]" office:value-type="float" office:value="0.0494694709777832" calcext:value-type="float">
            <text:p>0.04946947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648217.15011" calcext:value-type="float">
            <text:p>1455648217.15011</text:p>
          </table:table-cell>
          <table:table-cell office:value-type="float" office:value="376" calcext:value-type="float">
            <text:p>376</text:p>
          </table:table-cell>
          <table:table-cell table:formula="of:=[.B355]-[.B$2]" office:value-type="float" office:value="17.6495723724365" calcext:value-type="float">
            <text:p>17.6495723724</text:p>
          </table:table-cell>
          <table:table-cell table:formula="of:=[.C354]/([.D355]-[.D354])" office:value-type="float" office:value="7456.54044444445" calcext:value-type="float">
            <text:p>7456.5404444445</text:p>
          </table:table-cell>
          <table:table-cell table:formula="of:=[.D355]-[.D354]" office:value-type="float" office:value="0.0504255294799805" calcext:value-type="float">
            <text:p>0.05042552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648217.19967" calcext:value-type="float">
            <text:p>1455648217.19967</text:p>
          </table:table-cell>
          <table:table-cell office:value-type="float" office:value="376" calcext:value-type="float">
            <text:p>376</text:p>
          </table:table-cell>
          <table:table-cell table:formula="of:=[.B356]-[.B$2]" office:value-type="float" office:value="17.6991307735443" calcext:value-type="float">
            <text:p>17.6991307735</text:p>
          </table:table-cell>
          <table:table-cell table:formula="of:=[.C355]/([.D356]-[.D355])" office:value-type="float" office:value="7587.0082891135" calcext:value-type="float">
            <text:p>7587.0082891135</text:p>
          </table:table-cell>
          <table:table-cell table:formula="of:=[.D356]-[.D355]" office:value-type="float" office:value="0.0495584011077881" calcext:value-type="float">
            <text:p>0.04955840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648217.24997" calcext:value-type="float">
            <text:p>1455648217.24997</text:p>
          </table:table-cell>
          <table:table-cell office:value-type="float" office:value="376" calcext:value-type="float">
            <text:p>376</text:p>
          </table:table-cell>
          <table:table-cell table:formula="of:=[.B357]-[.B$2]" office:value-type="float" office:value="17.7494394779205" calcext:value-type="float">
            <text:p>17.7494394779</text:p>
          </table:table-cell>
          <table:table-cell table:formula="of:=[.C356]/([.D357]-[.D356])" office:value-type="float" office:value="7473.8557603905" calcext:value-type="float">
            <text:p>7473.8557603905</text:p>
          </table:table-cell>
          <table:table-cell table:formula="of:=[.D357]-[.D356]" office:value-type="float" office:value="0.0503087043762207" calcext:value-type="float">
            <text:p>0.05030870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648217.29943" calcext:value-type="float">
            <text:p>1455648217.29943</text:p>
          </table:table-cell>
          <table:table-cell office:value-type="float" office:value="384" calcext:value-type="float">
            <text:p>384</text:p>
          </table:table-cell>
          <table:table-cell table:formula="of:=[.B358]-[.B$2]" office:value-type="float" office:value="17.7988998889923" calcext:value-type="float">
            <text:p>17.798899889</text:p>
          </table:table-cell>
          <table:table-cell table:formula="of:=[.C357]/([.D358]-[.D357])" office:value-type="float" office:value="7602.03952721593" calcext:value-type="float">
            <text:p>7602.0395272159</text:p>
          </table:table-cell>
          <table:table-cell table:formula="of:=[.D358]-[.D357]" office:value-type="float" office:value="0.0494604110717773" calcext:value-type="float">
            <text:p>0.04946041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648217.34985" calcext:value-type="float">
            <text:p>1455648217.34985</text:p>
          </table:table-cell>
          <table:table-cell office:value-type="float" office:value="384" calcext:value-type="float">
            <text:p>384</text:p>
          </table:table-cell>
          <table:table-cell table:formula="of:=[.B359]-[.B$2]" office:value-type="float" office:value="17.8493175506592" calcext:value-type="float">
            <text:p>17.8493175507</text:p>
          </table:table-cell>
          <table:table-cell table:formula="of:=[.C358]/([.D359]-[.D358])" office:value-type="float" office:value="7616.37861226574" calcext:value-type="float">
            <text:p>7616.3786122658</text:p>
          </table:table-cell>
          <table:table-cell table:formula="of:=[.D359]-[.D358]" office:value-type="float" office:value="0.0504176616668701" calcext:value-type="float">
            <text:p>0.05041766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648217.40018" calcext:value-type="float">
            <text:p>1455648217.40018</text:p>
          </table:table-cell>
          <table:table-cell office:value-type="float" office:value="384" calcext:value-type="float">
            <text:p>384</text:p>
          </table:table-cell>
          <table:table-cell table:formula="of:=[.B360]-[.B$2]" office:value-type="float" office:value="17.8996424674988" calcext:value-type="float">
            <text:p>17.8996424675</text:p>
          </table:table-cell>
          <table:table-cell table:formula="of:=[.C359]/([.D360]-[.D359])" office:value-type="float" office:value="7630.41499350951" calcext:value-type="float">
            <text:p>7630.4149935095</text:p>
          </table:table-cell>
          <table:table-cell table:formula="of:=[.D360]-[.D359]" office:value-type="float" office:value="0.0503249168395996" calcext:value-type="float">
            <text:p>0.050324916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648217.44983" calcext:value-type="float">
            <text:p>1455648217.44983</text:p>
          </table:table-cell>
          <table:table-cell office:value-type="float" office:value="384" calcext:value-type="float">
            <text:p>384</text:p>
          </table:table-cell>
          <table:table-cell table:formula="of:=[.B361]-[.B$2]" office:value-type="float" office:value="17.9492995738983" calcext:value-type="float">
            <text:p>17.9492995739</text:p>
          </table:table-cell>
          <table:table-cell table:formula="of:=[.C360]/([.D361]-[.D360])" office:value-type="float" office:value="7733.03214469192" calcext:value-type="float">
            <text:p>7733.0321446919</text:p>
          </table:table-cell>
          <table:table-cell table:formula="of:=[.D361]-[.D360]" office:value-type="float" office:value="0.0496571063995361" calcext:value-type="float">
            <text:p>0.04965710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648217.50028" calcext:value-type="float">
            <text:p>1455648217.50028</text:p>
          </table:table-cell>
          <table:table-cell office:value-type="float" office:value="392" calcext:value-type="float">
            <text:p>392</text:p>
          </table:table-cell>
          <table:table-cell table:formula="of:=[.B362]-[.B$2]" office:value-type="float" office:value="17.999746799469" calcext:value-type="float">
            <text:p>17.9997467995</text:p>
          </table:table-cell>
          <table:table-cell table:formula="of:=[.C361]/([.D362]-[.D361])" office:value-type="float" office:value="7611.9151381675" calcext:value-type="float">
            <text:p>7611.9151381675</text:p>
          </table:table-cell>
          <table:table-cell table:formula="of:=[.D362]-[.D361]" office:value-type="float" office:value="0.0504472255706787" calcext:value-type="float">
            <text:p>0.05044722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648217.54976" calcext:value-type="float">
            <text:p>1455648217.54976</text:p>
          </table:table-cell>
          <table:table-cell office:value-type="float" office:value="392" calcext:value-type="float">
            <text:p>392</text:p>
          </table:table-cell>
          <table:table-cell table:formula="of:=[.B363]-[.B$2]" office:value-type="float" office:value="18.0492241382599" calcext:value-type="float">
            <text:p>18.0492241383</text:p>
          </table:table-cell>
          <table:table-cell table:formula="of:=[.C362]/([.D363]-[.D362])" office:value-type="float" office:value="7922.81900319483" calcext:value-type="float">
            <text:p>7922.8190031948</text:p>
          </table:table-cell>
          <table:table-cell table:formula="of:=[.D363]-[.D362]" office:value-type="float" office:value="0.0494773387908936" calcext:value-type="float">
            <text:p>0.04947733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648217.60028" calcext:value-type="float">
            <text:p>1455648217.60028</text:p>
          </table:table-cell>
          <table:table-cell office:value-type="float" office:value="392" calcext:value-type="float">
            <text:p>392</text:p>
          </table:table-cell>
          <table:table-cell table:formula="of:=[.B364]-[.B$2]" office:value-type="float" office:value="18.0997455120087" calcext:value-type="float">
            <text:p>18.099745512</text:p>
          </table:table-cell>
          <table:table-cell table:formula="of:=[.C363]/([.D364]-[.D363])" office:value-type="float" office:value="7759.09225962945" calcext:value-type="float">
            <text:p>7759.0922596295</text:p>
          </table:table-cell>
          <table:table-cell table:formula="of:=[.D364]-[.D363]" office:value-type="float" office:value="0.0505213737487793" calcext:value-type="float">
            <text:p>0.05052137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648217.64974" calcext:value-type="float">
            <text:p>1455648217.64974</text:p>
          </table:table-cell>
          <table:table-cell office:value-type="float" office:value="392" calcext:value-type="float">
            <text:p>392</text:p>
          </table:table-cell>
          <table:table-cell table:formula="of:=[.B365]-[.B$2]" office:value-type="float" office:value="18.1492025852203" calcext:value-type="float">
            <text:p>18.1492025852</text:p>
          </table:table-cell>
          <table:table-cell table:formula="of:=[.C364]/([.D365]-[.D364])" office:value-type="float" office:value="7926.06546534386" calcext:value-type="float">
            <text:p>7926.0654653439</text:p>
          </table:table-cell>
          <table:table-cell table:formula="of:=[.D365]-[.D364]" office:value-type="float" office:value="0.0494570732116699" calcext:value-type="float">
            <text:p>0.049457073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648217.70012" calcext:value-type="float">
            <text:p>1455648217.70012</text:p>
          </table:table-cell>
          <table:table-cell office:value-type="float" office:value="400" calcext:value-type="float">
            <text:p>400</text:p>
          </table:table-cell>
          <table:table-cell table:formula="of:=[.B366]-[.B$2]" office:value-type="float" office:value="18.1995873451233" calcext:value-type="float">
            <text:p>18.1995873451</text:p>
          </table:table-cell>
          <table:table-cell table:formula="of:=[.C365]/([.D366]-[.D365])" office:value-type="float" office:value="7780.13035598522" calcext:value-type="float">
            <text:p>7780.1303559852</text:p>
          </table:table-cell>
          <table:table-cell table:formula="of:=[.D366]-[.D365]" office:value-type="float" office:value="0.0503847599029541" calcext:value-type="float">
            <text:p>0.05038475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648217.7497" calcext:value-type="float">
            <text:p>1455648217.7497</text:p>
          </table:table-cell>
          <table:table-cell office:value-type="float" office:value="400" calcext:value-type="float">
            <text:p>400</text:p>
          </table:table-cell>
          <table:table-cell table:formula="of:=[.B367]-[.B$2]" office:value-type="float" office:value="18.249169588089" calcext:value-type="float">
            <text:p>18.2491695881</text:p>
          </table:table-cell>
          <table:table-cell table:formula="of:=[.C366]/([.D367]-[.D366])" office:value-type="float" office:value="8067.40429787991" calcext:value-type="float">
            <text:p>8067.4042978799</text:p>
          </table:table-cell>
          <table:table-cell table:formula="of:=[.D367]-[.D366]" office:value-type="float" office:value="0.0495822429656982" calcext:value-type="float">
            <text:p>0.0495822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648217.80012" calcext:value-type="float">
            <text:p>1455648217.80012</text:p>
          </table:table-cell>
          <table:table-cell office:value-type="float" office:value="400" calcext:value-type="float">
            <text:p>400</text:p>
          </table:table-cell>
          <table:table-cell table:formula="of:=[.B368]-[.B$2]" office:value-type="float" office:value="18.2995884418488" calcext:value-type="float">
            <text:p>18.2995884418</text:p>
          </table:table-cell>
          <table:table-cell table:formula="of:=[.C367]/([.D368]-[.D367])" office:value-type="float" office:value="7933.54013770145" calcext:value-type="float">
            <text:p>7933.5401377015</text:p>
          </table:table-cell>
          <table:table-cell table:formula="of:=[.D368]-[.D367]" office:value-type="float" office:value="0.0504188537597656" calcext:value-type="float">
            <text:p>0.05041885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648217.84951" calcext:value-type="float">
            <text:p>1455648217.84951</text:p>
          </table:table-cell>
          <table:table-cell office:value-type="float" office:value="408" calcext:value-type="float">
            <text:p>408</text:p>
          </table:table-cell>
          <table:table-cell table:formula="of:=[.B369]-[.B$2]" office:value-type="float" office:value="18.3489770889282" calcext:value-type="float">
            <text:p>18.3489770889</text:p>
          </table:table-cell>
          <table:table-cell table:formula="of:=[.C368]/([.D369]-[.D368])" office:value-type="float" office:value="8099.02727961728" calcext:value-type="float">
            <text:p>8099.0272796173</text:p>
          </table:table-cell>
          <table:table-cell table:formula="of:=[.D369]-[.D368]" office:value-type="float" office:value="0.0493886470794678" calcext:value-type="float">
            <text:p>0.04938864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648217.90012" calcext:value-type="float">
            <text:p>1455648217.90012</text:p>
          </table:table-cell>
          <table:table-cell office:value-type="float" office:value="408" calcext:value-type="float">
            <text:p>408</text:p>
          </table:table-cell>
          <table:table-cell table:formula="of:=[.B370]-[.B$2]" office:value-type="float" office:value="18.3995881080627" calcext:value-type="float">
            <text:p>18.3995881081</text:p>
          </table:table-cell>
          <table:table-cell table:formula="of:=[.C369]/([.D370]-[.D369])" office:value-type="float" office:value="8061.48556138648" calcext:value-type="float">
            <text:p>8061.4855613865</text:p>
          </table:table-cell>
          <table:table-cell table:formula="of:=[.D370]-[.D369]" office:value-type="float" office:value="0.0506110191345215" calcext:value-type="float">
            <text:p>0.050611019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648217.94959" calcext:value-type="float">
            <text:p>1455648217.94959</text:p>
          </table:table-cell>
          <table:table-cell office:value-type="float" office:value="408" calcext:value-type="float">
            <text:p>408</text:p>
          </table:table-cell>
          <table:table-cell table:formula="of:=[.B371]-[.B$2]" office:value-type="float" office:value="18.449051618576" calcext:value-type="float">
            <text:p>18.4490516186</text:p>
          </table:table-cell>
          <table:table-cell table:formula="of:=[.C370]/([.D371]-[.D370])" office:value-type="float" office:value="8248.50472127829" calcext:value-type="float">
            <text:p>8248.5047212783</text:p>
          </table:table-cell>
          <table:table-cell table:formula="of:=[.D371]-[.D370]" office:value-type="float" office:value="0.0494635105133057" calcext:value-type="float">
            <text:p>0.04946351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648218.00005" calcext:value-type="float">
            <text:p>1455648218.00005</text:p>
          </table:table-cell>
          <table:table-cell office:value-type="float" office:value="416" calcext:value-type="float">
            <text:p>416</text:p>
          </table:table-cell>
          <table:table-cell table:formula="of:=[.B372]-[.B$2]" office:value-type="float" office:value="18.4995181560516" calcext:value-type="float">
            <text:p>18.4995181561</text:p>
          </table:table-cell>
          <table:table-cell table:formula="of:=[.C371]/([.D372]-[.D371])" office:value-type="float" office:value="8084.56494954458" calcext:value-type="float">
            <text:p>8084.5649495446</text:p>
          </table:table-cell>
          <table:table-cell table:formula="of:=[.D372]-[.D371]" office:value-type="float" office:value="0.0504665374755859" calcext:value-type="float">
            <text:p>0.050466537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648218.04948" calcext:value-type="float">
            <text:p>1455648218.04948</text:p>
          </table:table-cell>
          <table:table-cell office:value-type="float" office:value="416" calcext:value-type="float">
            <text:p>416</text:p>
          </table:table-cell>
          <table:table-cell table:formula="of:=[.B373]-[.B$2]" office:value-type="float" office:value="18.5489482879639" calcext:value-type="float">
            <text:p>18.548948288</text:p>
          </table:table-cell>
          <table:table-cell table:formula="of:=[.C372]/([.D373]-[.D372])" office:value-type="float" office:value="8415.91927649825" calcext:value-type="float">
            <text:p>8415.9192764983</text:p>
          </table:table-cell>
          <table:table-cell table:formula="of:=[.D373]-[.D372]" office:value-type="float" office:value="0.0494301319122314" calcext:value-type="float">
            <text:p>0.04943013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648218.10004" calcext:value-type="float">
            <text:p>1455648218.10004</text:p>
          </table:table-cell>
          <table:table-cell office:value-type="float" office:value="424" calcext:value-type="float">
            <text:p>424</text:p>
          </table:table-cell>
          <table:table-cell table:formula="of:=[.B374]-[.B$2]" office:value-type="float" office:value="18.5995080471039" calcext:value-type="float">
            <text:p>18.5995080471</text:p>
          </table:table-cell>
          <table:table-cell table:formula="of:=[.C373]/([.D374]-[.D373])" office:value-type="float" office:value="8227.88729764268" calcext:value-type="float">
            <text:p>8227.8872976427</text:p>
          </table:table-cell>
          <table:table-cell table:formula="of:=[.D374]-[.D373]" office:value-type="float" office:value="0.0505597591400147" calcext:value-type="float">
            <text:p>0.050559759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648218.14927" calcext:value-type="float">
            <text:p>1455648218.14927</text:p>
          </table:table-cell>
          <table:table-cell office:value-type="float" office:value="424" calcext:value-type="float">
            <text:p>424</text:p>
          </table:table-cell>
          <table:table-cell table:formula="of:=[.B375]-[.B$2]" office:value-type="float" office:value="18.6487305164337" calcext:value-type="float">
            <text:p>18.6487305164</text:p>
          </table:table-cell>
          <table:table-cell table:formula="of:=[.C374]/([.D375]-[.D374])" office:value-type="float" office:value="8613.95224117721" calcext:value-type="float">
            <text:p>8613.9522411772</text:p>
          </table:table-cell>
          <table:table-cell table:formula="of:=[.D375]-[.D374]" office:value-type="float" office:value="0.049222469329834" calcext:value-type="float">
            <text:p>0.049222469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648218.19992" calcext:value-type="float">
            <text:p>1455648218.19992</text:p>
          </table:table-cell>
          <table:table-cell office:value-type="float" office:value="432" calcext:value-type="float">
            <text:p>432</text:p>
          </table:table-cell>
          <table:table-cell table:formula="of:=[.B376]-[.B$2]" office:value-type="float" office:value="18.6993849277496" calcext:value-type="float">
            <text:p>18.6993849277</text:p>
          </table:table-cell>
          <table:table-cell table:formula="of:=[.C375]/([.D376]-[.D375])" office:value-type="float" office:value="8370.44571213405" calcext:value-type="float">
            <text:p>8370.4457121341</text:p>
          </table:table-cell>
          <table:table-cell table:formula="of:=[.D376]-[.D375]" office:value-type="float" office:value="0.050654411315918" calcext:value-type="float">
            <text:p>0.05065441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648218.24948" calcext:value-type="float">
            <text:p>1455648218.24948</text:p>
          </table:table-cell>
          <table:table-cell office:value-type="float" office:value="432" calcext:value-type="float">
            <text:p>432</text:p>
          </table:table-cell>
          <table:table-cell table:formula="of:=[.B377]-[.B$2]" office:value-type="float" office:value="18.7489464282989" calcext:value-type="float">
            <text:p>18.7489464283</text:p>
          </table:table-cell>
          <table:table-cell table:formula="of:=[.C376]/([.D377]-[.D376])" office:value-type="float" office:value="8716.44311031577" calcext:value-type="float">
            <text:p>8716.4431103158</text:p>
          </table:table-cell>
          <table:table-cell table:formula="of:=[.D377]-[.D376]" office:value-type="float" office:value="0.0495615005493164" calcext:value-type="float">
            <text:p>0.049561500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648218.30004" calcext:value-type="float">
            <text:p>1455648218.30004</text:p>
          </table:table-cell>
          <table:table-cell office:value-type="float" office:value="432" calcext:value-type="float">
            <text:p>432</text:p>
          </table:table-cell>
          <table:table-cell table:formula="of:=[.B378]-[.B$2]" office:value-type="float" office:value="18.7995042800903" calcext:value-type="float">
            <text:p>18.7995042801</text:p>
          </table:table-cell>
          <table:table-cell table:formula="of:=[.C377]/([.D378]-[.D377])" office:value-type="float" office:value="8544.66684586546" calcext:value-type="float">
            <text:p>8544.6668458655</text:p>
          </table:table-cell>
          <table:table-cell table:formula="of:=[.D378]-[.D377]" office:value-type="float" office:value="0.0505578517913818" calcext:value-type="float">
            <text:p>0.05055785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648218.34953" calcext:value-type="float">
            <text:p>1455648218.34953</text:p>
          </table:table-cell>
          <table:table-cell office:value-type="float" office:value="440" calcext:value-type="float">
            <text:p>440</text:p>
          </table:table-cell>
          <table:table-cell table:formula="of:=[.B379]-[.B$2]" office:value-type="float" office:value="18.8489935398102" calcext:value-type="float">
            <text:p>18.8489935398</text:p>
          </table:table-cell>
          <table:table-cell table:formula="of:=[.C378]/([.D379]-[.D378])" office:value-type="float" office:value="8729.16674133919" calcext:value-type="float">
            <text:p>8729.1667413392</text:p>
          </table:table-cell>
          <table:table-cell table:formula="of:=[.D379]-[.D378]" office:value-type="float" office:value="0.0494892597198486" calcext:value-type="float">
            <text:p>0.04948925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648218.39993" calcext:value-type="float">
            <text:p>1455648218.39993</text:p>
          </table:table-cell>
          <table:table-cell office:value-type="float" office:value="440" calcext:value-type="float">
            <text:p>440</text:p>
          </table:table-cell>
          <table:table-cell table:formula="of:=[.B380]-[.B$2]" office:value-type="float" office:value="18.8993990421295" calcext:value-type="float">
            <text:p>18.8993990421</text:p>
          </table:table-cell>
          <table:table-cell table:formula="of:=[.C379]/([.D380]-[.D379])" office:value-type="float" office:value="8729.20573655731" calcext:value-type="float">
            <text:p>8729.2057365573</text:p>
          </table:table-cell>
          <table:table-cell table:formula="of:=[.D380]-[.D379]" office:value-type="float" office:value="0.0504055023193359" calcext:value-type="float">
            <text:p>0.05040550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648218.44948" calcext:value-type="float">
            <text:p>1455648218.44948</text:p>
          </table:table-cell>
          <table:table-cell office:value-type="float" office:value="448" calcext:value-type="float">
            <text:p>448</text:p>
          </table:table-cell>
          <table:table-cell table:formula="of:=[.B381]-[.B$2]" office:value-type="float" office:value="18.9489479064941" calcext:value-type="float">
            <text:p>18.9489479065</text:p>
          </table:table-cell>
          <table:table-cell table:formula="of:=[.C380]/([.D381]-[.D380])" office:value-type="float" office:value="8880.12279680305" calcext:value-type="float">
            <text:p>8880.1227968031</text:p>
          </table:table-cell>
          <table:table-cell table:formula="of:=[.D381]-[.D380]" office:value-type="float" office:value="0.049548864364624" calcext:value-type="float">
            <text:p>0.04954886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648218.49986" calcext:value-type="float">
            <text:p>1455648218.49986</text:p>
          </table:table-cell>
          <table:table-cell office:value-type="float" office:value="448" calcext:value-type="float">
            <text:p>448</text:p>
          </table:table-cell>
          <table:table-cell table:formula="of:=[.B382]-[.B$2]" office:value-type="float" office:value="18.9993250370026" calcext:value-type="float">
            <text:p>18.999325037</text:p>
          </table:table-cell>
          <table:table-cell table:formula="of:=[.C381]/([.D382]-[.D381])" office:value-type="float" office:value="8892.92413995466" calcext:value-type="float">
            <text:p>8892.9241399547</text:p>
          </table:table-cell>
          <table:table-cell table:formula="of:=[.D382]-[.D381]" office:value-type="float" office:value="0.0503771305084229" calcext:value-type="float">
            <text:p>0.050377130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648218.54941" calcext:value-type="float">
            <text:p>1455648218.54941</text:p>
          </table:table-cell>
          <table:table-cell office:value-type="float" office:value="456" calcext:value-type="float">
            <text:p>456</text:p>
          </table:table-cell>
          <table:table-cell table:formula="of:=[.B383]-[.B$2]" office:value-type="float" office:value="19.0488708019257" calcext:value-type="float">
            <text:p>19.0488708019</text:p>
          </table:table-cell>
          <table:table-cell table:formula="of:=[.C382]/([.D383]-[.D382])" office:value-type="float" office:value="9042.14519031808" calcext:value-type="float">
            <text:p>9042.1451903181</text:p>
          </table:table-cell>
          <table:table-cell table:formula="of:=[.D383]-[.D382]" office:value-type="float" office:value="0.0495457649230957" calcext:value-type="float">
            <text:p>0.049545764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648218.59991" calcext:value-type="float">
            <text:p>1455648218.59991</text:p>
          </table:table-cell>
          <table:table-cell office:value-type="float" office:value="456" calcext:value-type="float">
            <text:p>456</text:p>
          </table:table-cell>
          <table:table-cell table:formula="of:=[.B384]-[.B$2]" office:value-type="float" office:value="19.0993747711182" calcext:value-type="float">
            <text:p>19.0993747711</text:p>
          </table:table-cell>
          <table:table-cell table:formula="of:=[.C383]/([.D384]-[.D383])" office:value-type="float" office:value="9028.99331064207" calcext:value-type="float">
            <text:p>9028.9933106421</text:p>
          </table:table-cell>
          <table:table-cell table:formula="of:=[.D384]-[.D383]" office:value-type="float" office:value="0.0505039691925049" calcext:value-type="float">
            <text:p>0.050503969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648218.65041" calcext:value-type="float">
            <text:p>1455648218.65041</text:p>
          </table:table-cell>
          <table:table-cell office:value-type="float" office:value="464" calcext:value-type="float">
            <text:p>464</text:p>
          </table:table-cell>
          <table:table-cell table:formula="of:=[.B385]-[.B$2]" office:value-type="float" office:value="19.1498711109161" calcext:value-type="float">
            <text:p>19.1498711109</text:p>
          </table:table-cell>
          <table:table-cell table:formula="of:=[.C384]/([.D385]-[.D384])" office:value-type="float" office:value="9030.35748381705" calcext:value-type="float">
            <text:p>9030.3574838171</text:p>
          </table:table-cell>
          <table:table-cell table:formula="of:=[.D385]-[.D384]" office:value-type="float" office:value="0.0504963397979736" calcext:value-type="float">
            <text:p>0.05049633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648218.69988" calcext:value-type="float">
            <text:p>1455648218.69988</text:p>
          </table:table-cell>
          <table:table-cell office:value-type="float" office:value="464" calcext:value-type="float">
            <text:p>464</text:p>
          </table:table-cell>
          <table:table-cell table:formula="of:=[.B386]-[.B$2]" office:value-type="float" office:value="19.1993434429169" calcext:value-type="float">
            <text:p>19.1993434429</text:p>
          </table:table-cell>
          <table:table-cell table:formula="of:=[.C385]/([.D386]-[.D385])" office:value-type="float" office:value="9378.97974959278" calcext:value-type="float">
            <text:p>9378.9797495928</text:p>
          </table:table-cell>
          <table:table-cell table:formula="of:=[.D386]-[.D385]" office:value-type="float" office:value="0.0494723320007324" calcext:value-type="float">
            <text:p>0.0494723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648218.75027" calcext:value-type="float">
            <text:p>1455648218.75027</text:p>
          </table:table-cell>
          <table:table-cell office:value-type="float" office:value="472" calcext:value-type="float">
            <text:p>472</text:p>
          </table:table-cell>
          <table:table-cell table:formula="of:=[.B387]-[.B$2]" office:value-type="float" office:value="19.2497386932373" calcext:value-type="float">
            <text:p>19.2497386932</text:p>
          </table:table-cell>
          <table:table-cell table:formula="of:=[.C386]/([.D387]-[.D386])" office:value-type="float" office:value="9207.21689146674" calcext:value-type="float">
            <text:p>9207.2168914668</text:p>
          </table:table-cell>
          <table:table-cell table:formula="of:=[.D387]-[.D386]" office:value-type="float" office:value="0.0503952503204346" calcext:value-type="float">
            <text:p>0.050395250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648218.79978" calcext:value-type="float">
            <text:p>1455648218.79978</text:p>
          </table:table-cell>
          <table:table-cell office:value-type="float" office:value="472" calcext:value-type="float">
            <text:p>472</text:p>
          </table:table-cell>
          <table:table-cell table:formula="of:=[.B388]-[.B$2]" office:value-type="float" office:value="19.2992460727692" calcext:value-type="float">
            <text:p>19.2992460728</text:p>
          </table:table-cell>
          <table:table-cell table:formula="of:=[.C387]/([.D388]-[.D387])" office:value-type="float" office:value="9533.93220290009" calcext:value-type="float">
            <text:p>9533.9322029001</text:p>
          </table:table-cell>
          <table:table-cell table:formula="of:=[.D388]-[.D387]" office:value-type="float" office:value="0.0495073795318604" calcext:value-type="float">
            <text:p>0.049507379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648218.85026" calcext:value-type="float">
            <text:p>1455648218.85026</text:p>
          </table:table-cell>
          <table:table-cell office:value-type="float" office:value="480" calcext:value-type="float">
            <text:p>480</text:p>
          </table:table-cell>
          <table:table-cell table:formula="of:=[.B389]-[.B$2]" office:value-type="float" office:value="19.3497228622437" calcext:value-type="float">
            <text:p>19.3497228622</text:p>
          </table:table-cell>
          <table:table-cell table:formula="of:=[.C388]/([.D389]-[.D388])" office:value-type="float" office:value="9350.83243038991" calcext:value-type="float">
            <text:p>9350.8324303899</text:p>
          </table:table-cell>
          <table:table-cell table:formula="of:=[.D389]-[.D388]" office:value-type="float" office:value="0.0504767894744873" calcext:value-type="float">
            <text:p>0.050476789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648218.89986" calcext:value-type="float">
            <text:p>1455648218.89986</text:p>
          </table:table-cell>
          <table:table-cell office:value-type="float" office:value="480" calcext:value-type="float">
            <text:p>480</text:p>
          </table:table-cell>
          <table:table-cell table:formula="of:=[.B390]-[.B$2]" office:value-type="float" office:value="19.3993275165558" calcext:value-type="float">
            <text:p>19.3993275166</text:p>
          </table:table-cell>
          <table:table-cell table:formula="of:=[.C389]/([.D390]-[.D389])" office:value-type="float" office:value="9676.51134064223" calcext:value-type="float">
            <text:p>9676.5113406422</text:p>
          </table:table-cell>
          <table:table-cell table:formula="of:=[.D390]-[.D389]" office:value-type="float" office:value="0.0496046543121338" calcext:value-type="float">
            <text:p>0.049604654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648218.95022" calcext:value-type="float">
            <text:p>1455648218.95022</text:p>
          </table:table-cell>
          <table:table-cell office:value-type="float" office:value="488" calcext:value-type="float">
            <text:p>488</text:p>
          </table:table-cell>
          <table:table-cell table:formula="of:=[.B391]-[.B$2]" office:value-type="float" office:value="19.4496901035309" calcext:value-type="float">
            <text:p>19.4496901035</text:p>
          </table:table-cell>
          <table:table-cell table:formula="of:=[.C390]/([.D391]-[.D390])" office:value-type="float" office:value="9530.88450832244" calcext:value-type="float">
            <text:p>9530.8845083225</text:p>
          </table:table-cell>
          <table:table-cell table:formula="of:=[.D391]-[.D390]" office:value-type="float" office:value="0.0503625869750977" calcext:value-type="float">
            <text:p>0.05036258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648218.99974" calcext:value-type="float">
            <text:p>1455648218.99974</text:p>
          </table:table-cell>
          <table:table-cell office:value-type="float" office:value="488" calcext:value-type="float">
            <text:p>488</text:p>
          </table:table-cell>
          <table:table-cell table:formula="of:=[.B392]-[.B$2]" office:value-type="float" office:value="19.49920129776" calcext:value-type="float">
            <text:p>19.4992012978</text:p>
          </table:table-cell>
          <table:table-cell table:formula="of:=[.C391]/([.D392]-[.D391])" office:value-type="float" office:value="9856.35688247899" calcext:value-type="float">
            <text:p>9856.356882479</text:p>
          </table:table-cell>
          <table:table-cell table:formula="of:=[.D392]-[.D391]" office:value-type="float" office:value="0.049511194229126" calcext:value-type="float">
            <text:p>0.049511194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648219.0503" calcext:value-type="float">
            <text:p>1455648219.0503</text:p>
          </table:table-cell>
          <table:table-cell office:value-type="float" office:value="496" calcext:value-type="float">
            <text:p>496</text:p>
          </table:table-cell>
          <table:table-cell table:formula="of:=[.B393]-[.B$2]" office:value-type="float" office:value="19.5497686862946" calcext:value-type="float">
            <text:p>19.5497686863</text:p>
          </table:table-cell>
          <table:table-cell table:formula="of:=[.C392]/([.D393]-[.D392])" office:value-type="float" office:value="9650.48846978948" calcext:value-type="float">
            <text:p>9650.4884697895</text:p>
          </table:table-cell>
          <table:table-cell table:formula="of:=[.D393]-[.D392]" office:value-type="float" office:value="0.0505673885345459" calcext:value-type="float">
            <text:p>0.050567388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648219.10011" calcext:value-type="float">
            <text:p>1455648219.10011</text:p>
          </table:table-cell>
          <table:table-cell office:value-type="float" office:value="504" calcext:value-type="float">
            <text:p>504</text:p>
          </table:table-cell>
          <table:table-cell table:formula="of:=[.B394]-[.B$2]" office:value-type="float" office:value="19.5995771884918" calcext:value-type="float">
            <text:p>19.5995771885</text:p>
          </table:table-cell>
          <table:table-cell table:formula="of:=[.C393]/([.D394]-[.D393])" office:value-type="float" office:value="9958.13923565903" calcext:value-type="float">
            <text:p>9958.139235659</text:p>
          </table:table-cell>
          <table:table-cell table:formula="of:=[.D394]-[.D393]" office:value-type="float" office:value="0.0498085021972656" calcext:value-type="float">
            <text:p>0.04980850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648219.14956" calcext:value-type="float">
            <text:p>1455648219.14956</text:p>
          </table:table-cell>
          <table:table-cell office:value-type="float" office:value="504" calcext:value-type="float">
            <text:p>504</text:p>
          </table:table-cell>
          <table:table-cell table:formula="of:=[.B395]-[.B$2]" office:value-type="float" office:value="19.6490247249603" calcext:value-type="float">
            <text:p>19.649024725</text:p>
          </table:table-cell>
          <table:table-cell table:formula="of:=[.C394]/([.D395]-[.D394])" office:value-type="float" office:value="10192.6210281681" calcext:value-type="float">
            <text:p>10192.6210281681</text:p>
          </table:table-cell>
          <table:table-cell table:formula="of:=[.D395]-[.D394]" office:value-type="float" office:value="0.0494475364685059" calcext:value-type="float">
            <text:p>0.04944753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648219.19996" calcext:value-type="float">
            <text:p>1455648219.19996</text:p>
          </table:table-cell>
          <table:table-cell office:value-type="float" office:value="512" calcext:value-type="float">
            <text:p>512</text:p>
          </table:table-cell>
          <table:table-cell table:formula="of:=[.B396]-[.B$2]" office:value-type="float" office:value="19.6994228363037" calcext:value-type="float">
            <text:p>19.6994228363</text:p>
          </table:table-cell>
          <table:table-cell table:formula="of:=[.C395]/([.D396]-[.D395])" office:value-type="float" office:value="10000.3747474986" calcext:value-type="float">
            <text:p>10000.3747474986</text:p>
          </table:table-cell>
          <table:table-cell table:formula="of:=[.D396]-[.D395]" office:value-type="float" office:value="0.0503981113433838" calcext:value-type="float">
            <text:p>0.05039811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648219.24957" calcext:value-type="float">
            <text:p>1455648219.24957</text:p>
          </table:table-cell>
          <table:table-cell office:value-type="float" office:value="512" calcext:value-type="float">
            <text:p>512</text:p>
          </table:table-cell>
          <table:table-cell table:formula="of:=[.B397]-[.B$2]" office:value-type="float" office:value="19.749035358429" calcext:value-type="float">
            <text:p>19.7490353584</text:p>
          </table:table-cell>
          <table:table-cell table:formula="of:=[.C396]/([.D397]-[.D396])" office:value-type="float" office:value="10319.9752414821" calcext:value-type="float">
            <text:p>10319.9752414821</text:p>
          </table:table-cell>
          <table:table-cell table:formula="of:=[.D397]-[.D396]" office:value-type="float" office:value="0.0496125221252441" calcext:value-type="float">
            <text:p>0.049612522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648219.29993" calcext:value-type="float">
            <text:p>1455648219.29993</text:p>
          </table:table-cell>
          <table:table-cell office:value-type="float" office:value="520" calcext:value-type="float">
            <text:p>520</text:p>
          </table:table-cell>
          <table:table-cell table:formula="of:=[.B398]-[.B$2]" office:value-type="float" office:value="19.7993988990784" calcext:value-type="float">
            <text:p>19.7993988991</text:p>
          </table:table-cell>
          <table:table-cell table:formula="of:=[.C397]/([.D398]-[.D397])" office:value-type="float" office:value="10166.0843022155" calcext:value-type="float">
            <text:p>10166.0843022155</text:p>
          </table:table-cell>
          <table:table-cell table:formula="of:=[.D398]-[.D397]" office:value-type="float" office:value="0.0503635406494141" calcext:value-type="float">
            <text:p>0.05036354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648219.34943" calcext:value-type="float">
            <text:p>1455648219.34943</text:p>
          </table:table-cell>
          <table:table-cell office:value-type="float" office:value="520" calcext:value-type="float">
            <text:p>520</text:p>
          </table:table-cell>
          <table:table-cell table:formula="of:=[.B399]-[.B$2]" office:value-type="float" office:value="19.8488936424255" calcext:value-type="float">
            <text:p>19.8488936424</text:p>
          </table:table-cell>
          <table:table-cell table:formula="of:=[.C398]/([.D399]-[.D398])" office:value-type="float" office:value="10506.1662074414" calcext:value-type="float">
            <text:p>10506.1662074414</text:p>
          </table:table-cell>
          <table:table-cell table:formula="of:=[.D399]-[.D398]" office:value-type="float" office:value="0.049494743347168" calcext:value-type="float">
            <text:p>0.04949474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648219.39977" calcext:value-type="float">
            <text:p>1455648219.39977</text:p>
          </table:table-cell>
          <table:table-cell office:value-type="float" office:value="528" calcext:value-type="float">
            <text:p>528</text:p>
          </table:table-cell>
          <table:table-cell table:formula="of:=[.B400]-[.B$2]" office:value-type="float" office:value="19.8992366790771" calcext:value-type="float">
            <text:p>19.8992366791</text:p>
          </table:table-cell>
          <table:table-cell table:formula="of:=[.C399]/([.D400]-[.D399])" office:value-type="float" office:value="10329.1345652936" calcext:value-type="float">
            <text:p>10329.1345652936</text:p>
          </table:table-cell>
          <table:table-cell table:formula="of:=[.D400]-[.D399]" office:value-type="float" office:value="0.0503430366516113" calcext:value-type="float">
            <text:p>0.05034303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648219.45027" calcext:value-type="float">
            <text:p>1455648219.45027</text:p>
          </table:table-cell>
          <table:table-cell office:value-type="float" office:value="528" calcext:value-type="float">
            <text:p>528</text:p>
          </table:table-cell>
          <table:table-cell table:formula="of:=[.B401]-[.B$2]" office:value-type="float" office:value="19.9497346878052" calcext:value-type="float">
            <text:p>19.9497346878</text:p>
          </table:table-cell>
          <table:table-cell table:formula="of:=[.C400]/([.D401]-[.D400])" office:value-type="float" office:value="10455.8578308247" calcext:value-type="float">
            <text:p>10455.8578308247</text:p>
          </table:table-cell>
          <table:table-cell table:formula="of:=[.D401]-[.D400]" office:value-type="float" office:value="0.0504980087280273" calcext:value-type="float">
            <text:p>0.0504980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648219.49965" calcext:value-type="float">
            <text:p>1455648219.49965</text:p>
          </table:table-cell>
          <table:table-cell office:value-type="float" office:value="536" calcext:value-type="float">
            <text:p>536</text:p>
          </table:table-cell>
          <table:table-cell table:formula="of:=[.B402]-[.B$2]" office:value-type="float" office:value="19.9991199970245" calcext:value-type="float">
            <text:p>19.999119997</text:p>
          </table:table-cell>
          <table:table-cell table:formula="of:=[.C401]/([.D402]-[.D401])" office:value-type="float" office:value="10691.43857447" calcext:value-type="float">
            <text:p>10691.43857447</text:p>
          </table:table-cell>
          <table:table-cell table:formula="of:=[.D402]-[.D401]" office:value-type="float" office:value="0.0493853092193604" calcext:value-type="float">
            <text:p>0.04938530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648219.55025" calcext:value-type="float">
            <text:p>1455648219.55025</text:p>
          </table:table-cell>
          <table:table-cell office:value-type="float" office:value="536" calcext:value-type="float">
            <text:p>536</text:p>
          </table:table-cell>
          <table:table-cell table:formula="of:=[.B403]-[.B$2]" office:value-type="float" office:value="20.0497124195099" calcext:value-type="float">
            <text:p>20.0497124195</text:p>
          </table:table-cell>
          <table:table-cell table:formula="of:=[.C402]/([.D403]-[.D402])" office:value-type="float" office:value="10594.4719321395" calcext:value-type="float">
            <text:p>10594.4719321395</text:p>
          </table:table-cell>
          <table:table-cell table:formula="of:=[.D403]-[.D402]" office:value-type="float" office:value="0.0505924224853516" calcext:value-type="float">
            <text:p>0.05059242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648219.59968" calcext:value-type="float">
            <text:p>1455648219.59968</text:p>
          </table:table-cell>
          <table:table-cell office:value-type="float" office:value="544" calcext:value-type="float">
            <text:p>544</text:p>
          </table:table-cell>
          <table:table-cell table:formula="of:=[.B404]-[.B$2]" office:value-type="float" office:value="20.0991423130035" calcext:value-type="float">
            <text:p>20.099142313</text:p>
          </table:table-cell>
          <table:table-cell table:formula="of:=[.C403]/([.D404]-[.D403])" office:value-type="float" office:value="10843.6406011846" calcext:value-type="float">
            <text:p>10843.6406011846</text:p>
          </table:table-cell>
          <table:table-cell table:formula="of:=[.D404]-[.D403]" office:value-type="float" office:value="0.0494298934936523" calcext:value-type="float">
            <text:p>0.049429893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648219.65004" calcext:value-type="float">
            <text:p>1455648219.65004</text:p>
          </table:table-cell>
          <table:table-cell office:value-type="float" office:value="544" calcext:value-type="float">
            <text:p>544</text:p>
          </table:table-cell>
          <table:table-cell table:formula="of:=[.B405]-[.B$2]" office:value-type="float" office:value="20.1495099067688" calcext:value-type="float">
            <text:p>20.1495099068</text:p>
          </table:table-cell>
          <table:table-cell table:formula="of:=[.C404]/([.D405]-[.D404])" office:value-type="float" office:value="10800.5953696209" calcext:value-type="float">
            <text:p>10800.5953696209</text:p>
          </table:table-cell>
          <table:table-cell table:formula="of:=[.D405]-[.D404]" office:value-type="float" office:value="0.0503675937652588" calcext:value-type="float">
            <text:p>0.05036759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648219.6996" calcext:value-type="float">
            <text:p>1455648219.6996</text:p>
          </table:table-cell>
          <table:table-cell office:value-type="float" office:value="552" calcext:value-type="float">
            <text:p>552</text:p>
          </table:table-cell>
          <table:table-cell table:formula="of:=[.B406]-[.B$2]" office:value-type="float" office:value="20.1990683078766" calcext:value-type="float">
            <text:p>20.1990683079</text:p>
          </table:table-cell>
          <table:table-cell table:formula="of:=[.C405]/([.D406]-[.D405])" office:value-type="float" office:value="10976.9481629727" calcext:value-type="float">
            <text:p>10976.9481629727</text:p>
          </table:table-cell>
          <table:table-cell table:formula="of:=[.D406]-[.D405]" office:value-type="float" office:value="0.0495584011077881" calcext:value-type="float">
            <text:p>0.04955840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648219.74991" calcext:value-type="float">
            <text:p>1455648219.74991</text:p>
          </table:table-cell>
          <table:table-cell office:value-type="float" office:value="552" calcext:value-type="float">
            <text:p>552</text:p>
          </table:table-cell>
          <table:table-cell table:formula="of:=[.B407]-[.B$2]" office:value-type="float" office:value="20.2493796348572" calcext:value-type="float">
            <text:p>20.2493796349</text:p>
          </table:table-cell>
          <table:table-cell table:formula="of:=[.C406]/([.D407]-[.D406])" office:value-type="float" office:value="10971.6843726454" calcext:value-type="float">
            <text:p>10971.6843726454</text:p>
          </table:table-cell>
          <table:table-cell table:formula="of:=[.D407]-[.D406]" office:value-type="float" office:value="0.0503113269805908" calcext:value-type="float">
            <text:p>0.0503113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648219.7995" calcext:value-type="float">
            <text:p>1455648219.7995</text:p>
          </table:table-cell>
          <table:table-cell office:value-type="float" office:value="552" calcext:value-type="float">
            <text:p>552</text:p>
          </table:table-cell>
          <table:table-cell table:formula="of:=[.B408]-[.B$2]" office:value-type="float" office:value="20.2989659309387" calcext:value-type="float">
            <text:p>20.2989659309</text:p>
          </table:table-cell>
          <table:table-cell table:formula="of:=[.C407]/([.D408]-[.D407])" office:value-type="float" office:value="11132.1079334551" calcext:value-type="float">
            <text:p>11132.1079334551</text:p>
          </table:table-cell>
          <table:table-cell table:formula="of:=[.D408]-[.D407]" office:value-type="float" office:value="0.049586296081543" calcext:value-type="float">
            <text:p>0.049586296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648219.84992" calcext:value-type="float">
            <text:p>1455648219.84992</text:p>
          </table:table-cell>
          <table:table-cell office:value-type="float" office:value="560" calcext:value-type="float">
            <text:p>560</text:p>
          </table:table-cell>
          <table:table-cell table:formula="of:=[.B409]-[.B$2]" office:value-type="float" office:value="20.3493812084198" calcext:value-type="float">
            <text:p>20.3493812084</text:p>
          </table:table-cell>
          <table:table-cell table:formula="of:=[.C408]/([.D409]-[.D408])" office:value-type="float" office:value="10949.062022066" calcext:value-type="float">
            <text:p>10949.062022066</text:p>
          </table:table-cell>
          <table:table-cell table:formula="of:=[.D409]-[.D408]" office:value-type="float" office:value="0.0504152774810791" calcext:value-type="float">
            <text:p>0.05041527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648219.90038" calcext:value-type="float">
            <text:p>1455648219.90038</text:p>
          </table:table-cell>
          <table:table-cell office:value-type="float" office:value="560" calcext:value-type="float">
            <text:p>560</text:p>
          </table:table-cell>
          <table:table-cell table:formula="of:=[.B410]-[.B$2]" office:value-type="float" office:value="20.3998446464539" calcext:value-type="float">
            <text:p>20.3998446465</text:p>
          </table:table-cell>
          <table:table-cell table:formula="of:=[.C409]/([.D410]-[.D409])" office:value-type="float" office:value="11097.1432351093" calcext:value-type="float">
            <text:p>11097.1432351093</text:p>
          </table:table-cell>
          <table:table-cell table:formula="of:=[.D410]-[.D409]" office:value-type="float" office:value="0.0504634380340576" calcext:value-type="float">
            <text:p>0.050463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648219.94978" calcext:value-type="float">
            <text:p>1455648219.94978</text:p>
          </table:table-cell>
          <table:table-cell office:value-type="float" office:value="568" calcext:value-type="float">
            <text:p>568</text:p>
          </table:table-cell>
          <table:table-cell table:formula="of:=[.B411]-[.B$2]" office:value-type="float" office:value="20.4492483139038" calcext:value-type="float">
            <text:p>20.4492483139</text:p>
          </table:table-cell>
          <table:table-cell table:formula="of:=[.C410]/([.D411]-[.D410])" office:value-type="float" office:value="11335.1908654821" calcext:value-type="float">
            <text:p>11335.1908654821</text:p>
          </table:table-cell>
          <table:table-cell table:formula="of:=[.D411]-[.D410]" office:value-type="float" office:value="0.0494036674499512" calcext:value-type="float">
            <text:p>0.049403667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648220.00038" calcext:value-type="float">
            <text:p>1455648220.00038</text:p>
          </table:table-cell>
          <table:table-cell office:value-type="float" office:value="568" calcext:value-type="float">
            <text:p>568</text:p>
          </table:table-cell>
          <table:table-cell table:formula="of:=[.B412]-[.B$2]" office:value-type="float" office:value="20.4998450279236" calcext:value-type="float">
            <text:p>20.4998450279</text:p>
          </table:table-cell>
          <table:table-cell table:formula="of:=[.C411]/([.D412]-[.D411])" office:value-type="float" office:value="11226.025464381" calcext:value-type="float">
            <text:p>11226.025464381</text:p>
          </table:table-cell>
          <table:table-cell table:formula="of:=[.D412]-[.D411]" office:value-type="float" office:value="0.0505967140197754" calcext:value-type="float">
            <text:p>0.0505967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648220.04986" calcext:value-type="float">
            <text:p>1455648220.04986</text:p>
          </table:table-cell>
          <table:table-cell office:value-type="float" office:value="576" calcext:value-type="float">
            <text:p>576</text:p>
          </table:table-cell>
          <table:table-cell table:formula="of:=[.B413]-[.B$2]" office:value-type="float" office:value="20.5493290424347" calcext:value-type="float">
            <text:p>20.5493290424</text:p>
          </table:table-cell>
          <table:table-cell table:formula="of:=[.C412]/([.D413]-[.D412])" office:value-type="float" office:value="11478.4543172521" calcext:value-type="float">
            <text:p>11478.4543172521</text:p>
          </table:table-cell>
          <table:table-cell table:formula="of:=[.D413]-[.D412]" office:value-type="float" office:value="0.0494840145111084" calcext:value-type="float">
            <text:p>0.049484014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648220.09957" calcext:value-type="float">
            <text:p>1455648220.09957</text:p>
          </table:table-cell>
          <table:table-cell office:value-type="float" office:value="576" calcext:value-type="float">
            <text:p>576</text:p>
          </table:table-cell>
          <table:table-cell table:formula="of:=[.B414]-[.B$2]" office:value-type="float" office:value="20.5990388393402" calcext:value-type="float">
            <text:p>20.5990388393</text:p>
          </table:table-cell>
          <table:table-cell table:formula="of:=[.C413]/([.D414]-[.D413])" office:value-type="float" office:value="11587.2531343226" calcext:value-type="float">
            <text:p>11587.2531343226</text:p>
          </table:table-cell>
          <table:table-cell table:formula="of:=[.D414]-[.D413]" office:value-type="float" office:value="0.0497097969055176" calcext:value-type="float">
            <text:p>0.049709796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648220.15022" calcext:value-type="float">
            <text:p>1455648220.15022</text:p>
          </table:table-cell>
          <table:table-cell office:value-type="float" office:value="576" calcext:value-type="float">
            <text:p>576</text:p>
          </table:table-cell>
          <table:table-cell table:formula="of:=[.B415]-[.B$2]" office:value-type="float" office:value="20.6496815681457" calcext:value-type="float">
            <text:p>20.6496815681</text:p>
          </table:table-cell>
          <table:table-cell table:formula="of:=[.C414]/([.D415]-[.D414])" office:value-type="float" office:value="11373.7946904821" calcext:value-type="float">
            <text:p>11373.7946904821</text:p>
          </table:table-cell>
          <table:table-cell table:formula="of:=[.D415]-[.D414]" office:value-type="float" office:value="0.050642728805542" calcext:value-type="float">
            <text:p>0.05064272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648220.19974" calcext:value-type="float">
            <text:p>1455648220.19974</text:p>
          </table:table-cell>
          <table:table-cell office:value-type="float" office:value="584" calcext:value-type="float">
            <text:p>584</text:p>
          </table:table-cell>
          <table:table-cell table:formula="of:=[.B416]-[.B$2]" office:value-type="float" office:value="20.6992087364197" calcext:value-type="float">
            <text:p>20.6992087364</text:p>
          </table:table-cell>
          <table:table-cell table:formula="of:=[.C415]/([.D416]-[.D415])" office:value-type="float" office:value="11629.9804748426" calcext:value-type="float">
            <text:p>11629.9804748426</text:p>
          </table:table-cell>
          <table:table-cell table:formula="of:=[.D416]-[.D415]" office:value-type="float" office:value="0.0495271682739258" calcext:value-type="float">
            <text:p>0.049527168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648220.24924" calcext:value-type="float">
            <text:p>1455648220.24924</text:p>
          </table:table-cell>
          <table:table-cell office:value-type="float" office:value="584" calcext:value-type="float">
            <text:p>584</text:p>
          </table:table-cell>
          <table:table-cell table:formula="of:=[.B417]-[.B$2]" office:value-type="float" office:value="20.7487037181854" calcext:value-type="float">
            <text:p>20.7487037182</text:p>
          </table:table-cell>
          <table:table-cell table:formula="of:=[.C416]/([.D417]-[.D416])" office:value-type="float" office:value="11799.1759803851" calcext:value-type="float">
            <text:p>11799.1759803851</text:p>
          </table:table-cell>
          <table:table-cell table:formula="of:=[.D417]-[.D416]" office:value-type="float" office:value="0.0494949817657471" calcext:value-type="float">
            <text:p>0.04949498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648220.29964" calcext:value-type="float">
            <text:p>1455648220.29964</text:p>
          </table:table-cell>
          <table:table-cell office:value-type="float" office:value="584" calcext:value-type="float">
            <text:p>584</text:p>
          </table:table-cell>
          <table:table-cell table:formula="of:=[.B418]-[.B$2]" office:value-type="float" office:value="20.7991070747375" calcext:value-type="float">
            <text:p>20.7991070747</text:p>
          </table:table-cell>
          <table:table-cell table:formula="of:=[.C417]/([.D418]-[.D417])" office:value-type="float" office:value="11586.5299446092" calcext:value-type="float">
            <text:p>11586.5299446092</text:p>
          </table:table-cell>
          <table:table-cell table:formula="of:=[.D418]-[.D417]" office:value-type="float" office:value="0.050403356552124" calcext:value-type="float">
            <text:p>0.050403356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648220.35043" calcext:value-type="float">
            <text:p>1455648220.35043</text:p>
          </table:table-cell>
          <table:table-cell office:value-type="float" office:value="592" calcext:value-type="float">
            <text:p>592</text:p>
          </table:table-cell>
          <table:table-cell table:formula="of:=[.B419]-[.B$2]" office:value-type="float" office:value="20.8498914241791" calcext:value-type="float">
            <text:p>20.8498914242</text:p>
          </table:table-cell>
          <table:table-cell table:formula="of:=[.C418]/([.D419]-[.D418])" office:value-type="float" office:value="11499.6058120701" calcext:value-type="float">
            <text:p>11499.6058120701</text:p>
          </table:table-cell>
          <table:table-cell table:formula="of:=[.D419]-[.D418]" office:value-type="float" office:value="0.0507843494415283" calcext:value-type="float">
            <text:p>0.050784349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648220.39982" calcext:value-type="float">
            <text:p>1455648220.39982</text:p>
          </table:table-cell>
          <table:table-cell office:value-type="float" office:value="592" calcext:value-type="float">
            <text:p>592</text:p>
          </table:table-cell>
          <table:table-cell table:formula="of:=[.B420]-[.B$2]" office:value-type="float" office:value="20.8992872238159" calcext:value-type="float">
            <text:p>20.8992872238</text:p>
          </table:table-cell>
          <table:table-cell table:formula="of:=[.C419]/([.D420]-[.D419])" office:value-type="float" office:value="11984.8247088295" calcext:value-type="float">
            <text:p>11984.8247088295</text:p>
          </table:table-cell>
          <table:table-cell table:formula="of:=[.D420]-[.D419]" office:value-type="float" office:value="0.0493957996368408" calcext:value-type="float">
            <text:p>0.049395799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648220.45027" calcext:value-type="float">
            <text:p>1455648220.45027</text:p>
          </table:table-cell>
          <table:table-cell office:value-type="float" office:value="592" calcext:value-type="float">
            <text:p>592</text:p>
          </table:table-cell>
          <table:table-cell table:formula="of:=[.B421]-[.B$2]" office:value-type="float" office:value="20.9497349262238" calcext:value-type="float">
            <text:p>20.9497349262</text:p>
          </table:table-cell>
          <table:table-cell table:formula="of:=[.C420]/([.D421]-[.D420])" office:value-type="float" office:value="11734.9249171759" calcext:value-type="float">
            <text:p>11734.9249171759</text:p>
          </table:table-cell>
          <table:table-cell table:formula="of:=[.D421]-[.D420]" office:value-type="float" office:value="0.0504477024078369" calcext:value-type="float">
            <text:p>0.05044770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648220.49967" calcext:value-type="float">
            <text:p>1455648220.49967</text:p>
          </table:table-cell>
          <table:table-cell office:value-type="float" office:value="592" calcext:value-type="float">
            <text:p>592</text:p>
          </table:table-cell>
          <table:table-cell table:formula="of:=[.B422]-[.B$2]" office:value-type="float" office:value="20.9991343021393" calcext:value-type="float">
            <text:p>20.9991343021</text:p>
          </table:table-cell>
          <table:table-cell table:formula="of:=[.C421]/([.D422]-[.D421])" office:value-type="float" office:value="11983.9570648082" calcext:value-type="float">
            <text:p>11983.9570648082</text:p>
          </table:table-cell>
          <table:table-cell table:formula="of:=[.D422]-[.D421]" office:value-type="float" office:value="0.0493993759155273" calcext:value-type="float">
            <text:p>0.04939937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648220.55009" calcext:value-type="float">
            <text:p>1455648220.55009</text:p>
          </table:table-cell>
          <table:table-cell office:value-type="float" office:value="600" calcext:value-type="float">
            <text:p>600</text:p>
          </table:table-cell>
          <table:table-cell table:formula="of:=[.B423]-[.B$2]" office:value-type="float" office:value="21.0495502948761" calcext:value-type="float">
            <text:p>21.0495502949</text:p>
          </table:table-cell>
          <table:table-cell table:formula="of:=[.C422]/([.D423]-[.D422])" office:value-type="float" office:value="11742.3057221224" calcext:value-type="float">
            <text:p>11742.3057221224</text:p>
          </table:table-cell>
          <table:table-cell table:formula="of:=[.D423]-[.D422]" office:value-type="float" office:value="0.0504159927368164" calcext:value-type="float">
            <text:p>0.05041599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648220.59965" calcext:value-type="float">
            <text:p>1455648220.59965</text:p>
          </table:table-cell>
          <table:table-cell office:value-type="float" office:value="600" calcext:value-type="float">
            <text:p>600</text:p>
          </table:table-cell>
          <table:table-cell table:formula="of:=[.B424]-[.B$2]" office:value-type="float" office:value="21.0991177558899" calcext:value-type="float">
            <text:p>21.0991177559</text:p>
          </table:table-cell>
          <table:table-cell table:formula="of:=[.C423]/([.D424]-[.D423])" office:value-type="float" office:value="12104.715225035" calcext:value-type="float">
            <text:p>12104.715225035</text:p>
          </table:table-cell>
          <table:table-cell table:formula="of:=[.D424]-[.D423]" office:value-type="float" office:value="0.0495674610137939" calcext:value-type="float">
            <text:p>0.0495674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648220.64999" calcext:value-type="float">
            <text:p>1455648220.64999</text:p>
          </table:table-cell>
          <table:table-cell office:value-type="float" office:value="600" calcext:value-type="float">
            <text:p>600</text:p>
          </table:table-cell>
          <table:table-cell table:formula="of:=[.B425]-[.B$2]" office:value-type="float" office:value="21.1494522094727" calcext:value-type="float">
            <text:p>21.1494522095</text:p>
          </table:table-cell>
          <table:table-cell table:formula="of:=[.C424]/([.D425]-[.D424])" office:value-type="float" office:value="11920.2644966322" calcext:value-type="float">
            <text:p>11920.2644966322</text:p>
          </table:table-cell>
          <table:table-cell table:formula="of:=[.D425]-[.D424]" office:value-type="float" office:value="0.0503344535827637" calcext:value-type="float">
            <text:p>0.05033445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648220.6996" calcext:value-type="float">
            <text:p>1455648220.6996</text:p>
          </table:table-cell>
          <table:table-cell office:value-type="float" office:value="600" calcext:value-type="float">
            <text:p>600</text:p>
          </table:table-cell>
          <table:table-cell table:formula="of:=[.B426]-[.B$2]" office:value-type="float" office:value="21.1990656852722" calcext:value-type="float">
            <text:p>21.1990656853</text:p>
          </table:table-cell>
          <table:table-cell table:formula="of:=[.C425]/([.D426]-[.D425])" office:value-type="float" office:value="12093.4885196113" calcext:value-type="float">
            <text:p>12093.4885196113</text:p>
          </table:table-cell>
          <table:table-cell table:formula="of:=[.D426]-[.D425]" office:value-type="float" office:value="0.0496134757995606" calcext:value-type="float">
            <text:p>0.049613475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648220.74993" calcext:value-type="float">
            <text:p>1455648220.74993</text:p>
          </table:table-cell>
          <table:table-cell office:value-type="float" office:value="608" calcext:value-type="float">
            <text:p>608</text:p>
          </table:table-cell>
          <table:table-cell table:formula="of:=[.B427]-[.B$2]" office:value-type="float" office:value="21.2493975162506" calcext:value-type="float">
            <text:p>21.2493975163</text:p>
          </table:table-cell>
          <table:table-cell table:formula="of:=[.C426]/([.D427]-[.D426])" office:value-type="float" office:value="11920.8856172462" calcext:value-type="float">
            <text:p>11920.8856172462</text:p>
          </table:table-cell>
          <table:table-cell table:formula="of:=[.D427]-[.D426]" office:value-type="float" office:value="0.0503318309783936" calcext:value-type="float">
            <text:p>0.05033183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648220.79956" calcext:value-type="float">
            <text:p>1455648220.79956</text:p>
          </table:table-cell>
          <table:table-cell office:value-type="float" office:value="608" calcext:value-type="float">
            <text:p>608</text:p>
          </table:table-cell>
          <table:table-cell table:formula="of:=[.B428]-[.B$2]" office:value-type="float" office:value="21.299024105072" calcext:value-type="float">
            <text:p>21.2990241051</text:p>
          </table:table-cell>
          <table:table-cell table:formula="of:=[.C427]/([.D428]-[.D427])" office:value-type="float" office:value="12251.4969180731" calcext:value-type="float">
            <text:p>12251.4969180731</text:p>
          </table:table-cell>
          <table:table-cell table:formula="of:=[.D428]-[.D427]" office:value-type="float" office:value="0.0496265888214111" calcext:value-type="float">
            <text:p>0.049626588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648220.8501" calcext:value-type="float">
            <text:p>1455648220.8501</text:p>
          </table:table-cell>
          <table:table-cell office:value-type="float" office:value="608" calcext:value-type="float">
            <text:p>608</text:p>
          </table:table-cell>
          <table:table-cell table:formula="of:=[.B429]-[.B$2]" office:value-type="float" office:value="21.3495647907257" calcext:value-type="float">
            <text:p>21.3495647907</text:p>
          </table:table-cell>
          <table:table-cell table:formula="of:=[.C428]/([.D429]-[.D428])" office:value-type="float" office:value="12029.9119835081" calcext:value-type="float">
            <text:p>12029.9119835081</text:p>
          </table:table-cell>
          <table:table-cell table:formula="of:=[.D429]-[.D428]" office:value-type="float" office:value="0.0505406856536865" calcext:value-type="float">
            <text:p>0.050540685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648220.89956" calcext:value-type="float">
            <text:p>1455648220.89956</text:p>
          </table:table-cell>
          <table:table-cell office:value-type="float" office:value="608" calcext:value-type="float">
            <text:p>608</text:p>
          </table:table-cell>
          <table:table-cell table:formula="of:=[.B430]-[.B$2]" office:value-type="float" office:value="21.3990213871002" calcext:value-type="float">
            <text:p>21.3990213871</text:p>
          </table:table-cell>
          <table:table-cell table:formula="of:=[.C429]/([.D430]-[.D429])" office:value-type="float" office:value="12293.6078212075" calcext:value-type="float">
            <text:p>12293.6078212075</text:p>
          </table:table-cell>
          <table:table-cell table:formula="of:=[.D430]-[.D429]" office:value-type="float" office:value="0.0494565963745117" calcext:value-type="float">
            <text:p>0.04945659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648220.94997" calcext:value-type="float">
            <text:p>1455648220.94997</text:p>
          </table:table-cell>
          <table:table-cell office:value-type="float" office:value="608" calcext:value-type="float">
            <text:p>608</text:p>
          </table:table-cell>
          <table:table-cell table:formula="of:=[.B431]-[.B$2]" office:value-type="float" office:value="21.4494354724884" calcext:value-type="float">
            <text:p>21.4494354725</text:p>
          </table:table-cell>
          <table:table-cell table:formula="of:=[.C430]/([.D431]-[.D430])" office:value-type="float" office:value="12060.1215973365" calcext:value-type="float">
            <text:p>12060.1215973365</text:p>
          </table:table-cell>
          <table:table-cell table:formula="of:=[.D431]-[.D430]" office:value-type="float" office:value="0.0504140853881836" calcext:value-type="float">
            <text:p>0.05041408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648220.99942" calcext:value-type="float">
            <text:p>1455648220.99942</text:p>
          </table:table-cell>
          <table:table-cell office:value-type="float" office:value="608" calcext:value-type="float">
            <text:p>608</text:p>
          </table:table-cell>
          <table:table-cell table:formula="of:=[.B432]-[.B$2]" office:value-type="float" office:value="21.4988830089569" calcext:value-type="float">
            <text:p>21.498883009</text:p>
          </table:table-cell>
          <table:table-cell table:formula="of:=[.C431]/([.D432]-[.D431])" office:value-type="float" office:value="12295.8602879488" calcext:value-type="float">
            <text:p>12295.8602879488</text:p>
          </table:table-cell>
          <table:table-cell table:formula="of:=[.D432]-[.D431]" office:value-type="float" office:value="0.0494475364685059" calcext:value-type="float">
            <text:p>0.04944753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648221.05011" calcext:value-type="float">
            <text:p>1455648221.05011</text:p>
          </table:table-cell>
          <table:table-cell office:value-type="float" office:value="608" calcext:value-type="float">
            <text:p>608</text:p>
          </table:table-cell>
          <table:table-cell table:formula="of:=[.B433]-[.B$2]" office:value-type="float" office:value="21.5495779514313" calcext:value-type="float">
            <text:p>21.5495779514</text:p>
          </table:table-cell>
          <table:table-cell table:formula="of:=[.C432]/([.D433]-[.D432])" office:value-type="float" office:value="11993.3068334666" calcext:value-type="float">
            <text:p>11993.3068334666</text:p>
          </table:table-cell>
          <table:table-cell table:formula="of:=[.D433]-[.D432]" office:value-type="float" office:value="0.0506949424743652" calcext:value-type="float">
            <text:p>0.0506949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648221.09968" calcext:value-type="float">
            <text:p>1455648221.09968</text:p>
          </table:table-cell>
          <table:table-cell office:value-type="float" office:value="608" calcext:value-type="float">
            <text:p>608</text:p>
          </table:table-cell>
          <table:table-cell table:formula="of:=[.B434]-[.B$2]" office:value-type="float" office:value="21.5991408824921" calcext:value-type="float">
            <text:p>21.5991408825</text:p>
          </table:table-cell>
          <table:table-cell table:formula="of:=[.C433]/([.D434]-[.D433])" office:value-type="float" office:value="12267.2325261446" calcext:value-type="float">
            <text:p>12267.2325261446</text:p>
          </table:table-cell>
          <table:table-cell table:formula="of:=[.D434]-[.D433]" office:value-type="float" office:value="0.049562931060791" calcext:value-type="float">
            <text:p>0.04956293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648221.15021" calcext:value-type="float">
            <text:p>1455648221.15021</text:p>
          </table:table-cell>
          <table:table-cell office:value-type="float" office:value="608" calcext:value-type="float">
            <text:p>608</text:p>
          </table:table-cell>
          <table:table-cell table:formula="of:=[.B435]-[.B$2]" office:value-type="float" office:value="21.6496770381927" calcext:value-type="float">
            <text:p>21.6496770382</text:p>
          </table:table-cell>
          <table:table-cell table:formula="of:=[.C434]/([.D435]-[.D434])" office:value-type="float" office:value="12030.9903191108" calcext:value-type="float">
            <text:p>12030.9903191108</text:p>
          </table:table-cell>
          <table:table-cell table:formula="of:=[.D435]-[.D434]" office:value-type="float" office:value="0.0505361557006836" calcext:value-type="float">
            <text:p>0.050536155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648221.19963" calcext:value-type="float">
            <text:p>1455648221.19963</text:p>
          </table:table-cell>
          <table:table-cell office:value-type="float" office:value="608" calcext:value-type="float">
            <text:p>608</text:p>
          </table:table-cell>
          <table:table-cell table:formula="of:=[.B436]-[.B$2]" office:value-type="float" office:value="21.6990942955017" calcext:value-type="float">
            <text:p>21.6990942955</text:p>
          </table:table-cell>
          <table:table-cell table:formula="of:=[.C435]/([.D436]-[.D435])" office:value-type="float" office:value="12303.3942616188" calcext:value-type="float">
            <text:p>12303.3942616188</text:p>
          </table:table-cell>
          <table:table-cell table:formula="of:=[.D436]-[.D435]" office:value-type="float" office:value="0.04941725730896" calcext:value-type="float">
            <text:p>0.049417257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648221.25022" calcext:value-type="float">
            <text:p>1455648221.25022</text:p>
          </table:table-cell>
          <table:table-cell office:value-type="float" office:value="608" calcext:value-type="float">
            <text:p>608</text:p>
          </table:table-cell>
          <table:table-cell table:formula="of:=[.B437]-[.B$2]" office:value-type="float" office:value="21.7496864795685" calcext:value-type="float">
            <text:p>21.7496864796</text:p>
          </table:table-cell>
          <table:table-cell table:formula="of:=[.C436]/([.D437]-[.D436])" office:value-type="float" office:value="12017.6665865532" calcext:value-type="float">
            <text:p>12017.6665865532</text:p>
          </table:table-cell>
          <table:table-cell table:formula="of:=[.D437]-[.D436]" office:value-type="float" office:value="0.0505921840667725" calcext:value-type="float">
            <text:p>0.050592184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648221.2996" calcext:value-type="float">
            <text:p>1455648221.2996</text:p>
          </table:table-cell>
          <table:table-cell office:value-type="float" office:value="608" calcext:value-type="float">
            <text:p>608</text:p>
          </table:table-cell>
          <table:table-cell table:formula="of:=[.B438]-[.B$2]" office:value-type="float" office:value="21.7990703582764" calcext:value-type="float">
            <text:p>21.7990703583</text:p>
          </table:table-cell>
          <table:table-cell table:formula="of:=[.C437]/([.D438]-[.D437])" office:value-type="float" office:value="12311.7101351319" calcext:value-type="float">
            <text:p>12311.7101351319</text:p>
          </table:table-cell>
          <table:table-cell table:formula="of:=[.D438]-[.D437]" office:value-type="float" office:value="0.0493838787078857" calcext:value-type="float">
            <text:p>0.04938387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648221.35015" calcext:value-type="float">
            <text:p>1455648221.35015</text:p>
          </table:table-cell>
          <table:table-cell office:value-type="float" office:value="608" calcext:value-type="float">
            <text:p>608</text:p>
          </table:table-cell>
          <table:table-cell table:formula="of:=[.B439]-[.B$2]" office:value-type="float" office:value="21.8496131896973" calcext:value-type="float">
            <text:p>21.8496131897</text:p>
          </table:table-cell>
          <table:table-cell table:formula="of:=[.C438]/([.D439]-[.D438])" office:value-type="float" office:value="12029.4012604249" calcext:value-type="float">
            <text:p>12029.4012604249</text:p>
          </table:table-cell>
          <table:table-cell table:formula="of:=[.D439]-[.D438]" office:value-type="float" office:value="0.0505428314208984" calcext:value-type="float">
            <text:p>0.05054283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648221.39978" calcext:value-type="float">
            <text:p>1455648221.39978</text:p>
          </table:table-cell>
          <table:table-cell office:value-type="float" office:value="608" calcext:value-type="float">
            <text:p>608</text:p>
          </table:table-cell>
          <table:table-cell table:formula="of:=[.B440]-[.B$2]" office:value-type="float" office:value="21.8992476463318" calcext:value-type="float">
            <text:p>21.8992476463</text:p>
          </table:table-cell>
          <table:table-cell table:formula="of:=[.C439]/([.D440]-[.D439])" office:value-type="float" office:value="12249.5548702578" calcext:value-type="float">
            <text:p>12249.5548702578</text:p>
          </table:table-cell>
          <table:table-cell table:formula="of:=[.D440]-[.D439]" office:value-type="float" office:value="0.0496344566345215" calcext:value-type="float">
            <text:p>0.04963445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648221.45019" calcext:value-type="float">
            <text:p>1455648221.45019</text:p>
          </table:table-cell>
          <table:table-cell office:value-type="float" office:value="608" calcext:value-type="float">
            <text:p>608</text:p>
          </table:table-cell>
          <table:table-cell table:formula="of:=[.B441]-[.B$2]" office:value-type="float" office:value="21.9496586322784" calcext:value-type="float">
            <text:p>21.9496586323</text:p>
          </table:table-cell>
          <table:table-cell table:formula="of:=[.C440]/([.D441]-[.D440])" office:value-type="float" office:value="12060.8630952662" calcext:value-type="float">
            <text:p>12060.8630952662</text:p>
          </table:table-cell>
          <table:table-cell table:formula="of:=[.D441]-[.D440]" office:value-type="float" office:value="0.0504109859466553" calcext:value-type="float">
            <text:p>0.05041098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648221.49972" calcext:value-type="float">
            <text:p>1455648221.49972</text:p>
          </table:table-cell>
          <table:table-cell office:value-type="float" office:value="608" calcext:value-type="float">
            <text:p>608</text:p>
          </table:table-cell>
          <table:table-cell table:formula="of:=[.B442]-[.B$2]" office:value-type="float" office:value="21.9991846084595" calcext:value-type="float">
            <text:p>21.9991846085</text:p>
          </table:table-cell>
          <table:table-cell table:formula="of:=[.C441]/([.D442]-[.D441])" office:value-type="float" office:value="12276.3859873777" calcext:value-type="float">
            <text:p>12276.3859873777</text:p>
          </table:table-cell>
          <table:table-cell table:formula="of:=[.D442]-[.D441]" office:value-type="float" office:value="0.0495259761810303" calcext:value-type="float">
            <text:p>0.04952597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648221.55011" calcext:value-type="float">
            <text:p>1455648221.55011</text:p>
          </table:table-cell>
          <table:table-cell office:value-type="float" office:value="608" calcext:value-type="float">
            <text:p>608</text:p>
          </table:table-cell>
          <table:table-cell table:formula="of:=[.B443]-[.B$2]" office:value-type="float" office:value="22.0495738983154" calcext:value-type="float">
            <text:p>22.0495738983</text:p>
          </table:table-cell>
          <table:table-cell table:formula="of:=[.C442]/([.D443]-[.D442])" office:value-type="float" office:value="12066.0561349055" calcext:value-type="float">
            <text:p>12066.0561349055</text:p>
          </table:table-cell>
          <table:table-cell table:formula="of:=[.D443]-[.D442]" office:value-type="float" office:value="0.050389289855957" calcext:value-type="float">
            <text:p>0.05038928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648221.59964" calcext:value-type="float">
            <text:p>1455648221.59964</text:p>
          </table:table-cell>
          <table:table-cell office:value-type="float" office:value="608" calcext:value-type="float">
            <text:p>608</text:p>
          </table:table-cell>
          <table:table-cell table:formula="of:=[.B444]-[.B$2]" office:value-type="float" office:value="22.0991015434265" calcext:value-type="float">
            <text:p>22.0991015434</text:p>
          </table:table-cell>
          <table:table-cell table:formula="of:=[.C443]/([.D444]-[.D443])" office:value-type="float" office:value="12275.9723107435" calcext:value-type="float">
            <text:p>12275.9723107435</text:p>
          </table:table-cell>
          <table:table-cell table:formula="of:=[.D444]-[.D443]" office:value-type="float" office:value="0.049527645111084" calcext:value-type="float">
            <text:p>0.04952764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648221.64996" calcext:value-type="float">
            <text:p>1455648221.64996</text:p>
          </table:table-cell>
          <table:table-cell office:value-type="float" office:value="608" calcext:value-type="float">
            <text:p>608</text:p>
          </table:table-cell>
          <table:table-cell table:formula="of:=[.B445]-[.B$2]" office:value-type="float" office:value="22.1494262218475" calcext:value-type="float">
            <text:p>22.1494262218</text:p>
          </table:table-cell>
          <table:table-cell table:formula="of:=[.C444]/([.D445]-[.D444])" office:value-type="float" office:value="12081.5476437509" calcext:value-type="float">
            <text:p>12081.5476437509</text:p>
          </table:table-cell>
          <table:table-cell table:formula="of:=[.D445]-[.D444]" office:value-type="float" office:value="0.0503246784210205" calcext:value-type="float">
            <text:p>0.050324678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648221.69949" calcext:value-type="float">
            <text:p>1455648221.69949</text:p>
          </table:table-cell>
          <table:table-cell office:value-type="float" office:value="608" calcext:value-type="float">
            <text:p>608</text:p>
          </table:table-cell>
          <table:table-cell table:formula="of:=[.B446]-[.B$2]" office:value-type="float" office:value="22.1989552974701" calcext:value-type="float">
            <text:p>22.1989552975</text:p>
          </table:table-cell>
          <table:table-cell table:formula="of:=[.C445]/([.D446]-[.D445])" office:value-type="float" office:value="12275.6177529604" calcext:value-type="float">
            <text:p>12275.6177529604</text:p>
          </table:table-cell>
          <table:table-cell table:formula="of:=[.D446]-[.D445]" office:value-type="float" office:value="0.0495290756225586" calcext:value-type="float">
            <text:p>0.049529075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648221.74981" calcext:value-type="float">
            <text:p>1455648221.74981</text:p>
          </table:table-cell>
          <table:table-cell office:value-type="float" office:value="608" calcext:value-type="float">
            <text:p>608</text:p>
          </table:table-cell>
          <table:table-cell table:formula="of:=[.B447]-[.B$2]" office:value-type="float" office:value="22.2492713928223" calcext:value-type="float">
            <text:p>22.2492713928</text:p>
          </table:table-cell>
          <table:table-cell table:formula="of:=[.C446]/([.D447]-[.D446])" office:value-type="float" office:value="12083.6085499974" calcext:value-type="float">
            <text:p>12083.6085499974</text:p>
          </table:table-cell>
          <table:table-cell table:formula="of:=[.D447]-[.D446]" office:value-type="float" office:value="0.0503160953521729" calcext:value-type="float">
            <text:p>0.050316095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648221.80028" calcext:value-type="float">
            <text:p>1455648221.80028</text:p>
          </table:table-cell>
          <table:table-cell office:value-type="float" office:value="600" calcext:value-type="float">
            <text:p>600</text:p>
          </table:table-cell>
          <table:table-cell table:formula="of:=[.B448]-[.B$2]" office:value-type="float" office:value="22.2997465133667" calcext:value-type="float">
            <text:p>22.2997465134</text:p>
          </table:table-cell>
          <table:table-cell table:formula="of:=[.C447]/([.D448]-[.D447])" office:value-type="float" office:value="12045.538345268" calcext:value-type="float">
            <text:p>12045.538345268</text:p>
          </table:table-cell>
          <table:table-cell table:formula="of:=[.D448]-[.D447]" office:value-type="float" office:value="0.0504751205444336" calcext:value-type="float">
            <text:p>0.050475120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648221.84987" calcext:value-type="float">
            <text:p>1455648221.84987</text:p>
          </table:table-cell>
          <table:table-cell office:value-type="float" office:value="600" calcext:value-type="float">
            <text:p>600</text:p>
          </table:table-cell>
          <table:table-cell table:formula="of:=[.B449]-[.B$2]" office:value-type="float" office:value="22.3493347167969" calcext:value-type="float">
            <text:p>22.3493347168</text:p>
          </table:table-cell>
          <table:table-cell table:formula="of:=[.C448]/([.D449]-[.D448])" office:value-type="float" office:value="12099.6519029944" calcext:value-type="float">
            <text:p>12099.6519029944</text:p>
          </table:table-cell>
          <table:table-cell table:formula="of:=[.D449]-[.D448]" office:value-type="float" office:value="0.0495882034301758" calcext:value-type="float">
            <text:p>0.049588203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648221.90021" calcext:value-type="float">
            <text:p>1455648221.90021</text:p>
          </table:table-cell>
          <table:table-cell office:value-type="float" office:value="600" calcext:value-type="float">
            <text:p>600</text:p>
          </table:table-cell>
          <table:table-cell table:formula="of:=[.B450]-[.B$2]" office:value-type="float" office:value="22.399671792984" calcext:value-type="float">
            <text:p>22.399671793</text:p>
          </table:table-cell>
          <table:table-cell table:formula="of:=[.C449]/([.D450]-[.D449])" office:value-type="float" office:value="11919.64344074" calcext:value-type="float">
            <text:p>11919.64344074</text:p>
          </table:table-cell>
          <table:table-cell table:formula="of:=[.D450]-[.D449]" office:value-type="float" office:value="0.0503370761871338" calcext:value-type="float">
            <text:p>0.05033707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648221.94983" calcext:value-type="float">
            <text:p>1455648221.94983</text:p>
          </table:table-cell>
          <table:table-cell office:value-type="float" office:value="600" calcext:value-type="float">
            <text:p>600</text:p>
          </table:table-cell>
          <table:table-cell table:formula="of:=[.B451]-[.B$2]" office:value-type="float" office:value="22.4492926597595" calcext:value-type="float">
            <text:p>22.4492926598</text:p>
          </table:table-cell>
          <table:table-cell table:formula="of:=[.C450]/([.D451]-[.D450])" office:value-type="float" office:value="12091.6872072072" calcext:value-type="float">
            <text:p>12091.6872072072</text:p>
          </table:table-cell>
          <table:table-cell table:formula="of:=[.D451]-[.D450]" office:value-type="float" office:value="0.0496208667755127" calcext:value-type="float">
            <text:p>0.04962086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648221.99921" calcext:value-type="float">
            <text:p>1455648221.99921</text:p>
          </table:table-cell>
          <table:table-cell office:value-type="float" office:value="592" calcext:value-type="float">
            <text:p>592</text:p>
          </table:table-cell>
          <table:table-cell table:formula="of:=[.B452]-[.B$2]" office:value-type="float" office:value="22.4986798763275" calcext:value-type="float">
            <text:p>22.4986798763</text:p>
          </table:table-cell>
          <table:table-cell table:formula="of:=[.C451]/([.D452]-[.D451])" office:value-type="float" office:value="12148.8928045572" calcext:value-type="float">
            <text:p>12148.8928045572</text:p>
          </table:table-cell>
          <table:table-cell table:formula="of:=[.D452]-[.D451]" office:value-type="float" office:value="0.0493872165679932" calcext:value-type="float">
            <text:p>0.04938721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648222.04986" calcext:value-type="float">
            <text:p>1455648222.04986</text:p>
          </table:table-cell>
          <table:table-cell office:value-type="float" office:value="592" calcext:value-type="float">
            <text:p>592</text:p>
          </table:table-cell>
          <table:table-cell table:formula="of:=[.B453]-[.B$2]" office:value-type="float" office:value="22.5493216514587" calcext:value-type="float">
            <text:p>22.5493216515</text:p>
          </table:table-cell>
          <table:table-cell table:formula="of:=[.C452]/([.D453]-[.D452])" office:value-type="float" office:value="11689.9535702684" calcext:value-type="float">
            <text:p>11689.9535702684</text:p>
          </table:table-cell>
          <table:table-cell table:formula="of:=[.D453]-[.D452]" office:value-type="float" office:value="0.0506417751312256" calcext:value-type="float">
            <text:p>0.05064177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648222.09944" calcext:value-type="float">
            <text:p>1455648222.09944</text:p>
          </table:table-cell>
          <table:table-cell office:value-type="float" office:value="592" calcext:value-type="float">
            <text:p>592</text:p>
          </table:table-cell>
          <table:table-cell table:formula="of:=[.B454]-[.B$2]" office:value-type="float" office:value="22.5989005565643" calcext:value-type="float">
            <text:p>22.5989005566</text:p>
          </table:table-cell>
          <table:table-cell table:formula="of:=[.C453]/([.D454]-[.D453])" office:value-type="float" office:value="11940.5621955383" calcext:value-type="float">
            <text:p>11940.5621955383</text:p>
          </table:table-cell>
          <table:table-cell table:formula="of:=[.D454]-[.D453]" office:value-type="float" office:value="0.0495789051055908" calcext:value-type="float">
            <text:p>0.04957890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648222.15004" calcext:value-type="float">
            <text:p>1455648222.15004</text:p>
          </table:table-cell>
          <table:table-cell office:value-type="float" office:value="592" calcext:value-type="float">
            <text:p>592</text:p>
          </table:table-cell>
          <table:table-cell table:formula="of:=[.B455]-[.B$2]" office:value-type="float" office:value="22.6495079994202" calcext:value-type="float">
            <text:p>22.6495079994</text:p>
          </table:table-cell>
          <table:table-cell table:formula="of:=[.C454]/([.D455]-[.D454])" office:value-type="float" office:value="11697.8840777714" calcext:value-type="float">
            <text:p>11697.8840777714</text:p>
          </table:table-cell>
          <table:table-cell table:formula="of:=[.D455]-[.D454]" office:value-type="float" office:value="0.050607442855835" calcext:value-type="float">
            <text:p>0.05060744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648222.19947" calcext:value-type="float">
            <text:p>1455648222.19947</text:p>
          </table:table-cell>
          <table:table-cell office:value-type="float" office:value="584" calcext:value-type="float">
            <text:p>584</text:p>
          </table:table-cell>
          <table:table-cell table:formula="of:=[.B456]-[.B$2]" office:value-type="float" office:value="22.6989347934723" calcext:value-type="float">
            <text:p>22.6989347935</text:p>
          </table:table-cell>
          <table:table-cell table:formula="of:=[.C455]/([.D456]-[.D455])" office:value-type="float" office:value="11977.30929859" calcext:value-type="float">
            <text:p>11977.30929859</text:p>
          </table:table-cell>
          <table:table-cell table:formula="of:=[.D456]-[.D455]" office:value-type="float" office:value="0.049426794052124" calcext:value-type="float">
            <text:p>0.049426794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648222.24988" calcext:value-type="float">
            <text:p>1455648222.24988</text:p>
          </table:table-cell>
          <table:table-cell office:value-type="float" office:value="584" calcext:value-type="float">
            <text:p>584</text:p>
          </table:table-cell>
          <table:table-cell table:formula="of:=[.B457]-[.B$2]" office:value-type="float" office:value="22.7493450641632" calcext:value-type="float">
            <text:p>22.7493450642</text:p>
          </table:table-cell>
          <table:table-cell table:formula="of:=[.C456]/([.D457]-[.D456])" office:value-type="float" office:value="11584.940766946" calcext:value-type="float">
            <text:p>11584.940766946</text:p>
          </table:table-cell>
          <table:table-cell table:formula="of:=[.D457]-[.D456]" office:value-type="float" office:value="0.050410270690918" calcext:value-type="float">
            <text:p>0.05041027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648222.29925" calcext:value-type="float">
            <text:p>1455648222.29925</text:p>
          </table:table-cell>
          <table:table-cell office:value-type="float" office:value="584" calcext:value-type="float">
            <text:p>584</text:p>
          </table:table-cell>
          <table:table-cell table:formula="of:=[.B458]-[.B$2]" office:value-type="float" office:value="22.7987143993378" calcext:value-type="float">
            <text:p>22.7987143993</text:p>
          </table:table-cell>
          <table:table-cell table:formula="of:=[.C457]/([.D458]-[.D457])" office:value-type="float" office:value="11829.205273579" calcext:value-type="float">
            <text:p>11829.205273579</text:p>
          </table:table-cell>
          <table:table-cell table:formula="of:=[.D458]-[.D457]" office:value-type="float" office:value="0.0493693351745606" calcext:value-type="float">
            <text:p>0.04936933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648222.34954" calcext:value-type="float">
            <text:p>1455648222.34954</text:p>
          </table:table-cell>
          <table:table-cell office:value-type="float" office:value="576" calcext:value-type="float">
            <text:p>576</text:p>
          </table:table-cell>
          <table:table-cell table:formula="of:=[.B459]-[.B$2]" office:value-type="float" office:value="22.849006652832" calcext:value-type="float">
            <text:p>22.8490066528</text:p>
          </table:table-cell>
          <table:table-cell table:formula="of:=[.C458]/([.D459]-[.D458])" office:value-type="float" office:value="11612.1263102005" calcext:value-type="float">
            <text:p>11612.1263102005</text:p>
          </table:table-cell>
          <table:table-cell table:formula="of:=[.D459]-[.D458]" office:value-type="float" office:value="0.0502922534942627" calcext:value-type="float">
            <text:p>0.050292253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648222.40007" calcext:value-type="float">
            <text:p>1455648222.40007</text:p>
          </table:table-cell>
          <table:table-cell office:value-type="float" office:value="576" calcext:value-type="float">
            <text:p>576</text:p>
          </table:table-cell>
          <table:table-cell table:formula="of:=[.B460]-[.B$2]" office:value-type="float" office:value="22.8995366096497" calcext:value-type="float">
            <text:p>22.8995366096</text:p>
          </table:table-cell>
          <table:table-cell table:formula="of:=[.C459]/([.D460]-[.D459])" office:value-type="float" office:value="11399.1785522181" calcext:value-type="float">
            <text:p>11399.1785522181</text:p>
          </table:table-cell>
          <table:table-cell table:formula="of:=[.D460]-[.D459]" office:value-type="float" office:value="0.050529956817627" calcext:value-type="float">
            <text:p>0.050529956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648222.44944" calcext:value-type="float">
            <text:p>1455648222.44944</text:p>
          </table:table-cell>
          <table:table-cell office:value-type="float" office:value="576" calcext:value-type="float">
            <text:p>576</text:p>
          </table:table-cell>
          <table:table-cell table:formula="of:=[.B461]-[.B$2]" office:value-type="float" office:value="22.9489033222198" calcext:value-type="float">
            <text:p>22.9489033222</text:p>
          </table:table-cell>
          <table:table-cell table:formula="of:=[.C460]/([.D461]-[.D460])" office:value-type="float" office:value="11667.781183141" calcext:value-type="float">
            <text:p>11667.781183141</text:p>
          </table:table-cell>
          <table:table-cell table:formula="of:=[.D461]-[.D460]" office:value-type="float" office:value="0.0493667125701904" calcext:value-type="float">
            <text:p>0.04936671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648222.49998" calcext:value-type="float">
            <text:p>1455648222.49998</text:p>
          </table:table-cell>
          <table:table-cell office:value-type="float" office:value="568" calcext:value-type="float">
            <text:p>568</text:p>
          </table:table-cell>
          <table:table-cell table:formula="of:=[.B462]-[.B$2]" office:value-type="float" office:value="22.9994485378265" calcext:value-type="float">
            <text:p>22.9994485378</text:p>
          </table:table-cell>
          <table:table-cell table:formula="of:=[.C461]/([.D462]-[.D461])" office:value-type="float" office:value="11395.7373232328" calcext:value-type="float">
            <text:p>11395.7373232328</text:p>
          </table:table-cell>
          <table:table-cell table:formula="of:=[.D462]-[.D461]" office:value-type="float" office:value="0.0505452156066895" calcext:value-type="float">
            <text:p>0.050545215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648222.54956" calcext:value-type="float">
            <text:p>1455648222.54956</text:p>
          </table:table-cell>
          <table:table-cell office:value-type="float" office:value="568" calcext:value-type="float">
            <text:p>568</text:p>
          </table:table-cell>
          <table:table-cell table:formula="of:=[.B463]-[.B$2]" office:value-type="float" office:value="23.0490238666534" calcext:value-type="float">
            <text:p>23.0490238667</text:p>
          </table:table-cell>
          <table:table-cell table:formula="of:=[.C462]/([.D463]-[.D462])" office:value-type="float" office:value="11457.3118008599" calcext:value-type="float">
            <text:p>11457.3118008599</text:p>
          </table:table-cell>
          <table:table-cell table:formula="of:=[.D463]-[.D462]" office:value-type="float" office:value="0.0495753288269043" calcext:value-type="float">
            <text:p>0.049575328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648222.60028" calcext:value-type="float">
            <text:p>1455648222.60028</text:p>
          </table:table-cell>
          <table:table-cell office:value-type="float" office:value="560" calcext:value-type="float">
            <text:p>560</text:p>
          </table:table-cell>
          <table:table-cell table:formula="of:=[.B464]-[.B$2]" office:value-type="float" office:value="23.0997431278229" calcext:value-type="float">
            <text:p>23.0997431278</text:p>
          </table:table-cell>
          <table:table-cell table:formula="of:=[.C463]/([.D464]-[.D463])" office:value-type="float" office:value="11198.901303048" calcext:value-type="float">
            <text:p>11198.901303048</text:p>
          </table:table-cell>
          <table:table-cell table:formula="of:=[.D464]-[.D463]" office:value-type="float" office:value="0.0507192611694336" calcext:value-type="float">
            <text:p>0.05071926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648222.6497" calcext:value-type="float">
            <text:p>1455648222.6497</text:p>
          </table:table-cell>
          <table:table-cell office:value-type="float" office:value="560" calcext:value-type="float">
            <text:p>560</text:p>
          </table:table-cell>
          <table:table-cell table:formula="of:=[.B465]-[.B$2]" office:value-type="float" office:value="23.1491692066193" calcext:value-type="float">
            <text:p>23.1491692066</text:p>
          </table:table-cell>
          <table:table-cell table:formula="of:=[.C464]/([.D465]-[.D464])" office:value-type="float" office:value="11330.0511316495" calcext:value-type="float">
            <text:p>11330.0511316495</text:p>
          </table:table-cell>
          <table:table-cell table:formula="of:=[.D465]-[.D464]" office:value-type="float" office:value="0.0494260787963867" calcext:value-type="float">
            <text:p>0.04942607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648222.70029" calcext:value-type="float">
            <text:p>1455648222.70029</text:p>
          </table:table-cell>
          <table:table-cell office:value-type="float" office:value="552" calcext:value-type="float">
            <text:p>552</text:p>
          </table:table-cell>
          <table:table-cell table:formula="of:=[.B466]-[.B$2]" office:value-type="float" office:value="23.1997590065002" calcext:value-type="float">
            <text:p>23.1997590065</text:p>
          </table:table-cell>
          <table:table-cell table:formula="of:=[.C465]/([.D466]-[.D465])" office:value-type="float" office:value="11069.4250880112" calcext:value-type="float">
            <text:p>11069.4250880112</text:p>
          </table:table-cell>
          <table:table-cell table:formula="of:=[.D466]-[.D465]" office:value-type="float" office:value="0.0505897998809814" calcext:value-type="float">
            <text:p>0.05058979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648222.74971" calcext:value-type="float">
            <text:p>1455648222.74971</text:p>
          </table:table-cell>
          <table:table-cell office:value-type="float" office:value="552" calcext:value-type="float">
            <text:p>552</text:p>
          </table:table-cell>
          <table:table-cell table:formula="of:=[.B467]-[.B$2]" office:value-type="float" office:value="23.2491796016693" calcext:value-type="float">
            <text:p>23.2491796017</text:p>
          </table:table-cell>
          <table:table-cell table:formula="of:=[.C466]/([.D467]-[.D466])" office:value-type="float" office:value="11169.4324625516" calcext:value-type="float">
            <text:p>11169.4324625516</text:p>
          </table:table-cell>
          <table:table-cell table:formula="of:=[.D467]-[.D466]" office:value-type="float" office:value="0.0494205951690674" calcext:value-type="float">
            <text:p>0.049420595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648222.80019" calcext:value-type="float">
            <text:p>1455648222.80019</text:p>
          </table:table-cell>
          <table:table-cell office:value-type="float" office:value="552" calcext:value-type="float">
            <text:p>552</text:p>
          </table:table-cell>
          <table:table-cell table:formula="of:=[.B468]-[.B$2]" office:value-type="float" office:value="23.2996535301208" calcext:value-type="float">
            <text:p>23.2996535301</text:p>
          </table:table-cell>
          <table:table-cell table:formula="of:=[.C467]/([.D468]-[.D467])" office:value-type="float" office:value="10936.3391543814" calcext:value-type="float">
            <text:p>10936.3391543814</text:p>
          </table:table-cell>
          <table:table-cell table:formula="of:=[.D468]-[.D467]" office:value-type="float" office:value="0.0504739284515381" calcext:value-type="float">
            <text:p>0.050473928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648222.8497" calcext:value-type="float">
            <text:p>1455648222.8497</text:p>
          </table:table-cell>
          <table:table-cell office:value-type="float" office:value="544" calcext:value-type="float">
            <text:p>544</text:p>
          </table:table-cell>
          <table:table-cell table:formula="of:=[.B469]-[.B$2]" office:value-type="float" office:value="23.3491652011871" calcext:value-type="float">
            <text:p>23.3491652012</text:p>
          </table:table-cell>
          <table:table-cell table:formula="of:=[.C468]/([.D469]-[.D468])" office:value-type="float" office:value="11148.8864769077" calcext:value-type="float">
            <text:p>11148.8864769077</text:p>
          </table:table-cell>
          <table:table-cell table:formula="of:=[.D469]-[.D468]" office:value-type="float" office:value="0.0495116710662842" calcext:value-type="float">
            <text:p>0.04951167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648222.90011" calcext:value-type="float">
            <text:p>1455648222.90011</text:p>
          </table:table-cell>
          <table:table-cell office:value-type="float" office:value="544" calcext:value-type="float">
            <text:p>544</text:p>
          </table:table-cell>
          <table:table-cell table:formula="of:=[.B470]-[.B$2]" office:value-type="float" office:value="23.3995788097382" calcext:value-type="float">
            <text:p>23.3995788097</text:p>
          </table:table-cell>
          <table:table-cell table:formula="of:=[.C469]/([.D470]-[.D469])" office:value-type="float" office:value="10790.7371766375" calcext:value-type="float">
            <text:p>10790.7371766375</text:p>
          </table:table-cell>
          <table:table-cell table:formula="of:=[.D470]-[.D469]" office:value-type="float" office:value="0.0504136085510254" calcext:value-type="float">
            <text:p>0.050413608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648222.94971" calcext:value-type="float">
            <text:p>1455648222.94971</text:p>
          </table:table-cell>
          <table:table-cell office:value-type="float" office:value="536" calcext:value-type="float">
            <text:p>536</text:p>
          </table:table-cell>
          <table:table-cell table:formula="of:=[.B471]-[.B$2]" office:value-type="float" office:value="23.44917345047" calcext:value-type="float">
            <text:p>23.4491734505</text:p>
          </table:table-cell>
          <table:table-cell table:formula="of:=[.C470]/([.D471]-[.D470])" office:value-type="float" office:value="10968.9271254477" calcext:value-type="float">
            <text:p>10968.9271254477</text:p>
          </table:table-cell>
          <table:table-cell table:formula="of:=[.D471]-[.D470]" office:value-type="float" office:value="0.0495946407318115" calcext:value-type="float">
            <text:p>0.04959464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648223.0001" calcext:value-type="float">
            <text:p>1455648223.0001</text:p>
          </table:table-cell>
          <table:table-cell office:value-type="float" office:value="536" calcext:value-type="float">
            <text:p>536</text:p>
          </table:table-cell>
          <table:table-cell table:formula="of:=[.B472]-[.B$2]" office:value-type="float" office:value="23.4995622634888" calcext:value-type="float">
            <text:p>23.4995622635</text:p>
          </table:table-cell>
          <table:table-cell table:formula="of:=[.C471]/([.D472]-[.D471])" office:value-type="float" office:value="10637.2817275936" calcext:value-type="float">
            <text:p>10637.2817275936</text:p>
          </table:table-cell>
          <table:table-cell table:formula="of:=[.D472]-[.D471]" office:value-type="float" office:value="0.0503888130187988" calcext:value-type="float">
            <text:p>0.0503888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648223.04977" calcext:value-type="float">
            <text:p>1455648223.04977</text:p>
          </table:table-cell>
          <table:table-cell office:value-type="float" office:value="528" calcext:value-type="float">
            <text:p>528</text:p>
          </table:table-cell>
          <table:table-cell table:formula="of:=[.B473]-[.B$2]" office:value-type="float" office:value="23.5492339134216" calcext:value-type="float">
            <text:p>23.5492339134</text:p>
          </table:table-cell>
          <table:table-cell table:formula="of:=[.C472]/([.D473]-[.D472])" office:value-type="float" office:value="10790.863615855" calcext:value-type="float">
            <text:p>10790.863615855</text:p>
          </table:table-cell>
          <table:table-cell table:formula="of:=[.D473]-[.D472]" office:value-type="float" office:value="0.0496716499328613" calcext:value-type="float">
            <text:p>0.049671649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648223.09935" calcext:value-type="float">
            <text:p>1455648223.09935</text:p>
          </table:table-cell>
          <table:table-cell office:value-type="float" office:value="528" calcext:value-type="float">
            <text:p>528</text:p>
          </table:table-cell>
          <table:table-cell table:formula="of:=[.B474]-[.B$2]" office:value-type="float" office:value="23.5988140106201" calcext:value-type="float">
            <text:p>23.5988140106</text:p>
          </table:table-cell>
          <table:table-cell table:formula="of:=[.C473]/([.D474]-[.D473])" office:value-type="float" office:value="10649.434548025" calcext:value-type="float">
            <text:p>10649.434548025</text:p>
          </table:table-cell>
          <table:table-cell table:formula="of:=[.D474]-[.D473]" office:value-type="float" office:value="0.0495800971984863" calcext:value-type="float">
            <text:p>0.04958009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648223.14985" calcext:value-type="float">
            <text:p>1455648223.14985</text:p>
          </table:table-cell>
          <table:table-cell office:value-type="float" office:value="520" calcext:value-type="float">
            <text:p>520</text:p>
          </table:table-cell>
          <table:table-cell table:formula="of:=[.B475]-[.B$2]" office:value-type="float" office:value="23.6493108272552" calcext:value-type="float">
            <text:p>23.6493108273</text:p>
          </table:table-cell>
          <table:table-cell table:formula="of:=[.C474]/([.D475]-[.D474])" office:value-type="float" office:value="10456.1046652723" calcext:value-type="float">
            <text:p>10456.1046652723</text:p>
          </table:table-cell>
          <table:table-cell table:formula="of:=[.D475]-[.D474]" office:value-type="float" office:value="0.0504968166351318" calcext:value-type="float">
            <text:p>0.05049681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648223.20025" calcext:value-type="float">
            <text:p>1455648223.20025</text:p>
          </table:table-cell>
          <table:table-cell office:value-type="float" office:value="520" calcext:value-type="float">
            <text:p>520</text:p>
          </table:table-cell>
          <table:table-cell table:formula="of:=[.B476]-[.B$2]" office:value-type="float" office:value="23.6997172832489" calcext:value-type="float">
            <text:p>23.6997172832</text:p>
          </table:table-cell>
          <table:table-cell table:formula="of:=[.C475]/([.D476]-[.D475])" office:value-type="float" office:value="10316.1388704947" calcext:value-type="float">
            <text:p>10316.1388704947</text:p>
          </table:table-cell>
          <table:table-cell table:formula="of:=[.D476]-[.D475]" office:value-type="float" office:value="0.0504064559936523" calcext:value-type="float">
            <text:p>0.0504064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648223.24959" calcext:value-type="float">
            <text:p>1455648223.24959</text:p>
          </table:table-cell>
          <table:table-cell office:value-type="float" office:value="512" calcext:value-type="float">
            <text:p>512</text:p>
          </table:table-cell>
          <table:table-cell table:formula="of:=[.B477]-[.B$2]" office:value-type="float" office:value="23.749053478241" calcext:value-type="float">
            <text:p>23.7490534782</text:p>
          </table:table-cell>
          <table:table-cell table:formula="of:=[.C476]/([.D477]-[.D476])" office:value-type="float" office:value="10539.929155129" calcext:value-type="float">
            <text:p>10539.929155129</text:p>
          </table:table-cell>
          <table:table-cell table:formula="of:=[.D477]-[.D476]" office:value-type="float" office:value="0.0493361949920654" calcext:value-type="float">
            <text:p>0.04933619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648223.3001" calcext:value-type="float">
            <text:p>1455648223.3001</text:p>
          </table:table-cell>
          <table:table-cell office:value-type="float" office:value="512" calcext:value-type="float">
            <text:p>512</text:p>
          </table:table-cell>
          <table:table-cell table:formula="of:=[.B478]-[.B$2]" office:value-type="float" office:value="23.7995665073395" calcext:value-type="float">
            <text:p>23.7995665073</text:p>
          </table:table-cell>
          <table:table-cell table:formula="of:=[.C477]/([.D478]-[.D477])" office:value-type="float" office:value="10135.9987539353" calcext:value-type="float">
            <text:p>10135.9987539353</text:p>
          </table:table-cell>
          <table:table-cell table:formula="of:=[.D478]-[.D477]" office:value-type="float" office:value="0.0505130290985107" calcext:value-type="float">
            <text:p>0.050513029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648223.34945" calcext:value-type="float">
            <text:p>1455648223.34945</text:p>
          </table:table-cell>
          <table:table-cell office:value-type="float" office:value="504" calcext:value-type="float">
            <text:p>504</text:p>
          </table:table-cell>
          <table:table-cell table:formula="of:=[.B479]-[.B$2]" office:value-type="float" office:value="23.8489179611206" calcext:value-type="float">
            <text:p>23.8489179611</text:p>
          </table:table-cell>
          <table:table-cell table:formula="of:=[.C478]/([.D479]-[.D478])" office:value-type="float" office:value="10374.5677335201" calcext:value-type="float">
            <text:p>10374.5677335201</text:p>
          </table:table-cell>
          <table:table-cell table:formula="of:=[.D479]-[.D478]" office:value-type="float" office:value="0.0493514537811279" calcext:value-type="float">
            <text:p>0.04935145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648223.40005" calcext:value-type="float">
            <text:p>1455648223.40005</text:p>
          </table:table-cell>
          <table:table-cell office:value-type="float" office:value="504" calcext:value-type="float">
            <text:p>504</text:p>
          </table:table-cell>
          <table:table-cell table:formula="of:=[.B480]-[.B$2]" office:value-type="float" office:value="23.8995172977447" calcext:value-type="float">
            <text:p>23.8995172977</text:p>
          </table:table-cell>
          <table:table-cell table:formula="of:=[.C479]/([.D480]-[.D479])" office:value-type="float" office:value="9960.60489377041" calcext:value-type="float">
            <text:p>9960.6048937704</text:p>
          </table:table-cell>
          <table:table-cell table:formula="of:=[.D480]-[.D479]" office:value-type="float" office:value="0.0505993366241455" calcext:value-type="float">
            <text:p>0.050599336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648223.44952" calcext:value-type="float">
            <text:p>1455648223.44952</text:p>
          </table:table-cell>
          <table:table-cell office:value-type="float" office:value="496" calcext:value-type="float">
            <text:p>496</text:p>
          </table:table-cell>
          <table:table-cell table:formula="of:=[.B481]-[.B$2]" office:value-type="float" office:value="23.9489870071411" calcext:value-type="float">
            <text:p>23.9489870071</text:p>
          </table:table-cell>
          <table:table-cell table:formula="of:=[.C480]/([.D481]-[.D480])" office:value-type="float" office:value="10188.0525709549" calcext:value-type="float">
            <text:p>10188.0525709549</text:p>
          </table:table-cell>
          <table:table-cell table:formula="of:=[.D481]-[.D480]" office:value-type="float" office:value="0.0494697093963623" calcext:value-type="float">
            <text:p>0.04946970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648223.50002" calcext:value-type="float">
            <text:p>1455648223.50002</text:p>
          </table:table-cell>
          <table:table-cell office:value-type="float" office:value="496" calcext:value-type="float">
            <text:p>496</text:p>
          </table:table-cell>
          <table:table-cell table:formula="of:=[.B482]-[.B$2]" office:value-type="float" office:value="23.9994869232178" calcext:value-type="float">
            <text:p>23.9994869232</text:p>
          </table:table-cell>
          <table:table-cell table:formula="of:=[.C481]/([.D482]-[.D481])" office:value-type="float" office:value="9821.7985005571" calcext:value-type="float">
            <text:p>9821.7985005571</text:p>
          </table:table-cell>
          <table:table-cell table:formula="of:=[.D482]-[.D481]" office:value-type="float" office:value="0.0504999160766602" calcext:value-type="float">
            <text:p>0.05049991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648223.54946" calcext:value-type="float">
            <text:p>1455648223.54946</text:p>
          </table:table-cell>
          <table:table-cell office:value-type="float" office:value="488" calcext:value-type="float">
            <text:p>488</text:p>
          </table:table-cell>
          <table:table-cell table:formula="of:=[.B483]-[.B$2]" office:value-type="float" office:value="24.0489242076874" calcext:value-type="float">
            <text:p>24.0489242077</text:p>
          </table:table-cell>
          <table:table-cell table:formula="of:=[.C482]/([.D483]-[.D482])" office:value-type="float" office:value="10032.9135251139" calcext:value-type="float">
            <text:p>10032.9135251139</text:p>
          </table:table-cell>
          <table:table-cell table:formula="of:=[.D483]-[.D482]" office:value-type="float" office:value="0.0494372844696045" calcext:value-type="float">
            <text:p>0.04943728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648223.6001" calcext:value-type="float">
            <text:p>1455648223.6001</text:p>
          </table:table-cell>
          <table:table-cell office:value-type="float" office:value="480" calcext:value-type="float">
            <text:p>480</text:p>
          </table:table-cell>
          <table:table-cell table:formula="of:=[.B484]-[.B$2]" office:value-type="float" office:value="24.0995693206787" calcext:value-type="float">
            <text:p>24.0995693207</text:p>
          </table:table-cell>
          <table:table-cell table:formula="of:=[.C483]/([.D484]-[.D483])" office:value-type="float" office:value="9635.67797910753" calcext:value-type="float">
            <text:p>9635.6779791075</text:p>
          </table:table-cell>
          <table:table-cell table:formula="of:=[.D484]-[.D483]" office:value-type="float" office:value="0.050645112991333" calcext:value-type="float">
            <text:p>0.0506451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648223.64943" calcext:value-type="float">
            <text:p>1455648223.64943</text:p>
          </table:table-cell>
          <table:table-cell office:value-type="float" office:value="480" calcext:value-type="float">
            <text:p>480</text:p>
          </table:table-cell>
          <table:table-cell table:formula="of:=[.B485]-[.B$2]" office:value-type="float" office:value="24.1489000320435" calcext:value-type="float">
            <text:p>24.148900032</text:p>
          </table:table-cell>
          <table:table-cell table:formula="of:=[.C484]/([.D485]-[.D484])" office:value-type="float" office:value="9730.24687300636" calcext:value-type="float">
            <text:p>9730.2468730064</text:p>
          </table:table-cell>
          <table:table-cell table:formula="of:=[.D485]-[.D484]" office:value-type="float" office:value="0.0493307113647461" calcext:value-type="float">
            <text:p>0.04933071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648223.69989" calcext:value-type="float">
            <text:p>1455648223.69989</text:p>
          </table:table-cell>
          <table:table-cell office:value-type="float" office:value="472" calcext:value-type="float">
            <text:p>472</text:p>
          </table:table-cell>
          <table:table-cell table:formula="of:=[.B486]-[.B$2]" office:value-type="float" office:value="24.1993525028229" calcext:value-type="float">
            <text:p>24.1993525028</text:p>
          </table:table-cell>
          <table:table-cell table:formula="of:=[.C485]/([.D486]-[.D485])" office:value-type="float" office:value="9513.90472229967" calcext:value-type="float">
            <text:p>9513.9047222997</text:p>
          </table:table-cell>
          <table:table-cell table:formula="of:=[.D486]-[.D485]" office:value-type="float" office:value="0.0504524707794189" calcext:value-type="float">
            <text:p>0.05045247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648223.74941" calcext:value-type="float">
            <text:p>1455648223.74941</text:p>
          </table:table-cell>
          <table:table-cell office:value-type="float" office:value="472" calcext:value-type="float">
            <text:p>472</text:p>
          </table:table-cell>
          <table:table-cell table:formula="of:=[.B487]-[.B$2]" office:value-type="float" office:value="24.2488753795624" calcext:value-type="float">
            <text:p>24.2488753796</text:p>
          </table:table-cell>
          <table:table-cell table:formula="of:=[.C486]/([.D487]-[.D486])" office:value-type="float" office:value="9530.94874683459" calcext:value-type="float">
            <text:p>9530.9487468346</text:p>
          </table:table-cell>
          <table:table-cell table:formula="of:=[.D487]-[.D486]" office:value-type="float" office:value="0.049522876739502" calcext:value-type="float">
            <text:p>0.049522876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648223.79977" calcext:value-type="float">
            <text:p>1455648223.79977</text:p>
          </table:table-cell>
          <table:table-cell office:value-type="float" office:value="464" calcext:value-type="float">
            <text:p>464</text:p>
          </table:table-cell>
          <table:table-cell table:formula="of:=[.B488]-[.B$2]" office:value-type="float" office:value="24.2992327213287" calcext:value-type="float">
            <text:p>24.2992327213</text:p>
          </table:table-cell>
          <table:table-cell table:formula="of:=[.C487]/([.D488]-[.D487])" office:value-type="float" office:value="9373.01262226936" calcext:value-type="float">
            <text:p>9373.0126222694</text:p>
          </table:table-cell>
          <table:table-cell table:formula="of:=[.D488]-[.D487]" office:value-type="float" office:value="0.0503573417663574" calcext:value-type="float">
            <text:p>0.05035734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648223.8493" calcext:value-type="float">
            <text:p>1455648223.8493</text:p>
          </table:table-cell>
          <table:table-cell office:value-type="float" office:value="464" calcext:value-type="float">
            <text:p>464</text:p>
          </table:table-cell>
          <table:table-cell table:formula="of:=[.B489]-[.B$2]" office:value-type="float" office:value="24.3487606048584" calcext:value-type="float">
            <text:p>24.3487606049</text:p>
          </table:table-cell>
          <table:table-cell table:formula="of:=[.C488]/([.D489]-[.D488])" office:value-type="float" office:value="9368.46008616747" calcext:value-type="float">
            <text:p>9368.4600861675</text:p>
          </table:table-cell>
          <table:table-cell table:formula="of:=[.D489]-[.D488]" office:value-type="float" office:value="0.0495278835296631" calcext:value-type="float">
            <text:p>0.049527883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648223.89965" calcext:value-type="float">
            <text:p>1455648223.89965</text:p>
          </table:table-cell>
          <table:table-cell office:value-type="float" office:value="456" calcext:value-type="float">
            <text:p>456</text:p>
          </table:table-cell>
          <table:table-cell table:formula="of:=[.B490]-[.B$2]" office:value-type="float" office:value="24.3991148471832" calcext:value-type="float">
            <text:p>24.3991148472</text:p>
          </table:table-cell>
          <table:table-cell table:formula="of:=[.C489]/([.D490]-[.D489])" office:value-type="float" office:value="9214.71515759869" calcext:value-type="float">
            <text:p>9214.7151575987</text:p>
          </table:table-cell>
          <table:table-cell table:formula="of:=[.D490]-[.D489]" office:value-type="float" office:value="0.0503542423248291" calcext:value-type="float">
            <text:p>0.05035424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648223.95014" calcext:value-type="float">
            <text:p>1455648223.95014</text:p>
          </table:table-cell>
          <table:table-cell office:value-type="float" office:value="456" calcext:value-type="float">
            <text:p>456</text:p>
          </table:table-cell>
          <table:table-cell table:formula="of:=[.B491]-[.B$2]" office:value-type="float" office:value="24.4496054649353" calcext:value-type="float">
            <text:p>24.4496054649</text:p>
          </table:table-cell>
          <table:table-cell table:formula="of:=[.C490]/([.D491]-[.D490])" office:value-type="float" office:value="9031.3808842487" calcext:value-type="float">
            <text:p>9031.3808842487</text:p>
          </table:table-cell>
          <table:table-cell table:formula="of:=[.D491]-[.D490]" office:value-type="float" office:value="0.0504906177520752" calcext:value-type="float">
            <text:p>0.05049061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648224.00027" calcext:value-type="float">
            <text:p>1455648224.00027</text:p>
          </table:table-cell>
          <table:table-cell office:value-type="float" office:value="448" calcext:value-type="float">
            <text:p>448</text:p>
          </table:table-cell>
          <table:table-cell table:formula="of:=[.B492]-[.B$2]" office:value-type="float" office:value="24.49973320961" calcext:value-type="float">
            <text:p>24.4997332096</text:p>
          </table:table-cell>
          <table:table-cell table:formula="of:=[.C491]/([.D492]-[.D491])" office:value-type="float" office:value="9096.75875025565" calcext:value-type="float">
            <text:p>9096.7587502557</text:p>
          </table:table-cell>
          <table:table-cell table:formula="of:=[.D492]-[.D491]" office:value-type="float" office:value="0.0501277446746826" calcext:value-type="float">
            <text:p>0.05012774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648224.04983" calcext:value-type="float">
            <text:p>1455648224.04983</text:p>
          </table:table-cell>
          <table:table-cell office:value-type="float" office:value="448" calcext:value-type="float">
            <text:p>448</text:p>
          </table:table-cell>
          <table:table-cell table:formula="of:=[.B493]-[.B$2]" office:value-type="float" office:value="24.5492959022522" calcext:value-type="float">
            <text:p>24.5492959023</text:p>
          </table:table-cell>
          <table:table-cell table:formula="of:=[.C492]/([.D493]-[.D492])" office:value-type="float" office:value="9039.05692198902" calcext:value-type="float">
            <text:p>9039.056921989</text:p>
          </table:table-cell>
          <table:table-cell table:formula="of:=[.D493]-[.D492]" office:value-type="float" office:value="0.0495626926422119" calcext:value-type="float">
            <text:p>0.04956269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648224.09943" calcext:value-type="float">
            <text:p>1455648224.09943</text:p>
          </table:table-cell>
          <table:table-cell office:value-type="float" office:value="440" calcext:value-type="float">
            <text:p>440</text:p>
          </table:table-cell>
          <table:table-cell table:formula="of:=[.B494]-[.B$2]" office:value-type="float" office:value="24.5988938808441" calcext:value-type="float">
            <text:p>24.5988938808</text:p>
          </table:table-cell>
          <table:table-cell table:formula="of:=[.C493]/([.D494]-[.D493])" office:value-type="float" office:value="9032.62618192656" calcext:value-type="float">
            <text:p>9032.6261819266</text:p>
          </table:table-cell>
          <table:table-cell table:formula="of:=[.D494]-[.D493]" office:value-type="float" office:value="0.0495979785919189" calcext:value-type="float">
            <text:p>0.049597978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648224.14982" calcext:value-type="float">
            <text:p>1455648224.14982</text:p>
          </table:table-cell>
          <table:table-cell office:value-type="float" office:value="440" calcext:value-type="float">
            <text:p>440</text:p>
          </table:table-cell>
          <table:table-cell table:formula="of:=[.B495]-[.B$2]" office:value-type="float" office:value="24.6492855548859" calcext:value-type="float">
            <text:p>24.6492855549</text:p>
          </table:table-cell>
          <table:table-cell table:formula="of:=[.C494]/([.D495]-[.D494])" office:value-type="float" office:value="8731.60116957958" calcext:value-type="float">
            <text:p>8731.6011695796</text:p>
          </table:table-cell>
          <table:table-cell table:formula="of:=[.D495]-[.D494]" office:value-type="float" office:value="0.0503916740417481" calcext:value-type="float">
            <text:p>0.05039167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648224.19927" calcext:value-type="float">
            <text:p>1455648224.19927</text:p>
          </table:table-cell>
          <table:table-cell office:value-type="float" office:value="432" calcext:value-type="float">
            <text:p>432</text:p>
          </table:table-cell>
          <table:table-cell table:formula="of:=[.B496]-[.B$2]" office:value-type="float" office:value="24.6987335681915" calcext:value-type="float">
            <text:p>24.6987335682</text:p>
          </table:table-cell>
          <table:table-cell table:formula="of:=[.C495]/([.D496]-[.D495])" office:value-type="float" office:value="8898.23413693346" calcext:value-type="float">
            <text:p>8898.2341369335</text:p>
          </table:table-cell>
          <table:table-cell table:formula="of:=[.D496]-[.D495]" office:value-type="float" office:value="0.0494480133056641" calcext:value-type="float">
            <text:p>0.04944801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648224.24964" calcext:value-type="float">
            <text:p>1455648224.24964</text:p>
          </table:table-cell>
          <table:table-cell office:value-type="float" office:value="432" calcext:value-type="float">
            <text:p>432</text:p>
          </table:table-cell>
          <table:table-cell table:formula="of:=[.B497]-[.B$2]" office:value-type="float" office:value="24.7491052150726" calcext:value-type="float">
            <text:p>24.7491052151</text:p>
          </table:table-cell>
          <table:table-cell table:formula="of:=[.C496]/([.D497]-[.D496])" office:value-type="float" office:value="8576.2532446018" calcext:value-type="float">
            <text:p>8576.2532446018</text:p>
          </table:table-cell>
          <table:table-cell table:formula="of:=[.D497]-[.D496]" office:value-type="float" office:value="0.0503716468811035" calcext:value-type="float">
            <text:p>0.05037164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648224.30023" calcext:value-type="float">
            <text:p>1455648224.30023</text:p>
          </table:table-cell>
          <table:table-cell office:value-type="float" office:value="432" calcext:value-type="float">
            <text:p>432</text:p>
          </table:table-cell>
          <table:table-cell table:formula="of:=[.B498]-[.B$2]" office:value-type="float" office:value="24.7996973991394" calcext:value-type="float">
            <text:p>24.7996973991</text:p>
          </table:table-cell>
          <table:table-cell table:formula="of:=[.C497]/([.D498]-[.D497])" office:value-type="float" office:value="8538.8683641299" calcext:value-type="float">
            <text:p>8538.8683641299</text:p>
          </table:table-cell>
          <table:table-cell table:formula="of:=[.D498]-[.D497]" office:value-type="float" office:value="0.0505921840667725" calcext:value-type="float">
            <text:p>0.050592184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648224.34961" calcext:value-type="float">
            <text:p>1455648224.34961</text:p>
          </table:table-cell>
          <table:table-cell office:value-type="float" office:value="424" calcext:value-type="float">
            <text:p>424</text:p>
          </table:table-cell>
          <table:table-cell table:formula="of:=[.B499]-[.B$2]" office:value-type="float" office:value="24.8490762710571" calcext:value-type="float">
            <text:p>24.8490762711</text:p>
          </table:table-cell>
          <table:table-cell table:formula="of:=[.C498]/([.D499]-[.D498])" office:value-type="float" office:value="8748.68102940467" calcext:value-type="float">
            <text:p>8748.6810294047</text:p>
          </table:table-cell>
          <table:table-cell table:formula="of:=[.D499]-[.D498]" office:value-type="float" office:value="0.0493788719177246" calcext:value-type="float">
            <text:p>0.04937887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648224.40011" calcext:value-type="float">
            <text:p>1455648224.40011</text:p>
          </table:table-cell>
          <table:table-cell office:value-type="float" office:value="424" calcext:value-type="float">
            <text:p>424</text:p>
          </table:table-cell>
          <table:table-cell table:formula="of:=[.B500]-[.B$2]" office:value-type="float" office:value="24.8995745182037" calcext:value-type="float">
            <text:p>24.8995745182</text:p>
          </table:table-cell>
          <table:table-cell table:formula="of:=[.C499]/([.D500]-[.D499])" office:value-type="float" office:value="8396.33104034371" calcext:value-type="float">
            <text:p>8396.3310403437</text:p>
          </table:table-cell>
          <table:table-cell table:formula="of:=[.D500]-[.D499]" office:value-type="float" office:value="0.0504982471466064" calcext:value-type="float">
            <text:p>0.050498247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648224.4495" calcext:value-type="float">
            <text:p>1455648224.4495</text:p>
          </table:table-cell>
          <table:table-cell office:value-type="float" office:value="416" calcext:value-type="float">
            <text:p>416</text:p>
          </table:table-cell>
          <table:table-cell table:formula="of:=[.B501]-[.B$2]" office:value-type="float" office:value="24.9489679336548" calcext:value-type="float">
            <text:p>24.9489679337</text:p>
          </table:table-cell>
          <table:table-cell table:formula="of:=[.C500]/([.D501]-[.D500])" office:value-type="float" office:value="8584.14013544367" calcext:value-type="float">
            <text:p>8584.1401354437</text:p>
          </table:table-cell>
          <table:table-cell table:formula="of:=[.D501]-[.D500]" office:value-type="float" office:value="0.0493934154510498" calcext:value-type="float">
            <text:p>0.04939341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648224.50001" calcext:value-type="float">
            <text:p>1455648224.50001</text:p>
          </table:table-cell>
          <table:table-cell office:value-type="float" office:value="416" calcext:value-type="float">
            <text:p>416</text:p>
          </table:table-cell>
          <table:table-cell table:formula="of:=[.B502]-[.B$2]" office:value-type="float" office:value="24.9994792938232" calcext:value-type="float">
            <text:p>24.9994792938</text:p>
          </table:table-cell>
          <table:table-cell table:formula="of:=[.C501]/([.D502]-[.D501])" office:value-type="float" office:value="8235.77109411876" calcext:value-type="float">
            <text:p>8235.7710941188</text:p>
          </table:table-cell>
          <table:table-cell table:formula="of:=[.D502]-[.D501]" office:value-type="float" office:value="0.050511360168457" calcext:value-type="float">
            <text:p>0.05051136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648224.54952" calcext:value-type="float">
            <text:p>1455648224.54952</text:p>
          </table:table-cell>
          <table:table-cell office:value-type="float" office:value="408" calcext:value-type="float">
            <text:p>408</text:p>
          </table:table-cell>
          <table:table-cell table:formula="of:=[.B503]-[.B$2]" office:value-type="float" office:value="25.0489814281464" calcext:value-type="float">
            <text:p>25.0489814281</text:p>
          </table:table-cell>
          <table:table-cell table:formula="of:=[.C502]/([.D503]-[.D502])" office:value-type="float" office:value="8403.67805728542" calcext:value-type="float">
            <text:p>8403.6780572854</text:p>
          </table:table-cell>
          <table:table-cell table:formula="of:=[.D503]-[.D502]" office:value-type="float" office:value="0.0495021343231201" calcext:value-type="float">
            <text:p>0.04950213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648224.60002" calcext:value-type="float">
            <text:p>1455648224.60002</text:p>
          </table:table-cell>
          <table:table-cell office:value-type="float" office:value="408" calcext:value-type="float">
            <text:p>408</text:p>
          </table:table-cell>
          <table:table-cell table:formula="of:=[.B504]-[.B$2]" office:value-type="float" office:value="25.099488735199" calcext:value-type="float">
            <text:p>25.0994887352</text:p>
          </table:table-cell>
          <table:table-cell table:formula="of:=[.C503]/([.D504]-[.D503])" office:value-type="float" office:value="8078.03907610825" calcext:value-type="float">
            <text:p>8078.0390761083</text:p>
          </table:table-cell>
          <table:table-cell table:formula="of:=[.D504]-[.D503]" office:value-type="float" office:value="0.0505073070526123" calcext:value-type="float">
            <text:p>0.050507307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648224.64974" calcext:value-type="float">
            <text:p>1455648224.64974</text:p>
          </table:table-cell>
          <table:table-cell office:value-type="float" office:value="408" calcext:value-type="float">
            <text:p>408</text:p>
          </table:table-cell>
          <table:table-cell table:formula="of:=[.B505]-[.B$2]" office:value-type="float" office:value="25.1492102146149" calcext:value-type="float">
            <text:p>25.1492102146</text:p>
          </table:table-cell>
          <table:table-cell table:formula="of:=[.C504]/([.D505]-[.D504])" office:value-type="float" office:value="8205.70917826677" calcext:value-type="float">
            <text:p>8205.7091782668</text:p>
          </table:table-cell>
          <table:table-cell table:formula="of:=[.D505]-[.D504]" office:value-type="float" office:value="0.0497214794158936" calcext:value-type="float">
            <text:p>0.049721479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648224.7001" calcext:value-type="float">
            <text:p>1455648224.7001</text:p>
          </table:table-cell>
          <table:table-cell office:value-type="float" office:value="400" calcext:value-type="float">
            <text:p>400</text:p>
          </table:table-cell>
          <table:table-cell table:formula="of:=[.B506]-[.B$2]" office:value-type="float" office:value="25.1995632648468" calcext:value-type="float">
            <text:p>25.1995632648</text:p>
          </table:table-cell>
          <table:table-cell table:formula="of:=[.C505]/([.D506]-[.D505])" office:value-type="float" office:value="8102.78618913237" calcext:value-type="float">
            <text:p>8102.7861891324</text:p>
          </table:table-cell>
          <table:table-cell table:formula="of:=[.D506]-[.D505]" office:value-type="float" office:value="0.0503530502319336" calcext:value-type="float">
            <text:p>0.050353050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648224.74969" calcext:value-type="float">
            <text:p>1455648224.74969</text:p>
          </table:table-cell>
          <table:table-cell office:value-type="float" office:value="400" calcext:value-type="float">
            <text:p>400</text:p>
          </table:table-cell>
          <table:table-cell table:formula="of:=[.B507]-[.B$2]" office:value-type="float" office:value="25.2491569519043" calcext:value-type="float">
            <text:p>25.2491569519</text:p>
          </table:table-cell>
          <table:table-cell table:formula="of:=[.C506]/([.D507]-[.D506])" office:value-type="float" office:value="8065.54268764633" calcext:value-type="float">
            <text:p>8065.5426876463</text:p>
          </table:table-cell>
          <table:table-cell table:formula="of:=[.D507]-[.D506]" office:value-type="float" office:value="0.0495936870574951" calcext:value-type="float">
            <text:p>0.04959368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648224.80007" calcext:value-type="float">
            <text:p>1455648224.80007</text:p>
          </table:table-cell>
          <table:table-cell office:value-type="float" office:value="400" calcext:value-type="float">
            <text:p>400</text:p>
          </table:table-cell>
          <table:table-cell table:formula="of:=[.B508]-[.B$2]" office:value-type="float" office:value="25.2995362281799" calcext:value-type="float">
            <text:p>25.2995362282</text:p>
          </table:table-cell>
          <table:table-cell table:formula="of:=[.C507]/([.D508]-[.D507])" office:value-type="float" office:value="7939.77265198338" calcext:value-type="float">
            <text:p>7939.7726519834</text:p>
          </table:table-cell>
          <table:table-cell table:formula="of:=[.D508]-[.D507]" office:value-type="float" office:value="0.0503792762756348" calcext:value-type="float">
            <text:p>0.05037927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648224.84954" calcext:value-type="float">
            <text:p>1455648224.84954</text:p>
          </table:table-cell>
          <table:table-cell office:value-type="float" office:value="392" calcext:value-type="float">
            <text:p>392</text:p>
          </table:table-cell>
          <table:table-cell table:formula="of:=[.B509]-[.B$2]" office:value-type="float" office:value="25.3490078449249" calcext:value-type="float">
            <text:p>25.3490078449</text:p>
          </table:table-cell>
          <table:table-cell table:formula="of:=[.C508]/([.D509]-[.D508])" office:value-type="float" office:value="8085.44426720129" calcext:value-type="float">
            <text:p>8085.4442672013</text:p>
          </table:table-cell>
          <table:table-cell table:formula="of:=[.D509]-[.D508]" office:value-type="float" office:value="0.0494716167449951" calcext:value-type="float">
            <text:p>0.049471616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648224.89992" calcext:value-type="float">
            <text:p>1455648224.89992</text:p>
          </table:table-cell>
          <table:table-cell office:value-type="float" office:value="392" calcext:value-type="float">
            <text:p>392</text:p>
          </table:table-cell>
          <table:table-cell table:formula="of:=[.B510]-[.B$2]" office:value-type="float" office:value="25.3993854522705" calcext:value-type="float">
            <text:p>25.3993854523</text:p>
          </table:table-cell>
          <table:table-cell table:formula="of:=[.C509]/([.D510]-[.D509])" office:value-type="float" office:value="7781.23497035007" calcext:value-type="float">
            <text:p>7781.2349703501</text:p>
          </table:table-cell>
          <table:table-cell table:formula="of:=[.D510]-[.D509]" office:value-type="float" office:value="0.0503776073455811" calcext:value-type="float">
            <text:p>0.050377607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648224.95034" calcext:value-type="float">
            <text:p>1455648224.95034</text:p>
          </table:table-cell>
          <table:table-cell office:value-type="float" office:value="392" calcext:value-type="float">
            <text:p>392</text:p>
          </table:table-cell>
          <table:table-cell table:formula="of:=[.B511]-[.B$2]" office:value-type="float" office:value="25.4498090744019" calcext:value-type="float">
            <text:p>25.4498090744</text:p>
          </table:table-cell>
          <table:table-cell table:formula="of:=[.C510]/([.D511]-[.D510])" office:value-type="float" office:value="7774.13409490666" calcext:value-type="float">
            <text:p>7774.1340949067</text:p>
          </table:table-cell>
          <table:table-cell table:formula="of:=[.D511]-[.D510]" office:value-type="float" office:value="0.0504236221313477" calcext:value-type="float">
            <text:p>0.05042362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648224.99972" calcext:value-type="float">
            <text:p>1455648224.99972</text:p>
          </table:table-cell>
          <table:table-cell office:value-type="float" office:value="392" calcext:value-type="float">
            <text:p>392</text:p>
          </table:table-cell>
          <table:table-cell table:formula="of:=[.B512]-[.B$2]" office:value-type="float" office:value="25.4991817474365" calcext:value-type="float">
            <text:p>25.4991817474</text:p>
          </table:table-cell>
          <table:table-cell table:formula="of:=[.C511]/([.D512]-[.D511])" office:value-type="float" office:value="7939.61468775956" calcext:value-type="float">
            <text:p>7939.6146877596</text:p>
          </table:table-cell>
          <table:table-cell table:formula="of:=[.D512]-[.D511]" office:value-type="float" office:value="0.049372673034668" calcext:value-type="float">
            <text:p>0.04937267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648225.05028" calcext:value-type="float">
            <text:p>1455648225.05028</text:p>
          </table:table-cell>
          <table:table-cell office:value-type="float" office:value="384" calcext:value-type="float">
            <text:p>384</text:p>
          </table:table-cell>
          <table:table-cell table:formula="of:=[.B513]-[.B$2]" office:value-type="float" office:value="25.5497438907623" calcext:value-type="float">
            <text:p>25.5497438908</text:p>
          </table:table-cell>
          <table:table-cell table:formula="of:=[.C512]/([.D513]-[.D512])" office:value-type="float" office:value="7752.83590084546" calcext:value-type="float">
            <text:p>7752.8359008455</text:p>
          </table:table-cell>
          <table:table-cell table:formula="of:=[.D513]-[.D512]" office:value-type="float" office:value="0.0505621433258057" calcext:value-type="float">
            <text:p>0.05056214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648225.10021" calcext:value-type="float">
            <text:p>1455648225.10021</text:p>
          </table:table-cell>
          <table:table-cell office:value-type="float" office:value="384" calcext:value-type="float">
            <text:p>384</text:p>
          </table:table-cell>
          <table:table-cell table:formula="of:=[.B514]-[.B$2]" office:value-type="float" office:value="25.5996708869934" calcext:value-type="float">
            <text:p>25.599670887</text:p>
          </table:table-cell>
          <table:table-cell table:formula="of:=[.C513]/([.D514]-[.D513])" office:value-type="float" office:value="7691.22977522456" calcext:value-type="float">
            <text:p>7691.2297752246</text:p>
          </table:table-cell>
          <table:table-cell table:formula="of:=[.D514]-[.D513]" office:value-type="float" office:value="0.0499269962310791" calcext:value-type="float">
            <text:p>0.049926996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648225.14932" calcext:value-type="float">
            <text:p>1455648225.14932</text:p>
          </table:table-cell>
          <table:table-cell office:value-type="float" office:value="384" calcext:value-type="float">
            <text:p>384</text:p>
          </table:table-cell>
          <table:table-cell table:formula="of:=[.B515]-[.B$2]" office:value-type="float" office:value="25.6487894058228" calcext:value-type="float">
            <text:p>25.6487894058</text:p>
          </table:table-cell>
          <table:table-cell table:formula="of:=[.C514]/([.D515]-[.D514])" office:value-type="float" office:value="7817.8253162345" calcext:value-type="float">
            <text:p>7817.8253162345</text:p>
          </table:table-cell>
          <table:table-cell table:formula="of:=[.D515]-[.D514]" office:value-type="float" office:value="0.0491185188293457" calcext:value-type="float">
            <text:p>0.04911851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648225.19988" calcext:value-type="float">
            <text:p>1455648225.19988</text:p>
          </table:table-cell>
          <table:table-cell office:value-type="float" office:value="384" calcext:value-type="float">
            <text:p>384</text:p>
          </table:table-cell>
          <table:table-cell table:formula="of:=[.B516]-[.B$2]" office:value-type="float" office:value="25.6993427276611" calcext:value-type="float">
            <text:p>25.6993427277</text:p>
          </table:table-cell>
          <table:table-cell table:formula="of:=[.C515]/([.D516]-[.D515])" office:value-type="float" office:value="7595.94001018695" calcext:value-type="float">
            <text:p>7595.940010187</text:p>
          </table:table-cell>
          <table:table-cell table:formula="of:=[.D516]-[.D515]" office:value-type="float" office:value="0.0505533218383789" calcext:value-type="float">
            <text:p>0.05055332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648225.24925" calcext:value-type="float">
            <text:p>1455648225.24925</text:p>
          </table:table-cell>
          <table:table-cell office:value-type="float" office:value="376" calcext:value-type="float">
            <text:p>376</text:p>
          </table:table-cell>
          <table:table-cell table:formula="of:=[.B517]-[.B$2]" office:value-type="float" office:value="25.7487199306488" calcext:value-type="float">
            <text:p>25.7487199306</text:p>
          </table:table-cell>
          <table:table-cell table:formula="of:=[.C516]/([.D517]-[.D516])" office:value-type="float" office:value="7776.86820567544" calcext:value-type="float">
            <text:p>7776.8682056754</text:p>
          </table:table-cell>
          <table:table-cell table:formula="of:=[.D517]-[.D516]" office:value-type="float" office:value="0.0493772029876709" calcext:value-type="float">
            <text:p>0.04937720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648225.2998" calcext:value-type="float">
            <text:p>1455648225.2998</text:p>
          </table:table-cell>
          <table:table-cell office:value-type="float" office:value="376" calcext:value-type="float">
            <text:p>376</text:p>
          </table:table-cell>
          <table:table-cell table:formula="of:=[.B518]-[.B$2]" office:value-type="float" office:value="25.7992668151855" calcext:value-type="float">
            <text:p>25.7992668152</text:p>
          </table:table-cell>
          <table:table-cell table:formula="of:=[.C517]/([.D518]-[.D517])" office:value-type="float" office:value="7438.63847289502" calcext:value-type="float">
            <text:p>7438.638472895</text:p>
          </table:table-cell>
          <table:table-cell table:formula="of:=[.D518]-[.D517]" office:value-type="float" office:value="0.0505468845367432" calcext:value-type="float">
            <text:p>0.050546884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648225.34925" calcext:value-type="float">
            <text:p>1455648225.34925</text:p>
          </table:table-cell>
          <table:table-cell office:value-type="float" office:value="376" calcext:value-type="float">
            <text:p>376</text:p>
          </table:table-cell>
          <table:table-cell table:formula="of:=[.B519]-[.B$2]" office:value-type="float" office:value="25.8487179279327" calcext:value-type="float">
            <text:p>25.8487179279</text:p>
          </table:table-cell>
          <table:table-cell table:formula="of:=[.C518]/([.D519]-[.D518])" office:value-type="float" office:value="7603.46894360527" calcext:value-type="float">
            <text:p>7603.4689436053</text:p>
          </table:table-cell>
          <table:table-cell table:formula="of:=[.D519]-[.D518]" office:value-type="float" office:value="0.0494511127471924" calcext:value-type="float">
            <text:p>0.04945111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648225.39982" calcext:value-type="float">
            <text:p>1455648225.39982</text:p>
          </table:table-cell>
          <table:table-cell office:value-type="float" office:value="376" calcext:value-type="float">
            <text:p>376</text:p>
          </table:table-cell>
          <table:table-cell table:formula="of:=[.B520]-[.B$2]" office:value-type="float" office:value="25.8992872238159" calcext:value-type="float">
            <text:p>25.8992872238</text:p>
          </table:table-cell>
          <table:table-cell table:formula="of:=[.C519]/([.D520]-[.D519])" office:value-type="float" office:value="7435.34181034686" calcext:value-type="float">
            <text:p>7435.3418103469</text:p>
          </table:table-cell>
          <table:table-cell table:formula="of:=[.D520]-[.D519]" office:value-type="float" office:value="0.0505692958831787" calcext:value-type="float">
            <text:p>0.05056929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648225.45026" calcext:value-type="float">
            <text:p>1455648225.45026</text:p>
          </table:table-cell>
          <table:table-cell office:value-type="float" office:value="376" calcext:value-type="float">
            <text:p>376</text:p>
          </table:table-cell>
          <table:table-cell table:formula="of:=[.B521]-[.B$2]" office:value-type="float" office:value="25.949725151062" calcext:value-type="float">
            <text:p>25.9497251511</text:p>
          </table:table-cell>
          <table:table-cell table:formula="of:=[.C520]/([.D521]-[.D520])" office:value-type="float" office:value="7454.70760853124" calcext:value-type="float">
            <text:p>7454.7076085312</text:p>
          </table:table-cell>
          <table:table-cell table:formula="of:=[.D521]-[.D520]" office:value-type="float" office:value="0.0504379272460938" calcext:value-type="float">
            <text:p>0.050437927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648225.49964" calcext:value-type="float">
            <text:p>1455648225.49964</text:p>
          </table:table-cell>
          <table:table-cell office:value-type="float" office:value="376" calcext:value-type="float">
            <text:p>376</text:p>
          </table:table-cell>
          <table:table-cell table:formula="of:=[.B522]-[.B$2]" office:value-type="float" office:value="25.9991052150726" calcext:value-type="float">
            <text:p>25.9991052151</text:p>
          </table:table-cell>
          <table:table-cell table:formula="of:=[.C521]/([.D522]-[.D521])" office:value-type="float" office:value="7614.40892257924" calcext:value-type="float">
            <text:p>7614.4089225793</text:p>
          </table:table-cell>
          <table:table-cell table:formula="of:=[.D522]-[.D521]" office:value-type="float" office:value="0.0493800640106201" calcext:value-type="float">
            <text:p>0.0493800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648225.55028" calcext:value-type="float">
            <text:p>1455648225.55028</text:p>
          </table:table-cell>
          <table:table-cell office:value-type="float" office:value="376" calcext:value-type="float">
            <text:p>376</text:p>
          </table:table-cell>
          <table:table-cell table:formula="of:=[.B523]-[.B$2]" office:value-type="float" office:value="26.0497481822968" calcext:value-type="float">
            <text:p>26.0497481823</text:p>
          </table:table-cell>
          <table:table-cell table:formula="of:=[.C522]/([.D523]-[.D522])" office:value-type="float" office:value="7424.52546937085" calcext:value-type="float">
            <text:p>7424.5254693709</text:p>
          </table:table-cell>
          <table:table-cell table:formula="of:=[.D523]-[.D522]" office:value-type="float" office:value="0.0506429672241211" calcext:value-type="float">
            <text:p>0.050642967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648225.59971" calcext:value-type="float">
            <text:p>1455648225.59971</text:p>
          </table:table-cell>
          <table:table-cell office:value-type="float" office:value="376" calcext:value-type="float">
            <text:p>376</text:p>
          </table:table-cell>
          <table:table-cell table:formula="of:=[.B524]-[.B$2]" office:value-type="float" office:value="26.0991785526276" calcext:value-type="float">
            <text:p>26.0991785526</text:p>
          </table:table-cell>
          <table:table-cell table:formula="of:=[.C523]/([.D524]-[.D523])" office:value-type="float" office:value="7606.65957959928" calcext:value-type="float">
            <text:p>7606.6595795993</text:p>
          </table:table-cell>
          <table:table-cell table:formula="of:=[.D524]-[.D523]" office:value-type="float" office:value="0.0494303703308106" calcext:value-type="float">
            <text:p>0.049430370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648225.6502" calcext:value-type="float">
            <text:p>1455648225.6502</text:p>
          </table:table-cell>
          <table:table-cell office:value-type="float" office:value="376" calcext:value-type="float">
            <text:p>376</text:p>
          </table:table-cell>
          <table:table-cell table:formula="of:=[.B525]-[.B$2]" office:value-type="float" office:value="26.1496694087982" calcext:value-type="float">
            <text:p>26.1496694088</text:p>
          </table:table-cell>
          <table:table-cell table:formula="of:=[.C524]/([.D525]-[.D524])" office:value-type="float" office:value="7446.89293303238" calcext:value-type="float">
            <text:p>7446.8929330324</text:p>
          </table:table-cell>
          <table:table-cell table:formula="of:=[.D525]-[.D524]" office:value-type="float" office:value="0.0504908561706543" calcext:value-type="float">
            <text:p>0.050490856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648225.69959" calcext:value-type="float">
            <text:p>1455648225.69959</text:p>
          </table:table-cell>
          <table:table-cell office:value-type="float" office:value="376" calcext:value-type="float">
            <text:p>376</text:p>
          </table:table-cell>
          <table:table-cell table:formula="of:=[.B526]-[.B$2]" office:value-type="float" office:value="26.1990597248077" calcext:value-type="float">
            <text:p>26.1990597248</text:p>
          </table:table-cell>
          <table:table-cell table:formula="of:=[.C525]/([.D526]-[.D525])" office:value-type="float" office:value="7612.82839185549" calcext:value-type="float">
            <text:p>7612.8283918555</text:p>
          </table:table-cell>
          <table:table-cell table:formula="of:=[.D526]-[.D525]" office:value-type="float" office:value="0.0493903160095215" calcext:value-type="float">
            <text:p>0.0493903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648225.75006" calcext:value-type="float">
            <text:p>1455648225.75006</text:p>
          </table:table-cell>
          <table:table-cell office:value-type="float" office:value="376" calcext:value-type="float">
            <text:p>376</text:p>
          </table:table-cell>
          <table:table-cell table:formula="of:=[.B527]-[.B$2]" office:value-type="float" office:value="26.2495212554932" calcext:value-type="float">
            <text:p>26.2495212555</text:p>
          </table:table-cell>
          <table:table-cell table:formula="of:=[.C526]/([.D527]-[.D526])" office:value-type="float" office:value="7451.22066042684" calcext:value-type="float">
            <text:p>7451.2206604268</text:p>
          </table:table-cell>
          <table:table-cell table:formula="of:=[.D527]-[.D526]" office:value-type="float" office:value="0.0504615306854248" calcext:value-type="float">
            <text:p>0.05046153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648225.79946" calcext:value-type="float">
            <text:p>1455648225.79946</text:p>
          </table:table-cell>
          <table:table-cell office:value-type="float" office:value="376" calcext:value-type="float">
            <text:p>376</text:p>
          </table:table-cell>
          <table:table-cell table:formula="of:=[.B528]-[.B$2]" office:value-type="float" office:value="26.2989275455475" calcext:value-type="float">
            <text:p>26.2989275455</text:p>
          </table:table-cell>
          <table:table-cell table:formula="of:=[.C527]/([.D528]-[.D527])" office:value-type="float" office:value="7610.36701170226" calcext:value-type="float">
            <text:p>7610.3670117023</text:p>
          </table:table-cell>
          <table:table-cell table:formula="of:=[.D528]-[.D527]" office:value-type="float" office:value="0.0494062900543213" calcext:value-type="float">
            <text:p>0.04940629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648225.84996" calcext:value-type="float">
            <text:p>1455648225.84996</text:p>
          </table:table-cell>
          <table:table-cell office:value-type="float" office:value="376" calcext:value-type="float">
            <text:p>376</text:p>
          </table:table-cell>
          <table:table-cell table:formula="of:=[.B529]-[.B$2]" office:value-type="float" office:value="26.3494243621826" calcext:value-type="float">
            <text:p>26.3494243622</text:p>
          </table:table-cell>
          <table:table-cell table:formula="of:=[.C528]/([.D529]-[.D528])" office:value-type="float" office:value="7446.01392829994" calcext:value-type="float">
            <text:p>7446.0139283</text:p>
          </table:table-cell>
          <table:table-cell table:formula="of:=[.D529]-[.D528]" office:value-type="float" office:value="0.0504968166351318" calcext:value-type="float">
            <text:p>0.05049681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648225.89924" calcext:value-type="float">
            <text:p>1455648225.89924</text:p>
          </table:table-cell>
          <table:table-cell office:value-type="float" office:value="376" calcext:value-type="float">
            <text:p>376</text:p>
          </table:table-cell>
          <table:table-cell table:formula="of:=[.B530]-[.B$2]" office:value-type="float" office:value="26.3987061977386" calcext:value-type="float">
            <text:p>26.3987061977</text:p>
          </table:table-cell>
          <table:table-cell table:formula="of:=[.C529]/([.D530]-[.D529])" office:value-type="float" office:value="7629.58594698674" calcext:value-type="float">
            <text:p>7629.5859469867</text:p>
          </table:table-cell>
          <table:table-cell table:formula="of:=[.D530]-[.D529]" office:value-type="float" office:value="0.0492818355560303" calcext:value-type="float">
            <text:p>0.04928183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648225.9498" calcext:value-type="float">
            <text:p>1455648225.9498</text:p>
          </table:table-cell>
          <table:table-cell office:value-type="float" office:value="376" calcext:value-type="float">
            <text:p>376</text:p>
          </table:table-cell>
          <table:table-cell table:formula="of:=[.B531]-[.B$2]" office:value-type="float" office:value="26.4492614269257" calcext:value-type="float">
            <text:p>26.4492614269</text:p>
          </table:table-cell>
          <table:table-cell table:formula="of:=[.C530]/([.D531]-[.D530])" office:value-type="float" office:value="7437.41065061968" calcext:value-type="float">
            <text:p>7437.4106506197</text:p>
          </table:table-cell>
          <table:table-cell table:formula="of:=[.D531]-[.D530]" office:value-type="float" office:value="0.0505552291870117" calcext:value-type="float">
            <text:p>0.050555229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648225.99951" calcext:value-type="float">
            <text:p>1455648225.99951</text:p>
          </table:table-cell>
          <table:table-cell office:value-type="float" office:value="376" calcext:value-type="float">
            <text:p>376</text:p>
          </table:table-cell>
          <table:table-cell table:formula="of:=[.B532]-[.B$2]" office:value-type="float" office:value="26.4989740848541" calcext:value-type="float">
            <text:p>26.4989740849</text:p>
          </table:table-cell>
          <table:table-cell table:formula="of:=[.C531]/([.D532]-[.D531])" office:value-type="float" office:value="7563.46603999808" calcext:value-type="float">
            <text:p>7563.4660399981</text:p>
          </table:table-cell>
          <table:table-cell table:formula="of:=[.D532]-[.D531]" office:value-type="float" office:value="0.0497126579284668" calcext:value-type="float">
            <text:p>0.049712657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648226.04991" calcext:value-type="float">
            <text:p>1455648226.04991</text:p>
          </table:table-cell>
          <table:table-cell office:value-type="float" office:value="376" calcext:value-type="float">
            <text:p>376</text:p>
          </table:table-cell>
          <table:table-cell table:formula="of:=[.B533]-[.B$2]" office:value-type="float" office:value="26.5493772029877" calcext:value-type="float">
            <text:p>26.549377203</text:p>
          </table:table-cell>
          <table:table-cell table:formula="of:=[.C532]/([.D533]-[.D532])" office:value-type="float" office:value="7459.85593597154" calcext:value-type="float">
            <text:p>7459.8559359716</text:p>
          </table:table-cell>
          <table:table-cell table:formula="of:=[.D533]-[.D532]" office:value-type="float" office:value="0.0504031181335449" calcext:value-type="float">
            <text:p>0.05040311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648226.0994" calcext:value-type="float">
            <text:p>1455648226.0994</text:p>
          </table:table-cell>
          <table:table-cell office:value-type="float" office:value="376" calcext:value-type="float">
            <text:p>376</text:p>
          </table:table-cell>
          <table:table-cell table:formula="of:=[.B534]-[.B$2]" office:value-type="float" office:value="26.5988681316376" calcext:value-type="float">
            <text:p>26.5988681316</text:p>
          </table:table-cell>
          <table:table-cell table:formula="of:=[.C533]/([.D534]-[.D533])" office:value-type="float" office:value="7597.35188361114" calcext:value-type="float">
            <text:p>7597.3518836111</text:p>
          </table:table-cell>
          <table:table-cell table:formula="of:=[.D534]-[.D533]" office:value-type="float" office:value="0.0494909286499023" calcext:value-type="float">
            <text:p>0.049490928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648226.14975" calcext:value-type="float">
            <text:p>1455648226.14975</text:p>
          </table:table-cell>
          <table:table-cell office:value-type="float" office:value="376" calcext:value-type="float">
            <text:p>376</text:p>
          </table:table-cell>
          <table:table-cell table:formula="of:=[.B535]-[.B$2]" office:value-type="float" office:value="26.6492133140564" calcext:value-type="float">
            <text:p>26.6492133141</text:p>
          </table:table-cell>
          <table:table-cell table:formula="of:=[.C534]/([.D535]-[.D534])" office:value-type="float" office:value="7468.44051277923" calcext:value-type="float">
            <text:p>7468.4405127792</text:p>
          </table:table-cell>
          <table:table-cell table:formula="of:=[.D535]-[.D534]" office:value-type="float" office:value="0.0503451824188232" calcext:value-type="float">
            <text:p>0.050345182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648226.20024" calcext:value-type="float">
            <text:p>1455648226.20024</text:p>
          </table:table-cell>
          <table:table-cell office:value-type="float" office:value="376" calcext:value-type="float">
            <text:p>376</text:p>
          </table:table-cell>
          <table:table-cell table:formula="of:=[.B536]-[.B$2]" office:value-type="float" office:value="26.6997005939484" calcext:value-type="float">
            <text:p>26.6997005939</text:p>
          </table:table-cell>
          <table:table-cell table:formula="of:=[.C535]/([.D536]-[.D535])" office:value-type="float" office:value="7447.42043549507" calcext:value-type="float">
            <text:p>7447.4204354951</text:p>
          </table:table-cell>
          <table:table-cell table:formula="of:=[.D536]-[.D535]" office:value-type="float" office:value="0.0504872798919678" calcext:value-type="float">
            <text:p>0.050487279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648226.24965" calcext:value-type="float">
            <text:p>1455648226.24965</text:p>
          </table:table-cell>
          <table:table-cell office:value-type="float" office:value="376" calcext:value-type="float">
            <text:p>376</text:p>
          </table:table-cell>
          <table:table-cell table:formula="of:=[.B537]-[.B$2]" office:value-type="float" office:value="26.7491118907928" calcext:value-type="float">
            <text:p>26.7491118908</text:p>
          </table:table-cell>
          <table:table-cell table:formula="of:=[.C536]/([.D537]-[.D536])" office:value-type="float" office:value="7609.59586192255" calcext:value-type="float">
            <text:p>7609.5958619226</text:p>
          </table:table-cell>
          <table:table-cell table:formula="of:=[.D537]-[.D536]" office:value-type="float" office:value="0.0494112968444824" calcext:value-type="float">
            <text:p>0.049411296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648226.30018" calcext:value-type="float">
            <text:p>1455648226.30018</text:p>
          </table:table-cell>
          <table:table-cell office:value-type="float" office:value="384" calcext:value-type="float">
            <text:p>384</text:p>
          </table:table-cell>
          <table:table-cell table:formula="of:=[.B538]-[.B$2]" office:value-type="float" office:value="26.7996437549591" calcext:value-type="float">
            <text:p>26.799643755</text:p>
          </table:table-cell>
          <table:table-cell table:formula="of:=[.C537]/([.D538]-[.D537])" office:value-type="float" office:value="7440.84957489172" calcext:value-type="float">
            <text:p>7440.8495748917</text:p>
          </table:table-cell>
          <table:table-cell table:formula="of:=[.D538]-[.D537]" office:value-type="float" office:value="0.0505318641662598" calcext:value-type="float">
            <text:p>0.05053186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648226.34958" calcext:value-type="float">
            <text:p>1455648226.34958</text:p>
          </table:table-cell>
          <table:table-cell office:value-type="float" office:value="384" calcext:value-type="float">
            <text:p>384</text:p>
          </table:table-cell>
          <table:table-cell table:formula="of:=[.B539]-[.B$2]" office:value-type="float" office:value="26.8490488529205" calcext:value-type="float">
            <text:p>26.8490488529</text:p>
          </table:table-cell>
          <table:table-cell table:formula="of:=[.C538]/([.D539]-[.D538])" office:value-type="float" office:value="7772.47725123058" calcext:value-type="float">
            <text:p>7772.4772512306</text:p>
          </table:table-cell>
          <table:table-cell table:formula="of:=[.D539]-[.D538]" office:value-type="float" office:value="0.0494050979614258" calcext:value-type="float">
            <text:p>0.04940509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648226.39992" calcext:value-type="float">
            <text:p>1455648226.39992</text:p>
          </table:table-cell>
          <table:table-cell office:value-type="float" office:value="384" calcext:value-type="float">
            <text:p>384</text:p>
          </table:table-cell>
          <table:table-cell table:formula="of:=[.B540]-[.B$2]" office:value-type="float" office:value="26.899386882782" calcext:value-type="float">
            <text:p>26.8993868828</text:p>
          </table:table-cell>
          <table:table-cell table:formula="of:=[.C539]/([.D540]-[.D539])" office:value-type="float" office:value="7628.42727569826" calcext:value-type="float">
            <text:p>7628.4272756983</text:p>
          </table:table-cell>
          <table:table-cell table:formula="of:=[.D540]-[.D539]" office:value-type="float" office:value="0.0503380298614502" calcext:value-type="float">
            <text:p>0.050338029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648226.44945" calcext:value-type="float">
            <text:p>1455648226.44945</text:p>
          </table:table-cell>
          <table:table-cell office:value-type="float" office:value="384" calcext:value-type="float">
            <text:p>384</text:p>
          </table:table-cell>
          <table:table-cell table:formula="of:=[.B541]-[.B$2]" office:value-type="float" office:value="26.9489133358002" calcext:value-type="float">
            <text:p>26.9489133358</text:p>
          </table:table-cell>
          <table:table-cell table:formula="of:=[.C540]/([.D541]-[.D540])" office:value-type="float" office:value="7753.43228918447" calcext:value-type="float">
            <text:p>7753.4322891845</text:p>
          </table:table-cell>
          <table:table-cell table:formula="of:=[.D541]-[.D540]" office:value-type="float" office:value="0.0495264530181885" calcext:value-type="float">
            <text:p>0.04952645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648226.49984" calcext:value-type="float">
            <text:p>1455648226.49984</text:p>
          </table:table-cell>
          <table:table-cell office:value-type="float" office:value="392" calcext:value-type="float">
            <text:p>392</text:p>
          </table:table-cell>
          <table:table-cell table:formula="of:=[.B542]-[.B$2]" office:value-type="float" office:value="26.9993100166321" calcext:value-type="float">
            <text:p>26.9993100166</text:p>
          </table:table-cell>
          <table:table-cell table:formula="of:=[.C541]/([.D542]-[.D541])" office:value-type="float" office:value="7619.54941597794" calcext:value-type="float">
            <text:p>7619.5494159779</text:p>
          </table:table-cell>
          <table:table-cell table:formula="of:=[.D542]-[.D541]" office:value-type="float" office:value="0.0503966808319092" calcext:value-type="float">
            <text:p>0.05039668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648226.54946" calcext:value-type="float">
            <text:p>1455648226.54946</text:p>
          </table:table-cell>
          <table:table-cell office:value-type="float" office:value="392" calcext:value-type="float">
            <text:p>392</text:p>
          </table:table-cell>
          <table:table-cell table:formula="of:=[.B543]-[.B$2]" office:value-type="float" office:value="27.0489208698273" calcext:value-type="float">
            <text:p>27.0489208698</text:p>
          </table:table-cell>
          <table:table-cell table:formula="of:=[.C542]/([.D543]-[.D542])" office:value-type="float" office:value="7901.49684500896" calcext:value-type="float">
            <text:p>7901.496845009</text:p>
          </table:table-cell>
          <table:table-cell table:formula="of:=[.D543]-[.D542]" office:value-type="float" office:value="0.0496108531951904" calcext:value-type="float">
            <text:p>0.04961085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648226.59983" calcext:value-type="float">
            <text:p>1455648226.59983</text:p>
          </table:table-cell>
          <table:table-cell office:value-type="float" office:value="392" calcext:value-type="float">
            <text:p>392</text:p>
          </table:table-cell>
          <table:table-cell table:formula="of:=[.B544]-[.B$2]" office:value-type="float" office:value="27.0992951393127" calcext:value-type="float">
            <text:p>27.0992951393</text:p>
          </table:table-cell>
          <table:table-cell table:formula="of:=[.C543]/([.D544]-[.D543])" office:value-type="float" office:value="7781.75056440353" calcext:value-type="float">
            <text:p>7781.7505644035</text:p>
          </table:table-cell>
          <table:table-cell table:formula="of:=[.D544]-[.D543]" office:value-type="float" office:value="0.0503742694854736" calcext:value-type="float">
            <text:p>0.050374269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648226.65028" calcext:value-type="float">
            <text:p>1455648226.65028</text:p>
          </table:table-cell>
          <table:table-cell office:value-type="float" office:value="392" calcext:value-type="float">
            <text:p>392</text:p>
          </table:table-cell>
          <table:table-cell table:formula="of:=[.B545]-[.B$2]" office:value-type="float" office:value="27.1497488021851" calcext:value-type="float">
            <text:p>27.1497488022</text:p>
          </table:table-cell>
          <table:table-cell table:formula="of:=[.C544]/([.D545]-[.D544])" office:value-type="float" office:value="7769.50527837897" calcext:value-type="float">
            <text:p>7769.505278379</text:p>
          </table:table-cell>
          <table:table-cell table:formula="of:=[.D545]-[.D544]" office:value-type="float" office:value="0.0504536628723145" calcext:value-type="float">
            <text:p>0.050453662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648226.6997" calcext:value-type="float">
            <text:p>1455648226.6997</text:p>
          </table:table-cell>
          <table:table-cell office:value-type="float" office:value="400" calcext:value-type="float">
            <text:p>400</text:p>
          </table:table-cell>
          <table:table-cell table:formula="of:=[.B546]-[.B$2]" office:value-type="float" office:value="27.1991696357727" calcext:value-type="float">
            <text:p>27.1991696358</text:p>
          </table:table-cell>
          <table:table-cell table:formula="of:=[.C545]/([.D546]-[.D545])" office:value-type="float" office:value="7931.87754117499" calcext:value-type="float">
            <text:p>7931.877541175</text:p>
          </table:table-cell>
          <table:table-cell table:formula="of:=[.D546]-[.D545]" office:value-type="float" office:value="0.0494208335876465" calcext:value-type="float">
            <text:p>0.049420833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648226.75029" calcext:value-type="float">
            <text:p>1455648226.75029</text:p>
          </table:table-cell>
          <table:table-cell office:value-type="float" office:value="400" calcext:value-type="float">
            <text:p>400</text:p>
          </table:table-cell>
          <table:table-cell table:formula="of:=[.B547]-[.B$2]" office:value-type="float" office:value="27.2497515678406" calcext:value-type="float">
            <text:p>27.2497515678</text:p>
          </table:table-cell>
          <table:table-cell table:formula="of:=[.C546]/([.D547]-[.D546])" office:value-type="float" office:value="7907.9620656498" calcext:value-type="float">
            <text:p>7907.9620656498</text:p>
          </table:table-cell>
          <table:table-cell table:formula="of:=[.D547]-[.D546]" office:value-type="float" office:value="0.0505819320678711" calcext:value-type="float">
            <text:p>0.05058193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648226.79966" calcext:value-type="float">
            <text:p>1455648226.79966</text:p>
          </table:table-cell>
          <table:table-cell office:value-type="float" office:value="400" calcext:value-type="float">
            <text:p>400</text:p>
          </table:table-cell>
          <table:table-cell table:formula="of:=[.B548]-[.B$2]" office:value-type="float" office:value="27.299129486084" calcext:value-type="float">
            <text:p>27.2991294861</text:p>
          </table:table-cell>
          <table:table-cell table:formula="of:=[.C547]/([.D548]-[.D547])" office:value-type="float" office:value="8100.78703658996" calcext:value-type="float">
            <text:p>8100.78703659</text:p>
          </table:table-cell>
          <table:table-cell table:formula="of:=[.D548]-[.D547]" office:value-type="float" office:value="0.0493779182434082" calcext:value-type="float">
            <text:p>0.049377918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648226.85015" calcext:value-type="float">
            <text:p>1455648226.85015</text:p>
          </table:table-cell>
          <table:table-cell office:value-type="float" office:value="408" calcext:value-type="float">
            <text:p>408</text:p>
          </table:table-cell>
          <table:table-cell table:formula="of:=[.B549]-[.B$2]" office:value-type="float" office:value="27.3496172428131" calcext:value-type="float">
            <text:p>27.3496172428</text:p>
          </table:table-cell>
          <table:table-cell table:formula="of:=[.C548]/([.D549]-[.D548])" office:value-type="float" office:value="7922.71286969744" calcext:value-type="float">
            <text:p>7922.7128696975</text:p>
          </table:table-cell>
          <table:table-cell table:formula="of:=[.D549]-[.D548]" office:value-type="float" office:value="0.050487756729126" calcext:value-type="float">
            <text:p>0.050487756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648226.89974" calcext:value-type="float">
            <text:p>1455648226.89974</text:p>
          </table:table-cell>
          <table:table-cell office:value-type="float" office:value="408" calcext:value-type="float">
            <text:p>408</text:p>
          </table:table-cell>
          <table:table-cell table:formula="of:=[.B550]-[.B$2]" office:value-type="float" office:value="27.3992071151733" calcext:value-type="float">
            <text:p>27.3992071152</text:p>
          </table:table-cell>
          <table:table-cell table:formula="of:=[.C549]/([.D550]-[.D549])" office:value-type="float" office:value="8227.4863914998" calcext:value-type="float">
            <text:p>8227.4863914998</text:p>
          </table:table-cell>
          <table:table-cell table:formula="of:=[.D550]-[.D549]" office:value-type="float" office:value="0.0495898723602295" calcext:value-type="float">
            <text:p>0.04958987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648226.95012" calcext:value-type="float">
            <text:p>1455648226.95012</text:p>
          </table:table-cell>
          <table:table-cell office:value-type="float" office:value="408" calcext:value-type="float">
            <text:p>408</text:p>
          </table:table-cell>
          <table:table-cell table:formula="of:=[.B551]-[.B$2]" office:value-type="float" office:value="27.4495892524719" calcext:value-type="float">
            <text:p>27.4495892525</text:p>
          </table:table-cell>
          <table:table-cell table:formula="of:=[.C550]/([.D551]-[.D550])" office:value-type="float" office:value="8098.10821605353" calcext:value-type="float">
            <text:p>8098.1082160535</text:p>
          </table:table-cell>
          <table:table-cell table:formula="of:=[.D551]-[.D550]" office:value-type="float" office:value="0.050382137298584" calcext:value-type="float">
            <text:p>0.05038213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648226.99963" calcext:value-type="float">
            <text:p>1455648226.99963</text:p>
          </table:table-cell>
          <table:table-cell office:value-type="float" office:value="416" calcext:value-type="float">
            <text:p>416</text:p>
          </table:table-cell>
          <table:table-cell table:formula="of:=[.B552]-[.B$2]" office:value-type="float" office:value="27.4990963935852" calcext:value-type="float">
            <text:p>27.4990963936</text:p>
          </table:table-cell>
          <table:table-cell table:formula="of:=[.C551]/([.D552]-[.D551])" office:value-type="float" office:value="8241.23532131299" calcext:value-type="float">
            <text:p>8241.235321313</text:p>
          </table:table-cell>
          <table:table-cell table:formula="of:=[.D552]-[.D551]" office:value-type="float" office:value="0.0495071411132813" calcext:value-type="float">
            <text:p>0.04950714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648227.04999" calcext:value-type="float">
            <text:p>1455648227.04999</text:p>
          </table:table-cell>
          <table:table-cell office:value-type="float" office:value="416" calcext:value-type="float">
            <text:p>416</text:p>
          </table:table-cell>
          <table:table-cell table:formula="of:=[.B553]-[.B$2]" office:value-type="float" office:value="27.54945063591" calcext:value-type="float">
            <text:p>27.5494506359</text:p>
          </table:table-cell>
          <table:table-cell table:formula="of:=[.C552]/([.D553]-[.D552])" office:value-type="float" office:value="8261.46876198503" calcext:value-type="float">
            <text:p>8261.468761985</text:p>
          </table:table-cell>
          <table:table-cell table:formula="of:=[.D553]-[.D552]" office:value-type="float" office:value="0.0503542423248291" calcext:value-type="float">
            <text:p>0.05035424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648227.0994" calcext:value-type="float">
            <text:p>1455648227.0994</text:p>
          </table:table-cell>
          <table:table-cell office:value-type="float" office:value="424" calcext:value-type="float">
            <text:p>424</text:p>
          </table:table-cell>
          <table:table-cell table:formula="of:=[.B554]-[.B$2]" office:value-type="float" office:value="27.5988640785217" calcext:value-type="float">
            <text:p>27.5988640785</text:p>
          </table:table-cell>
          <table:table-cell table:formula="of:=[.C553]/([.D554]-[.D553])" office:value-type="float" office:value="8418.76173795566" calcext:value-type="float">
            <text:p>8418.7617379557</text:p>
          </table:table-cell>
          <table:table-cell table:formula="of:=[.D554]-[.D553]" office:value-type="float" office:value="0.0494134426116943" calcext:value-type="float">
            <text:p>0.04941344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648227.14977" calcext:value-type="float">
            <text:p>1455648227.14977</text:p>
          </table:table-cell>
          <table:table-cell office:value-type="float" office:value="424" calcext:value-type="float">
            <text:p>424</text:p>
          </table:table-cell>
          <table:table-cell table:formula="of:=[.B555]-[.B$2]" office:value-type="float" office:value="27.6492311954498" calcext:value-type="float">
            <text:p>27.6492311954</text:p>
          </table:table-cell>
          <table:table-cell table:formula="of:=[.C554]/([.D555]-[.D554])" office:value-type="float" office:value="8418.19079311732" calcext:value-type="float">
            <text:p>8418.1907931173</text:p>
          </table:table-cell>
          <table:table-cell table:formula="of:=[.D555]-[.D554]" office:value-type="float" office:value="0.0503671169281006" calcext:value-type="float">
            <text:p>0.050367116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648227.20031" calcext:value-type="float">
            <text:p>1455648227.20031</text:p>
          </table:table-cell>
          <table:table-cell office:value-type="float" office:value="432" calcext:value-type="float">
            <text:p>432</text:p>
          </table:table-cell>
          <table:table-cell table:formula="of:=[.B556]-[.B$2]" office:value-type="float" office:value="27.6997730731964" calcext:value-type="float">
            <text:p>27.6997730732</text:p>
          </table:table-cell>
          <table:table-cell table:formula="of:=[.C555]/([.D556]-[.D555])" office:value-type="float" office:value="8389.08285374644" calcext:value-type="float">
            <text:p>8389.0828537464</text:p>
          </table:table-cell>
          <table:table-cell table:formula="of:=[.D556]-[.D555]" office:value-type="float" office:value="0.050541877746582" calcext:value-type="float">
            <text:p>0.05054187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648227.24973" calcext:value-type="float">
            <text:p>1455648227.24973</text:p>
          </table:table-cell>
          <table:table-cell office:value-type="float" office:value="432" calcext:value-type="float">
            <text:p>432</text:p>
          </table:table-cell>
          <table:table-cell table:formula="of:=[.B557]-[.B$2]" office:value-type="float" office:value="27.7491919994354" calcext:value-type="float">
            <text:p>27.7491919994</text:p>
          </table:table-cell>
          <table:table-cell table:formula="of:=[.C556]/([.D557]-[.D556])" office:value-type="float" office:value="8741.5901735833" calcext:value-type="float">
            <text:p>8741.5901735833</text:p>
          </table:table-cell>
          <table:table-cell table:formula="of:=[.D557]-[.D556]" office:value-type="float" office:value="0.0494189262390137" calcext:value-type="float">
            <text:p>0.049418926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648227.30008" calcext:value-type="float">
            <text:p>1455648227.30008</text:p>
          </table:table-cell>
          <table:table-cell office:value-type="float" office:value="432" calcext:value-type="float">
            <text:p>432</text:p>
          </table:table-cell>
          <table:table-cell table:formula="of:=[.B558]-[.B$2]" office:value-type="float" office:value="27.799542427063" calcext:value-type="float">
            <text:p>27.7995424271</text:p>
          </table:table-cell>
          <table:table-cell table:formula="of:=[.C557]/([.D558]-[.D557])" office:value-type="float" office:value="8579.86754741104" calcext:value-type="float">
            <text:p>8579.867547411</text:p>
          </table:table-cell>
          <table:table-cell table:formula="of:=[.D558]-[.D557]" office:value-type="float" office:value="0.0503504276275635" calcext:value-type="float">
            <text:p>0.050350427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648227.3496" calcext:value-type="float">
            <text:p>1455648227.3496</text:p>
          </table:table-cell>
          <table:table-cell office:value-type="float" office:value="440" calcext:value-type="float">
            <text:p>440</text:p>
          </table:table-cell>
          <table:table-cell table:formula="of:=[.B559]-[.B$2]" office:value-type="float" office:value="27.8490662574768" calcext:value-type="float">
            <text:p>27.8490662575</text:p>
          </table:table-cell>
          <table:table-cell table:formula="of:=[.C558]/([.D559]-[.D558])" office:value-type="float" office:value="8723.0732435321" calcext:value-type="float">
            <text:p>8723.0732435321</text:p>
          </table:table-cell>
          <table:table-cell table:formula="of:=[.D559]-[.D558]" office:value-type="float" office:value="0.0495238304138184" calcext:value-type="float">
            <text:p>0.049523830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648227.39996" calcext:value-type="float">
            <text:p>1455648227.39996</text:p>
          </table:table-cell>
          <table:table-cell office:value-type="float" office:value="440" calcext:value-type="float">
            <text:p>440</text:p>
          </table:table-cell>
          <table:table-cell table:formula="of:=[.B560]-[.B$2]" office:value-type="float" office:value="27.8994278907776" calcext:value-type="float">
            <text:p>27.8994278908</text:p>
          </table:table-cell>
          <table:table-cell table:formula="of:=[.C559]/([.D560]-[.D559])" office:value-type="float" office:value="8736.80957430692" calcext:value-type="float">
            <text:p>8736.8095743069</text:p>
          </table:table-cell>
          <table:table-cell table:formula="of:=[.D560]-[.D559]" office:value-type="float" office:value="0.0503616333007813" calcext:value-type="float">
            <text:p>0.05036163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648227.44953" calcext:value-type="float">
            <text:p>1455648227.44953</text:p>
          </table:table-cell>
          <table:table-cell office:value-type="float" office:value="448" calcext:value-type="float">
            <text:p>448</text:p>
          </table:table-cell>
          <table:table-cell table:formula="of:=[.B561]-[.B$2]" office:value-type="float" office:value="27.9489967823029" calcext:value-type="float">
            <text:p>27.9489967823</text:p>
          </table:table-cell>
          <table:table-cell table:formula="of:=[.C560]/([.D561]-[.D560])" office:value-type="float" office:value="8876.5349892019" calcext:value-type="float">
            <text:p>8876.5349892019</text:p>
          </table:table-cell>
          <table:table-cell table:formula="of:=[.D561]-[.D560]" office:value-type="float" office:value="0.0495688915252686" calcext:value-type="float">
            <text:p>0.04956889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648227.49989" calcext:value-type="float">
            <text:p>1455648227.49989</text:p>
          </table:table-cell>
          <table:table-cell office:value-type="float" office:value="448" calcext:value-type="float">
            <text:p>448</text:p>
          </table:table-cell>
          <table:table-cell table:formula="of:=[.B562]-[.B$2]" office:value-type="float" office:value="27.9993588924408" calcext:value-type="float">
            <text:p>27.9993588924</text:p>
          </table:table-cell>
          <table:table-cell table:formula="of:=[.C561]/([.D562]-[.D561])" office:value-type="float" office:value="8895.57643182442" calcext:value-type="float">
            <text:p>8895.5764318244</text:p>
          </table:table-cell>
          <table:table-cell table:formula="of:=[.D562]-[.D561]" office:value-type="float" office:value="0.0503621101379395" calcext:value-type="float">
            <text:p>0.05036211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648227.5504" calcext:value-type="float">
            <text:p>1455648227.5504</text:p>
          </table:table-cell>
          <table:table-cell office:value-type="float" office:value="456" calcext:value-type="float">
            <text:p>456</text:p>
          </table:table-cell>
          <table:table-cell table:formula="of:=[.B563]-[.B$2]" office:value-type="float" office:value="28.0498659610748" calcext:value-type="float">
            <text:p>28.0498659611</text:p>
          </table:table-cell>
          <table:table-cell table:formula="of:=[.C562]/([.D563]-[.D562])" office:value-type="float" office:value="8870.04556225867" calcext:value-type="float">
            <text:p>8870.0455622587</text:p>
          </table:table-cell>
          <table:table-cell table:formula="of:=[.D563]-[.D562]" office:value-type="float" office:value="0.0505070686340332" calcext:value-type="float">
            <text:p>0.050507068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648227.59975" calcext:value-type="float">
            <text:p>1455648227.59975</text:p>
          </table:table-cell>
          <table:table-cell office:value-type="float" office:value="456" calcext:value-type="float">
            <text:p>456</text:p>
          </table:table-cell>
          <table:table-cell table:formula="of:=[.B564]-[.B$2]" office:value-type="float" office:value="28.0992138385773" calcext:value-type="float">
            <text:p>28.0992138386</text:p>
          </table:table-cell>
          <table:table-cell table:formula="of:=[.C563]/([.D564]-[.D563])" office:value-type="float" office:value="9240.51900666731" calcext:value-type="float">
            <text:p>9240.5190066673</text:p>
          </table:table-cell>
          <table:table-cell table:formula="of:=[.D564]-[.D563]" office:value-type="float" office:value="0.0493478775024414" calcext:value-type="float">
            <text:p>0.049347877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648227.65026" calcext:value-type="float">
            <text:p>1455648227.65026</text:p>
          </table:table-cell>
          <table:table-cell office:value-type="float" office:value="464" calcext:value-type="float">
            <text:p>464</text:p>
          </table:table-cell>
          <table:table-cell table:formula="of:=[.B565]-[.B$2]" office:value-type="float" office:value="28.1497302055359" calcext:value-type="float">
            <text:p>28.1497302055</text:p>
          </table:table-cell>
          <table:table-cell table:formula="of:=[.C564]/([.D565]-[.D564])" office:value-type="float" office:value="9026.7774080734" calcext:value-type="float">
            <text:p>9026.7774080734</text:p>
          </table:table-cell>
          <table:table-cell table:formula="of:=[.D565]-[.D564]" office:value-type="float" office:value="0.0505163669586182" calcext:value-type="float">
            <text:p>0.05051636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648227.69974" calcext:value-type="float">
            <text:p>1455648227.69974</text:p>
          </table:table-cell>
          <table:table-cell office:value-type="float" office:value="464" calcext:value-type="float">
            <text:p>464</text:p>
          </table:table-cell>
          <table:table-cell table:formula="of:=[.B566]-[.B$2]" office:value-type="float" office:value="28.1992015838623" calcext:value-type="float">
            <text:p>28.1992015839</text:p>
          </table:table-cell>
          <table:table-cell table:formula="of:=[.C565]/([.D566]-[.D565])" office:value-type="float" office:value="9379.16055094507" calcext:value-type="float">
            <text:p>9379.1605509451</text:p>
          </table:table-cell>
          <table:table-cell table:formula="of:=[.D566]-[.D565]" office:value-type="float" office:value="0.049471378326416" calcext:value-type="float">
            <text:p>0.04947137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648227.75003" calcext:value-type="float">
            <text:p>1455648227.75003</text:p>
          </table:table-cell>
          <table:table-cell office:value-type="float" office:value="472" calcext:value-type="float">
            <text:p>472</text:p>
          </table:table-cell>
          <table:table-cell table:formula="of:=[.B567]-[.B$2]" office:value-type="float" office:value="28.2494966983795" calcext:value-type="float">
            <text:p>28.2494966984</text:p>
          </table:table-cell>
          <table:table-cell table:formula="of:=[.C566]/([.D567]-[.D566])" office:value-type="float" office:value="9225.54813631473" calcext:value-type="float">
            <text:p>9225.5481363147</text:p>
          </table:table-cell>
          <table:table-cell table:formula="of:=[.D567]-[.D566]" office:value-type="float" office:value="0.0502951145172119" calcext:value-type="float">
            <text:p>0.05029511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648227.79955" calcext:value-type="float">
            <text:p>1455648227.79955</text:p>
          </table:table-cell>
          <table:table-cell office:value-type="float" office:value="472" calcext:value-type="float">
            <text:p>472</text:p>
          </table:table-cell>
          <table:table-cell table:formula="of:=[.B568]-[.B$2]" office:value-type="float" office:value="28.2990162372589" calcext:value-type="float">
            <text:p>28.2990162373</text:p>
          </table:table-cell>
          <table:table-cell table:formula="of:=[.C567]/([.D568]-[.D567])" office:value-type="float" office:value="9531.59117958594" calcext:value-type="float">
            <text:p>9531.591179586</text:p>
          </table:table-cell>
          <table:table-cell table:formula="of:=[.D568]-[.D567]" office:value-type="float" office:value="0.0495195388793945" calcext:value-type="float">
            <text:p>0.049519538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648227.85004" calcext:value-type="float">
            <text:p>1455648227.85004</text:p>
          </table:table-cell>
          <table:table-cell office:value-type="float" office:value="480" calcext:value-type="float">
            <text:p>480</text:p>
          </table:table-cell>
          <table:table-cell table:formula="of:=[.B569]-[.B$2]" office:value-type="float" office:value="28.349508523941" calcext:value-type="float">
            <text:p>28.3495085239</text:p>
          </table:table-cell>
          <table:table-cell table:formula="of:=[.C568]/([.D569]-[.D568])" office:value-type="float" office:value="9347.96245160072" calcext:value-type="float">
            <text:p>9347.9624516007</text:p>
          </table:table-cell>
          <table:table-cell table:formula="of:=[.D569]-[.D568]" office:value-type="float" office:value="0.0504922866821289" calcext:value-type="float">
            <text:p>0.05049228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648227.89952" calcext:value-type="float">
            <text:p>1455648227.89952</text:p>
          </table:table-cell>
          <table:table-cell office:value-type="float" office:value="480" calcext:value-type="float">
            <text:p>480</text:p>
          </table:table-cell>
          <table:table-cell table:formula="of:=[.B570]-[.B$2]" office:value-type="float" office:value="28.3989901542664" calcext:value-type="float">
            <text:p>28.3989901543</text:p>
          </table:table-cell>
          <table:table-cell table:formula="of:=[.C569]/([.D570]-[.D569])" office:value-type="float" office:value="9700.56962238787" calcext:value-type="float">
            <text:p>9700.5696223879</text:p>
          </table:table-cell>
          <table:table-cell table:formula="of:=[.D570]-[.D569]" office:value-type="float" office:value="0.0494816303253174" calcext:value-type="float">
            <text:p>0.049481630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648227.94995" calcext:value-type="float">
            <text:p>1455648227.94995</text:p>
          </table:table-cell>
          <table:table-cell office:value-type="float" office:value="488" calcext:value-type="float">
            <text:p>488</text:p>
          </table:table-cell>
          <table:table-cell table:formula="of:=[.B571]-[.B$2]" office:value-type="float" office:value="28.4494190216064" calcext:value-type="float">
            <text:p>28.4494190216</text:p>
          </table:table-cell>
          <table:table-cell table:formula="of:=[.C570]/([.D571]-[.D570])" office:value-type="float" office:value="9518.35774464102" calcext:value-type="float">
            <text:p>9518.357744641</text:p>
          </table:table-cell>
          <table:table-cell table:formula="of:=[.D571]-[.D570]" office:value-type="float" office:value="0.0504288673400879" calcext:value-type="float">
            <text:p>0.05042886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648227.99954" calcext:value-type="float">
            <text:p>1455648227.99954</text:p>
          </table:table-cell>
          <table:table-cell office:value-type="float" office:value="488" calcext:value-type="float">
            <text:p>488</text:p>
          </table:table-cell>
          <table:table-cell table:formula="of:=[.B572]-[.B$2]" office:value-type="float" office:value="28.4990074634552" calcext:value-type="float">
            <text:p>28.4990074635</text:p>
          </table:table-cell>
          <table:table-cell table:formula="of:=[.C571]/([.D572]-[.D571])" office:value-type="float" office:value="9841.00289919178" calcext:value-type="float">
            <text:p>9841.0028991918</text:p>
          </table:table-cell>
          <table:table-cell table:formula="of:=[.D572]-[.D571]" office:value-type="float" office:value="0.0495884418487549" calcext:value-type="float">
            <text:p>0.04958844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648228.05006" calcext:value-type="float">
            <text:p>1455648228.05006</text:p>
          </table:table-cell>
          <table:table-cell office:value-type="float" office:value="496" calcext:value-type="float">
            <text:p>496</text:p>
          </table:table-cell>
          <table:table-cell table:formula="of:=[.B573]-[.B$2]" office:value-type="float" office:value="28.5495269298553" calcext:value-type="float">
            <text:p>28.5495269299</text:p>
          </table:table-cell>
          <table:table-cell table:formula="of:=[.C572]/([.D573]-[.D572])" office:value-type="float" office:value="9659.64280253334" calcext:value-type="float">
            <text:p>9659.6428025334</text:p>
          </table:table-cell>
          <table:table-cell table:formula="of:=[.D573]-[.D572]" office:value-type="float" office:value="0.0505194664001465" calcext:value-type="float">
            <text:p>0.050519466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648228.09983" calcext:value-type="float">
            <text:p>1455648228.09983</text:p>
          </table:table-cell>
          <table:table-cell office:value-type="float" office:value="504" calcext:value-type="float">
            <text:p>504</text:p>
          </table:table-cell>
          <table:table-cell table:formula="of:=[.B574]-[.B$2]" office:value-type="float" office:value="28.5992999076843" calcext:value-type="float">
            <text:p>28.5992999077</text:p>
          </table:table-cell>
          <table:table-cell table:formula="of:=[.C573]/([.D574]-[.D573])" office:value-type="float" office:value="9965.24663853269" calcext:value-type="float">
            <text:p>9965.2466385327</text:p>
          </table:table-cell>
          <table:table-cell table:formula="of:=[.D574]-[.D573]" office:value-type="float" office:value="0.0497729778289795" calcext:value-type="float">
            <text:p>0.049772977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648228.15022" calcext:value-type="float">
            <text:p>1455648228.15022</text:p>
          </table:table-cell>
          <table:table-cell office:value-type="float" office:value="504" calcext:value-type="float">
            <text:p>504</text:p>
          </table:table-cell>
          <table:table-cell table:formula="of:=[.B575]-[.B$2]" office:value-type="float" office:value="28.6496813297272" calcext:value-type="float">
            <text:p>28.6496813297</text:p>
          </table:table-cell>
          <table:table-cell table:formula="of:=[.C574]/([.D575]-[.D574])" office:value-type="float" office:value="10003.6874618461" calcext:value-type="float">
            <text:p>10003.6874618461</text:p>
          </table:table-cell>
          <table:table-cell table:formula="of:=[.D575]-[.D574]" office:value-type="float" office:value="0.0503814220428467" calcext:value-type="float">
            <text:p>0.05038142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648228.1996" calcext:value-type="float">
            <text:p>1455648228.1996</text:p>
          </table:table-cell>
          <table:table-cell office:value-type="float" office:value="512" calcext:value-type="float">
            <text:p>512</text:p>
          </table:table-cell>
          <table:table-cell table:formula="of:=[.B576]-[.B$2]" office:value-type="float" office:value="28.6990661621094" calcext:value-type="float">
            <text:p>28.6990661621</text:p>
          </table:table-cell>
          <table:table-cell table:formula="of:=[.C575]/([.D576]-[.D575])" office:value-type="float" office:value="10205.5626330654" calcext:value-type="float">
            <text:p>10205.5626330654</text:p>
          </table:table-cell>
          <table:table-cell table:formula="of:=[.D576]-[.D575]" office:value-type="float" office:value="0.0493848323822022" calcext:value-type="float">
            <text:p>0.04938483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648228.25006" calcext:value-type="float">
            <text:p>1455648228.25006</text:p>
          </table:table-cell>
          <table:table-cell office:value-type="float" office:value="512" calcext:value-type="float">
            <text:p>512</text:p>
          </table:table-cell>
          <table:table-cell table:formula="of:=[.B577]-[.B$2]" office:value-type="float" office:value="28.7495269775391" calcext:value-type="float">
            <text:p>28.7495269775</text:p>
          </table:table-cell>
          <table:table-cell table:formula="of:=[.C576]/([.D577]-[.D576])" office:value-type="float" office:value="10146.4868460841" calcext:value-type="float">
            <text:p>10146.4868460841</text:p>
          </table:table-cell>
          <table:table-cell table:formula="of:=[.D577]-[.D576]" office:value-type="float" office:value="0.0504608154296875" calcext:value-type="float">
            <text:p>0.050460815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648228.29949" calcext:value-type="float">
            <text:p>1455648228.29949</text:p>
          </table:table-cell>
          <table:table-cell office:value-type="float" office:value="520" calcext:value-type="float">
            <text:p>520</text:p>
          </table:table-cell>
          <table:table-cell table:formula="of:=[.B578]-[.B$2]" office:value-type="float" office:value="28.7989504337311" calcext:value-type="float">
            <text:p>28.7989504337</text:p>
          </table:table-cell>
          <table:table-cell table:formula="of:=[.C577]/([.D578]-[.D577])" office:value-type="float" office:value="10359.4535762698" calcext:value-type="float">
            <text:p>10359.4535762698</text:p>
          </table:table-cell>
          <table:table-cell table:formula="of:=[.D578]-[.D577]" office:value-type="float" office:value="0.0494234561920166" calcext:value-type="float">
            <text:p>0.049423456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648228.3501" calcext:value-type="float">
            <text:p>1455648228.3501</text:p>
          </table:table-cell>
          <table:table-cell office:value-type="float" office:value="520" calcext:value-type="float">
            <text:p>520</text:p>
          </table:table-cell>
          <table:table-cell table:formula="of:=[.B579]-[.B$2]" office:value-type="float" office:value="28.8495683670044" calcext:value-type="float">
            <text:p>28.849568367</text:p>
          </table:table-cell>
          <table:table-cell table:formula="of:=[.C578]/([.D579]-[.D578])" office:value-type="float" office:value="10273.0389483154" calcext:value-type="float">
            <text:p>10273.0389483154</text:p>
          </table:table-cell>
          <table:table-cell table:formula="of:=[.D579]-[.D578]" office:value-type="float" office:value="0.0506179332733154" calcext:value-type="float">
            <text:p>0.050617933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648228.3994" calcext:value-type="float">
            <text:p>1455648228.3994</text:p>
          </table:table-cell>
          <table:table-cell office:value-type="float" office:value="528" calcext:value-type="float">
            <text:p>528</text:p>
          </table:table-cell>
          <table:table-cell table:formula="of:=[.B580]-[.B$2]" office:value-type="float" office:value="28.8988647460937" calcext:value-type="float">
            <text:p>28.8988647461</text:p>
          </table:table-cell>
          <table:table-cell table:formula="of:=[.C579]/([.D580]-[.D579])" office:value-type="float" office:value="10548.4420885647" calcext:value-type="float">
            <text:p>10548.4420885647</text:p>
          </table:table-cell>
          <table:table-cell table:formula="of:=[.D580]-[.D579]" office:value-type="float" office:value="0.0492963790893555" calcext:value-type="float">
            <text:p>0.049296379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648228.45011" calcext:value-type="float">
            <text:p>1455648228.45011</text:p>
          </table:table-cell>
          <table:table-cell office:value-type="float" office:value="528" calcext:value-type="float">
            <text:p>528</text:p>
          </table:table-cell>
          <table:table-cell table:formula="of:=[.B581]-[.B$2]" office:value-type="float" office:value="28.9495787620544" calcext:value-type="float">
            <text:p>28.9495787621</text:p>
          </table:table-cell>
          <table:table-cell table:formula="of:=[.C580]/([.D581]-[.D580])" office:value-type="float" office:value="10411.3229843449" calcext:value-type="float">
            <text:p>10411.3229843449</text:p>
          </table:table-cell>
          <table:table-cell table:formula="of:=[.D581]-[.D580]" office:value-type="float" office:value="0.0507140159606934" calcext:value-type="float">
            <text:p>0.05071401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648228.4996" calcext:value-type="float">
            <text:p>1455648228.4996</text:p>
          </table:table-cell>
          <table:table-cell office:value-type="float" office:value="536" calcext:value-type="float">
            <text:p>536</text:p>
          </table:table-cell>
          <table:table-cell table:formula="of:=[.B582]-[.B$2]" office:value-type="float" office:value="28.99906873703" calcext:value-type="float">
            <text:p>28.999068737</text:p>
          </table:table-cell>
          <table:table-cell table:formula="of:=[.C581]/([.D582]-[.D581])" office:value-type="float" office:value="10668.8273788877" calcext:value-type="float">
            <text:p>10668.8273788877</text:p>
          </table:table-cell>
          <table:table-cell table:formula="of:=[.D582]-[.D581]" office:value-type="float" office:value="0.0494899749755859" calcext:value-type="float">
            <text:p>0.0494899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648228.55016" calcext:value-type="float">
            <text:p>1455648228.55016</text:p>
          </table:table-cell>
          <table:table-cell office:value-type="float" office:value="536" calcext:value-type="float">
            <text:p>536</text:p>
          </table:table-cell>
          <table:table-cell table:formula="of:=[.B583]-[.B$2]" office:value-type="float" office:value="29.0496206283569" calcext:value-type="float">
            <text:p>29.0496206284</text:p>
          </table:table-cell>
          <table:table-cell table:formula="of:=[.C582]/([.D583]-[.D582])" office:value-type="float" office:value="10602.9662972221" calcext:value-type="float">
            <text:p>10602.9662972221</text:p>
          </table:table-cell>
          <table:table-cell table:formula="of:=[.D583]-[.D582]" office:value-type="float" office:value="0.0505518913269043" calcext:value-type="float">
            <text:p>0.05055189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648228.5996" calcext:value-type="float">
            <text:p>1455648228.5996</text:p>
          </table:table-cell>
          <table:table-cell office:value-type="float" office:value="544" calcext:value-type="float">
            <text:p>544</text:p>
          </table:table-cell>
          <table:table-cell table:formula="of:=[.B584]-[.B$2]" office:value-type="float" office:value="29.099068403244" calcext:value-type="float">
            <text:p>29.0990684032</text:p>
          </table:table-cell>
          <table:table-cell table:formula="of:=[.C583]/([.D584]-[.D583])" office:value-type="float" office:value="10839.7193043361" calcext:value-type="float">
            <text:p>10839.7193043361</text:p>
          </table:table-cell>
          <table:table-cell table:formula="of:=[.D584]-[.D583]" office:value-type="float" office:value="0.049447774887085" calcext:value-type="float">
            <text:p>0.049447774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648228.64995" calcext:value-type="float">
            <text:p>1455648228.64995</text:p>
          </table:table-cell>
          <table:table-cell office:value-type="float" office:value="544" calcext:value-type="float">
            <text:p>544</text:p>
          </table:table-cell>
          <table:table-cell table:formula="of:=[.B585]-[.B$2]" office:value-type="float" office:value="29.1494202613831" calcext:value-type="float">
            <text:p>29.1494202614</text:p>
          </table:table-cell>
          <table:table-cell table:formula="of:=[.C584]/([.D585]-[.D584])" office:value-type="float" office:value="10803.970699509" calcext:value-type="float">
            <text:p>10803.970699509</text:p>
          </table:table-cell>
          <table:table-cell table:formula="of:=[.D585]-[.D584]" office:value-type="float" office:value="0.0503518581390381" calcext:value-type="float">
            <text:p>0.050351858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648228.69949" calcext:value-type="float">
            <text:p>1455648228.69949</text:p>
          </table:table-cell>
          <table:table-cell office:value-type="float" office:value="552" calcext:value-type="float">
            <text:p>552</text:p>
          </table:table-cell>
          <table:table-cell table:formula="of:=[.B586]-[.B$2]" office:value-type="float" office:value="29.1989600658417" calcext:value-type="float">
            <text:p>29.1989600658</text:p>
          </table:table-cell>
          <table:table-cell table:formula="of:=[.C585]/([.D586]-[.D585])" office:value-type="float" office:value="10981.0687778232" calcext:value-type="float">
            <text:p>10981.0687778232</text:p>
          </table:table-cell>
          <table:table-cell table:formula="of:=[.D586]-[.D585]" office:value-type="float" office:value="0.0495398044586182" calcext:value-type="float">
            <text:p>0.049539804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648228.74979" calcext:value-type="float">
            <text:p>1455648228.74979</text:p>
          </table:table-cell>
          <table:table-cell office:value-type="float" office:value="552" calcext:value-type="float">
            <text:p>552</text:p>
          </table:table-cell>
          <table:table-cell table:formula="of:=[.B587]-[.B$2]" office:value-type="float" office:value="29.2492537498474" calcext:value-type="float">
            <text:p>29.2492537498</text:p>
          </table:table-cell>
          <table:table-cell table:formula="of:=[.C586]/([.D587]-[.D586])" office:value-type="float" office:value="10975.5332287257" calcext:value-type="float">
            <text:p>10975.5332287257</text:p>
          </table:table-cell>
          <table:table-cell table:formula="of:=[.D587]-[.D586]" office:value-type="float" office:value="0.0502936840057373" calcext:value-type="float">
            <text:p>0.0502936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648228.79925" calcext:value-type="float">
            <text:p>1455648228.79925</text:p>
          </table:table-cell>
          <table:table-cell office:value-type="float" office:value="552" calcext:value-type="float">
            <text:p>552</text:p>
          </table:table-cell>
          <table:table-cell table:formula="of:=[.B588]-[.B$2]" office:value-type="float" office:value="29.2987170219421" calcext:value-type="float">
            <text:p>29.2987170219</text:p>
          </table:table-cell>
          <table:table-cell table:formula="of:=[.C587]/([.D588]-[.D587])" office:value-type="float" office:value="11159.7954729495" calcext:value-type="float">
            <text:p>11159.7954729495</text:p>
          </table:table-cell>
          <table:table-cell table:formula="of:=[.D588]-[.D587]" office:value-type="float" office:value="0.0494632720947266" calcext:value-type="float">
            <text:p>0.04946327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648228.84957" calcext:value-type="float">
            <text:p>1455648228.84957</text:p>
          </table:table-cell>
          <table:table-cell office:value-type="float" office:value="560" calcext:value-type="float">
            <text:p>560</text:p>
          </table:table-cell>
          <table:table-cell table:formula="of:=[.B589]-[.B$2]" office:value-type="float" office:value="29.3490343093872" calcext:value-type="float">
            <text:p>29.3490343094</text:p>
          </table:table-cell>
          <table:table-cell table:formula="of:=[.C588]/([.D589]-[.D588])" office:value-type="float" office:value="10970.3846933844" calcext:value-type="float">
            <text:p>10970.3846933844</text:p>
          </table:table-cell>
          <table:table-cell table:formula="of:=[.D589]-[.D588]" office:value-type="float" office:value="0.0503172874450684" calcext:value-type="float">
            <text:p>0.05031728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648228.90017" calcext:value-type="float">
            <text:p>1455648228.90017</text:p>
          </table:table-cell>
          <table:table-cell office:value-type="float" office:value="560" calcext:value-type="float">
            <text:p>560</text:p>
          </table:table-cell>
          <table:table-cell table:formula="of:=[.B590]-[.B$2]" office:value-type="float" office:value="29.3996334075928" calcext:value-type="float">
            <text:p>29.3996334076</text:p>
          </table:table-cell>
          <table:table-cell table:formula="of:=[.C589]/([.D590]-[.D589])" office:value-type="float" office:value="11067.3909192001" calcext:value-type="float">
            <text:p>11067.3909192001</text:p>
          </table:table-cell>
          <table:table-cell table:formula="of:=[.D590]-[.D589]" office:value-type="float" office:value="0.0505990982055664" calcext:value-type="float">
            <text:p>0.050599098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648228.94956" calcext:value-type="float">
            <text:p>1455648228.94956</text:p>
          </table:table-cell>
          <table:table-cell office:value-type="float" office:value="568" calcext:value-type="float">
            <text:p>568</text:p>
          </table:table-cell>
          <table:table-cell table:formula="of:=[.B591]-[.B$2]" office:value-type="float" office:value="29.4490299224854" calcext:value-type="float">
            <text:p>29.4490299225</text:p>
          </table:table-cell>
          <table:table-cell table:formula="of:=[.C590]/([.D591]-[.D590])" office:value-type="float" office:value="11336.8321878137" calcext:value-type="float">
            <text:p>11336.8321878137</text:p>
          </table:table-cell>
          <table:table-cell table:formula="of:=[.D591]-[.D590]" office:value-type="float" office:value="0.0493965148925781" calcext:value-type="float">
            <text:p>0.04939651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648228.99998" calcext:value-type="float">
            <text:p>1455648228.99998</text:p>
          </table:table-cell>
          <table:table-cell office:value-type="float" office:value="568" calcext:value-type="float">
            <text:p>568</text:p>
          </table:table-cell>
          <table:table-cell table:formula="of:=[.B592]-[.B$2]" office:value-type="float" office:value="29.4994442462921" calcext:value-type="float">
            <text:p>29.4994442463</text:p>
          </table:table-cell>
          <table:table-cell table:formula="of:=[.C591]/([.D592]-[.D591])" office:value-type="float" office:value="11266.6392626257" calcext:value-type="float">
            <text:p>11266.6392626257</text:p>
          </table:table-cell>
          <table:table-cell table:formula="of:=[.D592]-[.D591]" office:value-type="float" office:value="0.0504143238067627" calcext:value-type="float">
            <text:p>0.05041432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648229.04958" calcext:value-type="float">
            <text:p>1455648229.04958</text:p>
          </table:table-cell>
          <table:table-cell office:value-type="float" office:value="576" calcext:value-type="float">
            <text:p>576</text:p>
          </table:table-cell>
          <table:table-cell table:formula="of:=[.B593]-[.B$2]" office:value-type="float" office:value="29.5490419864655" calcext:value-type="float">
            <text:p>29.5490419865</text:p>
          </table:table-cell>
          <table:table-cell table:formula="of:=[.C592]/([.D593]-[.D592])" office:value-type="float" office:value="11452.1346741785" calcext:value-type="float">
            <text:p>11452.1346741785</text:p>
          </table:table-cell>
          <table:table-cell table:formula="of:=[.D593]-[.D592]" office:value-type="float" office:value="0.0495977401733398" calcext:value-type="float">
            <text:p>0.04959774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648229.1003" calcext:value-type="float">
            <text:p>1455648229.1003</text:p>
          </table:table-cell>
          <table:table-cell office:value-type="float" office:value="576" calcext:value-type="float">
            <text:p>576</text:p>
          </table:table-cell>
          <table:table-cell table:formula="of:=[.B594]-[.B$2]" office:value-type="float" office:value="29.5997631549835" calcext:value-type="float">
            <text:p>29.599763155</text:p>
          </table:table-cell>
          <table:table-cell table:formula="of:=[.C593]/([.D594]-[.D593])" office:value-type="float" office:value="11356.20524584" calcext:value-type="float">
            <text:p>11356.20524584</text:p>
          </table:table-cell>
          <table:table-cell table:formula="of:=[.D594]-[.D593]" office:value-type="float" office:value="0.0507211685180664" calcext:value-type="float">
            <text:p>0.050721168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648229.14993" calcext:value-type="float">
            <text:p>1455648229.14993</text:p>
          </table:table-cell>
          <table:table-cell office:value-type="float" office:value="576" calcext:value-type="float">
            <text:p>576</text:p>
          </table:table-cell>
          <table:table-cell table:formula="of:=[.B595]-[.B$2]" office:value-type="float" office:value="29.6493928432465" calcext:value-type="float">
            <text:p>29.6493928432</text:p>
          </table:table-cell>
          <table:table-cell table:formula="of:=[.C594]/([.D595]-[.D594])" office:value-type="float" office:value="11605.9564377744" calcext:value-type="float">
            <text:p>11605.9564377744</text:p>
          </table:table-cell>
          <table:table-cell table:formula="of:=[.D595]-[.D594]" office:value-type="float" office:value="0.0496296882629395" calcext:value-type="float">
            <text:p>0.049629688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648229.19921" calcext:value-type="float">
            <text:p>1455648229.19921</text:p>
          </table:table-cell>
          <table:table-cell office:value-type="float" office:value="584" calcext:value-type="float">
            <text:p>584</text:p>
          </table:table-cell>
          <table:table-cell table:formula="of:=[.B596]-[.B$2]" office:value-type="float" office:value="29.6986744403839" calcext:value-type="float">
            <text:p>29.6986744404</text:p>
          </table:table-cell>
          <table:table-cell table:formula="of:=[.C595]/([.D596]-[.D595])" office:value-type="float" office:value="11687.9328888932" calcext:value-type="float">
            <text:p>11687.9328888932</text:p>
          </table:table-cell>
          <table:table-cell table:formula="of:=[.D596]-[.D595]" office:value-type="float" office:value="0.0492815971374512" calcext:value-type="float">
            <text:p>0.04928159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648229.24975" calcext:value-type="float">
            <text:p>1455648229.24975</text:p>
          </table:table-cell>
          <table:table-cell office:value-type="float" office:value="584" calcext:value-type="float">
            <text:p>584</text:p>
          </table:table-cell>
          <table:table-cell table:formula="of:=[.B597]-[.B$2]" office:value-type="float" office:value="29.7492158412933" calcext:value-type="float">
            <text:p>29.7492158413</text:p>
          </table:table-cell>
          <table:table-cell table:formula="of:=[.C596]/([.D597]-[.D596])" office:value-type="float" office:value="11554.8835111753" calcext:value-type="float">
            <text:p>11554.8835111753</text:p>
          </table:table-cell>
          <table:table-cell table:formula="of:=[.D597]-[.D596]" office:value-type="float" office:value="0.0505414009094238" calcext:value-type="float">
            <text:p>0.050541400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648229.30011" calcext:value-type="float">
            <text:p>1455648229.30011</text:p>
          </table:table-cell>
          <table:table-cell office:value-type="float" office:value="584" calcext:value-type="float">
            <text:p>584</text:p>
          </table:table-cell>
          <table:table-cell table:formula="of:=[.B598]-[.B$2]" office:value-type="float" office:value="29.7995712757111" calcext:value-type="float">
            <text:p>29.7995712757</text:p>
          </table:table-cell>
          <table:table-cell table:formula="of:=[.C597]/([.D598]-[.D597])" office:value-type="float" office:value="11597.5565845667" calcext:value-type="float">
            <text:p>11597.5565845667</text:p>
          </table:table-cell>
          <table:table-cell table:formula="of:=[.D598]-[.D597]" office:value-type="float" office:value="0.0503554344177246" calcext:value-type="float">
            <text:p>0.050355434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648229.34967" calcext:value-type="float">
            <text:p>1455648229.34967</text:p>
          </table:table-cell>
          <table:table-cell office:value-type="float" office:value="592" calcext:value-type="float">
            <text:p>592</text:p>
          </table:table-cell>
          <table:table-cell table:formula="of:=[.B599]-[.B$2]" office:value-type="float" office:value="29.8491401672363" calcext:value-type="float">
            <text:p>29.8491401672</text:p>
          </table:table-cell>
          <table:table-cell table:formula="of:=[.C598]/([.D599]-[.D598])" office:value-type="float" office:value="11781.5828038498" calcext:value-type="float">
            <text:p>11781.5828038498</text:p>
          </table:table-cell>
          <table:table-cell table:formula="of:=[.D599]-[.D598]" office:value-type="float" office:value="0.0495688915252686" calcext:value-type="float">
            <text:p>0.04956889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648229.40006" calcext:value-type="float">
            <text:p>1455648229.40006</text:p>
          </table:table-cell>
          <table:table-cell office:value-type="float" office:value="592" calcext:value-type="float">
            <text:p>592</text:p>
          </table:table-cell>
          <table:table-cell table:formula="of:=[.B600]-[.B$2]" office:value-type="float" office:value="29.8995218276978" calcext:value-type="float">
            <text:p>29.8995218277</text:p>
          </table:table-cell>
          <table:table-cell table:formula="of:=[.C599]/([.D600]-[.D599])" office:value-type="float" office:value="11750.3074447747" calcext:value-type="float">
            <text:p>11750.3074447747</text:p>
          </table:table-cell>
          <table:table-cell table:formula="of:=[.D600]-[.D599]" office:value-type="float" office:value="0.0503816604614258" calcext:value-type="float">
            <text:p>0.050381660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648229.44959" calcext:value-type="float">
            <text:p>1455648229.44959</text:p>
          </table:table-cell>
          <table:table-cell office:value-type="float" office:value="592" calcext:value-type="float">
            <text:p>592</text:p>
          </table:table-cell>
          <table:table-cell table:formula="of:=[.B601]-[.B$2]" office:value-type="float" office:value="29.9490530490875" calcext:value-type="float">
            <text:p>29.9490530491</text:p>
          </table:table-cell>
          <table:table-cell table:formula="of:=[.C600]/([.D601]-[.D600])" office:value-type="float" office:value="11952.0573769308" calcext:value-type="float">
            <text:p>11952.0573769308</text:p>
          </table:table-cell>
          <table:table-cell table:formula="of:=[.D601]-[.D600]" office:value-type="float" office:value="0.0495312213897705" calcext:value-type="float">
            <text:p>0.04953122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648229.49992" calcext:value-type="float">
            <text:p>1455648229.49992</text:p>
          </table:table-cell>
          <table:table-cell office:value-type="float" office:value="592" calcext:value-type="float">
            <text:p>592</text:p>
          </table:table-cell>
          <table:table-cell table:formula="of:=[.B602]-[.B$2]" office:value-type="float" office:value="29.9993841648102" calcext:value-type="float">
            <text:p>29.9993841648</text:p>
          </table:table-cell>
          <table:table-cell table:formula="of:=[.C601]/([.D602]-[.D601])" office:value-type="float" office:value="11762.1076246779" calcext:value-type="float">
            <text:p>11762.1076246779</text:p>
          </table:table-cell>
          <table:table-cell table:formula="of:=[.D602]-[.D601]" office:value-type="float" office:value="0.0503311157226563" calcext:value-type="float">
            <text:p>0.050331115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648229.54936" calcext:value-type="float">
            <text:p>1455648229.54936</text:p>
          </table:table-cell>
          <table:table-cell office:value-type="float" office:value="600" calcext:value-type="float">
            <text:p>600</text:p>
          </table:table-cell>
          <table:table-cell table:formula="of:=[.B603]-[.B$2]" office:value-type="float" office:value="30.0488226413727" calcext:value-type="float">
            <text:p>30.0488226414</text:p>
          </table:table-cell>
          <table:table-cell table:formula="of:=[.C602]/([.D603]-[.D602])" office:value-type="float" office:value="11974.4790123457" calcext:value-type="float">
            <text:p>11974.4790123457</text:p>
          </table:table-cell>
          <table:table-cell table:formula="of:=[.D603]-[.D602]" office:value-type="float" office:value="0.0494384765625" calcext:value-type="float">
            <text:p>0.049438476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648229.59969" calcext:value-type="float">
            <text:p>1455648229.59969</text:p>
          </table:table-cell>
          <table:table-cell office:value-type="float" office:value="600" calcext:value-type="float">
            <text:p>600</text:p>
          </table:table-cell>
          <table:table-cell table:formula="of:=[.B604]-[.B$2]" office:value-type="float" office:value="30.0991563796997" calcext:value-type="float">
            <text:p>30.0991563797</text:p>
          </table:table-cell>
          <table:table-cell table:formula="of:=[.C603]/([.D604]-[.D603])" office:value-type="float" office:value="11920.4338867442" calcext:value-type="float">
            <text:p>11920.4338867442</text:p>
          </table:table-cell>
          <table:table-cell table:formula="of:=[.D604]-[.D603]" office:value-type="float" office:value="0.0503337383270264" calcext:value-type="float">
            <text:p>0.050333738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648229.65013" calcext:value-type="float">
            <text:p>1455648229.65013</text:p>
          </table:table-cell>
          <table:table-cell office:value-type="float" office:value="600" calcext:value-type="float">
            <text:p>600</text:p>
          </table:table-cell>
          <table:table-cell table:formula="of:=[.B605]-[.B$2]" office:value-type="float" office:value="30.1495983600616" calcext:value-type="float">
            <text:p>30.1495983601</text:p>
          </table:table-cell>
          <table:table-cell table:formula="of:=[.C604]/([.D605]-[.D604])" office:value-type="float" office:value="11894.8541610538" calcext:value-type="float">
            <text:p>11894.8541610538</text:p>
          </table:table-cell>
          <table:table-cell table:formula="of:=[.D605]-[.D604]" office:value-type="float" office:value="0.0504419803619385" calcext:value-type="float">
            <text:p>0.050441980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648229.69972" calcext:value-type="float">
            <text:p>1455648229.69972</text:p>
          </table:table-cell>
          <table:table-cell office:value-type="float" office:value="600" calcext:value-type="float">
            <text:p>600</text:p>
          </table:table-cell>
          <table:table-cell table:formula="of:=[.B606]-[.B$2]" office:value-type="float" office:value="30.1991860866547" calcext:value-type="float">
            <text:p>30.1991860867</text:p>
          </table:table-cell>
          <table:table-cell table:formula="of:=[.C605]/([.D606]-[.D605])" office:value-type="float" office:value="12099.7682536325" calcext:value-type="float">
            <text:p>12099.7682536325</text:p>
          </table:table-cell>
          <table:table-cell table:formula="of:=[.D606]-[.D605]" office:value-type="float" office:value="0.0495877265930176" calcext:value-type="float">
            <text:p>0.049587726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648229.75009" calcext:value-type="float">
            <text:p>1455648229.75009</text:p>
          </table:table-cell>
          <table:table-cell office:value-type="float" office:value="608" calcext:value-type="float">
            <text:p>608</text:p>
          </table:table-cell>
          <table:table-cell table:formula="of:=[.B607]-[.B$2]" office:value-type="float" office:value="30.2495517730713" calcext:value-type="float">
            <text:p>30.2495517731</text:p>
          </table:table-cell>
          <table:table-cell table:formula="of:=[.C606]/([.D607]-[.D606])" office:value-type="float" office:value="11912.8724869704" calcext:value-type="float">
            <text:p>11912.8724869704</text:p>
          </table:table-cell>
          <table:table-cell table:formula="of:=[.D607]-[.D606]" office:value-type="float" office:value="0.050365686416626" calcext:value-type="float">
            <text:p>0.050365686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648229.79974" calcext:value-type="float">
            <text:p>1455648229.79974</text:p>
          </table:table-cell>
          <table:table-cell office:value-type="float" office:value="608" calcext:value-type="float">
            <text:p>608</text:p>
          </table:table-cell>
          <table:table-cell table:formula="of:=[.B608]-[.B$2]" office:value-type="float" office:value="30.2992076873779" calcext:value-type="float">
            <text:p>30.2992076874</text:p>
          </table:table-cell>
          <table:table-cell table:formula="of:=[.C607]/([.D608]-[.D607])" office:value-type="float" office:value="12244.2615041868" calcext:value-type="float">
            <text:p>12244.2615041868</text:p>
          </table:table-cell>
          <table:table-cell table:formula="of:=[.D608]-[.D607]" office:value-type="float" office:value="0.0496559143066406" calcext:value-type="float">
            <text:p>0.049655914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648229.85027" calcext:value-type="float">
            <text:p>1455648229.85027</text:p>
          </table:table-cell>
          <table:table-cell office:value-type="float" office:value="608" calcext:value-type="float">
            <text:p>608</text:p>
          </table:table-cell>
          <table:table-cell table:formula="of:=[.B609]-[.B$2]" office:value-type="float" office:value="30.3497354984283" calcext:value-type="float">
            <text:p>30.3497354984</text:p>
          </table:table-cell>
          <table:table-cell table:formula="of:=[.C608]/([.D609]-[.D608])" office:value-type="float" office:value="12032.9772329412" calcext:value-type="float">
            <text:p>12032.9772329412</text:p>
          </table:table-cell>
          <table:table-cell table:formula="of:=[.D609]-[.D608]" office:value-type="float" office:value="0.050527811050415" calcext:value-type="float">
            <text:p>0.05052781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648229.89975" calcext:value-type="float">
            <text:p>1455648229.89975</text:p>
          </table:table-cell>
          <table:table-cell office:value-type="float" office:value="608" calcext:value-type="float">
            <text:p>608</text:p>
          </table:table-cell>
          <table:table-cell table:formula="of:=[.B610]-[.B$2]" office:value-type="float" office:value="30.3992161750793" calcext:value-type="float">
            <text:p>30.3992161751</text:p>
          </table:table-cell>
          <table:table-cell table:formula="of:=[.C609]/([.D610]-[.D609])" office:value-type="float" office:value="12287.6250114437" calcext:value-type="float">
            <text:p>12287.6250114437</text:p>
          </table:table-cell>
          <table:table-cell table:formula="of:=[.D610]-[.D609]" office:value-type="float" office:value="0.049480676651001" calcext:value-type="float">
            <text:p>0.049480676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648229.95017" calcext:value-type="float">
            <text:p>1455648229.95017</text:p>
          </table:table-cell>
          <table:table-cell office:value-type="float" office:value="608" calcext:value-type="float">
            <text:p>608</text:p>
          </table:table-cell>
          <table:table-cell table:formula="of:=[.B611]-[.B$2]" office:value-type="float" office:value="30.4496383666992" calcext:value-type="float">
            <text:p>30.4496383667</text:p>
          </table:table-cell>
          <table:table-cell table:formula="of:=[.C610]/([.D611]-[.D610])" office:value-type="float" office:value="12058.1827260433" calcext:value-type="float">
            <text:p>12058.1827260433</text:p>
          </table:table-cell>
          <table:table-cell table:formula="of:=[.D611]-[.D610]" office:value-type="float" office:value="0.0504221916198731" calcext:value-type="float">
            <text:p>0.05042219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648229.99964" calcext:value-type="float">
            <text:p>1455648229.99964</text:p>
          </table:table-cell>
          <table:table-cell office:value-type="float" office:value="608" calcext:value-type="float">
            <text:p>608</text:p>
          </table:table-cell>
          <table:table-cell table:formula="of:=[.B612]-[.B$2]" office:value-type="float" office:value="30.499107837677" calcext:value-type="float">
            <text:p>30.4991078377</text:p>
          </table:table-cell>
          <table:table-cell table:formula="of:=[.C611]/([.D612]-[.D611])" office:value-type="float" office:value="12290.4083666683" calcext:value-type="float">
            <text:p>12290.4083666683</text:p>
          </table:table-cell>
          <table:table-cell table:formula="of:=[.D612]-[.D611]" office:value-type="float" office:value="0.0494694709777832" calcext:value-type="float">
            <text:p>0.04946947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648230.0503" calcext:value-type="float">
            <text:p>1455648230.0503</text:p>
          </table:table-cell>
          <table:table-cell office:value-type="float" office:value="608" calcext:value-type="float">
            <text:p>608</text:p>
          </table:table-cell>
          <table:table-cell table:formula="of:=[.B613]-[.B$2]" office:value-type="float" office:value="30.5497679710388" calcext:value-type="float">
            <text:p>30.549767971</text:p>
          </table:table-cell>
          <table:table-cell table:formula="of:=[.C612]/([.D613]-[.D612])" office:value-type="float" office:value="12001.5475612281" calcext:value-type="float">
            <text:p>12001.5475612281</text:p>
          </table:table-cell>
          <table:table-cell table:formula="of:=[.D613]-[.D612]" office:value-type="float" office:value="0.0506601333618164" calcext:value-type="float">
            <text:p>0.050660133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648230.09989" calcext:value-type="float">
            <text:p>1455648230.09989</text:p>
          </table:table-cell>
          <table:table-cell office:value-type="float" office:value="608" calcext:value-type="float">
            <text:p>608</text:p>
          </table:table-cell>
          <table:table-cell table:formula="of:=[.B614]-[.B$2]" office:value-type="float" office:value="30.5993542671204" calcext:value-type="float">
            <text:p>30.5993542671</text:p>
          </table:table-cell>
          <table:table-cell table:formula="of:=[.C613]/([.D614]-[.D613])" office:value-type="float" office:value="12261.4522165593" calcext:value-type="float">
            <text:p>12261.4522165593</text:p>
          </table:table-cell>
          <table:table-cell table:formula="of:=[.D614]-[.D613]" office:value-type="float" office:value="0.049586296081543" calcext:value-type="float">
            <text:p>0.049586296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648230.14929" calcext:value-type="float">
            <text:p>1455648230.14929</text:p>
          </table:table-cell>
          <table:table-cell office:value-type="float" office:value="608" calcext:value-type="float">
            <text:p>608</text:p>
          </table:table-cell>
          <table:table-cell table:formula="of:=[.B615]-[.B$2]" office:value-type="float" office:value="30.6487545967102" calcext:value-type="float">
            <text:p>30.6487545967</text:p>
          </table:table-cell>
          <table:table-cell table:formula="of:=[.C614]/([.D615]-[.D614])" office:value-type="float" office:value="12307.6101930502" calcext:value-type="float">
            <text:p>12307.6101930502</text:p>
          </table:table-cell>
          <table:table-cell table:formula="of:=[.D615]-[.D614]" office:value-type="float" office:value="0.0494003295898438" calcext:value-type="float">
            <text:p>0.049400329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648230.19945" calcext:value-type="float">
            <text:p>1455648230.19945</text:p>
          </table:table-cell>
          <table:table-cell office:value-type="float" office:value="608" calcext:value-type="float">
            <text:p>608</text:p>
          </table:table-cell>
          <table:table-cell table:formula="of:=[.B616]-[.B$2]" office:value-type="float" office:value="30.698917388916" calcext:value-type="float">
            <text:p>30.6989173889</text:p>
          </table:table-cell>
          <table:table-cell table:formula="of:=[.C615]/([.D616]-[.D615])" office:value-type="float" office:value="12120.5374195572" calcext:value-type="float">
            <text:p>12120.5374195572</text:p>
          </table:table-cell>
          <table:table-cell table:formula="of:=[.D616]-[.D615]" office:value-type="float" office:value="0.0501627922058106" calcext:value-type="float">
            <text:p>0.050162792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648230.25" calcext:value-type="float">
            <text:p>1455648230.25</text:p>
          </table:table-cell>
          <table:table-cell office:value-type="float" office:value="608" calcext:value-type="float">
            <text:p>608</text:p>
          </table:table-cell>
          <table:table-cell table:formula="of:=[.B617]-[.B$2]" office:value-type="float" office:value="30.7494637966156" calcext:value-type="float">
            <text:p>30.7494637966</text:p>
          </table:table-cell>
          <table:table-cell table:formula="of:=[.C616]/([.D617]-[.D616])" office:value-type="float" office:value="12028.5501516459" calcext:value-type="float">
            <text:p>12028.5501516459</text:p>
          </table:table-cell>
          <table:table-cell table:formula="of:=[.D617]-[.D616]" office:value-type="float" office:value="0.050546407699585" calcext:value-type="float">
            <text:p>0.050546407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648230.29943" calcext:value-type="float">
            <text:p>1455648230.29943</text:p>
          </table:table-cell>
          <table:table-cell office:value-type="float" office:value="608" calcext:value-type="float">
            <text:p>608</text:p>
          </table:table-cell>
          <table:table-cell table:formula="of:=[.B618]-[.B$2]" office:value-type="float" office:value="30.7988917827606" calcext:value-type="float">
            <text:p>30.7988917828</text:p>
          </table:table-cell>
          <table:table-cell table:formula="of:=[.C617]/([.D618]-[.D617])" office:value-type="float" office:value="12300.7236875109" calcext:value-type="float">
            <text:p>12300.7236875109</text:p>
          </table:table-cell>
          <table:table-cell table:formula="of:=[.D618]-[.D617]" office:value-type="float" office:value="0.0494279861450195" calcext:value-type="float">
            <text:p>0.049427986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648230.34992" calcext:value-type="float">
            <text:p>1455648230.34992</text:p>
          </table:table-cell>
          <table:table-cell office:value-type="float" office:value="608" calcext:value-type="float">
            <text:p>608</text:p>
          </table:table-cell>
          <table:table-cell table:formula="of:=[.B619]-[.B$2]" office:value-type="float" office:value="30.8493807315826" calcext:value-type="float">
            <text:p>30.8493807316</text:p>
          </table:table-cell>
          <table:table-cell table:formula="of:=[.C618]/([.D619]-[.D618])" office:value-type="float" office:value="12042.2392263158" calcext:value-type="float">
            <text:p>12042.2392263158</text:p>
          </table:table-cell>
          <table:table-cell table:formula="of:=[.D619]-[.D618]" office:value-type="float" office:value="0.0504889488220215" calcext:value-type="float">
            <text:p>0.050488948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648230.3992" calcext:value-type="float">
            <text:p>1455648230.3992</text:p>
          </table:table-cell>
          <table:table-cell office:value-type="float" office:value="608" calcext:value-type="float">
            <text:p>608</text:p>
          </table:table-cell>
          <table:table-cell table:formula="of:=[.B620]-[.B$2]" office:value-type="float" office:value="30.8986625671387" calcext:value-type="float">
            <text:p>30.8986625671</text:p>
          </table:table-cell>
          <table:table-cell table:formula="of:=[.C619]/([.D620]-[.D619])" office:value-type="float" office:value="12337.2028078935" calcext:value-type="float">
            <text:p>12337.2028078935</text:p>
          </table:table-cell>
          <table:table-cell table:formula="of:=[.D620]-[.D619]" office:value-type="float" office:value="0.0492818355560303" calcext:value-type="float">
            <text:p>0.049281835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648230.44967" calcext:value-type="float">
            <text:p>1455648230.44967</text:p>
          </table:table-cell>
          <table:table-cell office:value-type="float" office:value="608" calcext:value-type="float">
            <text:p>608</text:p>
          </table:table-cell>
          <table:table-cell table:formula="of:=[.B621]-[.B$2]" office:value-type="float" office:value="30.9491379261017" calcext:value-type="float">
            <text:p>30.9491379261</text:p>
          </table:table-cell>
          <table:table-cell table:formula="of:=[.C620]/([.D621]-[.D620])" office:value-type="float" office:value="12045.4814485922" calcext:value-type="float">
            <text:p>12045.4814485922</text:p>
          </table:table-cell>
          <table:table-cell table:formula="of:=[.D621]-[.D620]" office:value-type="float" office:value="0.0504753589630127" calcext:value-type="float">
            <text:p>0.05047535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648230.50032" calcext:value-type="float">
            <text:p>1455648230.50032</text:p>
          </table:table-cell>
          <table:table-cell office:value-type="float" office:value="608" calcext:value-type="float">
            <text:p>608</text:p>
          </table:table-cell>
          <table:table-cell table:formula="of:=[.B622]-[.B$2]" office:value-type="float" office:value="30.9997811317444" calcext:value-type="float">
            <text:p>30.9997811317</text:p>
          </table:table-cell>
          <table:table-cell table:formula="of:=[.C621]/([.D622]-[.D621])" office:value-type="float" office:value="12005.5591324448" calcext:value-type="float">
            <text:p>12005.5591324448</text:p>
          </table:table-cell>
          <table:table-cell table:formula="of:=[.D622]-[.D621]" office:value-type="float" office:value="0.0506432056427002" calcext:value-type="float">
            <text:p>0.050643205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648230.54979" calcext:value-type="float">
            <text:p>1455648230.54979</text:p>
          </table:table-cell>
          <table:table-cell office:value-type="float" office:value="608" calcext:value-type="float">
            <text:p>608</text:p>
          </table:table-cell>
          <table:table-cell table:formula="of:=[.B623]-[.B$2]" office:value-type="float" office:value="31.0492508411407" calcext:value-type="float">
            <text:p>31.0492508411</text:p>
          </table:table-cell>
          <table:table-cell table:formula="of:=[.C622]/([.D623]-[.D622])" office:value-type="float" office:value="12290.3491332154" calcext:value-type="float">
            <text:p>12290.3491332154</text:p>
          </table:table-cell>
          <table:table-cell table:formula="of:=[.D623]-[.D622]" office:value-type="float" office:value="0.0494697093963623" calcext:value-type="float">
            <text:p>0.04946970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648230.59955" calcext:value-type="float">
            <text:p>1455648230.59955</text:p>
          </table:table-cell>
          <table:table-cell office:value-type="float" office:value="608" calcext:value-type="float">
            <text:p>608</text:p>
          </table:table-cell>
          <table:table-cell table:formula="of:=[.B624]-[.B$2]" office:value-type="float" office:value="31.0990154743195" calcext:value-type="float">
            <text:p>31.0990154743</text:p>
          </table:table-cell>
          <table:table-cell table:formula="of:=[.C623]/([.D624]-[.D623])" office:value-type="float" office:value="12217.5119389828" calcext:value-type="float">
            <text:p>12217.5119389828</text:p>
          </table:table-cell>
          <table:table-cell table:formula="of:=[.D624]-[.D623]" office:value-type="float" office:value="0.0497646331787109" calcext:value-type="float">
            <text:p>0.049764633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648230.64999" calcext:value-type="float">
            <text:p>1455648230.64999</text:p>
          </table:table-cell>
          <table:table-cell office:value-type="float" office:value="608" calcext:value-type="float">
            <text:p>608</text:p>
          </table:table-cell>
          <table:table-cell table:formula="of:=[.B625]-[.B$2]" office:value-type="float" office:value="31.1494598388672" calcext:value-type="float">
            <text:p>31.1494598389</text:p>
          </table:table-cell>
          <table:table-cell table:formula="of:=[.C624]/([.D625]-[.D624])" office:value-type="float" office:value="12052.8825261486" calcext:value-type="float">
            <text:p>12052.8825261486</text:p>
          </table:table-cell>
          <table:table-cell table:formula="of:=[.D625]-[.D624]" office:value-type="float" office:value="0.0504443645477295" calcext:value-type="float">
            <text:p>0.050444364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648230.69947" calcext:value-type="float">
            <text:p>1455648230.69947</text:p>
          </table:table-cell>
          <table:table-cell office:value-type="float" office:value="608" calcext:value-type="float">
            <text:p>608</text:p>
          </table:table-cell>
          <table:table-cell table:formula="of:=[.B626]-[.B$2]" office:value-type="float" office:value="31.1989319324493" calcext:value-type="float">
            <text:p>31.1989319324</text:p>
          </table:table-cell>
          <table:table-cell table:formula="of:=[.C625]/([.D626]-[.D625])" office:value-type="float" office:value="12289.7568300876" calcext:value-type="float">
            <text:p>12289.7568300876</text:p>
          </table:table-cell>
          <table:table-cell table:formula="of:=[.D626]-[.D625]" office:value-type="float" office:value="0.0494720935821533" calcext:value-type="float">
            <text:p>0.049472093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648230.74981" calcext:value-type="float">
            <text:p>1455648230.74981</text:p>
          </table:table-cell>
          <table:table-cell office:value-type="float" office:value="608" calcext:value-type="float">
            <text:p>608</text:p>
          </table:table-cell>
          <table:table-cell table:formula="of:=[.B627]-[.B$2]" office:value-type="float" office:value="31.2492785453796" calcext:value-type="float">
            <text:p>31.2492785454</text:p>
          </table:table-cell>
          <table:table-cell table:formula="of:=[.C626]/([.D627]-[.D626])" office:value-type="float" office:value="12076.2840757876" calcext:value-type="float">
            <text:p>12076.2840757876</text:p>
          </table:table-cell>
          <table:table-cell table:formula="of:=[.D627]-[.D626]" office:value-type="float" office:value="0.0503466129302979" calcext:value-type="float">
            <text:p>0.050346612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648230.80027" calcext:value-type="float">
            <text:p>1455648230.80027</text:p>
          </table:table-cell>
          <table:table-cell office:value-type="float" office:value="600" calcext:value-type="float">
            <text:p>600</text:p>
          </table:table-cell>
          <table:table-cell table:formula="of:=[.B628]-[.B$2]" office:value-type="float" office:value="31.2997400760651" calcext:value-type="float">
            <text:p>31.2997400761</text:p>
          </table:table-cell>
          <table:table-cell table:formula="of:=[.C627]/([.D628]-[.D627])" office:value-type="float" office:value="12048.78234452" calcext:value-type="float">
            <text:p>12048.78234452</text:p>
          </table:table-cell>
          <table:table-cell table:formula="of:=[.D628]-[.D627]" office:value-type="float" office:value="0.0504615306854248" calcext:value-type="float">
            <text:p>0.05046153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648230.84964" calcext:value-type="float">
            <text:p>1455648230.84964</text:p>
          </table:table-cell>
          <table:table-cell office:value-type="float" office:value="600" calcext:value-type="float">
            <text:p>600</text:p>
          </table:table-cell>
          <table:table-cell table:formula="of:=[.B629]-[.B$2]" office:value-type="float" office:value="31.3491044044495" calcext:value-type="float">
            <text:p>31.3491044044</text:p>
          </table:table-cell>
          <table:table-cell table:formula="of:=[.C628]/([.D629]-[.D628])" office:value-type="float" office:value="12154.5257402837" calcext:value-type="float">
            <text:p>12154.5257402837</text:p>
          </table:table-cell>
          <table:table-cell table:formula="of:=[.D629]-[.D628]" office:value-type="float" office:value="0.0493643283843994" calcext:value-type="float">
            <text:p>0.04936432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648230.89999" calcext:value-type="float">
            <text:p>1455648230.89999</text:p>
          </table:table-cell>
          <table:table-cell office:value-type="float" office:value="600" calcext:value-type="float">
            <text:p>600</text:p>
          </table:table-cell>
          <table:table-cell table:formula="of:=[.B630]-[.B$2]" office:value-type="float" office:value="31.399454832077" calcext:value-type="float">
            <text:p>31.3994548321</text:p>
          </table:table-cell>
          <table:table-cell table:formula="of:=[.C629]/([.D630]-[.D629])" office:value-type="float" office:value="11916.4827047376" calcext:value-type="float">
            <text:p>11916.4827047376</text:p>
          </table:table-cell>
          <table:table-cell table:formula="of:=[.D630]-[.D629]" office:value-type="float" office:value="0.0503504276275635" calcext:value-type="float">
            <text:p>0.050350427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648230.94951" calcext:value-type="float">
            <text:p>1455648230.94951</text:p>
          </table:table-cell>
          <table:table-cell office:value-type="float" office:value="600" calcext:value-type="float">
            <text:p>600</text:p>
          </table:table-cell>
          <table:table-cell table:formula="of:=[.B631]-[.B$2]" office:value-type="float" office:value="31.4489705562592" calcext:value-type="float">
            <text:p>31.4489705563</text:p>
          </table:table-cell>
          <table:table-cell table:formula="of:=[.C630]/([.D631]-[.D630])" office:value-type="float" office:value="12117.3629167389" calcext:value-type="float">
            <text:p>12117.3629167389</text:p>
          </table:table-cell>
          <table:table-cell table:formula="of:=[.D631]-[.D630]" office:value-type="float" office:value="0.0495157241821289" calcext:value-type="float">
            <text:p>0.04951572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648230.99979" calcext:value-type="float">
            <text:p>1455648230.99979</text:p>
          </table:table-cell>
          <table:table-cell office:value-type="float" office:value="592" calcext:value-type="float">
            <text:p>592</text:p>
          </table:table-cell>
          <table:table-cell table:formula="of:=[.B632]-[.B$2]" office:value-type="float" office:value="31.4992594718933" calcext:value-type="float">
            <text:p>31.4992594719</text:p>
          </table:table-cell>
          <table:table-cell table:formula="of:=[.C631]/([.D632]-[.D631])" office:value-type="float" office:value="11931.0586126954" calcext:value-type="float">
            <text:p>11931.0586126954</text:p>
          </table:table-cell>
          <table:table-cell table:formula="of:=[.D632]-[.D631]" office:value-type="float" office:value="0.0502889156341553" calcext:value-type="float">
            <text:p>0.050288915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648231.04956" calcext:value-type="float">
            <text:p>1455648231.04956</text:p>
          </table:table-cell>
          <table:table-cell office:value-type="float" office:value="592" calcext:value-type="float">
            <text:p>592</text:p>
          </table:table-cell>
          <table:table-cell table:formula="of:=[.B633]-[.B$2]" office:value-type="float" office:value="31.5490281581879" calcext:value-type="float">
            <text:p>31.5490281582</text:p>
          </table:table-cell>
          <table:table-cell table:formula="of:=[.C632]/([.D633]-[.D632])" office:value-type="float" office:value="11895.0296677765" calcext:value-type="float">
            <text:p>11895.0296677765</text:p>
          </table:table-cell>
          <table:table-cell table:formula="of:=[.D633]-[.D632]" office:value-type="float" office:value="0.0497686862945557" calcext:value-type="float">
            <text:p>0.04976868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648231.10028" calcext:value-type="float">
            <text:p>1455648231.10028</text:p>
          </table:table-cell>
          <table:table-cell office:value-type="float" office:value="592" calcext:value-type="float">
            <text:p>592</text:p>
          </table:table-cell>
          <table:table-cell table:formula="of:=[.B634]-[.B$2]" office:value-type="float" office:value="31.5997488498688" calcext:value-type="float">
            <text:p>31.5997488499</text:p>
          </table:table-cell>
          <table:table-cell table:formula="of:=[.C633]/([.D634]-[.D633])" office:value-type="float" office:value="11671.7651195367" calcext:value-type="float">
            <text:p>11671.7651195367</text:p>
          </table:table-cell>
          <table:table-cell table:formula="of:=[.D634]-[.D633]" office:value-type="float" office:value="0.0507206916809082" calcext:value-type="float">
            <text:p>0.05072069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648231.14982" calcext:value-type="float">
            <text:p>1455648231.14982</text:p>
          </table:table-cell>
          <table:table-cell office:value-type="float" office:value="592" calcext:value-type="float">
            <text:p>592</text:p>
          </table:table-cell>
          <table:table-cell table:formula="of:=[.B635]-[.B$2]" office:value-type="float" office:value="31.6492834091187" calcext:value-type="float">
            <text:p>31.6492834091</text:p>
          </table:table-cell>
          <table:table-cell table:formula="of:=[.C634]/([.D635]-[.D634])" office:value-type="float" office:value="11951.2519938584" calcext:value-type="float">
            <text:p>11951.2519938584</text:p>
          </table:table-cell>
          <table:table-cell table:formula="of:=[.D635]-[.D634]" office:value-type="float" office:value="0.0495345592498779" calcext:value-type="float">
            <text:p>0.049534559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648231.20021" calcext:value-type="float">
            <text:p>1455648231.20021</text:p>
          </table:table-cell>
          <table:table-cell office:value-type="float" office:value="584" calcext:value-type="float">
            <text:p>584</text:p>
          </table:table-cell>
          <table:table-cell table:formula="of:=[.B636]-[.B$2]" office:value-type="float" office:value="31.6996741294861" calcext:value-type="float">
            <text:p>31.6996741295</text:p>
          </table:table-cell>
          <table:table-cell table:formula="of:=[.C635]/([.D636]-[.D635])" office:value-type="float" office:value="11748.1948200649" calcext:value-type="float">
            <text:p>11748.1948200649</text:p>
          </table:table-cell>
          <table:table-cell table:formula="of:=[.D636]-[.D635]" office:value-type="float" office:value="0.0503907203674316" calcext:value-type="float">
            <text:p>0.05039072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648231.24968" calcext:value-type="float">
            <text:p>1455648231.24968</text:p>
          </table:table-cell>
          <table:table-cell office:value-type="float" office:value="584" calcext:value-type="float">
            <text:p>584</text:p>
          </table:table-cell>
          <table:table-cell table:formula="of:=[.B637]-[.B$2]" office:value-type="float" office:value="31.7491438388824" calcext:value-type="float">
            <text:p>31.7491438389</text:p>
          </table:table-cell>
          <table:table-cell table:formula="of:=[.C636]/([.D637]-[.D636])" office:value-type="float" office:value="11805.2037726938" calcext:value-type="float">
            <text:p>11805.2037726938</text:p>
          </table:table-cell>
          <table:table-cell table:formula="of:=[.D637]-[.D636]" office:value-type="float" office:value="0.0494697093963623" calcext:value-type="float">
            <text:p>0.049469709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648231.3001" calcext:value-type="float">
            <text:p>1455648231.3001</text:p>
          </table:table-cell>
          <table:table-cell office:value-type="float" office:value="584" calcext:value-type="float">
            <text:p>584</text:p>
          </table:table-cell>
          <table:table-cell table:formula="of:=[.B638]-[.B$2]" office:value-type="float" office:value="31.7995657920837" calcext:value-type="float">
            <text:p>31.7995657921</text:p>
          </table:table-cell>
          <table:table-cell table:formula="of:=[.C637]/([.D638]-[.D637])" office:value-type="float" office:value="11582.2565950304" calcext:value-type="float">
            <text:p>11582.2565950304</text:p>
          </table:table-cell>
          <table:table-cell table:formula="of:=[.D638]-[.D637]" office:value-type="float" office:value="0.0504219532012939" calcext:value-type="float">
            <text:p>0.05042195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648231.34946" calcext:value-type="float">
            <text:p>1455648231.34946</text:p>
          </table:table-cell>
          <table:table-cell office:value-type="float" office:value="576" calcext:value-type="float">
            <text:p>576</text:p>
          </table:table-cell>
          <table:table-cell table:formula="of:=[.B639]-[.B$2]" office:value-type="float" office:value="31.848920583725" calcext:value-type="float">
            <text:p>31.8489205837</text:p>
          </table:table-cell>
          <table:table-cell table:formula="of:=[.C638]/([.D639]-[.D638])" office:value-type="float" office:value="11832.6910230956" calcext:value-type="float">
            <text:p>11832.6910230956</text:p>
          </table:table-cell>
          <table:table-cell table:formula="of:=[.D639]-[.D638]" office:value-type="float" office:value="0.0493547916412354" calcext:value-type="float">
            <text:p>0.04935479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648231.39997" calcext:value-type="float">
            <text:p>1455648231.39997</text:p>
          </table:table-cell>
          <table:table-cell office:value-type="float" office:value="576" calcext:value-type="float">
            <text:p>576</text:p>
          </table:table-cell>
          <table:table-cell table:formula="of:=[.B640]-[.B$2]" office:value-type="float" office:value="31.8994326591492" calcext:value-type="float">
            <text:p>31.8994326591</text:p>
          </table:table-cell>
          <table:table-cell table:formula="of:=[.C639]/([.D640]-[.D639])" office:value-type="float" office:value="11403.2138882202" calcext:value-type="float">
            <text:p>11403.2138882202</text:p>
          </table:table-cell>
          <table:table-cell table:formula="of:=[.D640]-[.D639]" office:value-type="float" office:value="0.0505120754241943" calcext:value-type="float">
            <text:p>0.05051207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648231.44926" calcext:value-type="float">
            <text:p>1455648231.44926</text:p>
          </table:table-cell>
          <table:table-cell office:value-type="float" office:value="576" calcext:value-type="float">
            <text:p>576</text:p>
          </table:table-cell>
          <table:table-cell table:formula="of:=[.B641]-[.B$2]" office:value-type="float" office:value="31.9487211704254" calcext:value-type="float">
            <text:p>31.9487211704</text:p>
          </table:table-cell>
          <table:table-cell table:formula="of:=[.C640]/([.D641]-[.D640])" office:value-type="float" office:value="11686.2933183702" calcext:value-type="float">
            <text:p>11686.2933183702</text:p>
          </table:table-cell>
          <table:table-cell table:formula="of:=[.D641]-[.D640]" office:value-type="float" office:value="0.0492885112762451" calcext:value-type="float">
            <text:p>0.04928851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648231.49986" calcext:value-type="float">
            <text:p>1455648231.49986</text:p>
          </table:table-cell>
          <table:table-cell office:value-type="float" office:value="568" calcext:value-type="float">
            <text:p>568</text:p>
          </table:table-cell>
          <table:table-cell table:formula="of:=[.B642]-[.B$2]" office:value-type="float" office:value="31.9993233680725" calcext:value-type="float">
            <text:p>31.9993233681</text:p>
          </table:table-cell>
          <table:table-cell table:formula="of:=[.C641]/([.D642]-[.D641])" office:value-type="float" office:value="11382.9048298868" calcext:value-type="float">
            <text:p>11382.9048298868</text:p>
          </table:table-cell>
          <table:table-cell table:formula="of:=[.D642]-[.D641]" office:value-type="float" office:value="0.0506021976470947" calcext:value-type="float">
            <text:p>0.05060219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648231.55025" calcext:value-type="float">
            <text:p>1455648231.55025</text:p>
          </table:table-cell>
          <table:table-cell office:value-type="float" office:value="568" calcext:value-type="float">
            <text:p>568</text:p>
          </table:table-cell>
          <table:table-cell table:formula="of:=[.B643]-[.B$2]" office:value-type="float" office:value="32.0497167110443" calcext:value-type="float">
            <text:p>32.049716711</text:p>
          </table:table-cell>
          <table:table-cell table:formula="of:=[.C642]/([.D643]-[.D642])" office:value-type="float" office:value="11271.330030989" calcext:value-type="float">
            <text:p>11271.330030989</text:p>
          </table:table-cell>
          <table:table-cell table:formula="of:=[.D643]-[.D642]" office:value-type="float" office:value="0.0503933429718018" calcext:value-type="float">
            <text:p>0.0503933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648231.59973" calcext:value-type="float">
            <text:p>1455648231.59973</text:p>
          </table:table-cell>
          <table:table-cell office:value-type="float" office:value="560" calcext:value-type="float">
            <text:p>560</text:p>
          </table:table-cell>
          <table:table-cell table:formula="of:=[.B644]-[.B$2]" office:value-type="float" office:value="32.0991923809051" calcext:value-type="float">
            <text:p>32.0991923809</text:p>
          </table:table-cell>
          <table:table-cell table:formula="of:=[.C643]/([.D644]-[.D643])" office:value-type="float" office:value="11480.3902927967" calcext:value-type="float">
            <text:p>11480.3902927967</text:p>
          </table:table-cell>
          <table:table-cell table:formula="of:=[.D644]-[.D643]" office:value-type="float" office:value="0.0494756698608398" calcext:value-type="float">
            <text:p>0.049475669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648231.65009" calcext:value-type="float">
            <text:p>1455648231.65009</text:p>
          </table:table-cell>
          <table:table-cell office:value-type="float" office:value="560" calcext:value-type="float">
            <text:p>560</text:p>
          </table:table-cell>
          <table:table-cell table:formula="of:=[.B645]-[.B$2]" office:value-type="float" office:value="32.1495549678802" calcext:value-type="float">
            <text:p>32.1495549679</text:p>
          </table:table-cell>
          <table:table-cell table:formula="of:=[.C644]/([.D645]-[.D644])" office:value-type="float" office:value="11119.3652597095" calcext:value-type="float">
            <text:p>11119.3652597095</text:p>
          </table:table-cell>
          <table:table-cell table:formula="of:=[.D645]-[.D644]" office:value-type="float" office:value="0.0503625869750977" calcext:value-type="float">
            <text:p>0.05036258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648231.69958" calcext:value-type="float">
            <text:p>1455648231.69958</text:p>
          </table:table-cell>
          <table:table-cell office:value-type="float" office:value="552" calcext:value-type="float">
            <text:p>552</text:p>
          </table:table-cell>
          <table:table-cell table:formula="of:=[.B646]-[.B$2]" office:value-type="float" office:value="32.1990437507629" calcext:value-type="float">
            <text:p>32.1990437508</text:p>
          </table:table-cell>
          <table:table-cell table:formula="of:=[.C645]/([.D646]-[.D645])" office:value-type="float" office:value="11315.6955451388" calcext:value-type="float">
            <text:p>11315.6955451388</text:p>
          </table:table-cell>
          <table:table-cell table:formula="of:=[.D646]-[.D645]" office:value-type="float" office:value="0.0494887828826904" calcext:value-type="float">
            <text:p>0.049488782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648231.74993" calcext:value-type="float">
            <text:p>1455648231.74993</text:p>
          </table:table-cell>
          <table:table-cell office:value-type="float" office:value="552" calcext:value-type="float">
            <text:p>552</text:p>
          </table:table-cell>
          <table:table-cell table:formula="of:=[.B647]-[.B$2]" office:value-type="float" office:value="32.249397277832" calcext:value-type="float">
            <text:p>32.2493972778</text:p>
          </table:table-cell>
          <table:table-cell table:formula="of:=[.C646]/([.D647]-[.D646])" office:value-type="float" office:value="10962.4892659968" calcext:value-type="float">
            <text:p>10962.4892659968</text:p>
          </table:table-cell>
          <table:table-cell table:formula="of:=[.D647]-[.D646]" office:value-type="float" office:value="0.0503535270690918" calcext:value-type="float">
            <text:p>0.050353527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648231.79929" calcext:value-type="float">
            <text:p>1455648231.79929</text:p>
          </table:table-cell>
          <table:table-cell office:value-type="float" office:value="552" calcext:value-type="float">
            <text:p>552</text:p>
          </table:table-cell>
          <table:table-cell table:formula="of:=[.B648]-[.B$2]" office:value-type="float" office:value="32.2987558841705" calcext:value-type="float">
            <text:p>32.2987558842</text:p>
          </table:table-cell>
          <table:table-cell table:formula="of:=[.C647]/([.D648]-[.D647])" office:value-type="float" office:value="11183.4600072455" calcext:value-type="float">
            <text:p>11183.4600072455</text:p>
          </table:table-cell>
          <table:table-cell table:formula="of:=[.D648]-[.D647]" office:value-type="float" office:value="0.049358606338501" calcext:value-type="float">
            <text:p>0.049358606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648231.84982" calcext:value-type="float">
            <text:p>1455648231.84982</text:p>
          </table:table-cell>
          <table:table-cell office:value-type="float" office:value="544" calcext:value-type="float">
            <text:p>544</text:p>
          </table:table-cell>
          <table:table-cell table:formula="of:=[.B649]-[.B$2]" office:value-type="float" office:value="32.3492856025696" calcext:value-type="float">
            <text:p>32.3492856026</text:p>
          </table:table-cell>
          <table:table-cell table:formula="of:=[.C648]/([.D649]-[.D648])" office:value-type="float" office:value="10924.2643238321" calcext:value-type="float">
            <text:p>10924.2643238321</text:p>
          </table:table-cell>
          <table:table-cell table:formula="of:=[.D649]-[.D648]" office:value-type="float" office:value="0.0505297183990479" calcext:value-type="float">
            <text:p>0.05052971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648231.90016" calcext:value-type="float">
            <text:p>1455648231.90016</text:p>
          </table:table-cell>
          <table:table-cell office:value-type="float" office:value="544" calcext:value-type="float">
            <text:p>544</text:p>
          </table:table-cell>
          <table:table-cell table:formula="of:=[.B650]-[.B$2]" office:value-type="float" office:value="32.3996229171753" calcext:value-type="float">
            <text:p>32.3996229172</text:p>
          </table:table-cell>
          <table:table-cell table:formula="of:=[.C649]/([.D650]-[.D649])" office:value-type="float" office:value="10807.092199119" calcext:value-type="float">
            <text:p>10807.092199119</text:p>
          </table:table-cell>
          <table:table-cell table:formula="of:=[.D650]-[.D649]" office:value-type="float" office:value="0.0503373146057129" calcext:value-type="float">
            <text:p>0.050337314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648231.94981" calcext:value-type="float">
            <text:p>1455648231.94981</text:p>
          </table:table-cell>
          <table:table-cell office:value-type="float" office:value="536" calcext:value-type="float">
            <text:p>536</text:p>
          </table:table-cell>
          <table:table-cell table:formula="of:=[.B651]-[.B$2]" office:value-type="float" office:value="32.4492764472961" calcext:value-type="float">
            <text:p>32.4492764473</text:p>
          </table:table-cell>
          <table:table-cell table:formula="of:=[.C650]/([.D651]-[.D650])" office:value-type="float" office:value="10955.9179110928" calcext:value-type="float">
            <text:p>10955.9179110928</text:p>
          </table:table-cell>
          <table:table-cell table:formula="of:=[.D651]-[.D650]" office:value-type="float" office:value="0.0496535301208496" calcext:value-type="float">
            <text:p>0.04965353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648232.00024" calcext:value-type="float">
            <text:p>1455648232.00024</text:p>
          </table:table-cell>
          <table:table-cell office:value-type="float" office:value="536" calcext:value-type="float">
            <text:p>536</text:p>
          </table:table-cell>
          <table:table-cell table:formula="of:=[.B652]-[.B$2]" office:value-type="float" office:value="32.4997074604034" calcext:value-type="float">
            <text:p>32.4997074604</text:p>
          </table:table-cell>
          <table:table-cell table:formula="of:=[.C651]/([.D652]-[.D651])" office:value-type="float" office:value="10628.380573271" calcext:value-type="float">
            <text:p>10628.380573271</text:p>
          </table:table-cell>
          <table:table-cell table:formula="of:=[.D652]-[.D651]" office:value-type="float" office:value="0.0504310131072998" calcext:value-type="float">
            <text:p>0.050431013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648232.04989" calcext:value-type="float">
            <text:p>1455648232.04989</text:p>
          </table:table-cell>
          <table:table-cell office:value-type="float" office:value="528" calcext:value-type="float">
            <text:p>528</text:p>
          </table:table-cell>
          <table:table-cell table:formula="of:=[.B653]-[.B$2]" office:value-type="float" office:value="32.5493507385254" calcext:value-type="float">
            <text:p>32.5493507385</text:p>
          </table:table-cell>
          <table:table-cell table:formula="of:=[.C652]/([.D653]-[.D652])" office:value-type="float" office:value="10797.030741671" calcext:value-type="float">
            <text:p>10797.030741671</text:p>
          </table:table-cell>
          <table:table-cell table:formula="of:=[.D653]-[.D652]" office:value-type="float" office:value="0.0496432781219482" calcext:value-type="float">
            <text:p>0.049643278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648232.09943" calcext:value-type="float">
            <text:p>1455648232.09943</text:p>
          </table:table-cell>
          <table:table-cell office:value-type="float" office:value="528" calcext:value-type="float">
            <text:p>528</text:p>
          </table:table-cell>
          <table:table-cell table:formula="of:=[.B654]-[.B$2]" office:value-type="float" office:value="32.5988991260529" calcext:value-type="float">
            <text:p>32.5988991261</text:p>
          </table:table-cell>
          <table:table-cell table:formula="of:=[.C653]/([.D654]-[.D653])" office:value-type="float" office:value="10656.2499073722" calcext:value-type="float">
            <text:p>10656.2499073722</text:p>
          </table:table-cell>
          <table:table-cell table:formula="of:=[.D654]-[.D653]" office:value-type="float" office:value="0.0495483875274658" calcext:value-type="float">
            <text:p>0.04954838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648232.14995" calcext:value-type="float">
            <text:p>1455648232.14995</text:p>
          </table:table-cell>
          <table:table-cell office:value-type="float" office:value="520" calcext:value-type="float">
            <text:p>520</text:p>
          </table:table-cell>
          <table:table-cell table:formula="of:=[.B655]-[.B$2]" office:value-type="float" office:value="32.6494202613831" calcext:value-type="float">
            <text:p>32.6494202614</text:p>
          </table:table-cell>
          <table:table-cell table:formula="of:=[.C654]/([.D655]-[.D654])" office:value-type="float" office:value="10451.0715475623" calcext:value-type="float">
            <text:p>10451.0715475623</text:p>
          </table:table-cell>
          <table:table-cell table:formula="of:=[.D655]-[.D654]" office:value-type="float" office:value="0.0505211353302002" calcext:value-type="float">
            <text:p>0.050521135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648232.19926" calcext:value-type="float">
            <text:p>1455648232.19926</text:p>
          </table:table-cell>
          <table:table-cell office:value-type="float" office:value="520" calcext:value-type="float">
            <text:p>520</text:p>
          </table:table-cell>
          <table:table-cell table:formula="of:=[.B656]-[.B$2]" office:value-type="float" office:value="32.6987233161926" calcext:value-type="float">
            <text:p>32.6987233162</text:p>
          </table:table-cell>
          <table:table-cell table:formula="of:=[.C655]/([.D656]-[.D655])" office:value-type="float" office:value="10547.0138109791" calcext:value-type="float">
            <text:p>10547.0138109791</text:p>
          </table:table-cell>
          <table:table-cell table:formula="of:=[.D656]-[.D655]" office:value-type="float" office:value="0.0493030548095703" calcext:value-type="float">
            <text:p>0.049303054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648232.24963" calcext:value-type="float">
            <text:p>1455648232.24963</text:p>
          </table:table-cell>
          <table:table-cell office:value-type="float" office:value="512" calcext:value-type="float">
            <text:p>512</text:p>
          </table:table-cell>
          <table:table-cell table:formula="of:=[.B657]-[.B$2]" office:value-type="float" office:value="32.7490992546082" calcext:value-type="float">
            <text:p>32.7490992546</text:p>
          </table:table-cell>
          <table:table-cell table:formula="of:=[.C656]/([.D657]-[.D656])" office:value-type="float" office:value="10322.3883535581" calcext:value-type="float">
            <text:p>10322.3883535581</text:p>
          </table:table-cell>
          <table:table-cell table:formula="of:=[.D657]-[.D656]" office:value-type="float" office:value="0.0503759384155273" calcext:value-type="float">
            <text:p>0.05037593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648232.30018" calcext:value-type="float">
            <text:p>1455648232.30018</text:p>
          </table:table-cell>
          <table:table-cell office:value-type="float" office:value="512" calcext:value-type="float">
            <text:p>512</text:p>
          </table:table-cell>
          <table:table-cell table:formula="of:=[.B658]-[.B$2]" office:value-type="float" office:value="32.7996408939362" calcext:value-type="float">
            <text:p>32.7996408939</text:p>
          </table:table-cell>
          <table:table-cell table:formula="of:=[.C657]/([.D658]-[.D657])" office:value-type="float" office:value="10130.2610443093" calcext:value-type="float">
            <text:p>10130.2610443093</text:p>
          </table:table-cell>
          <table:table-cell table:formula="of:=[.D658]-[.D657]" office:value-type="float" office:value="0.0505416393280029" calcext:value-type="float">
            <text:p>0.050541639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648232.34953" calcext:value-type="float">
            <text:p>1455648232.34953</text:p>
          </table:table-cell>
          <table:table-cell office:value-type="float" office:value="504" calcext:value-type="float">
            <text:p>504</text:p>
          </table:table-cell>
          <table:table-cell table:formula="of:=[.B659]-[.B$2]" office:value-type="float" office:value="32.8489925861359" calcext:value-type="float">
            <text:p>32.8489925861</text:p>
          </table:table-cell>
          <table:table-cell table:formula="of:=[.C658]/([.D659]-[.D658])" office:value-type="float" office:value="10374.5176138669" calcext:value-type="float">
            <text:p>10374.5176138669</text:p>
          </table:table-cell>
          <table:table-cell table:formula="of:=[.D659]-[.D658]" office:value-type="float" office:value="0.049351692199707" calcext:value-type="float">
            <text:p>0.04935169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648232.40013" calcext:value-type="float">
            <text:p>1455648232.40013</text:p>
          </table:table-cell>
          <table:table-cell office:value-type="float" office:value="504" calcext:value-type="float">
            <text:p>504</text:p>
          </table:table-cell>
          <table:table-cell table:formula="of:=[.B660]-[.B$2]" office:value-type="float" office:value="32.8995985984802" calcext:value-type="float">
            <text:p>32.8995985985</text:p>
          </table:table-cell>
          <table:table-cell table:formula="of:=[.C659]/([.D660]-[.D659])" office:value-type="float" office:value="9959.29093504572" calcext:value-type="float">
            <text:p>9959.2909350457</text:p>
          </table:table-cell>
          <table:table-cell table:formula="of:=[.D660]-[.D659]" office:value-type="float" office:value="0.0506060123443604" calcext:value-type="float">
            <text:p>0.05060601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648232.44956" calcext:value-type="float">
            <text:p>1455648232.44956</text:p>
          </table:table-cell>
          <table:table-cell office:value-type="float" office:value="496" calcext:value-type="float">
            <text:p>496</text:p>
          </table:table-cell>
          <table:table-cell table:formula="of:=[.B661]-[.B$2]" office:value-type="float" office:value="32.9490215778351" calcext:value-type="float">
            <text:p>32.9490215778</text:p>
          </table:table-cell>
          <table:table-cell table:formula="of:=[.C660]/([.D661]-[.D660])" office:value-type="float" office:value="10197.6855013387" calcext:value-type="float">
            <text:p>10197.6855013387</text:p>
          </table:table-cell>
          <table:table-cell table:formula="of:=[.D661]-[.D660]" office:value-type="float" office:value="0.0494229793548584" calcext:value-type="float">
            <text:p>0.049422979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5648232.5" calcext:value-type="float">
            <text:p>1455648232.5</text:p>
          </table:table-cell>
          <table:table-cell office:value-type="float" office:value="496" calcext:value-type="float">
            <text:p>496</text:p>
          </table:table-cell>
          <table:table-cell table:formula="of:=[.B662]-[.B$2]" office:value-type="float" office:value="32.9994695186615" calcext:value-type="float">
            <text:p>32.9994695187</text:p>
          </table:table-cell>
          <table:table-cell table:formula="of:=[.C661]/([.D662]-[.D661])" office:value-type="float" office:value="9831.91765361967" calcext:value-type="float">
            <text:p>9831.9176536197</text:p>
          </table:table-cell>
          <table:table-cell table:formula="of:=[.D662]-[.D661]" office:value-type="float" office:value="0.050447940826416" calcext:value-type="float">
            <text:p>0.05044794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5648232.5495" calcext:value-type="float">
            <text:p>1455648232.5495</text:p>
          </table:table-cell>
          <table:table-cell office:value-type="float" office:value="488" calcext:value-type="float">
            <text:p>488</text:p>
          </table:table-cell>
          <table:table-cell table:formula="of:=[.B663]-[.B$2]" office:value-type="float" office:value="33.0489633083344" calcext:value-type="float">
            <text:p>33.0489633083</text:p>
          </table:table-cell>
          <table:table-cell table:formula="of:=[.C662]/([.D663]-[.D662])" office:value-type="float" office:value="10021.4593240587" calcext:value-type="float">
            <text:p>10021.4593240587</text:p>
          </table:table-cell>
          <table:table-cell table:formula="of:=[.D663]-[.D662]" office:value-type="float" office:value="0.0494937896728516" calcext:value-type="float">
            <text:p>0.049493789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5648232.60007" calcext:value-type="float">
            <text:p>1455648232.60007</text:p>
          </table:table-cell>
          <table:table-cell office:value-type="float" office:value="480" calcext:value-type="float">
            <text:p>480</text:p>
          </table:table-cell>
          <table:table-cell table:formula="of:=[.B664]-[.B$2]" office:value-type="float" office:value="33.0995366573334" calcext:value-type="float">
            <text:p>33.0995366573</text:p>
          </table:table-cell>
          <table:table-cell table:formula="of:=[.C663]/([.D664]-[.D663])" office:value-type="float" office:value="9649.35108429191" calcext:value-type="float">
            <text:p>9649.3510842919</text:p>
          </table:table-cell>
          <table:table-cell table:formula="of:=[.D664]-[.D663]" office:value-type="float" office:value="0.0505733489990234" calcext:value-type="float">
            <text:p>0.05057334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5648232.64946" calcext:value-type="float">
            <text:p>1455648232.64946</text:p>
          </table:table-cell>
          <table:table-cell office:value-type="float" office:value="480" calcext:value-type="float">
            <text:p>480</text:p>
          </table:table-cell>
          <table:table-cell table:formula="of:=[.B665]-[.B$2]" office:value-type="float" office:value="33.1489214897156" calcext:value-type="float">
            <text:p>33.1489214897</text:p>
          </table:table-cell>
          <table:table-cell table:formula="of:=[.C664]/([.D665]-[.D664])" office:value-type="float" office:value="9719.58346006228" calcext:value-type="float">
            <text:p>9719.5834600623</text:p>
          </table:table-cell>
          <table:table-cell table:formula="of:=[.D665]-[.D664]" office:value-type="float" office:value="0.0493848323822022" calcext:value-type="float">
            <text:p>0.04938483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5648232.69986" calcext:value-type="float">
            <text:p>1455648232.69986</text:p>
          </table:table-cell>
          <table:table-cell office:value-type="float" office:value="472" calcext:value-type="float">
            <text:p>472</text:p>
          </table:table-cell>
          <table:table-cell table:formula="of:=[.B666]-[.B$2]" office:value-type="float" office:value="33.1993298530579" calcext:value-type="float">
            <text:p>33.1993298531</text:p>
          </table:table-cell>
          <table:table-cell table:formula="of:=[.C665]/([.D666]-[.D665])" office:value-type="float" office:value="9522.22941143084" calcext:value-type="float">
            <text:p>9522.2294114309</text:p>
          </table:table-cell>
          <table:table-cell table:formula="of:=[.D666]-[.D665]" office:value-type="float" office:value="0.0504083633422852" calcext:value-type="float">
            <text:p>0.050408363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5648232.74957" calcext:value-type="float">
            <text:p>1455648232.74957</text:p>
          </table:table-cell>
          <table:table-cell office:value-type="float" office:value="472" calcext:value-type="float">
            <text:p>472</text:p>
          </table:table-cell>
          <table:table-cell table:formula="of:=[.B667]-[.B$2]" office:value-type="float" office:value="33.249030828476" calcext:value-type="float">
            <text:p>33.2490308285</text:p>
          </table:table-cell>
          <table:table-cell table:formula="of:=[.C666]/([.D667]-[.D666])" office:value-type="float" office:value="9496.79550611385" calcext:value-type="float">
            <text:p>9496.7955061139</text:p>
          </table:table-cell>
          <table:table-cell table:formula="of:=[.D667]-[.D666]" office:value-type="float" office:value="0.0497009754180908" calcext:value-type="float">
            <text:p>0.049700975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5648232.79994" calcext:value-type="float">
            <text:p>1455648232.79994</text:p>
          </table:table-cell>
          <table:table-cell office:value-type="float" office:value="464" calcext:value-type="float">
            <text:p>464</text:p>
          </table:table-cell>
          <table:table-cell table:formula="of:=[.B668]-[.B$2]" office:value-type="float" office:value="33.2994005680084" calcext:value-type="float">
            <text:p>33.299400568</text:p>
          </table:table-cell>
          <table:table-cell table:formula="of:=[.C667]/([.D668]-[.D667])" office:value-type="float" office:value="9370.70559389585" calcext:value-type="float">
            <text:p>9370.7055938959</text:p>
          </table:table-cell>
          <table:table-cell table:formula="of:=[.D668]-[.D667]" office:value-type="float" office:value="0.0503697395324707" calcext:value-type="float">
            <text:p>0.050369739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5648232.84943" calcext:value-type="float">
            <text:p>1455648232.84943</text:p>
          </table:table-cell>
          <table:table-cell office:value-type="float" office:value="464" calcext:value-type="float">
            <text:p>464</text:p>
          </table:table-cell>
          <table:table-cell table:formula="of:=[.B669]-[.B$2]" office:value-type="float" office:value="33.348893404007" calcext:value-type="float">
            <text:p>33.348893404</text:p>
          </table:table-cell>
          <table:table-cell table:formula="of:=[.C668]/([.D669]-[.D668])" office:value-type="float" office:value="9375.09420583078" calcext:value-type="float">
            <text:p>9375.0942058308</text:p>
          </table:table-cell>
          <table:table-cell table:formula="of:=[.D669]-[.D668]" office:value-type="float" office:value="0.0494928359985352" calcext:value-type="float">
            <text:p>0.0494928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5648232.8998" calcext:value-type="float">
            <text:p>1455648232.8998</text:p>
          </table:table-cell>
          <table:table-cell office:value-type="float" office:value="456" calcext:value-type="float">
            <text:p>456</text:p>
          </table:table-cell>
          <table:table-cell table:formula="of:=[.B670]-[.B$2]" office:value-type="float" office:value="33.3992614746094" calcext:value-type="float">
            <text:p>33.3992614746</text:p>
          </table:table-cell>
          <table:table-cell table:formula="of:=[.C669]/([.D670]-[.D669])" office:value-type="float" office:value="9212.18530808155" calcext:value-type="float">
            <text:p>9212.1853080816</text:p>
          </table:table-cell>
          <table:table-cell table:formula="of:=[.D670]-[.D669]" office:value-type="float" office:value="0.050368070602417" calcext:value-type="float">
            <text:p>0.050368070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5648232.9503" calcext:value-type="float">
            <text:p>1455648232.9503</text:p>
          </table:table-cell>
          <table:table-cell office:value-type="float" office:value="456" calcext:value-type="float">
            <text:p>456</text:p>
          </table:table-cell>
          <table:table-cell table:formula="of:=[.B671]-[.B$2]" office:value-type="float" office:value="33.4497630596161" calcext:value-type="float">
            <text:p>33.4497630596</text:p>
          </table:table-cell>
          <table:table-cell table:formula="of:=[.C670]/([.D671]-[.D670])" office:value-type="float" office:value="9029.41957048235" calcext:value-type="float">
            <text:p>9029.4195704824</text:p>
          </table:table-cell>
          <table:table-cell table:formula="of:=[.D671]-[.D670]" office:value-type="float" office:value="0.0505015850067139" calcext:value-type="float">
            <text:p>0.05050158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5648232.99966" calcext:value-type="float">
            <text:p>1455648232.99966</text:p>
          </table:table-cell>
          <table:table-cell office:value-type="float" office:value="448" calcext:value-type="float">
            <text:p>448</text:p>
          </table:table-cell>
          <table:table-cell table:formula="of:=[.B672]-[.B$2]" office:value-type="float" office:value="33.4991226196289" calcext:value-type="float">
            <text:p>33.4991226196</text:p>
          </table:table-cell>
          <table:table-cell table:formula="of:=[.C671]/([.D672]-[.D671])" office:value-type="float" office:value="9238.33194383396" calcext:value-type="float">
            <text:p>9238.331943834</text:p>
          </table:table-cell>
          <table:table-cell table:formula="of:=[.D672]-[.D671]" office:value-type="float" office:value="0.0493595600128174" calcext:value-type="float">
            <text:p>0.0493595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5648233.05032" calcext:value-type="float">
            <text:p>1455648233.05032</text:p>
          </table:table-cell>
          <table:table-cell office:value-type="float" office:value="448" calcext:value-type="float">
            <text:p>448</text:p>
          </table:table-cell>
          <table:table-cell table:formula="of:=[.B673]-[.B$2]" office:value-type="float" office:value="33.5497858524322" calcext:value-type="float">
            <text:p>33.5497858524</text:p>
          </table:table-cell>
          <table:table-cell table:formula="of:=[.C672]/([.D673]-[.D672])" office:value-type="float" office:value="8842.70456524092" calcext:value-type="float">
            <text:p>8842.7045652409</text:p>
          </table:table-cell>
          <table:table-cell table:formula="of:=[.D673]-[.D672]" office:value-type="float" office:value="0.0506632328033447" calcext:value-type="float">
            <text:p>0.050663232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5648233.10002" calcext:value-type="float">
            <text:p>1455648233.10002</text:p>
          </table:table-cell>
          <table:table-cell office:value-type="float" office:value="440" calcext:value-type="float">
            <text:p>440</text:p>
          </table:table-cell>
          <table:table-cell table:formula="of:=[.B674]-[.B$2]" office:value-type="float" office:value="33.5994830131531" calcext:value-type="float">
            <text:p>33.5994830132</text:p>
          </table:table-cell>
          <table:table-cell table:formula="of:=[.C673]/([.D674]-[.D673])" office:value-type="float" office:value="9014.59949627" calcext:value-type="float">
            <text:p>9014.59949627</text:p>
          </table:table-cell>
          <table:table-cell table:formula="of:=[.D674]-[.D673]" office:value-type="float" office:value="0.0496971607208252" calcext:value-type="float">
            <text:p>0.04969716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5648233.14924" calcext:value-type="float">
            <text:p>1455648233.14924</text:p>
          </table:table-cell>
          <table:table-cell office:value-type="float" office:value="440" calcext:value-type="float">
            <text:p>440</text:p>
          </table:table-cell>
          <table:table-cell table:formula="of:=[.B675]-[.B$2]" office:value-type="float" office:value="33.6487011909485" calcext:value-type="float">
            <text:p>33.6487011909</text:p>
          </table:table-cell>
          <table:table-cell table:formula="of:=[.C674]/([.D675]-[.D674])" office:value-type="float" office:value="8939.7864713519" calcext:value-type="float">
            <text:p>8939.7864713519</text:p>
          </table:table-cell>
          <table:table-cell table:formula="of:=[.D675]-[.D674]" office:value-type="float" office:value="0.0492181777954102" calcext:value-type="float">
            <text:p>0.049218177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5648233.19994" calcext:value-type="float">
            <text:p>1455648233.19994</text:p>
          </table:table-cell>
          <table:table-cell office:value-type="float" office:value="432" calcext:value-type="float">
            <text:p>432</text:p>
          </table:table-cell>
          <table:table-cell table:formula="of:=[.B676]-[.B$2]" office:value-type="float" office:value="33.6994047164917" calcext:value-type="float">
            <text:p>33.6994047165</text:p>
          </table:table-cell>
          <table:table-cell table:formula="of:=[.C675]/([.D676]-[.D675])" office:value-type="float" office:value="8677.89754826818" calcext:value-type="float">
            <text:p>8677.8975482682</text:p>
          </table:table-cell>
          <table:table-cell table:formula="of:=[.D676]-[.D675]" office:value-type="float" office:value="0.0507035255432129" calcext:value-type="float">
            <text:p>0.050703525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5648233.2493" calcext:value-type="float">
            <text:p>1455648233.2493</text:p>
          </table:table-cell>
          <table:table-cell office:value-type="float" office:value="432" calcext:value-type="float">
            <text:p>432</text:p>
          </table:table-cell>
          <table:table-cell table:formula="of:=[.B677]-[.B$2]" office:value-type="float" office:value="33.7487640380859" calcext:value-type="float">
            <text:p>33.7487640381</text:p>
          </table:table-cell>
          <table:table-cell table:formula="of:=[.C676]/([.D677]-[.D676])" office:value-type="float" office:value="8752.1462217671" calcext:value-type="float">
            <text:p>8752.1462217671</text:p>
          </table:table-cell>
          <table:table-cell table:formula="of:=[.D677]-[.D676]" office:value-type="float" office:value="0.0493593215942383" calcext:value-type="float">
            <text:p>0.04935932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5648233.2998" calcext:value-type="float">
            <text:p>1455648233.2998</text:p>
          </table:table-cell>
          <table:table-cell office:value-type="float" office:value="432" calcext:value-type="float">
            <text:p>432</text:p>
          </table:table-cell>
          <table:table-cell table:formula="of:=[.B678]-[.B$2]" office:value-type="float" office:value="33.7992699146271" calcext:value-type="float">
            <text:p>33.7992699146</text:p>
          </table:table-cell>
          <table:table-cell table:formula="of:=[.C677]/([.D678]-[.D677])" office:value-type="float" office:value="8553.46010375902" calcext:value-type="float">
            <text:p>8553.460103759</text:p>
          </table:table-cell>
          <table:table-cell table:formula="of:=[.D678]-[.D677]" office:value-type="float" office:value="0.0505058765411377" calcext:value-type="float">
            <text:p>0.050505876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5648233.35022" calcext:value-type="float">
            <text:p>1455648233.35022</text:p>
          </table:table-cell>
          <table:table-cell office:value-type="float" office:value="424" calcext:value-type="float">
            <text:p>424</text:p>
          </table:table-cell>
          <table:table-cell table:formula="of:=[.B679]-[.B$2]" office:value-type="float" office:value="33.8496820926666" calcext:value-type="float">
            <text:p>33.8496820927</text:p>
          </table:table-cell>
          <table:table-cell table:formula="of:=[.C678]/([.D679]-[.D678])" office:value-type="float" office:value="8569.35797658009" calcext:value-type="float">
            <text:p>8569.3579765801</text:p>
          </table:table-cell>
          <table:table-cell table:formula="of:=[.D679]-[.D678]" office:value-type="float" office:value="0.0504121780395508" calcext:value-type="float">
            <text:p>0.05041217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5648233.3997" calcext:value-type="float">
            <text:p>1455648233.3997</text:p>
          </table:table-cell>
          <table:table-cell office:value-type="float" office:value="424" calcext:value-type="float">
            <text:p>424</text:p>
          </table:table-cell>
          <table:table-cell table:formula="of:=[.B680]-[.B$2]" office:value-type="float" office:value="33.8991656303406" calcext:value-type="float">
            <text:p>33.8991656303</text:p>
          </table:table-cell>
          <table:table-cell table:formula="of:=[.C679]/([.D680]-[.D679])" office:value-type="float" office:value="8568.50621299067" calcext:value-type="float">
            <text:p>8568.5062129907</text:p>
          </table:table-cell>
          <table:table-cell table:formula="of:=[.D680]-[.D679]" office:value-type="float" office:value="0.0494835376739502" calcext:value-type="float">
            <text:p>0.049483537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5648233.45013" calcext:value-type="float">
            <text:p>1455648233.45013</text:p>
          </table:table-cell>
          <table:table-cell office:value-type="float" office:value="416" calcext:value-type="float">
            <text:p>416</text:p>
          </table:table-cell>
          <table:table-cell table:formula="of:=[.B681]-[.B$2]" office:value-type="float" office:value="33.9495995044708" calcext:value-type="float">
            <text:p>33.9495995045</text:p>
          </table:table-cell>
          <table:table-cell table:formula="of:=[.C680]/([.D681]-[.D680])" office:value-type="float" office:value="8407.0479873307" calcext:value-type="float">
            <text:p>8407.0479873307</text:p>
          </table:table-cell>
          <table:table-cell table:formula="of:=[.D681]-[.D680]" office:value-type="float" office:value="0.050433874130249" calcext:value-type="float">
            <text:p>0.050433874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5648233.49979" calcext:value-type="float">
            <text:p>1455648233.49979</text:p>
          </table:table-cell>
          <table:table-cell office:value-type="float" office:value="416" calcext:value-type="float">
            <text:p>416</text:p>
          </table:table-cell>
          <table:table-cell table:formula="of:=[.B682]-[.B$2]" office:value-type="float" office:value="33.9992551803589" calcext:value-type="float">
            <text:p>33.9992551804</text:p>
          </table:table-cell>
          <table:table-cell table:formula="of:=[.C681]/([.D682]-[.D681])" office:value-type="float" office:value="8377.6928328956" calcext:value-type="float">
            <text:p>8377.6928328956</text:p>
          </table:table-cell>
          <table:table-cell table:formula="of:=[.D682]-[.D681]" office:value-type="float" office:value="0.0496556758880615" calcext:value-type="float">
            <text:p>0.04965567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5648233.55024" calcext:value-type="float">
            <text:p>1455648233.55024</text:p>
          </table:table-cell>
          <table:table-cell office:value-type="float" office:value="408" calcext:value-type="float">
            <text:p>408</text:p>
          </table:table-cell>
          <table:table-cell table:formula="of:=[.B683]-[.B$2]" office:value-type="float" office:value="34.0497076511383" calcext:value-type="float">
            <text:p>34.0497076511</text:p>
          </table:table-cell>
          <table:table-cell table:formula="of:=[.C682]/([.D683]-[.D682])" office:value-type="float" office:value="8245.38409265971" calcext:value-type="float">
            <text:p>8245.3840926597</text:p>
          </table:table-cell>
          <table:table-cell table:formula="of:=[.D683]-[.D682]" office:value-type="float" office:value="0.0504524707794189" calcext:value-type="float">
            <text:p>0.050452470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5648233.59958" calcext:value-type="float">
            <text:p>1455648233.59958</text:p>
          </table:table-cell>
          <table:table-cell office:value-type="float" office:value="408" calcext:value-type="float">
            <text:p>408</text:p>
          </table:table-cell>
          <table:table-cell table:formula="of:=[.B684]-[.B$2]" office:value-type="float" office:value="34.0990488529205" calcext:value-type="float">
            <text:p>34.0990488529</text:p>
          </table:table-cell>
          <table:table-cell table:formula="of:=[.C683]/([.D684]-[.D683])" office:value-type="float" office:value="8268.95140902238" calcext:value-type="float">
            <text:p>8268.9514090224</text:p>
          </table:table-cell>
          <table:table-cell table:formula="of:=[.D684]-[.D683]" office:value-type="float" office:value="0.0493412017822266" calcext:value-type="float">
            <text:p>0.0493412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5648233.65019" calcext:value-type="float">
            <text:p>1455648233.65019</text:p>
          </table:table-cell>
          <table:table-cell office:value-type="float" office:value="408" calcext:value-type="float">
            <text:p>408</text:p>
          </table:table-cell>
          <table:table-cell table:formula="of:=[.B685]-[.B$2]" office:value-type="float" office:value="34.1496529579163" calcext:value-type="float">
            <text:p>34.1496529579</text:p>
          </table:table-cell>
          <table:table-cell table:formula="of:=[.C684]/([.D685]-[.D684])" office:value-type="float" office:value="8062.58701807782" calcext:value-type="float">
            <text:p>8062.5870180778</text:p>
          </table:table-cell>
          <table:table-cell table:formula="of:=[.D685]-[.D684]" office:value-type="float" office:value="0.0506041049957275" calcext:value-type="float">
            <text:p>0.0506041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5648233.69959" calcext:value-type="float">
            <text:p>1455648233.69959</text:p>
          </table:table-cell>
          <table:table-cell office:value-type="float" office:value="400" calcext:value-type="float">
            <text:p>400</text:p>
          </table:table-cell>
          <table:table-cell table:formula="of:=[.B686]-[.B$2]" office:value-type="float" office:value="34.1990540027618" calcext:value-type="float">
            <text:p>34.1990540028</text:p>
          </table:table-cell>
          <table:table-cell table:formula="of:=[.C685]/([.D686]-[.D685])" office:value-type="float" office:value="8258.93462932487" calcext:value-type="float">
            <text:p>8258.9346293249</text:p>
          </table:table-cell>
          <table:table-cell table:formula="of:=[.D686]-[.D685]" office:value-type="float" office:value="0.0494010448455811" calcext:value-type="float">
            <text:p>0.04940104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5648233.75002" calcext:value-type="float">
            <text:p>1455648233.75002</text:p>
          </table:table-cell>
          <table:table-cell office:value-type="float" office:value="400" calcext:value-type="float">
            <text:p>400</text:p>
          </table:table-cell>
          <table:table-cell table:formula="of:=[.B687]-[.B$2]" office:value-type="float" office:value="34.2494885921478" calcext:value-type="float">
            <text:p>34.2494885921</text:p>
          </table:table-cell>
          <table:table-cell table:formula="of:=[.C686]/([.D687]-[.D686])" office:value-type="float" office:value="7931.06486777789" calcext:value-type="float">
            <text:p>7931.0648677779</text:p>
          </table:table-cell>
          <table:table-cell table:formula="of:=[.D687]-[.D686]" office:value-type="float" office:value="0.0504345893859863" calcext:value-type="float">
            <text:p>0.050434589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5648233.79943" calcext:value-type="float">
            <text:p>1455648233.79943</text:p>
          </table:table-cell>
          <table:table-cell office:value-type="float" office:value="400" calcext:value-type="float">
            <text:p>400</text:p>
          </table:table-cell>
          <table:table-cell table:formula="of:=[.B688]-[.B$2]" office:value-type="float" office:value="34.2988951206207" calcext:value-type="float">
            <text:p>34.2988951206</text:p>
          </table:table-cell>
          <table:table-cell table:formula="of:=[.C687]/([.D688]-[.D687])" office:value-type="float" office:value="8096.09604972349" calcext:value-type="float">
            <text:p>8096.0960497235</text:p>
          </table:table-cell>
          <table:table-cell table:formula="of:=[.D688]-[.D687]" office:value-type="float" office:value="0.0494065284729004" calcext:value-type="float">
            <text:p>0.049406528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5648233.84999" calcext:value-type="float">
            <text:p>1455648233.84999</text:p>
          </table:table-cell>
          <table:table-cell office:value-type="float" office:value="392" calcext:value-type="float">
            <text:p>392</text:p>
          </table:table-cell>
          <table:table-cell table:formula="of:=[.B689]-[.B$2]" office:value-type="float" office:value="34.3494524955749" calcext:value-type="float">
            <text:p>34.3494524956</text:p>
          </table:table-cell>
          <table:table-cell table:formula="of:=[.C688]/([.D689]-[.D688])" office:value-type="float" office:value="7911.80318128015" calcext:value-type="float">
            <text:p>7911.8031812802</text:p>
          </table:table-cell>
          <table:table-cell table:formula="of:=[.D689]-[.D688]" office:value-type="float" office:value="0.0505573749542236" calcext:value-type="float">
            <text:p>0.0505573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5648233.8992" calcext:value-type="float">
            <text:p>1455648233.8992</text:p>
          </table:table-cell>
          <table:table-cell office:value-type="float" office:value="392" calcext:value-type="float">
            <text:p>392</text:p>
          </table:table-cell>
          <table:table-cell table:formula="of:=[.B690]-[.B$2]" office:value-type="float" office:value="34.3986647129059" calcext:value-type="float">
            <text:p>34.3986647129</text:p>
          </table:table-cell>
          <table:table-cell table:formula="of:=[.C689]/([.D690]-[.D689])" office:value-type="float" office:value="7965.50168353431" calcext:value-type="float">
            <text:p>7965.5016835343</text:p>
          </table:table-cell>
          <table:table-cell table:formula="of:=[.D690]-[.D689]" office:value-type="float" office:value="0.0492122173309326" calcext:value-type="float">
            <text:p>0.049212217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5648233.94979" calcext:value-type="float">
            <text:p>1455648233.94979</text:p>
          </table:table-cell>
          <table:table-cell office:value-type="float" office:value="392" calcext:value-type="float">
            <text:p>392</text:p>
          </table:table-cell>
          <table:table-cell table:formula="of:=[.B691]-[.B$2]" office:value-type="float" office:value="34.4492542743683" calcext:value-type="float">
            <text:p>34.4492542744</text:p>
          </table:table-cell>
          <table:table-cell table:formula="of:=[.C690]/([.D691]-[.D690])" office:value-type="float" office:value="7748.63407921277" calcext:value-type="float">
            <text:p>7748.6340792128</text:p>
          </table:table-cell>
          <table:table-cell table:formula="of:=[.D691]-[.D690]" office:value-type="float" office:value="0.0505895614624023" calcext:value-type="float">
            <text:p>0.05058956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5648233.99917" calcext:value-type="float">
            <text:p>1455648233.99917</text:p>
          </table:table-cell>
          <table:table-cell office:value-type="float" office:value="392" calcext:value-type="float">
            <text:p>392</text:p>
          </table:table-cell>
          <table:table-cell table:formula="of:=[.B692]-[.B$2]" office:value-type="float" office:value="34.4986402988434" calcext:value-type="float">
            <text:p>34.4986402988</text:p>
          </table:table-cell>
          <table:table-cell table:formula="of:=[.C691]/([.D692]-[.D691])" office:value-type="float" office:value="7937.4682243893" calcext:value-type="float">
            <text:p>7937.4682243893</text:p>
          </table:table-cell>
          <table:table-cell table:formula="of:=[.D692]-[.D691]" office:value-type="float" office:value="0.0493860244750977" calcext:value-type="float">
            <text:p>0.049386024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5648234.0497" calcext:value-type="float">
            <text:p>1455648234.0497</text:p>
          </table:table-cell>
          <table:table-cell office:value-type="float" office:value="384" calcext:value-type="float">
            <text:p>384</text:p>
          </table:table-cell>
          <table:table-cell table:formula="of:=[.B693]-[.B$2]" office:value-type="float" office:value="34.5491623878479" calcext:value-type="float">
            <text:p>34.5491623878</text:p>
          </table:table-cell>
          <table:table-cell table:formula="of:=[.C692]/([.D693]-[.D692])" office:value-type="float" office:value="7758.98241192988" calcext:value-type="float">
            <text:p>7758.9824119299</text:p>
          </table:table-cell>
          <table:table-cell table:formula="of:=[.D693]-[.D692]" office:value-type="float" office:value="0.0505220890045166" calcext:value-type="float">
            <text:p>0.0505220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5648234.09951" calcext:value-type="float">
            <text:p>1455648234.09951</text:p>
          </table:table-cell>
          <table:table-cell office:value-type="float" office:value="384" calcext:value-type="float">
            <text:p>384</text:p>
          </table:table-cell>
          <table:table-cell table:formula="of:=[.B694]-[.B$2]" office:value-type="float" office:value="34.5989756584167" calcext:value-type="float">
            <text:p>34.5989756584</text:p>
          </table:table-cell>
          <table:table-cell table:formula="of:=[.C693]/([.D694]-[.D693])" office:value-type="float" office:value="7708.78915628051" calcext:value-type="float">
            <text:p>7708.7891562805</text:p>
          </table:table-cell>
          <table:table-cell table:formula="of:=[.D694]-[.D693]" office:value-type="float" office:value="0.0498132705688477" calcext:value-type="float">
            <text:p>0.049813270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5648234.14991" calcext:value-type="float">
            <text:p>1455648234.14991</text:p>
          </table:table-cell>
          <table:table-cell office:value-type="float" office:value="384" calcext:value-type="float">
            <text:p>384</text:p>
          </table:table-cell>
          <table:table-cell table:formula="of:=[.B695]-[.B$2]" office:value-type="float" office:value="34.6493704319" calcext:value-type="float">
            <text:p>34.6493704319</text:p>
          </table:table-cell>
          <table:table-cell table:formula="of:=[.C694]/([.D695]-[.D694])" office:value-type="float" office:value="7619.83780177981" calcext:value-type="float">
            <text:p>7619.8378017798</text:p>
          </table:table-cell>
          <table:table-cell table:formula="of:=[.D695]-[.D694]" office:value-type="float" office:value="0.0503947734832764" calcext:value-type="float">
            <text:p>0.05039477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5648234.19945" calcext:value-type="float">
            <text:p>1455648234.19945</text:p>
          </table:table-cell>
          <table:table-cell office:value-type="float" office:value="384" calcext:value-type="float">
            <text:p>384</text:p>
          </table:table-cell>
          <table:table-cell table:formula="of:=[.B696]-[.B$2]" office:value-type="float" office:value="34.6989142894745" calcext:value-type="float">
            <text:p>34.6989142895</text:p>
          </table:table-cell>
          <table:table-cell table:formula="of:=[.C695]/([.D696]-[.D695])" office:value-type="float" office:value="7750.70853986006" calcext:value-type="float">
            <text:p>7750.7085398601</text:p>
          </table:table-cell>
          <table:table-cell table:formula="of:=[.D696]-[.D695]" office:value-type="float" office:value="0.0495438575744629" calcext:value-type="float">
            <text:p>0.04954385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5648234.24981" calcext:value-type="float">
            <text:p>1455648234.24981</text:p>
          </table:table-cell>
          <table:table-cell office:value-type="float" office:value="376" calcext:value-type="float">
            <text:p>376</text:p>
          </table:table-cell>
          <table:table-cell table:formula="of:=[.B697]-[.B$2]" office:value-type="float" office:value="34.7492787837982" calcext:value-type="float">
            <text:p>34.7492787838</text:p>
          </table:table-cell>
          <table:table-cell table:formula="of:=[.C696]/([.D697]-[.D696])" office:value-type="float" office:value="7624.41885213308" calcext:value-type="float">
            <text:p>7624.4188521331</text:p>
          </table:table-cell>
          <table:table-cell table:formula="of:=[.D697]-[.D696]" office:value-type="float" office:value="0.0503644943237305" calcext:value-type="float">
            <text:p>0.050364494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5648234.30033" calcext:value-type="float">
            <text:p>1455648234.30033</text:p>
          </table:table-cell>
          <table:table-cell office:value-type="float" office:value="376" calcext:value-type="float">
            <text:p>376</text:p>
          </table:table-cell>
          <table:table-cell table:formula="of:=[.B698]-[.B$2]" office:value-type="float" office:value="34.7997934818268" calcext:value-type="float">
            <text:p>34.7997934818</text:p>
          </table:table-cell>
          <table:table-cell table:formula="of:=[.C697]/([.D698]-[.D697])" office:value-type="float" office:value="7443.37815871697" calcext:value-type="float">
            <text:p>7443.378158717</text:p>
          </table:table-cell>
          <table:table-cell table:formula="of:=[.D698]-[.D697]" office:value-type="float" office:value="0.0505146980285645" calcext:value-type="float">
            <text:p>0.0505146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5648234.34967" calcext:value-type="float">
            <text:p>1455648234.34967</text:p>
          </table:table-cell>
          <table:table-cell office:value-type="float" office:value="376" calcext:value-type="float">
            <text:p>376</text:p>
          </table:table-cell>
          <table:table-cell table:formula="of:=[.B699]-[.B$2]" office:value-type="float" office:value="34.8491394519806" calcext:value-type="float">
            <text:p>34.849139452</text:p>
          </table:table-cell>
          <table:table-cell table:formula="of:=[.C698]/([.D699]-[.D698])" office:value-type="float" office:value="7619.66982973542" calcext:value-type="float">
            <text:p>7619.6698297354</text:p>
          </table:table-cell>
          <table:table-cell table:formula="of:=[.D699]-[.D698]" office:value-type="float" office:value="0.0493459701538086" calcext:value-type="float">
            <text:p>0.04934597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5648234.40013" calcext:value-type="float">
            <text:p>1455648234.40013</text:p>
          </table:table-cell>
          <table:table-cell office:value-type="float" office:value="376" calcext:value-type="float">
            <text:p>376</text:p>
          </table:table-cell>
          <table:table-cell table:formula="of:=[.B700]-[.B$2]" office:value-type="float" office:value="34.8995981216431" calcext:value-type="float">
            <text:p>34.8995981216</text:p>
          </table:table-cell>
          <table:table-cell table:formula="of:=[.C699]/([.D700]-[.D699])" office:value-type="float" office:value="7451.64314705702" calcext:value-type="float">
            <text:p>7451.643147057</text:p>
          </table:table-cell>
          <table:table-cell table:formula="of:=[.D700]-[.D699]" office:value-type="float" office:value="0.0504586696624756" calcext:value-type="float">
            <text:p>0.050458669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5648234.44956" calcext:value-type="float">
            <text:p>1455648234.44956</text:p>
          </table:table-cell>
          <table:table-cell office:value-type="float" office:value="376" calcext:value-type="float">
            <text:p>376</text:p>
          </table:table-cell>
          <table:table-cell table:formula="of:=[.B701]-[.B$2]" office:value-type="float" office:value="34.9490270614624" calcext:value-type="float">
            <text:p>34.9490270615</text:p>
          </table:table-cell>
          <table:table-cell table:formula="of:=[.C700]/([.D701]-[.D700])" office:value-type="float" office:value="7606.87972216863" calcext:value-type="float">
            <text:p>7606.8797221686</text:p>
          </table:table-cell>
          <table:table-cell table:formula="of:=[.D701]-[.D700]" office:value-type="float" office:value="0.0494289398193359" calcext:value-type="float">
            <text:p>0.04942893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5648234.49999" calcext:value-type="float">
            <text:p>1455648234.49999</text:p>
          </table:table-cell>
          <table:table-cell office:value-type="float" office:value="376" calcext:value-type="float">
            <text:p>376</text:p>
          </table:table-cell>
          <table:table-cell table:formula="of:=[.B702]-[.B$2]" office:value-type="float" office:value="34.9994547367096" calcext:value-type="float">
            <text:p>34.9994547367</text:p>
          </table:table-cell>
          <table:table-cell table:formula="of:=[.C701]/([.D702]-[.D701])" office:value-type="float" office:value="7456.2231583526" calcext:value-type="float">
            <text:p>7456.2231583526</text:p>
          </table:table-cell>
          <table:table-cell table:formula="of:=[.D702]-[.D701]" office:value-type="float" office:value="0.0504276752471924" calcext:value-type="float">
            <text:p>0.050427675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5648234.54969" calcext:value-type="float">
            <text:p>1455648234.54969</text:p>
          </table:table-cell>
          <table:table-cell office:value-type="float" office:value="376" calcext:value-type="float">
            <text:p>376</text:p>
          </table:table-cell>
          <table:table-cell table:formula="of:=[.B703]-[.B$2]" office:value-type="float" office:value="35.0491533279419" calcext:value-type="float">
            <text:p>35.0491533279</text:p>
          </table:table-cell>
          <table:table-cell table:formula="of:=[.C702]/([.D703]-[.D702])" office:value-type="float" office:value="7565.60680447683" calcext:value-type="float">
            <text:p>7565.6068044768</text:p>
          </table:table-cell>
          <table:table-cell table:formula="of:=[.D703]-[.D702]" office:value-type="float" office:value="0.0496985912322998" calcext:value-type="float">
            <text:p>0.04969859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5648234.60021" calcext:value-type="float">
            <text:p>1455648234.60021</text:p>
          </table:table-cell>
          <table:table-cell office:value-type="float" office:value="376" calcext:value-type="float">
            <text:p>376</text:p>
          </table:table-cell>
          <table:table-cell table:formula="of:=[.B704]-[.B$2]" office:value-type="float" office:value="35.0996749401093" calcext:value-type="float">
            <text:p>35.0996749401</text:p>
          </table:table-cell>
          <table:table-cell table:formula="of:=[.C703]/([.D704]-[.D703])" office:value-type="float" office:value="7442.35949467445" calcext:value-type="float">
            <text:p>7442.3594946745</text:p>
          </table:table-cell>
          <table:table-cell table:formula="of:=[.D704]-[.D703]" office:value-type="float" office:value="0.0505216121673584" calcext:value-type="float">
            <text:p>0.050521612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5648234.64985" calcext:value-type="float">
            <text:p>1455648234.64985</text:p>
          </table:table-cell>
          <table:table-cell office:value-type="float" office:value="376" calcext:value-type="float">
            <text:p>376</text:p>
          </table:table-cell>
          <table:table-cell table:formula="of:=[.B705]-[.B$2]" office:value-type="float" office:value="35.1493158340454" calcext:value-type="float">
            <text:p>35.149315834</text:p>
          </table:table-cell>
          <table:table-cell table:formula="of:=[.C704]/([.D705]-[.D704])" office:value-type="float" office:value="7574.40026127593" calcext:value-type="float">
            <text:p>7574.4002612759</text:p>
          </table:table-cell>
          <table:table-cell table:formula="of:=[.D705]-[.D704]" office:value-type="float" office:value="0.0496408939361572" calcext:value-type="float">
            <text:p>0.049640893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5648234.70022" calcext:value-type="float">
            <text:p>1455648234.70022</text:p>
          </table:table-cell>
          <table:table-cell office:value-type="float" office:value="376" calcext:value-type="float">
            <text:p>376</text:p>
          </table:table-cell>
          <table:table-cell table:formula="of:=[.B706]-[.B$2]" office:value-type="float" office:value="35.1996827125549" calcext:value-type="float">
            <text:p>35.1996827126</text:p>
          </table:table-cell>
          <table:table-cell table:formula="of:=[.C705]/([.D706]-[.D705])" office:value-type="float" office:value="7465.22339932025" calcext:value-type="float">
            <text:p>7465.2233993203</text:p>
          </table:table-cell>
          <table:table-cell table:formula="of:=[.D706]-[.D705]" office:value-type="float" office:value="0.0503668785095215" calcext:value-type="float">
            <text:p>0.050366878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5648234.74983" calcext:value-type="float">
            <text:p>1455648234.74983</text:p>
          </table:table-cell>
          <table:table-cell office:value-type="float" office:value="376" calcext:value-type="float">
            <text:p>376</text:p>
          </table:table-cell>
          <table:table-cell table:formula="of:=[.B707]-[.B$2]" office:value-type="float" office:value="35.2492980957031" calcext:value-type="float">
            <text:p>35.2492980957</text:p>
          </table:table-cell>
          <table:table-cell table:formula="of:=[.C706]/([.D707]-[.D706])" office:value-type="float" office:value="7578.29479774341" calcext:value-type="float">
            <text:p>7578.2947977434</text:p>
          </table:table-cell>
          <table:table-cell table:formula="of:=[.D707]-[.D706]" office:value-type="float" office:value="0.0496153831481934" calcext:value-type="float">
            <text:p>0.04961538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5648234.80024" calcext:value-type="float">
            <text:p>1455648234.80024</text:p>
          </table:table-cell>
          <table:table-cell office:value-type="float" office:value="376" calcext:value-type="float">
            <text:p>376</text:p>
          </table:table-cell>
          <table:table-cell table:formula="of:=[.B708]-[.B$2]" office:value-type="float" office:value="35.2997076511383" calcext:value-type="float">
            <text:p>35.2997076511</text:p>
          </table:table-cell>
          <table:table-cell table:formula="of:=[.C707]/([.D708]-[.D707])" office:value-type="float" office:value="7458.90331216035" calcext:value-type="float">
            <text:p>7458.9033121604</text:p>
          </table:table-cell>
          <table:table-cell table:formula="of:=[.D708]-[.D707]" office:value-type="float" office:value="0.0504095554351807" calcext:value-type="float">
            <text:p>0.050409555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5648234.84982" calcext:value-type="float">
            <text:p>1455648234.84982</text:p>
          </table:table-cell>
          <table:table-cell office:value-type="float" office:value="376" calcext:value-type="float">
            <text:p>376</text:p>
          </table:table-cell>
          <table:table-cell table:formula="of:=[.B709]-[.B$2]" office:value-type="float" office:value="35.3492813110352" calcext:value-type="float">
            <text:p>35.349281311</text:p>
          </table:table-cell>
          <table:table-cell table:formula="of:=[.C708]/([.D709]-[.D708])" office:value-type="float" office:value="7584.67300542979" calcext:value-type="float">
            <text:p>7584.6730054298</text:p>
          </table:table-cell>
          <table:table-cell table:formula="of:=[.D709]-[.D708]" office:value-type="float" office:value="0.0495736598968506" calcext:value-type="float">
            <text:p>0.049573659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5648234.90017" calcext:value-type="float">
            <text:p>1455648234.90017</text:p>
          </table:table-cell>
          <table:table-cell office:value-type="float" office:value="376" calcext:value-type="float">
            <text:p>376</text:p>
          </table:table-cell>
          <table:table-cell table:formula="of:=[.B710]-[.B$2]" office:value-type="float" office:value="35.3996345996857" calcext:value-type="float">
            <text:p>35.3996345997</text:p>
          </table:table-cell>
          <table:table-cell table:formula="of:=[.C709]/([.D710]-[.D709])" office:value-type="float" office:value="7467.23818993641" calcext:value-type="float">
            <text:p>7467.2381899364</text:p>
          </table:table-cell>
          <table:table-cell table:formula="of:=[.D710]-[.D709]" office:value-type="float" office:value="0.0503532886505127" calcext:value-type="float">
            <text:p>0.050353288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5648234.94955" calcext:value-type="float">
            <text:p>1455648234.94955</text:p>
          </table:table-cell>
          <table:table-cell office:value-type="float" office:value="376" calcext:value-type="float">
            <text:p>376</text:p>
          </table:table-cell>
          <table:table-cell table:formula="of:=[.B711]-[.B$2]" office:value-type="float" office:value="35.449010848999" calcext:value-type="float">
            <text:p>35.449010849</text:p>
          </table:table-cell>
          <table:table-cell table:formula="of:=[.C710]/([.D711]-[.D710])" office:value-type="float" office:value="7614.99719457844" calcext:value-type="float">
            <text:p>7614.9971945784</text:p>
          </table:table-cell>
          <table:table-cell table:formula="of:=[.D711]-[.D710]" office:value-type="float" office:value="0.0493762493133545" calcext:value-type="float">
            <text:p>0.04937624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5648234.99999" calcext:value-type="float">
            <text:p>1455648234.99999</text:p>
          </table:table-cell>
          <table:table-cell office:value-type="float" office:value="376" calcext:value-type="float">
            <text:p>376</text:p>
          </table:table-cell>
          <table:table-cell table:formula="of:=[.B712]-[.B$2]" office:value-type="float" office:value="35.4994561672211" calcext:value-type="float">
            <text:p>35.4994561672</text:p>
          </table:table-cell>
          <table:table-cell table:formula="of:=[.C711]/([.D712]-[.D711])" office:value-type="float" office:value="7453.61538497894" calcext:value-type="float">
            <text:p>7453.615384979</text:p>
          </table:table-cell>
          <table:table-cell table:formula="of:=[.D712]-[.D711]" office:value-type="float" office:value="0.0504453182220459" calcext:value-type="float">
            <text:p>0.050445318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5648235.04931" calcext:value-type="float">
            <text:p>1455648235.04931</text:p>
          </table:table-cell>
          <table:table-cell office:value-type="float" office:value="376" calcext:value-type="float">
            <text:p>376</text:p>
          </table:table-cell>
          <table:table-cell table:formula="of:=[.B713]-[.B$2]" office:value-type="float" office:value="35.548775434494" calcext:value-type="float">
            <text:p>35.5487754345</text:p>
          </table:table-cell>
          <table:table-cell table:formula="of:=[.C712]/([.D713]-[.D712])" office:value-type="float" office:value="7623.79533984337" calcext:value-type="float">
            <text:p>7623.7953398434</text:p>
          </table:table-cell>
          <table:table-cell table:formula="of:=[.D713]-[.D712]" office:value-type="float" office:value="0.0493192672729492" calcext:value-type="float">
            <text:p>0.049319267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648235.09993" calcext:value-type="float">
            <text:p>1455648235.09993</text:p>
          </table:table-cell>
          <table:table-cell office:value-type="float" office:value="376" calcext:value-type="float">
            <text:p>376</text:p>
          </table:table-cell>
          <table:table-cell table:formula="of:=[.B714]-[.B$2]" office:value-type="float" office:value="35.5994000434875" calcext:value-type="float">
            <text:p>35.5994000435</text:p>
          </table:table-cell>
          <table:table-cell table:formula="of:=[.C713]/([.D714]-[.D713])" office:value-type="float" office:value="7427.21785857254" calcext:value-type="float">
            <text:p>7427.2178585725</text:p>
          </table:table-cell>
          <table:table-cell table:formula="of:=[.D714]-[.D713]" office:value-type="float" office:value="0.0506246089935303" calcext:value-type="float">
            <text:p>0.05062460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5648235.15028" calcext:value-type="float">
            <text:p>1455648235.15028</text:p>
          </table:table-cell>
          <table:table-cell office:value-type="float" office:value="376" calcext:value-type="float">
            <text:p>376</text:p>
          </table:table-cell>
          <table:table-cell table:formula="of:=[.B715]-[.B$2]" office:value-type="float" office:value="35.6497445106506" calcext:value-type="float">
            <text:p>35.6497445107</text:p>
          </table:table-cell>
          <table:table-cell table:formula="of:=[.C714]/([.D715]-[.D714])" office:value-type="float" office:value="7468.54661867778" calcext:value-type="float">
            <text:p>7468.5466186778</text:p>
          </table:table-cell>
          <table:table-cell table:formula="of:=[.D715]-[.D714]" office:value-type="float" office:value="0.0503444671630859" calcext:value-type="float">
            <text:p>0.050344467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5648235.19989" calcext:value-type="float">
            <text:p>1455648235.19989</text:p>
          </table:table-cell>
          <table:table-cell office:value-type="float" office:value="376" calcext:value-type="float">
            <text:p>376</text:p>
          </table:table-cell>
          <table:table-cell table:formula="of:=[.B716]-[.B$2]" office:value-type="float" office:value="35.6993541717529" calcext:value-type="float">
            <text:p>35.6993541718</text:p>
          </table:table-cell>
          <table:table-cell table:formula="of:=[.C715]/([.D716]-[.D715])" office:value-type="float" office:value="7579.16888858986" calcext:value-type="float">
            <text:p>7579.1688885899</text:p>
          </table:table-cell>
          <table:table-cell table:formula="of:=[.D716]-[.D715]" office:value-type="float" office:value="0.0496096611022949" calcext:value-type="float">
            <text:p>0.04960966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5648235.2503" calcext:value-type="float">
            <text:p>1455648235.2503</text:p>
          </table:table-cell>
          <table:table-cell office:value-type="float" office:value="376" calcext:value-type="float">
            <text:p>376</text:p>
          </table:table-cell>
          <table:table-cell table:formula="of:=[.B717]-[.B$2]" office:value-type="float" office:value="35.749760389328" calcext:value-type="float">
            <text:p>35.7497603893</text:p>
          </table:table-cell>
          <table:table-cell table:formula="of:=[.C716]/([.D717]-[.D716])" office:value-type="float" office:value="7459.39723487482" calcext:value-type="float">
            <text:p>7459.3972348748</text:p>
          </table:table-cell>
          <table:table-cell table:formula="of:=[.D717]-[.D716]" office:value-type="float" office:value="0.0504062175750732" calcext:value-type="float">
            <text:p>0.050406217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5648235.29976" calcext:value-type="float">
            <text:p>1455648235.29976</text:p>
          </table:table-cell>
          <table:table-cell office:value-type="float" office:value="384" calcext:value-type="float">
            <text:p>384</text:p>
          </table:table-cell>
          <table:table-cell table:formula="of:=[.B718]-[.B$2]" office:value-type="float" office:value="35.7992289066315" calcext:value-type="float">
            <text:p>35.7992289066</text:p>
          </table:table-cell>
          <table:table-cell table:formula="of:=[.C717]/([.D718]-[.D717])" office:value-type="float" office:value="7600.79380777498" calcext:value-type="float">
            <text:p>7600.793807775</text:p>
          </table:table-cell>
          <table:table-cell table:formula="of:=[.D718]-[.D717]" office:value-type="float" office:value="0.0494685173034668" calcext:value-type="float">
            <text:p>0.049468517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5648235.34921" calcext:value-type="float">
            <text:p>1455648235.34921</text:p>
          </table:table-cell>
          <table:table-cell office:value-type="float" office:value="384" calcext:value-type="float">
            <text:p>384</text:p>
          </table:table-cell>
          <table:table-cell table:formula="of:=[.B719]-[.B$2]" office:value-type="float" office:value="35.8486754894257" calcext:value-type="float">
            <text:p>35.8486754894</text:p>
          </table:table-cell>
          <table:table-cell table:formula="of:=[.C718]/([.D719]-[.D718])" office:value-type="float" office:value="7765.9562764593" calcext:value-type="float">
            <text:p>7765.9562764593</text:p>
          </table:table-cell>
          <table:table-cell table:formula="of:=[.D719]-[.D718]" office:value-type="float" office:value="0.0494465827941895" calcext:value-type="float">
            <text:p>0.04944658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5648235.39956" calcext:value-type="float">
            <text:p>1455648235.39956</text:p>
          </table:table-cell>
          <table:table-cell office:value-type="float" office:value="384" calcext:value-type="float">
            <text:p>384</text:p>
          </table:table-cell>
          <table:table-cell table:formula="of:=[.B720]-[.B$2]" office:value-type="float" office:value="35.8990271091461" calcext:value-type="float">
            <text:p>35.8990271091</text:p>
          </table:table-cell>
          <table:table-cell table:formula="of:=[.C719]/([.D720]-[.D719])" office:value-type="float" office:value="7626.36836971448" calcext:value-type="float">
            <text:p>7626.3683697145</text:p>
          </table:table-cell>
          <table:table-cell table:formula="of:=[.D720]-[.D719]" office:value-type="float" office:value="0.050351619720459" calcext:value-type="float">
            <text:p>0.050351619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5648235.45008" calcext:value-type="float">
            <text:p>1455648235.45008</text:p>
          </table:table-cell>
          <table:table-cell office:value-type="float" office:value="384" calcext:value-type="float">
            <text:p>384</text:p>
          </table:table-cell>
          <table:table-cell table:formula="of:=[.B721]-[.B$2]" office:value-type="float" office:value="35.9495456218719" calcext:value-type="float">
            <text:p>35.9495456219</text:p>
          </table:table-cell>
          <table:table-cell table:formula="of:=[.C720]/([.D721]-[.D720])" office:value-type="float" office:value="7601.17389211383" calcext:value-type="float">
            <text:p>7601.1738921138</text:p>
          </table:table-cell>
          <table:table-cell table:formula="of:=[.D721]-[.D720]" office:value-type="float" office:value="0.0505185127258301" calcext:value-type="float">
            <text:p>0.05051851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5648235.49947" calcext:value-type="float">
            <text:p>1455648235.49947</text:p>
          </table:table-cell>
          <table:table-cell office:value-type="float" office:value="392" calcext:value-type="float">
            <text:p>392</text:p>
          </table:table-cell>
          <table:table-cell table:formula="of:=[.B722]-[.B$2]" office:value-type="float" office:value="35.9989397525787" calcext:value-type="float">
            <text:p>35.9989397526</text:p>
          </table:table-cell>
          <table:table-cell table:formula="of:=[.C721]/([.D722]-[.D721])" office:value-type="float" office:value="7774.20301775319" calcext:value-type="float">
            <text:p>7774.2030177532</text:p>
          </table:table-cell>
          <table:table-cell table:formula="of:=[.D722]-[.D721]" office:value-type="float" office:value="0.0493941307067871" calcext:value-type="float">
            <text:p>0.04939413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5648235.55001" calcext:value-type="float">
            <text:p>1455648235.55001</text:p>
          </table:table-cell>
          <table:table-cell office:value-type="float" office:value="392" calcext:value-type="float">
            <text:p>392</text:p>
          </table:table-cell>
          <table:table-cell table:formula="of:=[.B723]-[.B$2]" office:value-type="float" office:value="36.0494720935822" calcext:value-type="float">
            <text:p>36.0494720936</text:p>
          </table:table-cell>
          <table:table-cell table:formula="of:=[.C722]/([.D723]-[.D722])" office:value-type="float" office:value="7757.40826995301" calcext:value-type="float">
            <text:p>7757.408269953</text:p>
          </table:table-cell>
          <table:table-cell table:formula="of:=[.D723]-[.D722]" office:value-type="float" office:value="0.050532341003418" calcext:value-type="float">
            <text:p>0.05053234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5648235.59929" calcext:value-type="float">
            <text:p>1455648235.59929</text:p>
          </table:table-cell>
          <table:table-cell office:value-type="float" office:value="392" calcext:value-type="float">
            <text:p>392</text:p>
          </table:table-cell>
          <table:table-cell table:formula="of:=[.B724]-[.B$2]" office:value-type="float" office:value="36.0987539291382" calcext:value-type="float">
            <text:p>36.0987539291</text:p>
          </table:table-cell>
          <table:table-cell table:formula="of:=[.C723]/([.D724]-[.D723])" office:value-type="float" office:value="7954.24917877341" calcext:value-type="float">
            <text:p>7954.2491787734</text:p>
          </table:table-cell>
          <table:table-cell table:formula="of:=[.D724]-[.D723]" office:value-type="float" office:value="0.0492818355560303" calcext:value-type="float">
            <text:p>0.049281835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5648235.64981" calcext:value-type="float">
            <text:p>1455648235.64981</text:p>
          </table:table-cell>
          <table:table-cell office:value-type="float" office:value="392" calcext:value-type="float">
            <text:p>392</text:p>
          </table:table-cell>
          <table:table-cell table:formula="of:=[.B725]-[.B$2]" office:value-type="float" office:value="36.1492712497711" calcext:value-type="float">
            <text:p>36.1492712498</text:p>
          </table:table-cell>
          <table:table-cell table:formula="of:=[.C724]/([.D725]-[.D724])" office:value-type="float" office:value="7759.71478868254" calcext:value-type="float">
            <text:p>7759.7147886825</text:p>
          </table:table-cell>
          <table:table-cell table:formula="of:=[.D725]-[.D724]" office:value-type="float" office:value="0.0505173206329346" calcext:value-type="float">
            <text:p>0.05051732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5648235.70022" calcext:value-type="float">
            <text:p>1455648235.70022</text:p>
          </table:table-cell>
          <table:table-cell office:value-type="float" office:value="400" calcext:value-type="float">
            <text:p>400</text:p>
          </table:table-cell>
          <table:table-cell table:formula="of:=[.B726]-[.B$2]" office:value-type="float" office:value="36.1996879577637" calcext:value-type="float">
            <text:p>36.1996879578</text:p>
          </table:table-cell>
          <table:table-cell table:formula="of:=[.C725]/([.D726]-[.D725])" office:value-type="float" office:value="7775.20023833957" calcext:value-type="float">
            <text:p>7775.2002383396</text:p>
          </table:table-cell>
          <table:table-cell table:formula="of:=[.D726]-[.D725]" office:value-type="float" office:value="0.0504167079925537" calcext:value-type="float">
            <text:p>0.05041670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5648235.74991" calcext:value-type="float">
            <text:p>1455648235.74991</text:p>
          </table:table-cell>
          <table:table-cell office:value-type="float" office:value="400" calcext:value-type="float">
            <text:p>400</text:p>
          </table:table-cell>
          <table:table-cell table:formula="of:=[.B727]-[.B$2]" office:value-type="float" office:value="36.2493789196014" calcext:value-type="float">
            <text:p>36.2493789196</text:p>
          </table:table-cell>
          <table:table-cell table:formula="of:=[.C726]/([.D727]-[.D726])" office:value-type="float" office:value="8049.75362131092" calcext:value-type="float">
            <text:p>8049.7536213109</text:p>
          </table:table-cell>
          <table:table-cell table:formula="of:=[.D727]-[.D726]" office:value-type="float" office:value="0.0496909618377686" calcext:value-type="float">
            <text:p>0.04969096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5648235.79942" calcext:value-type="float">
            <text:p>1455648235.79942</text:p>
          </table:table-cell>
          <table:table-cell office:value-type="float" office:value="400" calcext:value-type="float">
            <text:p>400</text:p>
          </table:table-cell>
          <table:table-cell table:formula="of:=[.B728]-[.B$2]" office:value-type="float" office:value="36.2988834381103" calcext:value-type="float">
            <text:p>36.2988834381</text:p>
          </table:table-cell>
          <table:table-cell table:formula="of:=[.C727]/([.D728]-[.D727])" office:value-type="float" office:value="8080.07050766482" calcext:value-type="float">
            <text:p>8080.0705076648</text:p>
          </table:table-cell>
          <table:table-cell table:formula="of:=[.D728]-[.D727]" office:value-type="float" office:value="0.0495045185089111" calcext:value-type="float">
            <text:p>0.049504518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5648235.84986" calcext:value-type="float">
            <text:p>1455648235.84986</text:p>
          </table:table-cell>
          <table:table-cell office:value-type="float" office:value="408" calcext:value-type="float">
            <text:p>408</text:p>
          </table:table-cell>
          <table:table-cell table:formula="of:=[.B729]-[.B$2]" office:value-type="float" office:value="36.3493206501007" calcext:value-type="float">
            <text:p>36.3493206501</text:p>
          </table:table-cell>
          <table:table-cell table:formula="of:=[.C728]/([.D729]-[.D728])" office:value-type="float" office:value="7930.65247294953" calcext:value-type="float">
            <text:p>7930.6524729495</text:p>
          </table:table-cell>
          <table:table-cell table:formula="of:=[.D729]-[.D728]" office:value-type="float" office:value="0.0504372119903564" calcext:value-type="float">
            <text:p>0.0504372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5648235.89925" calcext:value-type="float">
            <text:p>1455648235.89925</text:p>
          </table:table-cell>
          <table:table-cell office:value-type="float" office:value="408" calcext:value-type="float">
            <text:p>408</text:p>
          </table:table-cell>
          <table:table-cell table:formula="of:=[.B730]-[.B$2]" office:value-type="float" office:value="36.3987112045288" calcext:value-type="float">
            <text:p>36.3987112045</text:p>
          </table:table-cell>
          <table:table-cell table:formula="of:=[.C729]/([.D730]-[.D729])" office:value-type="float" office:value="8260.68880425181" calcext:value-type="float">
            <text:p>8260.6888042518</text:p>
          </table:table-cell>
          <table:table-cell table:formula="of:=[.D730]-[.D729]" office:value-type="float" office:value="0.0493905544281006" calcext:value-type="float">
            <text:p>0.04939055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5648235.94972" calcext:value-type="float">
            <text:p>1455648235.94972</text:p>
          </table:table-cell>
          <table:table-cell office:value-type="float" office:value="408" calcext:value-type="float">
            <text:p>408</text:p>
          </table:table-cell>
          <table:table-cell table:formula="of:=[.B731]-[.B$2]" office:value-type="float" office:value="36.4491860866547" calcext:value-type="float">
            <text:p>36.4491860867</text:p>
          </table:table-cell>
          <table:table-cell table:formula="of:=[.C730]/([.D731]-[.D730])" office:value-type="float" office:value="8083.22838640196" calcext:value-type="float">
            <text:p>8083.228386402</text:p>
          </table:table-cell>
          <table:table-cell table:formula="of:=[.D731]-[.D730]" office:value-type="float" office:value="0.0504748821258545" calcext:value-type="float">
            <text:p>0.05047488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648236.00025" calcext:value-type="float">
            <text:p>1455648236.00025</text:p>
          </table:table-cell>
          <table:table-cell office:value-type="float" office:value="416" calcext:value-type="float">
            <text:p>416</text:p>
          </table:table-cell>
          <table:table-cell table:formula="of:=[.B732]-[.B$2]" office:value-type="float" office:value="36.4997110366821" calcext:value-type="float">
            <text:p>36.4997110367</text:p>
          </table:table-cell>
          <table:table-cell table:formula="of:=[.C731]/([.D732]-[.D731])" office:value-type="float" office:value="8075.21827885446" calcext:value-type="float">
            <text:p>8075.2182788545</text:p>
          </table:table-cell>
          <table:table-cell table:formula="of:=[.D732]-[.D731]" office:value-type="float" office:value="0.0505249500274658" calcext:value-type="float">
            <text:p>0.0505249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5648236.04958" calcext:value-type="float">
            <text:p>1455648236.04958</text:p>
          </table:table-cell>
          <table:table-cell office:value-type="float" office:value="416" calcext:value-type="float">
            <text:p>416</text:p>
          </table:table-cell>
          <table:table-cell table:formula="of:=[.B733]-[.B$2]" office:value-type="float" office:value="36.5490489006042" calcext:value-type="float">
            <text:p>36.5490489006</text:p>
          </table:table-cell>
          <table:table-cell table:formula="of:=[.C732]/([.D733]-[.D732])" office:value-type="float" office:value="8431.65810049387" calcext:value-type="float">
            <text:p>8431.6581004939</text:p>
          </table:table-cell>
          <table:table-cell table:formula="of:=[.D733]-[.D732]" office:value-type="float" office:value="0.0493378639221191" calcext:value-type="float">
            <text:p>0.049337863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5648236.10021" calcext:value-type="float">
            <text:p>1455648236.10021</text:p>
          </table:table-cell>
          <table:table-cell office:value-type="float" office:value="424" calcext:value-type="float">
            <text:p>424</text:p>
          </table:table-cell>
          <table:table-cell table:formula="of:=[.B734]-[.B$2]" office:value-type="float" office:value="36.5996763706207" calcext:value-type="float">
            <text:p>36.5996763706</text:p>
          </table:table-cell>
          <table:table-cell table:formula="of:=[.C733]/([.D734]-[.D733])" office:value-type="float" office:value="8216.88304520431" calcext:value-type="float">
            <text:p>8216.8830452043</text:p>
          </table:table-cell>
          <table:table-cell table:formula="of:=[.D734]-[.D733]" office:value-type="float" office:value="0.0506274700164795" calcext:value-type="float">
            <text:p>0.0506274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5648236.14957" calcext:value-type="float">
            <text:p>1455648236.14957</text:p>
          </table:table-cell>
          <table:table-cell office:value-type="float" office:value="424" calcext:value-type="float">
            <text:p>424</text:p>
          </table:table-cell>
          <table:table-cell table:formula="of:=[.B735]-[.B$2]" office:value-type="float" office:value="36.6490342617035" calcext:value-type="float">
            <text:p>36.6490342617</text:p>
          </table:table-cell>
          <table:table-cell table:formula="of:=[.C734]/([.D735]-[.D734])" office:value-type="float" office:value="8590.3184009429" calcext:value-type="float">
            <text:p>8590.3184009429</text:p>
          </table:table-cell>
          <table:table-cell table:formula="of:=[.D735]-[.D734]" office:value-type="float" office:value="0.0493578910827637" calcext:value-type="float">
            <text:p>0.04935789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5648236.20011" calcext:value-type="float">
            <text:p>1455648236.20011</text:p>
          </table:table-cell>
          <table:table-cell office:value-type="float" office:value="432" calcext:value-type="float">
            <text:p>432</text:p>
          </table:table-cell>
          <table:table-cell table:formula="of:=[.B736]-[.B$2]" office:value-type="float" office:value="36.6995732784271" calcext:value-type="float">
            <text:p>36.6995732784</text:p>
          </table:table-cell>
          <table:table-cell table:formula="of:=[.C735]/([.D736]-[.D735])" office:value-type="float" office:value="8389.55776125599" calcext:value-type="float">
            <text:p>8389.557761256</text:p>
          </table:table-cell>
          <table:table-cell table:formula="of:=[.D736]-[.D735]" office:value-type="float" office:value="0.0505390167236328" calcext:value-type="float">
            <text:p>0.050539016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5648236.24965" calcext:value-type="float">
            <text:p>1455648236.24965</text:p>
          </table:table-cell>
          <table:table-cell office:value-type="float" office:value="432" calcext:value-type="float">
            <text:p>432</text:p>
          </table:table-cell>
          <table:table-cell table:formula="of:=[.B737]-[.B$2]" office:value-type="float" office:value="36.7491109371185" calcext:value-type="float">
            <text:p>36.7491109371</text:p>
          </table:table-cell>
          <table:table-cell table:formula="of:=[.C736]/([.D737]-[.D736])" office:value-type="float" office:value="8720.63822578161" calcext:value-type="float">
            <text:p>8720.6382257816</text:p>
          </table:table-cell>
          <table:table-cell table:formula="of:=[.D737]-[.D736]" office:value-type="float" office:value="0.0495376586914063" calcext:value-type="float">
            <text:p>0.049537658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5648236.30001" calcext:value-type="float">
            <text:p>1455648236.30001</text:p>
          </table:table-cell>
          <table:table-cell office:value-type="float" office:value="432" calcext:value-type="float">
            <text:p>432</text:p>
          </table:table-cell>
          <table:table-cell table:formula="of:=[.B738]-[.B$2]" office:value-type="float" office:value="36.7994725704193" calcext:value-type="float">
            <text:p>36.7994725704</text:p>
          </table:table-cell>
          <table:table-cell table:formula="of:=[.C737]/([.D738]-[.D737])" office:value-type="float" office:value="8577.95849113771" calcext:value-type="float">
            <text:p>8577.9584911377</text:p>
          </table:table-cell>
          <table:table-cell table:formula="of:=[.D738]-[.D737]" office:value-type="float" office:value="0.0503616333007813" calcext:value-type="float">
            <text:p>0.05036163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5648236.34952" calcext:value-type="float">
            <text:p>1455648236.34952</text:p>
          </table:table-cell>
          <table:table-cell office:value-type="float" office:value="440" calcext:value-type="float">
            <text:p>440</text:p>
          </table:table-cell>
          <table:table-cell table:formula="of:=[.B739]-[.B$2]" office:value-type="float" office:value="36.8489856719971" calcext:value-type="float">
            <text:p>36.848985672</text:p>
          </table:table-cell>
          <table:table-cell table:formula="of:=[.C738]/([.D739]-[.D738])" office:value-type="float" office:value="8724.96341845112" calcext:value-type="float">
            <text:p>8724.9634184511</text:p>
          </table:table-cell>
          <table:table-cell table:formula="of:=[.D739]-[.D738]" office:value-type="float" office:value="0.0495131015777588" calcext:value-type="float">
            <text:p>0.04951310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5648236.39994" calcext:value-type="float">
            <text:p>1455648236.39994</text:p>
          </table:table-cell>
          <table:table-cell office:value-type="float" office:value="440" calcext:value-type="float">
            <text:p>440</text:p>
          </table:table-cell>
          <table:table-cell table:formula="of:=[.B740]-[.B$2]" office:value-type="float" office:value="36.899409532547" calcext:value-type="float">
            <text:p>36.8994095325</text:p>
          </table:table-cell>
          <table:table-cell table:formula="of:=[.C739]/([.D740]-[.D739])" office:value-type="float" office:value="8726.02762266363" calcext:value-type="float">
            <text:p>8726.0276226636</text:p>
          </table:table-cell>
          <table:table-cell table:formula="of:=[.D740]-[.D739]" office:value-type="float" office:value="0.0504238605499268" calcext:value-type="float">
            <text:p>0.05042386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5648236.44945" calcext:value-type="float">
            <text:p>1455648236.44945</text:p>
          </table:table-cell>
          <table:table-cell office:value-type="float" office:value="448" calcext:value-type="float">
            <text:p>448</text:p>
          </table:table-cell>
          <table:table-cell table:formula="of:=[.B741]-[.B$2]" office:value-type="float" office:value="36.9489116668701" calcext:value-type="float">
            <text:p>36.9489116669</text:p>
          </table:table-cell>
          <table:table-cell table:formula="of:=[.C740]/([.D741]-[.D740])" office:value-type="float" office:value="8888.50563751343" calcext:value-type="float">
            <text:p>8888.5056375134</text:p>
          </table:table-cell>
          <table:table-cell table:formula="of:=[.D741]-[.D740]" office:value-type="float" office:value="0.0495021343231201" calcext:value-type="float">
            <text:p>0.049502134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5648236.49984" calcext:value-type="float">
            <text:p>1455648236.49984</text:p>
          </table:table-cell>
          <table:table-cell office:value-type="float" office:value="448" calcext:value-type="float">
            <text:p>448</text:p>
          </table:table-cell>
          <table:table-cell table:formula="of:=[.B742]-[.B$2]" office:value-type="float" office:value="36.999306678772" calcext:value-type="float">
            <text:p>36.9993066788</text:p>
          </table:table-cell>
          <table:table-cell table:formula="of:=[.C741]/([.D742]-[.D741])" office:value-type="float" office:value="8889.76871108756" calcext:value-type="float">
            <text:p>8889.7687110876</text:p>
          </table:table-cell>
          <table:table-cell table:formula="of:=[.D742]-[.D741]" office:value-type="float" office:value="0.0503950119018555" calcext:value-type="float">
            <text:p>0.05039501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5648236.5495" calcext:value-type="float">
            <text:p>1455648236.5495</text:p>
          </table:table-cell>
          <table:table-cell office:value-type="float" office:value="456" calcext:value-type="float">
            <text:p>456</text:p>
          </table:table-cell>
          <table:table-cell table:formula="of:=[.B743]-[.B$2]" office:value-type="float" office:value="37.0489699840546" calcext:value-type="float">
            <text:p>37.0489699841</text:p>
          </table:table-cell>
          <table:table-cell table:formula="of:=[.C742]/([.D743]-[.D742])" office:value-type="float" office:value="9020.74474203444" calcext:value-type="float">
            <text:p>9020.7447420344</text:p>
          </table:table-cell>
          <table:table-cell table:formula="of:=[.D743]-[.D742]" office:value-type="float" office:value="0.0496633052825928" calcext:value-type="float">
            <text:p>0.049663305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5648236.59986" calcext:value-type="float">
            <text:p>1455648236.59986</text:p>
          </table:table-cell>
          <table:table-cell office:value-type="float" office:value="456" calcext:value-type="float">
            <text:p>456</text:p>
          </table:table-cell>
          <table:table-cell table:formula="of:=[.B744]-[.B$2]" office:value-type="float" office:value="37.0993235111237" calcext:value-type="float">
            <text:p>37.0993235111</text:p>
          </table:table-cell>
          <table:table-cell table:formula="of:=[.C743]/([.D744]-[.D743])" office:value-type="float" office:value="9055.96939364956" calcext:value-type="float">
            <text:p>9055.9693936496</text:p>
          </table:table-cell>
          <table:table-cell table:formula="of:=[.D744]-[.D743]" office:value-type="float" office:value="0.0503535270690918" calcext:value-type="float">
            <text:p>0.050353527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5648236.65028" calcext:value-type="float">
            <text:p>1455648236.65028</text:p>
          </table:table-cell>
          <table:table-cell office:value-type="float" office:value="464" calcext:value-type="float">
            <text:p>464</text:p>
          </table:table-cell>
          <table:table-cell table:formula="of:=[.B745]-[.B$2]" office:value-type="float" office:value="37.149749994278" calcext:value-type="float">
            <text:p>37.1497499943</text:p>
          </table:table-cell>
          <table:table-cell table:formula="of:=[.C744]/([.D745]-[.D744])" office:value-type="float" office:value="9042.86738785082" calcext:value-type="float">
            <text:p>9042.8673878508</text:p>
          </table:table-cell>
          <table:table-cell table:formula="of:=[.D745]-[.D744]" office:value-type="float" office:value="0.0504264831542969" calcext:value-type="float">
            <text:p>0.05042648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5648236.69971" calcext:value-type="float">
            <text:p>1455648236.69971</text:p>
          </table:table-cell>
          <table:table-cell office:value-type="float" office:value="464" calcext:value-type="float">
            <text:p>464</text:p>
          </table:table-cell>
          <table:table-cell table:formula="of:=[.B746]-[.B$2]" office:value-type="float" office:value="37.1991786956787" calcext:value-type="float">
            <text:p>37.1991786957</text:p>
          </table:table-cell>
          <table:table-cell table:formula="of:=[.C745]/([.D746]-[.D745])" office:value-type="float" office:value="9387.25855324404" calcext:value-type="float">
            <text:p>9387.258553244</text:p>
          </table:table-cell>
          <table:table-cell table:formula="of:=[.D746]-[.D745]" office:value-type="float" office:value="0.0494287014007568" calcext:value-type="float">
            <text:p>0.04942870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5648236.75001" calcext:value-type="float">
            <text:p>1455648236.75001</text:p>
          </table:table-cell>
          <table:table-cell office:value-type="float" office:value="472" calcext:value-type="float">
            <text:p>472</text:p>
          </table:table-cell>
          <table:table-cell table:formula="of:=[.B747]-[.B$2]" office:value-type="float" office:value="37.2494752407074" calcext:value-type="float">
            <text:p>37.2494752407</text:p>
          </table:table-cell>
          <table:table-cell table:formula="of:=[.C746]/([.D747]-[.D746])" office:value-type="float" office:value="9225.28574746752" calcext:value-type="float">
            <text:p>9225.2857474675</text:p>
          </table:table-cell>
          <table:table-cell table:formula="of:=[.D747]-[.D746]" office:value-type="float" office:value="0.0502965450286865" calcext:value-type="float">
            <text:p>0.05029654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5648236.79958" calcext:value-type="float">
            <text:p>1455648236.79958</text:p>
          </table:table-cell>
          <table:table-cell office:value-type="float" office:value="472" calcext:value-type="float">
            <text:p>472</text:p>
          </table:table-cell>
          <table:table-cell table:formula="of:=[.B748]-[.B$2]" office:value-type="float" office:value="37.2990412712097" calcext:value-type="float">
            <text:p>37.2990412712</text:p>
          </table:table-cell>
          <table:table-cell table:formula="of:=[.C747]/([.D748]-[.D747])" office:value-type="float" office:value="9522.65079968253" calcext:value-type="float">
            <text:p>9522.6507996825</text:p>
          </table:table-cell>
          <table:table-cell table:formula="of:=[.D748]-[.D747]" office:value-type="float" office:value="0.0495660305023193" calcext:value-type="float">
            <text:p>0.049566030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5648236.84995" calcext:value-type="float">
            <text:p>1455648236.84995</text:p>
          </table:table-cell>
          <table:table-cell office:value-type="float" office:value="480" calcext:value-type="float">
            <text:p>480</text:p>
          </table:table-cell>
          <table:table-cell table:formula="of:=[.B749]-[.B$2]" office:value-type="float" office:value="37.3494186401367" calcext:value-type="float">
            <text:p>37.3494186401</text:p>
          </table:table-cell>
          <table:table-cell table:formula="of:=[.C748]/([.D749]-[.D748])" office:value-type="float" office:value="9369.28644852294" calcext:value-type="float">
            <text:p>9369.2864485229</text:p>
          </table:table-cell>
          <table:table-cell table:formula="of:=[.D749]-[.D748]" office:value-type="float" office:value="0.050377368927002" calcext:value-type="float">
            <text:p>0.050377368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5648236.89949" calcext:value-type="float">
            <text:p>1455648236.89949</text:p>
          </table:table-cell>
          <table:table-cell office:value-type="float" office:value="480" calcext:value-type="float">
            <text:p>480</text:p>
          </table:table-cell>
          <table:table-cell table:formula="of:=[.B750]-[.B$2]" office:value-type="float" office:value="37.3989553451538" calcext:value-type="float">
            <text:p>37.3989553452</text:p>
          </table:table-cell>
          <table:table-cell table:formula="of:=[.C749]/([.D750]-[.D749])" office:value-type="float" office:value="9689.78457154958" calcext:value-type="float">
            <text:p>9689.7845715496</text:p>
          </table:table-cell>
          <table:table-cell table:formula="of:=[.D750]-[.D749]" office:value-type="float" office:value="0.0495367050170898" calcext:value-type="float">
            <text:p>0.04953670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5648236.94989" calcext:value-type="float">
            <text:p>1455648236.94989</text:p>
          </table:table-cell>
          <table:table-cell office:value-type="float" office:value="488" calcext:value-type="float">
            <text:p>488</text:p>
          </table:table-cell>
          <table:table-cell table:formula="of:=[.B751]-[.B$2]" office:value-type="float" office:value="37.4493594169617" calcext:value-type="float">
            <text:p>37.449359417</text:p>
          </table:table-cell>
          <table:table-cell table:formula="of:=[.C750]/([.D751]-[.D750])" office:value-type="float" office:value="9523.04015893288" calcext:value-type="float">
            <text:p>9523.0401589329</text:p>
          </table:table-cell>
          <table:table-cell table:formula="of:=[.D751]-[.D750]" office:value-type="float" office:value="0.0504040718078613" calcext:value-type="float">
            <text:p>0.05040407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5648237.00045" calcext:value-type="float">
            <text:p>1455648237.00045</text:p>
          </table:table-cell>
          <table:table-cell office:value-type="float" office:value="496" calcext:value-type="float">
            <text:p>496</text:p>
          </table:table-cell>
          <table:table-cell table:formula="of:=[.B752]-[.B$2]" office:value-type="float" office:value="37.4999127388" calcext:value-type="float">
            <text:p>37.4999127388</text:p>
          </table:table-cell>
          <table:table-cell table:formula="of:=[.C751]/([.D752]-[.D751])" office:value-type="float" office:value="9653.17376294592" calcext:value-type="float">
            <text:p>9653.1737629459</text:p>
          </table:table-cell>
          <table:table-cell table:formula="of:=[.D752]-[.D751]" office:value-type="float" office:value="0.0505533218383789" calcext:value-type="float">
            <text:p>0.05055332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5648237.05027" calcext:value-type="float">
            <text:p>1455648237.05027</text:p>
          </table:table-cell>
          <table:table-cell office:value-type="float" office:value="496" calcext:value-type="float">
            <text:p>496</text:p>
          </table:table-cell>
          <table:table-cell table:formula="of:=[.B753]-[.B$2]" office:value-type="float" office:value="37.5497388839722" calcext:value-type="float">
            <text:p>37.549738884</text:p>
          </table:table-cell>
          <table:table-cell table:formula="of:=[.C752]/([.D753]-[.D752])" office:value-type="float" office:value="9954.61315112017" calcext:value-type="float">
            <text:p>9954.6131511202</text:p>
          </table:table-cell>
          <table:table-cell table:formula="of:=[.D753]-[.D752]" office:value-type="float" office:value="0.0498261451721191" calcext:value-type="float">
            <text:p>0.049826145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5648237.10006" calcext:value-type="float">
            <text:p>1455648237.10006</text:p>
          </table:table-cell>
          <table:table-cell office:value-type="float" office:value="504" calcext:value-type="float">
            <text:p>504</text:p>
          </table:table-cell>
          <table:table-cell table:formula="of:=[.B754]-[.B$2]" office:value-type="float" office:value="37.5995252132416" calcext:value-type="float">
            <text:p>37.5995252132</text:p>
          </table:table-cell>
          <table:table-cell table:formula="of:=[.C753]/([.D754]-[.D753])" office:value-type="float" office:value="9962.57421020118" calcext:value-type="float">
            <text:p>9962.5742102012</text:p>
          </table:table-cell>
          <table:table-cell table:formula="of:=[.D754]-[.D753]" office:value-type="float" office:value="0.0497863292694092" calcext:value-type="float">
            <text:p>0.04978632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5648237.14942" calcext:value-type="float">
            <text:p>1455648237.14942</text:p>
          </table:table-cell>
          <table:table-cell office:value-type="float" office:value="504" calcext:value-type="float">
            <text:p>504</text:p>
          </table:table-cell>
          <table:table-cell table:formula="of:=[.B755]-[.B$2]" office:value-type="float" office:value="37.6488814353943" calcext:value-type="float">
            <text:p>37.6488814354</text:p>
          </table:table-cell>
          <table:table-cell table:formula="of:=[.C754]/([.D755]-[.D754])" office:value-type="float" office:value="10211.4784725745" calcext:value-type="float">
            <text:p>10211.4784725745</text:p>
          </table:table-cell>
          <table:table-cell table:formula="of:=[.D755]-[.D754]" office:value-type="float" office:value="0.04935622215271" calcext:value-type="float">
            <text:p>0.049356222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5648237.1999" calcext:value-type="float">
            <text:p>1455648237.1999</text:p>
          </table:table-cell>
          <table:table-cell office:value-type="float" office:value="512" calcext:value-type="float">
            <text:p>512</text:p>
          </table:table-cell>
          <table:table-cell table:formula="of:=[.B756]-[.B$2]" office:value-type="float" office:value="37.6993684768677" calcext:value-type="float">
            <text:p>37.6993684769</text:p>
          </table:table-cell>
          <table:table-cell table:formula="of:=[.C755]/([.D756]-[.D755])" office:value-type="float" office:value="9982.75964072196" calcext:value-type="float">
            <text:p>9982.759640722</text:p>
          </table:table-cell>
          <table:table-cell table:formula="of:=[.D756]-[.D755]" office:value-type="float" office:value="0.0504870414733887" calcext:value-type="float">
            <text:p>0.05048704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5648237.24961" calcext:value-type="float">
            <text:p>1455648237.24961</text:p>
          </table:table-cell>
          <table:table-cell office:value-type="float" office:value="512" calcext:value-type="float">
            <text:p>512</text:p>
          </table:table-cell>
          <table:table-cell table:formula="of:=[.B757]-[.B$2]" office:value-type="float" office:value="37.7490713596344" calcext:value-type="float">
            <text:p>37.7490713596</text:p>
          </table:table-cell>
          <table:table-cell table:formula="of:=[.C756]/([.D757]-[.D756])" office:value-type="float" office:value="10301.2133602598" calcext:value-type="float">
            <text:p>10301.2133602598</text:p>
          </table:table-cell>
          <table:table-cell table:formula="of:=[.D757]-[.D756]" office:value-type="float" office:value="0.0497028827667236" calcext:value-type="float">
            <text:p>0.049702882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5648237.29996" calcext:value-type="float">
            <text:p>1455648237.29996</text:p>
          </table:table-cell>
          <table:table-cell office:value-type="float" office:value="520" calcext:value-type="float">
            <text:p>520</text:p>
          </table:table-cell>
          <table:table-cell table:formula="of:=[.B758]-[.B$2]" office:value-type="float" office:value="37.7994298934937" calcext:value-type="float">
            <text:p>37.7994298935</text:p>
          </table:table-cell>
          <table:table-cell table:formula="of:=[.C757]/([.D758]-[.D757])" office:value-type="float" office:value="10167.095043533" calcext:value-type="float">
            <text:p>10167.095043533</text:p>
          </table:table-cell>
          <table:table-cell table:formula="of:=[.D758]-[.D757]" office:value-type="float" office:value="0.0503585338592529" calcext:value-type="float">
            <text:p>0.050358533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5648237.34944" calcext:value-type="float">
            <text:p>1455648237.34944</text:p>
          </table:table-cell>
          <table:table-cell office:value-type="float" office:value="520" calcext:value-type="float">
            <text:p>520</text:p>
          </table:table-cell>
          <table:table-cell table:formula="of:=[.B759]-[.B$2]" office:value-type="float" office:value="37.8489017486572" calcext:value-type="float">
            <text:p>37.8489017487</text:p>
          </table:table-cell>
          <table:table-cell table:formula="of:=[.C758]/([.D759]-[.D758])" office:value-type="float" office:value="10511.0268915663" calcext:value-type="float">
            <text:p>10511.0268915663</text:p>
          </table:table-cell>
          <table:table-cell table:formula="of:=[.D759]-[.D758]" office:value-type="float" office:value="0.0494718551635742" calcext:value-type="float">
            <text:p>0.049471855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5648237.39978" calcext:value-type="float">
            <text:p>1455648237.39978</text:p>
          </table:table-cell>
          <table:table-cell office:value-type="float" office:value="528" calcext:value-type="float">
            <text:p>528</text:p>
          </table:table-cell>
          <table:table-cell table:formula="of:=[.B760]-[.B$2]" office:value-type="float" office:value="37.8992471694946" calcext:value-type="float">
            <text:p>37.8992471695</text:p>
          </table:table-cell>
          <table:table-cell table:formula="of:=[.C759]/([.D760]-[.D759])" office:value-type="float" office:value="10328.6454130439" calcext:value-type="float">
            <text:p>10328.6454130439</text:p>
          </table:table-cell>
          <table:table-cell table:formula="of:=[.D760]-[.D759]" office:value-type="float" office:value="0.0503454208374023" calcext:value-type="float">
            <text:p>0.05034542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5648237.45036" calcext:value-type="float">
            <text:p>1455648237.45036</text:p>
          </table:table-cell>
          <table:table-cell office:value-type="float" office:value="528" calcext:value-type="float">
            <text:p>528</text:p>
          </table:table-cell>
          <table:table-cell table:formula="of:=[.B761]-[.B$2]" office:value-type="float" office:value="37.9498257637024" calcext:value-type="float">
            <text:p>37.9498257637</text:p>
          </table:table-cell>
          <table:table-cell table:formula="of:=[.C760]/([.D761]-[.D760])" office:value-type="float" office:value="10439.1988008032" calcext:value-type="float">
            <text:p>10439.1988008032</text:p>
          </table:table-cell>
          <table:table-cell table:formula="of:=[.D761]-[.D760]" office:value-type="float" office:value="0.0505785942077637" calcext:value-type="float">
            <text:p>0.050578594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5648237.49976" calcext:value-type="float">
            <text:p>1455648237.49976</text:p>
          </table:table-cell>
          <table:table-cell office:value-type="float" office:value="536" calcext:value-type="float">
            <text:p>536</text:p>
          </table:table-cell>
          <table:table-cell table:formula="of:=[.B762]-[.B$2]" office:value-type="float" office:value="37.9992272853851" calcext:value-type="float">
            <text:p>37.9992272854</text:p>
          </table:table-cell>
          <table:table-cell table:formula="of:=[.C761]/([.D762]-[.D761])" office:value-type="float" office:value="10687.9298858618" calcext:value-type="float">
            <text:p>10687.9298858618</text:p>
          </table:table-cell>
          <table:table-cell table:formula="of:=[.D762]-[.D761]" office:value-type="float" office:value="0.0494015216827393" calcext:value-type="float">
            <text:p>0.04940152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5648237.55028" calcext:value-type="float">
            <text:p>1455648237.55028</text:p>
          </table:table-cell>
          <table:table-cell office:value-type="float" office:value="536" calcext:value-type="float">
            <text:p>536</text:p>
          </table:table-cell>
          <table:table-cell table:formula="of:=[.B763]-[.B$2]" office:value-type="float" office:value="38.0497496128082" calcext:value-type="float">
            <text:p>38.0497496128</text:p>
          </table:table-cell>
          <table:table-cell table:formula="of:=[.C762]/([.D763]-[.D762])" office:value-type="float" office:value="10609.1707832718" calcext:value-type="float">
            <text:p>10609.1707832718</text:p>
          </table:table-cell>
          <table:table-cell table:formula="of:=[.D763]-[.D762]" office:value-type="float" office:value="0.0505223274230957" calcext:value-type="float">
            <text:p>0.050522327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5648237.59969" calcext:value-type="float">
            <text:p>1455648237.59969</text:p>
          </table:table-cell>
          <table:table-cell office:value-type="float" office:value="544" calcext:value-type="float">
            <text:p>544</text:p>
          </table:table-cell>
          <table:table-cell table:formula="of:=[.B764]-[.B$2]" office:value-type="float" office:value="38.0991513729095" calcext:value-type="float">
            <text:p>38.0991513729</text:p>
          </table:table-cell>
          <table:table-cell table:formula="of:=[.C763]/([.D764]-[.D763])" office:value-type="float" office:value="10849.8158547532" calcext:value-type="float">
            <text:p>10849.8158547532</text:p>
          </table:table-cell>
          <table:table-cell table:formula="of:=[.D764]-[.D763]" office:value-type="float" office:value="0.0494017601013184" calcext:value-type="float">
            <text:p>0.04940176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648237.65003" calcext:value-type="float">
            <text:p>1455648237.65003</text:p>
          </table:table-cell>
          <table:table-cell office:value-type="float" office:value="544" calcext:value-type="float">
            <text:p>544</text:p>
          </table:table-cell>
          <table:table-cell table:formula="of:=[.B765]-[.B$2]" office:value-type="float" office:value="38.1494963169098" calcext:value-type="float">
            <text:p>38.1494963169</text:p>
          </table:table-cell>
          <table:table-cell table:formula="of:=[.C764]/([.D765]-[.D764])" office:value-type="float" office:value="10805.4544662392" calcext:value-type="float">
            <text:p>10805.4544662392</text:p>
          </table:table-cell>
          <table:table-cell table:formula="of:=[.D765]-[.D764]" office:value-type="float" office:value="0.0503449440002441" calcext:value-type="float">
            <text:p>0.0503449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5648237.69919" calcext:value-type="float">
            <text:p>1455648237.69919</text:p>
          </table:table-cell>
          <table:table-cell office:value-type="float" office:value="552" calcext:value-type="float">
            <text:p>552</text:p>
          </table:table-cell>
          <table:table-cell table:formula="of:=[.B766]-[.B$2]" office:value-type="float" office:value="38.1986587047577" calcext:value-type="float">
            <text:p>38.1986587048</text:p>
          </table:table-cell>
          <table:table-cell table:formula="of:=[.C765]/([.D766]-[.D765])" office:value-type="float" office:value="11065.3697636298" calcext:value-type="float">
            <text:p>11065.3697636298</text:p>
          </table:table-cell>
          <table:table-cell table:formula="of:=[.D766]-[.D765]" office:value-type="float" office:value="0.0491623878479004" calcext:value-type="float">
            <text:p>0.049162387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5648237.74958" calcext:value-type="float">
            <text:p>1455648237.74958</text:p>
          </table:table-cell>
          <table:table-cell office:value-type="float" office:value="552" calcext:value-type="float">
            <text:p>552</text:p>
          </table:table-cell>
          <table:table-cell table:formula="of:=[.B767]-[.B$2]" office:value-type="float" office:value="38.249046087265" calcext:value-type="float">
            <text:p>38.2490460873</text:p>
          </table:table-cell>
          <table:table-cell table:formula="of:=[.C766]/([.D767]-[.D766])" office:value-type="float" office:value="10955.1235355352" calcext:value-type="float">
            <text:p>10955.1235355352</text:p>
          </table:table-cell>
          <table:table-cell table:formula="of:=[.D767]-[.D766]" office:value-type="float" office:value="0.0503873825073242" calcext:value-type="float">
            <text:p>0.05038738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5648237.80009" calcext:value-type="float">
            <text:p>1455648237.80009</text:p>
          </table:table-cell>
          <table:table-cell office:value-type="float" office:value="552" calcext:value-type="float">
            <text:p>552</text:p>
          </table:table-cell>
          <table:table-cell table:formula="of:=[.B768]-[.B$2]" office:value-type="float" office:value="38.2995550632477" calcext:value-type="float">
            <text:p>38.2995550632</text:p>
          </table:table-cell>
          <table:table-cell table:formula="of:=[.C767]/([.D768]-[.D767])" office:value-type="float" office:value="10928.7505687987" calcext:value-type="float">
            <text:p>10928.7505687987</text:p>
          </table:table-cell>
          <table:table-cell table:formula="of:=[.D768]-[.D767]" office:value-type="float" office:value="0.050508975982666" calcext:value-type="float">
            <text:p>0.05050897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5648237.8495" calcext:value-type="float">
            <text:p>1455648237.8495</text:p>
          </table:table-cell>
          <table:table-cell office:value-type="float" office:value="560" calcext:value-type="float">
            <text:p>560</text:p>
          </table:table-cell>
          <table:table-cell table:formula="of:=[.B769]-[.B$2]" office:value-type="float" office:value="38.3489649295807" calcext:value-type="float">
            <text:p>38.3489649296</text:p>
          </table:table-cell>
          <table:table-cell table:formula="of:=[.C768]/([.D769]-[.D768])" office:value-type="float" office:value="11171.8577880718" calcext:value-type="float">
            <text:p>11171.8577880718</text:p>
          </table:table-cell>
          <table:table-cell table:formula="of:=[.D769]-[.D768]" office:value-type="float" office:value="0.0494098663330078" calcext:value-type="float">
            <text:p>0.049409866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648237.90006" calcext:value-type="float">
            <text:p>1455648237.90006</text:p>
          </table:table-cell>
          <table:table-cell office:value-type="float" office:value="560" calcext:value-type="float">
            <text:p>560</text:p>
          </table:table-cell>
          <table:table-cell table:formula="of:=[.B770]-[.B$2]" office:value-type="float" office:value="38.3995218276978" calcext:value-type="float">
            <text:p>38.3995218277</text:p>
          </table:table-cell>
          <table:table-cell table:formula="of:=[.C769]/([.D770]-[.D769])" office:value-type="float" office:value="11076.6289241739" calcext:value-type="float">
            <text:p>11076.6289241739</text:p>
          </table:table-cell>
          <table:table-cell table:formula="of:=[.D770]-[.D769]" office:value-type="float" office:value="0.0505568981170654" calcext:value-type="float">
            <text:p>0.050556898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5648237.94947" calcext:value-type="float">
            <text:p>1455648237.94947</text:p>
          </table:table-cell>
          <table:table-cell office:value-type="float" office:value="568" calcext:value-type="float">
            <text:p>568</text:p>
          </table:table-cell>
          <table:table-cell table:formula="of:=[.B771]-[.B$2]" office:value-type="float" office:value="38.4489359855652" calcext:value-type="float">
            <text:p>38.4489359856</text:p>
          </table:table-cell>
          <table:table-cell table:formula="of:=[.C770]/([.D771]-[.D770])" office:value-type="float" office:value="11332.7844522286" calcext:value-type="float">
            <text:p>11332.7844522286</text:p>
          </table:table-cell>
          <table:table-cell table:formula="of:=[.D771]-[.D770]" office:value-type="float" office:value="0.0494141578674316" calcext:value-type="float">
            <text:p>0.049414157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5648237.99989" calcext:value-type="float">
            <text:p>1455648237.99989</text:p>
          </table:table-cell>
          <table:table-cell office:value-type="float" office:value="568" calcext:value-type="float">
            <text:p>568</text:p>
          </table:table-cell>
          <table:table-cell table:formula="of:=[.B772]-[.B$2]" office:value-type="float" office:value="38.4993522167206" calcext:value-type="float">
            <text:p>38.4993522167</text:p>
          </table:table-cell>
          <table:table-cell table:formula="of:=[.C771]/([.D772]-[.D771])" office:value-type="float" office:value="11266.2130227323" calcext:value-type="float">
            <text:p>11266.2130227323</text:p>
          </table:table-cell>
          <table:table-cell table:formula="of:=[.D772]-[.D771]" office:value-type="float" office:value="0.0504162311553955" calcext:value-type="float">
            <text:p>0.050416231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5648238.04939" calcext:value-type="float">
            <text:p>1455648238.04939</text:p>
          </table:table-cell>
          <table:table-cell office:value-type="float" office:value="576" calcext:value-type="float">
            <text:p>576</text:p>
          </table:table-cell>
          <table:table-cell table:formula="of:=[.B773]-[.B$2]" office:value-type="float" office:value="38.5488567352295" calcext:value-type="float">
            <text:p>38.5488567352</text:p>
          </table:table-cell>
          <table:table-cell table:formula="of:=[.C772]/([.D773]-[.D772])" office:value-type="float" office:value="11473.700120884" calcext:value-type="float">
            <text:p>11473.700120884</text:p>
          </table:table-cell>
          <table:table-cell table:formula="of:=[.D773]-[.D772]" office:value-type="float" office:value="0.0495045185089111" calcext:value-type="float">
            <text:p>0.049504518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5648238.10013" calcext:value-type="float">
            <text:p>1455648238.10013</text:p>
          </table:table-cell>
          <table:table-cell office:value-type="float" office:value="576" calcext:value-type="float">
            <text:p>576</text:p>
          </table:table-cell>
          <table:table-cell table:formula="of:=[.B774]-[.B$2]" office:value-type="float" office:value="38.5995926856995" calcext:value-type="float">
            <text:p>38.5995926857</text:p>
          </table:table-cell>
          <table:table-cell table:formula="of:=[.C773]/([.D774]-[.D773])" office:value-type="float" office:value="11352.8966081146" calcext:value-type="float">
            <text:p>11352.8966081146</text:p>
          </table:table-cell>
          <table:table-cell table:formula="of:=[.D774]-[.D773]" office:value-type="float" office:value="0.0507359504699707" calcext:value-type="float">
            <text:p>0.050735950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5648238.14977" calcext:value-type="float">
            <text:p>1455648238.14977</text:p>
          </table:table-cell>
          <table:table-cell office:value-type="float" office:value="576" calcext:value-type="float">
            <text:p>576</text:p>
          </table:table-cell>
          <table:table-cell table:formula="of:=[.B775]-[.B$2]" office:value-type="float" office:value="38.6492376327515" calcext:value-type="float">
            <text:p>38.6492376328</text:p>
          </table:table-cell>
          <table:table-cell table:formula="of:=[.C774]/([.D775]-[.D774])" office:value-type="float" office:value="11602.3892501417" calcext:value-type="float">
            <text:p>11602.3892501417</text:p>
          </table:table-cell>
          <table:table-cell table:formula="of:=[.D775]-[.D774]" office:value-type="float" office:value="0.049644947052002" calcext:value-type="float">
            <text:p>0.049644947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648238.20013" calcext:value-type="float">
            <text:p>1455648238.20013</text:p>
          </table:table-cell>
          <table:table-cell office:value-type="float" office:value="584" calcext:value-type="float">
            <text:p>584</text:p>
          </table:table-cell>
          <table:table-cell table:formula="of:=[.B776]-[.B$2]" office:value-type="float" office:value="38.6995933055878" calcext:value-type="float">
            <text:p>38.6995933056</text:p>
          </table:table-cell>
          <table:table-cell table:formula="of:=[.C775]/([.D776]-[.D775])" office:value-type="float" office:value="11438.6317877722" calcext:value-type="float">
            <text:p>11438.6317877722</text:p>
          </table:table-cell>
          <table:table-cell table:formula="of:=[.D776]-[.D775]" office:value-type="float" office:value="0.0503556728363037" calcext:value-type="float">
            <text:p>0.05035567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5648238.24964" calcext:value-type="float">
            <text:p>1455648238.24964</text:p>
          </table:table-cell>
          <table:table-cell office:value-type="float" office:value="584" calcext:value-type="float">
            <text:p>584</text:p>
          </table:table-cell>
          <table:table-cell table:formula="of:=[.B777]-[.B$2]" office:value-type="float" office:value="38.749100446701" calcext:value-type="float">
            <text:p>38.7491004467</text:p>
          </table:table-cell>
          <table:table-cell table:formula="of:=[.C776]/([.D777]-[.D776])" office:value-type="float" office:value="11796.2780089382" calcext:value-type="float">
            <text:p>11796.2780089382</text:p>
          </table:table-cell>
          <table:table-cell table:formula="of:=[.D777]-[.D776]" office:value-type="float" office:value="0.0495071411132813" calcext:value-type="float">
            <text:p>0.049507141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5648238.29998" calcext:value-type="float">
            <text:p>1455648238.29998</text:p>
          </table:table-cell>
          <table:table-cell office:value-type="float" office:value="584" calcext:value-type="float">
            <text:p>584</text:p>
          </table:table-cell>
          <table:table-cell table:formula="of:=[.B778]-[.B$2]" office:value-type="float" office:value="38.7994458675385" calcext:value-type="float">
            <text:p>38.7994458675</text:p>
          </table:table-cell>
          <table:table-cell table:formula="of:=[.C777]/([.D778]-[.D777])" office:value-type="float" office:value="11599.8633100339" calcext:value-type="float">
            <text:p>11599.8633100339</text:p>
          </table:table-cell>
          <table:table-cell table:formula="of:=[.D778]-[.D777]" office:value-type="float" office:value="0.0503454208374023" calcext:value-type="float">
            <text:p>0.05034542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5648238.34946" calcext:value-type="float">
            <text:p>1455648238.34946</text:p>
          </table:table-cell>
          <table:table-cell office:value-type="float" office:value="592" calcext:value-type="float">
            <text:p>592</text:p>
          </table:table-cell>
          <table:table-cell table:formula="of:=[.B779]-[.B$2]" office:value-type="float" office:value="38.8489279747009" calcext:value-type="float">
            <text:p>38.8489279747</text:p>
          </table:table-cell>
          <table:table-cell table:formula="of:=[.C778]/([.D779]-[.D778])" office:value-type="float" office:value="11802.2459731236" calcext:value-type="float">
            <text:p>11802.2459731236</text:p>
          </table:table-cell>
          <table:table-cell table:formula="of:=[.D779]-[.D778]" office:value-type="float" office:value="0.0494821071624756" calcext:value-type="float">
            <text:p>0.049482107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5648238.39986" calcext:value-type="float">
            <text:p>1455648238.39986</text:p>
          </table:table-cell>
          <table:table-cell office:value-type="float" office:value="592" calcext:value-type="float">
            <text:p>592</text:p>
          </table:table-cell>
          <table:table-cell table:formula="of:=[.B780]-[.B$2]" office:value-type="float" office:value="38.8993289470673" calcext:value-type="float">
            <text:p>38.8993289471</text:p>
          </table:table-cell>
          <table:table-cell table:formula="of:=[.C779]/([.D780]-[.D779])" office:value-type="float" office:value="11745.8051344153" calcext:value-type="float">
            <text:p>11745.8051344153</text:p>
          </table:table-cell>
          <table:table-cell table:formula="of:=[.D780]-[.D779]" office:value-type="float" office:value="0.050400972366333" calcext:value-type="float">
            <text:p>0.05040097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5648238.45033" calcext:value-type="float">
            <text:p>1455648238.45033</text:p>
          </table:table-cell>
          <table:table-cell office:value-type="float" office:value="592" calcext:value-type="float">
            <text:p>592</text:p>
          </table:table-cell>
          <table:table-cell table:formula="of:=[.B781]-[.B$2]" office:value-type="float" office:value="38.9497921466827" calcext:value-type="float">
            <text:p>38.9497921467</text:p>
          </table:table-cell>
          <table:table-cell table:formula="of:=[.C780]/([.D781]-[.D780])" office:value-type="float" office:value="11731.3211312589" calcext:value-type="float">
            <text:p>11731.3211312589</text:p>
          </table:table-cell>
          <table:table-cell table:formula="of:=[.D781]-[.D780]" office:value-type="float" office:value="0.0504631996154785" calcext:value-type="float">
            <text:p>0.050463199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5648238.49973" calcext:value-type="float">
            <text:p>1455648238.49973</text:p>
          </table:table-cell>
          <table:table-cell office:value-type="float" office:value="592" calcext:value-type="float">
            <text:p>592</text:p>
          </table:table-cell>
          <table:table-cell table:formula="of:=[.B782]-[.B$2]" office:value-type="float" office:value="38.9991953372955" calcext:value-type="float">
            <text:p>38.9991953373</text:p>
          </table:table-cell>
          <table:table-cell table:formula="of:=[.C781]/([.D782]-[.D781])" office:value-type="float" office:value="11983.0317163099" calcext:value-type="float">
            <text:p>11983.0317163099</text:p>
          </table:table-cell>
          <table:table-cell table:formula="of:=[.D782]-[.D781]" office:value-type="float" office:value="0.049403190612793" calcext:value-type="float">
            <text:p>0.049403190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5648238.55016" calcext:value-type="float">
            <text:p>1455648238.55016</text:p>
          </table:table-cell>
          <table:table-cell office:value-type="float" office:value="600" calcext:value-type="float">
            <text:p>600</text:p>
          </table:table-cell>
          <table:table-cell table:formula="of:=[.B783]-[.B$2]" office:value-type="float" office:value="39.0496258735657" calcext:value-type="float">
            <text:p>39.0496258736</text:p>
          </table:table-cell>
          <table:table-cell table:formula="of:=[.C782]/([.D783]-[.D782])" office:value-type="float" office:value="11738.9193886186" calcext:value-type="float">
            <text:p>11738.9193886186</text:p>
          </table:table-cell>
          <table:table-cell table:formula="of:=[.D783]-[.D782]" office:value-type="float" office:value="0.0504305362701416" calcext:value-type="float">
            <text:p>0.050430536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5648238.59968" calcext:value-type="float">
            <text:p>1455648238.59968</text:p>
          </table:table-cell>
          <table:table-cell office:value-type="float" office:value="600" calcext:value-type="float">
            <text:p>600</text:p>
          </table:table-cell>
          <table:table-cell table:formula="of:=[.B784]-[.B$2]" office:value-type="float" office:value="39.0991449356079" calcext:value-type="float">
            <text:p>39.0991449356</text:p>
          </table:table-cell>
          <table:table-cell table:formula="of:=[.C783]/([.D784]-[.D783])" office:value-type="float" office:value="12116.5461391058" calcext:value-type="float">
            <text:p>12116.5461391058</text:p>
          </table:table-cell>
          <table:table-cell table:formula="of:=[.D784]-[.D783]" office:value-type="float" office:value="0.0495190620422363" calcext:value-type="float">
            <text:p>0.04951906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5648238.65009" calcext:value-type="float">
            <text:p>1455648238.65009</text:p>
          </table:table-cell>
          <table:table-cell office:value-type="float" office:value="600" calcext:value-type="float">
            <text:p>600</text:p>
          </table:table-cell>
          <table:table-cell table:formula="of:=[.B785]-[.B$2]" office:value-type="float" office:value="39.1495525836945" calcext:value-type="float">
            <text:p>39.1495525837</text:p>
          </table:table-cell>
          <table:table-cell table:formula="of:=[.C784]/([.D785]-[.D784])" office:value-type="float" office:value="11902.9556580348" calcext:value-type="float">
            <text:p>11902.9556580348</text:p>
          </table:table-cell>
          <table:table-cell table:formula="of:=[.D785]-[.D784]" office:value-type="float" office:value="0.0504076480865479" calcext:value-type="float">
            <text:p>0.050407648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5648238.69972" calcext:value-type="float">
            <text:p>1455648238.69972</text:p>
          </table:table-cell>
          <table:table-cell office:value-type="float" office:value="600" calcext:value-type="float">
            <text:p>600</text:p>
          </table:table-cell>
          <table:table-cell table:formula="of:=[.B786]-[.B$2]" office:value-type="float" office:value="39.1991806030273" calcext:value-type="float">
            <text:p>39.199180603</text:p>
          </table:table-cell>
          <table:table-cell table:formula="of:=[.C785]/([.D786]-[.D785])" office:value-type="float" office:value="12089.9445125027" calcext:value-type="float">
            <text:p>12089.9445125027</text:p>
          </table:table-cell>
          <table:table-cell table:formula="of:=[.D786]-[.D785]" office:value-type="float" office:value="0.0496280193328857" calcext:value-type="float">
            <text:p>0.049628019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5648238.75007" calcext:value-type="float">
            <text:p>1455648238.75007</text:p>
          </table:table-cell>
          <table:table-cell office:value-type="float" office:value="608" calcext:value-type="float">
            <text:p>608</text:p>
          </table:table-cell>
          <table:table-cell table:formula="of:=[.B787]-[.B$2]" office:value-type="float" office:value="39.2495319843292" calcext:value-type="float">
            <text:p>39.2495319843</text:p>
          </table:table-cell>
          <table:table-cell table:formula="of:=[.C786]/([.D787]-[.D786])" office:value-type="float" office:value="11916.2570020219" calcext:value-type="float">
            <text:p>11916.2570020219</text:p>
          </table:table-cell>
          <table:table-cell table:formula="of:=[.D787]-[.D786]" office:value-type="float" office:value="0.0503513813018799" calcext:value-type="float">
            <text:p>0.05035138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5648238.79963" calcext:value-type="float">
            <text:p>1455648238.79963</text:p>
          </table:table-cell>
          <table:table-cell office:value-type="float" office:value="608" calcext:value-type="float">
            <text:p>608</text:p>
          </table:table-cell>
          <table:table-cell table:formula="of:=[.B788]-[.B$2]" office:value-type="float" office:value="39.2990918159485" calcext:value-type="float">
            <text:p>39.2990918159</text:p>
          </table:table-cell>
          <table:table-cell table:formula="of:=[.C787]/([.D788]-[.D787])" office:value-type="float" office:value="12267.9997113567" calcext:value-type="float">
            <text:p>12267.9997113567</text:p>
          </table:table-cell>
          <table:table-cell table:formula="of:=[.D788]-[.D787]" office:value-type="float" office:value="0.0495598316192627" calcext:value-type="float">
            <text:p>0.04955983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5648238.85015" calcext:value-type="float">
            <text:p>1455648238.85015</text:p>
          </table:table-cell>
          <table:table-cell office:value-type="float" office:value="608" calcext:value-type="float">
            <text:p>608</text:p>
          </table:table-cell>
          <table:table-cell table:formula="of:=[.B789]-[.B$2]" office:value-type="float" office:value="39.349616765976" calcext:value-type="float">
            <text:p>39.349616766</text:p>
          </table:table-cell>
          <table:table-cell table:formula="of:=[.C788]/([.D789]-[.D788])" office:value-type="float" office:value="12033.6586116263" calcext:value-type="float">
            <text:p>12033.6586116263</text:p>
          </table:table-cell>
          <table:table-cell table:formula="of:=[.D789]-[.D788]" office:value-type="float" office:value="0.0505249500274658" calcext:value-type="float">
            <text:p>0.0505249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5648238.89955" calcext:value-type="float">
            <text:p>1455648238.89955</text:p>
          </table:table-cell>
          <table:table-cell office:value-type="float" office:value="608" calcext:value-type="float">
            <text:p>608</text:p>
          </table:table-cell>
          <table:table-cell table:formula="of:=[.B790]-[.B$2]" office:value-type="float" office:value="39.3990149497986" calcext:value-type="float">
            <text:p>39.3990149498</text:p>
          </table:table-cell>
          <table:table-cell table:formula="of:=[.C789]/([.D790]-[.D789])" office:value-type="float" office:value="12308.14481324" calcext:value-type="float">
            <text:p>12308.14481324</text:p>
          </table:table-cell>
          <table:table-cell table:formula="of:=[.D790]-[.D789]" office:value-type="float" office:value="0.0493981838226318" calcext:value-type="float">
            <text:p>0.04939818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5648238.94997" calcext:value-type="float">
            <text:p>1455648238.94997</text:p>
          </table:table-cell>
          <table:table-cell office:value-type="float" office:value="608" calcext:value-type="float">
            <text:p>608</text:p>
          </table:table-cell>
          <table:table-cell table:formula="of:=[.B791]-[.B$2]" office:value-type="float" office:value="39.4494397640228" calcext:value-type="float">
            <text:p>39.449439764</text:p>
          </table:table-cell>
          <table:table-cell table:formula="of:=[.C790]/([.D791]-[.D790])" office:value-type="float" office:value="12057.5555776205" calcext:value-type="float">
            <text:p>12057.5555776205</text:p>
          </table:table-cell>
          <table:table-cell table:formula="of:=[.D791]-[.D790]" office:value-type="float" office:value="0.0504248142242432" calcext:value-type="float">
            <text:p>0.050424814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5648238.99924" calcext:value-type="float">
            <text:p>1455648238.99924</text:p>
          </table:table-cell>
          <table:table-cell office:value-type="float" office:value="608" calcext:value-type="float">
            <text:p>608</text:p>
          </table:table-cell>
          <table:table-cell table:formula="of:=[.B792]-[.B$2]" office:value-type="float" office:value="39.4987046718597" calcext:value-type="float">
            <text:p>39.4987046719</text:p>
          </table:table-cell>
          <table:table-cell table:formula="of:=[.C791]/([.D792]-[.D791])" office:value-type="float" office:value="12341.4419451005" calcext:value-type="float">
            <text:p>12341.4419451005</text:p>
          </table:table-cell>
          <table:table-cell table:formula="of:=[.D792]-[.D791]" office:value-type="float" office:value="0.0492649078369141" calcext:value-type="float">
            <text:p>0.049264907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5648239.04992" calcext:value-type="float">
            <text:p>1455648239.04992</text:p>
          </table:table-cell>
          <table:table-cell office:value-type="float" office:value="608" calcext:value-type="float">
            <text:p>608</text:p>
          </table:table-cell>
          <table:table-cell table:formula="of:=[.B793]-[.B$2]" office:value-type="float" office:value="39.5493855476379" calcext:value-type="float">
            <text:p>39.5493855476</text:p>
          </table:table-cell>
          <table:table-cell table:formula="of:=[.C792]/([.D793]-[.D792])" office:value-type="float" office:value="11996.6356276256" calcext:value-type="float">
            <text:p>11996.6356276256</text:p>
          </table:table-cell>
          <table:table-cell table:formula="of:=[.D793]-[.D792]" office:value-type="float" office:value="0.0506808757781982" calcext:value-type="float">
            <text:p>0.05068087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5648239.09949" calcext:value-type="float">
            <text:p>1455648239.09949</text:p>
          </table:table-cell>
          <table:table-cell office:value-type="float" office:value="608" calcext:value-type="float">
            <text:p>608</text:p>
          </table:table-cell>
          <table:table-cell table:formula="of:=[.B794]-[.B$2]" office:value-type="float" office:value="39.5989525318146" calcext:value-type="float">
            <text:p>39.5989525318</text:p>
          </table:table-cell>
          <table:table-cell table:formula="of:=[.C793]/([.D794]-[.D793])" office:value-type="float" office:value="12266.229428713" calcext:value-type="float">
            <text:p>12266.229428713</text:p>
          </table:table-cell>
          <table:table-cell table:formula="of:=[.D794]-[.D793]" office:value-type="float" office:value="0.0495669841766357" calcext:value-type="float">
            <text:p>0.049566984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5648239.15013" calcext:value-type="float">
            <text:p>1455648239.15013</text:p>
          </table:table-cell>
          <table:table-cell office:value-type="float" office:value="608" calcext:value-type="float">
            <text:p>608</text:p>
          </table:table-cell>
          <table:table-cell table:formula="of:=[.B795]-[.B$2]" office:value-type="float" office:value="39.6495971679687" calcext:value-type="float">
            <text:p>39.649597168</text:p>
          </table:table-cell>
          <table:table-cell table:formula="of:=[.C794]/([.D795]-[.D794])" office:value-type="float" office:value="12005.220022691" calcext:value-type="float">
            <text:p>12005.220022691</text:p>
          </table:table-cell>
          <table:table-cell table:formula="of:=[.D795]-[.D794]" office:value-type="float" office:value="0.0506446361541748" calcext:value-type="float">
            <text:p>0.050644636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5648239.19953" calcext:value-type="float">
            <text:p>1455648239.19953</text:p>
          </table:table-cell>
          <table:table-cell office:value-type="float" office:value="608" calcext:value-type="float">
            <text:p>608</text:p>
          </table:table-cell>
          <table:table-cell table:formula="of:=[.B796]-[.B$2]" office:value-type="float" office:value="39.6989946365356" calcext:value-type="float">
            <text:p>39.6989946365</text:p>
          </table:table-cell>
          <table:table-cell table:formula="of:=[.C795]/([.D796]-[.D795])" office:value-type="float" office:value="12308.3230302913" calcext:value-type="float">
            <text:p>12308.3230302913</text:p>
          </table:table-cell>
          <table:table-cell table:formula="of:=[.D796]-[.D795]" office:value-type="float" office:value="0.0493974685668945" calcext:value-type="float">
            <text:p>0.049397468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5648239.24998" calcext:value-type="float">
            <text:p>1455648239.24998</text:p>
          </table:table-cell>
          <table:table-cell office:value-type="float" office:value="608" calcext:value-type="float">
            <text:p>608</text:p>
          </table:table-cell>
          <table:table-cell table:formula="of:=[.B797]-[.B$2]" office:value-type="float" office:value="39.7494416236877" calcext:value-type="float">
            <text:p>39.7494416237</text:p>
          </table:table-cell>
          <table:table-cell table:formula="of:=[.C796]/([.D797]-[.D796])" office:value-type="float" office:value="12052.2559289191" calcext:value-type="float">
            <text:p>12052.2559289191</text:p>
          </table:table-cell>
          <table:table-cell table:formula="of:=[.D797]-[.D796]" office:value-type="float" office:value="0.0504469871520996" calcext:value-type="float">
            <text:p>0.050446987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5648239.29942" calcext:value-type="float">
            <text:p>1455648239.29942</text:p>
          </table:table-cell>
          <table:table-cell office:value-type="float" office:value="608" calcext:value-type="float">
            <text:p>608</text:p>
          </table:table-cell>
          <table:table-cell table:formula="of:=[.B798]-[.B$2]" office:value-type="float" office:value="39.7988843917847" calcext:value-type="float">
            <text:p>39.7988843918</text:p>
          </table:table-cell>
          <table:table-cell table:formula="of:=[.C797]/([.D798]-[.D797])" office:value-type="float" office:value="12297.0461283261" calcext:value-type="float">
            <text:p>12297.0461283261</text:p>
          </table:table-cell>
          <table:table-cell table:formula="of:=[.D798]-[.D797]" office:value-type="float" office:value="0.0494427680969238" calcext:value-type="float">
            <text:p>0.049442768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5648239.34991" calcext:value-type="float">
            <text:p>1455648239.34991</text:p>
          </table:table-cell>
          <table:table-cell office:value-type="float" office:value="608" calcext:value-type="float">
            <text:p>608</text:p>
          </table:table-cell>
          <table:table-cell table:formula="of:=[.B799]-[.B$2]" office:value-type="float" office:value="39.8493781089783" calcext:value-type="float">
            <text:p>39.849378109</text:p>
          </table:table-cell>
          <table:table-cell table:formula="of:=[.C798]/([.D799]-[.D798])" office:value-type="float" office:value="12041.1020180749" calcext:value-type="float">
            <text:p>12041.1020180749</text:p>
          </table:table-cell>
          <table:table-cell table:formula="of:=[.D799]-[.D798]" office:value-type="float" office:value="0.0504937171936035" calcext:value-type="float">
            <text:p>0.05049371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5648239.40026" calcext:value-type="float">
            <text:p>1455648239.40026</text:p>
          </table:table-cell>
          <table:table-cell office:value-type="float" office:value="608" calcext:value-type="float">
            <text:p>608</text:p>
          </table:table-cell>
          <table:table-cell table:formula="of:=[.B800]-[.B$2]" office:value-type="float" office:value="39.8997247219086" calcext:value-type="float">
            <text:p>39.8997247219</text:p>
          </table:table-cell>
          <table:table-cell table:formula="of:=[.C799]/([.D800]-[.D799])" office:value-type="float" office:value="12076.2840757876" calcext:value-type="float">
            <text:p>12076.2840757876</text:p>
          </table:table-cell>
          <table:table-cell table:formula="of:=[.D800]-[.D799]" office:value-type="float" office:value="0.0503466129302979" calcext:value-type="float">
            <text:p>0.050346612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5648239.44971" calcext:value-type="float">
            <text:p>1455648239.44971</text:p>
          </table:table-cell>
          <table:table-cell office:value-type="float" office:value="608" calcext:value-type="float">
            <text:p>608</text:p>
          </table:table-cell>
          <table:table-cell table:formula="of:=[.B801]-[.B$2]" office:value-type="float" office:value="39.9491791725159" calcext:value-type="float">
            <text:p>39.9491791725</text:p>
          </table:table-cell>
          <table:table-cell table:formula="of:=[.C800]/([.D801]-[.D800])" office:value-type="float" office:value="12294.1412255878" calcext:value-type="float">
            <text:p>12294.1412255878</text:p>
          </table:table-cell>
          <table:table-cell table:formula="of:=[.D801]-[.D800]" office:value-type="float" office:value="0.0494544506072998" calcext:value-type="float">
            <text:p>0.04945445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5648239.50027" calcext:value-type="float">
            <text:p>1455648239.50027</text:p>
          </table:table-cell>
          <table:table-cell office:value-type="float" office:value="608" calcext:value-type="float">
            <text:p>608</text:p>
          </table:table-cell>
          <table:table-cell table:formula="of:=[.B802]-[.B$2]" office:value-type="float" office:value="39.9997386932373" calcext:value-type="float">
            <text:p>39.9997386932</text:p>
          </table:table-cell>
          <table:table-cell table:formula="of:=[.C801]/([.D802]-[.D801])" office:value-type="float" office:value="12025.4304495855" calcext:value-type="float">
            <text:p>12025.4304495855</text:p>
          </table:table-cell>
          <table:table-cell table:formula="of:=[.D802]-[.D801]" office:value-type="float" office:value="0.0505595207214356" calcext:value-type="float">
            <text:p>0.05055952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5648239.54965" calcext:value-type="float">
            <text:p>1455648239.54965</text:p>
          </table:table-cell>
          <table:table-cell office:value-type="float" office:value="608" calcext:value-type="float">
            <text:p>608</text:p>
          </table:table-cell>
          <table:table-cell table:formula="of:=[.B803]-[.B$2]" office:value-type="float" office:value="40.0491147041321" calcext:value-type="float">
            <text:p>40.0491147041</text:p>
          </table:table-cell>
          <table:table-cell table:formula="of:=[.C802]/([.D803]-[.D802])" office:value-type="float" office:value="12313.6719427517" calcext:value-type="float">
            <text:p>12313.6719427517</text:p>
          </table:table-cell>
          <table:table-cell table:formula="of:=[.D803]-[.D802]" office:value-type="float" office:value="0.0493760108947754" calcext:value-type="float">
            <text:p>0.04937601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5648239.59951" calcext:value-type="float">
            <text:p>1455648239.59951</text:p>
          </table:table-cell>
          <table:table-cell office:value-type="float" office:value="608" calcext:value-type="float">
            <text:p>608</text:p>
          </table:table-cell>
          <table:table-cell table:formula="of:=[.B804]-[.B$2]" office:value-type="float" office:value="40.0989787578583" calcext:value-type="float">
            <text:p>40.0989787579</text:p>
          </table:table-cell>
          <table:table-cell table:formula="of:=[.C803]/([.D804]-[.D803])" office:value-type="float" office:value="12193.1522723469" calcext:value-type="float">
            <text:p>12193.1522723469</text:p>
          </table:table-cell>
          <table:table-cell table:formula="of:=[.D804]-[.D803]" office:value-type="float" office:value="0.0498640537261963" calcext:value-type="float">
            <text:p>0.049864053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5648239.6499" calcext:value-type="float">
            <text:p>1455648239.6499</text:p>
          </table:table-cell>
          <table:table-cell office:value-type="float" office:value="608" calcext:value-type="float">
            <text:p>608</text:p>
          </table:table-cell>
          <table:table-cell table:formula="of:=[.B805]-[.B$2]" office:value-type="float" office:value="40.1493704319" calcext:value-type="float">
            <text:p>40.1493704319</text:p>
          </table:table-cell>
          <table:table-cell table:formula="of:=[.C804]/([.D805]-[.D804])" office:value-type="float" office:value="12065.48525251" calcext:value-type="float">
            <text:p>12065.48525251</text:p>
          </table:table-cell>
          <table:table-cell table:formula="of:=[.D805]-[.D804]" office:value-type="float" office:value="0.0503916740417481" calcext:value-type="float">
            <text:p>0.0503916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5648239.70041" calcext:value-type="float">
            <text:p>1455648239.70041</text:p>
          </table:table-cell>
          <table:table-cell office:value-type="float" office:value="608" calcext:value-type="float">
            <text:p>608</text:p>
          </table:table-cell>
          <table:table-cell table:formula="of:=[.B806]-[.B$2]" office:value-type="float" office:value="40.199874162674" calcext:value-type="float">
            <text:p>40.1998741627</text:p>
          </table:table-cell>
          <table:table-cell table:formula="of:=[.C805]/([.D806]-[.D805])" office:value-type="float" office:value="12038.7145797534" calcext:value-type="float">
            <text:p>12038.7145797534</text:p>
          </table:table-cell>
          <table:table-cell table:formula="of:=[.D806]-[.D805]" office:value-type="float" office:value="0.0505037307739258" calcext:value-type="float">
            <text:p>0.05050373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5648239.74979" calcext:value-type="float">
            <text:p>1455648239.74979</text:p>
          </table:table-cell>
          <table:table-cell office:value-type="float" office:value="608" calcext:value-type="float">
            <text:p>608</text:p>
          </table:table-cell>
          <table:table-cell table:formula="of:=[.B807]-[.B$2]" office:value-type="float" office:value="40.2492537498474" calcext:value-type="float">
            <text:p>40.2492537498</text:p>
          </table:table-cell>
          <table:table-cell table:formula="of:=[.C806]/([.D807]-[.D806])" office:value-type="float" office:value="12312.7801345159" calcext:value-type="float">
            <text:p>12312.7801345159</text:p>
          </table:table-cell>
          <table:table-cell table:formula="of:=[.D807]-[.D806]" office:value-type="float" office:value="0.0493795871734619" calcext:value-type="float">
            <text:p>0.049379587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5648239.80028" calcext:value-type="float">
            <text:p>1455648239.80028</text:p>
          </table:table-cell>
          <table:table-cell office:value-type="float" office:value="600" calcext:value-type="float">
            <text:p>600</text:p>
          </table:table-cell>
          <table:table-cell table:formula="of:=[.B808]-[.B$2]" office:value-type="float" office:value="40.2997415065765" calcext:value-type="float">
            <text:p>40.2997415066</text:p>
          </table:table-cell>
          <table:table-cell table:formula="of:=[.C807]/([.D808]-[.D807])" office:value-type="float" office:value="12042.5235619401" calcext:value-type="float">
            <text:p>12042.5235619401</text:p>
          </table:table-cell>
          <table:table-cell table:formula="of:=[.D808]-[.D807]" office:value-type="float" office:value="0.050487756729126" calcext:value-type="float">
            <text:p>0.050487756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5648239.84967" calcext:value-type="float">
            <text:p>1455648239.84967</text:p>
          </table:table-cell>
          <table:table-cell office:value-type="float" office:value="600" calcext:value-type="float">
            <text:p>600</text:p>
          </table:table-cell>
          <table:table-cell table:formula="of:=[.B809]-[.B$2]" office:value-type="float" office:value="40.3491311073303" calcext:value-type="float">
            <text:p>40.3491311073</text:p>
          </table:table-cell>
          <table:table-cell table:formula="of:=[.C808]/([.D809]-[.D808])" office:value-type="float" office:value="12148.3063406628" calcext:value-type="float">
            <text:p>12148.3063406628</text:p>
          </table:table-cell>
          <table:table-cell table:formula="of:=[.D809]-[.D808]" office:value-type="float" office:value="0.0493896007537842" calcext:value-type="float">
            <text:p>0.049389600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5648239.90001" calcext:value-type="float">
            <text:p>1455648239.90001</text:p>
          </table:table-cell>
          <table:table-cell office:value-type="float" office:value="600" calcext:value-type="float">
            <text:p>600</text:p>
          </table:table-cell>
          <table:table-cell table:formula="of:=[.B810]-[.B$2]" office:value-type="float" office:value="40.3994770050049" calcext:value-type="float">
            <text:p>40.399477005</text:p>
          </table:table-cell>
          <table:table-cell table:formula="of:=[.C809]/([.D810]-[.D809])" office:value-type="float" office:value="11917.5549094078" calcext:value-type="float">
            <text:p>11917.5549094078</text:p>
          </table:table-cell>
          <table:table-cell table:formula="of:=[.D810]-[.D809]" office:value-type="float" office:value="0.0503458976745606" calcext:value-type="float">
            <text:p>0.050345897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5648239.94956" calcext:value-type="float">
            <text:p>1455648239.94956</text:p>
          </table:table-cell>
          <table:table-cell office:value-type="float" office:value="600" calcext:value-type="float">
            <text:p>600</text:p>
          </table:table-cell>
          <table:table-cell table:formula="of:=[.B811]-[.B$2]" office:value-type="float" office:value="40.4490234851837" calcext:value-type="float">
            <text:p>40.4490234852</text:p>
          </table:table-cell>
          <table:table-cell table:formula="of:=[.C810]/([.D811]-[.D810])" office:value-type="float" office:value="12109.841059029" calcext:value-type="float">
            <text:p>12109.841059029</text:p>
          </table:table-cell>
          <table:table-cell table:formula="of:=[.D811]-[.D810]" office:value-type="float" office:value="0.049546480178833" calcext:value-type="float">
            <text:p>0.04954648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5648239.99986" calcext:value-type="float">
            <text:p>1455648239.99986</text:p>
          </table:table-cell>
          <table:table-cell office:value-type="float" office:value="592" calcext:value-type="float">
            <text:p>592</text:p>
          </table:table-cell>
          <table:table-cell table:formula="of:=[.B812]-[.B$2]" office:value-type="float" office:value="40.4993238449097" calcext:value-type="float">
            <text:p>40.4993238449</text:p>
          </table:table-cell>
          <table:table-cell table:formula="of:=[.C811]/([.D812]-[.D811])" office:value-type="float" office:value="11928.3441166015" calcext:value-type="float">
            <text:p>11928.3441166015</text:p>
          </table:table-cell>
          <table:table-cell table:formula="of:=[.D812]-[.D811]" office:value-type="float" office:value="0.0503003597259522" calcext:value-type="float">
            <text:p>0.05030035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5648240.04959" calcext:value-type="float">
            <text:p>1455648240.04959</text:p>
          </table:table-cell>
          <table:table-cell office:value-type="float" office:value="592" calcext:value-type="float">
            <text:p>592</text:p>
          </table:table-cell>
          <table:table-cell table:formula="of:=[.B813]-[.B$2]" office:value-type="float" office:value="40.5490591526032" calcext:value-type="float">
            <text:p>40.5490591526</text:p>
          </table:table-cell>
          <table:table-cell table:formula="of:=[.C812]/([.D813]-[.D812])" office:value-type="float" office:value="11903.012717816" calcext:value-type="float">
            <text:p>11903.012717816</text:p>
          </table:table-cell>
          <table:table-cell table:formula="of:=[.D813]-[.D812]" office:value-type="float" office:value="0.0497353076934814" calcext:value-type="float">
            <text:p>0.049735307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5648240.1003" calcext:value-type="float">
            <text:p>1455648240.1003</text:p>
          </table:table-cell>
          <table:table-cell office:value-type="float" office:value="592" calcext:value-type="float">
            <text:p>592</text:p>
          </table:table-cell>
          <table:table-cell table:formula="of:=[.B814]-[.B$2]" office:value-type="float" office:value="40.5997619628906" calcext:value-type="float">
            <text:p>40.5997619629</text:p>
          </table:table-cell>
          <table:table-cell table:formula="of:=[.C813]/([.D814]-[.D813])" office:value-type="float" office:value="11675.8814086136" calcext:value-type="float">
            <text:p>11675.8814086136</text:p>
          </table:table-cell>
          <table:table-cell table:formula="of:=[.D814]-[.D813]" office:value-type="float" office:value="0.0507028102874756" calcext:value-type="float">
            <text:p>0.050702810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5648240.14993" calcext:value-type="float">
            <text:p>1455648240.14993</text:p>
          </table:table-cell>
          <table:table-cell office:value-type="float" office:value="592" calcext:value-type="float">
            <text:p>592</text:p>
          </table:table-cell>
          <table:table-cell table:formula="of:=[.B815]-[.B$2]" office:value-type="float" office:value="40.6493918895721" calcext:value-type="float">
            <text:p>40.6493918896</text:p>
          </table:table-cell>
          <table:table-cell table:formula="of:=[.C814]/([.D815]-[.D814])" office:value-type="float" office:value="11928.2868136989" calcext:value-type="float">
            <text:p>11928.2868136989</text:p>
          </table:table-cell>
          <table:table-cell table:formula="of:=[.D815]-[.D814]" office:value-type="float" office:value="0.0496299266815186" calcext:value-type="float">
            <text:p>0.049629926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5648240.19922" calcext:value-type="float">
            <text:p>1455648240.19922</text:p>
          </table:table-cell>
          <table:table-cell office:value-type="float" office:value="584" calcext:value-type="float">
            <text:p>584</text:p>
          </table:table-cell>
          <table:table-cell table:formula="of:=[.B816]-[.B$2]" office:value-type="float" office:value="40.6986832618713" calcext:value-type="float">
            <text:p>40.6986832619</text:p>
          </table:table-cell>
          <table:table-cell table:formula="of:=[.C815]/([.D816]-[.D815])" office:value-type="float" office:value="12010.2154268827" calcext:value-type="float">
            <text:p>12010.2154268827</text:p>
          </table:table-cell>
          <table:table-cell table:formula="of:=[.D816]-[.D815]" office:value-type="float" office:value="0.0492913722991943" calcext:value-type="float">
            <text:p>0.049291372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5648240.24971" calcext:value-type="float">
            <text:p>1455648240.24971</text:p>
          </table:table-cell>
          <table:table-cell office:value-type="float" office:value="584" calcext:value-type="float">
            <text:p>584</text:p>
          </table:table-cell>
          <table:table-cell table:formula="of:=[.B817]-[.B$2]" office:value-type="float" office:value="40.7491755485535" calcext:value-type="float">
            <text:p>40.7491755486</text:p>
          </table:table-cell>
          <table:table-cell table:formula="of:=[.C816]/([.D817]-[.D816])" office:value-type="float" office:value="11566.1230333365" calcext:value-type="float">
            <text:p>11566.1230333365</text:p>
          </table:table-cell>
          <table:table-cell table:formula="of:=[.D817]-[.D816]" office:value-type="float" office:value="0.0504922866821289" calcext:value-type="float">
            <text:p>0.050492286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5648240.30011" calcext:value-type="float">
            <text:p>1455648240.30011</text:p>
          </table:table-cell>
          <table:table-cell office:value-type="float" office:value="584" calcext:value-type="float">
            <text:p>584</text:p>
          </table:table-cell>
          <table:table-cell table:formula="of:=[.B818]-[.B$2]" office:value-type="float" office:value="40.7995777130127" calcext:value-type="float">
            <text:p>40.799577713</text:p>
          </table:table-cell>
          <table:table-cell table:formula="of:=[.C817]/([.D818]-[.D817])" office:value-type="float" office:value="11586.8039848251" calcext:value-type="float">
            <text:p>11586.8039848251</text:p>
          </table:table-cell>
          <table:table-cell table:formula="of:=[.D818]-[.D817]" office:value-type="float" office:value="0.0504021644592285" calcext:value-type="float">
            <text:p>0.050402164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5648240.34944" calcext:value-type="float">
            <text:p>1455648240.34944</text:p>
          </table:table-cell>
          <table:table-cell office:value-type="float" office:value="576" calcext:value-type="float">
            <text:p>576</text:p>
          </table:table-cell>
          <table:table-cell table:formula="of:=[.B819]-[.B$2]" office:value-type="float" office:value="40.8489077091217" calcext:value-type="float">
            <text:p>40.8489077091</text:p>
          </table:table-cell>
          <table:table-cell table:formula="of:=[.C818]/([.D819]-[.D818])" office:value-type="float" office:value="11838.6386795873" calcext:value-type="float">
            <text:p>11838.6386795873</text:p>
          </table:table-cell>
          <table:table-cell table:formula="of:=[.D819]-[.D818]" office:value-type="float" office:value="0.0493299961090088" calcext:value-type="float">
            <text:p>0.049329996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5648240.39995" calcext:value-type="float">
            <text:p>1455648240.39995</text:p>
          </table:table-cell>
          <table:table-cell office:value-type="float" office:value="576" calcext:value-type="float">
            <text:p>576</text:p>
          </table:table-cell>
          <table:table-cell table:formula="of:=[.B820]-[.B$2]" office:value-type="float" office:value="40.8994143009186" calcext:value-type="float">
            <text:p>40.8994143009</text:p>
          </table:table-cell>
          <table:table-cell table:formula="of:=[.C819]/([.D820]-[.D819])" office:value-type="float" office:value="11404.4519637462" calcext:value-type="float">
            <text:p>11404.4519637462</text:p>
          </table:table-cell>
          <table:table-cell table:formula="of:=[.D820]-[.D819]" office:value-type="float" office:value="0.050506591796875" calcext:value-type="float">
            <text:p>0.05050659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5648240.45029" calcext:value-type="float">
            <text:p>1455648240.45029</text:p>
          </table:table-cell>
          <table:table-cell office:value-type="float" office:value="576" calcext:value-type="float">
            <text:p>576</text:p>
          </table:table-cell>
          <table:table-cell table:formula="of:=[.B821]-[.B$2]" office:value-type="float" office:value="40.9497587680817" calcext:value-type="float">
            <text:p>40.9497587681</text:p>
          </table:table-cell>
          <table:table-cell table:formula="of:=[.C820]/([.D821]-[.D820])" office:value-type="float" office:value="11441.1777988255" calcext:value-type="float">
            <text:p>11441.1777988255</text:p>
          </table:table-cell>
          <table:table-cell table:formula="of:=[.D821]-[.D820]" office:value-type="float" office:value="0.0503444671630859" calcext:value-type="float">
            <text:p>0.050344467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5648240.49988" calcext:value-type="float">
            <text:p>1455648240.49988</text:p>
          </table:table-cell>
          <table:table-cell office:value-type="float" office:value="568" calcext:value-type="float">
            <text:p>568</text:p>
          </table:table-cell>
          <table:table-cell table:formula="of:=[.B822]-[.B$2]" office:value-type="float" office:value="40.9993414878845" calcext:value-type="float">
            <text:p>40.9993414879</text:p>
          </table:table-cell>
          <table:table-cell table:formula="of:=[.C821]/([.D822]-[.D821])" office:value-type="float" office:value="11616.9504676268" calcext:value-type="float">
            <text:p>11616.9504676268</text:p>
          </table:table-cell>
          <table:table-cell table:formula="of:=[.D822]-[.D821]" office:value-type="float" office:value="0.0495827198028564" calcext:value-type="float">
            <text:p>0.049582719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5648240.54941" calcext:value-type="float">
            <text:p>1455648240.54941</text:p>
          </table:table-cell>
          <table:table-cell office:value-type="float" office:value="568" calcext:value-type="float">
            <text:p>568</text:p>
          </table:table-cell>
          <table:table-cell table:formula="of:=[.B823]-[.B$2]" office:value-type="float" office:value="41.0488724708557" calcext:value-type="float">
            <text:p>41.0488724709</text:p>
          </table:table-cell>
          <table:table-cell table:formula="of:=[.C822]/([.D823]-[.D822])" office:value-type="float" office:value="11467.5697094557" calcext:value-type="float">
            <text:p>11467.5697094557</text:p>
          </table:table-cell>
          <table:table-cell table:formula="of:=[.D823]-[.D822]" office:value-type="float" office:value="0.0495309829711914" calcext:value-type="float">
            <text:p>0.04953098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5648240.60003" calcext:value-type="float">
            <text:p>1455648240.60003</text:p>
          </table:table-cell>
          <table:table-cell office:value-type="float" office:value="560" calcext:value-type="float">
            <text:p>560</text:p>
          </table:table-cell>
          <table:table-cell table:formula="of:=[.B824]-[.B$2]" office:value-type="float" office:value="41.0994935035706" calcext:value-type="float">
            <text:p>41.0994935036</text:p>
          </table:table-cell>
          <table:table-cell table:formula="of:=[.C823]/([.D824]-[.D823])" office:value-type="float" office:value="11220.6324039186" calcext:value-type="float">
            <text:p>11220.6324039186</text:p>
          </table:table-cell>
          <table:table-cell table:formula="of:=[.D824]-[.D823]" office:value-type="float" office:value="0.0506210327148438" calcext:value-type="float">
            <text:p>0.050621032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5648240.6493" calcext:value-type="float">
            <text:p>1455648240.6493</text:p>
          </table:table-cell>
          <table:table-cell office:value-type="float" office:value="560" calcext:value-type="float">
            <text:p>560</text:p>
          </table:table-cell>
          <table:table-cell table:formula="of:=[.B825]-[.B$2]" office:value-type="float" office:value="41.1487650871277" calcext:value-type="float">
            <text:p>41.1487650871</text:p>
          </table:table-cell>
          <table:table-cell table:formula="of:=[.C824]/([.D825]-[.D824])" office:value-type="float" office:value="11365.577470241" calcext:value-type="float">
            <text:p>11365.577470241</text:p>
          </table:table-cell>
          <table:table-cell table:formula="of:=[.D825]-[.D824]" office:value-type="float" office:value="0.0492715835571289" calcext:value-type="float">
            <text:p>0.049271583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5648240.69997" calcext:value-type="float">
            <text:p>1455648240.69997</text:p>
          </table:table-cell>
          <table:table-cell office:value-type="float" office:value="552" calcext:value-type="float">
            <text:p>552</text:p>
          </table:table-cell>
          <table:table-cell table:formula="of:=[.B826]-[.B$2]" office:value-type="float" office:value="41.1994369029999" calcext:value-type="float">
            <text:p>41.199436903</text:p>
          </table:table-cell>
          <table:table-cell table:formula="of:=[.C825]/([.D826]-[.D825])" office:value-type="float" office:value="11051.5084245741" calcext:value-type="float">
            <text:p>11051.5084245741</text:p>
          </table:table-cell>
          <table:table-cell table:formula="of:=[.D826]-[.D825]" office:value-type="float" office:value="0.0506718158721924" calcext:value-type="float">
            <text:p>0.05067181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5648240.74938" calcext:value-type="float">
            <text:p>1455648240.74938</text:p>
          </table:table-cell>
          <table:table-cell office:value-type="float" office:value="552" calcext:value-type="float">
            <text:p>552</text:p>
          </table:table-cell>
          <table:table-cell table:formula="of:=[.B827]-[.B$2]" office:value-type="float" office:value="41.24884724617" calcext:value-type="float">
            <text:p>41.2488472462</text:p>
          </table:table-cell>
          <table:table-cell table:formula="of:=[.C826]/([.D827]-[.D826])" office:value-type="float" office:value="11171.749973461" calcext:value-type="float">
            <text:p>11171.749973461</text:p>
          </table:table-cell>
          <table:table-cell table:formula="of:=[.D827]-[.D826]" office:value-type="float" office:value="0.049410343170166" calcext:value-type="float">
            <text:p>0.049410343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5648240.79975" calcext:value-type="float">
            <text:p>1455648240.79975</text:p>
          </table:table-cell>
          <table:table-cell office:value-type="float" office:value="552" calcext:value-type="float">
            <text:p>552</text:p>
          </table:table-cell>
          <table:table-cell table:formula="of:=[.B828]-[.B$2]" office:value-type="float" office:value="41.2992169857025" calcext:value-type="float">
            <text:p>41.2992169857</text:p>
          </table:table-cell>
          <table:table-cell table:formula="of:=[.C827]/([.D828]-[.D827])" office:value-type="float" office:value="10958.9607793019" calcext:value-type="float">
            <text:p>10958.9607793019</text:p>
          </table:table-cell>
          <table:table-cell table:formula="of:=[.D828]-[.D827]" office:value-type="float" office:value="0.0503697395324707" calcext:value-type="float">
            <text:p>0.050369739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5648240.84948" calcext:value-type="float">
            <text:p>1455648240.84948</text:p>
          </table:table-cell>
          <table:table-cell office:value-type="float" office:value="544" calcext:value-type="float">
            <text:p>544</text:p>
          </table:table-cell>
          <table:table-cell table:formula="of:=[.B829]-[.B$2]" office:value-type="float" office:value="41.3489410877228" calcext:value-type="float">
            <text:p>41.3489410877</text:p>
          </table:table-cell>
          <table:table-cell table:formula="of:=[.C828]/([.D829]-[.D828])" office:value-type="float" office:value="11101.2562836237" calcext:value-type="float">
            <text:p>11101.2562836237</text:p>
          </table:table-cell>
          <table:table-cell table:formula="of:=[.D829]-[.D828]" office:value-type="float" office:value="0.0497241020202637" calcext:value-type="float">
            <text:p>0.04972410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5648240.89996" calcext:value-type="float">
            <text:p>1455648240.89996</text:p>
          </table:table-cell>
          <table:table-cell office:value-type="float" office:value="544" calcext:value-type="float">
            <text:p>544</text:p>
          </table:table-cell>
          <table:table-cell table:formula="of:=[.B830]-[.B$2]" office:value-type="float" office:value="41.3994278907776" calcext:value-type="float">
            <text:p>41.3994278908</text:p>
          </table:table-cell>
          <table:table-cell table:formula="of:=[.C829]/([.D830]-[.D829])" office:value-type="float" office:value="10775.0930358855" calcext:value-type="float">
            <text:p>10775.0930358855</text:p>
          </table:table-cell>
          <table:table-cell table:formula="of:=[.D830]-[.D829]" office:value-type="float" office:value="0.0504868030548096" calcext:value-type="float">
            <text:p>0.050486803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5648240.94954" calcext:value-type="float">
            <text:p>1455648240.94954</text:p>
          </table:table-cell>
          <table:table-cell office:value-type="float" office:value="536" calcext:value-type="float">
            <text:p>536</text:p>
          </table:table-cell>
          <table:table-cell table:formula="of:=[.B831]-[.B$2]" office:value-type="float" office:value="41.4490065574646" calcext:value-type="float">
            <text:p>41.4490065575</text:p>
          </table:table-cell>
          <table:table-cell table:formula="of:=[.C830]/([.D831]-[.D830])" office:value-type="float" office:value="10972.4612691634" calcext:value-type="float">
            <text:p>10972.4612691634</text:p>
          </table:table-cell>
          <table:table-cell table:formula="of:=[.D831]-[.D830]" office:value-type="float" office:value="0.0495786666870117" calcext:value-type="float">
            <text:p>0.049578666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5648240.99989" calcext:value-type="float">
            <text:p>1455648240.99989</text:p>
          </table:table-cell>
          <table:table-cell office:value-type="float" office:value="536" calcext:value-type="float">
            <text:p>536</text:p>
          </table:table-cell>
          <table:table-cell table:formula="of:=[.B832]-[.B$2]" office:value-type="float" office:value="41.4993574619293" calcext:value-type="float">
            <text:p>41.4993574619</text:p>
          </table:table-cell>
          <table:table-cell table:formula="of:=[.C831]/([.D832]-[.D831])" office:value-type="float" office:value="10645.2904013978" calcext:value-type="float">
            <text:p>10645.2904013978</text:p>
          </table:table-cell>
          <table:table-cell table:formula="of:=[.D832]-[.D831]" office:value-type="float" office:value="0.0503509044647217" calcext:value-type="float">
            <text:p>0.050350904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5648241.04958" calcext:value-type="float">
            <text:p>1455648241.04958</text:p>
          </table:table-cell>
          <table:table-cell office:value-type="float" office:value="528" calcext:value-type="float">
            <text:p>528</text:p>
          </table:table-cell>
          <table:table-cell table:formula="of:=[.B833]-[.B$2]" office:value-type="float" office:value="41.549046754837" calcext:value-type="float">
            <text:p>41.5490467548</text:p>
          </table:table-cell>
          <table:table-cell table:formula="of:=[.C832]/([.D833]-[.D832])" office:value-type="float" office:value="10787.032147861" calcext:value-type="float">
            <text:p>10787.032147861</text:p>
          </table:table-cell>
          <table:table-cell table:formula="of:=[.D833]-[.D832]" office:value-type="float" office:value="0.0496892929077148" calcext:value-type="float">
            <text:p>0.049689292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5648241.1003" calcext:value-type="float">
            <text:p>1455648241.1003</text:p>
          </table:table-cell>
          <table:table-cell office:value-type="float" office:value="528" calcext:value-type="float">
            <text:p>528</text:p>
          </table:table-cell>
          <table:table-cell table:formula="of:=[.B834]-[.B$2]" office:value-type="float" office:value="41.5997612476349" calcext:value-type="float">
            <text:p>41.5997612476</text:p>
          </table:table-cell>
          <table:table-cell table:formula="of:=[.C833]/([.D834]-[.D833])" office:value-type="float" office:value="10411.2250930836" calcext:value-type="float">
            <text:p>10411.2250930836</text:p>
          </table:table-cell>
          <table:table-cell table:formula="of:=[.D834]-[.D833]" office:value-type="float" office:value="0.0507144927978516" calcext:value-type="float">
            <text:p>0.050714492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5648241.14982" calcext:value-type="float">
            <text:p>1455648241.14982</text:p>
          </table:table-cell>
          <table:table-cell office:value-type="float" office:value="520" calcext:value-type="float">
            <text:p>520</text:p>
          </table:table-cell>
          <table:table-cell table:formula="of:=[.B835]-[.B$2]" office:value-type="float" office:value="41.6492879390717" calcext:value-type="float">
            <text:p>41.6492879391</text:p>
          </table:table-cell>
          <table:table-cell table:formula="of:=[.C834]/([.D835]-[.D834])" office:value-type="float" office:value="10660.9180763491" calcext:value-type="float">
            <text:p>10660.9180763491</text:p>
          </table:table-cell>
          <table:table-cell table:formula="of:=[.D835]-[.D834]" office:value-type="float" office:value="0.0495266914367676" calcext:value-type="float">
            <text:p>0.04952669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5648241.20021" calcext:value-type="float">
            <text:p>1455648241.20021</text:p>
          </table:table-cell>
          <table:table-cell office:value-type="float" office:value="520" calcext:value-type="float">
            <text:p>520</text:p>
          </table:table-cell>
          <table:table-cell table:formula="of:=[.B836]-[.B$2]" office:value-type="float" office:value="41.6996748447418" calcext:value-type="float">
            <text:p>41.6996748447</text:p>
          </table:table-cell>
          <table:table-cell table:formula="of:=[.C835]/([.D836]-[.D835])" office:value-type="float" office:value="10320.1415741608" calcext:value-type="float">
            <text:p>10320.1415741608</text:p>
          </table:table-cell>
          <table:table-cell table:formula="of:=[.D836]-[.D835]" office:value-type="float" office:value="0.050386905670166" calcext:value-type="float">
            <text:p>0.050386905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5648241.24965" calcext:value-type="float">
            <text:p>1455648241.24965</text:p>
          </table:table-cell>
          <table:table-cell office:value-type="float" office:value="512" calcext:value-type="float">
            <text:p>512</text:p>
          </table:table-cell>
          <table:table-cell table:formula="of:=[.B837]-[.B$2]" office:value-type="float" office:value="41.7491147518158" calcext:value-type="float">
            <text:p>41.7491147518</text:p>
          </table:table-cell>
          <table:table-cell table:formula="of:=[.C836]/([.D837]-[.D836])" office:value-type="float" office:value="10517.8191217461" calcext:value-type="float">
            <text:p>10517.8191217461</text:p>
          </table:table-cell>
          <table:table-cell table:formula="of:=[.D837]-[.D836]" office:value-type="float" office:value="0.0494399070739746" calcext:value-type="float">
            <text:p>0.049439907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5648241.30027" calcext:value-type="float">
            <text:p>1455648241.30027</text:p>
          </table:table-cell>
          <table:table-cell office:value-type="float" office:value="512" calcext:value-type="float">
            <text:p>512</text:p>
          </table:table-cell>
          <table:table-cell table:formula="of:=[.B838]-[.B$2]" office:value-type="float" office:value="41.7997329235077" calcext:value-type="float">
            <text:p>41.7997329235</text:p>
          </table:table-cell>
          <table:table-cell table:formula="of:=[.C837]/([.D838]-[.D837])" office:value-type="float" office:value="10114.9445522543" calcext:value-type="float">
            <text:p>10114.9445522543</text:p>
          </table:table-cell>
          <table:table-cell table:formula="of:=[.D838]-[.D837]" office:value-type="float" office:value="0.0506181716918945" calcext:value-type="float">
            <text:p>0.05061817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5648241.34963" calcext:value-type="float">
            <text:p>1455648241.34963</text:p>
          </table:table-cell>
          <table:table-cell office:value-type="float" office:value="504" calcext:value-type="float">
            <text:p>504</text:p>
          </table:table-cell>
          <table:table-cell table:formula="of:=[.B839]-[.B$2]" office:value-type="float" office:value="41.8490960597992" calcext:value-type="float">
            <text:p>41.8490960598</text:p>
          </table:table-cell>
          <table:table-cell table:formula="of:=[.C838]/([.D839]-[.D838])" office:value-type="float" office:value="10372.1124398679" calcext:value-type="float">
            <text:p>10372.1124398679</text:p>
          </table:table-cell>
          <table:table-cell table:formula="of:=[.D839]-[.D838]" office:value-type="float" office:value="0.0493631362915039" calcext:value-type="float">
            <text:p>0.049363136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5648241.40012" calcext:value-type="float">
            <text:p>1455648241.40012</text:p>
          </table:table-cell>
          <table:table-cell office:value-type="float" office:value="504" calcext:value-type="float">
            <text:p>504</text:p>
          </table:table-cell>
          <table:table-cell table:formula="of:=[.B840]-[.B$2]" office:value-type="float" office:value="41.8995807170868" calcext:value-type="float">
            <text:p>41.8995807171</text:p>
          </table:table-cell>
          <table:table-cell table:formula="of:=[.C839]/([.D840]-[.D839])" office:value-type="float" office:value="9983.2310860079" calcext:value-type="float">
            <text:p>9983.2310860079</text:p>
          </table:table-cell>
          <table:table-cell table:formula="of:=[.D840]-[.D839]" office:value-type="float" office:value="0.0504846572875977" calcext:value-type="float">
            <text:p>0.050484657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5648241.44954" calcext:value-type="float">
            <text:p>1455648241.44954</text:p>
          </table:table-cell>
          <table:table-cell office:value-type="float" office:value="496" calcext:value-type="float">
            <text:p>496</text:p>
          </table:table-cell>
          <table:table-cell table:formula="of:=[.B841]-[.B$2]" office:value-type="float" office:value="41.9490089416504" calcext:value-type="float">
            <text:p>41.9490089417</text:p>
          </table:table-cell>
          <table:table-cell table:formula="of:=[.C840]/([.D841]-[.D840])" office:value-type="float" office:value="10196.6033465659" calcext:value-type="float">
            <text:p>10196.6033465659</text:p>
          </table:table-cell>
          <table:table-cell table:formula="of:=[.D841]-[.D840]" office:value-type="float" office:value="0.0494282245635986" calcext:value-type="float">
            <text:p>0.04942822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5648241.49999" calcext:value-type="float">
            <text:p>1455648241.49999</text:p>
          </table:table-cell>
          <table:table-cell office:value-type="float" office:value="496" calcext:value-type="float">
            <text:p>496</text:p>
          </table:table-cell>
          <table:table-cell table:formula="of:=[.B842]-[.B$2]" office:value-type="float" office:value="41.9994535446167" calcext:value-type="float">
            <text:p>41.9994535446</text:p>
          </table:table-cell>
          <table:table-cell table:formula="of:=[.C841]/([.D842]-[.D841])" office:value-type="float" office:value="9832.56822005861" calcext:value-type="float">
            <text:p>9832.5682200586</text:p>
          </table:table-cell>
          <table:table-cell table:formula="of:=[.D842]-[.D841]" office:value-type="float" office:value="0.0504446029663086" calcext:value-type="float">
            <text:p>0.05044460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5648241.54941" calcext:value-type="float">
            <text:p>1455648241.54941</text:p>
          </table:table-cell>
          <table:table-cell office:value-type="float" office:value="488" calcext:value-type="float">
            <text:p>488</text:p>
          </table:table-cell>
          <table:table-cell table:formula="of:=[.B843]-[.B$2]" office:value-type="float" office:value="42.0488801002503" calcext:value-type="float">
            <text:p>42.0488801003</text:p>
          </table:table-cell>
          <table:table-cell table:formula="of:=[.C842]/([.D843]-[.D842])" office:value-type="float" office:value="10035.0913318219" calcext:value-type="float">
            <text:p>10035.0913318219</text:p>
          </table:table-cell>
          <table:table-cell table:formula="of:=[.D843]-[.D842]" office:value-type="float" office:value="0.0494265556335449" calcext:value-type="float">
            <text:p>0.04942655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5648241.5999" calcext:value-type="float">
            <text:p>1455648241.5999</text:p>
          </table:table-cell>
          <table:table-cell office:value-type="float" office:value="480" calcext:value-type="float">
            <text:p>480</text:p>
          </table:table-cell>
          <table:table-cell table:formula="of:=[.B844]-[.B$2]" office:value-type="float" office:value="42.0993626117706" calcext:value-type="float">
            <text:p>42.0993626118</text:p>
          </table:table-cell>
          <table:table-cell table:formula="of:=[.C843]/([.D844]-[.D843])" office:value-type="float" office:value="9666.71398278069" calcext:value-type="float">
            <text:p>9666.7139827807</text:p>
          </table:table-cell>
          <table:table-cell table:formula="of:=[.D844]-[.D843]" office:value-type="float" office:value="0.0504825115203857" calcext:value-type="float">
            <text:p>0.05048251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5648241.65023" calcext:value-type="float">
            <text:p>1455648241.65023</text:p>
          </table:table-cell>
          <table:table-cell office:value-type="float" office:value="480" calcext:value-type="float">
            <text:p>480</text:p>
          </table:table-cell>
          <table:table-cell table:formula="of:=[.B845]-[.B$2]" office:value-type="float" office:value="42.1496965885162" calcext:value-type="float">
            <text:p>42.1496965885</text:p>
          </table:table-cell>
          <table:table-cell table:formula="of:=[.C844]/([.D845]-[.D844])" office:value-type="float" office:value="9536.3019382709" calcext:value-type="float">
            <text:p>9536.3019382709</text:p>
          </table:table-cell>
          <table:table-cell table:formula="of:=[.D845]-[.D844]" office:value-type="float" office:value="0.0503339767456055" calcext:value-type="float">
            <text:p>0.050333976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5648241.69963" calcext:value-type="float">
            <text:p>1455648241.69963</text:p>
          </table:table-cell>
          <table:table-cell office:value-type="float" office:value="472" calcext:value-type="float">
            <text:p>472</text:p>
          </table:table-cell>
          <table:table-cell table:formula="of:=[.B846]-[.B$2]" office:value-type="float" office:value="42.1990950107575" calcext:value-type="float">
            <text:p>42.1990950108</text:p>
          </table:table-cell>
          <table:table-cell table:formula="of:=[.C845]/([.D846]-[.D845])" office:value-type="float" office:value="9716.90953318661" calcext:value-type="float">
            <text:p>9716.9095331866</text:p>
          </table:table-cell>
          <table:table-cell table:formula="of:=[.D846]-[.D845]" office:value-type="float" office:value="0.0493984222412109" calcext:value-type="float">
            <text:p>0.04939842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5648241.75031" calcext:value-type="float">
            <text:p>1455648241.75031</text:p>
          </table:table-cell>
          <table:table-cell office:value-type="float" office:value="472" calcext:value-type="float">
            <text:p>472</text:p>
          </table:table-cell>
          <table:table-cell table:formula="of:=[.B847]-[.B$2]" office:value-type="float" office:value="42.2497797012329" calcext:value-type="float">
            <text:p>42.2497797012</text:p>
          </table:table-cell>
          <table:table-cell table:formula="of:=[.C846]/([.D847]-[.D846])" office:value-type="float" office:value="9312.47671776731" calcext:value-type="float">
            <text:p>9312.4767177673</text:p>
          </table:table-cell>
          <table:table-cell table:formula="of:=[.D847]-[.D846]" office:value-type="float" office:value="0.0506846904754639" calcext:value-type="float">
            <text:p>0.05068469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5648241.79965" calcext:value-type="float">
            <text:p>1455648241.79965</text:p>
          </table:table-cell>
          <table:table-cell office:value-type="float" office:value="464" calcext:value-type="float">
            <text:p>464</text:p>
          </table:table-cell>
          <table:table-cell table:formula="of:=[.B848]-[.B$2]" office:value-type="float" office:value="42.2991132736206" calcext:value-type="float">
            <text:p>42.2991132736</text:p>
          </table:table-cell>
          <table:table-cell table:formula="of:=[.C847]/([.D848]-[.D847])" office:value-type="float" office:value="9567.52120626329" calcext:value-type="float">
            <text:p>9567.5212062633</text:p>
          </table:table-cell>
          <table:table-cell table:formula="of:=[.D848]-[.D847]" office:value-type="float" office:value="0.0493335723876953" calcext:value-type="float">
            <text:p>0.04933357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5648241.8503" calcext:value-type="float">
            <text:p>1455648241.8503</text:p>
          </table:table-cell>
          <table:table-cell office:value-type="float" office:value="464" calcext:value-type="float">
            <text:p>464</text:p>
          </table:table-cell>
          <table:table-cell table:formula="of:=[.B849]-[.B$2]" office:value-type="float" office:value="42.3497672080994" calcext:value-type="float">
            <text:p>42.3497672081</text:p>
          </table:table-cell>
          <table:table-cell table:formula="of:=[.C848]/([.D849]-[.D848])" office:value-type="float" office:value="9160.19663180487" calcext:value-type="float">
            <text:p>9160.1966318049</text:p>
          </table:table-cell>
          <table:table-cell table:formula="of:=[.D849]-[.D848]" office:value-type="float" office:value="0.0506539344787598" calcext:value-type="float">
            <text:p>0.05065393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5648241.89973" calcext:value-type="float">
            <text:p>1455648241.89973</text:p>
          </table:table-cell>
          <table:table-cell office:value-type="float" office:value="456" calcext:value-type="float">
            <text:p>456</text:p>
          </table:table-cell>
          <table:table-cell table:formula="of:=[.B850]-[.B$2]" office:value-type="float" office:value="42.3991961479187" calcext:value-type="float">
            <text:p>42.3991961479</text:p>
          </table:table-cell>
          <table:table-cell table:formula="of:=[.C849]/([.D850]-[.D849])" office:value-type="float" office:value="9387.21327416554" calcext:value-type="float">
            <text:p>9387.2132741655</text:p>
          </table:table-cell>
          <table:table-cell table:formula="of:=[.D850]-[.D849]" office:value-type="float" office:value="0.0494289398193359" calcext:value-type="float">
            <text:p>0.049428939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5648241.95024" calcext:value-type="float">
            <text:p>1455648241.95024</text:p>
          </table:table-cell>
          <table:table-cell office:value-type="float" office:value="456" calcext:value-type="float">
            <text:p>456</text:p>
          </table:table-cell>
          <table:table-cell table:formula="of:=[.B851]-[.B$2]" office:value-type="float" office:value="42.4497060775757" calcext:value-type="float">
            <text:p>42.4497060776</text:p>
          </table:table-cell>
          <table:table-cell table:formula="of:=[.C850]/([.D851]-[.D850])" office:value-type="float" office:value="9027.92783709536" calcext:value-type="float">
            <text:p>9027.9278370954</text:p>
          </table:table-cell>
          <table:table-cell table:formula="of:=[.D851]-[.D850]" office:value-type="float" office:value="0.0505099296569824" calcext:value-type="float">
            <text:p>0.05050992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5648241.99963" calcext:value-type="float">
            <text:p>1455648241.99963</text:p>
          </table:table-cell>
          <table:table-cell office:value-type="float" office:value="448" calcext:value-type="float">
            <text:p>448</text:p>
          </table:table-cell>
          <table:table-cell table:formula="of:=[.B852]-[.B$2]" office:value-type="float" office:value="42.4990959167481" calcext:value-type="float">
            <text:p>42.4990959167</text:p>
          </table:table-cell>
          <table:table-cell table:formula="of:=[.C851]/([.D852]-[.D851])" office:value-type="float" office:value="9232.66825001448" calcext:value-type="float">
            <text:p>9232.6682500145</text:p>
          </table:table-cell>
          <table:table-cell table:formula="of:=[.D852]-[.D851]" office:value-type="float" office:value="0.0493898391723633" calcext:value-type="float">
            <text:p>0.049389839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5648242.05036" calcext:value-type="float">
            <text:p>1455648242.05036</text:p>
          </table:table-cell>
          <table:table-cell office:value-type="float" office:value="448" calcext:value-type="float">
            <text:p>448</text:p>
          </table:table-cell>
          <table:table-cell table:formula="of:=[.B853]-[.B$2]" office:value-type="float" office:value="42.5498249530792" calcext:value-type="float">
            <text:p>42.5498249531</text:p>
          </table:table-cell>
          <table:table-cell table:formula="of:=[.C852]/([.D853]-[.D852])" office:value-type="float" office:value="8831.23418854836" calcext:value-type="float">
            <text:p>8831.2341885484</text:p>
          </table:table-cell>
          <table:table-cell table:formula="of:=[.D853]-[.D852]" office:value-type="float" office:value="0.0507290363311768" calcext:value-type="float">
            <text:p>0.050729036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5648242.09996" calcext:value-type="float">
            <text:p>1455648242.09996</text:p>
          </table:table-cell>
          <table:table-cell office:value-type="float" office:value="440" calcext:value-type="float">
            <text:p>440</text:p>
          </table:table-cell>
          <table:table-cell table:formula="of:=[.B854]-[.B$2]" office:value-type="float" office:value="42.599428653717" calcext:value-type="float">
            <text:p>42.5994286537</text:p>
          </table:table-cell>
          <table:table-cell table:formula="of:=[.C853]/([.D854]-[.D853])" office:value-type="float" office:value="9031.58422132822" calcext:value-type="float">
            <text:p>9031.5842213282</text:p>
          </table:table-cell>
          <table:table-cell table:formula="of:=[.D854]-[.D853]" office:value-type="float" office:value="0.0496037006378174" calcext:value-type="float">
            <text:p>0.049603700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5648242.14923" calcext:value-type="float">
            <text:p>1455648242.14923</text:p>
          </table:table-cell>
          <table:table-cell office:value-type="float" office:value="440" calcext:value-type="float">
            <text:p>440</text:p>
          </table:table-cell>
          <table:table-cell table:formula="of:=[.B855]-[.B$2]" office:value-type="float" office:value="42.6486990451813" calcext:value-type="float">
            <text:p>42.6486990452</text:p>
          </table:table-cell>
          <table:table-cell table:formula="of:=[.C854]/([.D855]-[.D854])" office:value-type="float" office:value="8930.31264668167" calcext:value-type="float">
            <text:p>8930.3126466817</text:p>
          </table:table-cell>
          <table:table-cell table:formula="of:=[.D855]-[.D854]" office:value-type="float" office:value="0.0492703914642334" calcext:value-type="float">
            <text:p>0.04927039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5648242.19957" calcext:value-type="float">
            <text:p>1455648242.19957</text:p>
          </table:table-cell>
          <table:table-cell office:value-type="float" office:value="432" calcext:value-type="float">
            <text:p>432</text:p>
          </table:table-cell>
          <table:table-cell table:formula="of:=[.B856]-[.B$2]" office:value-type="float" office:value="42.6990313529968" calcext:value-type="float">
            <text:p>42.699031353</text:p>
          </table:table-cell>
          <table:table-cell table:formula="of:=[.C855]/([.D856]-[.D855])" office:value-type="float" office:value="8741.89996636808" calcext:value-type="float">
            <text:p>8741.8999663681</text:p>
          </table:table-cell>
          <table:table-cell table:formula="of:=[.D856]-[.D855]" office:value-type="float" office:value="0.0503323078155518" calcext:value-type="float">
            <text:p>0.050332307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5648242.24993" calcext:value-type="float">
            <text:p>1455648242.24993</text:p>
          </table:table-cell>
          <table:table-cell office:value-type="float" office:value="432" calcext:value-type="float">
            <text:p>432</text:p>
          </table:table-cell>
          <table:table-cell table:formula="of:=[.B857]-[.B$2]" office:value-type="float" office:value="42.7493987083435" calcext:value-type="float">
            <text:p>42.7493987083</text:p>
          </table:table-cell>
          <table:table-cell table:formula="of:=[.C856]/([.D857]-[.D856])" office:value-type="float" office:value="8576.98398152005" calcext:value-type="float">
            <text:p>8576.9839815201</text:p>
          </table:table-cell>
          <table:table-cell table:formula="of:=[.D857]-[.D856]" office:value-type="float" office:value="0.0503673553466797" calcext:value-type="float">
            <text:p>0.05036735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5648242.29946" calcext:value-type="float">
            <text:p>1455648242.29946</text:p>
          </table:table-cell>
          <table:table-cell office:value-type="float" office:value="432" calcext:value-type="float">
            <text:p>432</text:p>
          </table:table-cell>
          <table:table-cell table:formula="of:=[.B858]-[.B$2]" office:value-type="float" office:value="42.798921585083" calcext:value-type="float">
            <text:p>42.7989215851</text:p>
          </table:table-cell>
          <table:table-cell table:formula="of:=[.C857]/([.D858]-[.D857])" office:value-type="float" office:value="8723.24122591641" calcext:value-type="float">
            <text:p>8723.2412259164</text:p>
          </table:table-cell>
          <table:table-cell table:formula="of:=[.D858]-[.D857]" office:value-type="float" office:value="0.049522876739502" calcext:value-type="float">
            <text:p>0.049522876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5648242.34983" calcext:value-type="float">
            <text:p>1455648242.34983</text:p>
          </table:table-cell>
          <table:table-cell office:value-type="float" office:value="424" calcext:value-type="float">
            <text:p>424</text:p>
          </table:table-cell>
          <table:table-cell table:formula="of:=[.B859]-[.B$2]" office:value-type="float" office:value="42.8492934703827" calcext:value-type="float">
            <text:p>42.8492934704</text:p>
          </table:table-cell>
          <table:table-cell table:formula="of:=[.C858]/([.D859]-[.D858])" office:value-type="float" office:value="8576.21265175719" calcext:value-type="float">
            <text:p>8576.2126517572</text:p>
          </table:table-cell>
          <table:table-cell table:formula="of:=[.D859]-[.D858]" office:value-type="float" office:value="0.0503718852996826" calcext:value-type="float">
            <text:p>0.050371885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5648242.40027" calcext:value-type="float">
            <text:p>1455648242.40027</text:p>
          </table:table-cell>
          <table:table-cell office:value-type="float" office:value="424" calcext:value-type="float">
            <text:p>424</text:p>
          </table:table-cell>
          <table:table-cell table:formula="of:=[.B860]-[.B$2]" office:value-type="float" office:value="42.8997316360474" calcext:value-type="float">
            <text:p>42.899731636</text:p>
          </table:table-cell>
          <table:table-cell table:formula="of:=[.C859]/([.D860]-[.D859])" office:value-type="float" office:value="8406.33267313628" calcext:value-type="float">
            <text:p>8406.3326731363</text:p>
          </table:table-cell>
          <table:table-cell table:formula="of:=[.D860]-[.D859]" office:value-type="float" office:value="0.0504381656646729" calcext:value-type="float">
            <text:p>0.050438165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5648242.4497" calcext:value-type="float">
            <text:p>1455648242.4497</text:p>
          </table:table-cell>
          <table:table-cell office:value-type="float" office:value="416" calcext:value-type="float">
            <text:p>416</text:p>
          </table:table-cell>
          <table:table-cell table:formula="of:=[.B861]-[.B$2]" office:value-type="float" office:value="42.949168920517" calcext:value-type="float">
            <text:p>42.9491689205</text:p>
          </table:table-cell>
          <table:table-cell table:formula="of:=[.C860]/([.D861]-[.D860])" office:value-type="float" office:value="8576.52285211353" calcext:value-type="float">
            <text:p>8576.5228521135</text:p>
          </table:table-cell>
          <table:table-cell table:formula="of:=[.D861]-[.D860]" office:value-type="float" office:value="0.0494372844696045" calcext:value-type="float">
            <text:p>0.049437284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5648242.50009" calcext:value-type="float">
            <text:p>1455648242.50009</text:p>
          </table:table-cell>
          <table:table-cell office:value-type="float" office:value="416" calcext:value-type="float">
            <text:p>416</text:p>
          </table:table-cell>
          <table:table-cell table:formula="of:=[.B862]-[.B$2]" office:value-type="float" office:value="42.9995596408844" calcext:value-type="float">
            <text:p>42.9995596409</text:p>
          </table:table-cell>
          <table:table-cell table:formula="of:=[.C861]/([.D862]-[.D861])" office:value-type="float" office:value="8255.48825193751" calcext:value-type="float">
            <text:p>8255.4882519375</text:p>
          </table:table-cell>
          <table:table-cell table:formula="of:=[.D862]-[.D861]" office:value-type="float" office:value="0.0503907203674316" calcext:value-type="float">
            <text:p>0.050390720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5648242.54958" calcext:value-type="float">
            <text:p>1455648242.54958</text:p>
          </table:table-cell>
          <table:table-cell office:value-type="float" office:value="408" calcext:value-type="float">
            <text:p>408</text:p>
          </table:table-cell>
          <table:table-cell table:formula="of:=[.B863]-[.B$2]" office:value-type="float" office:value="43.0490446090698" calcext:value-type="float">
            <text:p>43.0490446091</text:p>
          </table:table-cell>
          <table:table-cell table:formula="of:=[.C862]/([.D863]-[.D862])" office:value-type="float" office:value="8406.59325961793" calcext:value-type="float">
            <text:p>8406.5932596179</text:p>
          </table:table-cell>
          <table:table-cell table:formula="of:=[.D863]-[.D862]" office:value-type="float" office:value="0.0494849681854248" calcext:value-type="float">
            <text:p>0.049484968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5648242.60012" calcext:value-type="float">
            <text:p>1455648242.60012</text:p>
          </table:table-cell>
          <table:table-cell office:value-type="float" office:value="408" calcext:value-type="float">
            <text:p>408</text:p>
          </table:table-cell>
          <table:table-cell table:formula="of:=[.B864]-[.B$2]" office:value-type="float" office:value="43.0995836257935" calcext:value-type="float">
            <text:p>43.0995836258</text:p>
          </table:table-cell>
          <table:table-cell table:formula="of:=[.C863]/([.D864]-[.D863])" office:value-type="float" office:value="8072.97067592558" calcext:value-type="float">
            <text:p>8072.9706759256</text:p>
          </table:table-cell>
          <table:table-cell table:formula="of:=[.D864]-[.D863]" office:value-type="float" office:value="0.0505390167236328" calcext:value-type="float">
            <text:p>0.050539016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5648242.64986" calcext:value-type="float">
            <text:p>1455648242.64986</text:p>
          </table:table-cell>
          <table:table-cell office:value-type="float" office:value="408" calcext:value-type="float">
            <text:p>408</text:p>
          </table:table-cell>
          <table:table-cell table:formula="of:=[.B865]-[.B$2]" office:value-type="float" office:value="43.1493279933929" calcext:value-type="float">
            <text:p>43.1493279934</text:p>
          </table:table-cell>
          <table:table-cell table:formula="of:=[.C864]/([.D865]-[.D864])" office:value-type="float" office:value="8201.93359949771" calcext:value-type="float">
            <text:p>8201.9335994977</text:p>
          </table:table-cell>
          <table:table-cell table:formula="of:=[.D865]-[.D864]" office:value-type="float" office:value="0.0497443675994873" calcext:value-type="float">
            <text:p>0.049744367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5648242.70024" calcext:value-type="float">
            <text:p>1455648242.70024</text:p>
          </table:table-cell>
          <table:table-cell office:value-type="float" office:value="400" calcext:value-type="float">
            <text:p>400</text:p>
          </table:table-cell>
          <table:table-cell table:formula="of:=[.B866]-[.B$2]" office:value-type="float" office:value="43.1997048854828" calcext:value-type="float">
            <text:p>43.1997048855</text:p>
          </table:table-cell>
          <table:table-cell table:formula="of:=[.C865]/([.D866]-[.D865])" office:value-type="float" office:value="8098.95138573376" calcext:value-type="float">
            <text:p>8098.9513857338</text:p>
          </table:table-cell>
          <table:table-cell table:formula="of:=[.D866]-[.D865]" office:value-type="float" office:value="0.0503768920898438" calcext:value-type="float">
            <text:p>0.05037689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5648242.74975" calcext:value-type="float">
            <text:p>1455648242.74975</text:p>
          </table:table-cell>
          <table:table-cell office:value-type="float" office:value="400" calcext:value-type="float">
            <text:p>400</text:p>
          </table:table-cell>
          <table:table-cell table:formula="of:=[.B867]-[.B$2]" office:value-type="float" office:value="43.2492141723633" calcext:value-type="float">
            <text:p>43.2492141724</text:p>
          </table:table-cell>
          <table:table-cell table:formula="of:=[.C866]/([.D867]-[.D866])" office:value-type="float" office:value="8079.29229450488" calcext:value-type="float">
            <text:p>8079.2922945049</text:p>
          </table:table-cell>
          <table:table-cell table:formula="of:=[.D867]-[.D866]" office:value-type="float" office:value="0.0495092868804932" calcext:value-type="float">
            <text:p>0.049509286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5648242.80018" calcext:value-type="float">
            <text:p>1455648242.80018</text:p>
          </table:table-cell>
          <table:table-cell office:value-type="float" office:value="400" calcext:value-type="float">
            <text:p>400</text:p>
          </table:table-cell>
          <table:table-cell table:formula="of:=[.B868]-[.B$2]" office:value-type="float" office:value="43.2996480464935" calcext:value-type="float">
            <text:p>43.2996480465</text:p>
          </table:table-cell>
          <table:table-cell table:formula="of:=[.C867]/([.D868]-[.D867])" office:value-type="float" office:value="7931.1773465384" calcext:value-type="float">
            <text:p>7931.1773465384</text:p>
          </table:table-cell>
          <table:table-cell table:formula="of:=[.D868]-[.D867]" office:value-type="float" office:value="0.050433874130249" calcext:value-type="float">
            <text:p>0.05043387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5648242.84969" calcext:value-type="float">
            <text:p>1455648242.84969</text:p>
          </table:table-cell>
          <table:table-cell office:value-type="float" office:value="392" calcext:value-type="float">
            <text:p>392</text:p>
          </table:table-cell>
          <table:table-cell table:formula="of:=[.B869]-[.B$2]" office:value-type="float" office:value="43.3491520881653" calcext:value-type="float">
            <text:p>43.3491520882</text:p>
          </table:table-cell>
          <table:table-cell table:formula="of:=[.C868]/([.D869]-[.D868])" office:value-type="float" office:value="8080.14833722638" calcext:value-type="float">
            <text:p>8080.1483372264</text:p>
          </table:table-cell>
          <table:table-cell table:formula="of:=[.D869]-[.D868]" office:value-type="float" office:value="0.0495040416717529" calcext:value-type="float">
            <text:p>0.049504041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5648242.90005" calcext:value-type="float">
            <text:p>1455648242.90005</text:p>
          </table:table-cell>
          <table:table-cell office:value-type="float" office:value="392" calcext:value-type="float">
            <text:p>392</text:p>
          </table:table-cell>
          <table:table-cell table:formula="of:=[.B870]-[.B$2]" office:value-type="float" office:value="43.3995113372803" calcext:value-type="float">
            <text:p>43.3995113373</text:p>
          </table:table-cell>
          <table:table-cell table:formula="of:=[.C869]/([.D870]-[.D869])" office:value-type="float" office:value="7784.07158345248" calcext:value-type="float">
            <text:p>7784.0715834525</text:p>
          </table:table-cell>
          <table:table-cell table:formula="of:=[.D870]-[.D869]" office:value-type="float" office:value="0.0503592491149902" calcext:value-type="float">
            <text:p>0.050359249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5648242.94954" calcext:value-type="float">
            <text:p>1455648242.94954</text:p>
          </table:table-cell>
          <table:table-cell office:value-type="float" office:value="392" calcext:value-type="float">
            <text:p>392</text:p>
          </table:table-cell>
          <table:table-cell table:formula="of:=[.B871]-[.B$2]" office:value-type="float" office:value="43.449004650116" calcext:value-type="float">
            <text:p>43.4490046501</text:p>
          </table:table-cell>
          <table:table-cell table:formula="of:=[.C870]/([.D871]-[.D870])" office:value-type="float" office:value="7920.26190086228" calcext:value-type="float">
            <text:p>7920.2619008623</text:p>
          </table:table-cell>
          <table:table-cell table:formula="of:=[.D871]-[.D870]" office:value-type="float" office:value="0.0494933128356934" calcext:value-type="float">
            <text:p>0.04949331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5648242.99991" calcext:value-type="float">
            <text:p>1455648242.99991</text:p>
          </table:table-cell>
          <table:table-cell office:value-type="float" office:value="392" calcext:value-type="float">
            <text:p>392</text:p>
          </table:table-cell>
          <table:table-cell table:formula="of:=[.B872]-[.B$2]" office:value-type="float" office:value="43.4993751049042" calcext:value-type="float">
            <text:p>43.4993751049</text:p>
          </table:table-cell>
          <table:table-cell table:formula="of:=[.C871]/([.D872]-[.D871])" office:value-type="float" office:value="7782.33989842334" calcext:value-type="float">
            <text:p>7782.3398984233</text:p>
          </table:table-cell>
          <table:table-cell table:formula="of:=[.D872]-[.D871]" office:value-type="float" office:value="0.050370454788208" calcext:value-type="float">
            <text:p>0.050370454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5648243.04942" calcext:value-type="float">
            <text:p>1455648243.04942</text:p>
          </table:table-cell>
          <table:table-cell office:value-type="float" office:value="384" calcext:value-type="float">
            <text:p>384</text:p>
          </table:table-cell>
          <table:table-cell table:formula="of:=[.B873]-[.B$2]" office:value-type="float" office:value="43.5488860607147" calcext:value-type="float">
            <text:p>43.5488860607</text:p>
          </table:table-cell>
          <table:table-cell table:formula="of:=[.C872]/([.D873]-[.D872])" office:value-type="float" office:value="7917.43955620618" calcext:value-type="float">
            <text:p>7917.4395562062</text:p>
          </table:table-cell>
          <table:table-cell table:formula="of:=[.D873]-[.D872]" office:value-type="float" office:value="0.0495109558105469" calcext:value-type="float">
            <text:p>0.04951095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5648243.10029" calcext:value-type="float">
            <text:p>1455648243.10029</text:p>
          </table:table-cell>
          <table:table-cell office:value-type="float" office:value="384" calcext:value-type="float">
            <text:p>384</text:p>
          </table:table-cell>
          <table:table-cell table:formula="of:=[.B874]-[.B$2]" office:value-type="float" office:value="43.5997507572174" calcext:value-type="float">
            <text:p>43.5997507572</text:p>
          </table:table-cell>
          <table:table-cell table:formula="of:=[.C873]/([.D874]-[.D873])" office:value-type="float" office:value="7549.44050397953" calcext:value-type="float">
            <text:p>7549.4405039795</text:p>
          </table:table-cell>
          <table:table-cell table:formula="of:=[.D874]-[.D873]" office:value-type="float" office:value="0.0508646965026856" calcext:value-type="float">
            <text:p>0.050864696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5648243.14977" calcext:value-type="float">
            <text:p>1455648243.14977</text:p>
          </table:table-cell>
          <table:table-cell office:value-type="float" office:value="384" calcext:value-type="float">
            <text:p>384</text:p>
          </table:table-cell>
          <table:table-cell table:formula="of:=[.B875]-[.B$2]" office:value-type="float" office:value="43.6492364406586" calcext:value-type="float">
            <text:p>43.6492364407</text:p>
          </table:table-cell>
          <table:table-cell table:formula="of:=[.C874]/([.D875]-[.D874])" office:value-type="float" office:value="7759.82007920678" calcext:value-type="float">
            <text:p>7759.8200792068</text:p>
          </table:table-cell>
          <table:table-cell table:formula="of:=[.D875]-[.D874]" office:value-type="float" office:value="0.0494856834411621" calcext:value-type="float">
            <text:p>0.049485683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5648243.19919" calcext:value-type="float">
            <text:p>1455648243.19919</text:p>
          </table:table-cell>
          <table:table-cell office:value-type="float" office:value="384" calcext:value-type="float">
            <text:p>384</text:p>
          </table:table-cell>
          <table:table-cell table:formula="of:=[.B876]-[.B$2]" office:value-type="float" office:value="43.6986556053162" calcext:value-type="float">
            <text:p>43.6986556053</text:p>
          </table:table-cell>
          <table:table-cell table:formula="of:=[.C875]/([.D876]-[.D875])" office:value-type="float" office:value="7770.26488935203" calcext:value-type="float">
            <text:p>7770.264889352</text:p>
          </table:table-cell>
          <table:table-cell table:formula="of:=[.D876]-[.D875]" office:value-type="float" office:value="0.0494191646575928" calcext:value-type="float">
            <text:p>0.04941916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5648243.24957" calcext:value-type="float">
            <text:p>1455648243.24957</text:p>
          </table:table-cell>
          <table:table-cell office:value-type="float" office:value="376" calcext:value-type="float">
            <text:p>376</text:p>
          </table:table-cell>
          <table:table-cell table:formula="of:=[.B877]-[.B$2]" office:value-type="float" office:value="43.7490334510803" calcext:value-type="float">
            <text:p>43.7490334511</text:p>
          </table:table-cell>
          <table:table-cell table:formula="of:=[.C876]/([.D877]-[.D876])" office:value-type="float" office:value="7622.39818267866" calcext:value-type="float">
            <text:p>7622.3981826787</text:p>
          </table:table-cell>
          <table:table-cell table:formula="of:=[.D877]-[.D876]" office:value-type="float" office:value="0.0503778457641602" calcext:value-type="float">
            <text:p>0.05037784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5648243.30006" calcext:value-type="float">
            <text:p>1455648243.30006</text:p>
          </table:table-cell>
          <table:table-cell office:value-type="float" office:value="376" calcext:value-type="float">
            <text:p>376</text:p>
          </table:table-cell>
          <table:table-cell table:formula="of:=[.B878]-[.B$2]" office:value-type="float" office:value="43.7995274066925" calcext:value-type="float">
            <text:p>43.7995274067</text:p>
          </table:table-cell>
          <table:table-cell table:formula="of:=[.C877]/([.D878]-[.D877])" office:value-type="float" office:value="7446.4358246729" calcext:value-type="float">
            <text:p>7446.4358246729</text:p>
          </table:table-cell>
          <table:table-cell table:formula="of:=[.D878]-[.D877]" office:value-type="float" office:value="0.0504939556121826" calcext:value-type="float">
            <text:p>0.050493955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5648243.34945" calcext:value-type="float">
            <text:p>1455648243.34945</text:p>
          </table:table-cell>
          <table:table-cell office:value-type="float" office:value="376" calcext:value-type="float">
            <text:p>376</text:p>
          </table:table-cell>
          <table:table-cell table:formula="of:=[.B879]-[.B$2]" office:value-type="float" office:value="43.8489141464233" calcext:value-type="float">
            <text:p>43.8489141464</text:p>
          </table:table-cell>
          <table:table-cell table:formula="of:=[.C878]/([.D879]-[.D878])" office:value-type="float" office:value="7613.3796652554" calcext:value-type="float">
            <text:p>7613.3796652554</text:p>
          </table:table-cell>
          <table:table-cell table:formula="of:=[.D879]-[.D878]" office:value-type="float" office:value="0.049386739730835" calcext:value-type="float">
            <text:p>0.049386739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5648243.4" calcext:value-type="float">
            <text:p>1455648243.4</text:p>
          </table:table-cell>
          <table:table-cell office:value-type="float" office:value="376" calcext:value-type="float">
            <text:p>376</text:p>
          </table:table-cell>
          <table:table-cell table:formula="of:=[.B880]-[.B$2]" office:value-type="float" office:value="43.8994641304016" calcext:value-type="float">
            <text:p>43.8994641304</text:p>
          </table:table-cell>
          <table:table-cell table:formula="of:=[.C879]/([.D880]-[.D879])" office:value-type="float" office:value="7438.18237730047" calcext:value-type="float">
            <text:p>7438.1823773005</text:p>
          </table:table-cell>
          <table:table-cell table:formula="of:=[.D880]-[.D879]" office:value-type="float" office:value="0.0505499839782715" calcext:value-type="float">
            <text:p>0.05054998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5648243.44948" calcext:value-type="float">
            <text:p>1455648243.44948</text:p>
          </table:table-cell>
          <table:table-cell office:value-type="float" office:value="376" calcext:value-type="float">
            <text:p>376</text:p>
          </table:table-cell>
          <table:table-cell table:formula="of:=[.B881]-[.B$2]" office:value-type="float" office:value="43.9489488601685" calcext:value-type="float">
            <text:p>43.9489488602</text:p>
          </table:table-cell>
          <table:table-cell table:formula="of:=[.C880]/([.D881]-[.D880])" office:value-type="float" office:value="7598.30359328175" calcext:value-type="float">
            <text:p>7598.3035932818</text:p>
          </table:table-cell>
          <table:table-cell table:formula="of:=[.D881]-[.D880]" office:value-type="float" office:value="0.0494847297668457" calcext:value-type="float">
            <text:p>0.04948472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5648243.49978" calcext:value-type="float">
            <text:p>1455648243.49978</text:p>
          </table:table-cell>
          <table:table-cell office:value-type="float" office:value="376" calcext:value-type="float">
            <text:p>376</text:p>
          </table:table-cell>
          <table:table-cell table:formula="of:=[.B882]-[.B$2]" office:value-type="float" office:value="43.9992468357086" calcext:value-type="float">
            <text:p>43.9992468357</text:p>
          </table:table-cell>
          <table:table-cell table:formula="of:=[.C881]/([.D882]-[.D881])" office:value-type="float" office:value="7475.44997511436" calcext:value-type="float">
            <text:p>7475.4499751144</text:p>
          </table:table-cell>
          <table:table-cell table:formula="of:=[.D882]-[.D881]" office:value-type="float" office:value="0.0502979755401611" calcext:value-type="float">
            <text:p>0.050297975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5648243.54932" calcext:value-type="float">
            <text:p>1455648243.54932</text:p>
          </table:table-cell>
          <table:table-cell office:value-type="float" office:value="376" calcext:value-type="float">
            <text:p>376</text:p>
          </table:table-cell>
          <table:table-cell table:formula="of:=[.B883]-[.B$2]" office:value-type="float" office:value="44.0487830638886" calcext:value-type="float">
            <text:p>44.0487830639</text:p>
          </table:table-cell>
          <table:table-cell table:formula="of:=[.C882]/([.D883]-[.D882])" office:value-type="float" office:value="7590.40431246089" calcext:value-type="float">
            <text:p>7590.4043124609</text:p>
          </table:table-cell>
          <table:table-cell table:formula="of:=[.D883]-[.D882]" office:value-type="float" office:value="0.0495362281799316" calcext:value-type="float">
            <text:p>0.049536228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5648243.59961" calcext:value-type="float">
            <text:p>1455648243.59961</text:p>
          </table:table-cell>
          <table:table-cell office:value-type="float" office:value="376" calcext:value-type="float">
            <text:p>376</text:p>
          </table:table-cell>
          <table:table-cell table:formula="of:=[.B884]-[.B$2]" office:value-type="float" office:value="44.0990738868713" calcext:value-type="float">
            <text:p>44.0990738869</text:p>
          </table:table-cell>
          <table:table-cell table:formula="of:=[.C883]/([.D884]-[.D883])" office:value-type="float" office:value="7476.51316282267" calcext:value-type="float">
            <text:p>7476.5131628227</text:p>
          </table:table-cell>
          <table:table-cell table:formula="of:=[.D884]-[.D883]" office:value-type="float" office:value="0.0502908229827881" calcext:value-type="float">
            <text:p>0.0502908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5648243.65012" calcext:value-type="float">
            <text:p>1455648243.65012</text:p>
          </table:table-cell>
          <table:table-cell office:value-type="float" office:value="376" calcext:value-type="float">
            <text:p>376</text:p>
          </table:table-cell>
          <table:table-cell table:formula="of:=[.B885]-[.B$2]" office:value-type="float" office:value="44.1495835781097" calcext:value-type="float">
            <text:p>44.1495835781</text:p>
          </table:table-cell>
          <table:table-cell table:formula="of:=[.C884]/([.D885]-[.D884])" office:value-type="float" office:value="7444.11598608469" calcext:value-type="float">
            <text:p>7444.1159860847</text:p>
          </table:table-cell>
          <table:table-cell table:formula="of:=[.D885]-[.D884]" office:value-type="float" office:value="0.0505096912384033" calcext:value-type="float">
            <text:p>0.050509691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5648243.69948" calcext:value-type="float">
            <text:p>1455648243.69948</text:p>
          </table:table-cell>
          <table:table-cell office:value-type="float" office:value="376" calcext:value-type="float">
            <text:p>376</text:p>
          </table:table-cell>
          <table:table-cell table:formula="of:=[.B886]-[.B$2]" office:value-type="float" office:value="44.1989448070526" calcext:value-type="float">
            <text:p>44.1989448071</text:p>
          </table:table-cell>
          <table:table-cell table:formula="of:=[.C885]/([.D886]-[.D885])" office:value-type="float" office:value="7617.31439942812" calcext:value-type="float">
            <text:p>7617.3143994281</text:p>
          </table:table-cell>
          <table:table-cell table:formula="of:=[.D886]-[.D885]" office:value-type="float" office:value="0.0493612289428711" calcext:value-type="float">
            <text:p>0.049361228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5648243.74994" calcext:value-type="float">
            <text:p>1455648243.74994</text:p>
          </table:table-cell>
          <table:table-cell office:value-type="float" office:value="376" calcext:value-type="float">
            <text:p>376</text:p>
          </table:table-cell>
          <table:table-cell table:formula="of:=[.B887]-[.B$2]" office:value-type="float" office:value="44.2494087219238" calcext:value-type="float">
            <text:p>44.2494087219</text:p>
          </table:table-cell>
          <table:table-cell table:formula="of:=[.C886]/([.D887]-[.D886])" office:value-type="float" office:value="7450.86862482933" calcext:value-type="float">
            <text:p>7450.8686248293</text:p>
          </table:table-cell>
          <table:table-cell table:formula="of:=[.D887]-[.D886]" office:value-type="float" office:value="0.0504639148712158" calcext:value-type="float">
            <text:p>0.050463914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5648243.79928" calcext:value-type="float">
            <text:p>1455648243.79928</text:p>
          </table:table-cell>
          <table:table-cell office:value-type="float" office:value="376" calcext:value-type="float">
            <text:p>376</text:p>
          </table:table-cell>
          <table:table-cell table:formula="of:=[.B888]-[.B$2]" office:value-type="float" office:value="44.2987468242645" calcext:value-type="float">
            <text:p>44.2987468243</text:p>
          </table:table-cell>
          <table:table-cell table:formula="of:=[.C887]/([.D888]-[.D887])" office:value-type="float" office:value="7620.8849177777" calcext:value-type="float">
            <text:p>7620.8849177777</text:p>
          </table:table-cell>
          <table:table-cell table:formula="of:=[.D888]-[.D887]" office:value-type="float" office:value="0.0493381023406982" calcext:value-type="float">
            <text:p>0.04933810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5648243.84986" calcext:value-type="float">
            <text:p>1455648243.84986</text:p>
          </table:table-cell>
          <table:table-cell office:value-type="float" office:value="376" calcext:value-type="float">
            <text:p>376</text:p>
          </table:table-cell>
          <table:table-cell table:formula="of:=[.B889]-[.B$2]" office:value-type="float" office:value="44.3493268489838" calcext:value-type="float">
            <text:p>44.349326849</text:p>
          </table:table-cell>
          <table:table-cell table:formula="of:=[.C888]/([.D889]-[.D888])" office:value-type="float" office:value="7433.76465486359" calcext:value-type="float">
            <text:p>7433.7646548636</text:p>
          </table:table-cell>
          <table:table-cell table:formula="of:=[.D889]-[.D888]" office:value-type="float" office:value="0.0505800247192383" calcext:value-type="float">
            <text:p>0.050580024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5648243.90023" calcext:value-type="float">
            <text:p>1455648243.90023</text:p>
          </table:table-cell>
          <table:table-cell office:value-type="float" office:value="376" calcext:value-type="float">
            <text:p>376</text:p>
          </table:table-cell>
          <table:table-cell table:formula="of:=[.B890]-[.B$2]" office:value-type="float" office:value="44.3996939659119" calcext:value-type="float">
            <text:p>44.3996939659</text:p>
          </table:table-cell>
          <table:table-cell table:formula="of:=[.C889]/([.D890]-[.D889])" office:value-type="float" office:value="7465.18806182102" calcext:value-type="float">
            <text:p>7465.188061821</text:p>
          </table:table-cell>
          <table:table-cell table:formula="of:=[.D890]-[.D889]" office:value-type="float" office:value="0.0503671169281006" calcext:value-type="float">
            <text:p>0.050367116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5648243.94964" calcext:value-type="float">
            <text:p>1455648243.94964</text:p>
          </table:table-cell>
          <table:table-cell office:value-type="float" office:value="376" calcext:value-type="float">
            <text:p>376</text:p>
          </table:table-cell>
          <table:table-cell table:formula="of:=[.B891]-[.B$2]" office:value-type="float" office:value="44.4491045475006" calcext:value-type="float">
            <text:p>44.4491045475</text:p>
          </table:table-cell>
          <table:table-cell table:formula="of:=[.C890]/([.D891]-[.D890])" office:value-type="float" office:value="7609.70601660852" calcext:value-type="float">
            <text:p>7609.7060166085</text:p>
          </table:table-cell>
          <table:table-cell table:formula="of:=[.D891]-[.D890]" office:value-type="float" office:value="0.0494105815887451" calcext:value-type="float">
            <text:p>0.04941058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5648244.00019" calcext:value-type="float">
            <text:p>1455648244.00019</text:p>
          </table:table-cell>
          <table:table-cell office:value-type="float" office:value="376" calcext:value-type="float">
            <text:p>376</text:p>
          </table:table-cell>
          <table:table-cell table:formula="of:=[.B892]-[.B$2]" office:value-type="float" office:value="44.4996585845947" calcext:value-type="float">
            <text:p>44.4996585846</text:p>
          </table:table-cell>
          <table:table-cell table:formula="of:=[.C891]/([.D892]-[.D891])" office:value-type="float" office:value="7437.58602898523" calcext:value-type="float">
            <text:p>7437.5860289852</text:p>
          </table:table-cell>
          <table:table-cell table:formula="of:=[.D892]-[.D891]" office:value-type="float" office:value="0.0505540370941162" calcext:value-type="float">
            <text:p>0.050554037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5648244.04953" calcext:value-type="float">
            <text:p>1455648244.04953</text:p>
          </table:table-cell>
          <table:table-cell office:value-type="float" office:value="376" calcext:value-type="float">
            <text:p>376</text:p>
          </table:table-cell>
          <table:table-cell table:formula="of:=[.B893]-[.B$2]" office:value-type="float" office:value="44.5489974021912" calcext:value-type="float">
            <text:p>44.5489974022</text:p>
          </table:table-cell>
          <table:table-cell table:formula="of:=[.C892]/([.D893]-[.D892])" office:value-type="float" office:value="7620.77443921485" calcext:value-type="float">
            <text:p>7620.7744392149</text:p>
          </table:table-cell>
          <table:table-cell table:formula="of:=[.D893]-[.D892]" office:value-type="float" office:value="0.0493388175964356" calcext:value-type="float">
            <text:p>0.049338817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5648244.10016" calcext:value-type="float">
            <text:p>1455648244.10016</text:p>
          </table:table-cell>
          <table:table-cell office:value-type="float" office:value="376" calcext:value-type="float">
            <text:p>376</text:p>
          </table:table-cell>
          <table:table-cell table:formula="of:=[.B894]-[.B$2]" office:value-type="float" office:value="44.5996253490448" calcext:value-type="float">
            <text:p>44.599625349</text:p>
          </table:table-cell>
          <table:table-cell table:formula="of:=[.C893]/([.D894]-[.D893])" office:value-type="float" office:value="7426.72818803008" calcext:value-type="float">
            <text:p>7426.7281880301</text:p>
          </table:table-cell>
          <table:table-cell table:formula="of:=[.D894]-[.D893]" office:value-type="float" office:value="0.0506279468536377" calcext:value-type="float">
            <text:p>0.050627946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5648244.14953" calcext:value-type="float">
            <text:p>1455648244.14953</text:p>
          </table:table-cell>
          <table:table-cell office:value-type="float" office:value="376" calcext:value-type="float">
            <text:p>376</text:p>
          </table:table-cell>
          <table:table-cell table:formula="of:=[.B895]-[.B$2]" office:value-type="float" office:value="44.6489987373352" calcext:value-type="float">
            <text:p>44.6489987373</text:p>
          </table:table-cell>
          <table:table-cell table:formula="of:=[.C894]/([.D895]-[.D894])" office:value-type="float" office:value="7615.43845823253" calcext:value-type="float">
            <text:p>7615.4384582325</text:p>
          </table:table-cell>
          <table:table-cell table:formula="of:=[.D895]-[.D894]" office:value-type="float" office:value="0.0493733882904053" calcext:value-type="float">
            <text:p>0.04937338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5648244.20004" calcext:value-type="float">
            <text:p>1455648244.20004</text:p>
          </table:table-cell>
          <table:table-cell office:value-type="float" office:value="376" calcext:value-type="float">
            <text:p>376</text:p>
          </table:table-cell>
          <table:table-cell table:formula="of:=[.B896]-[.B$2]" office:value-type="float" office:value="44.6995084285736" calcext:value-type="float">
            <text:p>44.6995084286</text:p>
          </table:table-cell>
          <table:table-cell table:formula="of:=[.C895]/([.D896]-[.D895])" office:value-type="float" office:value="7444.11598608469" calcext:value-type="float">
            <text:p>7444.1159860847</text:p>
          </table:table-cell>
          <table:table-cell table:formula="of:=[.D896]-[.D895]" office:value-type="float" office:value="0.0505096912384033" calcext:value-type="float">
            <text:p>0.050509691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5648244.24955" calcext:value-type="float">
            <text:p>1455648244.24955</text:p>
          </table:table-cell>
          <table:table-cell office:value-type="float" office:value="376" calcext:value-type="float">
            <text:p>376</text:p>
          </table:table-cell>
          <table:table-cell table:formula="of:=[.B897]-[.B$2]" office:value-type="float" office:value="44.7490122318268" calcext:value-type="float">
            <text:p>44.7490122318</text:p>
          </table:table-cell>
          <table:table-cell table:formula="of:=[.C896]/([.D897]-[.D896])" office:value-type="float" office:value="7595.37601741526" calcext:value-type="float">
            <text:p>7595.3760174153</text:p>
          </table:table-cell>
          <table:table-cell table:formula="of:=[.D897]-[.D896]" office:value-type="float" office:value="0.0495038032531738" calcext:value-type="float">
            <text:p>0.049503803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5648244.30008" calcext:value-type="float">
            <text:p>1455648244.30008</text:p>
          </table:table-cell>
          <table:table-cell office:value-type="float" office:value="384" calcext:value-type="float">
            <text:p>384</text:p>
          </table:table-cell>
          <table:table-cell table:formula="of:=[.B898]-[.B$2]" office:value-type="float" office:value="44.7995488643646" calcext:value-type="float">
            <text:p>44.7995488644</text:p>
          </table:table-cell>
          <table:table-cell table:formula="of:=[.C897]/([.D898]-[.D897])" office:value-type="float" office:value="7440.14749535303" calcext:value-type="float">
            <text:p>7440.147495353</text:p>
          </table:table-cell>
          <table:table-cell table:formula="of:=[.D898]-[.D897]" office:value-type="float" office:value="0.0505366325378418" calcext:value-type="float">
            <text:p>0.05053663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5648244.34953" calcext:value-type="float">
            <text:p>1455648244.34953</text:p>
          </table:table-cell>
          <table:table-cell office:value-type="float" office:value="384" calcext:value-type="float">
            <text:p>384</text:p>
          </table:table-cell>
          <table:table-cell table:formula="of:=[.B899]-[.B$2]" office:value-type="float" office:value="44.8489944934845" calcext:value-type="float">
            <text:p>44.8489944935</text:p>
          </table:table-cell>
          <table:table-cell table:formula="of:=[.C898]/([.D899]-[.D898])" office:value-type="float" office:value="7766.10606104441" calcext:value-type="float">
            <text:p>7766.1060610444</text:p>
          </table:table-cell>
          <table:table-cell table:formula="of:=[.D899]-[.D898]" office:value-type="float" office:value="0.0494456291198731" calcext:value-type="float">
            <text:p>0.049445629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5648244.39983" calcext:value-type="float">
            <text:p>1455648244.39983</text:p>
          </table:table-cell>
          <table:table-cell office:value-type="float" office:value="384" calcext:value-type="float">
            <text:p>384</text:p>
          </table:table-cell>
          <table:table-cell table:formula="of:=[.B900]-[.B$2]" office:value-type="float" office:value="44.8992993831635" calcext:value-type="float">
            <text:p>44.8992993832</text:p>
          </table:table-cell>
          <table:table-cell table:formula="of:=[.C899]/([.D900]-[.D899])" office:value-type="float" office:value="7633.45278064779" calcext:value-type="float">
            <text:p>7633.4527806478</text:p>
          </table:table-cell>
          <table:table-cell table:formula="of:=[.D900]-[.D899]" office:value-type="float" office:value="0.0503048896789551" calcext:value-type="float">
            <text:p>0.050304889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5648244.44925" calcext:value-type="float">
            <text:p>1455648244.44925</text:p>
          </table:table-cell>
          <table:table-cell office:value-type="float" office:value="384" calcext:value-type="float">
            <text:p>384</text:p>
          </table:table-cell>
          <table:table-cell table:formula="of:=[.B901]-[.B$2]" office:value-type="float" office:value="44.9487149715424" calcext:value-type="float">
            <text:p>44.9487149715</text:p>
          </table:table-cell>
          <table:table-cell table:formula="of:=[.C900]/([.D901]-[.D900])" office:value-type="float" office:value="7770.82723483094" calcext:value-type="float">
            <text:p>7770.8272348309</text:p>
          </table:table-cell>
          <table:table-cell table:formula="of:=[.D901]-[.D900]" office:value-type="float" office:value="0.0494155883789063" calcext:value-type="float">
            <text:p>0.04941558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5648244.49959" calcext:value-type="float">
            <text:p>1455648244.49959</text:p>
          </table:table-cell>
          <table:table-cell office:value-type="float" office:value="392" calcext:value-type="float">
            <text:p>392</text:p>
          </table:table-cell>
          <table:table-cell table:formula="of:=[.B902]-[.B$2]" office:value-type="float" office:value="44.9990603923798" calcext:value-type="float">
            <text:p>44.9990603924</text:p>
          </table:table-cell>
          <table:table-cell table:formula="of:=[.C901]/([.D902]-[.D901])" office:value-type="float" office:value="7627.3073819401" calcext:value-type="float">
            <text:p>7627.3073819401</text:p>
          </table:table-cell>
          <table:table-cell table:formula="of:=[.D902]-[.D901]" office:value-type="float" office:value="0.0503454208374023" calcext:value-type="float">
            <text:p>0.05034542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5648244.55018" calcext:value-type="float">
            <text:p>1455648244.55018</text:p>
          </table:table-cell>
          <table:table-cell office:value-type="float" office:value="392" calcext:value-type="float">
            <text:p>392</text:p>
          </table:table-cell>
          <table:table-cell table:formula="of:=[.B903]-[.B$2]" office:value-type="float" office:value="45.0496470928192" calcext:value-type="float">
            <text:p>45.0496470928</text:p>
          </table:table-cell>
          <table:table-cell table:formula="of:=[.C902]/([.D903]-[.D902])" office:value-type="float" office:value="7749.07231732147" calcext:value-type="float">
            <text:p>7749.0723173215</text:p>
          </table:table-cell>
          <table:table-cell table:formula="of:=[.D903]-[.D902]" office:value-type="float" office:value="0.0505867004394531" calcext:value-type="float">
            <text:p>0.050586700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5648244.59961" calcext:value-type="float">
            <text:p>1455648244.59961</text:p>
          </table:table-cell>
          <table:table-cell office:value-type="float" office:value="392" calcext:value-type="float">
            <text:p>392</text:p>
          </table:table-cell>
          <table:table-cell table:formula="of:=[.B904]-[.B$2]" office:value-type="float" office:value="45.099071264267" calcext:value-type="float">
            <text:p>45.0990712643</text:p>
          </table:table-cell>
          <table:table-cell table:formula="of:=[.C903]/([.D904]-[.D903])" office:value-type="float" office:value="7931.3418620357" calcext:value-type="float">
            <text:p>7931.3418620357</text:p>
          </table:table-cell>
          <table:table-cell table:formula="of:=[.D904]-[.D903]" office:value-type="float" office:value="0.0494241714477539" calcext:value-type="float">
            <text:p>0.04942417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5648244.65022" calcext:value-type="float">
            <text:p>1455648244.65022</text:p>
          </table:table-cell>
          <table:table-cell office:value-type="float" office:value="392" calcext:value-type="float">
            <text:p>392</text:p>
          </table:table-cell>
          <table:table-cell table:formula="of:=[.B905]-[.B$2]" office:value-type="float" office:value="45.1496822834015" calcext:value-type="float">
            <text:p>45.1496822834</text:p>
          </table:table-cell>
          <table:table-cell table:formula="of:=[.C904]/([.D905]-[.D904])" office:value-type="float" office:value="7745.34887270466" calcext:value-type="float">
            <text:p>7745.3488727047</text:p>
          </table:table-cell>
          <table:table-cell table:formula="of:=[.D905]-[.D904]" office:value-type="float" office:value="0.0506110191345215" calcext:value-type="float">
            <text:p>0.050611019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5648244.69974" calcext:value-type="float">
            <text:p>1455648244.69974</text:p>
          </table:table-cell>
          <table:table-cell office:value-type="float" office:value="400" calcext:value-type="float">
            <text:p>400</text:p>
          </table:table-cell>
          <table:table-cell table:formula="of:=[.B906]-[.B$2]" office:value-type="float" office:value="45.1992039680481" calcext:value-type="float">
            <text:p>45.199203968</text:p>
          </table:table-cell>
          <table:table-cell table:formula="of:=[.C905]/([.D906]-[.D905])" office:value-type="float" office:value="7915.72424882889" calcext:value-type="float">
            <text:p>7915.7242488289</text:p>
          </table:table-cell>
          <table:table-cell table:formula="of:=[.D906]-[.D905]" office:value-type="float" office:value="0.0495216846466064" calcext:value-type="float">
            <text:p>0.049521684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5648244.75022" calcext:value-type="float">
            <text:p>1455648244.75022</text:p>
          </table:table-cell>
          <table:table-cell office:value-type="float" office:value="400" calcext:value-type="float">
            <text:p>400</text:p>
          </table:table-cell>
          <table:table-cell table:formula="of:=[.B907]-[.B$2]" office:value-type="float" office:value="45.2496871948242" calcext:value-type="float">
            <text:p>45.2496871948</text:p>
          </table:table-cell>
          <table:table-cell table:formula="of:=[.C906]/([.D907]-[.D906])" office:value-type="float" office:value="7923.42378932852" calcext:value-type="float">
            <text:p>7923.4237893285</text:p>
          </table:table-cell>
          <table:table-cell table:formula="of:=[.D907]-[.D906]" office:value-type="float" office:value="0.0504832267761231" calcext:value-type="float">
            <text:p>0.05048322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5648244.79958" calcext:value-type="float">
            <text:p>1455648244.79958</text:p>
          </table:table-cell>
          <table:table-cell office:value-type="float" office:value="400" calcext:value-type="float">
            <text:p>400</text:p>
          </table:table-cell>
          <table:table-cell table:formula="of:=[.B908]-[.B$2]" office:value-type="float" office:value="45.2990469932556" calcext:value-type="float">
            <text:p>45.2990469933</text:p>
          </table:table-cell>
          <table:table-cell table:formula="of:=[.C907]/([.D908]-[.D907])" office:value-type="float" office:value="8103.76080761242" calcext:value-type="float">
            <text:p>8103.7608076124</text:p>
          </table:table-cell>
          <table:table-cell table:formula="of:=[.D908]-[.D907]" office:value-type="float" office:value="0.0493597984313965" calcext:value-type="float">
            <text:p>0.049359798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5648244.85021" calcext:value-type="float">
            <text:p>1455648244.85021</text:p>
          </table:table-cell>
          <table:table-cell office:value-type="float" office:value="408" calcext:value-type="float">
            <text:p>408</text:p>
          </table:table-cell>
          <table:table-cell table:formula="of:=[.B909]-[.B$2]" office:value-type="float" office:value="45.3496708869934" calcext:value-type="float">
            <text:p>45.349670887</text:p>
          </table:table-cell>
          <table:table-cell table:formula="of:=[.C908]/([.D909]-[.D908])" office:value-type="float" office:value="7901.40723018669" calcext:value-type="float">
            <text:p>7901.4072301867</text:p>
          </table:table-cell>
          <table:table-cell table:formula="of:=[.D909]-[.D908]" office:value-type="float" office:value="0.050623893737793" calcext:value-type="float">
            <text:p>0.050623893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5648244.89987" calcext:value-type="float">
            <text:p>1455648244.89987</text:p>
          </table:table-cell>
          <table:table-cell office:value-type="float" office:value="408" calcext:value-type="float">
            <text:p>408</text:p>
          </table:table-cell>
          <table:table-cell table:formula="of:=[.B910]-[.B$2]" office:value-type="float" office:value="45.399338722229" calcext:value-type="float">
            <text:p>45.3993387222</text:p>
          </table:table-cell>
          <table:table-cell table:formula="of:=[.C909]/([.D910]-[.D909])" office:value-type="float" office:value="8214.57182630735" calcext:value-type="float">
            <text:p>8214.5718263074</text:p>
          </table:table-cell>
          <table:table-cell table:formula="of:=[.D910]-[.D909]" office:value-type="float" office:value="0.0496678352355957" calcext:value-type="float">
            <text:p>0.04966783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5648244.95023" calcext:value-type="float">
            <text:p>1455648244.95023</text:p>
          </table:table-cell>
          <table:table-cell office:value-type="float" office:value="408" calcext:value-type="float">
            <text:p>408</text:p>
          </table:table-cell>
          <table:table-cell table:formula="of:=[.B911]-[.B$2]" office:value-type="float" office:value="45.4496972560883" calcext:value-type="float">
            <text:p>45.4496972561</text:p>
          </table:table-cell>
          <table:table-cell table:formula="of:=[.C910]/([.D911]-[.D910])" office:value-type="float" office:value="8101.90386281537" calcext:value-type="float">
            <text:p>8101.9038628154</text:p>
          </table:table-cell>
          <table:table-cell table:formula="of:=[.D911]-[.D910]" office:value-type="float" office:value="0.0503585338592529" calcext:value-type="float">
            <text:p>0.05035853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5648244.99971" calcext:value-type="float">
            <text:p>1455648244.99971</text:p>
          </table:table-cell>
          <table:table-cell office:value-type="float" office:value="416" calcext:value-type="float">
            <text:p>416</text:p>
          </table:table-cell>
          <table:table-cell table:formula="of:=[.B912]-[.B$2]" office:value-type="float" office:value="45.4991784095764" calcext:value-type="float">
            <text:p>45.4991784096</text:p>
          </table:table-cell>
          <table:table-cell table:formula="of:=[.C911]/([.D912]-[.D911])" office:value-type="float" office:value="8245.56363864141" calcext:value-type="float">
            <text:p>8245.5636386414</text:p>
          </table:table-cell>
          <table:table-cell table:formula="of:=[.D912]-[.D911]" office:value-type="float" office:value="0.0494811534881592" calcext:value-type="float">
            <text:p>0.049481153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5648245.0501" calcext:value-type="float">
            <text:p>1455648245.0501</text:p>
          </table:table-cell>
          <table:table-cell office:value-type="float" office:value="416" calcext:value-type="float">
            <text:p>416</text:p>
          </table:table-cell>
          <table:table-cell table:formula="of:=[.B913]-[.B$2]" office:value-type="float" office:value="45.5495617389679" calcext:value-type="float">
            <text:p>45.549561739</text:p>
          </table:table-cell>
          <table:table-cell table:formula="of:=[.C912]/([.D913]-[.D912])" office:value-type="float" office:value="8256.6992897129" calcext:value-type="float">
            <text:p>8256.6992897129</text:p>
          </table:table-cell>
          <table:table-cell table:formula="of:=[.D913]-[.D912]" office:value-type="float" office:value="0.0503833293914795" calcext:value-type="float">
            <text:p>0.050383329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5648245.09968" calcext:value-type="float">
            <text:p>1455648245.09968</text:p>
          </table:table-cell>
          <table:table-cell office:value-type="float" office:value="424" calcext:value-type="float">
            <text:p>424</text:p>
          </table:table-cell>
          <table:table-cell table:formula="of:=[.B914]-[.B$2]" office:value-type="float" office:value="45.5991480350494" calcext:value-type="float">
            <text:p>45.599148035</text:p>
          </table:table-cell>
          <table:table-cell table:formula="of:=[.C913]/([.D914]-[.D913])" office:value-type="float" office:value="8389.41467448793" calcext:value-type="float">
            <text:p>8389.4146744879</text:p>
          </table:table-cell>
          <table:table-cell table:formula="of:=[.D914]-[.D913]" office:value-type="float" office:value="0.049586296081543" calcext:value-type="float">
            <text:p>0.049586296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5648245.15008" calcext:value-type="float">
            <text:p>1455648245.15008</text:p>
          </table:table-cell>
          <table:table-cell office:value-type="float" office:value="424" calcext:value-type="float">
            <text:p>424</text:p>
          </table:table-cell>
          <table:table-cell table:formula="of:=[.B915]-[.B$2]" office:value-type="float" office:value="45.6495471000671" calcext:value-type="float">
            <text:p>45.6495471001</text:p>
          </table:table-cell>
          <table:table-cell table:formula="of:=[.C914]/([.D915]-[.D914])" office:value-type="float" office:value="8412.85448154824" calcext:value-type="float">
            <text:p>8412.8544815482</text:p>
          </table:table-cell>
          <table:table-cell table:formula="of:=[.D915]-[.D914]" office:value-type="float" office:value="0.0503990650177002" calcext:value-type="float">
            <text:p>0.05039906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5648245.1996" calcext:value-type="float">
            <text:p>1455648245.1996</text:p>
          </table:table-cell>
          <table:table-cell office:value-type="float" office:value="432" calcext:value-type="float">
            <text:p>432</text:p>
          </table:table-cell>
          <table:table-cell table:formula="of:=[.B916]-[.B$2]" office:value-type="float" office:value="45.6990644931793" calcext:value-type="float">
            <text:p>45.6990644932</text:p>
          </table:table-cell>
          <table:table-cell table:formula="of:=[.C915]/([.D916]-[.D915])" office:value-type="float" office:value="8562.64785667169" calcext:value-type="float">
            <text:p>8562.6478566717</text:p>
          </table:table-cell>
          <table:table-cell table:formula="of:=[.D916]-[.D915]" office:value-type="float" office:value="0.0495173931121826" calcext:value-type="float">
            <text:p>0.049517393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5648245.24995" calcext:value-type="float">
            <text:p>1455648245.24995</text:p>
          </table:table-cell>
          <table:table-cell office:value-type="float" office:value="432" calcext:value-type="float">
            <text:p>432</text:p>
          </table:table-cell>
          <table:table-cell table:formula="of:=[.B917]-[.B$2]" office:value-type="float" office:value="45.749410867691" calcext:value-type="float">
            <text:p>45.7494108677</text:p>
          </table:table-cell>
          <table:table-cell table:formula="of:=[.C916]/([.D917]-[.D916])" office:value-type="float" office:value="8580.558266404" calcext:value-type="float">
            <text:p>8580.558266404</text:p>
          </table:table-cell>
          <table:table-cell table:formula="of:=[.D917]-[.D916]" office:value-type="float" office:value="0.0503463745117188" calcext:value-type="float">
            <text:p>0.050346374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5648245.29926" calcext:value-type="float">
            <text:p>1455648245.29926</text:p>
          </table:table-cell>
          <table:table-cell office:value-type="float" office:value="432" calcext:value-type="float">
            <text:p>432</text:p>
          </table:table-cell>
          <table:table-cell table:formula="of:=[.B918]-[.B$2]" office:value-type="float" office:value="45.7987234592438" calcext:value-type="float">
            <text:p>45.7987234592</text:p>
          </table:table-cell>
          <table:table-cell table:formula="of:=[.C917]/([.D918]-[.D917])" office:value-type="float" office:value="8760.4400092829" calcext:value-type="float">
            <text:p>8760.4400092829</text:p>
          </table:table-cell>
          <table:table-cell table:formula="of:=[.D918]-[.D917]" office:value-type="float" office:value="0.0493125915527344" calcext:value-type="float">
            <text:p>0.04931259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5648245.34989" calcext:value-type="float">
            <text:p>1455648245.34989</text:p>
          </table:table-cell>
          <table:table-cell office:value-type="float" office:value="440" calcext:value-type="float">
            <text:p>440</text:p>
          </table:table-cell>
          <table:table-cell table:formula="of:=[.B919]-[.B$2]" office:value-type="float" office:value="45.8493547439575" calcext:value-type="float">
            <text:p>45.849354744</text:p>
          </table:table-cell>
          <table:table-cell table:formula="of:=[.C918]/([.D919]-[.D918])" office:value-type="float" office:value="8532.27411554744" calcext:value-type="float">
            <text:p>8532.2741155474</text:p>
          </table:table-cell>
          <table:table-cell table:formula="of:=[.D919]-[.D918]" office:value-type="float" office:value="0.0506312847137451" calcext:value-type="float">
            <text:p>0.050631284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5648245.4002" calcext:value-type="float">
            <text:p>1455648245.4002</text:p>
          </table:table-cell>
          <table:table-cell office:value-type="float" office:value="440" calcext:value-type="float">
            <text:p>440</text:p>
          </table:table-cell>
          <table:table-cell table:formula="of:=[.B920]-[.B$2]" office:value-type="float" office:value="45.8996667861939" calcext:value-type="float">
            <text:p>45.8996667862</text:p>
          </table:table-cell>
          <table:table-cell table:formula="of:=[.C919]/([.D920]-[.D919])" office:value-type="float" office:value="8745.42118432027" calcext:value-type="float">
            <text:p>8745.4211843203</text:p>
          </table:table-cell>
          <table:table-cell table:formula="of:=[.D920]-[.D919]" office:value-type="float" office:value="0.0503120422363281" calcext:value-type="float">
            <text:p>0.05031204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648245.44978" calcext:value-type="float">
            <text:p>1455648245.44978</text:p>
          </table:table-cell>
          <table:table-cell office:value-type="float" office:value="448" calcext:value-type="float">
            <text:p>448</text:p>
          </table:table-cell>
          <table:table-cell table:formula="of:=[.B921]-[.B$2]" office:value-type="float" office:value="45.9492440223694" calcext:value-type="float">
            <text:p>45.9492440224</text:p>
          </table:table-cell>
          <table:table-cell table:formula="of:=[.C920]/([.D921]-[.D920])" office:value-type="float" office:value="8875.04092487328" calcext:value-type="float">
            <text:p>8875.0409248733</text:p>
          </table:table-cell>
          <table:table-cell table:formula="of:=[.D921]-[.D920]" office:value-type="float" office:value="0.0495772361755371" calcext:value-type="float">
            <text:p>0.049577236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5648245.50013" calcext:value-type="float">
            <text:p>1455648245.50013</text:p>
          </table:table-cell>
          <table:table-cell office:value-type="float" office:value="448" calcext:value-type="float">
            <text:p>448</text:p>
          </table:table-cell>
          <table:table-cell table:formula="of:=[.B922]-[.B$2]" office:value-type="float" office:value="45.9995958805084" calcext:value-type="float">
            <text:p>45.9995958805</text:p>
          </table:table-cell>
          <table:table-cell table:formula="of:=[.C921]/([.D922]-[.D921])" office:value-type="float" office:value="8897.38763488974" calcext:value-type="float">
            <text:p>8897.3876348898</text:p>
          </table:table-cell>
          <table:table-cell table:formula="of:=[.D922]-[.D921]" office:value-type="float" office:value="0.0503518581390381" calcext:value-type="float">
            <text:p>0.050351858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5648245.54974" calcext:value-type="float">
            <text:p>1455648245.54974</text:p>
          </table:table-cell>
          <table:table-cell office:value-type="float" office:value="456" calcext:value-type="float">
            <text:p>456</text:p>
          </table:table-cell>
          <table:table-cell table:formula="of:=[.B923]-[.B$2]" office:value-type="float" office:value="46.049201965332" calcext:value-type="float">
            <text:p>46.0492019653</text:p>
          </table:table-cell>
          <table:table-cell table:formula="of:=[.C922]/([.D923]-[.D922])" office:value-type="float" office:value="9031.15014202429" calcext:value-type="float">
            <text:p>9031.1501420243</text:p>
          </table:table-cell>
          <table:table-cell table:formula="of:=[.D923]-[.D922]" office:value-type="float" office:value="0.0496060848236084" calcext:value-type="float">
            <text:p>0.049606084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5648245.60019" calcext:value-type="float">
            <text:p>1455648245.60019</text:p>
          </table:table-cell>
          <table:table-cell office:value-type="float" office:value="456" calcext:value-type="float">
            <text:p>456</text:p>
          </table:table-cell>
          <table:table-cell table:formula="of:=[.B924]-[.B$2]" office:value-type="float" office:value="46.0996563434601" calcext:value-type="float">
            <text:p>46.0996563435</text:p>
          </table:table-cell>
          <table:table-cell table:formula="of:=[.C923]/([.D924]-[.D923])" office:value-type="float" office:value="9037.86781085053" calcext:value-type="float">
            <text:p>9037.8678108505</text:p>
          </table:table-cell>
          <table:table-cell table:formula="of:=[.D924]-[.D923]" office:value-type="float" office:value="0.0504543781280518" calcext:value-type="float">
            <text:p>0.050454378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5648245.64967" calcext:value-type="float">
            <text:p>1455648245.64967</text:p>
          </table:table-cell>
          <table:table-cell office:value-type="float" office:value="464" calcext:value-type="float">
            <text:p>464</text:p>
          </table:table-cell>
          <table:table-cell table:formula="of:=[.B925]-[.B$2]" office:value-type="float" office:value="46.1491343975067" calcext:value-type="float">
            <text:p>46.1491343975</text:p>
          </table:table-cell>
          <table:table-cell table:formula="of:=[.C924]/([.D925]-[.D924])" office:value-type="float" office:value="9216.20724150227" calcext:value-type="float">
            <text:p>9216.2072415023</text:p>
          </table:table-cell>
          <table:table-cell table:formula="of:=[.D925]-[.D924]" office:value-type="float" office:value="0.0494780540466309" calcext:value-type="float">
            <text:p>0.049478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5648245.70007" calcext:value-type="float">
            <text:p>1455648245.70007</text:p>
          </table:table-cell>
          <table:table-cell office:value-type="float" office:value="464" calcext:value-type="float">
            <text:p>464</text:p>
          </table:table-cell>
          <table:table-cell table:formula="of:=[.B926]-[.B$2]" office:value-type="float" office:value="46.1995377540588" calcext:value-type="float">
            <text:p>46.1995377541</text:p>
          </table:table-cell>
          <table:table-cell table:formula="of:=[.C925]/([.D926]-[.D925])" office:value-type="float" office:value="9205.73612037444" calcext:value-type="float">
            <text:p>9205.7361203745</text:p>
          </table:table-cell>
          <table:table-cell table:formula="of:=[.D926]-[.D925]" office:value-type="float" office:value="0.050403356552124" calcext:value-type="float">
            <text:p>0.050403356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5648245.74955" calcext:value-type="float">
            <text:p>1455648245.74955</text:p>
          </table:table-cell>
          <table:table-cell office:value-type="float" office:value="472" calcext:value-type="float">
            <text:p>472</text:p>
          </table:table-cell>
          <table:table-cell table:formula="of:=[.B927]-[.B$2]" office:value-type="float" office:value="46.2490108013153" calcext:value-type="float">
            <text:p>46.2490108013</text:p>
          </table:table-cell>
          <table:table-cell table:formula="of:=[.C926]/([.D927]-[.D926])" office:value-type="float" office:value="9378.84415315294" calcext:value-type="float">
            <text:p>9378.8441531529</text:p>
          </table:table-cell>
          <table:table-cell table:formula="of:=[.D927]-[.D926]" office:value-type="float" office:value="0.0494730472564697" calcext:value-type="float">
            <text:p>0.049473047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5648245.80004" calcext:value-type="float">
            <text:p>1455648245.80004</text:p>
          </table:table-cell>
          <table:table-cell office:value-type="float" office:value="472" calcext:value-type="float">
            <text:p>472</text:p>
          </table:table-cell>
          <table:table-cell table:formula="of:=[.B928]-[.B$2]" office:value-type="float" office:value="46.2995054721832" calcext:value-type="float">
            <text:p>46.2995054722</text:p>
          </table:table-cell>
          <table:table-cell table:formula="of:=[.C927]/([.D928]-[.D927])" office:value-type="float" office:value="9347.52107276075" calcext:value-type="float">
            <text:p>9347.5210727608</text:p>
          </table:table-cell>
          <table:table-cell table:formula="of:=[.D928]-[.D927]" office:value-type="float" office:value="0.0504946708679199" calcext:value-type="float">
            <text:p>0.050494670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5648245.84934" calcext:value-type="float">
            <text:p>1455648245.84934</text:p>
          </table:table-cell>
          <table:table-cell office:value-type="float" office:value="480" calcext:value-type="float">
            <text:p>480</text:p>
          </table:table-cell>
          <table:table-cell table:formula="of:=[.B929]-[.B$2]" office:value-type="float" office:value="46.3488018512726" calcext:value-type="float">
            <text:p>46.3488018513</text:p>
          </table:table-cell>
          <table:table-cell table:formula="of:=[.C928]/([.D929]-[.D928])" office:value-type="float" office:value="9574.739741928" calcext:value-type="float">
            <text:p>9574.739741928</text:p>
          </table:table-cell>
          <table:table-cell table:formula="of:=[.D929]-[.D928]" office:value-type="float" office:value="0.0492963790893555" calcext:value-type="float">
            <text:p>0.049296379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5648245.89982" calcext:value-type="float">
            <text:p>1455648245.89982</text:p>
          </table:table-cell>
          <table:table-cell office:value-type="float" office:value="480" calcext:value-type="float">
            <text:p>480</text:p>
          </table:table-cell>
          <table:table-cell table:formula="of:=[.B930]-[.B$2]" office:value-type="float" office:value="46.3992831707001" calcext:value-type="float">
            <text:p>46.3992831707</text:p>
          </table:table-cell>
          <table:table-cell table:formula="of:=[.C929]/([.D930]-[.D929])" office:value-type="float" office:value="9508.46779449687" calcext:value-type="float">
            <text:p>9508.4677944969</text:p>
          </table:table-cell>
          <table:table-cell table:formula="of:=[.D930]-[.D929]" office:value-type="float" office:value="0.0504813194274902" calcext:value-type="float">
            <text:p>0.050481319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5648245.95022" calcext:value-type="float">
            <text:p>1455648245.95022</text:p>
          </table:table-cell>
          <table:table-cell office:value-type="float" office:value="488" calcext:value-type="float">
            <text:p>488</text:p>
          </table:table-cell>
          <table:table-cell table:formula="of:=[.B931]-[.B$2]" office:value-type="float" office:value="46.4496901035309" calcext:value-type="float">
            <text:p>46.4496901035</text:p>
          </table:table-cell>
          <table:table-cell table:formula="of:=[.C930]/([.D931]-[.D930])" office:value-type="float" office:value="9522.49964525924" calcext:value-type="float">
            <text:p>9522.4996452593</text:p>
          </table:table-cell>
          <table:table-cell table:formula="of:=[.D931]-[.D930]" office:value-type="float" office:value="0.0504069328308106" calcext:value-type="float">
            <text:p>0.05040693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5648245.99996" calcext:value-type="float">
            <text:p>1455648245.99996</text:p>
          </table:table-cell>
          <table:table-cell office:value-type="float" office:value="488" calcext:value-type="float">
            <text:p>488</text:p>
          </table:table-cell>
          <table:table-cell table:formula="of:=[.B932]-[.B$2]" office:value-type="float" office:value="46.4994256496429" calcext:value-type="float">
            <text:p>46.4994256496</text:p>
          </table:table-cell>
          <table:table-cell table:formula="of:=[.C931]/([.D932]-[.D931])" office:value-type="float" office:value="9811.8958802719" calcext:value-type="float">
            <text:p>9811.8958802719</text:p>
          </table:table-cell>
          <table:table-cell table:formula="of:=[.D932]-[.D931]" office:value-type="float" office:value="0.0497355461120606" calcext:value-type="float">
            <text:p>0.04973554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5648246.04955" calcext:value-type="float">
            <text:p>1455648246.04955</text:p>
          </table:table-cell>
          <table:table-cell office:value-type="float" office:value="496" calcext:value-type="float">
            <text:p>496</text:p>
          </table:table-cell>
          <table:table-cell table:formula="of:=[.B933]-[.B$2]" office:value-type="float" office:value="46.549017906189" calcext:value-type="float">
            <text:p>46.5490179062</text:p>
          </table:table-cell>
          <table:table-cell table:formula="of:=[.C932]/([.D933]-[.D932])" office:value-type="float" office:value="9840.24591716545" calcext:value-type="float">
            <text:p>9840.2459171655</text:p>
          </table:table-cell>
          <table:table-cell table:formula="of:=[.D933]-[.D932]" office:value-type="float" office:value="0.0495922565460205" calcext:value-type="float">
            <text:p>0.049592256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5648246.10042" calcext:value-type="float">
            <text:p>1455648246.10042</text:p>
          </table:table-cell>
          <table:table-cell office:value-type="float" office:value="504" calcext:value-type="float">
            <text:p>504</text:p>
          </table:table-cell>
          <table:table-cell table:formula="of:=[.B934]-[.B$2]" office:value-type="float" office:value="46.5998876094818" calcext:value-type="float">
            <text:p>46.5998876095</text:p>
          </table:table-cell>
          <table:table-cell table:formula="of:=[.C933]/([.D934]-[.D933])" office:value-type="float" office:value="9750.40088487695" calcext:value-type="float">
            <text:p>9750.400884877</text:p>
          </table:table-cell>
          <table:table-cell table:formula="of:=[.D934]-[.D933]" office:value-type="float" office:value="0.0508697032928467" calcext:value-type="float">
            <text:p>0.050869703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5648246.14998" calcext:value-type="float">
            <text:p>1455648246.14998</text:p>
          </table:table-cell>
          <table:table-cell office:value-type="float" office:value="504" calcext:value-type="float">
            <text:p>504</text:p>
          </table:table-cell>
          <table:table-cell table:formula="of:=[.B935]-[.B$2]" office:value-type="float" office:value="46.6494483947754" calcext:value-type="float">
            <text:p>46.6494483948</text:p>
          </table:table-cell>
          <table:table-cell table:formula="of:=[.C934]/([.D935]-[.D934])" office:value-type="float" office:value="10169.330389228" calcext:value-type="float">
            <text:p>10169.330389228</text:p>
          </table:table-cell>
          <table:table-cell table:formula="of:=[.D935]-[.D934]" office:value-type="float" office:value="0.0495607852935791" calcext:value-type="float">
            <text:p>0.049560785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5648246.19926" calcext:value-type="float">
            <text:p>1455648246.19926</text:p>
          </table:table-cell>
          <table:table-cell office:value-type="float" office:value="512" calcext:value-type="float">
            <text:p>512</text:p>
          </table:table-cell>
          <table:table-cell table:formula="of:=[.B936]-[.B$2]" office:value-type="float" office:value="46.6987230777741" calcext:value-type="float">
            <text:p>46.6987230778</text:p>
          </table:table-cell>
          <table:table-cell table:formula="of:=[.C935]/([.D936]-[.D935])" office:value-type="float" office:value="10228.3763045971" calcext:value-type="float">
            <text:p>10228.3763045971</text:p>
          </table:table-cell>
          <table:table-cell table:formula="of:=[.D936]-[.D935]" office:value-type="float" office:value="0.0492746829986572" calcext:value-type="float">
            <text:p>0.04927468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5648246.2498" calcext:value-type="float">
            <text:p>1455648246.2498</text:p>
          </table:table-cell>
          <table:table-cell office:value-type="float" office:value="512" calcext:value-type="float">
            <text:p>512</text:p>
          </table:table-cell>
          <table:table-cell table:formula="of:=[.B937]-[.B$2]" office:value-type="float" office:value="46.7492635250092" calcext:value-type="float">
            <text:p>46.749263525</text:p>
          </table:table-cell>
          <table:table-cell table:formula="of:=[.C936]/([.D937]-[.D936])" office:value-type="float" office:value="10130.4999858479" calcext:value-type="float">
            <text:p>10130.4999858479</text:p>
          </table:table-cell>
          <table:table-cell table:formula="of:=[.D937]-[.D936]" office:value-type="float" office:value="0.0505404472351074" calcext:value-type="float">
            <text:p>0.050540447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5648246.30021" calcext:value-type="float">
            <text:p>1455648246.30021</text:p>
          </table:table-cell>
          <table:table-cell office:value-type="float" office:value="520" calcext:value-type="float">
            <text:p>520</text:p>
          </table:table-cell>
          <table:table-cell table:formula="of:=[.B938]-[.B$2]" office:value-type="float" office:value="46.7996759414673" calcext:value-type="float">
            <text:p>46.7996759415</text:p>
          </table:table-cell>
          <table:table-cell table:formula="of:=[.C937]/([.D938]-[.D937])" office:value-type="float" office:value="10156.2280876824" calcext:value-type="float">
            <text:p>10156.2280876824</text:p>
          </table:table-cell>
          <table:table-cell table:formula="of:=[.D938]-[.D937]" office:value-type="float" office:value="0.0504124164581299" calcext:value-type="float">
            <text:p>0.050412416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5648246.34968" calcext:value-type="float">
            <text:p>1455648246.34968</text:p>
          </table:table-cell>
          <table:table-cell office:value-type="float" office:value="520" calcext:value-type="float">
            <text:p>520</text:p>
          </table:table-cell>
          <table:table-cell table:formula="of:=[.B939]-[.B$2]" office:value-type="float" office:value="46.8491425514221" calcext:value-type="float">
            <text:p>46.8491425514</text:p>
          </table:table-cell>
          <table:table-cell table:formula="of:=[.C938]/([.D939]-[.D938])" office:value-type="float" office:value="10512.1414318627" calcext:value-type="float">
            <text:p>10512.1414318627</text:p>
          </table:table-cell>
          <table:table-cell table:formula="of:=[.D939]-[.D938]" office:value-type="float" office:value="0.049466609954834" calcext:value-type="float">
            <text:p>0.0494666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5648246.39999" calcext:value-type="float">
            <text:p>1455648246.39999</text:p>
          </table:table-cell>
          <table:table-cell office:value-type="float" office:value="528" calcext:value-type="float">
            <text:p>528</text:p>
          </table:table-cell>
          <table:table-cell table:formula="of:=[.B940]-[.B$2]" office:value-type="float" office:value="46.8994588851929" calcext:value-type="float">
            <text:p>46.8994588852</text:p>
          </table:table-cell>
          <table:table-cell table:formula="of:=[.C939]/([.D940]-[.D939])" office:value-type="float" office:value="10334.6162375262" calcext:value-type="float">
            <text:p>10334.6162375262</text:p>
          </table:table-cell>
          <table:table-cell table:formula="of:=[.D940]-[.D939]" office:value-type="float" office:value="0.050316333770752" calcext:value-type="float">
            <text:p>0.05031633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5648246.44949" calcext:value-type="float">
            <text:p>1455648246.44949</text:p>
          </table:table-cell>
          <table:table-cell office:value-type="float" office:value="528" calcext:value-type="float">
            <text:p>528</text:p>
          </table:table-cell>
          <table:table-cell table:formula="of:=[.B941]-[.B$2]" office:value-type="float" office:value="46.9489541053772" calcext:value-type="float">
            <text:p>46.9489541054</text:p>
          </table:table-cell>
          <table:table-cell table:formula="of:=[.C940]/([.D941]-[.D940])" office:value-type="float" office:value="10667.6967600844" calcext:value-type="float">
            <text:p>10667.6967600844</text:p>
          </table:table-cell>
          <table:table-cell table:formula="of:=[.D941]-[.D940]" office:value-type="float" office:value="0.0494952201843262" calcext:value-type="float">
            <text:p>0.049495220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5648246.49989" calcext:value-type="float">
            <text:p>1455648246.49989</text:p>
          </table:table-cell>
          <table:table-cell office:value-type="float" office:value="536" calcext:value-type="float">
            <text:p>536</text:p>
          </table:table-cell>
          <table:table-cell table:formula="of:=[.B942]-[.B$2]" office:value-type="float" office:value="46.9993507862091" calcext:value-type="float">
            <text:p>46.9993507862</text:p>
          </table:table-cell>
          <table:table-cell table:formula="of:=[.C941]/([.D942]-[.D941])" office:value-type="float" office:value="10476.8804469697" calcext:value-type="float">
            <text:p>10476.8804469697</text:p>
          </table:table-cell>
          <table:table-cell table:formula="of:=[.D942]-[.D941]" office:value-type="float" office:value="0.0503966808319092" calcext:value-type="float">
            <text:p>0.05039668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5648246.5494" calcext:value-type="float">
            <text:p>1455648246.5494</text:p>
          </table:table-cell>
          <table:table-cell office:value-type="float" office:value="536" calcext:value-type="float">
            <text:p>536</text:p>
          </table:table-cell>
          <table:table-cell table:formula="of:=[.B943]-[.B$2]" office:value-type="float" office:value="47.0488617420197" calcext:value-type="float">
            <text:p>47.048861742</text:p>
          </table:table-cell>
          <table:table-cell table:formula="of:=[.C942]/([.D943]-[.D942])" office:value-type="float" office:value="10825.8867401187" calcext:value-type="float">
            <text:p>10825.8867401187</text:p>
          </table:table-cell>
          <table:table-cell table:formula="of:=[.D943]-[.D942]" office:value-type="float" office:value="0.0495109558105469" calcext:value-type="float">
            <text:p>0.049510955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5648246.5998" calcext:value-type="float">
            <text:p>1455648246.5998</text:p>
          </table:table-cell>
          <table:table-cell office:value-type="float" office:value="544" calcext:value-type="float">
            <text:p>544</text:p>
          </table:table-cell>
          <table:table-cell table:formula="of:=[.B944]-[.B$2]" office:value-type="float" office:value="47.0992641448975" calcext:value-type="float">
            <text:p>47.0992641449</text:p>
          </table:table-cell>
          <table:table-cell table:formula="of:=[.C943]/([.D944]-[.D943])" office:value-type="float" office:value="10634.4136270535" calcext:value-type="float">
            <text:p>10634.4136270535</text:p>
          </table:table-cell>
          <table:table-cell table:formula="of:=[.D944]-[.D943]" office:value-type="float" office:value="0.0504024028778076" calcext:value-type="float">
            <text:p>0.05040240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5648246.65011" calcext:value-type="float">
            <text:p>1455648246.65011</text:p>
          </table:table-cell>
          <table:table-cell office:value-type="float" office:value="544" calcext:value-type="float">
            <text:p>544</text:p>
          </table:table-cell>
          <table:table-cell table:formula="of:=[.B945]-[.B$2]" office:value-type="float" office:value="47.1495735645294" calcext:value-type="float">
            <text:p>47.1495735645</text:p>
          </table:table-cell>
          <table:table-cell table:formula="of:=[.C944]/([.D945]-[.D944])" office:value-type="float" office:value="10813.0843881657" calcext:value-type="float">
            <text:p>10813.0843881657</text:p>
          </table:table-cell>
          <table:table-cell table:formula="of:=[.D945]-[.D944]" office:value-type="float" office:value="0.050309419631958" calcext:value-type="float">
            <text:p>0.050309419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5648246.69964" calcext:value-type="float">
            <text:p>1455648246.69964</text:p>
          </table:table-cell>
          <table:table-cell office:value-type="float" office:value="552" calcext:value-type="float">
            <text:p>552</text:p>
          </table:table-cell>
          <table:table-cell table:formula="of:=[.B946]-[.B$2]" office:value-type="float" office:value="47.1991097927094" calcext:value-type="float">
            <text:p>47.1991097927</text:p>
          </table:table-cell>
          <table:table-cell table:formula="of:=[.C945]/([.D946]-[.D945])" office:value-type="float" office:value="10981.8615584541" calcext:value-type="float">
            <text:p>10981.8615584541</text:p>
          </table:table-cell>
          <table:table-cell table:formula="of:=[.D946]-[.D945]" office:value-type="float" office:value="0.0495362281799316" calcext:value-type="float">
            <text:p>0.049536228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5648246.74997" calcext:value-type="float">
            <text:p>1455648246.74997</text:p>
          </table:table-cell>
          <table:table-cell office:value-type="float" office:value="552" calcext:value-type="float">
            <text:p>552</text:p>
          </table:table-cell>
          <table:table-cell table:formula="of:=[.B947]-[.B$2]" office:value-type="float" office:value="47.2494390010834" calcext:value-type="float">
            <text:p>47.2494390011</text:p>
          </table:table-cell>
          <table:table-cell table:formula="of:=[.C946]/([.D947]-[.D946])" office:value-type="float" office:value="10967.7862583848" calcext:value-type="float">
            <text:p>10967.7862583848</text:p>
          </table:table-cell>
          <table:table-cell table:formula="of:=[.D947]-[.D946]" office:value-type="float" office:value="0.0503292083740234" calcext:value-type="float">
            <text:p>0.050329208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5648246.79958" calcext:value-type="float">
            <text:p>1455648246.79958</text:p>
          </table:table-cell>
          <table:table-cell office:value-type="float" office:value="552" calcext:value-type="float">
            <text:p>552</text:p>
          </table:table-cell>
          <table:table-cell table:formula="of:=[.B948]-[.B$2]" office:value-type="float" office:value="47.2990503311157" calcext:value-type="float">
            <text:p>47.2990503311</text:p>
          </table:table-cell>
          <table:table-cell table:formula="of:=[.C947]/([.D948]-[.D947])" office:value-type="float" office:value="11126.4906552611" calcext:value-type="float">
            <text:p>11126.4906552611</text:p>
          </table:table-cell>
          <table:table-cell table:formula="of:=[.D948]-[.D947]" office:value-type="float" office:value="0.0496113300323486" calcext:value-type="float">
            <text:p>0.0496113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5648246.85011" calcext:value-type="float">
            <text:p>1455648246.85011</text:p>
          </table:table-cell>
          <table:table-cell office:value-type="float" office:value="560" calcext:value-type="float">
            <text:p>560</text:p>
          </table:table-cell>
          <table:table-cell table:formula="of:=[.B949]-[.B$2]" office:value-type="float" office:value="47.3495771884918" calcext:value-type="float">
            <text:p>47.3495771885</text:p>
          </table:table-cell>
          <table:table-cell table:formula="of:=[.C948]/([.D949]-[.D948])" office:value-type="float" office:value="10924.8828972514" calcext:value-type="float">
            <text:p>10924.8828972514</text:p>
          </table:table-cell>
          <table:table-cell table:formula="of:=[.D949]-[.D948]" office:value-type="float" office:value="0.0505268573760986" calcext:value-type="float">
            <text:p>0.050526857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5648246.89942" calcext:value-type="float">
            <text:p>1455648246.89942</text:p>
          </table:table-cell>
          <table:table-cell office:value-type="float" office:value="560" calcext:value-type="float">
            <text:p>560</text:p>
          </table:table-cell>
          <table:table-cell table:formula="of:=[.B950]-[.B$2]" office:value-type="float" office:value="47.3988878726959" calcext:value-type="float">
            <text:p>47.3988878727</text:p>
          </table:table-cell>
          <table:table-cell table:formula="of:=[.C949]/([.D950]-[.D949])" office:value-type="float" office:value="11356.5651955286" calcext:value-type="float">
            <text:p>11356.5651955286</text:p>
          </table:table-cell>
          <table:table-cell table:formula="of:=[.D950]-[.D949]" office:value-type="float" office:value="0.0493106842041016" calcext:value-type="float">
            <text:p>0.049310684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5648246.94983" calcext:value-type="float">
            <text:p>1455648246.94983</text:p>
          </table:table-cell>
          <table:table-cell office:value-type="float" office:value="568" calcext:value-type="float">
            <text:p>568</text:p>
          </table:table-cell>
          <table:table-cell table:formula="of:=[.B951]-[.B$2]" office:value-type="float" office:value="47.4492907524109" calcext:value-type="float">
            <text:p>47.4492907524</text:p>
          </table:table-cell>
          <table:table-cell table:formula="of:=[.C950]/([.D951]-[.D950])" office:value-type="float" office:value="11110.4762895863" calcext:value-type="float">
            <text:p>11110.4762895863</text:p>
          </table:table-cell>
          <table:table-cell table:formula="of:=[.D951]-[.D950]" office:value-type="float" office:value="0.0504028797149658" calcext:value-type="float">
            <text:p>0.05040287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5648247.00033" calcext:value-type="float">
            <text:p>1455648247.00033</text:p>
          </table:table-cell>
          <table:table-cell office:value-type="float" office:value="568" calcext:value-type="float">
            <text:p>568</text:p>
          </table:table-cell>
          <table:table-cell table:formula="of:=[.B952]-[.B$2]" office:value-type="float" office:value="47.4997954368591" calcext:value-type="float">
            <text:p>47.4997954369</text:p>
          </table:table-cell>
          <table:table-cell table:formula="of:=[.C951]/([.D952]-[.D951])" office:value-type="float" office:value="11246.4815136523" calcext:value-type="float">
            <text:p>11246.4815136523</text:p>
          </table:table-cell>
          <table:table-cell table:formula="of:=[.D952]-[.D951]" office:value-type="float" office:value="0.0505046844482422" calcext:value-type="float">
            <text:p>0.050504684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5648247.04982" calcext:value-type="float">
            <text:p>1455648247.04982</text:p>
          </table:table-cell>
          <table:table-cell office:value-type="float" office:value="576" calcext:value-type="float">
            <text:p>576</text:p>
          </table:table-cell>
          <table:table-cell table:formula="of:=[.B953]-[.B$2]" office:value-type="float" office:value="47.5492870807648" calcext:value-type="float">
            <text:p>47.5492870808</text:p>
          </table:table-cell>
          <table:table-cell table:formula="of:=[.C952]/([.D953]-[.D952])" office:value-type="float" office:value="11476.6848537693" calcext:value-type="float">
            <text:p>11476.6848537693</text:p>
          </table:table-cell>
          <table:table-cell table:formula="of:=[.D953]-[.D952]" office:value-type="float" office:value="0.0494916439056397" calcext:value-type="float">
            <text:p>0.049491643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5648247.09954" calcext:value-type="float">
            <text:p>1455648247.09954</text:p>
          </table:table-cell>
          <table:table-cell office:value-type="float" office:value="576" calcext:value-type="float">
            <text:p>576</text:p>
          </table:table-cell>
          <table:table-cell table:formula="of:=[.B954]-[.B$2]" office:value-type="float" office:value="47.599004983902" calcext:value-type="float">
            <text:p>47.5990049839</text:p>
          </table:table-cell>
          <table:table-cell table:formula="of:=[.C953]/([.D954]-[.D953])" office:value-type="float" office:value="11585.3638961886" calcext:value-type="float">
            <text:p>11585.3638961886</text:p>
          </table:table-cell>
          <table:table-cell table:formula="of:=[.D954]-[.D953]" office:value-type="float" office:value="0.049717903137207" calcext:value-type="float">
            <text:p>0.049717903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5648247.15011" calcext:value-type="float">
            <text:p>1455648247.15011</text:p>
          </table:table-cell>
          <table:table-cell office:value-type="float" office:value="576" calcext:value-type="float">
            <text:p>576</text:p>
          </table:table-cell>
          <table:table-cell table:formula="of:=[.B955]-[.B$2]" office:value-type="float" office:value="47.6495728492737" calcext:value-type="float">
            <text:p>47.6495728493</text:p>
          </table:table-cell>
          <table:table-cell table:formula="of:=[.C954]/([.D955]-[.D954])" office:value-type="float" office:value="11390.6330782614" calcext:value-type="float">
            <text:p>11390.6330782614</text:p>
          </table:table-cell>
          <table:table-cell table:formula="of:=[.D955]-[.D954]" office:value-type="float" office:value="0.0505678653717041" calcext:value-type="float">
            <text:p>0.05056786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5648247.19951" calcext:value-type="float">
            <text:p>1455648247.19951</text:p>
          </table:table-cell>
          <table:table-cell office:value-type="float" office:value="584" calcext:value-type="float">
            <text:p>584</text:p>
          </table:table-cell>
          <table:table-cell table:formula="of:=[.B956]-[.B$2]" office:value-type="float" office:value="47.6989789009094" calcext:value-type="float">
            <text:p>47.6989789009</text:p>
          </table:table-cell>
          <table:table-cell table:formula="of:=[.C955]/([.D956]-[.D955])" office:value-type="float" office:value="11658.4908311779" calcext:value-type="float">
            <text:p>11658.4908311779</text:p>
          </table:table-cell>
          <table:table-cell table:formula="of:=[.D956]-[.D955]" office:value-type="float" office:value="0.0494060516357422" calcext:value-type="float">
            <text:p>0.04940605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5648247.25007" calcext:value-type="float">
            <text:p>1455648247.25007</text:p>
          </table:table-cell>
          <table:table-cell office:value-type="float" office:value="584" calcext:value-type="float">
            <text:p>584</text:p>
          </table:table-cell>
          <table:table-cell table:formula="of:=[.B957]-[.B$2]" office:value-type="float" office:value="47.7495355606079" calcext:value-type="float">
            <text:p>47.7495355606</text:p>
          </table:table-cell>
          <table:table-cell table:formula="of:=[.C956]/([.D957]-[.D956])" office:value-type="float" office:value="11551.3960669653" calcext:value-type="float">
            <text:p>11551.3960669653</text:p>
          </table:table-cell>
          <table:table-cell table:formula="of:=[.D957]-[.D956]" office:value-type="float" office:value="0.0505566596984863" calcext:value-type="float">
            <text:p>0.050556659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5648247.29949" calcext:value-type="float">
            <text:p>1455648247.29949</text:p>
          </table:table-cell>
          <table:table-cell office:value-type="float" office:value="584" calcext:value-type="float">
            <text:p>584</text:p>
          </table:table-cell>
          <table:table-cell table:formula="of:=[.B958]-[.B$2]" office:value-type="float" office:value="47.7989523410797" calcext:value-type="float">
            <text:p>47.7989523411</text:p>
          </table:table-cell>
          <table:table-cell table:formula="of:=[.C957]/([.D958]-[.D957])" office:value-type="float" office:value="11817.847994635" calcext:value-type="float">
            <text:p>11817.847994635</text:p>
          </table:table-cell>
          <table:table-cell table:formula="of:=[.D958]-[.D957]" office:value-type="float" office:value="0.0494167804718018" calcext:value-type="float">
            <text:p>0.049416780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5648247.35002" calcext:value-type="float">
            <text:p>1455648247.35002</text:p>
          </table:table-cell>
          <table:table-cell office:value-type="float" office:value="592" calcext:value-type="float">
            <text:p>592</text:p>
          </table:table-cell>
          <table:table-cell table:formula="of:=[.B959]-[.B$2]" office:value-type="float" office:value="47.8494856357574" calcext:value-type="float">
            <text:p>47.8494856358</text:p>
          </table:table-cell>
          <table:table-cell table:formula="of:=[.C958]/([.D959]-[.D958])" office:value-type="float" office:value="11556.7370725447" calcext:value-type="float">
            <text:p>11556.7370725447</text:p>
          </table:table-cell>
          <table:table-cell table:formula="of:=[.D959]-[.D958]" office:value-type="float" office:value="0.0505332946777344" calcext:value-type="float">
            <text:p>0.050533294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5648247.39924" calcext:value-type="float">
            <text:p>1455648247.39924</text:p>
          </table:table-cell>
          <table:table-cell office:value-type="float" office:value="592" calcext:value-type="float">
            <text:p>592</text:p>
          </table:table-cell>
          <table:table-cell table:formula="of:=[.B960]-[.B$2]" office:value-type="float" office:value="47.8987009525299" calcext:value-type="float">
            <text:p>47.8987009525</text:p>
          </table:table-cell>
          <table:table-cell table:formula="of:=[.C959]/([.D960]-[.D959])" office:value-type="float" office:value="12028.7755687323" calcext:value-type="float">
            <text:p>12028.7755687323</text:p>
          </table:table-cell>
          <table:table-cell table:formula="of:=[.D960]-[.D959]" office:value-type="float" office:value="0.0492153167724609" calcext:value-type="float">
            <text:p>0.049215316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5648247.44985" calcext:value-type="float">
            <text:p>1455648247.44985</text:p>
          </table:table-cell>
          <table:table-cell office:value-type="float" office:value="592" calcext:value-type="float">
            <text:p>592</text:p>
          </table:table-cell>
          <table:table-cell table:formula="of:=[.B961]-[.B$2]" office:value-type="float" office:value="47.9493160247803" calcext:value-type="float">
            <text:p>47.9493160248</text:p>
          </table:table-cell>
          <table:table-cell table:formula="of:=[.C960]/([.D961]-[.D960])" office:value-type="float" office:value="11696.1208130196" calcext:value-type="float">
            <text:p>11696.1208130196</text:p>
          </table:table-cell>
          <table:table-cell table:formula="of:=[.D961]-[.D960]" office:value-type="float" office:value="0.0506150722503662" calcext:value-type="float">
            <text:p>0.05061507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5648247.50029" calcext:value-type="float">
            <text:p>1455648247.50029</text:p>
          </table:table-cell>
          <table:table-cell office:value-type="float" office:value="592" calcext:value-type="float">
            <text:p>592</text:p>
          </table:table-cell>
          <table:table-cell table:formula="of:=[.B962]-[.B$2]" office:value-type="float" office:value="47.999755859375" calcext:value-type="float">
            <text:p>47.9997558594</text:p>
          </table:table-cell>
          <table:table-cell table:formula="of:=[.C961]/([.D962]-[.D961])" office:value-type="float" office:value="11736.7553790887" calcext:value-type="float">
            <text:p>11736.7553790887</text:p>
          </table:table-cell>
          <table:table-cell table:formula="of:=[.D962]-[.D961]" office:value-type="float" office:value="0.0504398345947266" calcext:value-type="float">
            <text:p>0.050439834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5648247.5496" calcext:value-type="float">
            <text:p>1455648247.5496</text:p>
          </table:table-cell>
          <table:table-cell office:value-type="float" office:value="600" calcext:value-type="float">
            <text:p>600</text:p>
          </table:table-cell>
          <table:table-cell table:formula="of:=[.B963]-[.B$2]" office:value-type="float" office:value="48.0490617752075" calcext:value-type="float">
            <text:p>48.0490617752</text:p>
          </table:table-cell>
          <table:table-cell table:formula="of:=[.C962]/([.D963]-[.D962])" office:value-type="float" office:value="12006.6728303128" calcext:value-type="float">
            <text:p>12006.6728303128</text:p>
          </table:table-cell>
          <table:table-cell table:formula="of:=[.D963]-[.D962]" office:value-type="float" office:value="0.0493059158325195" calcext:value-type="float">
            <text:p>0.049305915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5648247.60021" calcext:value-type="float">
            <text:p>1455648247.60021</text:p>
          </table:table-cell>
          <table:table-cell office:value-type="float" office:value="600" calcext:value-type="float">
            <text:p>600</text:p>
          </table:table-cell>
          <table:table-cell table:formula="of:=[.B964]-[.B$2]" office:value-type="float" office:value="48.099677324295" calcext:value-type="float">
            <text:p>48.0996773243</text:p>
          </table:table-cell>
          <table:table-cell table:formula="of:=[.C963]/([.D964]-[.D963])" office:value-type="float" office:value="11854.0648242792" calcext:value-type="float">
            <text:p>11854.0648242792</text:p>
          </table:table-cell>
          <table:table-cell table:formula="of:=[.D964]-[.D963]" office:value-type="float" office:value="0.0506155490875244" calcext:value-type="float">
            <text:p>0.050615549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5648247.64955" calcext:value-type="float">
            <text:p>1455648247.64955</text:p>
          </table:table-cell>
          <table:table-cell office:value-type="float" office:value="600" calcext:value-type="float">
            <text:p>600</text:p>
          </table:table-cell>
          <table:table-cell table:formula="of:=[.B965]-[.B$2]" office:value-type="float" office:value="48.1490125656128" calcext:value-type="float">
            <text:p>48.1490125656</text:p>
          </table:table-cell>
          <table:table-cell table:formula="of:=[.C964]/([.D965]-[.D964])" office:value-type="float" office:value="12161.6918043561" calcext:value-type="float">
            <text:p>12161.6918043561</text:p>
          </table:table-cell>
          <table:table-cell table:formula="of:=[.D965]-[.D964]" office:value-type="float" office:value="0.049335241317749" calcext:value-type="float">
            <text:p>0.04933524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5648247.70012" calcext:value-type="float">
            <text:p>1455648247.70012</text:p>
          </table:table-cell>
          <table:table-cell office:value-type="float" office:value="600" calcext:value-type="float">
            <text:p>600</text:p>
          </table:table-cell>
          <table:table-cell table:formula="of:=[.B966]-[.B$2]" office:value-type="float" office:value="48.1995823383331" calcext:value-type="float">
            <text:p>48.1995823383</text:p>
          </table:table-cell>
          <table:table-cell table:formula="of:=[.C965]/([.D966]-[.D965])" office:value-type="float" office:value="11864.7952664954" calcext:value-type="float">
            <text:p>11864.7952664954</text:p>
          </table:table-cell>
          <table:table-cell table:formula="of:=[.D966]-[.D965]" office:value-type="float" office:value="0.0505697727203369" calcext:value-type="float">
            <text:p>0.050569772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5648247.74963" calcext:value-type="float">
            <text:p>1455648247.74963</text:p>
          </table:table-cell>
          <table:table-cell office:value-type="float" office:value="608" calcext:value-type="float">
            <text:p>608</text:p>
          </table:table-cell>
          <table:table-cell table:formula="of:=[.B967]-[.B$2]" office:value-type="float" office:value="48.2490973472595" calcext:value-type="float">
            <text:p>48.2490973473</text:p>
          </table:table-cell>
          <table:table-cell table:formula="of:=[.C966]/([.D967]-[.D966])" office:value-type="float" office:value="12117.5379548442" calcext:value-type="float">
            <text:p>12117.5379548442</text:p>
          </table:table-cell>
          <table:table-cell table:formula="of:=[.D967]-[.D966]" office:value-type="float" office:value="0.0495150089263916" calcext:value-type="float">
            <text:p>0.049515008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5648247.80016" calcext:value-type="float">
            <text:p>1455648247.80016</text:p>
          </table:table-cell>
          <table:table-cell office:value-type="float" office:value="608" calcext:value-type="float">
            <text:p>608</text:p>
          </table:table-cell>
          <table:table-cell table:formula="of:=[.B968]-[.B$2]" office:value-type="float" office:value="48.2996232509613" calcext:value-type="float">
            <text:p>48.299623251</text:p>
          </table:table-cell>
          <table:table-cell table:formula="of:=[.C967]/([.D968]-[.D967])" office:value-type="float" office:value="12033.4314768239" calcext:value-type="float">
            <text:p>12033.4314768239</text:p>
          </table:table-cell>
          <table:table-cell table:formula="of:=[.D968]-[.D967]" office:value-type="float" office:value="0.0505259037017822" calcext:value-type="float">
            <text:p>0.050525903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5648247.84953" calcext:value-type="float">
            <text:p>1455648247.84953</text:p>
          </table:table-cell>
          <table:table-cell office:value-type="float" office:value="608" calcext:value-type="float">
            <text:p>608</text:p>
          </table:table-cell>
          <table:table-cell table:formula="of:=[.B969]-[.B$2]" office:value-type="float" office:value="48.3489952087402" calcext:value-type="float">
            <text:p>48.3489952087</text:p>
          </table:table-cell>
          <table:table-cell table:formula="of:=[.C968]/([.D969]-[.D968])" office:value-type="float" office:value="12314.6828149372" calcext:value-type="float">
            <text:p>12314.6828149372</text:p>
          </table:table-cell>
          <table:table-cell table:formula="of:=[.D969]-[.D968]" office:value-type="float" office:value="0.0493719577789307" calcext:value-type="float">
            <text:p>0.049371957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5648247.9" calcext:value-type="float">
            <text:p>1455648247.9</text:p>
          </table:table-cell>
          <table:table-cell office:value-type="float" office:value="608" calcext:value-type="float">
            <text:p>608</text:p>
          </table:table-cell>
          <table:table-cell table:formula="of:=[.B970]-[.B$2]" office:value-type="float" office:value="48.3994660377502" calcext:value-type="float">
            <text:p>48.3994660378</text:p>
          </table:table-cell>
          <table:table-cell table:formula="of:=[.C969]/([.D970]-[.D969])" office:value-type="float" office:value="12046.5625773537" calcext:value-type="float">
            <text:p>12046.5625773537</text:p>
          </table:table-cell>
          <table:table-cell table:formula="of:=[.D970]-[.D969]" office:value-type="float" office:value="0.0504708290100098" calcext:value-type="float">
            <text:p>0.05047082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5648247.94941" calcext:value-type="float">
            <text:p>1455648247.94941</text:p>
          </table:table-cell>
          <table:table-cell office:value-type="float" office:value="608" calcext:value-type="float">
            <text:p>608</text:p>
          </table:table-cell>
          <table:table-cell table:formula="of:=[.B971]-[.B$2]" office:value-type="float" office:value="48.4488794803619" calcext:value-type="float">
            <text:p>48.4488794804</text:p>
          </table:table-cell>
          <table:table-cell table:formula="of:=[.C970]/([.D971]-[.D970])" office:value-type="float" office:value="12304.3440785506" calcext:value-type="float">
            <text:p>12304.3440785506</text:p>
          </table:table-cell>
          <table:table-cell table:formula="of:=[.D971]-[.D970]" office:value-type="float" office:value="0.0494134426116943" calcext:value-type="float">
            <text:p>0.04941344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5648247.99974" calcext:value-type="float">
            <text:p>1455648247.99974</text:p>
          </table:table-cell>
          <table:table-cell office:value-type="float" office:value="608" calcext:value-type="float">
            <text:p>608</text:p>
          </table:table-cell>
          <table:table-cell table:formula="of:=[.B972]-[.B$2]" office:value-type="float" office:value="48.4992024898529" calcext:value-type="float">
            <text:p>48.4992024899</text:p>
          </table:table-cell>
          <table:table-cell table:formula="of:=[.C971]/([.D972]-[.D971])" office:value-type="float" office:value="12081.9483204624" calcext:value-type="float">
            <text:p>12081.9483204624</text:p>
          </table:table-cell>
          <table:table-cell table:formula="of:=[.D972]-[.D971]" office:value-type="float" office:value="0.0503230094909668" calcext:value-type="float">
            <text:p>0.050323009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5648248.0494" calcext:value-type="float">
            <text:p>1455648248.0494</text:p>
          </table:table-cell>
          <table:table-cell office:value-type="float" office:value="608" calcext:value-type="float">
            <text:p>608</text:p>
          </table:table-cell>
          <table:table-cell table:formula="of:=[.B973]-[.B$2]" office:value-type="float" office:value="48.5488677024841" calcext:value-type="float">
            <text:p>48.5488677025</text:p>
          </table:table-cell>
          <table:table-cell table:formula="of:=[.C972]/([.D973]-[.D972])" office:value-type="float" office:value="12241.969132691" calcext:value-type="float">
            <text:p>12241.969132691</text:p>
          </table:table-cell>
          <table:table-cell table:formula="of:=[.D973]-[.D972]" office:value-type="float" office:value="0.0496652126312256" calcext:value-type="float">
            <text:p>0.049665212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5648248.10014" calcext:value-type="float">
            <text:p>1455648248.10014</text:p>
          </table:table-cell>
          <table:table-cell office:value-type="float" office:value="608" calcext:value-type="float">
            <text:p>608</text:p>
          </table:table-cell>
          <table:table-cell table:formula="of:=[.B974]-[.B$2]" office:value-type="float" office:value="48.5996015071869" calcext:value-type="float">
            <text:p>48.5996015072</text:p>
          </table:table-cell>
          <table:table-cell table:formula="of:=[.C973]/([.D974]-[.D973])" office:value-type="float" office:value="11984.1199287571" calcext:value-type="float">
            <text:p>11984.1199287571</text:p>
          </table:table-cell>
          <table:table-cell table:formula="of:=[.D974]-[.D973]" office:value-type="float" office:value="0.0507338047027588" calcext:value-type="float">
            <text:p>0.050733804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5648248.1499" calcext:value-type="float">
            <text:p>1455648248.1499</text:p>
          </table:table-cell>
          <table:table-cell office:value-type="float" office:value="608" calcext:value-type="float">
            <text:p>608</text:p>
          </table:table-cell>
          <table:table-cell table:formula="of:=[.B975]-[.B$2]" office:value-type="float" office:value="48.6493668556213" calcext:value-type="float">
            <text:p>48.6493668556</text:p>
          </table:table-cell>
          <table:table-cell table:formula="of:=[.C974]/([.D975]-[.D974])" office:value-type="float" office:value="12217.3363419904" calcext:value-type="float">
            <text:p>12217.3363419904</text:p>
          </table:table-cell>
          <table:table-cell table:formula="of:=[.D975]-[.D974]" office:value-type="float" office:value="0.0497653484344482" calcext:value-type="float">
            <text:p>0.049765348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5648248.20027" calcext:value-type="float">
            <text:p>1455648248.20027</text:p>
          </table:table-cell>
          <table:table-cell office:value-type="float" office:value="608" calcext:value-type="float">
            <text:p>608</text:p>
          </table:table-cell>
          <table:table-cell table:formula="of:=[.B976]-[.B$2]" office:value-type="float" office:value="48.6997306346893" calcext:value-type="float">
            <text:p>48.6997306347</text:p>
          </table:table-cell>
          <table:table-cell table:formula="of:=[.C975]/([.D976]-[.D975])" office:value-type="float" office:value="12072.1679598184" calcext:value-type="float">
            <text:p>12072.1679598184</text:p>
          </table:table-cell>
          <table:table-cell table:formula="of:=[.D976]-[.D975]" office:value-type="float" office:value="0.0503637790679932" calcext:value-type="float">
            <text:p>0.050363779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5648248.24978" calcext:value-type="float">
            <text:p>1455648248.24978</text:p>
          </table:table-cell>
          <table:table-cell office:value-type="float" office:value="608" calcext:value-type="float">
            <text:p>608</text:p>
          </table:table-cell>
          <table:table-cell table:formula="of:=[.B977]-[.B$2]" office:value-type="float" office:value="48.7492444515228" calcext:value-type="float">
            <text:p>48.7492444515</text:p>
          </table:table-cell>
          <table:table-cell table:formula="of:=[.C976]/([.D977]-[.D976])" office:value-type="float" office:value="12279.4007588744" calcext:value-type="float">
            <text:p>12279.4007588744</text:p>
          </table:table-cell>
          <table:table-cell table:formula="of:=[.D977]-[.D976]" office:value-type="float" office:value="0.0495138168334961" calcext:value-type="float">
            <text:p>0.049513816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5648248.30016" calcext:value-type="float">
            <text:p>1455648248.30016</text:p>
          </table:table-cell>
          <table:table-cell office:value-type="float" office:value="608" calcext:value-type="float">
            <text:p>608</text:p>
          </table:table-cell>
          <table:table-cell table:formula="of:=[.B978]-[.B$2]" office:value-type="float" office:value="48.7996234893799" calcext:value-type="float">
            <text:p>48.7996234894</text:p>
          </table:table-cell>
          <table:table-cell table:formula="of:=[.C977]/([.D978]-[.D977])" office:value-type="float" office:value="12068.5115449232" calcext:value-type="float">
            <text:p>12068.5115449232</text:p>
          </table:table-cell>
          <table:table-cell table:formula="of:=[.D978]-[.D977]" office:value-type="float" office:value="0.0503790378570557" calcext:value-type="float">
            <text:p>0.050379037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5648248.34962" calcext:value-type="float">
            <text:p>1455648248.34962</text:p>
          </table:table-cell>
          <table:table-cell office:value-type="float" office:value="608" calcext:value-type="float">
            <text:p>608</text:p>
          </table:table-cell>
          <table:table-cell table:formula="of:=[.B979]-[.B$2]" office:value-type="float" office:value="48.8490831851959" calcext:value-type="float">
            <text:p>48.8490831852</text:p>
          </table:table-cell>
          <table:table-cell table:formula="of:=[.C978]/([.D979]-[.D978])" office:value-type="float" office:value="12292.8374299225" calcext:value-type="float">
            <text:p>12292.8374299225</text:p>
          </table:table-cell>
          <table:table-cell table:formula="of:=[.D979]-[.D978]" office:value-type="float" office:value="0.04945969581604" calcext:value-type="float">
            <text:p>0.049459695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5648248.39999" calcext:value-type="float">
            <text:p>1455648248.39999</text:p>
          </table:table-cell>
          <table:table-cell office:value-type="float" office:value="608" calcext:value-type="float">
            <text:p>608</text:p>
          </table:table-cell>
          <table:table-cell table:formula="of:=[.B980]-[.B$2]" office:value-type="float" office:value="48.8994569778442" calcext:value-type="float">
            <text:p>48.8994569778</text:p>
          </table:table-cell>
          <table:table-cell table:formula="of:=[.C979]/([.D980]-[.D979])" office:value-type="float" office:value="12069.7681876914" calcext:value-type="float">
            <text:p>12069.7681876914</text:p>
          </table:table-cell>
          <table:table-cell table:formula="of:=[.D980]-[.D979]" office:value-type="float" office:value="0.0503737926483154" calcext:value-type="float">
            <text:p>0.05037379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5648248.44923" calcext:value-type="float">
            <text:p>1455648248.44923</text:p>
          </table:table-cell>
          <table:table-cell office:value-type="float" office:value="608" calcext:value-type="float">
            <text:p>608</text:p>
          </table:table-cell>
          <table:table-cell table:formula="of:=[.B981]-[.B$2]" office:value-type="float" office:value="48.9486906528473" calcext:value-type="float">
            <text:p>48.9486906528</text:p>
          </table:table-cell>
          <table:table-cell table:formula="of:=[.C980]/([.D981]-[.D980])" office:value-type="float" office:value="12349.2711028034" calcext:value-type="float">
            <text:p>12349.2711028034</text:p>
          </table:table-cell>
          <table:table-cell table:formula="of:=[.D981]-[.D980]" office:value-type="float" office:value="0.0492336750030518" calcext:value-type="float">
            <text:p>0.04923367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5648248.49971" calcext:value-type="float">
            <text:p>1455648248.49971</text:p>
          </table:table-cell>
          <table:table-cell office:value-type="float" office:value="608" calcext:value-type="float">
            <text:p>608</text:p>
          </table:table-cell>
          <table:table-cell table:formula="of:=[.B982]-[.B$2]" office:value-type="float" office:value="48.9991760253906" calcext:value-type="float">
            <text:p>48.9991760254</text:p>
          </table:table-cell>
          <table:table-cell table:formula="of:=[.C981]/([.D982]-[.D981])" office:value-type="float" office:value="12043.0922734721" calcext:value-type="float">
            <text:p>12043.0922734721</text:p>
          </table:table-cell>
          <table:table-cell table:formula="of:=[.D982]-[.D981]" office:value-type="float" office:value="0.050485372543335" calcext:value-type="float">
            <text:p>0.050485372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5648248.55011" calcext:value-type="float">
            <text:p>1455648248.55011</text:p>
          </table:table-cell>
          <table:table-cell office:value-type="float" office:value="608" calcext:value-type="float">
            <text:p>608</text:p>
          </table:table-cell>
          <table:table-cell table:formula="of:=[.B983]-[.B$2]" office:value-type="float" office:value="49.0495800971985" calcext:value-type="float">
            <text:p>49.0495800972</text:p>
          </table:table-cell>
          <table:table-cell table:formula="of:=[.C982]/([.D983]-[.D982])" office:value-type="float" office:value="12062.5175346483" calcext:value-type="float">
            <text:p>12062.5175346483</text:p>
          </table:table-cell>
          <table:table-cell table:formula="of:=[.D983]-[.D982]" office:value-type="float" office:value="0.0504040718078613" calcext:value-type="float">
            <text:p>0.05040407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5648248.5998" calcext:value-type="float">
            <text:p>1455648248.5998</text:p>
          </table:table-cell>
          <table:table-cell office:value-type="float" office:value="608" calcext:value-type="float">
            <text:p>608</text:p>
          </table:table-cell>
          <table:table-cell table:formula="of:=[.B984]-[.B$2]" office:value-type="float" office:value="49.0992662906647" calcext:value-type="float">
            <text:p>49.0992662907</text:p>
          </table:table-cell>
          <table:table-cell table:formula="of:=[.C983]/([.D984]-[.D983])" office:value-type="float" office:value="12236.7997543174" calcext:value-type="float">
            <text:p>12236.7997543174</text:p>
          </table:table-cell>
          <table:table-cell table:formula="of:=[.D984]-[.D983]" office:value-type="float" office:value="0.0496861934661865" calcext:value-type="float">
            <text:p>0.049686193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5648248.65016" calcext:value-type="float">
            <text:p>1455648248.65016</text:p>
          </table:table-cell>
          <table:table-cell office:value-type="float" office:value="608" calcext:value-type="float">
            <text:p>608</text:p>
          </table:table-cell>
          <table:table-cell table:formula="of:=[.B985]-[.B$2]" office:value-type="float" office:value="49.1496250629425" calcext:value-type="float">
            <text:p>49.1496250629</text:p>
          </table:table-cell>
          <table:table-cell table:formula="of:=[.C984]/([.D985]-[.D984])" office:value-type="float" office:value="12073.3682037686" calcext:value-type="float">
            <text:p>12073.3682037686</text:p>
          </table:table-cell>
          <table:table-cell table:formula="of:=[.D985]-[.D984]" office:value-type="float" office:value="0.050358772277832" calcext:value-type="float">
            <text:p>0.05035877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5648248.6997" calcext:value-type="float">
            <text:p>1455648248.6997</text:p>
          </table:table-cell>
          <table:table-cell office:value-type="float" office:value="608" calcext:value-type="float">
            <text:p>608</text:p>
          </table:table-cell>
          <table:table-cell table:formula="of:=[.B986]-[.B$2]" office:value-type="float" office:value="49.1991624832153" calcext:value-type="float">
            <text:p>49.1991624832</text:p>
          </table:table-cell>
          <table:table-cell table:formula="of:=[.C985]/([.D986]-[.D985])" office:value-type="float" office:value="12273.5499073517" calcext:value-type="float">
            <text:p>12273.5499073517</text:p>
          </table:table-cell>
          <table:table-cell table:formula="of:=[.D986]-[.D985]" office:value-type="float" office:value="0.0495374202728272" calcext:value-type="float">
            <text:p>0.049537420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5648248.75004" calcext:value-type="float">
            <text:p>1455648248.75004</text:p>
          </table:table-cell>
          <table:table-cell office:value-type="float" office:value="608" calcext:value-type="float">
            <text:p>608</text:p>
          </table:table-cell>
          <table:table-cell table:formula="of:=[.B987]-[.B$2]" office:value-type="float" office:value="49.249502658844" calcext:value-type="float">
            <text:p>49.2495026588</text:p>
          </table:table-cell>
          <table:table-cell table:formula="of:=[.C986]/([.D987]-[.D986])" office:value-type="float" office:value="12077.8283430109" calcext:value-type="float">
            <text:p>12077.8283430109</text:p>
          </table:table-cell>
          <table:table-cell table:formula="of:=[.D987]-[.D986]" office:value-type="float" office:value="0.0503401756286621" calcext:value-type="float">
            <text:p>0.050340175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5648248.79945" calcext:value-type="float">
            <text:p>1455648248.79945</text:p>
          </table:table-cell>
          <table:table-cell office:value-type="float" office:value="600" calcext:value-type="float">
            <text:p>600</text:p>
          </table:table-cell>
          <table:table-cell table:formula="of:=[.B988]-[.B$2]" office:value-type="float" office:value="49.2989180088043" calcext:value-type="float">
            <text:p>49.2989180088</text:p>
          </table:table-cell>
          <table:table-cell table:formula="of:=[.C987]/([.D988]-[.D987])" office:value-type="float" office:value="12303.8691517541" calcext:value-type="float">
            <text:p>12303.8691517541</text:p>
          </table:table-cell>
          <table:table-cell table:formula="of:=[.D988]-[.D987]" office:value-type="float" office:value="0.0494153499603272" calcext:value-type="float">
            <text:p>0.049415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5648248.84985" calcext:value-type="float">
            <text:p>1455648248.84985</text:p>
          </table:table-cell>
          <table:table-cell office:value-type="float" office:value="600" calcext:value-type="float">
            <text:p>600</text:p>
          </table:table-cell>
          <table:table-cell table:formula="of:=[.B989]-[.B$2]" office:value-type="float" office:value="49.3493182659149" calcext:value-type="float">
            <text:p>49.3493182659</text:p>
          </table:table-cell>
          <table:table-cell table:formula="of:=[.C988]/([.D989]-[.D988])" office:value-type="float" office:value="11904.7011741109" calcext:value-type="float">
            <text:p>11904.7011741109</text:p>
          </table:table-cell>
          <table:table-cell table:formula="of:=[.D989]-[.D988]" office:value-type="float" office:value="0.0504002571105957" calcext:value-type="float">
            <text:p>0.050400257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5648248.90013" calcext:value-type="float">
            <text:p>1455648248.90013</text:p>
          </table:table-cell>
          <table:table-cell office:value-type="float" office:value="600" calcext:value-type="float">
            <text:p>600</text:p>
          </table:table-cell>
          <table:table-cell table:formula="of:=[.B990]-[.B$2]" office:value-type="float" office:value="49.3995943069458" calcext:value-type="float">
            <text:p>49.3995943069</text:p>
          </table:table-cell>
          <table:table-cell table:formula="of:=[.C989]/([.D990]-[.D989])" office:value-type="float" office:value="11934.1138979386" calcext:value-type="float">
            <text:p>11934.1138979386</text:p>
          </table:table-cell>
          <table:table-cell table:formula="of:=[.D990]-[.D989]" office:value-type="float" office:value="0.0502760410308838" calcext:value-type="float">
            <text:p>0.05027604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5648248.94976" calcext:value-type="float">
            <text:p>1455648248.94976</text:p>
          </table:table-cell>
          <table:table-cell office:value-type="float" office:value="600" calcext:value-type="float">
            <text:p>600</text:p>
          </table:table-cell>
          <table:table-cell table:formula="of:=[.B991]-[.B$2]" office:value-type="float" office:value="49.4492268562317" calcext:value-type="float">
            <text:p>49.4492268562</text:p>
          </table:table-cell>
          <table:table-cell table:formula="of:=[.C990]/([.D991]-[.D990])" office:value-type="float" office:value="12088.841065647" calcext:value-type="float">
            <text:p>12088.841065647</text:p>
          </table:table-cell>
          <table:table-cell table:formula="of:=[.D991]-[.D990]" office:value-type="float" office:value="0.0496325492858887" calcext:value-type="float">
            <text:p>0.049632549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5648249.00003" calcext:value-type="float">
            <text:p>1455648249.00003</text:p>
          </table:table-cell>
          <table:table-cell office:value-type="float" office:value="592" calcext:value-type="float">
            <text:p>592</text:p>
          </table:table-cell>
          <table:table-cell table:formula="of:=[.B992]-[.B$2]" office:value-type="float" office:value="49.4994974136353" calcext:value-type="float">
            <text:p>49.4994974136</text:p>
          </table:table-cell>
          <table:table-cell table:formula="of:=[.C991]/([.D992]-[.D991])" office:value-type="float" office:value="11935.4156983638" calcext:value-type="float">
            <text:p>11935.4156983638</text:p>
          </table:table-cell>
          <table:table-cell table:formula="of:=[.D992]-[.D991]" office:value-type="float" office:value="0.0502705574035645" calcext:value-type="float">
            <text:p>0.050270557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5648249.0497" calcext:value-type="float">
            <text:p>1455648249.0497</text:p>
          </table:table-cell>
          <table:table-cell office:value-type="float" office:value="592" calcext:value-type="float">
            <text:p>592</text:p>
          </table:table-cell>
          <table:table-cell table:formula="of:=[.B993]-[.B$2]" office:value-type="float" office:value="49.5491609573364" calcext:value-type="float">
            <text:p>49.5491609573</text:p>
          </table:table-cell>
          <table:table-cell table:formula="of:=[.C992]/([.D993]-[.D992])" office:value-type="float" office:value="11920.2126123358" calcext:value-type="float">
            <text:p>11920.2126123358</text:p>
          </table:table-cell>
          <table:table-cell table:formula="of:=[.D993]-[.D992]" office:value-type="float" office:value="0.0496635437011719" calcext:value-type="float">
            <text:p>0.049663543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5648249.1003" calcext:value-type="float">
            <text:p>1455648249.1003</text:p>
          </table:table-cell>
          <table:table-cell office:value-type="float" office:value="592" calcext:value-type="float">
            <text:p>592</text:p>
          </table:table-cell>
          <table:table-cell table:formula="of:=[.B994]-[.B$2]" office:value-type="float" office:value="49.599769115448" calcext:value-type="float">
            <text:p>49.5997691154</text:p>
          </table:table-cell>
          <table:table-cell table:formula="of:=[.C993]/([.D994]-[.D993])" office:value-type="float" office:value="11697.7187491167" calcext:value-type="float">
            <text:p>11697.7187491167</text:p>
          </table:table-cell>
          <table:table-cell table:formula="of:=[.D994]-[.D993]" office:value-type="float" office:value="0.0506081581115723" calcext:value-type="float">
            <text:p>0.050608158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5648249.14975" calcext:value-type="float">
            <text:p>1455648249.14975</text:p>
          </table:table-cell>
          <table:table-cell office:value-type="float" office:value="592" calcext:value-type="float">
            <text:p>592</text:p>
          </table:table-cell>
          <table:table-cell table:formula="of:=[.B995]-[.B$2]" office:value-type="float" office:value="49.6492156982422" calcext:value-type="float">
            <text:p>49.6492156982</text:p>
          </table:table-cell>
          <table:table-cell table:formula="of:=[.C994]/([.D995]-[.D994])" office:value-type="float" office:value="11972.5159262081" calcext:value-type="float">
            <text:p>11972.5159262081</text:p>
          </table:table-cell>
          <table:table-cell table:formula="of:=[.D995]-[.D994]" office:value-type="float" office:value="0.0494465827941895" calcext:value-type="float">
            <text:p>0.049446582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5648249.20019" calcext:value-type="float">
            <text:p>1455648249.20019</text:p>
          </table:table-cell>
          <table:table-cell office:value-type="float" office:value="584" calcext:value-type="float">
            <text:p>584</text:p>
          </table:table-cell>
          <table:table-cell table:formula="of:=[.B996]-[.B$2]" office:value-type="float" office:value="49.6996536254883" calcext:value-type="float">
            <text:p>49.6996536255</text:p>
          </table:table-cell>
          <table:table-cell table:formula="of:=[.C995]/([.D996]-[.D995])" office:value-type="float" office:value="11737.1992134322" calcext:value-type="float">
            <text:p>11737.1992134322</text:p>
          </table:table-cell>
          <table:table-cell table:formula="of:=[.D996]-[.D995]" office:value-type="float" office:value="0.0504379272460938" calcext:value-type="float">
            <text:p>0.050437927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5648249.24974" calcext:value-type="float">
            <text:p>1455648249.24974</text:p>
          </table:table-cell>
          <table:table-cell office:value-type="float" office:value="584" calcext:value-type="float">
            <text:p>584</text:p>
          </table:table-cell>
          <table:table-cell table:formula="of:=[.B997]-[.B$2]" office:value-type="float" office:value="49.7492063045502" calcext:value-type="float">
            <text:p>49.7492063046</text:p>
          </table:table-cell>
          <table:table-cell table:formula="of:=[.C996]/([.D997]-[.D996])" office:value-type="float" office:value="11785.4374588022" calcext:value-type="float">
            <text:p>11785.4374588022</text:p>
          </table:table-cell>
          <table:table-cell table:formula="of:=[.D997]-[.D996]" office:value-type="float" office:value="0.0495526790618897" calcext:value-type="float">
            <text:p>0.049552679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5648249.30013" calcext:value-type="float">
            <text:p>1455648249.30013</text:p>
          </table:table-cell>
          <table:table-cell office:value-type="float" office:value="584" calcext:value-type="float">
            <text:p>584</text:p>
          </table:table-cell>
          <table:table-cell table:formula="of:=[.B998]-[.B$2]" office:value-type="float" office:value="49.7995924949646" calcext:value-type="float">
            <text:p>49.799592495</text:p>
          </table:table-cell>
          <table:table-cell table:formula="of:=[.C997]/([.D998]-[.D997])" office:value-type="float" office:value="11590.4773747841" calcext:value-type="float">
            <text:p>11590.4773747841</text:p>
          </table:table-cell>
          <table:table-cell table:formula="of:=[.D998]-[.D997]" office:value-type="float" office:value="0.0503861904144287" calcext:value-type="float">
            <text:p>0.050386190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5648249.3495" calcext:value-type="float">
            <text:p>1455648249.3495</text:p>
          </table:table-cell>
          <table:table-cell office:value-type="float" office:value="576" calcext:value-type="float">
            <text:p>576</text:p>
          </table:table-cell>
          <table:table-cell table:formula="of:=[.B999]-[.B$2]" office:value-type="float" office:value="49.848970413208" calcext:value-type="float">
            <text:p>49.8489704132</text:p>
          </table:table-cell>
          <table:table-cell table:formula="of:=[.C998]/([.D999]-[.D998])" office:value-type="float" office:value="11827.1490734213" calcext:value-type="float">
            <text:p>11827.1490734213</text:p>
          </table:table-cell>
          <table:table-cell table:formula="of:=[.D999]-[.D998]" office:value-type="float" office:value="0.0493779182434082" calcext:value-type="float">
            <text:p>0.049377918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5648249.40013" calcext:value-type="float">
            <text:p>1455648249.40013</text:p>
          </table:table-cell>
          <table:table-cell office:value-type="float" office:value="576" calcext:value-type="float">
            <text:p>576</text:p>
          </table:table-cell>
          <table:table-cell table:formula="of:=[.B1000]-[.B$2]" office:value-type="float" office:value="49.8995945453644" calcext:value-type="float">
            <text:p>49.8995945454</text:p>
          </table:table-cell>
          <table:table-cell table:formula="of:=[.C999]/([.D1000]-[.D999])" office:value-type="float" office:value="11377.972825703" calcext:value-type="float">
            <text:p>11377.972825703</text:p>
          </table:table-cell>
          <table:table-cell table:formula="of:=[.D1000]-[.D999]" office:value-type="float" office:value="0.0506241321563721" calcext:value-type="float">
            <text:p>0.05062413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5648249.44954" calcext:value-type="float">
            <text:p>1455648249.44954</text:p>
          </table:table-cell>
          <table:table-cell office:value-type="float" office:value="576" calcext:value-type="float">
            <text:p>576</text:p>
          </table:table-cell>
          <table:table-cell table:formula="of:=[.B1001]-[.B$2]" office:value-type="float" office:value="49.9490013122559" calcext:value-type="float">
            <text:p>49.9490013123</text:p>
          </table:table-cell>
          <table:table-cell table:formula="of:=[.C1000]/([.D1001]-[.D1000])" office:value-type="float" office:value="11658.3220526283" calcext:value-type="float">
            <text:p>11658.3220526283</text:p>
          </table:table-cell>
          <table:table-cell table:formula="of:=[.D1001]-[.D1000]" office:value-type="float" office:value="0.0494067668914795" calcext:value-type="float">
            <text:p>0.04940676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5648249.49998" calcext:value-type="float">
            <text:p>1455648249.49998</text:p>
          </table:table-cell>
          <table:table-cell office:value-type="float" office:value="568" calcext:value-type="float">
            <text:p>568</text:p>
          </table:table-cell>
          <table:table-cell table:formula="of:=[.B1002]-[.B$2]" office:value-type="float" office:value="49.9994444847107" calcext:value-type="float">
            <text:p>49.9994444847</text:p>
          </table:table-cell>
          <table:table-cell table:formula="of:=[.C1001]/([.D1002]-[.D1001])" office:value-type="float" office:value="11418.7901348937" calcext:value-type="float">
            <text:p>11418.7901348937</text:p>
          </table:table-cell>
          <table:table-cell table:formula="of:=[.D1002]-[.D1001]" office:value-type="float" office:value="0.050443172454834" calcext:value-type="float">
            <text:p>0.0504431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2:51:38.863865016</dc:date>
    <meta:editing-duration>PT1M6S</meta:editing-duration>
    <meta:editing-cycles>1</meta:editing-cycles>
    <meta:document-statistic meta:table-count="1" meta:cell-count="600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181cm" svg:height="20.374cm" xlink:href=".." xlink:type="simple" chart:class="chart:scatter" chart:style-name="ch1">
        <chart:legend chart:legend-position="end" svg:x="32.329cm" svg:y="9.888cm" style:legend-expansion="high" chart:style-name="ch2"/>
        <chart:plot-area chart:style-name="ch3" table:cell-range-address="'pubA1.pub_a.a_pub.network'.D2:'pubA1.pub_a.a_pub.network'.E1002" svg:x="0.703cm" svg:y="0.407cm" svg:width="30.923cm" svg:height="19.56cm">
          <chartooo:coordinate-region svg:x="1.695cm" svg:y="0.606cm" svg:width="29.56cm" svg:height="18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ubA1.pub_a.a_pub.network'.E2:'pubA1.pub_a.a_pub.network'.E1002" chart:class="chart:scatter">
            <chart:domain table:cell-range-address="'pubA1.pub_a.a_pub.network'.D2:'pubA1.pub_a.a_pub.network'.D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ubA1.pub_a.a_pub.network'.D2:'pubA1.pub_a.a_pub.network'.D1002</svg:desc>
                </draw:g>
              </table:table-cell>
              <table:table-cell office:value-type="float" office:value="0">
                <text:p>0</text:p>
                <draw:g>
                  <svg:desc>'pubA1.pub_a.a_pub.network'.E2:'pubA1.pub_a.a_pub.network'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7565269470215">
                <text:p>0.0497565269470215</text:p>
              </table:table-cell>
              <table:table-cell office:value-type="float" office:value="7878.36338371012">
                <text:p>7878.3633837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49227142334">
                <text:p>0.099149227142334</text:p>
              </table:table-cell>
              <table:table-cell office:value-type="float" office:value="7936.39542786531">
                <text:p>7936.39542786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817943572998">
                <text:p>0.149817943572998</text:p>
              </table:table-cell>
              <table:table-cell office:value-type="float" office:value="7736.52911725955">
                <text:p>7736.52911725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279308319092">
                <text:p>0.199279308319092</text:p>
              </table:table-cell>
              <table:table-cell office:value-type="float" office:value="7925.37775721117">
                <text:p>7925.37775721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894380569458">
                <text:p>0.249894380569458</text:p>
              </table:table-cell>
              <table:table-cell office:value-type="float" office:value="7902.78433312137">
                <text:p>7902.78433312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230575561523">
                <text:p>0.299230575561523</text:p>
              </table:table-cell>
              <table:table-cell office:value-type="float" office:value="8107.6378116377">
                <text:p>8107.6378116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506378173828">
                <text:p>0.349506378173828</text:p>
              </table:table-cell>
              <table:table-cell office:value-type="float" office:value="7956.11366136803">
                <text:p>7956.11366136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8950338363647">
                <text:p>0.398950338363647</text:p>
              </table:table-cell>
              <table:table-cell office:value-type="float" office:value="8251.76621034511">
                <text:p>8251.76621034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9252128601074">
                <text:p>0.449252128601074</text:p>
              </table:table-cell>
              <table:table-cell office:value-type="float" office:value="8111.04332617629">
                <text:p>8111.04332617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68695640564">
                <text:p>0.49968695640564</text:p>
              </table:table-cell>
              <table:table-cell office:value-type="float" office:value="8089.64792307801">
                <text:p>8089.64792307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8913955688477">
                <text:p>0.548913955688477</text:p>
              </table:table-cell>
              <table:table-cell office:value-type="float" office:value="8450.64712577431">
                <text:p>8450.64712577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28035736084">
                <text:p>0.59928035736084</text:p>
              </table:table-cell>
              <table:table-cell office:value-type="float" office:value="8259.47429610134">
                <text:p>8259.47429610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515390396118">
                <text:p>0.649515390396118</text:p>
              </table:table-cell>
              <table:table-cell office:value-type="float" office:value="8440.3248964172">
                <text:p>8440.3248964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8782682418823">
                <text:p>0.698782682418823</text:p>
              </table:table-cell>
              <table:table-cell office:value-type="float" office:value="8606.11538796566">
                <text:p>8606.11538796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114513397217">
                <text:p>0.749114513397217</text:p>
              </table:table-cell>
              <table:table-cell office:value-type="float" office:value="8583.03764441729">
                <text:p>8583.03764441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337387084961">
                <text:p>0.799337387084961</text:p>
              </table:table-cell>
              <table:table-cell office:value-type="float" office:value="8601.65833372894">
                <text:p>8601.658333728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890079498291">
                <text:p>0.84890079498291</text:p>
              </table:table-cell>
              <table:table-cell office:value-type="float" office:value="8716.10767543438">
                <text:p>8716.1076754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9195671081543">
                <text:p>0.899195671081543</text:p>
              </table:table-cell>
              <table:table-cell office:value-type="float" office:value="8748.40608290038">
                <text:p>8748.406082900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623107910156">
                <text:p>0.949623107910156</text:p>
              </table:table-cell>
              <table:table-cell office:value-type="float" office:value="8725.40877886416">
                <text:p>8725.40877886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775005340576">
                <text:p>0.998775005340576</text:p>
              </table:table-cell>
              <table:table-cell office:value-type="float" office:value="9114.60235353467">
                <text:p>9114.60235353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21507835388">
                <text:p>1.04921507835388</text:p>
              </table:table-cell>
              <table:table-cell office:value-type="float" office:value="8881.82695298283">
                <text:p>8881.82695298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954929351807">
                <text:p>1.09954929351807</text:p>
              </table:table-cell>
              <table:table-cell office:value-type="float" office:value="9059.44392919566">
                <text:p>9059.44392919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4889979362488">
                <text:p>1.14889979362488</text:p>
              </table:table-cell>
              <table:table-cell office:value-type="float" office:value="9240.02794324391">
                <text:p>9240.02794324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9917178153992">
                <text:p>1.19917178153992</text:p>
              </table:table-cell>
              <table:table-cell office:value-type="float" office:value="9229.79216147513">
                <text:p>9229.79216147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932050704956">
                <text:p>1.24932050704956</text:p>
              </table:table-cell>
              <table:table-cell office:value-type="float" office:value="9252.47840866411">
                <text:p>9252.47840866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879212379456">
                <text:p>1.29879212379456</text:p>
              </table:table-cell>
              <table:table-cell office:value-type="float" office:value="9540.82423529752">
                <text:p>9540.82423529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909009933472">
                <text:p>1.34909009933472</text:p>
              </table:table-cell>
              <table:table-cell office:value-type="float" office:value="9384.07550067547">
                <text:p>9384.07550067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956450462341">
                <text:p>1.39956450462341</text:p>
              </table:table-cell>
              <table:table-cell office:value-type="float" office:value="9509.77029356888">
                <text:p>9509.77029356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4898843765259">
                <text:p>1.44898843765259</text:p>
              </table:table-cell>
              <table:table-cell office:value-type="float" office:value="9711.89402746757">
                <text:p>9711.894027467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0037050247192">
                <text:p>1.50037050247192</text:p>
              </table:table-cell>
              <table:table-cell office:value-type="float" office:value="9497.47741193066">
                <text:p>9497.47741193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4886913299561">
                <text:p>1.54886913299561</text:p>
              </table:table-cell>
              <table:table-cell office:value-type="float" office:value="10227.0929022997">
                <text:p>10227.0929022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934401512146">
                <text:p>1.59934401512146</text:p>
              </table:table-cell>
              <table:table-cell office:value-type="float" office:value="9826.66980307689">
                <text:p>9826.66980307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4916634559631">
                <text:p>1.64916634559631</text:p>
              </table:table-cell>
              <table:table-cell office:value-type="float" office:value="10115.9459061109">
                <text:p>10115.9459061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997926235199">
                <text:p>1.6997926235199</text:p>
              </table:table-cell>
              <table:table-cell office:value-type="float" office:value="9955.30425445743">
                <text:p>9955.304254457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4953842163086">
                <text:p>1.74953842163086</text:p>
              </table:table-cell>
              <table:table-cell office:value-type="float" office:value="10292.3265771703">
                <text:p>10292.3265771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9906392097473">
                <text:p>1.79906392097473</text:p>
              </table:table-cell>
              <table:table-cell office:value-type="float" office:value="10338.1087880611">
                <text:p>10338.1087880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4977793693542">
                <text:p>1.84977793693542</text:p>
              </table:table-cell>
              <table:table-cell office:value-type="float" office:value="10253.5756664003">
                <text:p>10253.5756664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9929533004761">
                <text:p>1.89929533004761</text:p>
              </table:table-cell>
              <table:table-cell office:value-type="float" office:value="10501.360578937">
                <text:p>10501.360578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4893765449524">
                <text:p>1.94893765449524</text:p>
              </table:table-cell>
              <table:table-cell office:value-type="float" office:value="10636.0853540811">
                <text:p>10636.08535408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9946188926697">
                <text:p>1.99946188926697</text:p>
              </table:table-cell>
              <table:table-cell office:value-type="float" office:value="10450.4304198873">
                <text:p>10450.4304198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4909610748291">
                <text:p>2.04909610748291</text:p>
              </table:table-cell>
              <table:table-cell office:value-type="float" office:value="10799.0015611415">
                <text:p>10799.0015611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9965538978577">
                <text:p>2.09965538978577</text:p>
              </table:table-cell>
              <table:table-cell office:value-type="float" office:value="10601.4163094581">
                <text:p>10601.4163094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90752696991">
                <text:p>2.1490752696991</text:p>
              </table:table-cell>
              <table:table-cell office:value-type="float" office:value="11007.7159425324">
                <text:p>11007.7159425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9974946975708">
                <text:p>2.19974946975708</text:p>
              </table:table-cell>
              <table:table-cell office:value-type="float" office:value="10735.2459314115">
                <text:p>10735.2459314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4924564361572">
                <text:p>2.24924564361572</text:p>
              </table:table-cell>
              <table:table-cell office:value-type="float" office:value="11152.3771832641">
                <text:p>11152.37718326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9973530769348">
                <text:p>2.29973530769348</text:p>
              </table:table-cell>
              <table:table-cell office:value-type="float" office:value="10932.9307311268">
                <text:p>10932.9307311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918022155762">
                <text:p>2.34918022155762</text:p>
              </table:table-cell>
              <table:table-cell office:value-type="float" office:value="11163.9389547079">
                <text:p>11163.9389547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9972496032715">
                <text:p>2.39972496032715</text:p>
              </table:table-cell>
              <table:table-cell office:value-type="float" office:value="11079.2935849057">
                <text:p>11079.29358490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4920063018799">
                <text:p>2.44920063018799</text:p>
              </table:table-cell>
              <table:table-cell office:value-type="float" office:value="11318.69465487">
                <text:p>11318.69465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9977803230286">
                <text:p>2.49977803230286</text:p>
              </table:table-cell>
              <table:table-cell office:value-type="float" office:value="11230.3118833584">
                <text:p>11230.3118833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4927635192871">
                <text:p>2.54927635192871</text:p>
              </table:table-cell>
              <table:table-cell office:value-type="float" office:value="11475.1370206781">
                <text:p>11475.1370206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9877562522888">
                <text:p>2.59877562522888</text:p>
              </table:table-cell>
              <table:table-cell office:value-type="float" office:value="11636.5344700527">
                <text:p>11636.53447005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939045906067">
                <text:p>2.64939045906067</text:p>
              </table:table-cell>
              <table:table-cell office:value-type="float" office:value="11380.0630446456">
                <text:p>11380.0630446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9874429702759">
                <text:p>2.69874429702759</text:p>
              </table:table-cell>
              <table:table-cell office:value-type="float" office:value="11670.8248786261">
                <text:p>11670.8248786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932885169983">
                <text:p>2.74932885169983</text:p>
              </table:table-cell>
              <table:table-cell office:value-type="float" office:value="11545.0260219544">
                <text:p>11545.0260219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971122741699">
                <text:p>2.79971122741699</text:p>
              </table:table-cell>
              <table:table-cell office:value-type="float" office:value="11591.3549467866">
                <text:p>11591.3549467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4930276870728">
                <text:p>2.84930276870728</text:p>
              </table:table-cell>
              <table:table-cell office:value-type="float" office:value="11776.201844213">
                <text:p>11776.201844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9967608451843">
                <text:p>2.89967608451843</text:p>
              </table:table-cell>
              <table:table-cell office:value-type="float" office:value="11752.2539556325">
                <text:p>11752.25395563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4926834106445">
                <text:p>2.94926834106445</text:p>
              </table:table-cell>
              <table:table-cell office:value-type="float" office:value="11937.3475060696">
                <text:p>11937.3475060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9976372718811">
                <text:p>2.99976372718811</text:p>
              </table:table-cell>
              <table:table-cell office:value-type="float" office:value="11723.843413144">
                <text:p>11723.843413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4910016059875">
                <text:p>3.04910016059875</text:p>
              </table:table-cell>
              <table:table-cell office:value-type="float" office:value="11999.245974523">
                <text:p>11999.24597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9971928596497">
                <text:p>3.09971928596497</text:p>
              </table:table-cell>
              <table:table-cell office:value-type="float" office:value="11853.2273258224">
                <text:p>11853.2273258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4912056922913">
                <text:p>3.14912056922913</text:p>
              </table:table-cell>
              <table:table-cell office:value-type="float" office:value="12145.43348584">
                <text:p>12145.43348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9967293739319">
                <text:p>3.19967293739319</text:p>
              </table:table-cell>
              <table:table-cell office:value-type="float" office:value="11868.8801690311">
                <text:p>11868.8801690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4934029579163">
                <text:p>3.24934029579163</text:p>
              </table:table-cell>
              <table:table-cell office:value-type="float" office:value="12080.3686635945">
                <text:p>12080.3686635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998731136322">
                <text:p>3.2998731136322</text:p>
              </table:table-cell>
              <table:table-cell office:value-type="float" office:value="12031.7850058976">
                <text:p>12031.7850058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4931755065918">
                <text:p>3.34931755065918</text:p>
              </table:table-cell>
              <table:table-cell office:value-type="float" office:value="12296.6310581768">
                <text:p>12296.6310581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980173110962">
                <text:p>3.39980173110962</text:p>
              </table:table-cell>
              <table:table-cell office:value-type="float" office:value="12043.3766493818">
                <text:p>12043.3766493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4926285743713">
                <text:p>3.44926285743713</text:p>
              </table:table-cell>
              <table:table-cell office:value-type="float" office:value="12292.4818972789">
                <text:p>12292.48189727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9969387054443">
                <text:p>3.49969387054443</text:p>
              </table:table-cell>
              <table:table-cell office:value-type="float" office:value="12056.0734860984">
                <text:p>12056.0734860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4931235313416">
                <text:p>3.54931235313416</text:p>
              </table:table-cell>
              <table:table-cell office:value-type="float" office:value="12253.4984599861">
                <text:p>12253.4984599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9890460968018">
                <text:p>3.59890460968018</text:p>
              </table:table-cell>
              <table:table-cell office:value-type="float" office:value="12259.9785197471">
                <text:p>12259.9785197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46603775024">
                <text:p>3.64946603775024</text:p>
              </table:table-cell>
              <table:table-cell office:value-type="float" office:value="12024.976809544">
                <text:p>12024.9768095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873189926147">
                <text:p>3.69873189926147</text:p>
              </table:table-cell>
              <table:table-cell office:value-type="float" office:value="12341.2030430322">
                <text:p>12341.2030430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21607971191">
                <text:p>3.74921607971191</text:p>
              </table:table-cell>
              <table:table-cell office:value-type="float" office:value="12043.3766493818">
                <text:p>12043.3766493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5970249176">
                <text:p>3.7995970249176</text:p>
              </table:table-cell>
              <table:table-cell office:value-type="float" office:value="12068.0546487911">
                <text:p>12068.05464879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13229942322">
                <text:p>3.84913229942322</text:p>
              </table:table-cell>
              <table:table-cell office:value-type="float" office:value="12274.0815725383">
                <text:p>12274.0815725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54543113708">
                <text:p>3.89954543113708</text:p>
              </table:table-cell>
              <table:table-cell office:value-type="float" office:value="12060.3497408346">
                <text:p>12060.3497408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891834259033">
                <text:p>3.94891834259033</text:p>
              </table:table-cell>
              <table:table-cell office:value-type="float" office:value="12314.4449477268">
                <text:p>12314.4449477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36652183533">
                <text:p>3.99936652183533</text:p>
              </table:table-cell>
              <table:table-cell office:value-type="float" office:value="12051.9711335334">
                <text:p>12051.97113353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872345924377">
                <text:p>4.04872345924377</text:p>
              </table:table-cell>
              <table:table-cell office:value-type="float" office:value="12318.4304360007">
                <text:p>12318.4304360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20620918274">
                <text:p>4.09920620918274</text:p>
              </table:table-cell>
              <table:table-cell office:value-type="float" office:value="12043.7179182016">
                <text:p>12043.7179182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55377578735">
                <text:p>4.14955377578735</text:p>
              </table:table-cell>
              <table:table-cell office:value-type="float" office:value="12076.055329043">
                <text:p>12076.055329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16725158691">
                <text:p>4.19916725158691</text:p>
              </table:table-cell>
              <table:table-cell office:value-type="float" office:value="12254.7350332061">
                <text:p>12254.7350332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49479103088">
                <text:p>4.24949479103088</text:p>
              </table:table-cell>
              <table:table-cell office:value-type="float" office:value="12080.8608312134">
                <text:p>12080.8608312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889798164368">
                <text:p>4.29889798164368</text:p>
              </table:table-cell>
              <table:table-cell office:value-type="float" office:value="12306.8974383723">
                <text:p>12306.8974383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42579269409">
                <text:p>4.34942579269409</text:p>
              </table:table-cell>
              <table:table-cell office:value-type="float" office:value="11874.6485851394">
                <text:p>11874.64858513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864897727966">
                <text:p>4.39864897727966</text:p>
              </table:table-cell>
              <table:table-cell office:value-type="float" office:value="12189.3779334196">
                <text:p>12189.37793341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30934906006">
                <text:p>4.44930934906006</text:p>
              </table:table-cell>
              <table:table-cell office:value-type="float" office:value="11843.5767230628">
                <text:p>11843.57672306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74012374878">
                <text:p>4.49974012374878</text:p>
              </table:table-cell>
              <table:table-cell office:value-type="float" office:value="11897.4971870538">
                <text:p>11897.4971870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33190345764">
                <text:p>4.54933190345764</text:p>
              </table:table-cell>
              <table:table-cell office:value-type="float" office:value="11937.4622866016">
                <text:p>11937.4622866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893131256104">
                <text:p>4.59893131256104</text:p>
              </table:table-cell>
              <table:table-cell office:value-type="float" office:value="11935.6260629221">
                <text:p>11935.6260629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56283569336">
                <text:p>4.64956283569336</text:p>
              </table:table-cell>
              <table:table-cell office:value-type="float" office:value="11692.3205816428">
                <text:p>11692.3205816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898700714111">
                <text:p>4.69898700714111</text:p>
              </table:table-cell>
              <table:table-cell office:value-type="float" office:value="11977.9448528702">
                <text:p>11977.9448528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43590164185">
                <text:p>4.74943590164185</text:p>
              </table:table-cell>
              <table:table-cell office:value-type="float" office:value="11576.0713050218">
                <text:p>11576.0713050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889917373657">
                <text:p>4.79889917373657</text:p>
              </table:table-cell>
              <table:table-cell office:value-type="float" office:value="11806.740138048">
                <text:p>11806.7401380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30992126465">
                <text:p>4.84930992126465</text:p>
              </table:table-cell>
              <table:table-cell office:value-type="float" office:value="11584.8311845553">
                <text:p>11584.8311845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875912666321">
                <text:p>4.89875912666321</text:p>
              </table:table-cell>
              <table:table-cell office:value-type="float" office:value="11648.3165979605">
                <text:p>11648.3165979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22924041748">
                <text:p>4.94922924041748</text:p>
              </table:table-cell>
              <table:table-cell office:value-type="float" office:value="11412.6947049181">
                <text:p>11412.69470491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840259552">
                <text:p>4.999840259552</text:p>
              </table:table-cell>
              <table:table-cell office:value-type="float" office:value="11380.9207925456">
                <text:p>11380.92079254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22795295715">
                <text:p>5.04922795295715</text:p>
              </table:table-cell>
              <table:table-cell office:value-type="float" office:value="11500.8408135286">
                <text:p>11500.8408135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7797012329">
                <text:p>5.09997797012329</text:p>
              </table:table-cell>
              <table:table-cell office:value-type="float" office:value="11192.1144408793">
                <text:p>11192.1144408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45411682129">
                <text:p>5.14945411682129</text:p>
              </table:table-cell>
              <table:table-cell office:value-type="float" office:value="11318.5855684808">
                <text:p>11318.5855684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10073280335">
                <text:p>5.19910073280335</text:p>
              </table:table-cell>
              <table:table-cell office:value-type="float" office:value="11279.721465858">
                <text:p>11279.721465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48620796204">
                <text:p>5.24948620796204</text:p>
              </table:table-cell>
              <table:table-cell office:value-type="float" office:value="10955.5382431435">
                <text:p>10955.53824314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889416694641">
                <text:p>5.29889416694641</text:p>
              </table:table-cell>
              <table:table-cell office:value-type="float" office:value="11172.2890673255">
                <text:p>11172.2890673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51972961426">
                <text:p>5.34951972961426</text:p>
              </table:table-cell>
              <table:table-cell office:value-type="float" office:value="10903.5825166361">
                <text:p>10903.58251663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872241020203">
                <text:p>5.39872241020203</text:p>
              </table:table-cell>
              <table:table-cell office:value-type="float" office:value="11056.3081828358">
                <text:p>11056.3081828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36227798462">
                <text:p>5.44936227798462</text:p>
              </table:table-cell>
              <table:table-cell office:value-type="float" office:value="10742.5240985127">
                <text:p>10742.5240985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79400634766">
                <text:p>5.49979400634766</text:p>
              </table:table-cell>
              <table:table-cell office:value-type="float" office:value="10628.2298346303">
                <text:p>10628.22983463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43346977234">
                <text:p>5.54943346977234</text:p>
              </table:table-cell>
              <table:table-cell office:value-type="float" office:value="10797.8604727117">
                <text:p>10797.8604727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899568557739">
                <text:p>5.59899568557739</text:p>
              </table:table-cell>
              <table:table-cell office:value-type="float" office:value="10653.2767234786">
                <text:p>10653.2767234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51348304749">
                <text:p>5.64951348304749</text:p>
              </table:table-cell>
              <table:table-cell office:value-type="float" office:value="10451.7620807317">
                <text:p>10451.7620807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894742965698">
                <text:p>5.69894742965698</text:p>
              </table:table-cell>
              <table:table-cell office:value-type="float" office:value="10519.0873006304">
                <text:p>10519.0873006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25684928894">
                <text:p>5.74925684928894</text:p>
              </table:table-cell>
              <table:table-cell office:value-type="float" office:value="10336.0365475113">
                <text:p>10336.03654751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87380027771">
                <text:p>5.7987380027771</text:p>
              </table:table-cell>
              <table:table-cell office:value-type="float" office:value="10347.373977903">
                <text:p>10347.3739779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03717041016">
                <text:p>5.84903717041016</text:p>
              </table:table-cell>
              <table:table-cell office:value-type="float" office:value="10179.0948855287">
                <text:p>10179.0948855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5156288147">
                <text:p>5.8995156288147</text:p>
              </table:table-cell>
              <table:table-cell office:value-type="float" office:value="9984.45705217219">
                <text:p>9984.45705217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03302192688">
                <text:p>5.94903302192688</text:p>
              </table:table-cell>
              <table:table-cell office:value-type="float" office:value="10178.2417918928">
                <text:p>10178.24179189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59993362427">
                <text:p>5.99959993362427</text:p>
              </table:table-cell>
              <table:table-cell office:value-type="float" office:value="9808.78569306861">
                <text:p>9808.785693068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01719093323">
                <text:p>6.04901719093323</text:p>
              </table:table-cell>
              <table:table-cell office:value-type="float" office:value="9875.09276261513">
                <text:p>9875.092762615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61557388306">
                <text:p>6.09961557388306</text:p>
              </table:table-cell>
              <table:table-cell office:value-type="float" office:value="9644.57699140064">
                <text:p>9644.57699140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899015426636">
                <text:p>6.14899015426636</text:p>
              </table:table-cell>
              <table:table-cell office:value-type="float" office:value="9721.60160701524">
                <text:p>9721.601607015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39231872559">
                <text:p>6.19939231872559</text:p>
              </table:table-cell>
              <table:table-cell office:value-type="float" office:value="9523.4005354727">
                <text:p>9523.40053547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899864196777">
                <text:p>6.24899864196777</text:p>
              </table:table-cell>
              <table:table-cell office:value-type="float" office:value="9514.9160258382">
                <text:p>9514.9160258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33977127075">
                <text:p>6.29933977127075</text:p>
              </table:table-cell>
              <table:table-cell office:value-type="float" office:value="9376.03122010363">
                <text:p>9376.031220103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892272949219">
                <text:p>6.34892272949219</text:p>
              </table:table-cell>
              <table:table-cell office:value-type="float" office:value="9358.05398959445">
                <text:p>9358.053989594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29032325745">
                <text:p>6.39929032325745</text:p>
              </table:table-cell>
              <table:table-cell office:value-type="float" office:value="9212.27252114723">
                <text:p>9212.27252114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38969612122">
                <text:p>6.44938969612122</text:p>
              </table:table-cell>
              <table:table-cell office:value-type="float" office:value="9101.9103420707">
                <text:p>9101.91034207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879026412964">
                <text:p>6.49879026412964</text:p>
              </table:table-cell>
              <table:table-cell office:value-type="float" office:value="9230.66309525533">
                <text:p>9230.663095255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42274093628">
                <text:p>6.54942274093628</text:p>
              </table:table-cell>
              <table:table-cell office:value-type="float" office:value="8848.07594364499">
                <text:p>8848.075943644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14016723633">
                <text:p>6.59914016723633</text:p>
              </table:table-cell>
              <table:table-cell office:value-type="float" office:value="9010.92500839208">
                <text:p>9010.92500839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52921867371">
                <text:p>6.64952921867371</text:p>
              </table:table-cell>
              <table:table-cell office:value-type="float" office:value="8732.05562416311">
                <text:p>8732.055624163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08308982849">
                <text:p>6.69908308982849</text:p>
              </table:table-cell>
              <table:table-cell office:value-type="float" office:value="8879.22557302592">
                <text:p>8879.225573025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39942359924">
                <text:p>6.74939942359924</text:p>
              </table:table-cell>
              <table:table-cell office:value-type="float" office:value="8585.68118194483">
                <text:p>8585.68118194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03483390808">
                <text:p>6.79903483390808</text:p>
              </table:table-cell>
              <table:table-cell office:value-type="float" office:value="8703.46386404465">
                <text:p>8703.463864044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55620765686">
                <text:p>6.84955620765686</text:p>
              </table:table-cell>
              <table:table-cell office:value-type="float" office:value="8550.83636775491">
                <text:p>8550.83636775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890551567078">
                <text:p>6.89890551567078</text:p>
              </table:table-cell>
              <table:table-cell office:value-type="float" office:value="8591.81247040863">
                <text:p>8591.812470408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38516616821">
                <text:p>6.94938516616821</text:p>
              </table:table-cell>
              <table:table-cell office:value-type="float" office:value="8399.4242397049">
                <text:p>8399.42423970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041557312">
                <text:p>6.9999041557312</text:p>
              </table:table-cell>
              <table:table-cell office:value-type="float" office:value="8234.52732524116">
                <text:p>8234.527325241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28827285767">
                <text:p>7.04928827285767</text:p>
              </table:table-cell>
              <table:table-cell office:value-type="float" office:value="8423.76100264566">
                <text:p>8423.76100264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42865371704">
                <text:p>7.09942865371704</text:p>
              </table:table-cell>
              <table:table-cell office:value-type="float" office:value="8137.15398660986">
                <text:p>8137.153986609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888739585876">
                <text:p>7.14888739585876</text:p>
              </table:table-cell>
              <table:table-cell office:value-type="float" office:value="8249.29996866639">
                <text:p>8249.299968666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41854476929">
                <text:p>7.19941854476929</text:p>
              </table:table-cell>
              <table:table-cell office:value-type="float" office:value="8074.2276555489">
                <text:p>8074.22765554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09949302673">
                <text:p>7.24909949302673</text:p>
              </table:table-cell>
              <table:table-cell office:value-type="float" office:value="8051.37611156702">
                <text:p>8051.376111567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45063591003">
                <text:p>7.29945063591003</text:p>
              </table:table-cell>
              <table:table-cell office:value-type="float" office:value="7944.20895126617">
                <text:p>7944.208951266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886693954468">
                <text:p>7.34886693954468</text:p>
              </table:table-cell>
              <table:table-cell office:value-type="float" office:value="8094.49454085793">
                <text:p>8094.494540857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23691749573">
                <text:p>7.39923691749573</text:p>
              </table:table-cell>
              <table:table-cell office:value-type="float" office:value="7782.41357145224">
                <text:p>7782.41357145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72538948059">
                <text:p>7.44972538948059</text:p>
              </table:table-cell>
              <table:table-cell office:value-type="float" office:value="7764.14861827317">
                <text:p>7764.148618273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14884567261">
                <text:p>7.49914884567261</text:p>
              </table:table-cell>
              <table:table-cell office:value-type="float" office:value="7931.45664433156">
                <text:p>7931.45664433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68643188477">
                <text:p>7.54968643188477</text:p>
              </table:table-cell>
              <table:table-cell office:value-type="float" office:value="7756.60314195405">
                <text:p>7756.603141954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43342208862">
                <text:p>7.59943342208862</text:p>
              </table:table-cell>
              <table:table-cell office:value-type="float" office:value="7719.05995571616">
                <text:p>7719.059955716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865374565125">
                <text:p>7.64865374565125</text:p>
              </table:table-cell>
              <table:table-cell office:value-type="float" office:value="7801.65533677251">
                <text:p>7801.655336772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36776161194">
                <text:p>7.69936776161194</text:p>
              </table:table-cell>
              <table:table-cell office:value-type="float" office:value="7571.87126134173">
                <text:p>7571.871261341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865913391113">
                <text:p>7.74865913391113</text:p>
              </table:table-cell>
              <table:table-cell office:value-type="float" office:value="7790.41000662658">
                <text:p>7790.410006626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1943359375">
                <text:p>7.7991943359375</text:p>
              </table:table-cell>
              <table:table-cell office:value-type="float" office:value="7440.35810530289">
                <text:p>7440.35810530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68566894531">
                <text:p>7.84968566894531</text:p>
              </table:table-cell>
              <table:table-cell office:value-type="float" office:value="7446.82260501662">
                <text:p>7446.822605016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15466308594">
                <text:p>7.89915466308594</text:p>
              </table:table-cell>
              <table:table-cell office:value-type="float" office:value="7600.72054287477">
                <text:p>7600.720542874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57184791565">
                <text:p>7.94957184791565</text:p>
              </table:table-cell>
              <table:table-cell office:value-type="float" office:value="7457.77459153997">
                <text:p>7457.77459153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02272224426">
                <text:p>7.99902272224426</text:p>
              </table:table-cell>
              <table:table-cell office:value-type="float" office:value="7603.50560237595">
                <text:p>7603.505602375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60703849793">
                <text:p>8.04960703849793</text:p>
              </table:table-cell>
              <table:table-cell office:value-type="float" office:value="7433.13397999679">
                <text:p>7433.133979996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896349906921">
                <text:p>8.09896349906921</text:p>
              </table:table-cell>
              <table:table-cell office:value-type="float" office:value="7618.0503149515">
                <text:p>7618.05031495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53804016113">
                <text:p>8.14953804016113</text:p>
              </table:table-cell>
              <table:table-cell office:value-type="float" office:value="7434.57067295227">
                <text:p>7434.570672952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871020317078">
                <text:p>8.19871020317078</text:p>
              </table:table-cell>
              <table:table-cell office:value-type="float" office:value="7646.60281318639">
                <text:p>7646.60281318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20773506165">
                <text:p>8.24920773506165</text:p>
              </table:table-cell>
              <table:table-cell office:value-type="float" office:value="7445.90846167647">
                <text:p>7445.908461676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60656166077">
                <text:p>8.29960656166077</text:p>
              </table:table-cell>
              <table:table-cell office:value-type="float" office:value="7460.49115370787">
                <text:p>7460.491153707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0948677063">
                <text:p>8.3490948677063</text:p>
              </table:table-cell>
              <table:table-cell office:value-type="float" office:value="7597.75450091295">
                <text:p>7597.754500912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56212043762">
                <text:p>8.39956212043762</text:p>
              </table:table-cell>
              <table:table-cell office:value-type="float" office:value="7450.3758308728">
                <text:p>7450.37583087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895625114441">
                <text:p>8.44895625114441</text:p>
              </table:table-cell>
              <table:table-cell office:value-type="float" office:value="7612.24045488333">
                <text:p>7612.24045488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51004981995">
                <text:p>8.49951004981995</text:p>
              </table:table-cell>
              <table:table-cell office:value-type="float" office:value="7437.62110565087">
                <text:p>7437.62110565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889631271362">
                <text:p>8.54889631271362</text:p>
              </table:table-cell>
              <table:table-cell office:value-type="float" office:value="7613.45317440777">
                <text:p>7613.45317440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40886497498">
                <text:p>8.59940886497498</text:p>
              </table:table-cell>
              <table:table-cell office:value-type="float" office:value="7443.69435253581">
                <text:p>7443.694352535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865612983704">
                <text:p>8.64865612983704</text:p>
              </table:table-cell>
              <table:table-cell office:value-type="float" office:value="7634.94177906448">
                <text:p>7634.941779064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18560981751">
                <text:p>8.69918560981751</text:p>
              </table:table-cell>
              <table:table-cell office:value-type="float" office:value="7441.2006643515">
                <text:p>7441.2006643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51839447022">
                <text:p>8.74951839447022</text:p>
              </table:table-cell>
              <table:table-cell office:value-type="float" office:value="7470.28010856848">
                <text:p>7470.280108568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04341697693">
                <text:p>8.79904341697693</text:p>
              </table:table-cell>
              <table:table-cell office:value-type="float" office:value="7592.12173904671">
                <text:p>7592.12173904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55191612244">
                <text:p>8.84955191612244</text:p>
              </table:table-cell>
              <table:table-cell office:value-type="float" office:value="7602.68086552623">
                <text:p>7602.68086552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885067939758">
                <text:p>8.89885067939758</text:p>
              </table:table-cell>
              <table:table-cell office:value-type="float" office:value="7789.24205170863">
                <text:p>7789.242051708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50699806213">
                <text:p>8.94950699806213</text:p>
              </table:table-cell>
              <table:table-cell office:value-type="float" office:value="7580.49558521754">
                <text:p>7580.49558521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9897527694702">
                <text:p>8.99897527694702</text:p>
              </table:table-cell>
              <table:table-cell office:value-type="float" office:value="7762.55023736656">
                <text:p>7762.550237366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54123497009">
                <text:p>9.04954123497009</text:p>
              </table:table-cell>
              <table:table-cell office:value-type="float" office:value="7752.25102669163">
                <text:p>7752.25102669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897637367249">
                <text:p>9.09897637367249</text:p>
              </table:table-cell>
              <table:table-cell office:value-type="float" office:value="7929.58228275443">
                <text:p>7929.582282754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4950799942017">
                <text:p>9.14950799942017</text:p>
              </table:table-cell>
              <table:table-cell office:value-type="float" office:value="7757.518073085">
                <text:p>7757.5180730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9890880584717">
                <text:p>9.19890880584717</text:p>
              </table:table-cell>
              <table:table-cell office:value-type="float" office:value="7935.09313616664">
                <text:p>7935.093136166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4931597709656">
                <text:p>9.24931597709656</text:p>
              </table:table-cell>
              <table:table-cell office:value-type="float" office:value="7935.37883768559">
                <text:p>7935.37883768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29974675178528">
                <text:p>9.29974675178528</text:p>
              </table:table-cell>
              <table:table-cell office:value-type="float" office:value="7931.66479136922">
                <text:p>7931.66479136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4907078742981">
                <text:p>9.34907078742981</text:p>
              </table:table-cell>
              <table:table-cell office:value-type="float" office:value="8109.63650425367">
                <text:p>8109.636504253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3996729850769">
                <text:p>9.3996729850769</text:p>
              </table:table-cell>
              <table:table-cell office:value-type="float" office:value="8062.8909211698">
                <text:p>8062.89092116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4907331466675">
                <text:p>9.44907331466675</text:p>
              </table:table-cell>
              <table:table-cell office:value-type="float" office:value="8259.05420849421">
                <text:p>8259.054208494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49951481819153">
                <text:p>9.49951481819153</text:p>
              </table:table-cell>
              <table:table-cell office:value-type="float" office:value="8088.57729229984">
                <text:p>8088.577292299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4894375801086">
                <text:p>9.54894375801086</text:p>
              </table:table-cell>
              <table:table-cell office:value-type="float" office:value="8416.12224580359">
                <text:p>8416.122245803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59946608543396">
                <text:p>9.59946608543396</text:p>
              </table:table-cell>
              <table:table-cell office:value-type="float" office:value="8233.98329447963">
                <text:p>8233.98329447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4869022369385">
                <text:p>9.64869022369385</text:p>
              </table:table-cell>
              <table:table-cell office:value-type="float" office:value="8613.66018763834">
                <text:p>8613.660187638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69925999641418">
                <text:p>9.69925999641418</text:p>
              </table:table-cell>
              <table:table-cell office:value-type="float" office:value="8384.45532165673">
                <text:p>8384.45532165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4970245361328">
                <text:p>9.74970245361328</text:p>
              </table:table-cell>
              <table:table-cell office:value-type="float" office:value="8564.21403689541">
                <text:p>8564.21403689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9905247688293">
                <text:p>9.79905247688293</text:p>
              </table:table-cell>
              <table:table-cell office:value-type="float" office:value="8753.79526448265">
                <text:p>8753.795264482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486762046814">
                <text:p>9.8486762046814</text:p>
              </table:table-cell>
              <table:table-cell office:value-type="float" office:value="8705.51284970957">
                <text:p>8705.51284970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89900469779968">
                <text:p>9.89900469779968</text:p>
              </table:table-cell>
              <table:table-cell office:value-type="float" office:value="8742.56256720971">
                <text:p>8742.562567209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4948244094849">
                <text:p>9.94948244094849</text:p>
              </table:table-cell>
              <table:table-cell office:value-type="float" office:value="8716.7130016673">
                <text:p>8716.7130016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892282485962">
                <text:p>9.99892282485962</text:p>
              </table:table-cell>
              <table:table-cell office:value-type="float" office:value="9061.4183094788">
                <text:p>9061.4183094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0494861602783">
                <text:p>10.0494861602783</text:p>
              </table:table-cell>
              <table:table-cell office:value-type="float" office:value="8860.17499221984">
                <text:p>8860.174992219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0989139080048">
                <text:p>10.0989139080048</text:p>
              </table:table-cell>
              <table:table-cell office:value-type="float" office:value="9225.58726575501">
                <text:p>9225.587265755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1493940353394">
                <text:p>10.1493940353394</text:p>
              </table:table-cell>
              <table:table-cell office:value-type="float" office:value="9033.25772095462">
                <text:p>9033.257720954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1986877918243">
                <text:p>10.1986877918243</text:p>
              </table:table-cell>
              <table:table-cell office:value-type="float" office:value="9412.95679385547">
                <text:p>9412.956793855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249059677124">
                <text:p>10.249059677124</text:p>
              </table:table-cell>
              <table:table-cell office:value-type="float" office:value="9211.48766299846">
                <text:p>9211.487662998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2997753620148">
                <text:p>10.2997753620148</text:p>
              </table:table-cell>
              <table:table-cell office:value-type="float" office:value="9306.78548494008">
                <text:p>9306.785484940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3492686748505">
                <text:p>10.3492686748505</text:p>
              </table:table-cell>
              <table:table-cell office:value-type="float" office:value="9536.64188063009">
                <text:p>9536.641880630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3987586498261">
                <text:p>10.3987586498261</text:p>
              </table:table-cell>
              <table:table-cell office:value-type="float" office:value="9698.93398080703">
                <text:p>9698.933980807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4492428302765">
                <text:p>10.4492428302765</text:p>
              </table:table-cell>
              <table:table-cell office:value-type="float" office:value="9507.92893372248">
                <text:p>9507.928933722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4997575283051">
                <text:p>10.4997575283051</text:p>
              </table:table-cell>
              <table:table-cell office:value-type="float" office:value="9660.55463152628">
                <text:p>9660.554631526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5492024421692">
                <text:p>10.5492024421692</text:p>
              </table:table-cell>
              <table:table-cell office:value-type="float" office:value="10031.3654375636">
                <text:p>10031.36543756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989601612091">
                <text:p>10.5989601612091</text:p>
              </table:table-cell>
              <table:table-cell office:value-type="float" office:value="9968.30259847915">
                <text:p>9968.30259847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6493971347809">
                <text:p>10.6493971347809</text:p>
              </table:table-cell>
              <table:table-cell office:value-type="float" office:value="9992.66935163651">
                <text:p>9992.66935163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6986427307129">
                <text:p>10.6986427307129</text:p>
              </table:table-cell>
              <table:table-cell office:value-type="float" office:value="10234.4177273409">
                <text:p>10234.41772734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491788864136">
                <text:p>10.7491788864136</text:p>
              </table:table-cell>
              <table:table-cell office:value-type="float" office:value="10131.3602687249">
                <text:p>10131.36026872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7995316982269">
                <text:p>10.7995316982269</text:p>
              </table:table-cell>
              <table:table-cell office:value-type="float" office:value="10168.2504225952">
                <text:p>10168.2504225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8490116596222">
                <text:p>10.8490116596222</text:p>
              </table:table-cell>
              <table:table-cell office:value-type="float" office:value="10509.3048849827">
                <text:p>10509.30488498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8993473052979">
                <text:p>10.8993473052979</text:p>
              </table:table-cell>
              <table:table-cell office:value-type="float" office:value="10330.6512317464">
                <text:p>10330.6512317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9498450756073">
                <text:p>10.9498450756073</text:p>
              </table:table-cell>
              <table:table-cell office:value-type="float" office:value="10455.9071967819">
                <text:p>10455.90719678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9992144107819">
                <text:p>10.9992144107819</text:p>
              </table:table-cell>
              <table:table-cell office:value-type="float" office:value="10694.8979185783">
                <text:p>10694.8979185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0498111248016">
                <text:p>11.0498111248016</text:p>
              </table:table-cell>
              <table:table-cell office:value-type="float" office:value="10593.5733255426">
                <text:p>10593.57332554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993101596832">
                <text:p>11.0993101596832</text:p>
              </table:table-cell>
              <table:table-cell office:value-type="float" office:value="10828.4939551283">
                <text:p>10828.4939551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496262550354">
                <text:p>11.1496262550354</text:p>
              </table:table-cell>
              <table:table-cell office:value-type="float" office:value="10811.6497552608">
                <text:p>10811.6497552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1991994380951">
                <text:p>11.1991994380951</text:p>
              </table:table-cell>
              <table:table-cell office:value-type="float" office:value="10973.6750078153">
                <text:p>10973.6750078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495667934418">
                <text:p>11.2495667934418</text:p>
              </table:table-cell>
              <table:table-cell office:value-type="float" office:value="10959.4795319423">
                <text:p>10959.47953194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2990913391113">
                <text:p>11.2990913391113</text:p>
              </table:table-cell>
              <table:table-cell office:value-type="float" office:value="11145.9881668199">
                <text:p>11145.9881668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49579334259">
                <text:p>11.349579334259</text:p>
              </table:table-cell>
              <table:table-cell office:value-type="float" office:value="10933.2921298439">
                <text:p>10933.29212984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3990054130554">
                <text:p>11.3990054130554</text:p>
              </table:table-cell>
              <table:table-cell office:value-type="float" office:value="11330.0511316495">
                <text:p>11330.05113164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4494338035583">
                <text:p>11.4494338035583</text:p>
              </table:table-cell>
              <table:table-cell office:value-type="float" office:value="11104.8557055864">
                <text:p>11104.85570558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4990875720978">
                <text:p>11.4990875720978</text:p>
              </table:table-cell>
              <table:table-cell office:value-type="float" office:value="11439.2123036737">
                <text:p>11439.21230367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5496878623962">
                <text:p>11.5496878623962</text:p>
              </table:table-cell>
              <table:table-cell office:value-type="float" office:value="11225.2320421424">
                <text:p>11225.2320421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5992789268494">
                <text:p>11.5992789268494</text:p>
              </table:table-cell>
              <table:table-cell office:value-type="float" office:value="11614.9956923077">
                <text:p>11614.99569230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6486971378326">
                <text:p>11.6486971378326</text:p>
              </table:table-cell>
              <table:table-cell office:value-type="float" office:value="11655.6222602822">
                <text:p>11655.6222602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6991910934448">
                <text:p>11.6991910934448</text:p>
              </table:table-cell>
              <table:table-cell office:value-type="float" office:value="11407.3059441798">
                <text:p>11407.30594417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7497317790985">
                <text:p>11.7497317790985</text:p>
              </table:table-cell>
              <table:table-cell office:value-type="float" office:value="11555.0470367907">
                <text:p>11555.04703679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7990393638611">
                <text:p>11.7990393638611</text:p>
              </table:table-cell>
              <table:table-cell office:value-type="float" office:value="11844.0195927683">
                <text:p>11844.0195927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8496611118317">
                <text:p>11.8496611118317</text:p>
              </table:table-cell>
              <table:table-cell office:value-type="float" office:value="11536.5435492151">
                <text:p>11536.54354921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8990068435669">
                <text:p>11.8990068435669</text:p>
              </table:table-cell>
              <table:table-cell office:value-type="float" office:value="11996.9849302559">
                <text:p>11996.9849302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9495615959167">
                <text:p>11.9495615959167</text:p>
              </table:table-cell>
              <table:table-cell office:value-type="float" office:value="11710.0761547241">
                <text:p>11710.07615472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9990706443787">
                <text:p>11.9990706443787</text:p>
              </table:table-cell>
              <table:table-cell office:value-type="float" office:value="11957.4101783719">
                <text:p>11957.41017837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0494391918182">
                <text:p>12.0494391918182</text:p>
              </table:table-cell>
              <table:table-cell office:value-type="float" office:value="11753.3665371271">
                <text:p>11753.3665371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0989584922791">
                <text:p>12.0989584922791</text:p>
              </table:table-cell>
              <table:table-cell office:value-type="float" office:value="12116.4878020597">
                <text:p>12116.48780205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1493299007416">
                <text:p>12.1493299007416</text:p>
              </table:table-cell>
              <table:table-cell office:value-type="float" office:value="11911.5192192093">
                <text:p>11911.51921920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1987216472626">
                <text:p>12.1987216472626</text:p>
              </table:table-cell>
              <table:table-cell office:value-type="float" office:value="12147.7785715665">
                <text:p>12147.7785715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249085187912">
                <text:p>12.249085187912</text:p>
              </table:table-cell>
              <table:table-cell office:value-type="float" office:value="11913.3800416588">
                <text:p>11913.38004165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2996747493744">
                <text:p>12.2996747493744</text:p>
              </table:table-cell>
              <table:table-cell office:value-type="float" office:value="12018.2895922484">
                <text:p>12018.28959224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3490874767303">
                <text:p>12.3490874767303</text:p>
              </table:table-cell>
              <table:table-cell office:value-type="float" office:value="12304.5221855519">
                <text:p>12304.52218555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3995771408081">
                <text:p>12.3995771408081</text:p>
              </table:table-cell>
              <table:table-cell office:value-type="float" office:value="12042.0686313861">
                <text:p>12042.06863138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4490609169006">
                <text:p>12.4490609169006</text:p>
              </table:table-cell>
              <table:table-cell office:value-type="float" office:value="12286.8553697904">
                <text:p>12286.8553697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4993522167206">
                <text:p>12.4993522167206</text:p>
              </table:table-cell>
              <table:table-cell office:value-type="float" office:value="12089.5662306755">
                <text:p>12089.56623067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5490620136261">
                <text:p>12.5490620136261</text:p>
              </table:table-cell>
              <table:table-cell office:value-type="float" office:value="12230.9894195628">
                <text:p>12230.98941956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5986621379852">
                <text:p>12.5986621379852</text:p>
              </table:table-cell>
              <table:table-cell office:value-type="float" office:value="12258.0337822898">
                <text:p>12258.03378228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6491763591766">
                <text:p>12.6491763591766</text:p>
              </table:table-cell>
              <table:table-cell office:value-type="float" office:value="12036.2144691134">
                <text:p>12036.21446911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6995162963867">
                <text:p>12.6995162963867</text:p>
              </table:table-cell>
              <table:table-cell office:value-type="float" office:value="12077.885545678">
                <text:p>12077.8855456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7492010593414">
                <text:p>12.7492010593414</text:p>
              </table:table-cell>
              <table:table-cell office:value-type="float" office:value="12237.1520732462">
                <text:p>12237.15207324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7996225357056">
                <text:p>12.7996225357056</text:p>
              </table:table-cell>
              <table:table-cell office:value-type="float" office:value="12058.353777845">
                <text:p>12058.3537778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49072933197">
                <text:p>12.849072933197</text:p>
              </table:table-cell>
              <table:table-cell office:value-type="float" office:value="12295.148893496">
                <text:p>12295.1488934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8994760513306">
                <text:p>12.8994760513306</text:p>
              </table:table-cell>
              <table:table-cell office:value-type="float" office:value="12062.7457688051">
                <text:p>12062.7457688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487204551697">
                <text:p>12.9487204551697</text:p>
              </table:table-cell>
              <table:table-cell office:value-type="float" office:value="12346.5805776921">
                <text:p>12346.58057769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993214607239">
                <text:p>12.9993214607239</text:p>
              </table:table-cell>
              <table:table-cell office:value-type="float" office:value="12015.5714958819">
                <text:p>12015.5714958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487375259399">
                <text:p>13.0487375259399</text:p>
              </table:table-cell>
              <table:table-cell office:value-type="float" office:value="12303.6910636573">
                <text:p>12303.69106365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0992889404297">
                <text:p>13.0992889404297</text:p>
              </table:table-cell>
              <table:table-cell office:value-type="float" office:value="12027.3588016677">
                <text:p>12027.35880166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49621963501">
                <text:p>13.149621963501</text:p>
              </table:table-cell>
              <table:table-cell office:value-type="float" office:value="12079.5446587593">
                <text:p>12079.54465875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1992511749268">
                <text:p>13.1992511749268</text:p>
              </table:table-cell>
              <table:table-cell office:value-type="float" office:value="12250.8495003843">
                <text:p>12250.8495003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2496709823608">
                <text:p>13.2496709823608</text:p>
              </table:table-cell>
              <table:table-cell office:value-type="float" office:value="12058.7529175888">
                <text:p>12058.75291758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2991325855255">
                <text:p>13.2991325855255</text:p>
              </table:table-cell>
              <table:table-cell office:value-type="float" office:value="12292.3633909678">
                <text:p>12292.36339096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3496496677399">
                <text:p>13.3496496677399</text:p>
              </table:table-cell>
              <table:table-cell office:value-type="float" office:value="11877.1705272696">
                <text:p>11877.17052726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3989746570587">
                <text:p>13.3989746570587</text:p>
              </table:table-cell>
              <table:table-cell office:value-type="float" office:value="12164.2195626535">
                <text:p>12164.2195626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4489183425903">
                <text:p>13.4489183425903</text:p>
              </table:table-cell>
              <table:table-cell office:value-type="float" office:value="12013.5307119091">
                <text:p>12013.53071190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4992120265961">
                <text:p>13.4992120265961</text:p>
              </table:table-cell>
              <table:table-cell office:value-type="float" office:value="11929.9274225279">
                <text:p>11929.9274225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5488286018372">
                <text:p>13.5488286018372</text:p>
              </table:table-cell>
              <table:table-cell office:value-type="float" office:value="11931.4966243327">
                <text:p>11931.49662433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5995576381683">
                <text:p>13.5995576381683</text:p>
              </table:table-cell>
              <table:table-cell office:value-type="float" office:value="11669.8451777246">
                <text:p>11669.84517772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6491093635559">
                <text:p>13.6491093635559</text:p>
              </table:table-cell>
              <table:table-cell office:value-type="float" office:value="11947.1117376765">
                <text:p>11947.11173767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6995017528534">
                <text:p>13.6995017528534</text:p>
              </table:table-cell>
              <table:table-cell office:value-type="float" office:value="11747.8057352113">
                <text:p>11747.80573521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7489895820618">
                <text:p>13.7489895820618</text:p>
              </table:table-cell>
              <table:table-cell office:value-type="float" office:value="11800.8813347016">
                <text:p>11800.8813347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7993679046631">
                <text:p>13.7993679046631</text:p>
              </table:table-cell>
              <table:table-cell office:value-type="float" office:value="11592.2875126596">
                <text:p>11592.2875126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8497402667999">
                <text:p>13.8497402667999</text:p>
              </table:table-cell>
              <table:table-cell office:value-type="float" office:value="11593.6592056873">
                <text:p>11593.65920568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8993742465973">
                <text:p>13.8993742465973</text:p>
              </table:table-cell>
              <table:table-cell office:value-type="float" office:value="11604.9529445672">
                <text:p>11604.95294456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9486773014069">
                <text:p>13.9486773014069</text:p>
              </table:table-cell>
              <table:table-cell office:value-type="float" office:value="11682.8460675461">
                <text:p>11682.84606754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9991817474365">
                <text:p>13.9991817474365</text:p>
              </table:table-cell>
              <table:table-cell office:value-type="float" office:value="11404.9365012675">
                <text:p>11404.9365012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0496175289154">
                <text:p>14.0496175289154</text:p>
              </table:table-cell>
              <table:table-cell office:value-type="float" office:value="11261.8459225784">
                <text:p>11261.84592257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0991947650909">
                <text:p>14.0991947650909</text:p>
              </table:table-cell>
              <table:table-cell office:value-type="float" office:value="11456.8710121091">
                <text:p>11456.87101210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1495883464813">
                <text:p>14.1495883464813</text:p>
              </table:table-cell>
              <table:table-cell office:value-type="float" office:value="11112.5263287378">
                <text:p>11112.52632873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1990942955017">
                <text:p>14.1990942955017</text:p>
              </table:table-cell>
              <table:table-cell office:value-type="float" office:value="11311.7718391663">
                <text:p>11311.77183916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494223117828">
                <text:p>14.2494223117828</text:p>
              </table:table-cell>
              <table:table-cell office:value-type="float" office:value="10968.0460464918">
                <text:p>10968.0460464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2987549304962">
                <text:p>14.2987549304962</text:p>
              </table:table-cell>
              <table:table-cell office:value-type="float" office:value="11189.3512729803">
                <text:p>11189.35127298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492984771729">
                <text:p>14.3492984771729</text:p>
              </table:table-cell>
              <table:table-cell office:value-type="float" office:value="10921.2755395174">
                <text:p>10921.27553951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3996028900146">
                <text:p>14.3996028900146</text:p>
              </table:table-cell>
              <table:table-cell office:value-type="float" office:value="10814.1606127247">
                <text:p>10814.16061272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4492011070251">
                <text:p>14.4492011070251</text:p>
              </table:table-cell>
              <table:table-cell office:value-type="float" office:value="10968.1362111234">
                <text:p>10968.1362111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4996852874756">
                <text:p>14.4996852874756</text:p>
              </table:table-cell>
              <table:table-cell office:value-type="float" office:value="10617.1873093234">
                <text:p>10617.18730932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5492925643921">
                <text:p>14.5492925643921</text:p>
              </table:table-cell>
              <table:table-cell office:value-type="float" office:value="10804.8664090586">
                <text:p>10804.86640905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5987765789032">
                <text:p>14.5987765789032</text:p>
              </table:table-cell>
              <table:table-cell office:value-type="float" office:value="10670.1124639245">
                <text:p>10670.11246392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6492652893066">
                <text:p>14.6492652893066</text:p>
              </table:table-cell>
              <table:table-cell office:value-type="float" office:value="10457.7834486341">
                <text:p>10457.78344863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6996645927429">
                <text:p>14.6996645927429</text:p>
              </table:table-cell>
              <table:table-cell office:value-type="float" office:value="10317.6029140451">
                <text:p>10317.60291404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7490622997284">
                <text:p>14.7490622997284</text:p>
              </table:table-cell>
              <table:table-cell office:value-type="float" office:value="10526.8044152923">
                <text:p>10526.80441529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7996053695679">
                <text:p>14.7996053695679</text:p>
              </table:table-cell>
              <table:table-cell office:value-type="float" office:value="10129.9743293411">
                <text:p>10129.97432934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8489420413971">
                <text:p>14.8489420413971</text:p>
              </table:table-cell>
              <table:table-cell office:value-type="float" office:value="10377.6760980607">
                <text:p>10377.67609806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8995521068573">
                <text:p>14.8995521068573</text:p>
              </table:table-cell>
              <table:table-cell office:value-type="float" office:value="9958.49334350886">
                <text:p>9958.493343508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9489388465881">
                <text:p>14.9489388465881</text:p>
              </table:table-cell>
              <table:table-cell office:value-type="float" office:value="10205.16848747">
                <text:p>10205.168487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9994261264801">
                <text:p>14.9994261264801</text:p>
              </table:table-cell>
              <table:table-cell office:value-type="float" office:value="9824.25674469562">
                <text:p>9824.256744695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0489280223846">
                <text:p>15.0489280223846</text:p>
              </table:table-cell>
              <table:table-cell office:value-type="float" office:value="10019.8182501228">
                <text:p>10019.81825012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0994510650635">
                <text:p>15.0994510650635</text:p>
              </table:table-cell>
              <table:table-cell office:value-type="float" office:value="9658.95904374047">
                <text:p>9658.959043740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1487181186676">
                <text:p>15.1487181186676</text:p>
              </table:table-cell>
              <table:table-cell office:value-type="float" office:value="9742.81928562096">
                <text:p>9742.81928562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1992030143738">
                <text:p>15.1992030143738</text:p>
              </table:table-cell>
              <table:table-cell office:value-type="float" office:value="9507.79422807192">
                <text:p>9507.794228071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2497441768646">
                <text:p>15.2497441768646</text:p>
              </table:table-cell>
              <table:table-cell office:value-type="float" office:value="9338.92250866807">
                <text:p>9338.92250866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2990808486938">
                <text:p>15.2990808486938</text:p>
              </table:table-cell>
              <table:table-cell office:value-type="float" office:value="9566.92015289973">
                <text:p>9566.920152899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3497304916382">
                <text:p>15.3497304916382</text:p>
              </table:table-cell>
              <table:table-cell office:value-type="float" office:value="9160.97277348899">
                <text:p>9160.972773488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3990755081177">
                <text:p>15.3990755081177</text:p>
              </table:table-cell>
              <table:table-cell office:value-type="float" office:value="9403.17853967763">
                <text:p>9403.178539677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449579000473">
                <text:p>15.449579000473</text:p>
              </table:table-cell>
              <table:table-cell office:value-type="float" office:value="9029.07855939045">
                <text:p>9029.078559390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4991028308868">
                <text:p>15.4991028308868</text:p>
              </table:table-cell>
              <table:table-cell office:value-type="float" office:value="9207.68842372832">
                <text:p>9207.688423728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5498564243317">
                <text:p>15.5498564243317</text:p>
              </table:table-cell>
              <table:table-cell office:value-type="float" office:value="8826.96119806836">
                <text:p>8826.961198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5994818210602">
                <text:p>15.5994818210602</text:p>
              </table:table-cell>
              <table:table-cell office:value-type="float" office:value="9027.63563686678">
                <text:p>9027.635636866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6487493515015">
                <text:p>15.6487493515015</text:p>
              </table:table-cell>
              <table:table-cell office:value-type="float" office:value="8930.83124035172">
                <text:p>8930.831240351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6994044780731">
                <text:p>15.6994044780731</text:p>
              </table:table-cell>
              <table:table-cell office:value-type="float" office:value="8686.18893642658">
                <text:p>8686.188936426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486822605133">
                <text:p>15.7486822605133</text:p>
              </table:table-cell>
              <table:table-cell office:value-type="float" office:value="8766.62825735657">
                <text:p>8766.628257356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992970943451">
                <text:p>15.7992970943451</text:p>
              </table:table-cell>
              <table:table-cell office:value-type="float" office:value="8535.04728348422">
                <text:p>8535.047283484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8496923446655">
                <text:p>15.8496923446655</text:p>
              </table:table-cell>
              <table:table-cell office:value-type="float" office:value="8572.23641619317">
                <text:p>8572.236416193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8991639614105">
                <text:p>15.8991639614105</text:p>
              </table:table-cell>
              <table:table-cell office:value-type="float" office:value="8570.57092323337">
                <text:p>8570.570923233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9495375156403">
                <text:p>15.9495375156403</text:p>
              </table:table-cell>
              <table:table-cell office:value-type="float" office:value="8417.11502162986">
                <text:p>8417.115021629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9990890026093">
                <text:p>15.9990890026093</text:p>
              </table:table-cell>
              <table:table-cell office:value-type="float" office:value="8395.30810165805">
                <text:p>8395.308101658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0494933128357">
                <text:p>16.0494933128357</text:p>
              </table:table-cell>
              <table:table-cell office:value-type="float" office:value="8253.26243194536">
                <text:p>8253.262431945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0987582206726">
                <text:p>16.0987582206726</text:p>
              </table:table-cell>
              <table:table-cell office:value-type="float" office:value="8281.75709473847">
                <text:p>8281.757094738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.1492502689362">
                <text:p>16.1492502689362</text:p>
              </table:table-cell>
              <table:table-cell office:value-type="float" office:value="8080.48027424815">
                <text:p>8080.48027424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1995983123779">
                <text:p>16.1995983123779</text:p>
              </table:table-cell>
              <table:table-cell office:value-type="float" office:value="8103.59195927548">
                <text:p>8103.59195927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2491936683655">
                <text:p>16.2491936683655</text:p>
              </table:table-cell>
              <table:table-cell office:value-type="float" office:value="8065.27127460124">
                <text:p>8065.271274601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2995591163635">
                <text:p>16.2995591163635</text:p>
              </table:table-cell>
              <table:table-cell office:value-type="float" office:value="7941.95258653336">
                <text:p>7941.952586533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.3490433692932">
                <text:p>16.3490433692932</text:p>
              </table:table-cell>
              <table:table-cell office:value-type="float" office:value="8083.37958680234">
                <text:p>8083.37958680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.3994410037994">
                <text:p>16.3994410037994</text:p>
              </table:table-cell>
              <table:table-cell office:value-type="float" office:value="7778.14284024732">
                <text:p>7778.142840247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.4488270282745">
                <text:p>16.4488270282745</text:p>
              </table:table-cell>
              <table:table-cell office:value-type="float" office:value="7937.4682243893">
                <text:p>7937.46822438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.4992263317108">
                <text:p>16.4992263317108</text:p>
              </table:table-cell>
              <table:table-cell office:value-type="float" office:value="7777.88527366479">
                <text:p>7777.885273664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5497581958771">
                <text:p>16.5497581958771</text:p>
              </table:table-cell>
              <table:table-cell office:value-type="float" office:value="7757.48147169562">
                <text:p>7757.48147169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5995223522186">
                <text:p>16.5995223522186</text:p>
              </table:table-cell>
              <table:table-cell office:value-type="float" office:value="7716.39726723072">
                <text:p>7716.397267230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6488466262817">
                <text:p>16.6488466262817</text:p>
              </table:table-cell>
              <table:table-cell office:value-type="float" office:value="7785.21341254151">
                <text:p>7785.213412541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6995642185211">
                <text:p>16.6995642185211</text:p>
              </table:table-cell>
              <table:table-cell office:value-type="float" office:value="7571.33734163827">
                <text:p>7571.33734163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7490754127502">
                <text:p>16.7490754127502</text:p>
              </table:table-cell>
              <table:table-cell office:value-type="float" office:value="7755.8218091638">
                <text:p>7755.82180916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7996120452881">
                <text:p>16.7996120452881</text:p>
              </table:table-cell>
              <table:table-cell office:value-type="float" office:value="7440.14749535303">
                <text:p>7440.147495353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8489706516266">
                <text:p>16.8489706516266</text:p>
              </table:table-cell>
              <table:table-cell office:value-type="float" office:value="7617.71913537013">
                <text:p>7617.71913537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8994510173798">
                <text:p>16.8994510173798</text:p>
              </table:table-cell>
              <table:table-cell office:value-type="float" office:value="7448.44048552402">
                <text:p>7448.44048552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9489231109619">
                <text:p>16.9489231109619</text:p>
              </table:table-cell>
              <table:table-cell office:value-type="float" office:value="7600.24435544889">
                <text:p>7600.244355448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9992988109589">
                <text:p>16.9992988109589</text:p>
              </table:table-cell>
              <table:table-cell office:value-type="float" office:value="7463.91613462003">
                <text:p>7463.916134620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.0489847660065">
                <text:p>17.0489847660065</text:p>
              </table:table-cell>
              <table:table-cell office:value-type="float" office:value="7567.53089760938">
                <text:p>7567.530897609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0995073318481">
                <text:p>17.0995073318481</text:p>
              </table:table-cell>
              <table:table-cell office:value-type="float" office:value="7442.21901116999">
                <text:p>7442.219011169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.1490306854248">
                <text:p>17.1490306854248</text:p>
              </table:table-cell>
              <table:table-cell office:value-type="float" office:value="7592.37759248204">
                <text:p>7592.377592482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.1994206905365">
                <text:p>17.1994206905365</text:p>
              </table:table-cell>
              <table:table-cell office:value-type="float" office:value="7461.79721884448">
                <text:p>7461.797218844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.2489335536957">
                <text:p>17.2489335536957</text:p>
              </table:table-cell>
              <table:table-cell office:value-type="float" office:value="7593.98620902192">
                <text:p>7593.986209021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.2993323802948">
                <text:p>17.2993323802948</text:p>
              </table:table-cell>
              <table:table-cell office:value-type="float" office:value="7460.49115370787">
                <text:p>7460.491153707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3498177528381">
                <text:p>17.3498177528381</text:p>
              </table:table-cell>
              <table:table-cell office:value-type="float" office:value="7447.70180069988">
                <text:p>7447.701800699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.3993134498596">
                <text:p>17.3993134498596</text:p>
              </table:table-cell>
              <table:table-cell office:value-type="float" office:value="7596.61996146436">
                <text:p>7596.61996146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.4496726989746">
                <text:p>17.4496726989746</text:p>
              </table:table-cell>
              <table:table-cell office:value-type="float" office:value="7466.35437596463">
                <text:p>7466.35437596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.4992883205414">
                <text:p>17.4992883205414</text:p>
              </table:table-cell>
              <table:table-cell office:value-type="float" office:value="7578.25838166677">
                <text:p>7578.258381666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.5496773719788">
                <text:p>17.5496773719788</text:p>
              </table:table-cell>
              <table:table-cell office:value-type="float" office:value="7461.93844246665">
                <text:p>7461.938442466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.5991468429565">
                <text:p>17.5991468429565</text:p>
              </table:table-cell>
              <table:table-cell office:value-type="float" office:value="7600.64727938696">
                <text:p>7600.647279386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.6495723724365">
                <text:p>17.6495723724365</text:p>
              </table:table-cell>
              <table:table-cell office:value-type="float" office:value="7456.54044444445">
                <text:p>7456.540444444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.6991307735443">
                <text:p>17.6991307735443</text:p>
              </table:table-cell>
              <table:table-cell office:value-type="float" office:value="7587.0082891135">
                <text:p>7587.0082891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.7494394779205">
                <text:p>17.7494394779205</text:p>
              </table:table-cell>
              <table:table-cell office:value-type="float" office:value="7473.8557603905">
                <text:p>7473.85576039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7988998889923">
                <text:p>17.7988998889923</text:p>
              </table:table-cell>
              <table:table-cell office:value-type="float" office:value="7602.03952721593">
                <text:p>7602.039527215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8493175506592">
                <text:p>17.8493175506592</text:p>
              </table:table-cell>
              <table:table-cell office:value-type="float" office:value="7616.37861226574">
                <text:p>7616.378612265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.8996424674988">
                <text:p>17.8996424674988</text:p>
              </table:table-cell>
              <table:table-cell office:value-type="float" office:value="7630.41499350951">
                <text:p>7630.414993509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.9492995738983">
                <text:p>17.9492995738983</text:p>
              </table:table-cell>
              <table:table-cell office:value-type="float" office:value="7733.03214469192">
                <text:p>7733.032144691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.999746799469">
                <text:p>17.999746799469</text:p>
              </table:table-cell>
              <table:table-cell office:value-type="float" office:value="7611.9151381675">
                <text:p>7611.91513816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0492241382599">
                <text:p>18.0492241382599</text:p>
              </table:table-cell>
              <table:table-cell office:value-type="float" office:value="7922.81900319483">
                <text:p>7922.819003194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0997455120087">
                <text:p>18.0997455120087</text:p>
              </table:table-cell>
              <table:table-cell office:value-type="float" office:value="7759.09225962945">
                <text:p>7759.092259629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.1492025852203">
                <text:p>18.1492025852203</text:p>
              </table:table-cell>
              <table:table-cell office:value-type="float" office:value="7926.06546534386">
                <text:p>7926.065465343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.1995873451233">
                <text:p>18.1995873451233</text:p>
              </table:table-cell>
              <table:table-cell office:value-type="float" office:value="7780.13035598522">
                <text:p>7780.130355985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249169588089">
                <text:p>18.249169588089</text:p>
              </table:table-cell>
              <table:table-cell office:value-type="float" office:value="8067.40429787991">
                <text:p>8067.404297879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.2995884418488">
                <text:p>18.2995884418488</text:p>
              </table:table-cell>
              <table:table-cell office:value-type="float" office:value="7933.54013770145">
                <text:p>7933.540137701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.3489770889282">
                <text:p>18.3489770889282</text:p>
              </table:table-cell>
              <table:table-cell office:value-type="float" office:value="8099.02727961728">
                <text:p>8099.027279617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.3995881080627">
                <text:p>18.3995881080627</text:p>
              </table:table-cell>
              <table:table-cell office:value-type="float" office:value="8061.48556138648">
                <text:p>8061.485561386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.449051618576">
                <text:p>18.449051618576</text:p>
              </table:table-cell>
              <table:table-cell office:value-type="float" office:value="8248.50472127829">
                <text:p>8248.504721278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4995181560516">
                <text:p>18.4995181560516</text:p>
              </table:table-cell>
              <table:table-cell office:value-type="float" office:value="8084.56494954458">
                <text:p>8084.564949544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5489482879639">
                <text:p>18.5489482879639</text:p>
              </table:table-cell>
              <table:table-cell office:value-type="float" office:value="8415.91927649825">
                <text:p>8415.919276498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5995080471039">
                <text:p>18.5995080471039</text:p>
              </table:table-cell>
              <table:table-cell office:value-type="float" office:value="8227.88729764268">
                <text:p>8227.887297642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6487305164337">
                <text:p>18.6487305164337</text:p>
              </table:table-cell>
              <table:table-cell office:value-type="float" office:value="8613.95224117721">
                <text:p>8613.95224117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6993849277496">
                <text:p>18.6993849277496</text:p>
              </table:table-cell>
              <table:table-cell office:value-type="float" office:value="8370.44571213405">
                <text:p>8370.445712134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7489464282989">
                <text:p>18.7489464282989</text:p>
              </table:table-cell>
              <table:table-cell office:value-type="float" office:value="8716.44311031577">
                <text:p>8716.443110315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7995042800903">
                <text:p>18.7995042800903</text:p>
              </table:table-cell>
              <table:table-cell office:value-type="float" office:value="8544.66684586546">
                <text:p>8544.666845865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8489935398102">
                <text:p>18.8489935398102</text:p>
              </table:table-cell>
              <table:table-cell office:value-type="float" office:value="8729.16674133919">
                <text:p>8729.166741339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8993990421295">
                <text:p>18.8993990421295</text:p>
              </table:table-cell>
              <table:table-cell office:value-type="float" office:value="8729.20573655731">
                <text:p>8729.205736557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9489479064941">
                <text:p>18.9489479064941</text:p>
              </table:table-cell>
              <table:table-cell office:value-type="float" office:value="8880.12279680305">
                <text:p>8880.122796803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9993250370026">
                <text:p>18.9993250370026</text:p>
              </table:table-cell>
              <table:table-cell office:value-type="float" office:value="8892.92413995466">
                <text:p>8892.924139954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0488708019257">
                <text:p>19.0488708019257</text:p>
              </table:table-cell>
              <table:table-cell office:value-type="float" office:value="9042.14519031808">
                <text:p>9042.145190318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0993747711182">
                <text:p>19.0993747711182</text:p>
              </table:table-cell>
              <table:table-cell office:value-type="float" office:value="9028.99331064207">
                <text:p>9028.993310642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1498711109161">
                <text:p>19.1498711109161</text:p>
              </table:table-cell>
              <table:table-cell office:value-type="float" office:value="9030.35748381705">
                <text:p>9030.357483817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1993434429169">
                <text:p>19.1993434429169</text:p>
              </table:table-cell>
              <table:table-cell office:value-type="float" office:value="9378.97974959278">
                <text:p>9378.979749592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2497386932373">
                <text:p>19.2497386932373</text:p>
              </table:table-cell>
              <table:table-cell office:value-type="float" office:value="9207.21689146674">
                <text:p>9207.216891466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2992460727692">
                <text:p>19.2992460727692</text:p>
              </table:table-cell>
              <table:table-cell office:value-type="float" office:value="9533.93220290009">
                <text:p>9533.932202900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3497228622437">
                <text:p>19.3497228622437</text:p>
              </table:table-cell>
              <table:table-cell office:value-type="float" office:value="9350.83243038991">
                <text:p>9350.832430389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3993275165558">
                <text:p>19.3993275165558</text:p>
              </table:table-cell>
              <table:table-cell office:value-type="float" office:value="9676.51134064223">
                <text:p>9676.511340642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4496901035309">
                <text:p>19.4496901035309</text:p>
              </table:table-cell>
              <table:table-cell office:value-type="float" office:value="9530.88450832244">
                <text:p>9530.884508322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49920129776">
                <text:p>19.49920129776</text:p>
              </table:table-cell>
              <table:table-cell office:value-type="float" office:value="9856.35688247899">
                <text:p>9856.356882478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5497686862946">
                <text:p>19.5497686862946</text:p>
              </table:table-cell>
              <table:table-cell office:value-type="float" office:value="9650.48846978948">
                <text:p>9650.488469789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5995771884918">
                <text:p>19.5995771884918</text:p>
              </table:table-cell>
              <table:table-cell office:value-type="float" office:value="9958.13923565903">
                <text:p>9958.139235659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6490247249603">
                <text:p>19.6490247249603</text:p>
              </table:table-cell>
              <table:table-cell office:value-type="float" office:value="10192.6210281681">
                <text:p>10192.62102816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6994228363037">
                <text:p>19.6994228363037</text:p>
              </table:table-cell>
              <table:table-cell office:value-type="float" office:value="10000.3747474986">
                <text:p>10000.37474749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749035358429">
                <text:p>19.749035358429</text:p>
              </table:table-cell>
              <table:table-cell office:value-type="float" office:value="10319.9752414821">
                <text:p>10319.97524148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7993988990784">
                <text:p>19.7993988990784</text:p>
              </table:table-cell>
              <table:table-cell office:value-type="float" office:value="10166.0843022155">
                <text:p>10166.08430221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488936424255">
                <text:p>19.8488936424255</text:p>
              </table:table-cell>
              <table:table-cell office:value-type="float" office:value="10506.1662074414">
                <text:p>10506.16620744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992366790771">
                <text:p>19.8992366790771</text:p>
              </table:table-cell>
              <table:table-cell office:value-type="float" office:value="10329.1345652936">
                <text:p>10329.13456529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497346878052">
                <text:p>19.9497346878052</text:p>
              </table:table-cell>
              <table:table-cell office:value-type="float" office:value="10455.8578308247">
                <text:p>10455.85783082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9991199970245">
                <text:p>19.9991199970245</text:p>
              </table:table-cell>
              <table:table-cell office:value-type="float" office:value="10691.43857447">
                <text:p>10691.438574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.0497124195099">
                <text:p>20.0497124195099</text:p>
              </table:table-cell>
              <table:table-cell office:value-type="float" office:value="10594.4719321395">
                <text:p>10594.47193213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0991423130035">
                <text:p>20.0991423130035</text:p>
              </table:table-cell>
              <table:table-cell office:value-type="float" office:value="10843.6406011846">
                <text:p>10843.64060118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1495099067688">
                <text:p>20.1495099067688</text:p>
              </table:table-cell>
              <table:table-cell office:value-type="float" office:value="10800.5953696209">
                <text:p>10800.59536962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1990683078766">
                <text:p>20.1990683078766</text:p>
              </table:table-cell>
              <table:table-cell office:value-type="float" office:value="10976.9481629727">
                <text:p>10976.94816297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2493796348572">
                <text:p>20.2493796348572</text:p>
              </table:table-cell>
              <table:table-cell office:value-type="float" office:value="10971.6843726454">
                <text:p>10971.68437264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.2989659309387">
                <text:p>20.2989659309387</text:p>
              </table:table-cell>
              <table:table-cell office:value-type="float" office:value="11132.1079334551">
                <text:p>11132.10793345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3493812084198">
                <text:p>20.3493812084198</text:p>
              </table:table-cell>
              <table:table-cell office:value-type="float" office:value="10949.062022066">
                <text:p>10949.0620220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3998446464539">
                <text:p>20.3998446464539</text:p>
              </table:table-cell>
              <table:table-cell office:value-type="float" office:value="11097.1432351093">
                <text:p>11097.14323510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.4492483139038">
                <text:p>20.4492483139038</text:p>
              </table:table-cell>
              <table:table-cell office:value-type="float" office:value="11335.1908654821">
                <text:p>11335.19086548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.4998450279236">
                <text:p>20.4998450279236</text:p>
              </table:table-cell>
              <table:table-cell office:value-type="float" office:value="11226.025464381">
                <text:p>11226.025464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.5493290424347">
                <text:p>20.5493290424347</text:p>
              </table:table-cell>
              <table:table-cell office:value-type="float" office:value="11478.4543172521">
                <text:p>11478.45431725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.5990388393402">
                <text:p>20.5990388393402</text:p>
              </table:table-cell>
              <table:table-cell office:value-type="float" office:value="11587.2531343226">
                <text:p>11587.25313432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6496815681457">
                <text:p>20.6496815681457</text:p>
              </table:table-cell>
              <table:table-cell office:value-type="float" office:value="11373.7946904821">
                <text:p>11373.79469048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6992087364197">
                <text:p>20.6992087364197</text:p>
              </table:table-cell>
              <table:table-cell office:value-type="float" office:value="11629.9804748426">
                <text:p>11629.98047484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.7487037181854">
                <text:p>20.7487037181854</text:p>
              </table:table-cell>
              <table:table-cell office:value-type="float" office:value="11799.1759803851">
                <text:p>11799.17598038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.7991070747375">
                <text:p>20.7991070747375</text:p>
              </table:table-cell>
              <table:table-cell office:value-type="float" office:value="11586.5299446092">
                <text:p>11586.52994460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.8498914241791">
                <text:p>20.8498914241791</text:p>
              </table:table-cell>
              <table:table-cell office:value-type="float" office:value="11499.6058120701">
                <text:p>11499.60581207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.8992872238159">
                <text:p>20.8992872238159</text:p>
              </table:table-cell>
              <table:table-cell office:value-type="float" office:value="11984.8247088295">
                <text:p>11984.82470882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.9497349262238">
                <text:p>20.9497349262238</text:p>
              </table:table-cell>
              <table:table-cell office:value-type="float" office:value="11734.9249171759">
                <text:p>11734.92491717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.9991343021393">
                <text:p>20.9991343021393</text:p>
              </table:table-cell>
              <table:table-cell office:value-type="float" office:value="11983.9570648082">
                <text:p>11983.95706480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0495502948761">
                <text:p>21.0495502948761</text:p>
              </table:table-cell>
              <table:table-cell office:value-type="float" office:value="11742.3057221224">
                <text:p>11742.30572212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.0991177558899">
                <text:p>21.0991177558899</text:p>
              </table:table-cell>
              <table:table-cell office:value-type="float" office:value="12104.715225035">
                <text:p>12104.7152250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.1494522094727">
                <text:p>21.1494522094727</text:p>
              </table:table-cell>
              <table:table-cell office:value-type="float" office:value="11920.2644966322">
                <text:p>11920.26449663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.1990656852722">
                <text:p>21.1990656852722</text:p>
              </table:table-cell>
              <table:table-cell office:value-type="float" office:value="12093.4885196113">
                <text:p>12093.48851961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.2493975162506">
                <text:p>21.2493975162506</text:p>
              </table:table-cell>
              <table:table-cell office:value-type="float" office:value="11920.8856172462">
                <text:p>11920.88561724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299024105072">
                <text:p>21.299024105072</text:p>
              </table:table-cell>
              <table:table-cell office:value-type="float" office:value="12251.4969180731">
                <text:p>12251.4969180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.3495647907257">
                <text:p>21.3495647907257</text:p>
              </table:table-cell>
              <table:table-cell office:value-type="float" office:value="12029.9119835081">
                <text:p>12029.91198350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.3990213871002">
                <text:p>21.3990213871002</text:p>
              </table:table-cell>
              <table:table-cell office:value-type="float" office:value="12293.6078212075">
                <text:p>12293.60782120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.4494354724884">
                <text:p>21.4494354724884</text:p>
              </table:table-cell>
              <table:table-cell office:value-type="float" office:value="12060.1215973365">
                <text:p>12060.12159733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.4988830089569">
                <text:p>21.4988830089569</text:p>
              </table:table-cell>
              <table:table-cell office:value-type="float" office:value="12295.8602879488">
                <text:p>12295.86028794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.5495779514313">
                <text:p>21.5495779514313</text:p>
              </table:table-cell>
              <table:table-cell office:value-type="float" office:value="11993.3068334666">
                <text:p>11993.30683346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.5991408824921">
                <text:p>21.5991408824921</text:p>
              </table:table-cell>
              <table:table-cell office:value-type="float" office:value="12267.2325261446">
                <text:p>12267.23252614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.6496770381927">
                <text:p>21.6496770381927</text:p>
              </table:table-cell>
              <table:table-cell office:value-type="float" office:value="12030.9903191108">
                <text:p>12030.99031911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.6990942955017">
                <text:p>21.6990942955017</text:p>
              </table:table-cell>
              <table:table-cell office:value-type="float" office:value="12303.3942616188">
                <text:p>12303.39426161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.7496864795685">
                <text:p>21.7496864795685</text:p>
              </table:table-cell>
              <table:table-cell office:value-type="float" office:value="12017.6665865532">
                <text:p>12017.66658655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.7990703582764">
                <text:p>21.7990703582764</text:p>
              </table:table-cell>
              <table:table-cell office:value-type="float" office:value="12311.7101351319">
                <text:p>12311.71013513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.8496131896973">
                <text:p>21.8496131896973</text:p>
              </table:table-cell>
              <table:table-cell office:value-type="float" office:value="12029.4012604249">
                <text:p>12029.40126042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.8992476463318">
                <text:p>21.8992476463318</text:p>
              </table:table-cell>
              <table:table-cell office:value-type="float" office:value="12249.5548702578">
                <text:p>12249.55487025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.9496586322784">
                <text:p>21.9496586322784</text:p>
              </table:table-cell>
              <table:table-cell office:value-type="float" office:value="12060.8630952662">
                <text:p>12060.86309526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.9991846084595">
                <text:p>21.9991846084595</text:p>
              </table:table-cell>
              <table:table-cell office:value-type="float" office:value="12276.3859873777">
                <text:p>12276.3859873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.0495738983154">
                <text:p>22.0495738983154</text:p>
              </table:table-cell>
              <table:table-cell office:value-type="float" office:value="12066.0561349055">
                <text:p>12066.05613490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.0991015434265">
                <text:p>22.0991015434265</text:p>
              </table:table-cell>
              <table:table-cell office:value-type="float" office:value="12275.9723107435">
                <text:p>12275.97231074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.1494262218475">
                <text:p>22.1494262218475</text:p>
              </table:table-cell>
              <table:table-cell office:value-type="float" office:value="12081.5476437509">
                <text:p>12081.54764375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1989552974701">
                <text:p>22.1989552974701</text:p>
              </table:table-cell>
              <table:table-cell office:value-type="float" office:value="12275.6177529604">
                <text:p>12275.61775296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2492713928223">
                <text:p>22.2492713928223</text:p>
              </table:table-cell>
              <table:table-cell office:value-type="float" office:value="12083.6085499974">
                <text:p>12083.60854999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2997465133667">
                <text:p>22.2997465133667</text:p>
              </table:table-cell>
              <table:table-cell office:value-type="float" office:value="12045.538345268">
                <text:p>12045.5383452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3493347167969">
                <text:p>22.3493347167969</text:p>
              </table:table-cell>
              <table:table-cell office:value-type="float" office:value="12099.6519029944">
                <text:p>12099.65190299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399671792984">
                <text:p>22.399671792984</text:p>
              </table:table-cell>
              <table:table-cell office:value-type="float" office:value="11919.64344074">
                <text:p>11919.643440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4492926597595">
                <text:p>22.4492926597595</text:p>
              </table:table-cell>
              <table:table-cell office:value-type="float" office:value="12091.6872072072">
                <text:p>12091.68720720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4986798763275">
                <text:p>22.4986798763275</text:p>
              </table:table-cell>
              <table:table-cell office:value-type="float" office:value="12148.8928045572">
                <text:p>12148.89280455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493216514587">
                <text:p>22.5493216514587</text:p>
              </table:table-cell>
              <table:table-cell office:value-type="float" office:value="11689.9535702684">
                <text:p>11689.95357026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5989005565643">
                <text:p>22.5989005565643</text:p>
              </table:table-cell>
              <table:table-cell office:value-type="float" office:value="11940.5621955383">
                <text:p>11940.56219553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6495079994202">
                <text:p>22.6495079994202</text:p>
              </table:table-cell>
              <table:table-cell office:value-type="float" office:value="11697.8840777714">
                <text:p>11697.88407777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6989347934723">
                <text:p>22.6989347934723</text:p>
              </table:table-cell>
              <table:table-cell office:value-type="float" office:value="11977.30929859">
                <text:p>11977.30929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7493450641632">
                <text:p>22.7493450641632</text:p>
              </table:table-cell>
              <table:table-cell office:value-type="float" office:value="11584.940766946">
                <text:p>11584.9407669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7987143993378">
                <text:p>22.7987143993378</text:p>
              </table:table-cell>
              <table:table-cell office:value-type="float" office:value="11829.205273579">
                <text:p>11829.20527357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849006652832">
                <text:p>22.849006652832</text:p>
              </table:table-cell>
              <table:table-cell office:value-type="float" office:value="11612.1263102005">
                <text:p>11612.12631020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8995366096497">
                <text:p>22.8995366096497</text:p>
              </table:table-cell>
              <table:table-cell office:value-type="float" office:value="11399.1785522181">
                <text:p>11399.17855221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9489033222198">
                <text:p>22.9489033222198</text:p>
              </table:table-cell>
              <table:table-cell office:value-type="float" office:value="11667.781183141">
                <text:p>11667.7811831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.9994485378265">
                <text:p>22.9994485378265</text:p>
              </table:table-cell>
              <table:table-cell office:value-type="float" office:value="11395.7373232328">
                <text:p>11395.73732323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0490238666534">
                <text:p>23.0490238666534</text:p>
              </table:table-cell>
              <table:table-cell office:value-type="float" office:value="11457.3118008599">
                <text:p>11457.31180085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0997431278229">
                <text:p>23.0997431278229</text:p>
              </table:table-cell>
              <table:table-cell office:value-type="float" office:value="11198.901303048">
                <text:p>11198.9013030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1491692066193">
                <text:p>23.1491692066193</text:p>
              </table:table-cell>
              <table:table-cell office:value-type="float" office:value="11330.0511316495">
                <text:p>11330.05113164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1997590065002">
                <text:p>23.1997590065002</text:p>
              </table:table-cell>
              <table:table-cell office:value-type="float" office:value="11069.4250880112">
                <text:p>11069.42508801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2491796016693">
                <text:p>23.2491796016693</text:p>
              </table:table-cell>
              <table:table-cell office:value-type="float" office:value="11169.4324625516">
                <text:p>11169.43246255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2996535301208">
                <text:p>23.2996535301208</text:p>
              </table:table-cell>
              <table:table-cell office:value-type="float" office:value="10936.3391543814">
                <text:p>10936.33915438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3491652011871">
                <text:p>23.3491652011871</text:p>
              </table:table-cell>
              <table:table-cell office:value-type="float" office:value="11148.8864769077">
                <text:p>11148.88647690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3995788097382">
                <text:p>23.3995788097382</text:p>
              </table:table-cell>
              <table:table-cell office:value-type="float" office:value="10790.7371766375">
                <text:p>10790.7371766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44917345047">
                <text:p>23.44917345047</text:p>
              </table:table-cell>
              <table:table-cell office:value-type="float" office:value="10968.9271254477">
                <text:p>10968.92712544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4995622634888">
                <text:p>23.4995622634888</text:p>
              </table:table-cell>
              <table:table-cell office:value-type="float" office:value="10637.2817275936">
                <text:p>10637.28172759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5492339134216">
                <text:p>23.5492339134216</text:p>
              </table:table-cell>
              <table:table-cell office:value-type="float" office:value="10790.863615855">
                <text:p>10790.8636158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5988140106201">
                <text:p>23.5988140106201</text:p>
              </table:table-cell>
              <table:table-cell office:value-type="float" office:value="10649.434548025">
                <text:p>10649.4345480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6493108272552">
                <text:p>23.6493108272552</text:p>
              </table:table-cell>
              <table:table-cell office:value-type="float" office:value="10456.1046652723">
                <text:p>10456.10466527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6997172832489">
                <text:p>23.6997172832489</text:p>
              </table:table-cell>
              <table:table-cell office:value-type="float" office:value="10316.1388704947">
                <text:p>10316.13887049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749053478241">
                <text:p>23.749053478241</text:p>
              </table:table-cell>
              <table:table-cell office:value-type="float" office:value="10539.929155129">
                <text:p>10539.9291551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7995665073395">
                <text:p>23.7995665073395</text:p>
              </table:table-cell>
              <table:table-cell office:value-type="float" office:value="10135.9987539353">
                <text:p>10135.99875393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8489179611206">
                <text:p>23.8489179611206</text:p>
              </table:table-cell>
              <table:table-cell office:value-type="float" office:value="10374.5677335201">
                <text:p>10374.56773352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8995172977447">
                <text:p>23.8995172977447</text:p>
              </table:table-cell>
              <table:table-cell office:value-type="float" office:value="9960.60489377041">
                <text:p>9960.604893770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9489870071411">
                <text:p>23.9489870071411</text:p>
              </table:table-cell>
              <table:table-cell office:value-type="float" office:value="10188.0525709549">
                <text:p>10188.05257095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.9994869232178">
                <text:p>23.9994869232178</text:p>
              </table:table-cell>
              <table:table-cell office:value-type="float" office:value="9821.7985005571">
                <text:p>9821.79850055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.0489242076874">
                <text:p>24.0489242076874</text:p>
              </table:table-cell>
              <table:table-cell office:value-type="float" office:value="10032.9135251139">
                <text:p>10032.91352511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.0995693206787">
                <text:p>24.0995693206787</text:p>
              </table:table-cell>
              <table:table-cell office:value-type="float" office:value="9635.67797910753">
                <text:p>9635.677979107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.1489000320435">
                <text:p>24.1489000320435</text:p>
              </table:table-cell>
              <table:table-cell office:value-type="float" office:value="9730.24687300636">
                <text:p>9730.246873006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1993525028229">
                <text:p>24.1993525028229</text:p>
              </table:table-cell>
              <table:table-cell office:value-type="float" office:value="9513.90472229967">
                <text:p>9513.904722299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2488753795624">
                <text:p>24.2488753795624</text:p>
              </table:table-cell>
              <table:table-cell office:value-type="float" office:value="9530.94874683459">
                <text:p>9530.948746834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2992327213287">
                <text:p>24.2992327213287</text:p>
              </table:table-cell>
              <table:table-cell office:value-type="float" office:value="9373.01262226936">
                <text:p>9373.012622269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3487606048584">
                <text:p>24.3487606048584</text:p>
              </table:table-cell>
              <table:table-cell office:value-type="float" office:value="9368.46008616747">
                <text:p>9368.460086167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3991148471832">
                <text:p>24.3991148471832</text:p>
              </table:table-cell>
              <table:table-cell office:value-type="float" office:value="9214.71515759869">
                <text:p>9214.715157598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4496054649353">
                <text:p>24.4496054649353</text:p>
              </table:table-cell>
              <table:table-cell office:value-type="float" office:value="9031.3808842487">
                <text:p>9031.38088424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49973320961">
                <text:p>24.49973320961</text:p>
              </table:table-cell>
              <table:table-cell office:value-type="float" office:value="9096.75875025565">
                <text:p>9096.758750255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5492959022522">
                <text:p>24.5492959022522</text:p>
              </table:table-cell>
              <table:table-cell office:value-type="float" office:value="9039.05692198902">
                <text:p>9039.056921989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5988938808441">
                <text:p>24.5988938808441</text:p>
              </table:table-cell>
              <table:table-cell office:value-type="float" office:value="9032.62618192656">
                <text:p>9032.626181926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6492855548859">
                <text:p>24.6492855548859</text:p>
              </table:table-cell>
              <table:table-cell office:value-type="float" office:value="8731.60116957958">
                <text:p>8731.601169579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6987335681915">
                <text:p>24.6987335681915</text:p>
              </table:table-cell>
              <table:table-cell office:value-type="float" office:value="8898.23413693346">
                <text:p>8898.234136933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7491052150726">
                <text:p>24.7491052150726</text:p>
              </table:table-cell>
              <table:table-cell office:value-type="float" office:value="8576.2532446018">
                <text:p>8576.25324460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7996973991394">
                <text:p>24.7996973991394</text:p>
              </table:table-cell>
              <table:table-cell office:value-type="float" office:value="8538.8683641299">
                <text:p>8538.86836412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8490762710571">
                <text:p>24.8490762710571</text:p>
              </table:table-cell>
              <table:table-cell office:value-type="float" office:value="8748.68102940467">
                <text:p>8748.681029404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8995745182037">
                <text:p>24.8995745182037</text:p>
              </table:table-cell>
              <table:table-cell office:value-type="float" office:value="8396.33104034371">
                <text:p>8396.331040343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9489679336548">
                <text:p>24.9489679336548</text:p>
              </table:table-cell>
              <table:table-cell office:value-type="float" office:value="8584.14013544367">
                <text:p>8584.140135443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.9994792938232">
                <text:p>24.9994792938232</text:p>
              </table:table-cell>
              <table:table-cell office:value-type="float" office:value="8235.77109411876">
                <text:p>8235.771094118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.0489814281464">
                <text:p>25.0489814281464</text:p>
              </table:table-cell>
              <table:table-cell office:value-type="float" office:value="8403.67805728542">
                <text:p>8403.678057285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.099488735199">
                <text:p>25.099488735199</text:p>
              </table:table-cell>
              <table:table-cell office:value-type="float" office:value="8078.03907610825">
                <text:p>8078.039076108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.1492102146149">
                <text:p>25.1492102146149</text:p>
              </table:table-cell>
              <table:table-cell office:value-type="float" office:value="8205.70917826677">
                <text:p>8205.709178266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.1995632648468">
                <text:p>25.1995632648468</text:p>
              </table:table-cell>
              <table:table-cell office:value-type="float" office:value="8102.78618913237">
                <text:p>8102.786189132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.2491569519043">
                <text:p>25.2491569519043</text:p>
              </table:table-cell>
              <table:table-cell office:value-type="float" office:value="8065.54268764633">
                <text:p>8065.542687646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.2995362281799">
                <text:p>25.2995362281799</text:p>
              </table:table-cell>
              <table:table-cell office:value-type="float" office:value="7939.77265198338">
                <text:p>7939.772651983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.3490078449249">
                <text:p>25.3490078449249</text:p>
              </table:table-cell>
              <table:table-cell office:value-type="float" office:value="8085.44426720129">
                <text:p>8085.444267201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.3993854522705">
                <text:p>25.3993854522705</text:p>
              </table:table-cell>
              <table:table-cell office:value-type="float" office:value="7781.23497035007">
                <text:p>7781.234970350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.4498090744019">
                <text:p>25.4498090744019</text:p>
              </table:table-cell>
              <table:table-cell office:value-type="float" office:value="7774.13409490666">
                <text:p>7774.134094906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.4991817474365">
                <text:p>25.4991817474365</text:p>
              </table:table-cell>
              <table:table-cell office:value-type="float" office:value="7939.61468775956">
                <text:p>7939.614687759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.5497438907623">
                <text:p>25.5497438907623</text:p>
              </table:table-cell>
              <table:table-cell office:value-type="float" office:value="7752.83590084546">
                <text:p>7752.835900845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.5996708869934">
                <text:p>25.5996708869934</text:p>
              </table:table-cell>
              <table:table-cell office:value-type="float" office:value="7691.22977522456">
                <text:p>7691.229775224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6487894058228">
                <text:p>25.6487894058228</text:p>
              </table:table-cell>
              <table:table-cell office:value-type="float" office:value="7817.8253162345">
                <text:p>7817.82531623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.6993427276611">
                <text:p>25.6993427276611</text:p>
              </table:table-cell>
              <table:table-cell office:value-type="float" office:value="7595.94001018695">
                <text:p>7595.940010186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.7487199306488">
                <text:p>25.7487199306488</text:p>
              </table:table-cell>
              <table:table-cell office:value-type="float" office:value="7776.86820567544">
                <text:p>7776.868205675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.7992668151855">
                <text:p>25.7992668151855</text:p>
              </table:table-cell>
              <table:table-cell office:value-type="float" office:value="7438.63847289502">
                <text:p>7438.638472895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.8487179279327">
                <text:p>25.8487179279327</text:p>
              </table:table-cell>
              <table:table-cell office:value-type="float" office:value="7603.46894360527">
                <text:p>7603.468943605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8992872238159">
                <text:p>25.8992872238159</text:p>
              </table:table-cell>
              <table:table-cell office:value-type="float" office:value="7435.34181034686">
                <text:p>7435.341810346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949725151062">
                <text:p>25.949725151062</text:p>
              </table:table-cell>
              <table:table-cell office:value-type="float" office:value="7454.70760853124">
                <text:p>7454.707608531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9991052150726">
                <text:p>25.9991052150726</text:p>
              </table:table-cell>
              <table:table-cell office:value-type="float" office:value="7614.40892257924">
                <text:p>7614.408922579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0497481822968">
                <text:p>26.0497481822968</text:p>
              </table:table-cell>
              <table:table-cell office:value-type="float" office:value="7424.52546937085">
                <text:p>7424.525469370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.0991785526276">
                <text:p>26.0991785526276</text:p>
              </table:table-cell>
              <table:table-cell office:value-type="float" office:value="7606.65957959928">
                <text:p>7606.659579599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1496694087982">
                <text:p>26.1496694087982</text:p>
              </table:table-cell>
              <table:table-cell office:value-type="float" office:value="7446.89293303238">
                <text:p>7446.892933032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1990597248077">
                <text:p>26.1990597248077</text:p>
              </table:table-cell>
              <table:table-cell office:value-type="float" office:value="7612.82839185549">
                <text:p>7612.828391855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2495212554932">
                <text:p>26.2495212554932</text:p>
              </table:table-cell>
              <table:table-cell office:value-type="float" office:value="7451.22066042684">
                <text:p>7451.220660426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2989275455475">
                <text:p>26.2989275455475</text:p>
              </table:table-cell>
              <table:table-cell office:value-type="float" office:value="7610.36701170226">
                <text:p>7610.36701170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3494243621826">
                <text:p>26.3494243621826</text:p>
              </table:table-cell>
              <table:table-cell office:value-type="float" office:value="7446.01392829994">
                <text:p>7446.013928299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.3987061977386">
                <text:p>26.3987061977386</text:p>
              </table:table-cell>
              <table:table-cell office:value-type="float" office:value="7629.58594698674">
                <text:p>7629.585946986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.4492614269257">
                <text:p>26.4492614269257</text:p>
              </table:table-cell>
              <table:table-cell office:value-type="float" office:value="7437.41065061968">
                <text:p>7437.410650619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.4989740848541">
                <text:p>26.4989740848541</text:p>
              </table:table-cell>
              <table:table-cell office:value-type="float" office:value="7563.46603999808">
                <text:p>7563.466039998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.5493772029877">
                <text:p>26.5493772029877</text:p>
              </table:table-cell>
              <table:table-cell office:value-type="float" office:value="7459.85593597154">
                <text:p>7459.855935971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.5988681316376">
                <text:p>26.5988681316376</text:p>
              </table:table-cell>
              <table:table-cell office:value-type="float" office:value="7597.35188361114">
                <text:p>7597.351883611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.6492133140564">
                <text:p>26.6492133140564</text:p>
              </table:table-cell>
              <table:table-cell office:value-type="float" office:value="7468.44051277923">
                <text:p>7468.440512779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.6997005939484">
                <text:p>26.6997005939484</text:p>
              </table:table-cell>
              <table:table-cell office:value-type="float" office:value="7447.42043549507">
                <text:p>7447.42043549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.7491118907928">
                <text:p>26.7491118907928</text:p>
              </table:table-cell>
              <table:table-cell office:value-type="float" office:value="7609.59586192255">
                <text:p>7609.595861922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.7996437549591">
                <text:p>26.7996437549591</text:p>
              </table:table-cell>
              <table:table-cell office:value-type="float" office:value="7440.84957489172">
                <text:p>7440.849574891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.8490488529205">
                <text:p>26.8490488529205</text:p>
              </table:table-cell>
              <table:table-cell office:value-type="float" office:value="7772.47725123058">
                <text:p>7772.477251230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.899386882782">
                <text:p>26.899386882782</text:p>
              </table:table-cell>
              <table:table-cell office:value-type="float" office:value="7628.42727569826">
                <text:p>7628.427275698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.9489133358002">
                <text:p>26.9489133358002</text:p>
              </table:table-cell>
              <table:table-cell office:value-type="float" office:value="7753.43228918447">
                <text:p>7753.432289184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6.9993100166321">
                <text:p>26.9993100166321</text:p>
              </table:table-cell>
              <table:table-cell office:value-type="float" office:value="7619.54941597794">
                <text:p>7619.549415977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.0489208698273">
                <text:p>27.0489208698273</text:p>
              </table:table-cell>
              <table:table-cell office:value-type="float" office:value="7901.49684500896">
                <text:p>7901.496845008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.0992951393127">
                <text:p>27.0992951393127</text:p>
              </table:table-cell>
              <table:table-cell office:value-type="float" office:value="7781.75056440353">
                <text:p>7781.750564403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.1497488021851">
                <text:p>27.1497488021851</text:p>
              </table:table-cell>
              <table:table-cell office:value-type="float" office:value="7769.50527837897">
                <text:p>7769.505278378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.1991696357727">
                <text:p>27.1991696357727</text:p>
              </table:table-cell>
              <table:table-cell office:value-type="float" office:value="7931.87754117499">
                <text:p>7931.877541174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.2497515678406">
                <text:p>27.2497515678406</text:p>
              </table:table-cell>
              <table:table-cell office:value-type="float" office:value="7907.9620656498">
                <text:p>7907.96206564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.299129486084">
                <text:p>27.299129486084</text:p>
              </table:table-cell>
              <table:table-cell office:value-type="float" office:value="8100.78703658996">
                <text:p>8100.787036589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.3496172428131">
                <text:p>27.3496172428131</text:p>
              </table:table-cell>
              <table:table-cell office:value-type="float" office:value="7922.71286969744">
                <text:p>7922.712869697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.3992071151733">
                <text:p>27.3992071151733</text:p>
              </table:table-cell>
              <table:table-cell office:value-type="float" office:value="8227.4863914998">
                <text:p>8227.48639149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.4495892524719">
                <text:p>27.4495892524719</text:p>
              </table:table-cell>
              <table:table-cell office:value-type="float" office:value="8098.10821605353">
                <text:p>8098.108216053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.4990963935852">
                <text:p>27.4990963935852</text:p>
              </table:table-cell>
              <table:table-cell office:value-type="float" office:value="8241.23532131299">
                <text:p>8241.235321312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.54945063591">
                <text:p>27.54945063591</text:p>
              </table:table-cell>
              <table:table-cell office:value-type="float" office:value="8261.46876198503">
                <text:p>8261.468761985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.5988640785217">
                <text:p>27.5988640785217</text:p>
              </table:table-cell>
              <table:table-cell office:value-type="float" office:value="8418.76173795566">
                <text:p>8418.761737955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.6492311954498">
                <text:p>27.6492311954498</text:p>
              </table:table-cell>
              <table:table-cell office:value-type="float" office:value="8418.19079311732">
                <text:p>8418.190793117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.6997730731964">
                <text:p>27.6997730731964</text:p>
              </table:table-cell>
              <table:table-cell office:value-type="float" office:value="8389.08285374644">
                <text:p>8389.082853746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.7491919994354">
                <text:p>27.7491919994354</text:p>
              </table:table-cell>
              <table:table-cell office:value-type="float" office:value="8741.5901735833">
                <text:p>8741.59017358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.799542427063">
                <text:p>27.799542427063</text:p>
              </table:table-cell>
              <table:table-cell office:value-type="float" office:value="8579.86754741104">
                <text:p>8579.867547411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.8490662574768">
                <text:p>27.8490662574768</text:p>
              </table:table-cell>
              <table:table-cell office:value-type="float" office:value="8723.0732435321">
                <text:p>8723.07324353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.8994278907776">
                <text:p>27.8994278907776</text:p>
              </table:table-cell>
              <table:table-cell office:value-type="float" office:value="8736.80957430692">
                <text:p>8736.809574306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.9489967823029">
                <text:p>27.9489967823029</text:p>
              </table:table-cell>
              <table:table-cell office:value-type="float" office:value="8876.5349892019">
                <text:p>8876.53498920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7.9993588924408">
                <text:p>27.9993588924408</text:p>
              </table:table-cell>
              <table:table-cell office:value-type="float" office:value="8895.57643182442">
                <text:p>8895.576431824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.0498659610748">
                <text:p>28.0498659610748</text:p>
              </table:table-cell>
              <table:table-cell office:value-type="float" office:value="8870.04556225867">
                <text:p>8870.045562258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.0992138385773">
                <text:p>28.0992138385773</text:p>
              </table:table-cell>
              <table:table-cell office:value-type="float" office:value="9240.51900666731">
                <text:p>9240.519006667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.1497302055359">
                <text:p>28.1497302055359</text:p>
              </table:table-cell>
              <table:table-cell office:value-type="float" office:value="9026.7774080734">
                <text:p>9026.77740807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.1992015838623">
                <text:p>28.1992015838623</text:p>
              </table:table-cell>
              <table:table-cell office:value-type="float" office:value="9379.16055094507">
                <text:p>9379.160550945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.2494966983795">
                <text:p>28.2494966983795</text:p>
              </table:table-cell>
              <table:table-cell office:value-type="float" office:value="9225.54813631473">
                <text:p>9225.548136314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2990162372589">
                <text:p>28.2990162372589</text:p>
              </table:table-cell>
              <table:table-cell office:value-type="float" office:value="9531.59117958594">
                <text:p>9531.591179585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.349508523941">
                <text:p>28.349508523941</text:p>
              </table:table-cell>
              <table:table-cell office:value-type="float" office:value="9347.96245160072">
                <text:p>9347.962451600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.3989901542664">
                <text:p>28.3989901542664</text:p>
              </table:table-cell>
              <table:table-cell office:value-type="float" office:value="9700.56962238787">
                <text:p>9700.569622387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4494190216064">
                <text:p>28.4494190216064</text:p>
              </table:table-cell>
              <table:table-cell office:value-type="float" office:value="9518.35774464102">
                <text:p>9518.357744641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.4990074634552">
                <text:p>28.4990074634552</text:p>
              </table:table-cell>
              <table:table-cell office:value-type="float" office:value="9841.00289919178">
                <text:p>9841.002899191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.5495269298553">
                <text:p>28.5495269298553</text:p>
              </table:table-cell>
              <table:table-cell office:value-type="float" office:value="9659.64280253334">
                <text:p>9659.642802533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.5992999076843">
                <text:p>28.5992999076843</text:p>
              </table:table-cell>
              <table:table-cell office:value-type="float" office:value="9965.24663853269">
                <text:p>9965.246638532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6496813297272">
                <text:p>28.6496813297272</text:p>
              </table:table-cell>
              <table:table-cell office:value-type="float" office:value="10003.6874618461">
                <text:p>10003.68746184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6990661621094">
                <text:p>28.6990661621094</text:p>
              </table:table-cell>
              <table:table-cell office:value-type="float" office:value="10205.5626330654">
                <text:p>10205.56263306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.7495269775391">
                <text:p>28.7495269775391</text:p>
              </table:table-cell>
              <table:table-cell office:value-type="float" office:value="10146.4868460841">
                <text:p>10146.48684608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.7989504337311">
                <text:p>28.7989504337311</text:p>
              </table:table-cell>
              <table:table-cell office:value-type="float" office:value="10359.4535762698">
                <text:p>10359.45357626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.8495683670044">
                <text:p>28.8495683670044</text:p>
              </table:table-cell>
              <table:table-cell office:value-type="float" office:value="10273.0389483154">
                <text:p>10273.03894831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.8988647460937">
                <text:p>28.8988647460937</text:p>
              </table:table-cell>
              <table:table-cell office:value-type="float" office:value="10548.4420885647">
                <text:p>10548.44208856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.9495787620544">
                <text:p>28.9495787620544</text:p>
              </table:table-cell>
              <table:table-cell office:value-type="float" office:value="10411.3229843449">
                <text:p>10411.32298434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.99906873703">
                <text:p>28.99906873703</text:p>
              </table:table-cell>
              <table:table-cell office:value-type="float" office:value="10668.8273788877">
                <text:p>10668.82737888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.0496206283569">
                <text:p>29.0496206283569</text:p>
              </table:table-cell>
              <table:table-cell office:value-type="float" office:value="10602.9662972221">
                <text:p>10602.96629722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.099068403244">
                <text:p>29.099068403244</text:p>
              </table:table-cell>
              <table:table-cell office:value-type="float" office:value="10839.7193043361">
                <text:p>10839.71930433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.1494202613831">
                <text:p>29.1494202613831</text:p>
              </table:table-cell>
              <table:table-cell office:value-type="float" office:value="10803.970699509">
                <text:p>10803.9706995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.1989600658417">
                <text:p>29.1989600658417</text:p>
              </table:table-cell>
              <table:table-cell office:value-type="float" office:value="10981.0687778232">
                <text:p>10981.06877782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2492537498474">
                <text:p>29.2492537498474</text:p>
              </table:table-cell>
              <table:table-cell office:value-type="float" office:value="10975.5332287257">
                <text:p>10975.53322872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.2987170219421">
                <text:p>29.2987170219421</text:p>
              </table:table-cell>
              <table:table-cell office:value-type="float" office:value="11159.7954729495">
                <text:p>11159.79547294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.3490343093872">
                <text:p>29.3490343093872</text:p>
              </table:table-cell>
              <table:table-cell office:value-type="float" office:value="10970.3846933844">
                <text:p>10970.38469338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.3996334075928">
                <text:p>29.3996334075928</text:p>
              </table:table-cell>
              <table:table-cell office:value-type="float" office:value="11067.3909192001">
                <text:p>11067.3909192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.4490299224854">
                <text:p>29.4490299224854</text:p>
              </table:table-cell>
              <table:table-cell office:value-type="float" office:value="11336.8321878137">
                <text:p>11336.83218781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.4994442462921">
                <text:p>29.4994442462921</text:p>
              </table:table-cell>
              <table:table-cell office:value-type="float" office:value="11266.6392626257">
                <text:p>11266.63926262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.5490419864655">
                <text:p>29.5490419864655</text:p>
              </table:table-cell>
              <table:table-cell office:value-type="float" office:value="11452.1346741785">
                <text:p>11452.13467417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.5997631549835">
                <text:p>29.5997631549835</text:p>
              </table:table-cell>
              <table:table-cell office:value-type="float" office:value="11356.20524584">
                <text:p>11356.205245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.6493928432465">
                <text:p>29.6493928432465</text:p>
              </table:table-cell>
              <table:table-cell office:value-type="float" office:value="11605.9564377744">
                <text:p>11605.95643777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6986744403839">
                <text:p>29.6986744403839</text:p>
              </table:table-cell>
              <table:table-cell office:value-type="float" office:value="11687.9328888932">
                <text:p>11687.93288889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.7492158412933">
                <text:p>29.7492158412933</text:p>
              </table:table-cell>
              <table:table-cell office:value-type="float" office:value="11554.8835111753">
                <text:p>11554.8835111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.7995712757111">
                <text:p>29.7995712757111</text:p>
              </table:table-cell>
              <table:table-cell office:value-type="float" office:value="11597.5565845667">
                <text:p>11597.5565845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.8491401672363">
                <text:p>29.8491401672363</text:p>
              </table:table-cell>
              <table:table-cell office:value-type="float" office:value="11781.5828038498">
                <text:p>11781.58280384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.8995218276978">
                <text:p>29.8995218276978</text:p>
              </table:table-cell>
              <table:table-cell office:value-type="float" office:value="11750.3074447747">
                <text:p>11750.30744477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.9490530490875">
                <text:p>29.9490530490875</text:p>
              </table:table-cell>
              <table:table-cell office:value-type="float" office:value="11952.0573769308">
                <text:p>11952.05737693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9993841648102">
                <text:p>29.9993841648102</text:p>
              </table:table-cell>
              <table:table-cell office:value-type="float" office:value="11762.1076246779">
                <text:p>11762.10762467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.0488226413727">
                <text:p>30.0488226413727</text:p>
              </table:table-cell>
              <table:table-cell office:value-type="float" office:value="11974.4790123457">
                <text:p>11974.47901234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.0991563796997">
                <text:p>30.0991563796997</text:p>
              </table:table-cell>
              <table:table-cell office:value-type="float" office:value="11920.4338867442">
                <text:p>11920.43388674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.1495983600616">
                <text:p>30.1495983600616</text:p>
              </table:table-cell>
              <table:table-cell office:value-type="float" office:value="11894.8541610538">
                <text:p>11894.85416105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.1991860866547">
                <text:p>30.1991860866547</text:p>
              </table:table-cell>
              <table:table-cell office:value-type="float" office:value="12099.7682536325">
                <text:p>12099.76825363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.2495517730713">
                <text:p>30.2495517730713</text:p>
              </table:table-cell>
              <table:table-cell office:value-type="float" office:value="11912.8724869704">
                <text:p>11912.87248697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.2992076873779">
                <text:p>30.2992076873779</text:p>
              </table:table-cell>
              <table:table-cell office:value-type="float" office:value="12244.2615041868">
                <text:p>12244.26150418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.3497354984283">
                <text:p>30.3497354984283</text:p>
              </table:table-cell>
              <table:table-cell office:value-type="float" office:value="12032.9772329412">
                <text:p>12032.97723294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.3992161750793">
                <text:p>30.3992161750793</text:p>
              </table:table-cell>
              <table:table-cell office:value-type="float" office:value="12287.6250114437">
                <text:p>12287.62501144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.4496383666992">
                <text:p>30.4496383666992</text:p>
              </table:table-cell>
              <table:table-cell office:value-type="float" office:value="12058.1827260433">
                <text:p>12058.18272604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.499107837677">
                <text:p>30.499107837677</text:p>
              </table:table-cell>
              <table:table-cell office:value-type="float" office:value="12290.4083666683">
                <text:p>12290.40836666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.5497679710388">
                <text:p>30.5497679710388</text:p>
              </table:table-cell>
              <table:table-cell office:value-type="float" office:value="12001.5475612281">
                <text:p>12001.54756122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.5993542671204">
                <text:p>30.5993542671204</text:p>
              </table:table-cell>
              <table:table-cell office:value-type="float" office:value="12261.4522165593">
                <text:p>12261.45221655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.6487545967102">
                <text:p>30.6487545967102</text:p>
              </table:table-cell>
              <table:table-cell office:value-type="float" office:value="12307.6101930502">
                <text:p>12307.61019305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.698917388916">
                <text:p>30.698917388916</text:p>
              </table:table-cell>
              <table:table-cell office:value-type="float" office:value="12120.5374195572">
                <text:p>12120.53741955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.7494637966156">
                <text:p>30.7494637966156</text:p>
              </table:table-cell>
              <table:table-cell office:value-type="float" office:value="12028.5501516459">
                <text:p>12028.55015164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.7988917827606">
                <text:p>30.7988917827606</text:p>
              </table:table-cell>
              <table:table-cell office:value-type="float" office:value="12300.7236875109">
                <text:p>12300.7236875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.8493807315826">
                <text:p>30.8493807315826</text:p>
              </table:table-cell>
              <table:table-cell office:value-type="float" office:value="12042.2392263158">
                <text:p>12042.23922631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.8986625671387">
                <text:p>30.8986625671387</text:p>
              </table:table-cell>
              <table:table-cell office:value-type="float" office:value="12337.2028078935">
                <text:p>12337.20280789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.9491379261017">
                <text:p>30.9491379261017</text:p>
              </table:table-cell>
              <table:table-cell office:value-type="float" office:value="12045.4814485922">
                <text:p>12045.48144859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0.9997811317444">
                <text:p>30.9997811317444</text:p>
              </table:table-cell>
              <table:table-cell office:value-type="float" office:value="12005.5591324448">
                <text:p>12005.55913244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.0492508411407">
                <text:p>31.0492508411407</text:p>
              </table:table-cell>
              <table:table-cell office:value-type="float" office:value="12290.3491332154">
                <text:p>12290.3491332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.0990154743195">
                <text:p>31.0990154743195</text:p>
              </table:table-cell>
              <table:table-cell office:value-type="float" office:value="12217.5119389828">
                <text:p>12217.51193898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.1494598388672">
                <text:p>31.1494598388672</text:p>
              </table:table-cell>
              <table:table-cell office:value-type="float" office:value="12052.8825261486">
                <text:p>12052.88252614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.1989319324493">
                <text:p>31.1989319324493</text:p>
              </table:table-cell>
              <table:table-cell office:value-type="float" office:value="12289.7568300876">
                <text:p>12289.75683008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.2492785453796">
                <text:p>31.2492785453796</text:p>
              </table:table-cell>
              <table:table-cell office:value-type="float" office:value="12076.2840757876">
                <text:p>12076.28407578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.2997400760651">
                <text:p>31.2997400760651</text:p>
              </table:table-cell>
              <table:table-cell office:value-type="float" office:value="12048.78234452">
                <text:p>12048.782344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.3491044044495">
                <text:p>31.3491044044495</text:p>
              </table:table-cell>
              <table:table-cell office:value-type="float" office:value="12154.5257402837">
                <text:p>12154.5257402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.399454832077">
                <text:p>31.399454832077</text:p>
              </table:table-cell>
              <table:table-cell office:value-type="float" office:value="11916.4827047376">
                <text:p>11916.48270473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.4489705562592">
                <text:p>31.4489705562592</text:p>
              </table:table-cell>
              <table:table-cell office:value-type="float" office:value="12117.3629167389">
                <text:p>12117.362916738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4992594718933">
                <text:p>31.4992594718933</text:p>
              </table:table-cell>
              <table:table-cell office:value-type="float" office:value="11931.0586126954">
                <text:p>11931.058612695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.5490281581879">
                <text:p>31.5490281581879</text:p>
              </table:table-cell>
              <table:table-cell office:value-type="float" office:value="11895.0296677765">
                <text:p>11895.02966777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.5997488498688">
                <text:p>31.5997488498688</text:p>
              </table:table-cell>
              <table:table-cell office:value-type="float" office:value="11671.7651195367">
                <text:p>11671.76511953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.6492834091187">
                <text:p>31.6492834091187</text:p>
              </table:table-cell>
              <table:table-cell office:value-type="float" office:value="11951.2519938584">
                <text:p>11951.25199385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.6996741294861">
                <text:p>31.6996741294861</text:p>
              </table:table-cell>
              <table:table-cell office:value-type="float" office:value="11748.1948200649">
                <text:p>11748.1948200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.7491438388824">
                <text:p>31.7491438388824</text:p>
              </table:table-cell>
              <table:table-cell office:value-type="float" office:value="11805.2037726938">
                <text:p>11805.20377269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.7995657920837">
                <text:p>31.7995657920837</text:p>
              </table:table-cell>
              <table:table-cell office:value-type="float" office:value="11582.2565950304">
                <text:p>11582.256595030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.848920583725">
                <text:p>31.848920583725</text:p>
              </table:table-cell>
              <table:table-cell office:value-type="float" office:value="11832.6910230956">
                <text:p>11832.69102309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.8994326591492">
                <text:p>31.8994326591492</text:p>
              </table:table-cell>
              <table:table-cell office:value-type="float" office:value="11403.2138882202">
                <text:p>11403.2138882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.9487211704254">
                <text:p>31.9487211704254</text:p>
              </table:table-cell>
              <table:table-cell office:value-type="float" office:value="11686.2933183702">
                <text:p>11686.29331837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.9993233680725">
                <text:p>31.9993233680725</text:p>
              </table:table-cell>
              <table:table-cell office:value-type="float" office:value="11382.9048298868">
                <text:p>11382.90482988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.0497167110443">
                <text:p>32.0497167110443</text:p>
              </table:table-cell>
              <table:table-cell office:value-type="float" office:value="11271.330030989">
                <text:p>11271.33003098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.0991923809051">
                <text:p>32.0991923809051</text:p>
              </table:table-cell>
              <table:table-cell office:value-type="float" office:value="11480.3902927967">
                <text:p>11480.39029279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.1495549678802">
                <text:p>32.1495549678802</text:p>
              </table:table-cell>
              <table:table-cell office:value-type="float" office:value="11119.3652597095">
                <text:p>11119.3652597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.1990437507629">
                <text:p>32.1990437507629</text:p>
              </table:table-cell>
              <table:table-cell office:value-type="float" office:value="11315.6955451388">
                <text:p>11315.6955451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.249397277832">
                <text:p>32.249397277832</text:p>
              </table:table-cell>
              <table:table-cell office:value-type="float" office:value="10962.4892659968">
                <text:p>10962.48926599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.2987558841705">
                <text:p>32.2987558841705</text:p>
              </table:table-cell>
              <table:table-cell office:value-type="float" office:value="11183.4600072455">
                <text:p>11183.4600072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.3492856025696">
                <text:p>32.3492856025696</text:p>
              </table:table-cell>
              <table:table-cell office:value-type="float" office:value="10924.2643238321">
                <text:p>10924.26432383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.3996229171753">
                <text:p>32.3996229171753</text:p>
              </table:table-cell>
              <table:table-cell office:value-type="float" office:value="10807.092199119">
                <text:p>10807.09219911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.4492764472961">
                <text:p>32.4492764472961</text:p>
              </table:table-cell>
              <table:table-cell office:value-type="float" office:value="10955.9179110928">
                <text:p>10955.91791109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.4997074604034">
                <text:p>32.4997074604034</text:p>
              </table:table-cell>
              <table:table-cell office:value-type="float" office:value="10628.380573271">
                <text:p>10628.3805732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.5493507385254">
                <text:p>32.5493507385254</text:p>
              </table:table-cell>
              <table:table-cell office:value-type="float" office:value="10797.030741671">
                <text:p>10797.0307416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.5988991260529">
                <text:p>32.5988991260529</text:p>
              </table:table-cell>
              <table:table-cell office:value-type="float" office:value="10656.2499073722">
                <text:p>10656.24990737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.6494202613831">
                <text:p>32.6494202613831</text:p>
              </table:table-cell>
              <table:table-cell office:value-type="float" office:value="10451.0715475623">
                <text:p>10451.07154756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.6987233161926">
                <text:p>32.6987233161926</text:p>
              </table:table-cell>
              <table:table-cell office:value-type="float" office:value="10547.0138109791">
                <text:p>10547.01381097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.7490992546082">
                <text:p>32.7490992546082</text:p>
              </table:table-cell>
              <table:table-cell office:value-type="float" office:value="10322.3883535581">
                <text:p>10322.38835355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.7996408939362">
                <text:p>32.7996408939362</text:p>
              </table:table-cell>
              <table:table-cell office:value-type="float" office:value="10130.2610443093">
                <text:p>10130.26104430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.8489925861359">
                <text:p>32.8489925861359</text:p>
              </table:table-cell>
              <table:table-cell office:value-type="float" office:value="10374.5176138669">
                <text:p>10374.51761386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.8995985984802">
                <text:p>32.8995985984802</text:p>
              </table:table-cell>
              <table:table-cell office:value-type="float" office:value="9959.29093504572">
                <text:p>9959.290935045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.9490215778351">
                <text:p>32.9490215778351</text:p>
              </table:table-cell>
              <table:table-cell office:value-type="float" office:value="10197.6855013387">
                <text:p>10197.68550133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2.9994695186615">
                <text:p>32.9994695186615</text:p>
              </table:table-cell>
              <table:table-cell office:value-type="float" office:value="9831.91765361967">
                <text:p>9831.917653619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.0489633083344">
                <text:p>33.0489633083344</text:p>
              </table:table-cell>
              <table:table-cell office:value-type="float" office:value="10021.4593240587">
                <text:p>10021.45932405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.0995366573334">
                <text:p>33.0995366573334</text:p>
              </table:table-cell>
              <table:table-cell office:value-type="float" office:value="9649.35108429191">
                <text:p>9649.351084291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.1489214897156">
                <text:p>33.1489214897156</text:p>
              </table:table-cell>
              <table:table-cell office:value-type="float" office:value="9719.58346006228">
                <text:p>9719.583460062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.1993298530579">
                <text:p>33.1993298530579</text:p>
              </table:table-cell>
              <table:table-cell office:value-type="float" office:value="9522.22941143084">
                <text:p>9522.229411430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.249030828476">
                <text:p>33.249030828476</text:p>
              </table:table-cell>
              <table:table-cell office:value-type="float" office:value="9496.79550611385">
                <text:p>9496.795506113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.2994005680084">
                <text:p>33.2994005680084</text:p>
              </table:table-cell>
              <table:table-cell office:value-type="float" office:value="9370.70559389585">
                <text:p>9370.705593895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.348893404007">
                <text:p>33.348893404007</text:p>
              </table:table-cell>
              <table:table-cell office:value-type="float" office:value="9375.09420583078">
                <text:p>9375.094205830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.3992614746094">
                <text:p>33.3992614746094</text:p>
              </table:table-cell>
              <table:table-cell office:value-type="float" office:value="9212.18530808155">
                <text:p>9212.185308081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.4497630596161">
                <text:p>33.4497630596161</text:p>
              </table:table-cell>
              <table:table-cell office:value-type="float" office:value="9029.41957048235">
                <text:p>9029.419570482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.4991226196289">
                <text:p>33.4991226196289</text:p>
              </table:table-cell>
              <table:table-cell office:value-type="float" office:value="9238.33194383396">
                <text:p>9238.3319438339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.5497858524322">
                <text:p>33.5497858524322</text:p>
              </table:table-cell>
              <table:table-cell office:value-type="float" office:value="8842.70456524092">
                <text:p>8842.704565240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.5994830131531">
                <text:p>33.5994830131531</text:p>
              </table:table-cell>
              <table:table-cell office:value-type="float" office:value="9014.59949627">
                <text:p>9014.599496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.6487011909485">
                <text:p>33.6487011909485</text:p>
              </table:table-cell>
              <table:table-cell office:value-type="float" office:value="8939.7864713519">
                <text:p>8939.78647135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.6994047164917">
                <text:p>33.6994047164917</text:p>
              </table:table-cell>
              <table:table-cell office:value-type="float" office:value="8677.89754826818">
                <text:p>8677.897548268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.7487640380859">
                <text:p>33.7487640380859</text:p>
              </table:table-cell>
              <table:table-cell office:value-type="float" office:value="8752.1462217671">
                <text:p>8752.14622176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.7992699146271">
                <text:p>33.7992699146271</text:p>
              </table:table-cell>
              <table:table-cell office:value-type="float" office:value="8553.46010375902">
                <text:p>8553.4601037590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.8496820926666">
                <text:p>33.8496820926666</text:p>
              </table:table-cell>
              <table:table-cell office:value-type="float" office:value="8569.35797658009">
                <text:p>8569.357976580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.8991656303406">
                <text:p>33.8991656303406</text:p>
              </table:table-cell>
              <table:table-cell office:value-type="float" office:value="8568.50621299067">
                <text:p>8568.506212990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.9495995044708">
                <text:p>33.9495995044708</text:p>
              </table:table-cell>
              <table:table-cell office:value-type="float" office:value="8407.0479873307">
                <text:p>8407.04798733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3.9992551803589">
                <text:p>33.9992551803589</text:p>
              </table:table-cell>
              <table:table-cell office:value-type="float" office:value="8377.6928328956">
                <text:p>8377.69283289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.0497076511383">
                <text:p>34.0497076511383</text:p>
              </table:table-cell>
              <table:table-cell office:value-type="float" office:value="8245.38409265971">
                <text:p>8245.384092659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.0990488529205">
                <text:p>34.0990488529205</text:p>
              </table:table-cell>
              <table:table-cell office:value-type="float" office:value="8268.95140902238">
                <text:p>8268.951409022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.1496529579163">
                <text:p>34.1496529579163</text:p>
              </table:table-cell>
              <table:table-cell office:value-type="float" office:value="8062.58701807782">
                <text:p>8062.587018077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.1990540027618">
                <text:p>34.1990540027618</text:p>
              </table:table-cell>
              <table:table-cell office:value-type="float" office:value="8258.93462932487">
                <text:p>8258.934629324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.2494885921478">
                <text:p>34.2494885921478</text:p>
              </table:table-cell>
              <table:table-cell office:value-type="float" office:value="7931.06486777789">
                <text:p>7931.064867777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.2988951206207">
                <text:p>34.2988951206207</text:p>
              </table:table-cell>
              <table:table-cell office:value-type="float" office:value="8096.09604972349">
                <text:p>8096.0960497234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.3494524955749">
                <text:p>34.3494524955749</text:p>
              </table:table-cell>
              <table:table-cell office:value-type="float" office:value="7911.80318128015">
                <text:p>7911.803181280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.3986647129059">
                <text:p>34.3986647129059</text:p>
              </table:table-cell>
              <table:table-cell office:value-type="float" office:value="7965.50168353431">
                <text:p>7965.501683534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.4492542743683">
                <text:p>34.4492542743683</text:p>
              </table:table-cell>
              <table:table-cell office:value-type="float" office:value="7748.63407921277">
                <text:p>7748.634079212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.4986402988434">
                <text:p>34.4986402988434</text:p>
              </table:table-cell>
              <table:table-cell office:value-type="float" office:value="7937.4682243893">
                <text:p>7937.46822438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.5491623878479">
                <text:p>34.5491623878479</text:p>
              </table:table-cell>
              <table:table-cell office:value-type="float" office:value="7758.98241192988">
                <text:p>7758.982411929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.5989756584167">
                <text:p>34.5989756584167</text:p>
              </table:table-cell>
              <table:table-cell office:value-type="float" office:value="7708.78915628051">
                <text:p>7708.7891562805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.6493704319">
                <text:p>34.6493704319</text:p>
              </table:table-cell>
              <table:table-cell office:value-type="float" office:value="7619.83780177981">
                <text:p>7619.837801779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.6989142894745">
                <text:p>34.6989142894745</text:p>
              </table:table-cell>
              <table:table-cell office:value-type="float" office:value="7750.70853986006">
                <text:p>7750.708539860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.7492787837982">
                <text:p>34.7492787837982</text:p>
              </table:table-cell>
              <table:table-cell office:value-type="float" office:value="7624.41885213308">
                <text:p>7624.418852133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.7997934818268">
                <text:p>34.7997934818268</text:p>
              </table:table-cell>
              <table:table-cell office:value-type="float" office:value="7443.37815871697">
                <text:p>7443.378158716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.8491394519806">
                <text:p>34.8491394519806</text:p>
              </table:table-cell>
              <table:table-cell office:value-type="float" office:value="7619.66982973542">
                <text:p>7619.669829735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.8995981216431">
                <text:p>34.8995981216431</text:p>
              </table:table-cell>
              <table:table-cell office:value-type="float" office:value="7451.64314705702">
                <text:p>7451.643147057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.9490270614624">
                <text:p>34.9490270614624</text:p>
              </table:table-cell>
              <table:table-cell office:value-type="float" office:value="7606.87972216863">
                <text:p>7606.879722168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.9994547367096">
                <text:p>34.9994547367096</text:p>
              </table:table-cell>
              <table:table-cell office:value-type="float" office:value="7456.2231583526">
                <text:p>7456.22315835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.0491533279419">
                <text:p>35.0491533279419</text:p>
              </table:table-cell>
              <table:table-cell office:value-type="float" office:value="7565.60680447683">
                <text:p>7565.606804476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.0996749401093">
                <text:p>35.0996749401093</text:p>
              </table:table-cell>
              <table:table-cell office:value-type="float" office:value="7442.35949467445">
                <text:p>7442.3594946744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.1493158340454">
                <text:p>35.1493158340454</text:p>
              </table:table-cell>
              <table:table-cell office:value-type="float" office:value="7574.40026127593">
                <text:p>7574.400261275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.1996827125549">
                <text:p>35.1996827125549</text:p>
              </table:table-cell>
              <table:table-cell office:value-type="float" office:value="7465.22339932025">
                <text:p>7465.223399320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.2492980957031">
                <text:p>35.2492980957031</text:p>
              </table:table-cell>
              <table:table-cell office:value-type="float" office:value="7578.29479774341">
                <text:p>7578.294797743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.2997076511383">
                <text:p>35.2997076511383</text:p>
              </table:table-cell>
              <table:table-cell office:value-type="float" office:value="7458.90331216035">
                <text:p>7458.903312160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.3492813110352">
                <text:p>35.3492813110352</text:p>
              </table:table-cell>
              <table:table-cell office:value-type="float" office:value="7584.67300542979">
                <text:p>7584.673005429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.3996345996857">
                <text:p>35.3996345996857</text:p>
              </table:table-cell>
              <table:table-cell office:value-type="float" office:value="7467.23818993641">
                <text:p>7467.238189936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.449010848999">
                <text:p>35.449010848999</text:p>
              </table:table-cell>
              <table:table-cell office:value-type="float" office:value="7614.99719457844">
                <text:p>7614.997194578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.4994561672211">
                <text:p>35.4994561672211</text:p>
              </table:table-cell>
              <table:table-cell office:value-type="float" office:value="7453.61538497894">
                <text:p>7453.615384978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.548775434494">
                <text:p>35.548775434494</text:p>
              </table:table-cell>
              <table:table-cell office:value-type="float" office:value="7623.79533984337">
                <text:p>7623.7953398433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5994000434875">
                <text:p>35.5994000434875</text:p>
              </table:table-cell>
              <table:table-cell office:value-type="float" office:value="7427.21785857254">
                <text:p>7427.217858572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6497445106506">
                <text:p>35.6497445106506</text:p>
              </table:table-cell>
              <table:table-cell office:value-type="float" office:value="7468.54661867778">
                <text:p>7468.546618677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6993541717529">
                <text:p>35.6993541717529</text:p>
              </table:table-cell>
              <table:table-cell office:value-type="float" office:value="7579.16888858986">
                <text:p>7579.168888589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.749760389328">
                <text:p>35.749760389328</text:p>
              </table:table-cell>
              <table:table-cell office:value-type="float" office:value="7459.39723487482">
                <text:p>7459.397234874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.7992289066315">
                <text:p>35.7992289066315</text:p>
              </table:table-cell>
              <table:table-cell office:value-type="float" office:value="7600.79380777498">
                <text:p>7600.793807774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.8486754894257">
                <text:p>35.8486754894257</text:p>
              </table:table-cell>
              <table:table-cell office:value-type="float" office:value="7765.9562764593">
                <text:p>7765.95627645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.8990271091461">
                <text:p>35.8990271091461</text:p>
              </table:table-cell>
              <table:table-cell office:value-type="float" office:value="7626.36836971448">
                <text:p>7626.36836971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.9495456218719">
                <text:p>35.9495456218719</text:p>
              </table:table-cell>
              <table:table-cell office:value-type="float" office:value="7601.17389211383">
                <text:p>7601.173892113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.9989397525787">
                <text:p>35.9989397525787</text:p>
              </table:table-cell>
              <table:table-cell office:value-type="float" office:value="7774.20301775319">
                <text:p>7774.203017753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0494720935822">
                <text:p>36.0494720935822</text:p>
              </table:table-cell>
              <table:table-cell office:value-type="float" office:value="7757.40826995301">
                <text:p>7757.408269953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.0987539291382">
                <text:p>36.0987539291382</text:p>
              </table:table-cell>
              <table:table-cell office:value-type="float" office:value="7954.24917877341">
                <text:p>7954.249178773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.1492712497711">
                <text:p>36.1492712497711</text:p>
              </table:table-cell>
              <table:table-cell office:value-type="float" office:value="7759.71478868254">
                <text:p>7759.714788682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.1996879577637">
                <text:p>36.1996879577637</text:p>
              </table:table-cell>
              <table:table-cell office:value-type="float" office:value="7775.20023833957">
                <text:p>7775.200238339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.2493789196014">
                <text:p>36.2493789196014</text:p>
              </table:table-cell>
              <table:table-cell office:value-type="float" office:value="8049.75362131092">
                <text:p>8049.753621310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.2988834381103">
                <text:p>36.2988834381103</text:p>
              </table:table-cell>
              <table:table-cell office:value-type="float" office:value="8080.07050766482">
                <text:p>8080.070507664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.3493206501007">
                <text:p>36.3493206501007</text:p>
              </table:table-cell>
              <table:table-cell office:value-type="float" office:value="7930.65247294953">
                <text:p>7930.652472949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.3987112045288">
                <text:p>36.3987112045288</text:p>
              </table:table-cell>
              <table:table-cell office:value-type="float" office:value="8260.68880425181">
                <text:p>8260.688804251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.4491860866547">
                <text:p>36.4491860866547</text:p>
              </table:table-cell>
              <table:table-cell office:value-type="float" office:value="8083.22838640196">
                <text:p>8083.228386401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.4997110366821">
                <text:p>36.4997110366821</text:p>
              </table:table-cell>
              <table:table-cell office:value-type="float" office:value="8075.21827885446">
                <text:p>8075.218278854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.5490489006042">
                <text:p>36.5490489006042</text:p>
              </table:table-cell>
              <table:table-cell office:value-type="float" office:value="8431.65810049387">
                <text:p>8431.658100493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.5996763706207">
                <text:p>36.5996763706207</text:p>
              </table:table-cell>
              <table:table-cell office:value-type="float" office:value="8216.88304520431">
                <text:p>8216.883045204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.6490342617035">
                <text:p>36.6490342617035</text:p>
              </table:table-cell>
              <table:table-cell office:value-type="float" office:value="8590.3184009429">
                <text:p>8590.31840094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.6995732784271">
                <text:p>36.6995732784271</text:p>
              </table:table-cell>
              <table:table-cell office:value-type="float" office:value="8389.55776125599">
                <text:p>8389.557761255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.7491109371185">
                <text:p>36.7491109371185</text:p>
              </table:table-cell>
              <table:table-cell office:value-type="float" office:value="8720.63822578161">
                <text:p>8720.638225781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.7994725704193">
                <text:p>36.7994725704193</text:p>
              </table:table-cell>
              <table:table-cell office:value-type="float" office:value="8577.95849113771">
                <text:p>8577.958491137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.8489856719971">
                <text:p>36.8489856719971</text:p>
              </table:table-cell>
              <table:table-cell office:value-type="float" office:value="8724.96341845112">
                <text:p>8724.963418451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.899409532547">
                <text:p>36.899409532547</text:p>
              </table:table-cell>
              <table:table-cell office:value-type="float" office:value="8726.02762266363">
                <text:p>8726.027622663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.9489116668701">
                <text:p>36.9489116668701</text:p>
              </table:table-cell>
              <table:table-cell office:value-type="float" office:value="8888.50563751343">
                <text:p>8888.505637513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.999306678772">
                <text:p>36.999306678772</text:p>
              </table:table-cell>
              <table:table-cell office:value-type="float" office:value="8889.76871108756">
                <text:p>8889.768711087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.0489699840546">
                <text:p>37.0489699840546</text:p>
              </table:table-cell>
              <table:table-cell office:value-type="float" office:value="9020.74474203444">
                <text:p>9020.744742034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.0993235111237">
                <text:p>37.0993235111237</text:p>
              </table:table-cell>
              <table:table-cell office:value-type="float" office:value="9055.96939364956">
                <text:p>9055.969393649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.149749994278">
                <text:p>37.149749994278</text:p>
              </table:table-cell>
              <table:table-cell office:value-type="float" office:value="9042.86738785082">
                <text:p>9042.867387850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.1991786956787">
                <text:p>37.1991786956787</text:p>
              </table:table-cell>
              <table:table-cell office:value-type="float" office:value="9387.25855324404">
                <text:p>9387.258553244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.2494752407074">
                <text:p>37.2494752407074</text:p>
              </table:table-cell>
              <table:table-cell office:value-type="float" office:value="9225.28574746752">
                <text:p>9225.2857474675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.2990412712097">
                <text:p>37.2990412712097</text:p>
              </table:table-cell>
              <table:table-cell office:value-type="float" office:value="9522.65079968253">
                <text:p>9522.650799682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.3494186401367">
                <text:p>37.3494186401367</text:p>
              </table:table-cell>
              <table:table-cell office:value-type="float" office:value="9369.28644852294">
                <text:p>9369.286448522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.3989553451538">
                <text:p>37.3989553451538</text:p>
              </table:table-cell>
              <table:table-cell office:value-type="float" office:value="9689.78457154958">
                <text:p>9689.784571549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.4493594169617">
                <text:p>37.4493594169617</text:p>
              </table:table-cell>
              <table:table-cell office:value-type="float" office:value="9523.04015893288">
                <text:p>9523.040158932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.4999127388">
                <text:p>37.4999127388</text:p>
              </table:table-cell>
              <table:table-cell office:value-type="float" office:value="9653.17376294592">
                <text:p>9653.173762945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.5497388839722">
                <text:p>37.5497388839722</text:p>
              </table:table-cell>
              <table:table-cell office:value-type="float" office:value="9954.61315112017">
                <text:p>9954.613151120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.5995252132416">
                <text:p>37.5995252132416</text:p>
              </table:table-cell>
              <table:table-cell office:value-type="float" office:value="9962.57421020118">
                <text:p>9962.574210201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.6488814353943">
                <text:p>37.6488814353943</text:p>
              </table:table-cell>
              <table:table-cell office:value-type="float" office:value="10211.4784725745">
                <text:p>10211.47847257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.6993684768677">
                <text:p>37.6993684768677</text:p>
              </table:table-cell>
              <table:table-cell office:value-type="float" office:value="9982.75964072196">
                <text:p>9982.759640721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.7490713596344">
                <text:p>37.7490713596344</text:p>
              </table:table-cell>
              <table:table-cell office:value-type="float" office:value="10301.2133602598">
                <text:p>10301.21336025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.7994298934937">
                <text:p>37.7994298934937</text:p>
              </table:table-cell>
              <table:table-cell office:value-type="float" office:value="10167.095043533">
                <text:p>10167.0950435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.8489017486572">
                <text:p>37.8489017486572</text:p>
              </table:table-cell>
              <table:table-cell office:value-type="float" office:value="10511.0268915663">
                <text:p>10511.026891566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.8992471694946">
                <text:p>37.8992471694946</text:p>
              </table:table-cell>
              <table:table-cell office:value-type="float" office:value="10328.6454130439">
                <text:p>10328.64541304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.9498257637024">
                <text:p>37.9498257637024</text:p>
              </table:table-cell>
              <table:table-cell office:value-type="float" office:value="10439.1988008032">
                <text:p>10439.19880080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7.9992272853851">
                <text:p>37.9992272853851</text:p>
              </table:table-cell>
              <table:table-cell office:value-type="float" office:value="10687.9298858618">
                <text:p>10687.92988586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.0497496128082">
                <text:p>38.0497496128082</text:p>
              </table:table-cell>
              <table:table-cell office:value-type="float" office:value="10609.1707832718">
                <text:p>10609.17078327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.0991513729095">
                <text:p>38.0991513729095</text:p>
              </table:table-cell>
              <table:table-cell office:value-type="float" office:value="10849.8158547532">
                <text:p>10849.81585475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.1494963169098">
                <text:p>38.1494963169098</text:p>
              </table:table-cell>
              <table:table-cell office:value-type="float" office:value="10805.4544662392">
                <text:p>10805.45446623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.1986587047577">
                <text:p>38.1986587047577</text:p>
              </table:table-cell>
              <table:table-cell office:value-type="float" office:value="11065.3697636298">
                <text:p>11065.369763629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.249046087265">
                <text:p>38.249046087265</text:p>
              </table:table-cell>
              <table:table-cell office:value-type="float" office:value="10955.1235355352">
                <text:p>10955.12353553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.2995550632477">
                <text:p>38.2995550632477</text:p>
              </table:table-cell>
              <table:table-cell office:value-type="float" office:value="10928.7505687987">
                <text:p>10928.75056879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.3489649295807">
                <text:p>38.3489649295807</text:p>
              </table:table-cell>
              <table:table-cell office:value-type="float" office:value="11171.8577880718">
                <text:p>11171.85778807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.3995218276978">
                <text:p>38.3995218276978</text:p>
              </table:table-cell>
              <table:table-cell office:value-type="float" office:value="11076.6289241739">
                <text:p>11076.62892417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.4489359855652">
                <text:p>38.4489359855652</text:p>
              </table:table-cell>
              <table:table-cell office:value-type="float" office:value="11332.7844522286">
                <text:p>11332.78445222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.4993522167206">
                <text:p>38.4993522167206</text:p>
              </table:table-cell>
              <table:table-cell office:value-type="float" office:value="11266.2130227323">
                <text:p>11266.213022732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.5488567352295">
                <text:p>38.5488567352295</text:p>
              </table:table-cell>
              <table:table-cell office:value-type="float" office:value="11473.700120884">
                <text:p>11473.7001208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.5995926856995">
                <text:p>38.5995926856995</text:p>
              </table:table-cell>
              <table:table-cell office:value-type="float" office:value="11352.8966081146">
                <text:p>11352.89660811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.6492376327515">
                <text:p>38.6492376327515</text:p>
              </table:table-cell>
              <table:table-cell office:value-type="float" office:value="11602.3892501417">
                <text:p>11602.38925014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.6995933055878">
                <text:p>38.6995933055878</text:p>
              </table:table-cell>
              <table:table-cell office:value-type="float" office:value="11438.6317877722">
                <text:p>11438.631787772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.749100446701">
                <text:p>38.749100446701</text:p>
              </table:table-cell>
              <table:table-cell office:value-type="float" office:value="11796.2780089382">
                <text:p>11796.27800893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.7994458675385">
                <text:p>38.7994458675385</text:p>
              </table:table-cell>
              <table:table-cell office:value-type="float" office:value="11599.8633100339">
                <text:p>11599.863310033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.8489279747009">
                <text:p>38.8489279747009</text:p>
              </table:table-cell>
              <table:table-cell office:value-type="float" office:value="11802.2459731236">
                <text:p>11802.24597312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.8993289470673">
                <text:p>38.8993289470673</text:p>
              </table:table-cell>
              <table:table-cell office:value-type="float" office:value="11745.8051344153">
                <text:p>11745.80513441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.9497921466827">
                <text:p>38.9497921466827</text:p>
              </table:table-cell>
              <table:table-cell office:value-type="float" office:value="11731.3211312589">
                <text:p>11731.32113125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.9991953372955">
                <text:p>38.9991953372955</text:p>
              </table:table-cell>
              <table:table-cell office:value-type="float" office:value="11983.0317163099">
                <text:p>11983.031716309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.0496258735657">
                <text:p>39.0496258735657</text:p>
              </table:table-cell>
              <table:table-cell office:value-type="float" office:value="11738.9193886186">
                <text:p>11738.91938861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.0991449356079">
                <text:p>39.0991449356079</text:p>
              </table:table-cell>
              <table:table-cell office:value-type="float" office:value="12116.5461391058">
                <text:p>12116.54613910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.1495525836945">
                <text:p>39.1495525836945</text:p>
              </table:table-cell>
              <table:table-cell office:value-type="float" office:value="11902.9556580348">
                <text:p>11902.95565803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.1991806030273">
                <text:p>39.1991806030273</text:p>
              </table:table-cell>
              <table:table-cell office:value-type="float" office:value="12089.9445125027">
                <text:p>12089.94451250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.2495319843292">
                <text:p>39.2495319843292</text:p>
              </table:table-cell>
              <table:table-cell office:value-type="float" office:value="11916.2570020219">
                <text:p>11916.25700202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.2990918159485">
                <text:p>39.2990918159485</text:p>
              </table:table-cell>
              <table:table-cell office:value-type="float" office:value="12267.9997113567">
                <text:p>12267.99971135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.349616765976">
                <text:p>39.349616765976</text:p>
              </table:table-cell>
              <table:table-cell office:value-type="float" office:value="12033.6586116263">
                <text:p>12033.65861162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.3990149497986">
                <text:p>39.3990149497986</text:p>
              </table:table-cell>
              <table:table-cell office:value-type="float" office:value="12308.14481324">
                <text:p>12308.144813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.4494397640228">
                <text:p>39.4494397640228</text:p>
              </table:table-cell>
              <table:table-cell office:value-type="float" office:value="12057.5555776205">
                <text:p>12057.55557762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.4987046718597">
                <text:p>39.4987046718597</text:p>
              </table:table-cell>
              <table:table-cell office:value-type="float" office:value="12341.4419451005">
                <text:p>12341.44194510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.5493855476379">
                <text:p>39.5493855476379</text:p>
              </table:table-cell>
              <table:table-cell office:value-type="float" office:value="11996.6356276256">
                <text:p>11996.63562762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.5989525318146">
                <text:p>39.5989525318146</text:p>
              </table:table-cell>
              <table:table-cell office:value-type="float" office:value="12266.229428713">
                <text:p>12266.2294287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.6495971679687">
                <text:p>39.6495971679687</text:p>
              </table:table-cell>
              <table:table-cell office:value-type="float" office:value="12005.220022691">
                <text:p>12005.2200226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.6989946365356">
                <text:p>39.6989946365356</text:p>
              </table:table-cell>
              <table:table-cell office:value-type="float" office:value="12308.3230302913">
                <text:p>12308.32303029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.7494416236877">
                <text:p>39.7494416236877</text:p>
              </table:table-cell>
              <table:table-cell office:value-type="float" office:value="12052.2559289191">
                <text:p>12052.25592891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.7988843917847">
                <text:p>39.7988843917847</text:p>
              </table:table-cell>
              <table:table-cell office:value-type="float" office:value="12297.0461283261">
                <text:p>12297.04612832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.8493781089783">
                <text:p>39.8493781089783</text:p>
              </table:table-cell>
              <table:table-cell office:value-type="float" office:value="12041.1020180749">
                <text:p>12041.10201807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.8997247219086">
                <text:p>39.8997247219086</text:p>
              </table:table-cell>
              <table:table-cell office:value-type="float" office:value="12076.2840757876">
                <text:p>12076.28407578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.9491791725159">
                <text:p>39.9491791725159</text:p>
              </table:table-cell>
              <table:table-cell office:value-type="float" office:value="12294.1412255878">
                <text:p>12294.141225587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.9997386932373">
                <text:p>39.9997386932373</text:p>
              </table:table-cell>
              <table:table-cell office:value-type="float" office:value="12025.4304495855">
                <text:p>12025.43044958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.0491147041321">
                <text:p>40.0491147041321</text:p>
              </table:table-cell>
              <table:table-cell office:value-type="float" office:value="12313.6719427517">
                <text:p>12313.67194275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.0989787578583">
                <text:p>40.0989787578583</text:p>
              </table:table-cell>
              <table:table-cell office:value-type="float" office:value="12193.1522723469">
                <text:p>12193.15227234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.1493704319">
                <text:p>40.1493704319</text:p>
              </table:table-cell>
              <table:table-cell office:value-type="float" office:value="12065.48525251">
                <text:p>12065.485252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.199874162674">
                <text:p>40.199874162674</text:p>
              </table:table-cell>
              <table:table-cell office:value-type="float" office:value="12038.7145797534">
                <text:p>12038.71457975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.2492537498474">
                <text:p>40.2492537498474</text:p>
              </table:table-cell>
              <table:table-cell office:value-type="float" office:value="12312.7801345159">
                <text:p>12312.78013451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.2997415065765">
                <text:p>40.2997415065765</text:p>
              </table:table-cell>
              <table:table-cell office:value-type="float" office:value="12042.5235619401">
                <text:p>12042.52356194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.3491311073303">
                <text:p>40.3491311073303</text:p>
              </table:table-cell>
              <table:table-cell office:value-type="float" office:value="12148.3063406628">
                <text:p>12148.30634066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.3994770050049">
                <text:p>40.3994770050049</text:p>
              </table:table-cell>
              <table:table-cell office:value-type="float" office:value="11917.5549094078">
                <text:p>11917.55490940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.4490234851837">
                <text:p>40.4490234851837</text:p>
              </table:table-cell>
              <table:table-cell office:value-type="float" office:value="12109.841059029">
                <text:p>12109.841059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.4993238449097">
                <text:p>40.4993238449097</text:p>
              </table:table-cell>
              <table:table-cell office:value-type="float" office:value="11928.3441166015">
                <text:p>11928.34411660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.5490591526032">
                <text:p>40.5490591526032</text:p>
              </table:table-cell>
              <table:table-cell office:value-type="float" office:value="11903.012717816">
                <text:p>11903.0127178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.5997619628906">
                <text:p>40.5997619628906</text:p>
              </table:table-cell>
              <table:table-cell office:value-type="float" office:value="11675.8814086136">
                <text:p>11675.88140861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.6493918895721">
                <text:p>40.6493918895721</text:p>
              </table:table-cell>
              <table:table-cell office:value-type="float" office:value="11928.2868136989">
                <text:p>11928.28681369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.6986832618713">
                <text:p>40.6986832618713</text:p>
              </table:table-cell>
              <table:table-cell office:value-type="float" office:value="12010.2154268827">
                <text:p>12010.21542688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.7491755485535">
                <text:p>40.7491755485535</text:p>
              </table:table-cell>
              <table:table-cell office:value-type="float" office:value="11566.1230333365">
                <text:p>11566.12303333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.7995777130127">
                <text:p>40.7995777130127</text:p>
              </table:table-cell>
              <table:table-cell office:value-type="float" office:value="11586.8039848251">
                <text:p>11586.80398482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.8489077091217">
                <text:p>40.8489077091217</text:p>
              </table:table-cell>
              <table:table-cell office:value-type="float" office:value="11838.6386795873">
                <text:p>11838.63867958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.8994143009186">
                <text:p>40.8994143009186</text:p>
              </table:table-cell>
              <table:table-cell office:value-type="float" office:value="11404.4519637462">
                <text:p>11404.45196374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.9497587680817">
                <text:p>40.9497587680817</text:p>
              </table:table-cell>
              <table:table-cell office:value-type="float" office:value="11441.1777988255">
                <text:p>11441.17779882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0.9993414878845">
                <text:p>40.9993414878845</text:p>
              </table:table-cell>
              <table:table-cell office:value-type="float" office:value="11616.9504676268">
                <text:p>11616.95046762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.0488724708557">
                <text:p>41.0488724708557</text:p>
              </table:table-cell>
              <table:table-cell office:value-type="float" office:value="11467.5697094557">
                <text:p>11467.56970945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.0994935035706">
                <text:p>41.0994935035706</text:p>
              </table:table-cell>
              <table:table-cell office:value-type="float" office:value="11220.6324039186">
                <text:p>11220.63240391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.1487650871277">
                <text:p>41.1487650871277</text:p>
              </table:table-cell>
              <table:table-cell office:value-type="float" office:value="11365.577470241">
                <text:p>11365.57747024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.1994369029999">
                <text:p>41.1994369029999</text:p>
              </table:table-cell>
              <table:table-cell office:value-type="float" office:value="11051.5084245741">
                <text:p>11051.50842457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.24884724617">
                <text:p>41.24884724617</text:p>
              </table:table-cell>
              <table:table-cell office:value-type="float" office:value="11171.749973461">
                <text:p>11171.74997346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.2992169857025">
                <text:p>41.2992169857025</text:p>
              </table:table-cell>
              <table:table-cell office:value-type="float" office:value="10958.9607793019">
                <text:p>10958.960779301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.3489410877228">
                <text:p>41.3489410877228</text:p>
              </table:table-cell>
              <table:table-cell office:value-type="float" office:value="11101.2562836237">
                <text:p>11101.25628362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.3994278907776">
                <text:p>41.3994278907776</text:p>
              </table:table-cell>
              <table:table-cell office:value-type="float" office:value="10775.0930358855">
                <text:p>10775.093035885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.4490065574646">
                <text:p>41.4490065574646</text:p>
              </table:table-cell>
              <table:table-cell office:value-type="float" office:value="10972.4612691634">
                <text:p>10972.46126916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.4993574619293">
                <text:p>41.4993574619293</text:p>
              </table:table-cell>
              <table:table-cell office:value-type="float" office:value="10645.2904013978">
                <text:p>10645.290401397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.549046754837">
                <text:p>41.549046754837</text:p>
              </table:table-cell>
              <table:table-cell office:value-type="float" office:value="10787.032147861">
                <text:p>10787.0321478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.5997612476349">
                <text:p>41.5997612476349</text:p>
              </table:table-cell>
              <table:table-cell office:value-type="float" office:value="10411.2250930836">
                <text:p>10411.22509308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.6492879390717">
                <text:p>41.6492879390717</text:p>
              </table:table-cell>
              <table:table-cell office:value-type="float" office:value="10660.9180763491">
                <text:p>10660.91807634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.6996748447418">
                <text:p>41.6996748447418</text:p>
              </table:table-cell>
              <table:table-cell office:value-type="float" office:value="10320.1415741608">
                <text:p>10320.14157416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.7491147518158">
                <text:p>41.7491147518158</text:p>
              </table:table-cell>
              <table:table-cell office:value-type="float" office:value="10517.8191217461">
                <text:p>10517.819121746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.7997329235077">
                <text:p>41.7997329235077</text:p>
              </table:table-cell>
              <table:table-cell office:value-type="float" office:value="10114.9445522543">
                <text:p>10114.94455225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.8490960597992">
                <text:p>41.8490960597992</text:p>
              </table:table-cell>
              <table:table-cell office:value-type="float" office:value="10372.1124398679">
                <text:p>10372.11243986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.8995807170868">
                <text:p>41.8995807170868</text:p>
              </table:table-cell>
              <table:table-cell office:value-type="float" office:value="9983.2310860079">
                <text:p>9983.23108600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.9490089416504">
                <text:p>41.9490089416504</text:p>
              </table:table-cell>
              <table:table-cell office:value-type="float" office:value="10196.6033465659">
                <text:p>10196.60334656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.9994535446167">
                <text:p>41.9994535446167</text:p>
              </table:table-cell>
              <table:table-cell office:value-type="float" office:value="9832.56822005861">
                <text:p>9832.568220058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.0488801002503">
                <text:p>42.0488801002503</text:p>
              </table:table-cell>
              <table:table-cell office:value-type="float" office:value="10035.0913318219">
                <text:p>10035.09133182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.0993626117706">
                <text:p>42.0993626117706</text:p>
              </table:table-cell>
              <table:table-cell office:value-type="float" office:value="9666.71398278069">
                <text:p>9666.7139827806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.1496965885162">
                <text:p>42.1496965885162</text:p>
              </table:table-cell>
              <table:table-cell office:value-type="float" office:value="9536.3019382709">
                <text:p>9536.30193827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.1990950107575">
                <text:p>42.1990950107575</text:p>
              </table:table-cell>
              <table:table-cell office:value-type="float" office:value="9716.90953318661">
                <text:p>9716.909533186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.2497797012329">
                <text:p>42.2497797012329</text:p>
              </table:table-cell>
              <table:table-cell office:value-type="float" office:value="9312.47671776731">
                <text:p>9312.476717767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.2991132736206">
                <text:p>42.2991132736206</text:p>
              </table:table-cell>
              <table:table-cell office:value-type="float" office:value="9567.52120626329">
                <text:p>9567.521206263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.3497672080994">
                <text:p>42.3497672080994</text:p>
              </table:table-cell>
              <table:table-cell office:value-type="float" office:value="9160.19663180487">
                <text:p>9160.1966318048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.3991961479187">
                <text:p>42.3991961479187</text:p>
              </table:table-cell>
              <table:table-cell office:value-type="float" office:value="9387.21327416554">
                <text:p>9387.213274165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.4497060775757">
                <text:p>42.4497060775757</text:p>
              </table:table-cell>
              <table:table-cell office:value-type="float" office:value="9027.92783709536">
                <text:p>9027.927837095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.4990959167481">
                <text:p>42.4990959167481</text:p>
              </table:table-cell>
              <table:table-cell office:value-type="float" office:value="9232.66825001448">
                <text:p>9232.668250014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.5498249530792">
                <text:p>42.5498249530792</text:p>
              </table:table-cell>
              <table:table-cell office:value-type="float" office:value="8831.23418854836">
                <text:p>8831.234188548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.599428653717">
                <text:p>42.599428653717</text:p>
              </table:table-cell>
              <table:table-cell office:value-type="float" office:value="9031.58422132822">
                <text:p>9031.584221328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.6486990451813">
                <text:p>42.6486990451813</text:p>
              </table:table-cell>
              <table:table-cell office:value-type="float" office:value="8930.31264668167">
                <text:p>8930.312646681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.6990313529968">
                <text:p>42.6990313529968</text:p>
              </table:table-cell>
              <table:table-cell office:value-type="float" office:value="8741.89996636808">
                <text:p>8741.899966368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.7493987083435">
                <text:p>42.7493987083435</text:p>
              </table:table-cell>
              <table:table-cell office:value-type="float" office:value="8576.98398152005">
                <text:p>8576.983981520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.798921585083">
                <text:p>42.798921585083</text:p>
              </table:table-cell>
              <table:table-cell office:value-type="float" office:value="8723.24122591641">
                <text:p>8723.241225916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.8492934703827">
                <text:p>42.8492934703827</text:p>
              </table:table-cell>
              <table:table-cell office:value-type="float" office:value="8576.21265175719">
                <text:p>8576.2126517571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.8997316360474">
                <text:p>42.8997316360474</text:p>
              </table:table-cell>
              <table:table-cell office:value-type="float" office:value="8406.33267313628">
                <text:p>8406.332673136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.949168920517">
                <text:p>42.949168920517</text:p>
              </table:table-cell>
              <table:table-cell office:value-type="float" office:value="8576.52285211353">
                <text:p>8576.522852113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.9995596408844">
                <text:p>42.9995596408844</text:p>
              </table:table-cell>
              <table:table-cell office:value-type="float" office:value="8255.48825193751">
                <text:p>8255.488251937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0490446090698">
                <text:p>43.0490446090698</text:p>
              </table:table-cell>
              <table:table-cell office:value-type="float" office:value="8406.59325961793">
                <text:p>8406.593259617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0995836257935">
                <text:p>43.0995836257935</text:p>
              </table:table-cell>
              <table:table-cell office:value-type="float" office:value="8072.97067592558">
                <text:p>8072.970675925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1493279933929">
                <text:p>43.1493279933929</text:p>
              </table:table-cell>
              <table:table-cell office:value-type="float" office:value="8201.93359949771">
                <text:p>8201.9335994977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1997048854828">
                <text:p>43.1997048854828</text:p>
              </table:table-cell>
              <table:table-cell office:value-type="float" office:value="8098.95138573376">
                <text:p>8098.951385733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2492141723633">
                <text:p>43.2492141723633</text:p>
              </table:table-cell>
              <table:table-cell office:value-type="float" office:value="8079.29229450488">
                <text:p>8079.292294504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2996480464935">
                <text:p>43.2996480464935</text:p>
              </table:table-cell>
              <table:table-cell office:value-type="float" office:value="7931.1773465384">
                <text:p>7931.17734653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.3491520881653">
                <text:p>43.3491520881653</text:p>
              </table:table-cell>
              <table:table-cell office:value-type="float" office:value="8080.14833722638">
                <text:p>8080.148337226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.3995113372803">
                <text:p>43.3995113372803</text:p>
              </table:table-cell>
              <table:table-cell office:value-type="float" office:value="7784.07158345248">
                <text:p>7784.071583452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.449004650116">
                <text:p>43.449004650116</text:p>
              </table:table-cell>
              <table:table-cell office:value-type="float" office:value="7920.26190086228">
                <text:p>7920.261900862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.4993751049042">
                <text:p>43.4993751049042</text:p>
              </table:table-cell>
              <table:table-cell office:value-type="float" office:value="7782.33989842334">
                <text:p>7782.339898423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.5488860607147">
                <text:p>43.5488860607147</text:p>
              </table:table-cell>
              <table:table-cell office:value-type="float" office:value="7917.43955620618">
                <text:p>7917.439556206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.5997507572174">
                <text:p>43.5997507572174</text:p>
              </table:table-cell>
              <table:table-cell office:value-type="float" office:value="7549.44050397953">
                <text:p>7549.440503979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.6492364406586">
                <text:p>43.6492364406586</text:p>
              </table:table-cell>
              <table:table-cell office:value-type="float" office:value="7759.82007920678">
                <text:p>7759.820079206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.6986556053162">
                <text:p>43.6986556053162</text:p>
              </table:table-cell>
              <table:table-cell office:value-type="float" office:value="7770.26488935203">
                <text:p>7770.264889352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.7490334510803">
                <text:p>43.7490334510803</text:p>
              </table:table-cell>
              <table:table-cell office:value-type="float" office:value="7622.39818267866">
                <text:p>7622.398182678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.7995274066925">
                <text:p>43.7995274066925</text:p>
              </table:table-cell>
              <table:table-cell office:value-type="float" office:value="7446.4358246729">
                <text:p>7446.43582467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.8489141464233">
                <text:p>43.8489141464233</text:p>
              </table:table-cell>
              <table:table-cell office:value-type="float" office:value="7613.3796652554">
                <text:p>7613.37966525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.8994641304016">
                <text:p>43.8994641304016</text:p>
              </table:table-cell>
              <table:table-cell office:value-type="float" office:value="7438.18237730047">
                <text:p>7438.182377300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.9489488601685">
                <text:p>43.9489488601685</text:p>
              </table:table-cell>
              <table:table-cell office:value-type="float" office:value="7598.30359328175">
                <text:p>7598.303593281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.9992468357086">
                <text:p>43.9992468357086</text:p>
              </table:table-cell>
              <table:table-cell office:value-type="float" office:value="7475.44997511436">
                <text:p>7475.449975114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.0487830638886">
                <text:p>44.0487830638886</text:p>
              </table:table-cell>
              <table:table-cell office:value-type="float" office:value="7590.40431246089">
                <text:p>7590.404312460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.0990738868713">
                <text:p>44.0990738868713</text:p>
              </table:table-cell>
              <table:table-cell office:value-type="float" office:value="7476.51316282267">
                <text:p>7476.513162822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.1495835781097">
                <text:p>44.1495835781097</text:p>
              </table:table-cell>
              <table:table-cell office:value-type="float" office:value="7444.11598608469">
                <text:p>7444.115986084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.1989448070526">
                <text:p>44.1989448070526</text:p>
              </table:table-cell>
              <table:table-cell office:value-type="float" office:value="7617.31439942812">
                <text:p>7617.3143994281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.2494087219238">
                <text:p>44.2494087219238</text:p>
              </table:table-cell>
              <table:table-cell office:value-type="float" office:value="7450.86862482933">
                <text:p>7450.868624829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.2987468242645">
                <text:p>44.2987468242645</text:p>
              </table:table-cell>
              <table:table-cell office:value-type="float" office:value="7620.8849177777">
                <text:p>7620.88491777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.3493268489838">
                <text:p>44.3493268489838</text:p>
              </table:table-cell>
              <table:table-cell office:value-type="float" office:value="7433.76465486359">
                <text:p>7433.764654863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.3996939659119">
                <text:p>44.3996939659119</text:p>
              </table:table-cell>
              <table:table-cell office:value-type="float" office:value="7465.18806182102">
                <text:p>7465.188061821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.4491045475006">
                <text:p>44.4491045475006</text:p>
              </table:table-cell>
              <table:table-cell office:value-type="float" office:value="7609.70601660852">
                <text:p>7609.706016608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.4996585845947">
                <text:p>44.4996585845947</text:p>
              </table:table-cell>
              <table:table-cell office:value-type="float" office:value="7437.58602898523">
                <text:p>7437.586028985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.5489974021912">
                <text:p>44.5489974021912</text:p>
              </table:table-cell>
              <table:table-cell office:value-type="float" office:value="7620.77443921485">
                <text:p>7620.774439214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.5996253490448">
                <text:p>44.5996253490448</text:p>
              </table:table-cell>
              <table:table-cell office:value-type="float" office:value="7426.72818803008">
                <text:p>7426.728188030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.6489987373352">
                <text:p>44.6489987373352</text:p>
              </table:table-cell>
              <table:table-cell office:value-type="float" office:value="7615.43845823253">
                <text:p>7615.438458232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.6995084285736">
                <text:p>44.6995084285736</text:p>
              </table:table-cell>
              <table:table-cell office:value-type="float" office:value="7444.11598608469">
                <text:p>7444.115986084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.7490122318268">
                <text:p>44.7490122318268</text:p>
              </table:table-cell>
              <table:table-cell office:value-type="float" office:value="7595.37601741526">
                <text:p>7595.376017415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.7995488643646">
                <text:p>44.7995488643646</text:p>
              </table:table-cell>
              <table:table-cell office:value-type="float" office:value="7440.14749535303">
                <text:p>7440.147495353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.8489944934845">
                <text:p>44.8489944934845</text:p>
              </table:table-cell>
              <table:table-cell office:value-type="float" office:value="7766.10606104441">
                <text:p>7766.106061044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.8992993831635">
                <text:p>44.8992993831635</text:p>
              </table:table-cell>
              <table:table-cell office:value-type="float" office:value="7633.45278064779">
                <text:p>7633.4527806477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.9487149715424">
                <text:p>44.9487149715424</text:p>
              </table:table-cell>
              <table:table-cell office:value-type="float" office:value="7770.82723483094">
                <text:p>7770.827234830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4.9990603923798">
                <text:p>44.9990603923798</text:p>
              </table:table-cell>
              <table:table-cell office:value-type="float" office:value="7627.3073819401">
                <text:p>7627.30738194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.0496470928192">
                <text:p>45.0496470928192</text:p>
              </table:table-cell>
              <table:table-cell office:value-type="float" office:value="7749.07231732147">
                <text:p>7749.072317321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.099071264267">
                <text:p>45.099071264267</text:p>
              </table:table-cell>
              <table:table-cell office:value-type="float" office:value="7931.3418620357">
                <text:p>7931.34186203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.1496822834015">
                <text:p>45.1496822834015</text:p>
              </table:table-cell>
              <table:table-cell office:value-type="float" office:value="7745.34887270466">
                <text:p>7745.348872704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.1992039680481">
                <text:p>45.1992039680481</text:p>
              </table:table-cell>
              <table:table-cell office:value-type="float" office:value="7915.72424882889">
                <text:p>7915.724248828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.2496871948242">
                <text:p>45.2496871948242</text:p>
              </table:table-cell>
              <table:table-cell office:value-type="float" office:value="7923.42378932852">
                <text:p>7923.423789328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.2990469932556">
                <text:p>45.2990469932556</text:p>
              </table:table-cell>
              <table:table-cell office:value-type="float" office:value="8103.76080761242">
                <text:p>8103.760807612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.3496708869934">
                <text:p>45.3496708869934</text:p>
              </table:table-cell>
              <table:table-cell office:value-type="float" office:value="7901.40723018669">
                <text:p>7901.407230186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.399338722229">
                <text:p>45.399338722229</text:p>
              </table:table-cell>
              <table:table-cell office:value-type="float" office:value="8214.57182630735">
                <text:p>8214.571826307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.4496972560883">
                <text:p>45.4496972560883</text:p>
              </table:table-cell>
              <table:table-cell office:value-type="float" office:value="8101.90386281537">
                <text:p>8101.903862815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.4991784095764">
                <text:p>45.4991784095764</text:p>
              </table:table-cell>
              <table:table-cell office:value-type="float" office:value="8245.56363864141">
                <text:p>8245.563638641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.5495617389679">
                <text:p>45.5495617389679</text:p>
              </table:table-cell>
              <table:table-cell office:value-type="float" office:value="8256.6992897129">
                <text:p>8256.69928971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.5991480350494">
                <text:p>45.5991480350494</text:p>
              </table:table-cell>
              <table:table-cell office:value-type="float" office:value="8389.41467448793">
                <text:p>8389.4146744879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.6495471000671">
                <text:p>45.6495471000671</text:p>
              </table:table-cell>
              <table:table-cell office:value-type="float" office:value="8412.85448154824">
                <text:p>8412.854481548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.6990644931793">
                <text:p>45.6990644931793</text:p>
              </table:table-cell>
              <table:table-cell office:value-type="float" office:value="8562.64785667169">
                <text:p>8562.647856671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.749410867691">
                <text:p>45.749410867691</text:p>
              </table:table-cell>
              <table:table-cell office:value-type="float" office:value="8580.558266404">
                <text:p>8580.5582664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.7987234592438">
                <text:p>45.7987234592438</text:p>
              </table:table-cell>
              <table:table-cell office:value-type="float" office:value="8760.4400092829">
                <text:p>8760.44000928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.8493547439575">
                <text:p>45.8493547439575</text:p>
              </table:table-cell>
              <table:table-cell office:value-type="float" office:value="8532.27411554744">
                <text:p>8532.274115547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.8996667861939">
                <text:p>45.8996667861939</text:p>
              </table:table-cell>
              <table:table-cell office:value-type="float" office:value="8745.42118432027">
                <text:p>8745.421184320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.9492440223694">
                <text:p>45.9492440223694</text:p>
              </table:table-cell>
              <table:table-cell office:value-type="float" office:value="8875.04092487328">
                <text:p>8875.040924873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.9995958805084">
                <text:p>45.9995958805084</text:p>
              </table:table-cell>
              <table:table-cell office:value-type="float" office:value="8897.38763488974">
                <text:p>8897.387634889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.049201965332">
                <text:p>46.049201965332</text:p>
              </table:table-cell>
              <table:table-cell office:value-type="float" office:value="9031.15014202429">
                <text:p>9031.150142024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.0996563434601">
                <text:p>46.0996563434601</text:p>
              </table:table-cell>
              <table:table-cell office:value-type="float" office:value="9037.86781085053">
                <text:p>9037.867810850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.1491343975067">
                <text:p>46.1491343975067</text:p>
              </table:table-cell>
              <table:table-cell office:value-type="float" office:value="9216.20724150227">
                <text:p>9216.207241502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.1995377540588">
                <text:p>46.1995377540588</text:p>
              </table:table-cell>
              <table:table-cell office:value-type="float" office:value="9205.73612037444">
                <text:p>9205.736120374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.2490108013153">
                <text:p>46.2490108013153</text:p>
              </table:table-cell>
              <table:table-cell office:value-type="float" office:value="9378.84415315294">
                <text:p>9378.844153152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.2995054721832">
                <text:p>46.2995054721832</text:p>
              </table:table-cell>
              <table:table-cell office:value-type="float" office:value="9347.52107276075">
                <text:p>9347.5210727607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.3488018512726">
                <text:p>46.3488018512726</text:p>
              </table:table-cell>
              <table:table-cell office:value-type="float" office:value="9574.739741928">
                <text:p>9574.7397419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.3992831707001">
                <text:p>46.3992831707001</text:p>
              </table:table-cell>
              <table:table-cell office:value-type="float" office:value="9508.46779449687">
                <text:p>9508.4677944968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.4496901035309">
                <text:p>46.4496901035309</text:p>
              </table:table-cell>
              <table:table-cell office:value-type="float" office:value="9522.49964525924">
                <text:p>9522.499645259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.4994256496429">
                <text:p>46.4994256496429</text:p>
              </table:table-cell>
              <table:table-cell office:value-type="float" office:value="9811.8958802719">
                <text:p>9811.89588027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.549017906189">
                <text:p>46.549017906189</text:p>
              </table:table-cell>
              <table:table-cell office:value-type="float" office:value="9840.24591716545">
                <text:p>9840.245917165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.5998876094818">
                <text:p>46.5998876094818</text:p>
              </table:table-cell>
              <table:table-cell office:value-type="float" office:value="9750.40088487695">
                <text:p>9750.400884876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.6494483947754">
                <text:p>46.6494483947754</text:p>
              </table:table-cell>
              <table:table-cell office:value-type="float" office:value="10169.330389228">
                <text:p>10169.3303892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.6987230777741">
                <text:p>46.6987230777741</text:p>
              </table:table-cell>
              <table:table-cell office:value-type="float" office:value="10228.3763045971">
                <text:p>10228.37630459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.7492635250092">
                <text:p>46.7492635250092</text:p>
              </table:table-cell>
              <table:table-cell office:value-type="float" office:value="10130.4999858479">
                <text:p>10130.499985847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.7996759414673">
                <text:p>46.7996759414673</text:p>
              </table:table-cell>
              <table:table-cell office:value-type="float" office:value="10156.2280876824">
                <text:p>10156.22808768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.8491425514221">
                <text:p>46.8491425514221</text:p>
              </table:table-cell>
              <table:table-cell office:value-type="float" office:value="10512.1414318627">
                <text:p>10512.14143186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.8994588851929">
                <text:p>46.8994588851929</text:p>
              </table:table-cell>
              <table:table-cell office:value-type="float" office:value="10334.6162375262">
                <text:p>10334.61623752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.9489541053772">
                <text:p>46.9489541053772</text:p>
              </table:table-cell>
              <table:table-cell office:value-type="float" office:value="10667.6967600844">
                <text:p>10667.69676008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.9993507862091">
                <text:p>46.9993507862091</text:p>
              </table:table-cell>
              <table:table-cell office:value-type="float" office:value="10476.8804469697">
                <text:p>10476.88044696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.0488617420197">
                <text:p>47.0488617420197</text:p>
              </table:table-cell>
              <table:table-cell office:value-type="float" office:value="10825.8867401187">
                <text:p>10825.886740118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.0992641448975">
                <text:p>47.0992641448975</text:p>
              </table:table-cell>
              <table:table-cell office:value-type="float" office:value="10634.4136270535">
                <text:p>10634.41362705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.1495735645294">
                <text:p>47.1495735645294</text:p>
              </table:table-cell>
              <table:table-cell office:value-type="float" office:value="10813.0843881657">
                <text:p>10813.084388165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.1991097927094">
                <text:p>47.1991097927094</text:p>
              </table:table-cell>
              <table:table-cell office:value-type="float" office:value="10981.8615584541">
                <text:p>10981.86155845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.2494390010834">
                <text:p>47.2494390010834</text:p>
              </table:table-cell>
              <table:table-cell office:value-type="float" office:value="10967.7862583848">
                <text:p>10967.786258384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.2990503311157">
                <text:p>47.2990503311157</text:p>
              </table:table-cell>
              <table:table-cell office:value-type="float" office:value="11126.4906552611">
                <text:p>11126.49065526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.3495771884918">
                <text:p>47.3495771884918</text:p>
              </table:table-cell>
              <table:table-cell office:value-type="float" office:value="10924.8828972514">
                <text:p>10924.88289725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.3988878726959">
                <text:p>47.3988878726959</text:p>
              </table:table-cell>
              <table:table-cell office:value-type="float" office:value="11356.5651955286">
                <text:p>11356.56519552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.4492907524109">
                <text:p>47.4492907524109</text:p>
              </table:table-cell>
              <table:table-cell office:value-type="float" office:value="11110.4762895863">
                <text:p>11110.47628958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.4997954368591">
                <text:p>47.4997954368591</text:p>
              </table:table-cell>
              <table:table-cell office:value-type="float" office:value="11246.4815136523">
                <text:p>11246.48151365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.5492870807648">
                <text:p>47.5492870807648</text:p>
              </table:table-cell>
              <table:table-cell office:value-type="float" office:value="11476.6848537693">
                <text:p>11476.68485376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.599004983902">
                <text:p>47.599004983902</text:p>
              </table:table-cell>
              <table:table-cell office:value-type="float" office:value="11585.3638961886">
                <text:p>11585.36389618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.6495728492737">
                <text:p>47.6495728492737</text:p>
              </table:table-cell>
              <table:table-cell office:value-type="float" office:value="11390.6330782614">
                <text:p>11390.63307826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.6989789009094">
                <text:p>47.6989789009094</text:p>
              </table:table-cell>
              <table:table-cell office:value-type="float" office:value="11658.4908311779">
                <text:p>11658.490831177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.7495355606079">
                <text:p>47.7495355606079</text:p>
              </table:table-cell>
              <table:table-cell office:value-type="float" office:value="11551.3960669653">
                <text:p>11551.39606696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.7989523410797">
                <text:p>47.7989523410797</text:p>
              </table:table-cell>
              <table:table-cell office:value-type="float" office:value="11817.847994635">
                <text:p>11817.8479946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.8494856357574">
                <text:p>47.8494856357574</text:p>
              </table:table-cell>
              <table:table-cell office:value-type="float" office:value="11556.7370725447">
                <text:p>11556.737072544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.8987009525299">
                <text:p>47.8987009525299</text:p>
              </table:table-cell>
              <table:table-cell office:value-type="float" office:value="12028.7755687323">
                <text:p>12028.77556873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.9493160247803">
                <text:p>47.9493160247803</text:p>
              </table:table-cell>
              <table:table-cell office:value-type="float" office:value="11696.1208130196">
                <text:p>11696.12081301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7.999755859375">
                <text:p>47.999755859375</text:p>
              </table:table-cell>
              <table:table-cell office:value-type="float" office:value="11736.7553790887">
                <text:p>11736.75537908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.0490617752075">
                <text:p>48.0490617752075</text:p>
              </table:table-cell>
              <table:table-cell office:value-type="float" office:value="12006.6728303128">
                <text:p>12006.672830312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.099677324295">
                <text:p>48.099677324295</text:p>
              </table:table-cell>
              <table:table-cell office:value-type="float" office:value="11854.0648242792">
                <text:p>11854.06482427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.1490125656128">
                <text:p>48.1490125656128</text:p>
              </table:table-cell>
              <table:table-cell office:value-type="float" office:value="12161.6918043561">
                <text:p>12161.69180435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.1995823383331">
                <text:p>48.1995823383331</text:p>
              </table:table-cell>
              <table:table-cell office:value-type="float" office:value="11864.7952664954">
                <text:p>11864.79526649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.2490973472595">
                <text:p>48.2490973472595</text:p>
              </table:table-cell>
              <table:table-cell office:value-type="float" office:value="12117.5379548442">
                <text:p>12117.537954844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.2996232509613">
                <text:p>48.2996232509613</text:p>
              </table:table-cell>
              <table:table-cell office:value-type="float" office:value="12033.4314768239">
                <text:p>12033.43147682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.3489952087402">
                <text:p>48.3489952087402</text:p>
              </table:table-cell>
              <table:table-cell office:value-type="float" office:value="12314.6828149372">
                <text:p>12314.68281493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.3994660377502">
                <text:p>48.3994660377502</text:p>
              </table:table-cell>
              <table:table-cell office:value-type="float" office:value="12046.5625773537">
                <text:p>12046.56257735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.4488794803619">
                <text:p>48.4488794803619</text:p>
              </table:table-cell>
              <table:table-cell office:value-type="float" office:value="12304.3440785506">
                <text:p>12304.34407855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.4992024898529">
                <text:p>48.4992024898529</text:p>
              </table:table-cell>
              <table:table-cell office:value-type="float" office:value="12081.9483204624">
                <text:p>12081.94832046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.5488677024841">
                <text:p>48.5488677024841</text:p>
              </table:table-cell>
              <table:table-cell office:value-type="float" office:value="12241.969132691">
                <text:p>12241.9691326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.5996015071869">
                <text:p>48.5996015071869</text:p>
              </table:table-cell>
              <table:table-cell office:value-type="float" office:value="11984.1199287571">
                <text:p>11984.119928757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.6493668556213">
                <text:p>48.6493668556213</text:p>
              </table:table-cell>
              <table:table-cell office:value-type="float" office:value="12217.3363419904">
                <text:p>12217.33634199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.6997306346893">
                <text:p>48.6997306346893</text:p>
              </table:table-cell>
              <table:table-cell office:value-type="float" office:value="12072.1679598184">
                <text:p>12072.16795981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.7492444515228">
                <text:p>48.7492444515228</text:p>
              </table:table-cell>
              <table:table-cell office:value-type="float" office:value="12279.4007588744">
                <text:p>12279.40075887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.7996234893799">
                <text:p>48.7996234893799</text:p>
              </table:table-cell>
              <table:table-cell office:value-type="float" office:value="12068.5115449232">
                <text:p>12068.51154492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.8490831851959">
                <text:p>48.8490831851959</text:p>
              </table:table-cell>
              <table:table-cell office:value-type="float" office:value="12292.8374299225">
                <text:p>12292.83742992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.8994569778442">
                <text:p>48.8994569778442</text:p>
              </table:table-cell>
              <table:table-cell office:value-type="float" office:value="12069.7681876914">
                <text:p>12069.76818769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.9486906528473">
                <text:p>48.9486906528473</text:p>
              </table:table-cell>
              <table:table-cell office:value-type="float" office:value="12349.2711028034">
                <text:p>12349.27110280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.9991760253906">
                <text:p>48.9991760253906</text:p>
              </table:table-cell>
              <table:table-cell office:value-type="float" office:value="12043.0922734721">
                <text:p>12043.09227347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.0495800971985">
                <text:p>49.0495800971985</text:p>
              </table:table-cell>
              <table:table-cell office:value-type="float" office:value="12062.5175346483">
                <text:p>12062.51753464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.0992662906647">
                <text:p>49.0992662906647</text:p>
              </table:table-cell>
              <table:table-cell office:value-type="float" office:value="12236.7997543174">
                <text:p>12236.799754317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.1496250629425">
                <text:p>49.1496250629425</text:p>
              </table:table-cell>
              <table:table-cell office:value-type="float" office:value="12073.3682037686">
                <text:p>12073.36820376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.1991624832153">
                <text:p>49.1991624832153</text:p>
              </table:table-cell>
              <table:table-cell office:value-type="float" office:value="12273.5499073517">
                <text:p>12273.54990735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.249502658844">
                <text:p>49.249502658844</text:p>
              </table:table-cell>
              <table:table-cell office:value-type="float" office:value="12077.8283430109">
                <text:p>12077.828343010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.2989180088043">
                <text:p>49.2989180088043</text:p>
              </table:table-cell>
              <table:table-cell office:value-type="float" office:value="12303.8691517541">
                <text:p>12303.869151754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.3493182659149">
                <text:p>49.3493182659149</text:p>
              </table:table-cell>
              <table:table-cell office:value-type="float" office:value="11904.7011741109">
                <text:p>11904.701174110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.3995943069458">
                <text:p>49.3995943069458</text:p>
              </table:table-cell>
              <table:table-cell office:value-type="float" office:value="11934.1138979386">
                <text:p>11934.11389793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.4492268562317">
                <text:p>49.4492268562317</text:p>
              </table:table-cell>
              <table:table-cell office:value-type="float" office:value="12088.841065647">
                <text:p>12088.84106564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.4994974136353">
                <text:p>49.4994974136353</text:p>
              </table:table-cell>
              <table:table-cell office:value-type="float" office:value="11935.4156983638">
                <text:p>11935.41569836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.5491609573364">
                <text:p>49.5491609573364</text:p>
              </table:table-cell>
              <table:table-cell office:value-type="float" office:value="11920.2126123358">
                <text:p>11920.212612335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.599769115448">
                <text:p>49.599769115448</text:p>
              </table:table-cell>
              <table:table-cell office:value-type="float" office:value="11697.7187491167">
                <text:p>11697.71874911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.6492156982422">
                <text:p>49.6492156982422</text:p>
              </table:table-cell>
              <table:table-cell office:value-type="float" office:value="11972.5159262081">
                <text:p>11972.51592620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.6996536254883">
                <text:p>49.6996536254883</text:p>
              </table:table-cell>
              <table:table-cell office:value-type="float" office:value="11737.1992134322">
                <text:p>11737.199213432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.7492063045502">
                <text:p>49.7492063045502</text:p>
              </table:table-cell>
              <table:table-cell office:value-type="float" office:value="11785.4374588022">
                <text:p>11785.43745880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.7995924949646">
                <text:p>49.7995924949646</text:p>
              </table:table-cell>
              <table:table-cell office:value-type="float" office:value="11590.4773747841">
                <text:p>11590.47737478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.848970413208">
                <text:p>49.848970413208</text:p>
              </table:table-cell>
              <table:table-cell office:value-type="float" office:value="11827.1490734213">
                <text:p>11827.14907342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.8995945453644">
                <text:p>49.8995945453644</text:p>
              </table:table-cell>
              <table:table-cell office:value-type="float" office:value="11377.972825703">
                <text:p>11377.9728257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.9490013122559">
                <text:p>49.9490013122559</text:p>
              </table:table-cell>
              <table:table-cell office:value-type="float" office:value="11658.3220526283">
                <text:p>11658.322052628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.9994444847107">
                <text:p>49.9994444847107</text:p>
              </table:table-cell>
              <table:table-cell office:value-type="float" office:value="11418.7901348937">
                <text:p>11418.7901348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